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Yu Gothic UI Semibold1" svg:font-family="'Yu Gothic UI Semibold'" style:font-family-generic="modern" style:font-pitch="variable"/>
    <style:font-face style:name="Yu Gothic UI Semibold" svg:font-family="'Yu Gothic UI Semibold'" style:font-adornments="Regular" style:font-family-generic="modern" style:font-pitch="variable"/>
    <style:font-face style:name="游ゴシック Medium" svg:font-family="'游ゴシック Medium'" style:font-adornments="Regular" style:font-family-generic="moder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5.41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4.22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526cm"/>
    </style:style>
    <style:style style:name="co8" style:family="table-column">
      <style:table-column-properties fo:break-before="auto" style:column-width="4.688cm"/>
    </style:style>
    <style:style style:name="ro1" style:family="table-row">
      <style:table-row-properties style:row-height="4.26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Yu Gothic UI Semibold" fo:font-size="11pt" style:font-name-asian="Yu Gothic UI Semibold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Yu Gothic UI Semibold" fo:font-size="11pt" style:font-name-asian="Yu Gothic UI Semibold" style:font-size-asian="11pt" style:font-size-complex="11pt"/>
    </style:style>
    <style:style style:name="ce3" style:family="table-cell" style:parent-style-name="Default">
      <style:table-cell-properties fo:wrap-option="wrap"/>
      <style:text-properties style:font-name="Yu Gothic UI Semibold" fo:font-size="11pt" style:font-name-asian="Yu Gothic UI Semibold" style:font-size-asian="11pt" style:font-size-complex="11pt"/>
    </style:style>
    <style:style style:name="ce4" style:family="table-cell" style:parent-style-name="Default">
      <style:table-cell-properties fo:wrap-option="wrap"/>
      <style:text-properties style:font-name="Arial" fo:font-size="11pt" style:font-name-asian="Yu Gothic UI Semibold1" style:font-size-asian="11pt" style:font-size-complex="11pt"/>
    </style:style>
    <style:style style:name="ce5" style:family="table-cell" style:parent-style-name="Default">
      <style:text-properties style:font-name="Yu Gothic UI Semibold" fo:font-size="11pt" fo:language="en" fo:country="US" style:font-name-asian="Yu Gothic UI Semibold" style:font-size-asian="11pt" style:language-asian="ja" style:country-asian="JP" style:font-name-complex="Arial1" style:font-size-complex="11pt" style:language-complex="hi" style:country-complex="IN"/>
    </style:style>
    <style:style style:name="ce6" style:family="table-cell" style:parent-style-name="Default">
      <style:text-properties style:font-name="Yu Gothic UI Semibold1" fo:font-size="11pt" style:font-name-asian="游ゴシック Medium" style:font-size-asian="11pt" style:font-size-complex="11pt"/>
    </style:style>
    <style:style style:name="ce7" style:family="table-cell" style:parent-style-name="Default">
      <style:text-properties style:font-name="Yu Gothic UI Semibold" fo:font-size="11pt" style:font-name-asian="Yu Gothic UI Semibold" style:font-size-asian="11pt" style:font-name-complex="Arial1" style:font-size-complex="11pt"/>
    </style:style>
    <style:style style:name="T1" style:family="text">
      <style:text-properties style:font-name="Arial" style:font-name-asian="Yu Gothic UI Semibold1" style:font-name-complex="Arial1"/>
    </style:style>
  </office:automatic-styles>
  <office:body>
    <office:spreadsheet>
      <table:table table:name="00_全Pose生成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3"/>
        <table:table-column table:style-name="co6" table:number-columns-repeated="1003" table:default-cell-style-name="ce1"/>
        <table:table-row table:style-name="ro1">
          <table:table-cell office:value-type="string">
            <text:p>フレーム数</text:p>
          </table:table-cell>
          <table:table-cell office:value-type="string">
            <text:p>ファイル名</text:p>
          </table:table-cell>
          <table:table-cell table:style-name="ce3" office:value-type="string">
            <text:p>ゼロポーズ適用</text:p>
            <text:p/>
            <text:p>本来は2行目の様に数値の0を入れるが、ここでは左右中の区別を入れている</text:p>
          </table:table-cell>
          <table:table-cell table:style-name="ce4" office:value-type="string">
            <text:p><text:span text:style-name="T1">ポーズを適用させる</text:span><text:span text:style-name="T1">Figure</text:span><text:span text:style-name="T1">ラベル名</text:span></text:p>
            <text:p><text:span text:style-name="T1"/></text:p>
            <text:p><text:span text:style-name="T1">ここでは体の大まかな部位を、私的な分け方で入れている</text:span></text:p>
          </table:table-cell>
          <table:table-cell table:style-name="ce3" office:value-type="string">
            <text:p>ノード名</text:p>
          </table:table-cell>
          <table:table-cell office:value-type="string">
            <text:p>XRotate</text:p>
          </table:table-cell>
          <table:table-cell office:value-type="string">
            <text:p>YRotate</text:p>
          </table:table-cell>
          <table:table-cell office:value-type="string">
            <text:p>ZRotate</text:p>
          </table:table-cell>
          <table:table-cell office:value-type="string">
            <text:p>XTranslate</text:p>
          </table:table-cell>
          <table:table-cell office:value-type="string">
            <text:p>YTranslate</text:p>
          </table:table-cell>
          <table:table-cell office:value-type="string">
            <text:p>ZTranslate</text:p>
          </table:table-cell>
          <table:table-cell table:style-name="ce3" office:value-type="string">
            <text:p>最大・最小値</text:p>
          </table:table-cell>
          <table:table-cell office:value-type="string">
            <text:p>ラベル名</text:p>
          </table:table-cell>
          <table:table-cell office:value-type="string">
            <text:p>実名</text:p>
            <text:p>F～Kの数式をopenofficeでは置換で正規表現にチェックを入れて</text:p>
            <text:p>検索</text:p>
            <text:p>(=IF\([:alpha:])[:digit:]+(=.+)</text:p>
            <text:p>置換</text:p>
            <text:p>$11$2</text:p>
            <text:p>と入力して置換した</text:p>
          </table:table-cell>
          <table:table-cell office:value-type="string">
            <text:p>JCM名</text:p>
          </table:table-cell>
          <table:table-cell office:value-type="string">
            <text:p>備考</text:p>
          </table:table-cell>
          <table:table-cell table:number-columns-repeated="1002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NCATENATE(&quot;All/&quot;;TEXT([.A2];&quot;000&quot;) ;&quot;_&quot;;[.E2];&quot;_&quot;;IF([.M2]=&quot;Side-Side&quot;;&quot;Side&quot;;SUBSTITUTE([.M2];&quot;-&quot;;&quot;&quot;));IF([.L2]&lt;0;&quot;_N&quot;;&quot;_&quot;);ABS([.L2]);IF([.O2]=&quot;&quot;;&quot;&quot;;&quot;_JCM&quot;))" office:value-type="string" office:string-value="All/001_Pelvis_Bend_25_JCM">
            <text:p>All/001_Pelvis_Bend_25_JCM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胴</text:p>
          </table:table-cell>
          <table:table-cell office:value-type="string">
            <text:p>Pelvis</text:p>
          </table:table-cell>
          <table:table-cell table:formula="of:=IF([.F1]=[.N2];[.L2];&quot;&quot;)" office:value-type="float" office:value="25">
            <text:p>25</text:p>
          </table:table-cell>
          <table:table-cell table:formula="of:=IF([.G1]=[.N2];[.L2];&quot;&quot;)">
            <text:p/>
          </table:table-cell>
          <table:table-cell table:formula="of:=IF([.H1]=[.N2];[.L2];&quot;&quot;)">
            <text:p/>
          </table:table-cell>
          <table:table-cell table:formula="of:=IF([.I1]=[.N2];[.L2];&quot;&quot;)">
            <text:p/>
          </table:table-cell>
          <table:table-cell table:formula="of:=IF([.J1]=[.N2];[.L2];&quot;&quot;)">
            <text:p/>
          </table:table-cell>
          <table:table-cell table:formula="of:=IF([.K1]=[.N2];[.L2];&quot;&quot;)">
            <text:p/>
          </table:table-cell>
          <table:table-cell office:value-type="float" office:value="25">
            <text:p>2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PelvisFwd_25</text:p>
          </table:table-cell>
          <table:table-cell table:number-columns-repeated="1003"/>
        </table:table-row>
        <table:table-row table:style-name="ro3">
          <table:table-cell table:style-name="ce2" office:value-type="float" office:value="2">
            <text:p>2</text:p>
          </table:table-cell>
          <table:table-cell table:formula="of:=CONCATENATE(&quot;All/&quot;;TEXT([.A3];&quot;000&quot;) ;&quot;_&quot;;[.E3];&quot;_&quot;;IF([.M3]=&quot;Side-Side&quot;;&quot;Side&quot;;SUBSTITUTE([.M3];&quot;-&quot;;&quot;&quot;));IF([.L3]&lt;0;&quot;_N&quot;;&quot;_&quot;);ABS([.L3]);IF([.O3]=&quot;&quot;;&quot;&quot;;&quot;_JCM&quot;))" office:value-type="string" office:string-value="All/002_Pelvis_Bend_N25_JCM">
            <text:p>All/002_Pelvis_Bend_N25_JCM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Pelvis</text:p>
          </table:table-cell>
          <table:table-cell table:formula="of:=IF([.F1]=[.N3];[.L3];&quot;&quot;)" office:value-type="float" office:value="-25">
            <text:p>-25</text:p>
          </table:table-cell>
          <table:table-cell table:formula="of:=IF([.G1]=[.N3];[.L3];&quot;&quot;)">
            <text:p/>
          </table:table-cell>
          <table:table-cell table:formula="of:=IF([.H1]=[.N3];[.L3];&quot;&quot;)">
            <text:p/>
          </table:table-cell>
          <table:table-cell table:formula="of:=IF([.I1]=[.N3];[.L3];&quot;&quot;)">
            <text:p/>
          </table:table-cell>
          <table:table-cell table:formula="of:=IF([.J1]=[.N3];[.L3];&quot;&quot;)">
            <text:p/>
          </table:table-cell>
          <table:table-cell table:formula="of:=IF([.K1]=[.N3];[.L3];&quot;&quot;)">
            <text:p/>
          </table:table-cell>
          <table:table-cell office:value-type="float" office:value="-25">
            <text:p>-2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PelvisFwd_25</text:p>
          </table:table-cell>
          <table:table-cell office:value-type="string">
            <text:p>-25％、pJCMPelvisFwd_25のMinは-25％となっており、これが適用されるPelvis:Bendの値は6.25である</text:p>
          </table:table-cell>
          <table:table-cell table:number-columns-repeated="1002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CONCATENATE(&quot;All/&quot;;TEXT([.A4];&quot;000&quot;) ;&quot;_&quot;;[.E4];&quot;_&quot;;IF([.M4]=&quot;Side-Side&quot;;&quot;Side&quot;;SUBSTITUTE([.M4];&quot;-&quot;;&quot;&quot;));IF([.L4]&lt;0;&quot;_N&quot;;&quot;_&quot;);ABS([.L4]);IF([.O4]=&quot;&quot;;&quot;&quot;;&quot;_JCM&quot;))" office:value-type="string" office:string-value="All/003_Pelvis_Twist_15">
            <text:p>All/003_Pelvis_Twist_15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Pelvis</text:p>
          </table:table-cell>
          <table:table-cell table:formula="of:=IF([.F1]=[.N4];[.L4];&quot;&quot;)">
            <text:p/>
          </table:table-cell>
          <table:table-cell table:formula="of:=IF([.G1]=[.N4];[.L4];&quot;&quot;)" office:value-type="float" office:value="15">
            <text:p>15</text:p>
          </table:table-cell>
          <table:table-cell table:formula="of:=IF([.H1]=[.N4];[.L4];&quot;&quot;)">
            <text:p/>
          </table:table-cell>
          <table:table-cell table:formula="of:=IF([.I1]=[.N4];[.L4];&quot;&quot;)">
            <text:p/>
          </table:table-cell>
          <table:table-cell table:formula="of:=IF([.J1]=[.N4];[.L4];&quot;&quot;)">
            <text:p/>
          </table:table-cell>
          <table:table-cell table:formula="of:=IF([.K1]=[.N4];[.L4];&quot;&quot;)">
            <text:p/>
          </table:table-cell>
          <table:table-cell office:value-type="float" office:value="15">
            <text:p>15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CONCATENATE(&quot;All/&quot;;TEXT([.A5];&quot;000&quot;) ;&quot;_&quot;;[.E5];&quot;_&quot;;IF([.M5]=&quot;Side-Side&quot;;&quot;Side&quot;;SUBSTITUTE([.M5];&quot;-&quot;;&quot;&quot;));IF([.L5]&lt;0;&quot;_N&quot;;&quot;_&quot;);ABS([.L5]);IF([.O5]=&quot;&quot;;&quot;&quot;;&quot;_JCM&quot;))" office:value-type="string" office:string-value="All/004_Pelvis_Twist_N15">
            <text:p>All/004_Pelvis_Twist_N15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Pelvis</text:p>
          </table:table-cell>
          <table:table-cell table:formula="of:=IF([.F1]=[.N5];[.L5];&quot;&quot;)">
            <text:p/>
          </table:table-cell>
          <table:table-cell table:formula="of:=IF([.G1]=[.N5];[.L5];&quot;&quot;)" office:value-type="float" office:value="-15">
            <text:p>-15</text:p>
          </table:table-cell>
          <table:table-cell table:formula="of:=IF([.H1]=[.N5];[.L5];&quot;&quot;)">
            <text:p/>
          </table:table-cell>
          <table:table-cell table:formula="of:=IF([.I1]=[.N5];[.L5];&quot;&quot;)">
            <text:p/>
          </table:table-cell>
          <table:table-cell table:formula="of:=IF([.J1]=[.N5];[.L5];&quot;&quot;)">
            <text:p/>
          </table:table-cell>
          <table:table-cell table:formula="of:=IF([.K1]=[.N5];[.L5];&quot;&quot;)">
            <text:p/>
          </table:table-cell>
          <table:table-cell office:value-type="float" office:value="-15">
            <text:p>-15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CONCATENATE(&quot;All/&quot;;TEXT([.A6];&quot;000&quot;) ;&quot;_&quot;;[.E6];&quot;_&quot;;IF([.M6]=&quot;Side-Side&quot;;&quot;Side&quot;;SUBSTITUTE([.M6];&quot;-&quot;;&quot;&quot;));IF([.L6]&lt;0;&quot;_N&quot;;&quot;_&quot;);ABS([.L6]);IF([.O6]=&quot;&quot;;&quot;&quot;;&quot;_JCM&quot;))" office:value-type="string" office:string-value="All/005_Pelvis_Side_10">
            <text:p>All/005_Pelvis_Side_10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Pelvis</text:p>
          </table:table-cell>
          <table:table-cell table:formula="of:=IF([.F1]=[.N6];[.L6];&quot;&quot;)">
            <text:p/>
          </table:table-cell>
          <table:table-cell table:formula="of:=IF([.G1]=[.N6];[.L6];&quot;&quot;)">
            <text:p/>
          </table:table-cell>
          <table:table-cell table:formula="of:=IF([.H1]=[.N6];[.L6];&quot;&quot;)" office:value-type="float" office:value="10">
            <text:p>10</text:p>
          </table:table-cell>
          <table:table-cell table:formula="of:=IF([.I1]=[.N6];[.L6];&quot;&quot;)">
            <text:p/>
          </table:table-cell>
          <table:table-cell table:formula="of:=IF([.J1]=[.N6];[.L6];&quot;&quot;)">
            <text:p/>
          </table:table-cell>
          <table:table-cell table:formula="of:=IF([.K1]=[.N6];[.L6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CONCATENATE(&quot;All/&quot;;TEXT([.A7];&quot;000&quot;) ;&quot;_&quot;;[.E7];&quot;_&quot;;IF([.M7]=&quot;Side-Side&quot;;&quot;Side&quot;;SUBSTITUTE([.M7];&quot;-&quot;;&quot;&quot;));IF([.L7]&lt;0;&quot;_N&quot;;&quot;_&quot;);ABS([.L7]);IF([.O7]=&quot;&quot;;&quot;&quot;;&quot;_JCM&quot;))" office:value-type="string" office:string-value="All/006_Pelvis_Side_N10">
            <text:p>All/006_Pelvis_Side_N10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Pelvis</text:p>
          </table:table-cell>
          <table:table-cell table:formula="of:=IF([.F1]=[.N7];[.L7];&quot;&quot;)">
            <text:p/>
          </table:table-cell>
          <table:table-cell table:formula="of:=IF([.G1]=[.N7];[.L7];&quot;&quot;)">
            <text:p/>
          </table:table-cell>
          <table:table-cell table:formula="of:=IF([.H1]=[.N7];[.L7];&quot;&quot;)" office:value-type="float" office:value="-10">
            <text:p>-10</text:p>
          </table:table-cell>
          <table:table-cell table:formula="of:=IF([.I1]=[.N7];[.L7];&quot;&quot;)">
            <text:p/>
          </table:table-cell>
          <table:table-cell table:formula="of:=IF([.J1]=[.N7];[.L7];&quot;&quot;)">
            <text:p/>
          </table:table-cell>
          <table:table-cell table:formula="of:=IF([.K1]=[.N7];[.L7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3">
          <table:table-cell table:style-name="ce2" office:value-type="float" office:value="7">
            <text:p>7</text:p>
          </table:table-cell>
          <table:table-cell table:formula="of:=CONCATENATE(&quot;All/&quot;;TEXT([.A8];&quot;000&quot;) ;&quot;_&quot;;[.E8];&quot;_&quot;;IF([.M8]=&quot;Side-Side&quot;;&quot;Side&quot;;SUBSTITUTE([.M8];&quot;-&quot;;&quot;&quot;));IF([.L8]&lt;0;&quot;_N&quot;;&quot;_&quot;);ABS([.L8]);IF([.O8]=&quot;&quot;;&quot;&quot;;&quot;_JCM&quot;))" office:value-type="string" office:string-value="All/007_Abdomen Lower_Bend_35_JCM">
            <text:p>All/007_Abdomen Lower_Bend_35_JCM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Abdomen Lower</text:p>
          </table:table-cell>
          <table:table-cell table:formula="of:=IF([.F1]=[.N8];[.L8];&quot;&quot;)" office:value-type="float" office:value="35">
            <text:p>35</text:p>
          </table:table-cell>
          <table:table-cell table:formula="of:=IF([.G1]=[.N8];[.L8];&quot;&quot;)">
            <text:p/>
          </table:table-cell>
          <table:table-cell table:formula="of:=IF([.H1]=[.N8];[.L8];&quot;&quot;)">
            <text:p/>
          </table:table-cell>
          <table:table-cell table:formula="of:=IF([.I1]=[.N8];[.L8];&quot;&quot;)">
            <text:p/>
          </table:table-cell>
          <table:table-cell table:formula="of:=IF([.J1]=[.N8];[.L8];&quot;&quot;)">
            <text:p/>
          </table:table-cell>
          <table:table-cell table:formula="of:=IF([.K1]=[.N8];[.L8];&quot;&quot;)">
            <text:p/>
          </table:table-cell>
          <table:table-cell office:value-type="float" office:value="35">
            <text:p>3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office:value-type="string">
            <text:p>pJCMAbdomenFwd_35</text:p>
          </table:table-cell>
          <table:table-cell table:number-columns-repeated="1003"/>
        </table:table-row>
        <table:table-row table:style-name="ro3">
          <table:table-cell table:style-name="ce2" office:value-type="float" office:value="8">
            <text:p>8</text:p>
          </table:table-cell>
          <table:table-cell table:formula="of:=CONCATENATE(&quot;All/&quot;;TEXT([.A9];&quot;000&quot;) ;&quot;_&quot;;[.E9];&quot;_&quot;;IF([.M9]=&quot;Side-Side&quot;;&quot;Side&quot;;SUBSTITUTE([.M9];&quot;-&quot;;&quot;&quot;));IF([.L9]&lt;0;&quot;_N&quot;;&quot;_&quot;);ABS([.L9]);IF([.O9]=&quot;&quot;;&quot;&quot;;&quot;_JCM&quot;))" office:value-type="string" office:string-value="All/008_Abdomen Lower_Bend_N20_JCM">
            <text:p>All/008_Abdomen Lower_Bend_N20_JCM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Abdomen Lower</text:p>
          </table:table-cell>
          <table:table-cell table:formula="of:=IF([.F1]=[.N9];[.L9];&quot;&quot;)" office:value-type="float" office:value="-20">
            <text:p>-20</text:p>
          </table:table-cell>
          <table:table-cell table:formula="of:=IF([.G1]=[.N9];[.L9];&quot;&quot;)">
            <text:p/>
          </table:table-cell>
          <table:table-cell table:formula="of:=IF([.H1]=[.N9];[.L9];&quot;&quot;)">
            <text:p/>
          </table:table-cell>
          <table:table-cell table:formula="of:=IF([.I1]=[.N9];[.L9];&quot;&quot;)">
            <text:p/>
          </table:table-cell>
          <table:table-cell table:formula="of:=IF([.J1]=[.N9];[.L9];&quot;&quot;)">
            <text:p/>
          </table:table-cell>
          <table:table-cell table:formula="of:=IF([.K1]=[.N9];[.L9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office:value-type="string">
            <text:p>pJCMAbdomenFwd_35</text:p>
          </table:table-cell>
          <table:table-cell office:value-type="string">
            <text:p>-50％、pJCMAbdomenFwd_35のMinは-50％となっており、これが適用されるAbdomen Lower:Bendの値は-17.5である</text:p>
          </table:table-cell>
          <table:table-cell table:number-columns-repeated="1002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f:=CONCATENATE(&quot;All/&quot;;TEXT([.A10];&quot;000&quot;) ;&quot;_&quot;;[.E10];&quot;_&quot;;IF([.M10]=&quot;Side-Side&quot;;&quot;Side&quot;;SUBSTITUTE([.M10];&quot;-&quot;;&quot;&quot;));IF([.L10]&lt;0;&quot;_N&quot;;&quot;_&quot;);ABS([.L10]);IF([.O10]=&quot;&quot;;&quot;&quot;;&quot;_JCM&quot;))" office:value-type="string" office:string-value="All/009_Abdomen Lower_Twist_15">
            <text:p>All/009_Abdomen Lower_Twist_15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Abdomen Lower</text:p>
          </table:table-cell>
          <table:table-cell table:formula="of:=IF([.F1]=[.N10];[.L10];&quot;&quot;)">
            <text:p/>
          </table:table-cell>
          <table:table-cell table:formula="of:=IF([.G1]=[.N10];[.L10];&quot;&quot;)" office:value-type="float" office:value="15">
            <text:p>15</text:p>
          </table:table-cell>
          <table:table-cell table:formula="of:=IF([.H1]=[.N10];[.L10];&quot;&quot;)">
            <text:p/>
          </table:table-cell>
          <table:table-cell table:formula="of:=IF([.I1]=[.N10];[.L10];&quot;&quot;)">
            <text:p/>
          </table:table-cell>
          <table:table-cell table:formula="of:=IF([.J1]=[.N10];[.L10];&quot;&quot;)">
            <text:p/>
          </table:table-cell>
          <table:table-cell table:formula="of:=IF([.K1]=[.N10];[.L10];&quot;&quot;)">
            <text:p/>
          </table:table-cell>
          <table:table-cell office:value-type="float" office:value="15">
            <text:p>15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CONCATENATE(&quot;All/&quot;;TEXT([.A11];&quot;000&quot;) ;&quot;_&quot;;[.E11];&quot;_&quot;;IF([.M11]=&quot;Side-Side&quot;;&quot;Side&quot;;SUBSTITUTE([.M11];&quot;-&quot;;&quot;&quot;));IF([.L11]&lt;0;&quot;_N&quot;;&quot;_&quot;);ABS([.L11]);IF([.O11]=&quot;&quot;;&quot;&quot;;&quot;_JCM&quot;))" office:value-type="string" office:string-value="All/010_Abdomen Lower_Twist_N15">
            <text:p>All/010_Abdomen Lower_Twist_N15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Abdomen Lower</text:p>
          </table:table-cell>
          <table:table-cell table:formula="of:=IF([.F1]=[.N11];[.L11];&quot;&quot;)">
            <text:p/>
          </table:table-cell>
          <table:table-cell table:formula="of:=IF([.G1]=[.N11];[.L11];&quot;&quot;)" office:value-type="float" office:value="-15">
            <text:p>-15</text:p>
          </table:table-cell>
          <table:table-cell table:formula="of:=IF([.H1]=[.N11];[.L11];&quot;&quot;)">
            <text:p/>
          </table:table-cell>
          <table:table-cell table:formula="of:=IF([.I1]=[.N11];[.L11];&quot;&quot;)">
            <text:p/>
          </table:table-cell>
          <table:table-cell table:formula="of:=IF([.J1]=[.N11];[.L11];&quot;&quot;)">
            <text:p/>
          </table:table-cell>
          <table:table-cell table:formula="of:=IF([.K1]=[.N11];[.L11];&quot;&quot;)">
            <text:p/>
          </table:table-cell>
          <table:table-cell office:value-type="float" office:value="-15">
            <text:p>-15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CONCATENATE(&quot;All/&quot;;TEXT([.A12];&quot;000&quot;) ;&quot;_&quot;;[.E12];&quot;_&quot;;IF([.M12]=&quot;Side-Side&quot;;&quot;Side&quot;;SUBSTITUTE([.M12];&quot;-&quot;;&quot;&quot;));IF([.L12]&lt;0;&quot;_N&quot;;&quot;_&quot;);ABS([.L12]);IF([.O12]=&quot;&quot;;&quot;&quot;;&quot;_JCM&quot;))" office:value-type="string" office:string-value="All/011_Abdomen Lower_Side_15">
            <text:p>All/011_Abdomen Lower_Side_15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Abdomen Lower</text:p>
          </table:table-cell>
          <table:table-cell table:formula="of:=IF([.F1]=[.N12];[.L12];&quot;&quot;)">
            <text:p/>
          </table:table-cell>
          <table:table-cell table:formula="of:=IF([.G1]=[.N12];[.L12];&quot;&quot;)">
            <text:p/>
          </table:table-cell>
          <table:table-cell table:formula="of:=IF([.H1]=[.N12];[.L12];&quot;&quot;)" office:value-type="float" office:value="15">
            <text:p>15</text:p>
          </table:table-cell>
          <table:table-cell table:formula="of:=IF([.I1]=[.N12];[.L12];&quot;&quot;)">
            <text:p/>
          </table:table-cell>
          <table:table-cell table:formula="of:=IF([.J1]=[.N12];[.L12];&quot;&quot;)">
            <text:p/>
          </table:table-cell>
          <table:table-cell table:formula="of:=IF([.K1]=[.N12];[.L12];&quot;&quot;)">
            <text:p/>
          </table:table-cell>
          <table:table-cell office:value-type="float" office:value="15">
            <text:p>15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CONCATENATE(&quot;All/&quot;;TEXT([.A13];&quot;000&quot;) ;&quot;_&quot;;[.E13];&quot;_&quot;;IF([.M13]=&quot;Side-Side&quot;;&quot;Side&quot;;SUBSTITUTE([.M13];&quot;-&quot;;&quot;&quot;));IF([.L13]&lt;0;&quot;_N&quot;;&quot;_&quot;);ABS([.L13]);IF([.O13]=&quot;&quot;;&quot;&quot;;&quot;_JCM&quot;))" office:value-type="string" office:string-value="All/012_Abdomen Lower_Side_N15">
            <text:p>All/012_Abdomen Lower_Side_N15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Abdomen Lower</text:p>
          </table:table-cell>
          <table:table-cell table:formula="of:=IF([.F1]=[.N13];[.L13];&quot;&quot;)">
            <text:p/>
          </table:table-cell>
          <table:table-cell table:formula="of:=IF([.G1]=[.N13];[.L13];&quot;&quot;)">
            <text:p/>
          </table:table-cell>
          <table:table-cell table:formula="of:=IF([.H1]=[.N13];[.L13];&quot;&quot;)" office:value-type="float" office:value="-15">
            <text:p>-15</text:p>
          </table:table-cell>
          <table:table-cell table:formula="of:=IF([.I1]=[.N13];[.L13];&quot;&quot;)">
            <text:p/>
          </table:table-cell>
          <table:table-cell table:formula="of:=IF([.J1]=[.N13];[.L13];&quot;&quot;)">
            <text:p/>
          </table:table-cell>
          <table:table-cell table:formula="of:=IF([.K1]=[.N13];[.L13];&quot;&quot;)">
            <text:p/>
          </table:table-cell>
          <table:table-cell office:value-type="float" office:value="-15">
            <text:p>-15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3">
            <text:p>13</text:p>
          </table:table-cell>
          <table:table-cell table:formula="of:=CONCATENATE(&quot;All/&quot;;TEXT([.A14];&quot;000&quot;) ;&quot;_&quot;;[.E14];&quot;_&quot;;IF([.M14]=&quot;Side-Side&quot;;&quot;Side&quot;;SUBSTITUTE([.M14];&quot;-&quot;;&quot;&quot;));IF([.L14]&lt;0;&quot;_N&quot;;&quot;_&quot;);ABS([.L14]);IF([.O14]=&quot;&quot;;&quot;&quot;;&quot;_JCM&quot;))" office:value-type="string" office:string-value="All/013_Abdomen Upper_Bend_40_JCM">
            <text:p>All/013_Abdomen Upper_Bend_40_JCM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Abdomen Upper</text:p>
          </table:table-cell>
          <table:table-cell table:formula="of:=IF([.F1]=[.N14];[.L14];&quot;&quot;)" office:value-type="float" office:value="40">
            <text:p>40</text:p>
          </table:table-cell>
          <table:table-cell table:formula="of:=IF([.G1]=[.N14];[.L14];&quot;&quot;)">
            <text:p/>
          </table:table-cell>
          <table:table-cell table:formula="of:=IF([.H1]=[.N14];[.L14];&quot;&quot;)">
            <text:p/>
          </table:table-cell>
          <table:table-cell table:formula="of:=IF([.I1]=[.N14];[.L14];&quot;&quot;)">
            <text:p/>
          </table:table-cell>
          <table:table-cell table:formula="of:=IF([.J1]=[.N14];[.L14];&quot;&quot;)">
            <text:p/>
          </table:table-cell>
          <table:table-cell table:formula="of:=IF([.K1]=[.N14];[.L14];&quot;&quot;)">
            <text:p/>
          </table:table-cell>
          <table:table-cell office:value-type="float" office:value="40">
            <text:p>4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Abdomen2Fwd_40</text:p>
          </table:table-cell>
          <table:table-cell table:number-columns-repeated="1003"/>
        </table:table-row>
        <table:table-row table:style-name="ro3">
          <table:table-cell table:style-name="ce2" office:value-type="float" office:value="14">
            <text:p>14</text:p>
          </table:table-cell>
          <table:table-cell table:formula="of:=CONCATENATE(&quot;All/&quot;;TEXT([.A15];&quot;000&quot;) ;&quot;_&quot;;[.E15];&quot;_&quot;;IF([.M15]=&quot;Side-Side&quot;;&quot;Side&quot;;SUBSTITUTE([.M15];&quot;-&quot;;&quot;&quot;));IF([.L15]&lt;0;&quot;_N&quot;;&quot;_&quot;);ABS([.L15]);IF([.O15]=&quot;&quot;;&quot;&quot;;&quot;_JCM&quot;))" office:value-type="string" office:string-value="All/014_Abdomen Upper_Bend_N25_JCM">
            <text:p>All/014_Abdomen Upper_Bend_N25_JCM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Abdomen Upper</text:p>
          </table:table-cell>
          <table:table-cell table:formula="of:=IF([.F1]=[.N15];[.L15];&quot;&quot;)" office:value-type="float" office:value="-25">
            <text:p>-25</text:p>
          </table:table-cell>
          <table:table-cell table:formula="of:=IF([.G1]=[.N15];[.L15];&quot;&quot;)">
            <text:p/>
          </table:table-cell>
          <table:table-cell table:formula="of:=IF([.H1]=[.N15];[.L15];&quot;&quot;)">
            <text:p/>
          </table:table-cell>
          <table:table-cell table:formula="of:=IF([.I1]=[.N15];[.L15];&quot;&quot;)">
            <text:p/>
          </table:table-cell>
          <table:table-cell table:formula="of:=IF([.J1]=[.N15];[.L15];&quot;&quot;)">
            <text:p/>
          </table:table-cell>
          <table:table-cell table:formula="of:=IF([.K1]=[.N15];[.L15];&quot;&quot;)">
            <text:p/>
          </table:table-cell>
          <table:table-cell office:value-type="float" office:value="-25">
            <text:p>-2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Abdomen2Fwd_40</text:p>
          </table:table-cell>
          <table:table-cell table:style-name="ce7" office:value-type="string">
            <text:p>-50％、pJCMAbdomen2Fwd_40のMinは-50％となっており、これが適用されるAbdomen Upper:Bendの値は-20である</text:p>
          </table:table-cell>
          <table:table-cell table:number-columns-repeated="1002"/>
        </table:table-row>
        <table:table-row table:style-name="ro2">
          <table:table-cell table:style-name="ce2" office:value-type="float" office:value="15">
            <text:p>15</text:p>
          </table:table-cell>
          <table:table-cell table:formula="of:=CONCATENATE(&quot;All/&quot;;TEXT([.A16];&quot;000&quot;) ;&quot;_&quot;;[.E16];&quot;_&quot;;IF([.M16]=&quot;Side-Side&quot;;&quot;Side&quot;;SUBSTITUTE([.M16];&quot;-&quot;;&quot;&quot;));IF([.L16]&lt;0;&quot;_N&quot;;&quot;_&quot;);ABS([.L16]);IF([.O16]=&quot;&quot;;&quot;&quot;;&quot;_JCM&quot;))" office:value-type="string" office:string-value="All/015_Abdomen Upper_Twist_20">
            <text:p>All/015_Abdomen Upper_Twist_20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Abdomen Upper</text:p>
          </table:table-cell>
          <table:table-cell table:formula="of:=IF([.F1]=[.N16];[.L16];&quot;&quot;)">
            <text:p/>
          </table:table-cell>
          <table:table-cell table:formula="of:=IF([.G1]=[.N16];[.L16];&quot;&quot;)" office:value-type="float" office:value="20">
            <text:p>20</text:p>
          </table:table-cell>
          <table:table-cell table:formula="of:=IF([.H1]=[.N16];[.L16];&quot;&quot;)">
            <text:p/>
          </table:table-cell>
          <table:table-cell table:formula="of:=IF([.I1]=[.N16];[.L16];&quot;&quot;)">
            <text:p/>
          </table:table-cell>
          <table:table-cell table:formula="of:=IF([.J1]=[.N16];[.L16];&quot;&quot;)">
            <text:p/>
          </table:table-cell>
          <table:table-cell table:formula="of:=IF([.K1]=[.N16];[.L16];&quot;&quot;)">
            <text:p/>
          </table:table-cell>
          <table:table-cell office:value-type="float" office:value="20">
            <text:p>20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6">
            <text:p>16</text:p>
          </table:table-cell>
          <table:table-cell table:formula="of:=CONCATENATE(&quot;All/&quot;;TEXT([.A17];&quot;000&quot;) ;&quot;_&quot;;[.E17];&quot;_&quot;;IF([.M17]=&quot;Side-Side&quot;;&quot;Side&quot;;SUBSTITUTE([.M17];&quot;-&quot;;&quot;&quot;));IF([.L17]&lt;0;&quot;_N&quot;;&quot;_&quot;);ABS([.L17]);IF([.O17]=&quot;&quot;;&quot;&quot;;&quot;_JCM&quot;))" office:value-type="string" office:string-value="All/016_Abdomen Upper_Twist_N20">
            <text:p>All/016_Abdomen Upper_Twist_N20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Abdomen Upper</text:p>
          </table:table-cell>
          <table:table-cell table:formula="of:=IF([.F1]=[.N17];[.L17];&quot;&quot;)">
            <text:p/>
          </table:table-cell>
          <table:table-cell table:formula="of:=IF([.G1]=[.N17];[.L17];&quot;&quot;)" office:value-type="float" office:value="-20">
            <text:p>-20</text:p>
          </table:table-cell>
          <table:table-cell table:formula="of:=IF([.H1]=[.N17];[.L17];&quot;&quot;)">
            <text:p/>
          </table:table-cell>
          <table:table-cell table:formula="of:=IF([.I1]=[.N17];[.L17];&quot;&quot;)">
            <text:p/>
          </table:table-cell>
          <table:table-cell table:formula="of:=IF([.J1]=[.N17];[.L17];&quot;&quot;)">
            <text:p/>
          </table:table-cell>
          <table:table-cell table:formula="of:=IF([.K1]=[.N17];[.L17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7">
            <text:p>17</text:p>
          </table:table-cell>
          <table:table-cell table:formula="of:=CONCATENATE(&quot;All/&quot;;TEXT([.A18];&quot;000&quot;) ;&quot;_&quot;;[.E18];&quot;_&quot;;IF([.M18]=&quot;Side-Side&quot;;&quot;Side&quot;;SUBSTITUTE([.M18];&quot;-&quot;;&quot;&quot;));IF([.L18]&lt;0;&quot;_N&quot;;&quot;_&quot;);ABS([.L18]);IF([.O18]=&quot;&quot;;&quot;&quot;;&quot;_JCM&quot;))" office:value-type="string" office:string-value="All/017_Abdomen Upper_Side_24">
            <text:p>All/017_Abdomen Upper_Side_24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Abdomen Upper</text:p>
          </table:table-cell>
          <table:table-cell table:formula="of:=IF([.F1]=[.N18];[.L18];&quot;&quot;)">
            <text:p/>
          </table:table-cell>
          <table:table-cell table:formula="of:=IF([.G1]=[.N18];[.L18];&quot;&quot;)">
            <text:p/>
          </table:table-cell>
          <table:table-cell table:formula="of:=IF([.H1]=[.N18];[.L18];&quot;&quot;)" office:value-type="float" office:value="24">
            <text:p>24</text:p>
          </table:table-cell>
          <table:table-cell table:formula="of:=IF([.I1]=[.N18];[.L18];&quot;&quot;)">
            <text:p/>
          </table:table-cell>
          <table:table-cell table:formula="of:=IF([.J1]=[.N18];[.L18];&quot;&quot;)">
            <text:p/>
          </table:table-cell>
          <table:table-cell table:formula="of:=IF([.K1]=[.N18];[.L18];&quot;&quot;)">
            <text:p/>
          </table:table-cell>
          <table:table-cell office:value-type="float" office:value="24">
            <text:p>24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8">
            <text:p>18</text:p>
          </table:table-cell>
          <table:table-cell table:formula="of:=CONCATENATE(&quot;All/&quot;;TEXT([.A19];&quot;000&quot;) ;&quot;_&quot;;[.E19];&quot;_&quot;;IF([.M19]=&quot;Side-Side&quot;;&quot;Side&quot;;SUBSTITUTE([.M19];&quot;-&quot;;&quot;&quot;));IF([.L19]&lt;0;&quot;_N&quot;;&quot;_&quot;);ABS([.L19]);IF([.O19]=&quot;&quot;;&quot;&quot;;&quot;_JCM&quot;))" office:value-type="string" office:string-value="All/018_Abdomen Upper_Side_N24">
            <text:p>All/018_Abdomen Upper_Side_N24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Abdomen Upper</text:p>
          </table:table-cell>
          <table:table-cell table:formula="of:=IF([.F1]=[.N19];[.L19];&quot;&quot;)">
            <text:p/>
          </table:table-cell>
          <table:table-cell table:formula="of:=IF([.G1]=[.N19];[.L19];&quot;&quot;)">
            <text:p/>
          </table:table-cell>
          <table:table-cell table:formula="of:=IF([.H1]=[.N19];[.L19];&quot;&quot;)" office:value-type="float" office:value="-24">
            <text:p>-24</text:p>
          </table:table-cell>
          <table:table-cell table:formula="of:=IF([.I1]=[.N19];[.L19];&quot;&quot;)">
            <text:p/>
          </table:table-cell>
          <table:table-cell table:formula="of:=IF([.J1]=[.N19];[.L19];&quot;&quot;)">
            <text:p/>
          </table:table-cell>
          <table:table-cell table:formula="of:=IF([.K1]=[.N19];[.L19];&quot;&quot;)">
            <text:p/>
          </table:table-cell>
          <table:table-cell office:value-type="float" office:value="-24">
            <text:p>-24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9">
            <text:p>19</text:p>
          </table:table-cell>
          <table:table-cell table:formula="of:=CONCATENATE(&quot;All/&quot;;TEXT([.A20];&quot;000&quot;) ;&quot;_&quot;;[.E20];&quot;_&quot;;IF([.M20]=&quot;Side-Side&quot;;&quot;Side&quot;;SUBSTITUTE([.M20];&quot;-&quot;;&quot;&quot;));IF([.L20]&lt;0;&quot;_N&quot;;&quot;_&quot;);ABS([.L20]);IF([.O20]=&quot;&quot;;&quot;&quot;;&quot;_JCM&quot;))" office:value-type="string" office:string-value="All/019_Chest Lower_Bend_35_JCM">
            <text:p>All/019_Chest Lower_Bend_35_JCM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Chest Lower</text:p>
          </table:table-cell>
          <table:table-cell table:formula="of:=IF([.F1]=[.N20];[.L20];&quot;&quot;)" office:value-type="float" office:value="35">
            <text:p>35</text:p>
          </table:table-cell>
          <table:table-cell table:formula="of:=IF([.G1]=[.N20];[.L20];&quot;&quot;)">
            <text:p/>
          </table:table-cell>
          <table:table-cell table:formula="of:=IF([.H1]=[.N20];[.L20];&quot;&quot;)">
            <text:p/>
          </table:table-cell>
          <table:table-cell table:formula="of:=IF([.I1]=[.N20];[.L20];&quot;&quot;)">
            <text:p/>
          </table:table-cell>
          <table:table-cell table:formula="of:=IF([.J1]=[.N20];[.L20];&quot;&quot;)">
            <text:p/>
          </table:table-cell>
          <table:table-cell table:formula="of:=IF([.K1]=[.N20];[.L20];&quot;&quot;)">
            <text:p/>
          </table:table-cell>
          <table:table-cell office:value-type="float" office:value="35">
            <text:p>3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ChestFwd_35</text:p>
          </table:table-cell>
          <table:table-cell table:number-columns-repeated="1003"/>
        </table:table-row>
        <table:table-row table:style-name="ro2">
          <table:table-cell table:style-name="ce2" office:value-type="float" office:value="20">
            <text:p>20</text:p>
          </table:table-cell>
          <table:table-cell table:formula="of:=CONCATENATE(&quot;All/&quot;;TEXT([.A21];&quot;000&quot;) ;&quot;_&quot;;[.E21];&quot;_&quot;;IF([.M21]=&quot;Side-Side&quot;;&quot;Side&quot;;SUBSTITUTE([.M21];&quot;-&quot;;&quot;&quot;));IF([.L21]&lt;0;&quot;_N&quot;;&quot;_&quot;);ABS([.L21]);IF([.O21]=&quot;&quot;;&quot;&quot;;&quot;_JCM&quot;))" office:value-type="string" office:string-value="All/020_Chest Lower_Bend_N25">
            <text:p>All/020_Chest Lower_Bend_N25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Chest Lower</text:p>
          </table:table-cell>
          <table:table-cell table:formula="of:=IF([.F1]=[.N21];[.L21];&quot;&quot;)" office:value-type="float" office:value="-25">
            <text:p>-25</text:p>
          </table:table-cell>
          <table:table-cell table:formula="of:=IF([.G1]=[.N21];[.L21];&quot;&quot;)">
            <text:p/>
          </table:table-cell>
          <table:table-cell table:formula="of:=IF([.H1]=[.N21];[.L21];&quot;&quot;)">
            <text:p/>
          </table:table-cell>
          <table:table-cell table:formula="of:=IF([.I1]=[.N21];[.L21];&quot;&quot;)">
            <text:p/>
          </table:table-cell>
          <table:table-cell table:formula="of:=IF([.J1]=[.N21];[.L21];&quot;&quot;)">
            <text:p/>
          </table:table-cell>
          <table:table-cell table:formula="of:=IF([.K1]=[.N21];[.L21];&quot;&quot;)">
            <text:p/>
          </table:table-cell>
          <table:table-cell office:value-type="float" office:value="-25">
            <text:p>-2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1">
            <text:p>21</text:p>
          </table:table-cell>
          <table:table-cell table:formula="of:=CONCATENATE(&quot;All/&quot;;TEXT([.A22];&quot;000&quot;) ;&quot;_&quot;;[.E22];&quot;_&quot;;IF([.M22]=&quot;Side-Side&quot;;&quot;Side&quot;;SUBSTITUTE([.M22];&quot;-&quot;;&quot;&quot;));IF([.L22]&lt;0;&quot;_N&quot;;&quot;_&quot;);ABS([.L22]);IF([.O22]=&quot;&quot;;&quot;&quot;;&quot;_JCM&quot;))" office:value-type="string" office:string-value="All/021_Chest Lower_Twist_12">
            <text:p>All/021_Chest Lower_Twist_12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Chest Lower</text:p>
          </table:table-cell>
          <table:table-cell table:formula="of:=IF([.F1]=[.N22];[.L22];&quot;&quot;)">
            <text:p/>
          </table:table-cell>
          <table:table-cell table:formula="of:=IF([.G1]=[.N22];[.L22];&quot;&quot;)" office:value-type="float" office:value="12">
            <text:p>12</text:p>
          </table:table-cell>
          <table:table-cell table:formula="of:=IF([.H1]=[.N22];[.L22];&quot;&quot;)">
            <text:p/>
          </table:table-cell>
          <table:table-cell table:formula="of:=IF([.I1]=[.N22];[.L22];&quot;&quot;)">
            <text:p/>
          </table:table-cell>
          <table:table-cell table:formula="of:=IF([.J1]=[.N22];[.L22];&quot;&quot;)">
            <text:p/>
          </table:table-cell>
          <table:table-cell table:formula="of:=IF([.K1]=[.N22];[.L22];&quot;&quot;)">
            <text:p/>
          </table:table-cell>
          <table:table-cell office:value-type="float" office:value="12">
            <text:p>12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CONCATENATE(&quot;All/&quot;;TEXT([.A23];&quot;000&quot;) ;&quot;_&quot;;[.E23];&quot;_&quot;;IF([.M23]=&quot;Side-Side&quot;;&quot;Side&quot;;SUBSTITUTE([.M23];&quot;-&quot;;&quot;&quot;));IF([.L23]&lt;0;&quot;_N&quot;;&quot;_&quot;);ABS([.L23]);IF([.O23]=&quot;&quot;;&quot;&quot;;&quot;_JCM&quot;))" office:value-type="string" office:string-value="All/022_Chest Lower_Twist_N12">
            <text:p>All/022_Chest Lower_Twist_N12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Chest Lower</text:p>
          </table:table-cell>
          <table:table-cell table:formula="of:=IF([.F1]=[.N23];[.L23];&quot;&quot;)">
            <text:p/>
          </table:table-cell>
          <table:table-cell table:formula="of:=IF([.G1]=[.N23];[.L23];&quot;&quot;)" office:value-type="float" office:value="-12">
            <text:p>-12</text:p>
          </table:table-cell>
          <table:table-cell table:formula="of:=IF([.H1]=[.N23];[.L23];&quot;&quot;)">
            <text:p/>
          </table:table-cell>
          <table:table-cell table:formula="of:=IF([.I1]=[.N23];[.L23];&quot;&quot;)">
            <text:p/>
          </table:table-cell>
          <table:table-cell table:formula="of:=IF([.J1]=[.N23];[.L23];&quot;&quot;)">
            <text:p/>
          </table:table-cell>
          <table:table-cell table:formula="of:=IF([.K1]=[.N23];[.L23];&quot;&quot;)">
            <text:p/>
          </table:table-cell>
          <table:table-cell office:value-type="float" office:value="-12">
            <text:p>-12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CONCATENATE(&quot;All/&quot;;TEXT([.A24];&quot;000&quot;) ;&quot;_&quot;;[.E24];&quot;_&quot;;IF([.M24]=&quot;Side-Side&quot;;&quot;Side&quot;;SUBSTITUTE([.M24];&quot;-&quot;;&quot;&quot;));IF([.L24]&lt;0;&quot;_N&quot;;&quot;_&quot;);ABS([.L24]);IF([.O24]=&quot;&quot;;&quot;&quot;;&quot;_JCM&quot;))" office:value-type="string" office:string-value="All/023_Chest Lower_Side_20_JCM">
            <text:p>All/023_Chest Lower_Side_20_JCM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Chest Lower</text:p>
          </table:table-cell>
          <table:table-cell table:formula="of:=IF([.F1]=[.N24];[.L24];&quot;&quot;)">
            <text:p/>
          </table:table-cell>
          <table:table-cell table:formula="of:=IF([.G1]=[.N24];[.L24];&quot;&quot;)">
            <text:p/>
          </table:table-cell>
          <table:table-cell table:formula="of:=IF([.H1]=[.N24];[.L24];&quot;&quot;)" office:value-type="float" office:value="20">
            <text:p>20</text:p>
          </table:table-cell>
          <table:table-cell table:formula="of:=IF([.I1]=[.N24];[.L24];&quot;&quot;)">
            <text:p/>
          </table:table-cell>
          <table:table-cell table:formula="of:=IF([.J1]=[.N24];[.L24];&quot;&quot;)">
            <text:p/>
          </table:table-cell>
          <table:table-cell table:formula="of:=IF([.K1]=[.N24];[.L24];&quot;&quot;)">
            <text:p/>
          </table:table-cell>
          <table:table-cell office:value-type="float" office:value="20">
            <text:p>20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ChestSide_20_R</text:p>
          </table:table-cell>
          <table:table-cell table:number-columns-repeated="1003"/>
        </table:table-row>
        <table:table-row table:style-name="ro2">
          <table:table-cell table:style-name="ce2" office:value-type="float" office:value="24">
            <text:p>24</text:p>
          </table:table-cell>
          <table:table-cell table:formula="of:=CONCATENATE(&quot;All/&quot;;TEXT([.A25];&quot;000&quot;) ;&quot;_&quot;;[.E25];&quot;_&quot;;IF([.M25]=&quot;Side-Side&quot;;&quot;Side&quot;;SUBSTITUTE([.M25];&quot;-&quot;;&quot;&quot;));IF([.L25]&lt;0;&quot;_N&quot;;&quot;_&quot;);ABS([.L25]);IF([.O25]=&quot;&quot;;&quot;&quot;;&quot;_JCM&quot;))" office:value-type="string" office:string-value="All/024_Chest Lower_Side_N20_JCM">
            <text:p>All/024_Chest Lower_Side_N20_JCM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Chest Lower</text:p>
          </table:table-cell>
          <table:table-cell table:formula="of:=IF([.F1]=[.N25];[.L25];&quot;&quot;)">
            <text:p/>
          </table:table-cell>
          <table:table-cell table:formula="of:=IF([.G1]=[.N25];[.L25];&quot;&quot;)">
            <text:p/>
          </table:table-cell>
          <table:table-cell table:formula="of:=IF([.H1]=[.N25];[.L25];&quot;&quot;)" office:value-type="float" office:value="-20">
            <text:p>-20</text:p>
          </table:table-cell>
          <table:table-cell table:formula="of:=IF([.I1]=[.N25];[.L25];&quot;&quot;)">
            <text:p/>
          </table:table-cell>
          <table:table-cell table:formula="of:=IF([.J1]=[.N25];[.L25];&quot;&quot;)">
            <text:p/>
          </table:table-cell>
          <table:table-cell table:formula="of:=IF([.K1]=[.N25];[.L25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ChestSide_20_L</text:p>
          </table:table-cell>
          <table:table-cell table:number-columns-repeated="1003"/>
        </table:table-row>
        <table:table-row table:style-name="ro2">
          <table:table-cell table:style-name="ce2" office:value-type="float" office:value="25">
            <text:p>25</text:p>
          </table:table-cell>
          <table:table-cell table:formula="of:=CONCATENATE(&quot;All/&quot;;TEXT([.A26];&quot;000&quot;) ;&quot;_&quot;;[.E26];&quot;_&quot;;IF([.M26]=&quot;Side-Side&quot;;&quot;Side&quot;;SUBSTITUTE([.M26];&quot;-&quot;;&quot;&quot;));IF([.L26]&lt;0;&quot;_N&quot;;&quot;_&quot;);ABS([.L26]);IF([.O26]=&quot;&quot;;&quot;&quot;;&quot;_JCM&quot;))" office:value-type="string" office:string-value="All/025_Chest Upper_Bend_15">
            <text:p>All/025_Chest Upper_Bend_15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Chest Upper</text:p>
          </table:table-cell>
          <table:table-cell table:formula="of:=IF([.F1]=[.N26];[.L26];&quot;&quot;)" office:value-type="float" office:value="15">
            <text:p>15</text:p>
          </table:table-cell>
          <table:table-cell table:formula="of:=IF([.G1]=[.N26];[.L26];&quot;&quot;)">
            <text:p/>
          </table:table-cell>
          <table:table-cell table:formula="of:=IF([.H1]=[.N26];[.L26];&quot;&quot;)">
            <text:p/>
          </table:table-cell>
          <table:table-cell table:formula="of:=IF([.I1]=[.N26];[.L26];&quot;&quot;)">
            <text:p/>
          </table:table-cell>
          <table:table-cell table:formula="of:=IF([.J1]=[.N26];[.L26];&quot;&quot;)">
            <text:p/>
          </table:table-cell>
          <table:table-cell table:formula="of:=IF([.K1]=[.N26];[.L26];&quot;&quot;)">
            <text:p/>
          </table:table-cell>
          <table:table-cell office:value-type="float" office:value="15">
            <text:p>1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6">
            <text:p>26</text:p>
          </table:table-cell>
          <table:table-cell table:formula="of:=CONCATENATE(&quot;All/&quot;;TEXT([.A27];&quot;000&quot;) ;&quot;_&quot;;[.E27];&quot;_&quot;;IF([.M27]=&quot;Side-Side&quot;;&quot;Side&quot;;SUBSTITUTE([.M27];&quot;-&quot;;&quot;&quot;));IF([.L27]&lt;0;&quot;_N&quot;;&quot;_&quot;);ABS([.L27]);IF([.O27]=&quot;&quot;;&quot;&quot;;&quot;_JCM&quot;))" office:value-type="string" office:string-value="All/026_Chest Upper_Bend_N15">
            <text:p>All/026_Chest Upper_Bend_N15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Chest Upper</text:p>
          </table:table-cell>
          <table:table-cell table:formula="of:=IF([.F1]=[.N27];[.L27];&quot;&quot;)" office:value-type="float" office:value="-15">
            <text:p>-15</text:p>
          </table:table-cell>
          <table:table-cell table:formula="of:=IF([.G1]=[.N27];[.L27];&quot;&quot;)">
            <text:p/>
          </table:table-cell>
          <table:table-cell table:formula="of:=IF([.H1]=[.N27];[.L27];&quot;&quot;)">
            <text:p/>
          </table:table-cell>
          <table:table-cell table:formula="of:=IF([.I1]=[.N27];[.L27];&quot;&quot;)">
            <text:p/>
          </table:table-cell>
          <table:table-cell table:formula="of:=IF([.J1]=[.N27];[.L27];&quot;&quot;)">
            <text:p/>
          </table:table-cell>
          <table:table-cell table:formula="of:=IF([.K1]=[.N27];[.L27];&quot;&quot;)">
            <text:p/>
          </table:table-cell>
          <table:table-cell office:value-type="float" office:value="-15">
            <text:p>-1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7">
            <text:p>27</text:p>
          </table:table-cell>
          <table:table-cell table:formula="of:=CONCATENATE(&quot;All/&quot;;TEXT([.A28];&quot;000&quot;) ;&quot;_&quot;;[.E28];&quot;_&quot;;IF([.M28]=&quot;Side-Side&quot;;&quot;Side&quot;;SUBSTITUTE([.M28];&quot;-&quot;;&quot;&quot;));IF([.L28]&lt;0;&quot;_N&quot;;&quot;_&quot;);ABS([.L28]);IF([.O28]=&quot;&quot;;&quot;&quot;;&quot;_JCM&quot;))" office:value-type="string" office:string-value="All/027_Chest Upper_Twist_10">
            <text:p>All/027_Chest Upper_Twist_10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Chest Upper</text:p>
          </table:table-cell>
          <table:table-cell table:formula="of:=IF([.F1]=[.N28];[.L28];&quot;&quot;)">
            <text:p/>
          </table:table-cell>
          <table:table-cell table:formula="of:=IF([.G1]=[.N28];[.L28];&quot;&quot;)" office:value-type="float" office:value="10">
            <text:p>10</text:p>
          </table:table-cell>
          <table:table-cell table:formula="of:=IF([.H1]=[.N28];[.L28];&quot;&quot;)">
            <text:p/>
          </table:table-cell>
          <table:table-cell table:formula="of:=IF([.I1]=[.N28];[.L28];&quot;&quot;)">
            <text:p/>
          </table:table-cell>
          <table:table-cell table:formula="of:=IF([.J1]=[.N28];[.L28];&quot;&quot;)">
            <text:p/>
          </table:table-cell>
          <table:table-cell table:formula="of:=IF([.K1]=[.N28];[.L28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8">
            <text:p>28</text:p>
          </table:table-cell>
          <table:table-cell table:formula="of:=CONCATENATE(&quot;All/&quot;;TEXT([.A29];&quot;000&quot;) ;&quot;_&quot;;[.E29];&quot;_&quot;;IF([.M29]=&quot;Side-Side&quot;;&quot;Side&quot;;SUBSTITUTE([.M29];&quot;-&quot;;&quot;&quot;));IF([.L29]&lt;0;&quot;_N&quot;;&quot;_&quot;);ABS([.L29]);IF([.O29]=&quot;&quot;;&quot;&quot;;&quot;_JCM&quot;))" office:value-type="string" office:string-value="All/028_Chest Upper_Twist_N10">
            <text:p>All/028_Chest Upper_Twist_N10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Chest Upper</text:p>
          </table:table-cell>
          <table:table-cell table:formula="of:=IF([.F1]=[.N29];[.L29];&quot;&quot;)">
            <text:p/>
          </table:table-cell>
          <table:table-cell table:formula="of:=IF([.G1]=[.N29];[.L29];&quot;&quot;)" office:value-type="float" office:value="-10">
            <text:p>-10</text:p>
          </table:table-cell>
          <table:table-cell table:formula="of:=IF([.H1]=[.N29];[.L29];&quot;&quot;)">
            <text:p/>
          </table:table-cell>
          <table:table-cell table:formula="of:=IF([.I1]=[.N29];[.L29];&quot;&quot;)">
            <text:p/>
          </table:table-cell>
          <table:table-cell table:formula="of:=IF([.J1]=[.N29];[.L29];&quot;&quot;)">
            <text:p/>
          </table:table-cell>
          <table:table-cell table:formula="of:=IF([.K1]=[.N29];[.L29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9">
            <text:p>29</text:p>
          </table:table-cell>
          <table:table-cell table:formula="of:=CONCATENATE(&quot;All/&quot;;TEXT([.A30];&quot;000&quot;) ;&quot;_&quot;;[.E30];&quot;_&quot;;IF([.M30]=&quot;Side-Side&quot;;&quot;Side&quot;;SUBSTITUTE([.M30];&quot;-&quot;;&quot;&quot;));IF([.L30]&lt;0;&quot;_N&quot;;&quot;_&quot;);ABS([.L30]);IF([.O30]=&quot;&quot;;&quot;&quot;;&quot;_JCM&quot;))" office:value-type="string" office:string-value="All/029_Chest Upper_Side_10">
            <text:p>All/029_Chest Upper_Side_10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Chest Upper</text:p>
          </table:table-cell>
          <table:table-cell table:formula="of:=IF([.F1]=[.N30];[.L30];&quot;&quot;)">
            <text:p/>
          </table:table-cell>
          <table:table-cell table:formula="of:=IF([.G1]=[.N30];[.L30];&quot;&quot;)">
            <text:p/>
          </table:table-cell>
          <table:table-cell table:formula="of:=IF([.H1]=[.N30];[.L30];&quot;&quot;)" office:value-type="float" office:value="10">
            <text:p>10</text:p>
          </table:table-cell>
          <table:table-cell table:formula="of:=IF([.I1]=[.N30];[.L30];&quot;&quot;)">
            <text:p/>
          </table:table-cell>
          <table:table-cell table:formula="of:=IF([.J1]=[.N30];[.L30];&quot;&quot;)">
            <text:p/>
          </table:table-cell>
          <table:table-cell table:formula="of:=IF([.K1]=[.N30];[.L30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0">
            <text:p>30</text:p>
          </table:table-cell>
          <table:table-cell table:formula="of:=CONCATENATE(&quot;All/&quot;;TEXT([.A31];&quot;000&quot;) ;&quot;_&quot;;[.E31];&quot;_&quot;;IF([.M31]=&quot;Side-Side&quot;;&quot;Side&quot;;SUBSTITUTE([.M31];&quot;-&quot;;&quot;&quot;));IF([.L31]&lt;0;&quot;_N&quot;;&quot;_&quot;);ABS([.L31]);IF([.O31]=&quot;&quot;;&quot;&quot;;&quot;_JCM&quot;))" office:value-type="string" office:string-value="All/030_Chest Upper_Side_N10">
            <text:p>All/030_Chest Upper_Side_N10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Chest Upper</text:p>
          </table:table-cell>
          <table:table-cell table:formula="of:=IF([.F1]=[.N31];[.L31];&quot;&quot;)">
            <text:p/>
          </table:table-cell>
          <table:table-cell table:formula="of:=IF([.G1]=[.N31];[.L31];&quot;&quot;)">
            <text:p/>
          </table:table-cell>
          <table:table-cell table:formula="of:=IF([.H1]=[.N31];[.L31];&quot;&quot;)" office:value-type="float" office:value="-10">
            <text:p>-10</text:p>
          </table:table-cell>
          <table:table-cell table:formula="of:=IF([.I1]=[.N31];[.L31];&quot;&quot;)">
            <text:p/>
          </table:table-cell>
          <table:table-cell table:formula="of:=IF([.J1]=[.N31];[.L31];&quot;&quot;)">
            <text:p/>
          </table:table-cell>
          <table:table-cell table:formula="of:=IF([.K1]=[.N31];[.L31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1">
            <text:p>31</text:p>
          </table:table-cell>
          <table:table-cell table:formula="of:=CONCATENATE(&quot;All/&quot;;TEXT([.A32];&quot;000&quot;) ;&quot;_&quot;;[.E32];&quot;_&quot;;IF([.M32]=&quot;Side-Side&quot;;&quot;Side&quot;;SUBSTITUTE([.M32];&quot;-&quot;;&quot;&quot;));IF([.L32]&lt;0;&quot;_N&quot;;&quot;_&quot;);ABS([.L32]);IF([.O32]=&quot;&quot;;&quot;&quot;;&quot;_JCM&quot;))" office:value-type="string" office:string-value="All/031_Neck Lower_Bend_40">
            <text:p>All/031_Neck Lower_Bend_40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首</text:p>
          </table:table-cell>
          <table:table-cell office:value-type="string">
            <text:p>Neck Lower</text:p>
          </table:table-cell>
          <table:table-cell table:formula="of:=IF([.F1]=[.N32];[.L32];&quot;&quot;)" office:value-type="float" office:value="40">
            <text:p>40</text:p>
          </table:table-cell>
          <table:table-cell table:formula="of:=IF([.G1]=[.N32];[.L32];&quot;&quot;)">
            <text:p/>
          </table:table-cell>
          <table:table-cell table:formula="of:=IF([.H1]=[.N32];[.L32];&quot;&quot;)">
            <text:p/>
          </table:table-cell>
          <table:table-cell table:formula="of:=IF([.I1]=[.N32];[.L32];&quot;&quot;)">
            <text:p/>
          </table:table-cell>
          <table:table-cell table:formula="of:=IF([.J1]=[.N32];[.L32];&quot;&quot;)">
            <text:p/>
          </table:table-cell>
          <table:table-cell table:formula="of:=IF([.K1]=[.N32];[.L32];&quot;&quot;)">
            <text:p/>
          </table:table-cell>
          <table:table-cell office:value-type="float" office:value="40">
            <text:p>4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2">
            <text:p>32</text:p>
          </table:table-cell>
          <table:table-cell table:formula="of:=CONCATENATE(&quot;All/&quot;;TEXT([.A33];&quot;000&quot;) ;&quot;_&quot;;[.E33];&quot;_&quot;;IF([.M33]=&quot;Side-Side&quot;;&quot;Side&quot;;SUBSTITUTE([.M33];&quot;-&quot;;&quot;&quot;));IF([.L33]&lt;0;&quot;_N&quot;;&quot;_&quot;);ABS([.L33]);IF([.O33]=&quot;&quot;;&quot;&quot;;&quot;_JCM&quot;))" office:value-type="string" office:string-value="All/032_Neck Lower_Bend_N25">
            <text:p>All/032_Neck Lower_Bend_N25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首</text:p>
          </table:table-cell>
          <table:table-cell office:value-type="string">
            <text:p>Neck Lower</text:p>
          </table:table-cell>
          <table:table-cell table:formula="of:=IF([.F1]=[.N33];[.L33];&quot;&quot;)" office:value-type="float" office:value="-25">
            <text:p>-25</text:p>
          </table:table-cell>
          <table:table-cell table:formula="of:=IF([.G1]=[.N33];[.L33];&quot;&quot;)">
            <text:p/>
          </table:table-cell>
          <table:table-cell table:formula="of:=IF([.H1]=[.N33];[.L33];&quot;&quot;)">
            <text:p/>
          </table:table-cell>
          <table:table-cell table:formula="of:=IF([.I1]=[.N33];[.L33];&quot;&quot;)">
            <text:p/>
          </table:table-cell>
          <table:table-cell table:formula="of:=IF([.J1]=[.N33];[.L33];&quot;&quot;)">
            <text:p/>
          </table:table-cell>
          <table:table-cell table:formula="of:=IF([.K1]=[.N33];[.L33];&quot;&quot;)">
            <text:p/>
          </table:table-cell>
          <table:table-cell office:value-type="float" office:value="-25">
            <text:p>-2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3">
          <table:table-cell table:style-name="ce2" office:value-type="float" office:value="33">
            <text:p>33</text:p>
          </table:table-cell>
          <table:table-cell table:formula="of:=CONCATENATE(&quot;All/&quot;;TEXT([.A34];&quot;000&quot;) ;&quot;_&quot;;[.E34];&quot;_&quot;;IF([.M34]=&quot;Side-Side&quot;;&quot;Side&quot;;SUBSTITUTE([.M34];&quot;-&quot;;&quot;&quot;));IF([.L34]&lt;0;&quot;_N&quot;;&quot;_&quot;);ABS([.L34]);IF([.O34]=&quot;&quot;;&quot;&quot;;&quot;_JCM&quot;))" office:value-type="string" office:string-value="All/033_Neck Lower_Twist_22_JCM">
            <text:p>All/033_Neck Lower_Twist_22_JCM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首</text:p>
          </table:table-cell>
          <table:table-cell office:value-type="string">
            <text:p>Neck Lower</text:p>
          </table:table-cell>
          <table:table-cell table:formula="of:=IF([.F1]=[.N34];[.L34];&quot;&quot;)">
            <text:p/>
          </table:table-cell>
          <table:table-cell table:formula="of:=IF([.G1]=[.N34];[.L34];&quot;&quot;)" office:value-type="float" office:value="22">
            <text:p>22</text:p>
          </table:table-cell>
          <table:table-cell table:formula="of:=IF([.H1]=[.N34];[.L34];&quot;&quot;)">
            <text:p/>
          </table:table-cell>
          <table:table-cell table:formula="of:=IF([.I1]=[.N34];[.L34];&quot;&quot;)">
            <text:p/>
          </table:table-cell>
          <table:table-cell table:formula="of:=IF([.J1]=[.N34];[.L34];&quot;&quot;)">
            <text:p/>
          </table:table-cell>
          <table:table-cell table:formula="of:=IF([.K1]=[.N34];[.L34];&quot;&quot;)">
            <text:p/>
          </table:table-cell>
          <table:table-cell office:value-type="float" office:value="22">
            <text:p>22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 table:style-name="ce1" office:value-type="string">
            <text:p>pJCMNeckTwist_22_L</text:p>
          </table:table-cell>
          <table:table-cell office:value-type="string">
            <text:p>Neck Lower:Bendの値がプラスの時、それによるpJCMNeckTwist_Reverseの値が引かれ、pJCMNeckTwist_Reverseの値が最大の時、このモーフは形状変形しない。</text:p>
          </table:table-cell>
          <table:table-cell table:number-columns-repeated="1002"/>
        </table:table-row>
        <table:table-row table:style-name="ro3">
          <table:table-cell table:style-name="ce2" office:value-type="float" office:value="34">
            <text:p>34</text:p>
          </table:table-cell>
          <table:table-cell table:formula="of:=CONCATENATE(&quot;All/&quot;;TEXT([.A35];&quot;000&quot;) ;&quot;_&quot;;[.E35];&quot;_&quot;;IF([.M35]=&quot;Side-Side&quot;;&quot;Side&quot;;SUBSTITUTE([.M35];&quot;-&quot;;&quot;&quot;));IF([.L35]&lt;0;&quot;_N&quot;;&quot;_&quot;);ABS([.L35]);IF([.O35]=&quot;&quot;;&quot;&quot;;&quot;_JCM&quot;))" office:value-type="string" office:string-value="All/034_Neck Lower_Twist_N22_JCM">
            <text:p>All/034_Neck Lower_Twist_N22_JCM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首</text:p>
          </table:table-cell>
          <table:table-cell office:value-type="string">
            <text:p>Neck Lower</text:p>
          </table:table-cell>
          <table:table-cell table:formula="of:=IF([.F1]=[.N35];[.L35];&quot;&quot;)">
            <text:p/>
          </table:table-cell>
          <table:table-cell table:formula="of:=IF([.G1]=[.N35];[.L35];&quot;&quot;)" office:value-type="float" office:value="-22">
            <text:p>-22</text:p>
          </table:table-cell>
          <table:table-cell table:formula="of:=IF([.H1]=[.N35];[.L35];&quot;&quot;)">
            <text:p/>
          </table:table-cell>
          <table:table-cell table:formula="of:=IF([.I1]=[.N35];[.L35];&quot;&quot;)">
            <text:p/>
          </table:table-cell>
          <table:table-cell table:formula="of:=IF([.J1]=[.N35];[.L35];&quot;&quot;)">
            <text:p/>
          </table:table-cell>
          <table:table-cell table:formula="of:=IF([.K1]=[.N35];[.L35];&quot;&quot;)">
            <text:p/>
          </table:table-cell>
          <table:table-cell office:value-type="float" office:value="-22">
            <text:p>-22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 table:style-name="ce5" office:value-type="string">
            <text:p>pJCMNeckTwist_22_R</text:p>
          </table:table-cell>
          <table:table-cell office:value-type="string">
            <text:p>Neck Lower:Bendの値がプラスの時、それによるpJCMNeckTwist_Reverseの値が引かれ、pJCMNeckTwist_Reverseの値が最大の時、このモーフは形状変形しない。</text:p>
          </table:table-cell>
          <table:table-cell table:number-columns-repeated="1002"/>
        </table:table-row>
        <table:table-row table:style-name="ro2">
          <table:table-cell table:style-name="ce2" office:value-type="float" office:value="35">
            <text:p>35</text:p>
          </table:table-cell>
          <table:table-cell table:formula="of:=CONCATENATE(&quot;All/&quot;;TEXT([.A36];&quot;000&quot;) ;&quot;_&quot;;[.E36];&quot;_&quot;;IF([.M36]=&quot;Side-Side&quot;;&quot;Side&quot;;SUBSTITUTE([.M36];&quot;-&quot;;&quot;&quot;));IF([.L36]&lt;0;&quot;_N&quot;;&quot;_&quot;);ABS([.L36]);IF([.O36]=&quot;&quot;;&quot;&quot;;&quot;_JCM&quot;))" office:value-type="string" office:string-value="All/035_Neck Lower_Side_40_JCM">
            <text:p>All/035_Neck Lower_Side_40_JCM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首</text:p>
          </table:table-cell>
          <table:table-cell office:value-type="string">
            <text:p>Neck Lower</text:p>
          </table:table-cell>
          <table:table-cell table:formula="of:=IF([.F1]=[.N36];[.L36];&quot;&quot;)">
            <text:p/>
          </table:table-cell>
          <table:table-cell table:formula="of:=IF([.G1]=[.N36];[.L36];&quot;&quot;)">
            <text:p/>
          </table:table-cell>
          <table:table-cell table:formula="of:=IF([.H1]=[.N36];[.L36];&quot;&quot;)" office:value-type="float" office:value="40">
            <text:p>40</text:p>
          </table:table-cell>
          <table:table-cell table:formula="of:=IF([.I1]=[.N36];[.L36];&quot;&quot;)">
            <text:p/>
          </table:table-cell>
          <table:table-cell table:formula="of:=IF([.J1]=[.N36];[.L36];&quot;&quot;)">
            <text:p/>
          </table:table-cell>
          <table:table-cell table:formula="of:=IF([.K1]=[.N36];[.L36];&quot;&quot;)">
            <text:p/>
          </table:table-cell>
          <table:table-cell office:value-type="float" office:value="40">
            <text:p>40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NeckLowerSide_40_R</text:p>
          </table:table-cell>
          <table:table-cell table:number-columns-repeated="1003"/>
        </table:table-row>
        <table:table-row table:style-name="ro2">
          <table:table-cell table:style-name="ce2" office:value-type="float" office:value="36">
            <text:p>36</text:p>
          </table:table-cell>
          <table:table-cell table:formula="of:=CONCATENATE(&quot;All/&quot;;TEXT([.A37];&quot;000&quot;) ;&quot;_&quot;;[.E37];&quot;_&quot;;IF([.M37]=&quot;Side-Side&quot;;&quot;Side&quot;;SUBSTITUTE([.M37];&quot;-&quot;;&quot;&quot;));IF([.L37]&lt;0;&quot;_N&quot;;&quot;_&quot;);ABS([.L37]);IF([.O37]=&quot;&quot;;&quot;&quot;;&quot;_JCM&quot;))" office:value-type="string" office:string-value="All/036_Neck Lower_Side_N40_JCM">
            <text:p>All/036_Neck Lower_Side_N40_JCM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首</text:p>
          </table:table-cell>
          <table:table-cell office:value-type="string">
            <text:p>Neck Lower</text:p>
          </table:table-cell>
          <table:table-cell table:formula="of:=IF([.F1]=[.N37];[.L37];&quot;&quot;)">
            <text:p/>
          </table:table-cell>
          <table:table-cell table:formula="of:=IF([.G1]=[.N37];[.L37];&quot;&quot;)">
            <text:p/>
          </table:table-cell>
          <table:table-cell table:formula="of:=IF([.H1]=[.N37];[.L37];&quot;&quot;)" office:value-type="float" office:value="-40">
            <text:p>-40</text:p>
          </table:table-cell>
          <table:table-cell table:formula="of:=IF([.I1]=[.N37];[.L37];&quot;&quot;)">
            <text:p/>
          </table:table-cell>
          <table:table-cell table:formula="of:=IF([.J1]=[.N37];[.L37];&quot;&quot;)">
            <text:p/>
          </table:table-cell>
          <table:table-cell table:formula="of:=IF([.K1]=[.N37];[.L37];&quot;&quot;)">
            <text:p/>
          </table:table-cell>
          <table:table-cell office:value-type="float" office:value="-40">
            <text:p>-40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NeckLowerSide_40_L</text:p>
          </table:table-cell>
          <table:table-cell table:number-columns-repeated="1003"/>
        </table:table-row>
        <table:table-row table:style-name="ro2">
          <table:table-cell table:style-name="ce2" office:value-type="float" office:value="37">
            <text:p>37</text:p>
          </table:table-cell>
          <table:table-cell table:formula="of:=CONCATENATE(&quot;All/&quot;;TEXT([.A38];&quot;000&quot;) ;&quot;_&quot;;[.E38];&quot;_&quot;;IF([.M38]=&quot;Side-Side&quot;;&quot;Side&quot;;SUBSTITUTE([.M38];&quot;-&quot;;&quot;&quot;));IF([.L38]&lt;0;&quot;_N&quot;;&quot;_&quot;);ABS([.L38]);IF([.O38]=&quot;&quot;;&quot;&quot;;&quot;_JCM&quot;))" office:value-type="string" office:string-value="All/037_Neck Upper_Bend_12">
            <text:p>All/037_Neck Upper_Bend_12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首</text:p>
          </table:table-cell>
          <table:table-cell office:value-type="string">
            <text:p>Neck Upper</text:p>
          </table:table-cell>
          <table:table-cell table:formula="of:=IF([.F1]=[.N38];[.L38];&quot;&quot;)" office:value-type="float" office:value="12">
            <text:p>12</text:p>
          </table:table-cell>
          <table:table-cell table:formula="of:=IF([.G1]=[.N38];[.L38];&quot;&quot;)">
            <text:p/>
          </table:table-cell>
          <table:table-cell table:formula="of:=IF([.H1]=[.N38];[.L38];&quot;&quot;)">
            <text:p/>
          </table:table-cell>
          <table:table-cell table:formula="of:=IF([.I1]=[.N38];[.L38];&quot;&quot;)">
            <text:p/>
          </table:table-cell>
          <table:table-cell table:formula="of:=IF([.J1]=[.N38];[.L38];&quot;&quot;)">
            <text:p/>
          </table:table-cell>
          <table:table-cell table:formula="of:=IF([.K1]=[.N38];[.L38];&quot;&quot;)">
            <text:p/>
          </table:table-cell>
          <table:table-cell office:value-type="float" office:value="12">
            <text:p>12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8">
            <text:p>38</text:p>
          </table:table-cell>
          <table:table-cell table:formula="of:=CONCATENATE(&quot;All/&quot;;TEXT([.A39];&quot;000&quot;) ;&quot;_&quot;;[.E39];&quot;_&quot;;IF([.M39]=&quot;Side-Side&quot;;&quot;Side&quot;;SUBSTITUTE([.M39];&quot;-&quot;;&quot;&quot;));IF([.L39]&lt;0;&quot;_N&quot;;&quot;_&quot;);ABS([.L39]);IF([.O39]=&quot;&quot;;&quot;&quot;;&quot;_JCM&quot;))" office:value-type="string" office:string-value="All/038_Neck Upper_Bend_N27">
            <text:p>All/038_Neck Upper_Bend_N27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首</text:p>
          </table:table-cell>
          <table:table-cell office:value-type="string">
            <text:p>Neck Upper</text:p>
          </table:table-cell>
          <table:table-cell table:formula="of:=IF([.F1]=[.N39];[.L39];&quot;&quot;)" office:value-type="float" office:value="-27">
            <text:p>-27</text:p>
          </table:table-cell>
          <table:table-cell table:formula="of:=IF([.G1]=[.N39];[.L39];&quot;&quot;)">
            <text:p/>
          </table:table-cell>
          <table:table-cell table:formula="of:=IF([.H1]=[.N39];[.L39];&quot;&quot;)">
            <text:p/>
          </table:table-cell>
          <table:table-cell table:formula="of:=IF([.I1]=[.N39];[.L39];&quot;&quot;)">
            <text:p/>
          </table:table-cell>
          <table:table-cell table:formula="of:=IF([.J1]=[.N39];[.L39];&quot;&quot;)">
            <text:p/>
          </table:table-cell>
          <table:table-cell table:formula="of:=IF([.K1]=[.N39];[.L39];&quot;&quot;)">
            <text:p/>
          </table:table-cell>
          <table:table-cell office:value-type="float" office:value="-27">
            <text:p>-27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9">
            <text:p>39</text:p>
          </table:table-cell>
          <table:table-cell table:formula="of:=CONCATENATE(&quot;All/&quot;;TEXT([.A40];&quot;000&quot;) ;&quot;_&quot;;[.E40];&quot;_&quot;;IF([.M40]=&quot;Side-Side&quot;;&quot;Side&quot;;SUBSTITUTE([.M40];&quot;-&quot;;&quot;&quot;));IF([.L40]&lt;0;&quot;_N&quot;;&quot;_&quot;);ABS([.L40]);IF([.O40]=&quot;&quot;;&quot;&quot;;&quot;_JCM&quot;))" office:value-type="string" office:string-value="All/039_Neck Upper_Twist_22">
            <text:p>All/039_Neck Upper_Twist_22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首</text:p>
          </table:table-cell>
          <table:table-cell office:value-type="string">
            <text:p>Neck Upper</text:p>
          </table:table-cell>
          <table:table-cell table:formula="of:=IF([.F1]=[.N40];[.L40];&quot;&quot;)">
            <text:p/>
          </table:table-cell>
          <table:table-cell table:formula="of:=IF([.G1]=[.N40];[.L40];&quot;&quot;)" office:value-type="float" office:value="22">
            <text:p>22</text:p>
          </table:table-cell>
          <table:table-cell table:formula="of:=IF([.H1]=[.N40];[.L40];&quot;&quot;)">
            <text:p/>
          </table:table-cell>
          <table:table-cell table:formula="of:=IF([.I1]=[.N40];[.L40];&quot;&quot;)">
            <text:p/>
          </table:table-cell>
          <table:table-cell table:formula="of:=IF([.J1]=[.N40];[.L40];&quot;&quot;)">
            <text:p/>
          </table:table-cell>
          <table:table-cell table:formula="of:=IF([.K1]=[.N40];[.L40];&quot;&quot;)">
            <text:p/>
          </table:table-cell>
          <table:table-cell office:value-type="float" office:value="22">
            <text:p>22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0">
            <text:p>40</text:p>
          </table:table-cell>
          <table:table-cell table:formula="of:=CONCATENATE(&quot;All/&quot;;TEXT([.A41];&quot;000&quot;) ;&quot;_&quot;;[.E41];&quot;_&quot;;IF([.M41]=&quot;Side-Side&quot;;&quot;Side&quot;;SUBSTITUTE([.M41];&quot;-&quot;;&quot;&quot;));IF([.L41]&lt;0;&quot;_N&quot;;&quot;_&quot;);ABS([.L41]);IF([.O41]=&quot;&quot;;&quot;&quot;;&quot;_JCM&quot;))" office:value-type="string" office:string-value="All/040_Neck Upper_Twist_N22">
            <text:p>All/040_Neck Upper_Twist_N22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首</text:p>
          </table:table-cell>
          <table:table-cell office:value-type="string">
            <text:p>Neck Upper</text:p>
          </table:table-cell>
          <table:table-cell table:formula="of:=IF([.F1]=[.N41];[.L41];&quot;&quot;)">
            <text:p/>
          </table:table-cell>
          <table:table-cell table:formula="of:=IF([.G1]=[.N41];[.L41];&quot;&quot;)" office:value-type="float" office:value="-22">
            <text:p>-22</text:p>
          </table:table-cell>
          <table:table-cell table:formula="of:=IF([.H1]=[.N41];[.L41];&quot;&quot;)">
            <text:p/>
          </table:table-cell>
          <table:table-cell table:formula="of:=IF([.I1]=[.N41];[.L41];&quot;&quot;)">
            <text:p/>
          </table:table-cell>
          <table:table-cell table:formula="of:=IF([.J1]=[.N41];[.L41];&quot;&quot;)">
            <text:p/>
          </table:table-cell>
          <table:table-cell table:formula="of:=IF([.K1]=[.N41];[.L41];&quot;&quot;)">
            <text:p/>
          </table:table-cell>
          <table:table-cell office:value-type="float" office:value="-22">
            <text:p>-22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1">
            <text:p>41</text:p>
          </table:table-cell>
          <table:table-cell table:formula="of:=CONCATENATE(&quot;All/&quot;;TEXT([.A42];&quot;000&quot;) ;&quot;_&quot;;[.E42];&quot;_&quot;;IF([.M42]=&quot;Side-Side&quot;;&quot;Side&quot;;SUBSTITUTE([.M42];&quot;-&quot;;&quot;&quot;));IF([.L42]&lt;0;&quot;_N&quot;;&quot;_&quot;);ABS([.L42]);IF([.O42]=&quot;&quot;;&quot;&quot;;&quot;_JCM&quot;))" office:value-type="string" office:string-value="All/041_Neck Upper_Side_10">
            <text:p>All/041_Neck Upper_Side_10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首</text:p>
          </table:table-cell>
          <table:table-cell office:value-type="string">
            <text:p>Neck Upper</text:p>
          </table:table-cell>
          <table:table-cell table:formula="of:=IF([.F1]=[.N42];[.L42];&quot;&quot;)">
            <text:p/>
          </table:table-cell>
          <table:table-cell table:formula="of:=IF([.G1]=[.N42];[.L42];&quot;&quot;)">
            <text:p/>
          </table:table-cell>
          <table:table-cell table:formula="of:=IF([.H1]=[.N42];[.L42];&quot;&quot;)" office:value-type="float" office:value="10">
            <text:p>10</text:p>
          </table:table-cell>
          <table:table-cell table:formula="of:=IF([.I1]=[.N42];[.L42];&quot;&quot;)">
            <text:p/>
          </table:table-cell>
          <table:table-cell table:formula="of:=IF([.J1]=[.N42];[.L42];&quot;&quot;)">
            <text:p/>
          </table:table-cell>
          <table:table-cell table:formula="of:=IF([.K1]=[.N42];[.L42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2">
            <text:p>42</text:p>
          </table:table-cell>
          <table:table-cell table:formula="of:=CONCATENATE(&quot;All/&quot;;TEXT([.A43];&quot;000&quot;) ;&quot;_&quot;;[.E43];&quot;_&quot;;IF([.M43]=&quot;Side-Side&quot;;&quot;Side&quot;;SUBSTITUTE([.M43];&quot;-&quot;;&quot;&quot;));IF([.L43]&lt;0;&quot;_N&quot;;&quot;_&quot;);ABS([.L43]);IF([.O43]=&quot;&quot;;&quot;&quot;;&quot;_JCM&quot;))" office:value-type="string" office:string-value="All/042_Neck Upper_Side_N10">
            <text:p>All/042_Neck Upper_Side_N10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首</text:p>
          </table:table-cell>
          <table:table-cell office:value-type="string">
            <text:p>Neck Upper</text:p>
          </table:table-cell>
          <table:table-cell table:formula="of:=IF([.F1]=[.N43];[.L43];&quot;&quot;)">
            <text:p/>
          </table:table-cell>
          <table:table-cell table:formula="of:=IF([.G1]=[.N43];[.L43];&quot;&quot;)">
            <text:p/>
          </table:table-cell>
          <table:table-cell table:formula="of:=IF([.H1]=[.N43];[.L43];&quot;&quot;)" office:value-type="float" office:value="-10">
            <text:p>-10</text:p>
          </table:table-cell>
          <table:table-cell table:formula="of:=IF([.I1]=[.N43];[.L43];&quot;&quot;)">
            <text:p/>
          </table:table-cell>
          <table:table-cell table:formula="of:=IF([.J1]=[.N43];[.L43];&quot;&quot;)">
            <text:p/>
          </table:table-cell>
          <table:table-cell table:formula="of:=IF([.K1]=[.N43];[.L43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3">
          <table:table-cell table:style-name="ce2" office:value-type="float" office:value="43">
            <text:p>43</text:p>
          </table:table-cell>
          <table:table-cell/>
          <table:table-cell table:style-name="ce2" office:value-type="string">
            <text:p>中</text:p>
          </table:table-cell>
          <table:table-cell table:style-name="ce2" office:value-type="string">
            <text:p>首</text:p>
          </table:table-cell>
          <table:table-cell office:value-type="string">
            <text:p>Neck Lower</text:p>
          </table:table-cell>
          <table:table-cell table:formula="of:=IF([.F1]=[.N44];[.L44];&quot;&quot;)" office:value-type="float" office:value="40">
            <text:p>40</text:p>
          </table:table-cell>
          <table:table-cell table:formula="of:=IF([.G1]=[.N44];[.L44];&quot;&quot;)">
            <text:p/>
          </table:table-cell>
          <table:table-cell table:formula="of:=IF([.H1]=[.N44];[.L44];&quot;&quot;)">
            <text:p/>
          </table:table-cell>
          <table:table-cell table:formula="of:=IF([.I1]=[.N44];[.L44];&quot;&quot;)">
            <text:p/>
          </table:table-cell>
          <table:table-cell table:formula="of:=IF([.J1]=[.N44];[.L44];&quot;&quot;)">
            <text:p/>
          </table:table-cell>
          <table:table-cell table:formula="of:=IF([.K1]=[.N44];[.L44];&quot;&quot;)">
            <text:p/>
          </table:table-cell>
          <table:table-cell office:value-type="float" office:value="40">
            <text:p>4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NeckFwd_35</text:p>
          </table:table-cell>
          <table:table-cell office:value-type="string">
            <text:p>このモーフはNeck Upper:BendとNeck Lower:Bendの双方より影響を受ける</text:p>
          </table:table-cell>
          <table:table-cell table:number-columns-repeated="1002"/>
        </table:table-row>
        <table:table-row table:style-name="ro3">
          <table:table-cell table:style-name="ce2" office:value-type="float" office:value="43">
            <text:p>43</text:p>
          </table:table-cell>
          <table:table-cell table:formula="of:=CONCATENATE(&quot;All/&quot;;TEXT([.A45];&quot;000&quot;) ;&quot;_&quot;;[.E45];&quot;_&quot;;IF([.M45]=&quot;Side-Side&quot;;&quot;Side&quot;;SUBSTITUTE([.M45];&quot;-&quot;;&quot;&quot;));IF([.L45]&lt;0;&quot;_N&quot;;&quot;_&quot;);ABS([.L45]);IF([.O45]=&quot;&quot;;&quot;&quot;;&quot;_JCM&quot;))" office:value-type="string" office:string-value="All/043_Neck Upper_Bend_12_JCM">
            <text:p>All/043_Neck Upper_Bend_12_JCM</text:p>
          </table:table-cell>
          <table:table-cell table:style-name="Default"/>
          <table:table-cell table:style-name="ce2" office:value-type="string">
            <text:p>同上</text:p>
          </table:table-cell>
          <table:table-cell office:value-type="string">
            <text:p>Neck Upper</text:p>
          </table:table-cell>
          <table:table-cell table:formula="of:=IF([.F1]=[.N45];[.L45];&quot;&quot;)" office:value-type="float" office:value="12">
            <text:p>12</text:p>
          </table:table-cell>
          <table:table-cell table:formula="of:=IF([.G1]=[.N45];[.L45];&quot;&quot;)">
            <text:p/>
          </table:table-cell>
          <table:table-cell table:formula="of:=IF([.H1]=[.N45];[.L45];&quot;&quot;)">
            <text:p/>
          </table:table-cell>
          <table:table-cell table:formula="of:=IF([.I1]=[.N45];[.L45];&quot;&quot;)">
            <text:p/>
          </table:table-cell>
          <table:table-cell table:formula="of:=IF([.J1]=[.N45];[.L45];&quot;&quot;)">
            <text:p/>
          </table:table-cell>
          <table:table-cell table:formula="of:=IF([.K1]=[.N45];[.L45];&quot;&quot;)">
            <text:p/>
          </table:table-cell>
          <table:table-cell office:value-type="float" office:value="12">
            <text:p>12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NeckFwd_35</text:p>
          </table:table-cell>
          <table:table-cell office:value-type="string">
            <text:p>このモーフはNeck Upper:BendとNeck Lower:Bendの双方より影響を受ける</text:p>
          </table:table-cell>
          <table:table-cell table:number-columns-repeated="1002"/>
        </table:table-row>
        <table:table-row table:style-name="ro3">
          <table:table-cell table:style-name="ce2" office:value-type="float" office:value="44">
            <text:p>44</text:p>
          </table:table-cell>
          <table:table-cell/>
          <table:table-cell table:style-name="ce2" office:value-type="string">
            <text:p>中</text:p>
          </table:table-cell>
          <table:table-cell table:style-name="ce2" office:value-type="string">
            <text:p>首</text:p>
          </table:table-cell>
          <table:table-cell office:value-type="string">
            <text:p>Neck Lower</text:p>
          </table:table-cell>
          <table:table-cell table:formula="of:=IF([.F1]=[.N46];[.L46];&quot;&quot;)" office:value-type="float" office:value="-25">
            <text:p>-25</text:p>
          </table:table-cell>
          <table:table-cell table:formula="of:=IF([.G1]=[.N46];[.L46];&quot;&quot;)">
            <text:p/>
          </table:table-cell>
          <table:table-cell table:formula="of:=IF([.H1]=[.N46];[.L46];&quot;&quot;)">
            <text:p/>
          </table:table-cell>
          <table:table-cell table:formula="of:=IF([.I1]=[.N46];[.L46];&quot;&quot;)">
            <text:p/>
          </table:table-cell>
          <table:table-cell table:formula="of:=IF([.J1]=[.N46];[.L46];&quot;&quot;)">
            <text:p/>
          </table:table-cell>
          <table:table-cell table:formula="of:=IF([.K1]=[.N46];[.L46];&quot;&quot;)">
            <text:p/>
          </table:table-cell>
          <table:table-cell office:value-type="float" office:value="-25">
            <text:p>-2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NeckBack_27</text:p>
          </table:table-cell>
          <table:table-cell office:value-type="string">
            <text:p>このモーフはNeck Upper:BendとNeck Lower:Bendの双方より影響を受ける</text:p>
          </table:table-cell>
          <table:table-cell table:number-columns-repeated="1002"/>
        </table:table-row>
        <table:table-row table:style-name="ro3">
          <table:table-cell table:style-name="ce2" office:value-type="float" office:value="44">
            <text:p>44</text:p>
          </table:table-cell>
          <table:table-cell table:formula="of:=CONCATENATE(&quot;All/&quot;;TEXT([.A47];&quot;000&quot;) ;&quot;_&quot;;[.E47];&quot;_&quot;;IF([.M47]=&quot;Side-Side&quot;;&quot;Side&quot;;SUBSTITUTE([.M47];&quot;-&quot;;&quot;&quot;));IF([.L47]&lt;0;&quot;_N&quot;;&quot;_&quot;);ABS([.L47]);IF([.O47]=&quot;&quot;;&quot;&quot;;&quot;_JCM&quot;))" office:value-type="string" office:string-value="All/044_Neck Upper_Bend_N27_JCM">
            <text:p>All/044_Neck Upper_Bend_N27_JCM</text:p>
          </table:table-cell>
          <table:table-cell table:style-name="Default"/>
          <table:table-cell table:style-name="ce2" office:value-type="string">
            <text:p>同上</text:p>
          </table:table-cell>
          <table:table-cell office:value-type="string">
            <text:p>Neck Upper</text:p>
          </table:table-cell>
          <table:table-cell table:formula="of:=IF([.F1]=[.N47];[.L47];&quot;&quot;)" office:value-type="float" office:value="-27">
            <text:p>-27</text:p>
          </table:table-cell>
          <table:table-cell table:formula="of:=IF([.G1]=[.N47];[.L47];&quot;&quot;)">
            <text:p/>
          </table:table-cell>
          <table:table-cell table:formula="of:=IF([.H1]=[.N47];[.L47];&quot;&quot;)">
            <text:p/>
          </table:table-cell>
          <table:table-cell table:formula="of:=IF([.I1]=[.N47];[.L47];&quot;&quot;)">
            <text:p/>
          </table:table-cell>
          <table:table-cell table:formula="of:=IF([.J1]=[.N47];[.L47];&quot;&quot;)">
            <text:p/>
          </table:table-cell>
          <table:table-cell table:formula="of:=IF([.K1]=[.N47];[.L47];&quot;&quot;)">
            <text:p/>
          </table:table-cell>
          <table:table-cell office:value-type="float" office:value="-27">
            <text:p>-27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NeckBack_27</text:p>
          </table:table-cell>
          <table:table-cell office:value-type="string">
            <text:p>このモーフはNeck Upper:BendとNeck Lower:Bendの双方より影響を受ける</text:p>
          </table:table-cell>
          <table:table-cell table:number-columns-repeated="1002"/>
        </table:table-row>
        <table:table-row table:style-name="ro2">
          <table:table-cell table:style-name="ce2" office:value-type="float" office:value="45">
            <text:p>45</text:p>
          </table:table-cell>
          <table:table-cell table:formula="of:=CONCATENATE(&quot;All/&quot;;TEXT([.A48];&quot;000&quot;) ;&quot;_&quot;;[.E48];&quot;_&quot;;IF([.M48]=&quot;Side-Side&quot;;&quot;Side&quot;;SUBSTITUTE([.M48];&quot;-&quot;;&quot;&quot;));IF([.L48]&lt;0;&quot;_N&quot;;&quot;_&quot;);ABS([.L48]);IF([.O48]=&quot;&quot;;&quot;&quot;;&quot;_JCM&quot;))" office:value-type="string" office:string-value="All/045_Head_Bend_25_JCM">
            <text:p>All/045_Head_Bend_25_JCM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Head</text:p>
          </table:table-cell>
          <table:table-cell table:formula="of:=IF([.F1]=[.N48];[.L48];&quot;&quot;)" office:value-type="float" office:value="25">
            <text:p>25</text:p>
          </table:table-cell>
          <table:table-cell table:formula="of:=IF([.G1]=[.N48];[.L48];&quot;&quot;)">
            <text:p/>
          </table:table-cell>
          <table:table-cell table:formula="of:=IF([.H1]=[.N48];[.L48];&quot;&quot;)">
            <text:p/>
          </table:table-cell>
          <table:table-cell table:formula="of:=IF([.I1]=[.N48];[.L48];&quot;&quot;)">
            <text:p/>
          </table:table-cell>
          <table:table-cell table:formula="of:=IF([.J1]=[.N48];[.L48];&quot;&quot;)">
            <text:p/>
          </table:table-cell>
          <table:table-cell table:formula="of:=IF([.K1]=[.N48];[.L48];&quot;&quot;)">
            <text:p/>
          </table:table-cell>
          <table:table-cell office:value-type="float" office:value="25">
            <text:p>2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HeadFwd_25</text:p>
          </table:table-cell>
          <table:table-cell table:number-columns-repeated="1003"/>
        </table:table-row>
        <table:table-row table:style-name="ro2">
          <table:table-cell table:style-name="ce2" office:value-type="float" office:value="46">
            <text:p>46</text:p>
          </table:table-cell>
          <table:table-cell table:formula="of:=CONCATENATE(&quot;All/&quot;;TEXT([.A49];&quot;000&quot;) ;&quot;_&quot;;[.E49];&quot;_&quot;;IF([.M49]=&quot;Side-Side&quot;;&quot;Side&quot;;SUBSTITUTE([.M49];&quot;-&quot;;&quot;&quot;));IF([.L49]&lt;0;&quot;_N&quot;;&quot;_&quot;);ABS([.L49]);IF([.O49]=&quot;&quot;;&quot;&quot;;&quot;_JCM&quot;))" office:value-type="string" office:string-value="All/046_Head_Bend_N27_JCM">
            <text:p>All/046_Head_Bend_N27_JCM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Head</text:p>
          </table:table-cell>
          <table:table-cell table:formula="of:=IF([.F1]=[.N49];[.L49];&quot;&quot;)" office:value-type="float" office:value="-27">
            <text:p>-27</text:p>
          </table:table-cell>
          <table:table-cell table:formula="of:=IF([.G1]=[.N49];[.L49];&quot;&quot;)">
            <text:p/>
          </table:table-cell>
          <table:table-cell table:formula="of:=IF([.H1]=[.N49];[.L49];&quot;&quot;)">
            <text:p/>
          </table:table-cell>
          <table:table-cell table:formula="of:=IF([.I1]=[.N49];[.L49];&quot;&quot;)">
            <text:p/>
          </table:table-cell>
          <table:table-cell table:formula="of:=IF([.J1]=[.N49];[.L49];&quot;&quot;)">
            <text:p/>
          </table:table-cell>
          <table:table-cell table:formula="of:=IF([.K1]=[.N49];[.L49];&quot;&quot;)">
            <text:p/>
          </table:table-cell>
          <table:table-cell office:value-type="float" office:value="-27">
            <text:p>-27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HeadBack_27</text:p>
          </table:table-cell>
          <table:table-cell table:number-columns-repeated="1003"/>
        </table:table-row>
        <table:table-row table:style-name="ro2">
          <table:table-cell table:style-name="ce2" office:value-type="float" office:value="47">
            <text:p>47</text:p>
          </table:table-cell>
          <table:table-cell table:formula="of:=CONCATENATE(&quot;All/&quot;;TEXT([.A50];&quot;000&quot;) ;&quot;_&quot;;[.E50];&quot;_&quot;;IF([.M50]=&quot;Side-Side&quot;;&quot;Side&quot;;SUBSTITUTE([.M50];&quot;-&quot;;&quot;&quot;));IF([.L50]&lt;0;&quot;_N&quot;;&quot;_&quot;);ABS([.L50]);IF([.O50]=&quot;&quot;;&quot;&quot;;&quot;_JCM&quot;))" office:value-type="string" office:string-value="All/047_Head_Bend_N30">
            <text:p>All/047_Head_Bend_N30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Head</text:p>
          </table:table-cell>
          <table:table-cell table:formula="of:=IF([.F1]=[.N50];[.L50];&quot;&quot;)" office:value-type="float" office:value="-30">
            <text:p>-30</text:p>
          </table:table-cell>
          <table:table-cell table:formula="of:=IF([.G1]=[.N50];[.L50];&quot;&quot;)">
            <text:p/>
          </table:table-cell>
          <table:table-cell table:formula="of:=IF([.H1]=[.N50];[.L50];&quot;&quot;)">
            <text:p/>
          </table:table-cell>
          <table:table-cell table:formula="of:=IF([.I1]=[.N50];[.L50];&quot;&quot;)">
            <text:p/>
          </table:table-cell>
          <table:table-cell table:formula="of:=IF([.J1]=[.N50];[.L50];&quot;&quot;)">
            <text:p/>
          </table:table-cell>
          <table:table-cell table:formula="of:=IF([.K1]=[.N50];[.L50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8">
            <text:p>48</text:p>
          </table:table-cell>
          <table:table-cell table:formula="of:=CONCATENATE(&quot;All/&quot;;TEXT([.A51];&quot;000&quot;) ;&quot;_&quot;;[.E51];&quot;_&quot;;IF([.M51]=&quot;Side-Side&quot;;&quot;Side&quot;;SUBSTITUTE([.M51];&quot;-&quot;;&quot;&quot;));IF([.L51]&lt;0;&quot;_N&quot;;&quot;_&quot;);ABS([.L51]);IF([.O51]=&quot;&quot;;&quot;&quot;;&quot;_JCM&quot;))" office:value-type="string" office:string-value="All/048_Head_Twist_22">
            <text:p>All/048_Head_Twist_22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Head</text:p>
          </table:table-cell>
          <table:table-cell table:formula="of:=IF([.F1]=[.N51];[.L51];&quot;&quot;)">
            <text:p/>
          </table:table-cell>
          <table:table-cell table:formula="of:=IF([.G1]=[.N51];[.L51];&quot;&quot;)" office:value-type="float" office:value="22">
            <text:p>22</text:p>
          </table:table-cell>
          <table:table-cell table:formula="of:=IF([.H1]=[.N51];[.L51];&quot;&quot;)">
            <text:p/>
          </table:table-cell>
          <table:table-cell table:formula="of:=IF([.I1]=[.N51];[.L51];&quot;&quot;)">
            <text:p/>
          </table:table-cell>
          <table:table-cell table:formula="of:=IF([.J1]=[.N51];[.L51];&quot;&quot;)">
            <text:p/>
          </table:table-cell>
          <table:table-cell table:formula="of:=IF([.K1]=[.N51];[.L51];&quot;&quot;)">
            <text:p/>
          </table:table-cell>
          <table:table-cell office:value-type="float" office:value="22">
            <text:p>22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9">
            <text:p>49</text:p>
          </table:table-cell>
          <table:table-cell table:formula="of:=CONCATENATE(&quot;All/&quot;;TEXT([.A52];&quot;000&quot;) ;&quot;_&quot;;[.E52];&quot;_&quot;;IF([.M52]=&quot;Side-Side&quot;;&quot;Side&quot;;SUBSTITUTE([.M52];&quot;-&quot;;&quot;&quot;));IF([.L52]&lt;0;&quot;_N&quot;;&quot;_&quot;);ABS([.L52]);IF([.O52]=&quot;&quot;;&quot;&quot;;&quot;_JCM&quot;))" office:value-type="string" office:string-value="All/049_Head_Twist_N22">
            <text:p>All/049_Head_Twist_N22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Head</text:p>
          </table:table-cell>
          <table:table-cell table:formula="of:=IF([.F1]=[.N52];[.L52];&quot;&quot;)">
            <text:p/>
          </table:table-cell>
          <table:table-cell table:formula="of:=IF([.G1]=[.N52];[.L52];&quot;&quot;)" office:value-type="float" office:value="-22">
            <text:p>-22</text:p>
          </table:table-cell>
          <table:table-cell table:formula="of:=IF([.H1]=[.N52];[.L52];&quot;&quot;)">
            <text:p/>
          </table:table-cell>
          <table:table-cell table:formula="of:=IF([.I1]=[.N52];[.L52];&quot;&quot;)">
            <text:p/>
          </table:table-cell>
          <table:table-cell table:formula="of:=IF([.J1]=[.N52];[.L52];&quot;&quot;)">
            <text:p/>
          </table:table-cell>
          <table:table-cell table:formula="of:=IF([.K1]=[.N52];[.L52];&quot;&quot;)">
            <text:p/>
          </table:table-cell>
          <table:table-cell office:value-type="float" office:value="-22">
            <text:p>-22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0">
            <text:p>50</text:p>
          </table:table-cell>
          <table:table-cell table:formula="of:=CONCATENATE(&quot;All/&quot;;TEXT([.A53];&quot;000&quot;) ;&quot;_&quot;;[.E53];&quot;_&quot;;IF([.M53]=&quot;Side-Side&quot;;&quot;Side&quot;;SUBSTITUTE([.M53];&quot;-&quot;;&quot;&quot;));IF([.L53]&lt;0;&quot;_N&quot;;&quot;_&quot;);ABS([.L53]);IF([.O53]=&quot;&quot;;&quot;&quot;;&quot;_JCM&quot;))" office:value-type="string" office:string-value="All/050_Head_Side_20">
            <text:p>All/050_Head_Side_20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Head</text:p>
          </table:table-cell>
          <table:table-cell table:formula="of:=IF([.F1]=[.N53];[.L53];&quot;&quot;)">
            <text:p/>
          </table:table-cell>
          <table:table-cell table:formula="of:=IF([.G1]=[.N53];[.L53];&quot;&quot;)">
            <text:p/>
          </table:table-cell>
          <table:table-cell table:formula="of:=IF([.H1]=[.N53];[.L53];&quot;&quot;)" office:value-type="float" office:value="20">
            <text:p>20</text:p>
          </table:table-cell>
          <table:table-cell table:formula="of:=IF([.I1]=[.N53];[.L53];&quot;&quot;)">
            <text:p/>
          </table:table-cell>
          <table:table-cell table:formula="of:=IF([.J1]=[.N53];[.L53];&quot;&quot;)">
            <text:p/>
          </table:table-cell>
          <table:table-cell table:formula="of:=IF([.K1]=[.N53];[.L53];&quot;&quot;)">
            <text:p/>
          </table:table-cell>
          <table:table-cell office:value-type="float" office:value="20">
            <text:p>20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1">
            <text:p>51</text:p>
          </table:table-cell>
          <table:table-cell table:formula="of:=CONCATENATE(&quot;All/&quot;;TEXT([.A54];&quot;000&quot;) ;&quot;_&quot;;[.E54];&quot;_&quot;;IF([.M54]=&quot;Side-Side&quot;;&quot;Side&quot;;SUBSTITUTE([.M54];&quot;-&quot;;&quot;&quot;));IF([.L54]&lt;0;&quot;_N&quot;;&quot;_&quot;);ABS([.L54]);IF([.O54]=&quot;&quot;;&quot;&quot;;&quot;_JCM&quot;))" office:value-type="string" office:string-value="All/051_Head_Side_N20">
            <text:p>All/051_Head_Side_N20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Head</text:p>
          </table:table-cell>
          <table:table-cell table:formula="of:=IF([.F1]=[.N54];[.L54];&quot;&quot;)">
            <text:p/>
          </table:table-cell>
          <table:table-cell table:formula="of:=IF([.G1]=[.N54];[.L54];&quot;&quot;)">
            <text:p/>
          </table:table-cell>
          <table:table-cell table:formula="of:=IF([.H1]=[.N54];[.L54];&quot;&quot;)" office:value-type="float" office:value="-20">
            <text:p>-20</text:p>
          </table:table-cell>
          <table:table-cell table:formula="of:=IF([.I1]=[.N54];[.L54];&quot;&quot;)">
            <text:p/>
          </table:table-cell>
          <table:table-cell table:formula="of:=IF([.J1]=[.N54];[.L54];&quot;&quot;)">
            <text:p/>
          </table:table-cell>
          <table:table-cell table:formula="of:=IF([.K1]=[.N54];[.L54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2">
            <text:p>52</text:p>
          </table:table-cell>
          <table:table-cell table:formula="of:=CONCATENATE(&quot;All/&quot;;TEXT([.A55];&quot;000&quot;) ;&quot;_&quot;;[.E55];&quot;_&quot;;IF([.M55]=&quot;Side-Side&quot;;&quot;Side&quot;;SUBSTITUTE([.M55];&quot;-&quot;;&quot;&quot;));IF([.L55]&lt;0;&quot;_N&quot;;&quot;_&quot;);ABS([.L55]);IF([.O55]=&quot;&quot;;&quot;&quot;;&quot;_JCM&quot;))" office:value-type="string" office:string-value="All/052_Lower Jaw_UpDown_25">
            <text:p>All/052_Lower Jaw_UpDown_25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Lower Jaw</text:p>
          </table:table-cell>
          <table:table-cell table:formula="of:=IF([.F1]=[.N55];[.L55];&quot;&quot;)" office:value-type="float" office:value="25">
            <text:p>25</text:p>
          </table:table-cell>
          <table:table-cell table:formula="of:=IF([.G1]=[.N55];[.L55];&quot;&quot;)">
            <text:p/>
          </table:table-cell>
          <table:table-cell table:formula="of:=IF([.H1]=[.N55];[.L55];&quot;&quot;)">
            <text:p/>
          </table:table-cell>
          <table:table-cell table:formula="of:=IF([.I1]=[.N55];[.L55];&quot;&quot;)">
            <text:p/>
          </table:table-cell>
          <table:table-cell table:formula="of:=IF([.J1]=[.N55];[.L55];&quot;&quot;)">
            <text:p/>
          </table:table-cell>
          <table:table-cell table:formula="of:=IF([.K1]=[.N55];[.L55];&quot;&quot;)">
            <text:p/>
          </table:table-cell>
          <table:table-cell office:value-type="float" office:value="25">
            <text:p>25</text:p>
          </table:table-cell>
          <table:table-cell office:value-type="string">
            <text:p>Up-Down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3">
            <text:p>53</text:p>
          </table:table-cell>
          <table:table-cell table:formula="of:=CONCATENATE(&quot;All/&quot;;TEXT([.A56];&quot;000&quot;) ;&quot;_&quot;;[.E56];&quot;_&quot;;IF([.M56]=&quot;Side-Side&quot;;&quot;Side&quot;;SUBSTITUTE([.M56];&quot;-&quot;;&quot;&quot;));IF([.L56]&lt;0;&quot;_N&quot;;&quot;_&quot;);ABS([.L56]);IF([.O56]=&quot;&quot;;&quot;&quot;;&quot;_JCM&quot;))" office:value-type="string" office:string-value="All/053_Lower Jaw_UpDown_N10">
            <text:p>All/053_Lower Jaw_UpDown_N10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Lower Jaw</text:p>
          </table:table-cell>
          <table:table-cell table:formula="of:=IF([.F1]=[.N56];[.L56];&quot;&quot;)" office:value-type="float" office:value="-10">
            <text:p>-10</text:p>
          </table:table-cell>
          <table:table-cell table:formula="of:=IF([.G1]=[.N56];[.L56];&quot;&quot;)">
            <text:p/>
          </table:table-cell>
          <table:table-cell table:formula="of:=IF([.H1]=[.N56];[.L56];&quot;&quot;)">
            <text:p/>
          </table:table-cell>
          <table:table-cell table:formula="of:=IF([.I1]=[.N56];[.L56];&quot;&quot;)">
            <text:p/>
          </table:table-cell>
          <table:table-cell table:formula="of:=IF([.J1]=[.N56];[.L56];&quot;&quot;)">
            <text:p/>
          </table:table-cell>
          <table:table-cell table:formula="of:=IF([.K1]=[.N56];[.L56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Up-Down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4">
            <text:p>54</text:p>
          </table:table-cell>
          <table:table-cell table:formula="of:=CONCATENATE(&quot;All/&quot;;TEXT([.A57];&quot;000&quot;) ;&quot;_&quot;;[.E57];&quot;_&quot;;IF([.M57]=&quot;Side-Side&quot;;&quot;Side&quot;;SUBSTITUTE([.M57];&quot;-&quot;;&quot;&quot;));IF([.L57]&lt;0;&quot;_N&quot;;&quot;_&quot;);ABS([.L57]);IF([.O57]=&quot;&quot;;&quot;&quot;;&quot;_JCM&quot;))" office:value-type="string" office:string-value="All/054_Lower Jaw_Side_12">
            <text:p>All/054_Lower Jaw_Side_12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Lower Jaw</text:p>
          </table:table-cell>
          <table:table-cell table:formula="of:=IF([.F1]=[.N57];[.L57];&quot;&quot;)">
            <text:p/>
          </table:table-cell>
          <table:table-cell table:formula="of:=IF([.G1]=[.N57];[.L57];&quot;&quot;)" office:value-type="float" office:value="12">
            <text:p>12</text:p>
          </table:table-cell>
          <table:table-cell table:formula="of:=IF([.H1]=[.N57];[.L57];&quot;&quot;)">
            <text:p/>
          </table:table-cell>
          <table:table-cell table:formula="of:=IF([.I1]=[.N57];[.L57];&quot;&quot;)">
            <text:p/>
          </table:table-cell>
          <table:table-cell table:formula="of:=IF([.J1]=[.N57];[.L57];&quot;&quot;)">
            <text:p/>
          </table:table-cell>
          <table:table-cell table:formula="of:=IF([.K1]=[.N57];[.L57];&quot;&quot;)">
            <text:p/>
          </table:table-cell>
          <table:table-cell office:value-type="float" office:value="12">
            <text:p>1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5">
            <text:p>55</text:p>
          </table:table-cell>
          <table:table-cell table:formula="of:=CONCATENATE(&quot;All/&quot;;TEXT([.A58];&quot;000&quot;) ;&quot;_&quot;;[.E58];&quot;_&quot;;IF([.M58]=&quot;Side-Side&quot;;&quot;Side&quot;;SUBSTITUTE([.M58];&quot;-&quot;;&quot;&quot;));IF([.L58]&lt;0;&quot;_N&quot;;&quot;_&quot;);ABS([.L58]);IF([.O58]=&quot;&quot;;&quot;&quot;;&quot;_JCM&quot;))" office:value-type="string" office:string-value="All/055_Lower Jaw_Side_N12">
            <text:p>All/055_Lower Jaw_Side_N12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Lower Jaw</text:p>
          </table:table-cell>
          <table:table-cell table:formula="of:=IF([.F1]=[.N58];[.L58];&quot;&quot;)">
            <text:p/>
          </table:table-cell>
          <table:table-cell table:formula="of:=IF([.G1]=[.N58];[.L58];&quot;&quot;)" office:value-type="float" office:value="-12">
            <text:p>-12</text:p>
          </table:table-cell>
          <table:table-cell table:formula="of:=IF([.H1]=[.N58];[.L58];&quot;&quot;)">
            <text:p/>
          </table:table-cell>
          <table:table-cell table:formula="of:=IF([.I1]=[.N58];[.L58];&quot;&quot;)">
            <text:p/>
          </table:table-cell>
          <table:table-cell table:formula="of:=IF([.J1]=[.N58];[.L58];&quot;&quot;)">
            <text:p/>
          </table:table-cell>
          <table:table-cell table:formula="of:=IF([.K1]=[.N58];[.L58];&quot;&quot;)">
            <text:p/>
          </table:table-cell>
          <table:table-cell office:value-type="float" office:value="-12">
            <text:p>-1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6">
            <text:p>56</text:p>
          </table:table-cell>
          <table:table-cell table:formula="of:=CONCATENATE(&quot;All/&quot;;TEXT([.A59];&quot;000&quot;) ;&quot;_&quot;;[.E59];&quot;_&quot;;IF([.M59]=&quot;Side-Side&quot;;&quot;Side&quot;;SUBSTITUTE([.M59];&quot;-&quot;;&quot;&quot;));IF([.L59]&lt;0;&quot;_N&quot;;&quot;_&quot;);ABS([.L59]);IF([.O59]=&quot;&quot;;&quot;&quot;;&quot;_JCM&quot;))" office:value-type="string" office:string-value="All/056_Lower Jaw_X Translate_1">
            <text:p>All/056_Lower Jaw_X Translate_1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Lower Jaw</text:p>
          </table:table-cell>
          <table:table-cell table:formula="of:=IF([.F1]=[.N59];[.L59];&quot;&quot;)">
            <text:p/>
          </table:table-cell>
          <table:table-cell table:formula="of:=IF([.G1]=[.N59];[.L59];&quot;&quot;)">
            <text:p/>
          </table:table-cell>
          <table:table-cell table:formula="of:=IF([.H1]=[.N59];[.L59];&quot;&quot;)">
            <text:p/>
          </table:table-cell>
          <table:table-cell table:formula="of:=IF([.I1]=[.N59];[.L59];&quot;&quot;)" office:value-type="float" office:value="1">
            <text:p>1</text:p>
          </table:table-cell>
          <table:table-cell table:formula="of:=IF([.J1]=[.N59];[.L59];&quot;&quot;)">
            <text:p/>
          </table:table-cell>
          <table:table-cell table:formula="of:=IF([.K1]=[.N59];[.L59];&quot;&quot;)">
            <text:p/>
          </table:table-cell>
          <table:table-cell office:value-type="float" office:value="1">
            <text:p>1</text:p>
          </table:table-cell>
          <table:table-cell office:value-type="string">
            <text:p>X Translate</text:p>
          </table:table-cell>
          <table:table-cell office:value-type="string">
            <text:p>XTransl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7">
            <text:p>57</text:p>
          </table:table-cell>
          <table:table-cell table:formula="of:=CONCATENATE(&quot;All/&quot;;TEXT([.A60];&quot;000&quot;) ;&quot;_&quot;;[.E60];&quot;_&quot;;IF([.M60]=&quot;Side-Side&quot;;&quot;Side&quot;;SUBSTITUTE([.M60];&quot;-&quot;;&quot;&quot;));IF([.L60]&lt;0;&quot;_N&quot;;&quot;_&quot;);ABS([.L60]);IF([.O60]=&quot;&quot;;&quot;&quot;;&quot;_JCM&quot;))" office:value-type="string" office:string-value="All/057_Lower Jaw_X Translate_N1">
            <text:p>All/057_Lower Jaw_X Translate_N1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Lower Jaw</text:p>
          </table:table-cell>
          <table:table-cell table:formula="of:=IF([.F1]=[.N60];[.L60];&quot;&quot;)">
            <text:p/>
          </table:table-cell>
          <table:table-cell table:formula="of:=IF([.G1]=[.N60];[.L60];&quot;&quot;)">
            <text:p/>
          </table:table-cell>
          <table:table-cell table:formula="of:=IF([.H1]=[.N60];[.L60];&quot;&quot;)">
            <text:p/>
          </table:table-cell>
          <table:table-cell table:formula="of:=IF([.I1]=[.N60];[.L60];&quot;&quot;)" office:value-type="float" office:value="-1">
            <text:p>-1</text:p>
          </table:table-cell>
          <table:table-cell table:formula="of:=IF([.J1]=[.N60];[.L60];&quot;&quot;)">
            <text:p/>
          </table:table-cell>
          <table:table-cell table:formula="of:=IF([.K1]=[.N60];[.L60];&quot;&quot;)">
            <text:p/>
          </table:table-cell>
          <table:table-cell office:value-type="float" office:value="-1">
            <text:p>-1</text:p>
          </table:table-cell>
          <table:table-cell office:value-type="string">
            <text:p>X Translate</text:p>
          </table:table-cell>
          <table:table-cell office:value-type="string">
            <text:p>XTransl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8">
            <text:p>58</text:p>
          </table:table-cell>
          <table:table-cell table:formula="of:=CONCATENATE(&quot;All/&quot;;TEXT([.A61];&quot;000&quot;) ;&quot;_&quot;;[.E61];&quot;_&quot;;IF([.M61]=&quot;Side-Side&quot;;&quot;Side&quot;;SUBSTITUTE([.M61];&quot;-&quot;;&quot;&quot;));IF([.L61]&lt;0;&quot;_N&quot;;&quot;_&quot;);ABS([.L61]);IF([.O61]=&quot;&quot;;&quot;&quot;;&quot;_JCM&quot;))" office:value-type="string" office:string-value="All/058_Lower Jaw_Y Translate_1">
            <text:p>All/058_Lower Jaw_Y Translate_1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Lower Jaw</text:p>
          </table:table-cell>
          <table:table-cell table:formula="of:=IF([.F1]=[.N61];[.L61];&quot;&quot;)">
            <text:p/>
          </table:table-cell>
          <table:table-cell table:formula="of:=IF([.G1]=[.N61];[.L61];&quot;&quot;)">
            <text:p/>
          </table:table-cell>
          <table:table-cell table:formula="of:=IF([.H1]=[.N61];[.L61];&quot;&quot;)">
            <text:p/>
          </table:table-cell>
          <table:table-cell table:formula="of:=IF([.I1]=[.N61];[.L61];&quot;&quot;)">
            <text:p/>
          </table:table-cell>
          <table:table-cell table:formula="of:=IF([.J1]=[.N61];[.L61];&quot;&quot;)" office:value-type="float" office:value="1">
            <text:p>1</text:p>
          </table:table-cell>
          <table:table-cell table:formula="of:=IF([.K1]=[.N61];[.L61];&quot;&quot;)">
            <text:p/>
          </table:table-cell>
          <table:table-cell office:value-type="float" office:value="1">
            <text:p>1</text:p>
          </table:table-cell>
          <table:table-cell office:value-type="string">
            <text:p>Y Translate</text:p>
          </table:table-cell>
          <table:table-cell office:value-type="string">
            <text:p>YTransl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9">
            <text:p>59</text:p>
          </table:table-cell>
          <table:table-cell table:formula="of:=CONCATENATE(&quot;All/&quot;;TEXT([.A62];&quot;000&quot;) ;&quot;_&quot;;[.E62];&quot;_&quot;;IF([.M62]=&quot;Side-Side&quot;;&quot;Side&quot;;SUBSTITUTE([.M62];&quot;-&quot;;&quot;&quot;));IF([.L62]&lt;0;&quot;_N&quot;;&quot;_&quot;);ABS([.L62]);IF([.O62]=&quot;&quot;;&quot;&quot;;&quot;_JCM&quot;))" office:value-type="string" office:string-value="All/059_Lower Jaw_Y Translate_N1">
            <text:p>All/059_Lower Jaw_Y Translate_N1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Lower Jaw</text:p>
          </table:table-cell>
          <table:table-cell table:formula="of:=IF([.F1]=[.N62];[.L62];&quot;&quot;)">
            <text:p/>
          </table:table-cell>
          <table:table-cell table:formula="of:=IF([.G1]=[.N62];[.L62];&quot;&quot;)">
            <text:p/>
          </table:table-cell>
          <table:table-cell table:formula="of:=IF([.H1]=[.N62];[.L62];&quot;&quot;)">
            <text:p/>
          </table:table-cell>
          <table:table-cell table:formula="of:=IF([.I1]=[.N62];[.L62];&quot;&quot;)">
            <text:p/>
          </table:table-cell>
          <table:table-cell table:formula="of:=IF([.J1]=[.N62];[.L62];&quot;&quot;)" office:value-type="float" office:value="-1">
            <text:p>-1</text:p>
          </table:table-cell>
          <table:table-cell table:formula="of:=IF([.K1]=[.N62];[.L62];&quot;&quot;)">
            <text:p/>
          </table:table-cell>
          <table:table-cell office:value-type="float" office:value="-1">
            <text:p>-1</text:p>
          </table:table-cell>
          <table:table-cell office:value-type="string">
            <text:p>Y Translate</text:p>
          </table:table-cell>
          <table:table-cell office:value-type="string">
            <text:p>YTransl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0">
            <text:p>60</text:p>
          </table:table-cell>
          <table:table-cell table:formula="of:=CONCATENATE(&quot;All/&quot;;TEXT([.A63];&quot;000&quot;) ;&quot;_&quot;;[.E63];&quot;_&quot;;IF([.M63]=&quot;Side-Side&quot;;&quot;Side&quot;;SUBSTITUTE([.M63];&quot;-&quot;;&quot;&quot;));IF([.L63]&lt;0;&quot;_N&quot;;&quot;_&quot;);ABS([.L63]);IF([.O63]=&quot;&quot;;&quot;&quot;;&quot;_JCM&quot;))" office:value-type="string" office:string-value="All/060_Lower Jaw_Z Translate_1">
            <text:p>All/060_Lower Jaw_Z Translate_1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Lower Jaw</text:p>
          </table:table-cell>
          <table:table-cell table:formula="of:=IF([.F1]=[.N63];[.L63];&quot;&quot;)">
            <text:p/>
          </table:table-cell>
          <table:table-cell table:formula="of:=IF([.G1]=[.N63];[.L63];&quot;&quot;)">
            <text:p/>
          </table:table-cell>
          <table:table-cell table:formula="of:=IF([.H1]=[.N63];[.L63];&quot;&quot;)">
            <text:p/>
          </table:table-cell>
          <table:table-cell table:formula="of:=IF([.I1]=[.N63];[.L63];&quot;&quot;)">
            <text:p/>
          </table:table-cell>
          <table:table-cell table:formula="of:=IF([.J1]=[.N63];[.L63];&quot;&quot;)">
            <text:p/>
          </table:table-cell>
          <table:table-cell table:formula="of:=IF([.K1]=[.N63];[.L63];&quot;&quot;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Z Translate</text:p>
          </table:table-cell>
          <table:table-cell office:value-type="string">
            <text:p>ZTransl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1">
            <text:p>61</text:p>
          </table:table-cell>
          <table:table-cell table:formula="of:=CONCATENATE(&quot;All/&quot;;TEXT([.A64];&quot;000&quot;) ;&quot;_&quot;;[.E64];&quot;_&quot;;IF([.M64]=&quot;Side-Side&quot;;&quot;Side&quot;;SUBSTITUTE([.M64];&quot;-&quot;;&quot;&quot;));IF([.L64]&lt;0;&quot;_N&quot;;&quot;_&quot;);ABS([.L64]);IF([.O64]=&quot;&quot;;&quot;&quot;;&quot;_JCM&quot;))" office:value-type="string" office:string-value="All/061_Lower Jaw_Z Translate_N1">
            <text:p>All/061_Lower Jaw_Z Translate_N1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Lower Jaw</text:p>
          </table:table-cell>
          <table:table-cell table:formula="of:=IF([.F1]=[.N64];[.L64];&quot;&quot;)">
            <text:p/>
          </table:table-cell>
          <table:table-cell table:formula="of:=IF([.G1]=[.N64];[.L64];&quot;&quot;)">
            <text:p/>
          </table:table-cell>
          <table:table-cell table:formula="of:=IF([.H1]=[.N64];[.L64];&quot;&quot;)">
            <text:p/>
          </table:table-cell>
          <table:table-cell table:formula="of:=IF([.I1]=[.N64];[.L64];&quot;&quot;)">
            <text:p/>
          </table:table-cell>
          <table:table-cell table:formula="of:=IF([.J1]=[.N64];[.L64];&quot;&quot;)">
            <text:p/>
          </table:table-cell>
          <table:table-cell table:formula="of:=IF([.K1]=[.N64];[.L64];&quot;&quot;)"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string">
            <text:p>Z Translate</text:p>
          </table:table-cell>
          <table:table-cell office:value-type="string">
            <text:p>ZTransl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2">
            <text:p>62</text:p>
          </table:table-cell>
          <table:table-cell table:formula="of:=CONCATENATE(&quot;All/&quot;;TEXT([.A65];&quot;000&quot;) ;&quot;_&quot;;[.E65];&quot;_&quot;;IF([.M65]=&quot;Side-Side&quot;;&quot;Side&quot;;SUBSTITUTE([.M65];&quot;-&quot;;&quot;&quot;));IF([.L65]&lt;0;&quot;_N&quot;;&quot;_&quot;);ABS([.L65]);IF([.O65]=&quot;&quot;;&quot;&quot;;&quot;_JCM&quot;))" office:value-type="string" office:string-value="All/062_Below Jaw_X Rotate_30">
            <text:p>All/062_Below Jaw_X Rotate_30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Below Jaw</text:p>
          </table:table-cell>
          <table:table-cell table:formula="of:=IF([.F1]=[.N65];[.L65];&quot;&quot;)" office:value-type="float" office:value="30">
            <text:p>30</text:p>
          </table:table-cell>
          <table:table-cell table:formula="of:=IF([.G1]=[.N65];[.L65];&quot;&quot;)">
            <text:p/>
          </table:table-cell>
          <table:table-cell table:formula="of:=IF([.H1]=[.N65];[.L65];&quot;&quot;)">
            <text:p/>
          </table:table-cell>
          <table:table-cell table:formula="of:=IF([.I1]=[.N65];[.L65];&quot;&quot;)">
            <text:p/>
          </table:table-cell>
          <table:table-cell table:formula="of:=IF([.J1]=[.N65];[.L65];&quot;&quot;)">
            <text:p/>
          </table:table-cell>
          <table:table-cell table:formula="of:=IF([.K1]=[.N65];[.L65];&quot;&quot;)">
            <text:p/>
          </table:table-cell>
          <table:table-cell office:value-type="float" office:value="30">
            <text:p>30</text:p>
          </table:table-cell>
          <table:table-cell office:value-type="string">
            <text:p>X Rotate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3">
            <text:p>63</text:p>
          </table:table-cell>
          <table:table-cell table:formula="of:=CONCATENATE(&quot;All/&quot;;TEXT([.A66];&quot;000&quot;) ;&quot;_&quot;;[.E66];&quot;_&quot;;IF([.M66]=&quot;Side-Side&quot;;&quot;Side&quot;;SUBSTITUTE([.M66];&quot;-&quot;;&quot;&quot;));IF([.L66]&lt;0;&quot;_N&quot;;&quot;_&quot;);ABS([.L66]);IF([.O66]=&quot;&quot;;&quot;&quot;;&quot;_JCM&quot;))" office:value-type="string" office:string-value="All/063_Below Jaw_X Rotate_N30">
            <text:p>All/063_Below Jaw_X Rotate_N30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Below Jaw</text:p>
          </table:table-cell>
          <table:table-cell table:formula="of:=IF([.F1]=[.N66];[.L66];&quot;&quot;)" office:value-type="float" office:value="-30">
            <text:p>-30</text:p>
          </table:table-cell>
          <table:table-cell table:formula="of:=IF([.G1]=[.N66];[.L66];&quot;&quot;)">
            <text:p/>
          </table:table-cell>
          <table:table-cell table:formula="of:=IF([.H1]=[.N66];[.L66];&quot;&quot;)">
            <text:p/>
          </table:table-cell>
          <table:table-cell table:formula="of:=IF([.I1]=[.N66];[.L66];&quot;&quot;)">
            <text:p/>
          </table:table-cell>
          <table:table-cell table:formula="of:=IF([.J1]=[.N66];[.L66];&quot;&quot;)">
            <text:p/>
          </table:table-cell>
          <table:table-cell table:formula="of:=IF([.K1]=[.N66];[.L66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X Rotate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4">
            <text:p>64</text:p>
          </table:table-cell>
          <table:table-cell table:formula="of:=CONCATENATE(&quot;All/&quot;;TEXT([.A67];&quot;000&quot;) ;&quot;_&quot;;[.E67];&quot;_&quot;;IF([.M67]=&quot;Side-Side&quot;;&quot;Side&quot;;SUBSTITUTE([.M67];&quot;-&quot;;&quot;&quot;));IF([.L67]&lt;0;&quot;_N&quot;;&quot;_&quot;);ABS([.L67]);IF([.O67]=&quot;&quot;;&quot;&quot;;&quot;_JCM&quot;))" office:value-type="string" office:string-value="All/064_Below Jaw_Y Rotate_30">
            <text:p>All/064_Below Jaw_Y Rotate_30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Below Jaw</text:p>
          </table:table-cell>
          <table:table-cell table:formula="of:=IF([.F1]=[.N67];[.L67];&quot;&quot;)">
            <text:p/>
          </table:table-cell>
          <table:table-cell table:formula="of:=IF([.G1]=[.N67];[.L67];&quot;&quot;)" office:value-type="float" office:value="30">
            <text:p>30</text:p>
          </table:table-cell>
          <table:table-cell table:formula="of:=IF([.H1]=[.N67];[.L67];&quot;&quot;)">
            <text:p/>
          </table:table-cell>
          <table:table-cell table:formula="of:=IF([.I1]=[.N67];[.L67];&quot;&quot;)">
            <text:p/>
          </table:table-cell>
          <table:table-cell table:formula="of:=IF([.J1]=[.N67];[.L67];&quot;&quot;)">
            <text:p/>
          </table:table-cell>
          <table:table-cell table:formula="of:=IF([.K1]=[.N67];[.L67];&quot;&quot;)">
            <text:p/>
          </table:table-cell>
          <table:table-cell office:value-type="float" office:value="30">
            <text:p>30</text:p>
          </table:table-cell>
          <table:table-cell office:value-type="string">
            <text:p>Y Rotat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5">
            <text:p>65</text:p>
          </table:table-cell>
          <table:table-cell table:formula="of:=CONCATENATE(&quot;All/&quot;;TEXT([.A68];&quot;000&quot;) ;&quot;_&quot;;[.E68];&quot;_&quot;;IF([.M68]=&quot;Side-Side&quot;;&quot;Side&quot;;SUBSTITUTE([.M68];&quot;-&quot;;&quot;&quot;));IF([.L68]&lt;0;&quot;_N&quot;;&quot;_&quot;);ABS([.L68]);IF([.O68]=&quot;&quot;;&quot;&quot;;&quot;_JCM&quot;))" office:value-type="string" office:string-value="All/065_Below Jaw_Y Rotate_N30">
            <text:p>All/065_Below Jaw_Y Rotate_N30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Below Jaw</text:p>
          </table:table-cell>
          <table:table-cell table:formula="of:=IF([.F1]=[.N68];[.L68];&quot;&quot;)">
            <text:p/>
          </table:table-cell>
          <table:table-cell table:formula="of:=IF([.G1]=[.N68];[.L68];&quot;&quot;)" office:value-type="float" office:value="-30">
            <text:p>-30</text:p>
          </table:table-cell>
          <table:table-cell table:formula="of:=IF([.H1]=[.N68];[.L68];&quot;&quot;)">
            <text:p/>
          </table:table-cell>
          <table:table-cell table:formula="of:=IF([.I1]=[.N68];[.L68];&quot;&quot;)">
            <text:p/>
          </table:table-cell>
          <table:table-cell table:formula="of:=IF([.J1]=[.N68];[.L68];&quot;&quot;)">
            <text:p/>
          </table:table-cell>
          <table:table-cell table:formula="of:=IF([.K1]=[.N68];[.L68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Y Rotat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6">
            <text:p>66</text:p>
          </table:table-cell>
          <table:table-cell table:formula="of:=CONCATENATE(&quot;All/&quot;;TEXT([.A69];&quot;000&quot;) ;&quot;_&quot;;[.E69];&quot;_&quot;;IF([.M69]=&quot;Side-Side&quot;;&quot;Side&quot;;SUBSTITUTE([.M69];&quot;-&quot;;&quot;&quot;));IF([.L69]&lt;0;&quot;_N&quot;;&quot;_&quot;);ABS([.L69]);IF([.O69]=&quot;&quot;;&quot;&quot;;&quot;_JCM&quot;))" office:value-type="string" office:string-value="All/066_Below Jaw_Z Rotate_30">
            <text:p>All/066_Below Jaw_Z Rotate_30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Below Jaw</text:p>
          </table:table-cell>
          <table:table-cell table:formula="of:=IF([.F1]=[.N69];[.L69];&quot;&quot;)">
            <text:p/>
          </table:table-cell>
          <table:table-cell table:formula="of:=IF([.G1]=[.N69];[.L69];&quot;&quot;)">
            <text:p/>
          </table:table-cell>
          <table:table-cell table:formula="of:=IF([.H1]=[.N69];[.L69];&quot;&quot;)" office:value-type="float" office:value="30">
            <text:p>30</text:p>
          </table:table-cell>
          <table:table-cell table:formula="of:=IF([.I1]=[.N69];[.L69];&quot;&quot;)">
            <text:p/>
          </table:table-cell>
          <table:table-cell table:formula="of:=IF([.J1]=[.N69];[.L69];&quot;&quot;)">
            <text:p/>
          </table:table-cell>
          <table:table-cell table:formula="of:=IF([.K1]=[.N69];[.L69];&quot;&quot;)">
            <text:p/>
          </table:table-cell>
          <table:table-cell office:value-type="float" office:value="30">
            <text:p>30</text:p>
          </table:table-cell>
          <table:table-cell office:value-type="string">
            <text:p>Z Rotate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7">
            <text:p>67</text:p>
          </table:table-cell>
          <table:table-cell table:formula="of:=CONCATENATE(&quot;All/&quot;;TEXT([.A70];&quot;000&quot;) ;&quot;_&quot;;[.E70];&quot;_&quot;;IF([.M70]=&quot;Side-Side&quot;;&quot;Side&quot;;SUBSTITUTE([.M70];&quot;-&quot;;&quot;&quot;));IF([.L70]&lt;0;&quot;_N&quot;;&quot;_&quot;);ABS([.L70]);IF([.O70]=&quot;&quot;;&quot;&quot;;&quot;_JCM&quot;))" office:value-type="string" office:string-value="All/067_Below Jaw_Z Rotate_N30">
            <text:p>All/067_Below Jaw_Z Rotate_N30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Below Jaw</text:p>
          </table:table-cell>
          <table:table-cell table:formula="of:=IF([.F1]=[.N70];[.L70];&quot;&quot;)">
            <text:p/>
          </table:table-cell>
          <table:table-cell table:formula="of:=IF([.G1]=[.N70];[.L70];&quot;&quot;)">
            <text:p/>
          </table:table-cell>
          <table:table-cell table:formula="of:=IF([.H1]=[.N70];[.L70];&quot;&quot;)" office:value-type="float" office:value="-30">
            <text:p>-30</text:p>
          </table:table-cell>
          <table:table-cell table:formula="of:=IF([.I1]=[.N70];[.L70];&quot;&quot;)">
            <text:p/>
          </table:table-cell>
          <table:table-cell table:formula="of:=IF([.J1]=[.N70];[.L70];&quot;&quot;)">
            <text:p/>
          </table:table-cell>
          <table:table-cell table:formula="of:=IF([.K1]=[.N70];[.L70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Z Rotate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8">
            <text:p>68</text:p>
          </table:table-cell>
          <table:table-cell table:formula="of:=CONCATENATE(&quot;All/&quot;;TEXT([.A71];&quot;000&quot;) ;&quot;_&quot;;[.E71];&quot;_&quot;;IF([.M71]=&quot;Side-Side&quot;;&quot;Side&quot;;SUBSTITUTE([.M71];&quot;-&quot;;&quot;&quot;));IF([.L71]&lt;0;&quot;_N&quot;;&quot;_&quot;);ABS([.L71]);IF([.O71]=&quot;&quot;;&quot;&quot;;&quot;_JCM&quot;))" office:value-type="string" office:string-value="All/068_Below Jaw_X Translate_2">
            <text:p>All/068_Below Jaw_X Translate_2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Below Jaw</text:p>
          </table:table-cell>
          <table:table-cell table:formula="of:=IF([.F1]=[.N71];[.L71];&quot;&quot;)">
            <text:p/>
          </table:table-cell>
          <table:table-cell table:formula="of:=IF([.G1]=[.N71];[.L71];&quot;&quot;)">
            <text:p/>
          </table:table-cell>
          <table:table-cell table:formula="of:=IF([.H1]=[.N71];[.L71];&quot;&quot;)">
            <text:p/>
          </table:table-cell>
          <table:table-cell table:formula="of:=IF([.I1]=[.N71];[.L71];&quot;&quot;)" office:value-type="float" office:value="2">
            <text:p>2</text:p>
          </table:table-cell>
          <table:table-cell table:formula="of:=IF([.J1]=[.N71];[.L71];&quot;&quot;)">
            <text:p/>
          </table:table-cell>
          <table:table-cell table:formula="of:=IF([.K1]=[.N71];[.L71];&quot;&quot;)">
            <text:p/>
          </table:table-cell>
          <table:table-cell office:value-type="float" office:value="2">
            <text:p>2</text:p>
          </table:table-cell>
          <table:table-cell office:value-type="string">
            <text:p>X Translate</text:p>
          </table:table-cell>
          <table:table-cell office:value-type="string">
            <text:p>XTransl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9">
            <text:p>69</text:p>
          </table:table-cell>
          <table:table-cell table:formula="of:=CONCATENATE(&quot;All/&quot;;TEXT([.A72];&quot;000&quot;) ;&quot;_&quot;;[.E72];&quot;_&quot;;IF([.M72]=&quot;Side-Side&quot;;&quot;Side&quot;;SUBSTITUTE([.M72];&quot;-&quot;;&quot;&quot;));IF([.L72]&lt;0;&quot;_N&quot;;&quot;_&quot;);ABS([.L72]);IF([.O72]=&quot;&quot;;&quot;&quot;;&quot;_JCM&quot;))" office:value-type="string" office:string-value="All/069_Below Jaw_X Translate_N2">
            <text:p>All/069_Below Jaw_X Translate_N2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Below Jaw</text:p>
          </table:table-cell>
          <table:table-cell table:formula="of:=IF([.F1]=[.N72];[.L72];&quot;&quot;)">
            <text:p/>
          </table:table-cell>
          <table:table-cell table:formula="of:=IF([.G1]=[.N72];[.L72];&quot;&quot;)">
            <text:p/>
          </table:table-cell>
          <table:table-cell table:formula="of:=IF([.H1]=[.N72];[.L72];&quot;&quot;)">
            <text:p/>
          </table:table-cell>
          <table:table-cell table:formula="of:=IF([.I1]=[.N72];[.L72];&quot;&quot;)" office:value-type="float" office:value="-2">
            <text:p>-2</text:p>
          </table:table-cell>
          <table:table-cell table:formula="of:=IF([.J1]=[.N72];[.L72];&quot;&quot;)">
            <text:p/>
          </table:table-cell>
          <table:table-cell table:formula="of:=IF([.K1]=[.N72];[.L72];&quot;&quot;)">
            <text:p/>
          </table:table-cell>
          <table:table-cell office:value-type="float" office:value="-2">
            <text:p>-2</text:p>
          </table:table-cell>
          <table:table-cell office:value-type="string">
            <text:p>X Translate</text:p>
          </table:table-cell>
          <table:table-cell office:value-type="string">
            <text:p>XTransl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70">
            <text:p>70</text:p>
          </table:table-cell>
          <table:table-cell table:formula="of:=CONCATENATE(&quot;All/&quot;;TEXT([.A73];&quot;000&quot;) ;&quot;_&quot;;[.E73];&quot;_&quot;;IF([.M73]=&quot;Side-Side&quot;;&quot;Side&quot;;SUBSTITUTE([.M73];&quot;-&quot;;&quot;&quot;));IF([.L73]&lt;0;&quot;_N&quot;;&quot;_&quot;);ABS([.L73]);IF([.O73]=&quot;&quot;;&quot;&quot;;&quot;_JCM&quot;))" office:value-type="string" office:string-value="All/070_Below Jaw_Y Translate_2">
            <text:p>All/070_Below Jaw_Y Translate_2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Below Jaw</text:p>
          </table:table-cell>
          <table:table-cell table:formula="of:=IF([.F1]=[.N73];[.L73];&quot;&quot;)">
            <text:p/>
          </table:table-cell>
          <table:table-cell table:formula="of:=IF([.G1]=[.N73];[.L73];&quot;&quot;)">
            <text:p/>
          </table:table-cell>
          <table:table-cell table:formula="of:=IF([.H1]=[.N73];[.L73];&quot;&quot;)">
            <text:p/>
          </table:table-cell>
          <table:table-cell table:formula="of:=IF([.I1]=[.N73];[.L73];&quot;&quot;)">
            <text:p/>
          </table:table-cell>
          <table:table-cell table:formula="of:=IF([.J1]=[.N73];[.L73];&quot;&quot;)" office:value-type="float" office:value="2">
            <text:p>2</text:p>
          </table:table-cell>
          <table:table-cell table:formula="of:=IF([.K1]=[.N73];[.L73];&quot;&quot;)">
            <text:p/>
          </table:table-cell>
          <table:table-cell office:value-type="float" office:value="2">
            <text:p>2</text:p>
          </table:table-cell>
          <table:table-cell office:value-type="string">
            <text:p>Y Translate</text:p>
          </table:table-cell>
          <table:table-cell office:value-type="string">
            <text:p>YTransl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71">
            <text:p>71</text:p>
          </table:table-cell>
          <table:table-cell table:formula="of:=CONCATENATE(&quot;All/&quot;;TEXT([.A74];&quot;000&quot;) ;&quot;_&quot;;[.E74];&quot;_&quot;;IF([.M74]=&quot;Side-Side&quot;;&quot;Side&quot;;SUBSTITUTE([.M74];&quot;-&quot;;&quot;&quot;));IF([.L74]&lt;0;&quot;_N&quot;;&quot;_&quot;);ABS([.L74]);IF([.O74]=&quot;&quot;;&quot;&quot;;&quot;_JCM&quot;))" office:value-type="string" office:string-value="All/071_Below Jaw_Y Translate_N2">
            <text:p>All/071_Below Jaw_Y Translate_N2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Below Jaw</text:p>
          </table:table-cell>
          <table:table-cell table:formula="of:=IF([.F1]=[.N74];[.L74];&quot;&quot;)">
            <text:p/>
          </table:table-cell>
          <table:table-cell table:formula="of:=IF([.G1]=[.N74];[.L74];&quot;&quot;)">
            <text:p/>
          </table:table-cell>
          <table:table-cell table:formula="of:=IF([.H1]=[.N74];[.L74];&quot;&quot;)">
            <text:p/>
          </table:table-cell>
          <table:table-cell table:formula="of:=IF([.I1]=[.N74];[.L74];&quot;&quot;)">
            <text:p/>
          </table:table-cell>
          <table:table-cell table:formula="of:=IF([.J1]=[.N74];[.L74];&quot;&quot;)" office:value-type="float" office:value="-2">
            <text:p>-2</text:p>
          </table:table-cell>
          <table:table-cell table:formula="of:=IF([.K1]=[.N74];[.L74];&quot;&quot;)">
            <text:p/>
          </table:table-cell>
          <table:table-cell office:value-type="float" office:value="-2">
            <text:p>-2</text:p>
          </table:table-cell>
          <table:table-cell office:value-type="string">
            <text:p>Y Translate</text:p>
          </table:table-cell>
          <table:table-cell office:value-type="string">
            <text:p>YTransl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72">
            <text:p>72</text:p>
          </table:table-cell>
          <table:table-cell table:formula="of:=CONCATENATE(&quot;All/&quot;;TEXT([.A75];&quot;000&quot;) ;&quot;_&quot;;[.E75];&quot;_&quot;;IF([.M75]=&quot;Side-Side&quot;;&quot;Side&quot;;SUBSTITUTE([.M75];&quot;-&quot;;&quot;&quot;));IF([.L75]&lt;0;&quot;_N&quot;;&quot;_&quot;);ABS([.L75]);IF([.O75]=&quot;&quot;;&quot;&quot;;&quot;_JCM&quot;))" office:value-type="string" office:string-value="All/072_Below Jaw_Z Translate_2">
            <text:p>All/072_Below Jaw_Z Translate_2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Below Jaw</text:p>
          </table:table-cell>
          <table:table-cell table:formula="of:=IF([.F1]=[.N75];[.L75];&quot;&quot;)">
            <text:p/>
          </table:table-cell>
          <table:table-cell table:formula="of:=IF([.G1]=[.N75];[.L75];&quot;&quot;)">
            <text:p/>
          </table:table-cell>
          <table:table-cell table:formula="of:=IF([.H1]=[.N75];[.L75];&quot;&quot;)">
            <text:p/>
          </table:table-cell>
          <table:table-cell table:formula="of:=IF([.I1]=[.N75];[.L75];&quot;&quot;)">
            <text:p/>
          </table:table-cell>
          <table:table-cell table:formula="of:=IF([.J1]=[.N75];[.L75];&quot;&quot;)">
            <text:p/>
          </table:table-cell>
          <table:table-cell table:formula="of:=IF([.K1]=[.N75];[.L75];&quot;&quot;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Z Translate</text:p>
          </table:table-cell>
          <table:table-cell office:value-type="string">
            <text:p>ZTransl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73">
            <text:p>73</text:p>
          </table:table-cell>
          <table:table-cell table:formula="of:=CONCATENATE(&quot;All/&quot;;TEXT([.A76];&quot;000&quot;) ;&quot;_&quot;;[.E76];&quot;_&quot;;IF([.M76]=&quot;Side-Side&quot;;&quot;Side&quot;;SUBSTITUTE([.M76];&quot;-&quot;;&quot;&quot;));IF([.L76]&lt;0;&quot;_N&quot;;&quot;_&quot;);ABS([.L76]);IF([.O76]=&quot;&quot;;&quot;&quot;;&quot;_JCM&quot;))" office:value-type="string" office:string-value="All/073_Below Jaw_Z Translate_N2">
            <text:p>All/073_Below Jaw_Z Translate_N2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Below Jaw</text:p>
          </table:table-cell>
          <table:table-cell table:formula="of:=IF([.F1]=[.N76];[.L76];&quot;&quot;)">
            <text:p/>
          </table:table-cell>
          <table:table-cell table:formula="of:=IF([.G1]=[.N76];[.L76];&quot;&quot;)">
            <text:p/>
          </table:table-cell>
          <table:table-cell table:formula="of:=IF([.H1]=[.N76];[.L76];&quot;&quot;)">
            <text:p/>
          </table:table-cell>
          <table:table-cell table:formula="of:=IF([.I1]=[.N76];[.L76];&quot;&quot;)">
            <text:p/>
          </table:table-cell>
          <table:table-cell table:formula="of:=IF([.J1]=[.N76];[.L76];&quot;&quot;)">
            <text:p/>
          </table:table-cell>
          <table:table-cell table:formula="of:=IF([.K1]=[.N76];[.L76];&quot;&quot;)" office:value-type="float" office:value="-2">
            <text:p>-2</text:p>
          </table:table-cell>
          <table:table-cell office:value-type="float" office:value="-2">
            <text:p>-2</text:p>
          </table:table-cell>
          <table:table-cell office:value-type="string">
            <text:p>Z Translate</text:p>
          </table:table-cell>
          <table:table-cell office:value-type="string">
            <text:p>ZTransl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74">
            <text:p>74</text:p>
          </table:table-cell>
          <table:table-cell table:formula="of:=CONCATENATE(&quot;All/&quot;;TEXT([.A77];&quot;000&quot;) ;&quot;_&quot;;[.E77];&quot;_&quot;;IF([.M77]=&quot;Side-Side&quot;;&quot;Side&quot;;SUBSTITUTE([.M77];&quot;-&quot;;&quot;&quot;));IF([.L77]&lt;0;&quot;_N&quot;;&quot;_&quot;);ABS([.L77]);IF([.O77]=&quot;&quot;;&quot;&quot;;&quot;_JCM&quot;))" office:value-type="string" office:string-value="All/074_Left Thigh Bend_Bend_35_JCM">
            <text:p>All/074_Left Thigh Bend_Bend_3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table:formula="of:=IF([.F1]=[.N77];[.L77];&quot;&quot;)" office:value-type="float" office:value="35">
            <text:p>35</text:p>
          </table:table-cell>
          <table:table-cell table:formula="of:=IF([.G1]=[.N77];[.L77];&quot;&quot;)">
            <text:p/>
          </table:table-cell>
          <table:table-cell table:formula="of:=IF([.H1]=[.N77];[.L77];&quot;&quot;)">
            <text:p/>
          </table:table-cell>
          <table:table-cell table:formula="of:=IF([.I1]=[.N77];[.L77];&quot;&quot;)">
            <text:p/>
          </table:table-cell>
          <table:table-cell table:formula="of:=IF([.J1]=[.N77];[.L77];&quot;&quot;)">
            <text:p/>
          </table:table-cell>
          <table:table-cell table:formula="of:=IF([.K1]=[.N77];[.L77];&quot;&quot;)">
            <text:p/>
          </table:table-cell>
          <table:table-cell office:value-type="float" office:value="35">
            <text:p>3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Back_35_L</text:p>
          </table:table-cell>
          <table:table-cell table:number-columns-repeated="1003"/>
        </table:table-row>
        <table:table-row table:style-name="ro2">
          <table:table-cell table:style-name="ce2" office:value-type="float" office:value="75">
            <text:p>75</text:p>
          </table:table-cell>
          <table:table-cell table:formula="of:=CONCATENATE(&quot;All/&quot;;TEXT([.A78];&quot;000&quot;) ;&quot;_&quot;;[.E78];&quot;_&quot;;IF([.M78]=&quot;Side-Side&quot;;&quot;Side&quot;;SUBSTITUTE([.M78];&quot;-&quot;;&quot;&quot;));IF([.L78]&lt;0;&quot;_N&quot;;&quot;_&quot;);ABS([.L78]);IF([.O78]=&quot;&quot;;&quot;&quot;;&quot;_JCM&quot;))" office:value-type="string" office:string-value="All/075_Left Thigh Bend_Bend_N57_JCM">
            <text:p>All/075_Left Thigh Bend_Bend_N57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table:formula="of:=IF([.F1]=[.N78];[.L78];&quot;&quot;)" office:value-type="float" office:value="-57">
            <text:p>-57</text:p>
          </table:table-cell>
          <table:table-cell table:formula="of:=IF([.G1]=[.N78];[.L78];&quot;&quot;)">
            <text:p/>
          </table:table-cell>
          <table:table-cell table:formula="of:=IF([.H1]=[.N78];[.L78];&quot;&quot;)">
            <text:p/>
          </table:table-cell>
          <table:table-cell table:formula="of:=IF([.I1]=[.N78];[.L78];&quot;&quot;)">
            <text:p/>
          </table:table-cell>
          <table:table-cell table:formula="of:=IF([.J1]=[.N78];[.L78];&quot;&quot;)">
            <text:p/>
          </table:table-cell>
          <table:table-cell table:formula="of:=IF([.K1]=[.N78];[.L78];&quot;&quot;)">
            <text:p/>
          </table:table-cell>
          <table:table-cell office:value-type="float" office:value="-57">
            <text:p>-57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Fwd_57_L</text:p>
          </table:table-cell>
          <table:table-cell table:number-columns-repeated="1003"/>
        </table:table-row>
        <table:table-row table:style-name="ro2">
          <table:table-cell table:style-name="ce2" office:value-type="float" office:value="76">
            <text:p>76</text:p>
          </table:table-cell>
          <table:table-cell table:formula="of:=CONCATENATE(&quot;All/&quot;;TEXT([.A79];&quot;000&quot;) ;&quot;_&quot;;[.E79];&quot;_&quot;;IF([.M79]=&quot;Side-Side&quot;;&quot;Side&quot;;SUBSTITUTE([.M79];&quot;-&quot;;&quot;&quot;));IF([.L79]&lt;0;&quot;_N&quot;;&quot;_&quot;);ABS([.L79]);IF([.O79]=&quot;&quot;;&quot;&quot;;&quot;_JCM&quot;))" office:value-type="string" office:string-value="All/076_Left Thigh Bend_Bend_N115_JCM">
            <text:p>All/076_Left Thigh Bend_Bend_N11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table:formula="of:=IF([.F1]=[.N79];[.L79];&quot;&quot;)" office:value-type="float" office:value="-115">
            <text:p>-115</text:p>
          </table:table-cell>
          <table:table-cell table:formula="of:=IF([.G1]=[.N79];[.L79];&quot;&quot;)">
            <text:p/>
          </table:table-cell>
          <table:table-cell table:formula="of:=IF([.H1]=[.N79];[.L79];&quot;&quot;)">
            <text:p/>
          </table:table-cell>
          <table:table-cell table:formula="of:=IF([.I1]=[.N79];[.L79];&quot;&quot;)">
            <text:p/>
          </table:table-cell>
          <table:table-cell table:formula="of:=IF([.J1]=[.N79];[.L79];&quot;&quot;)">
            <text:p/>
          </table:table-cell>
          <table:table-cell table:formula="of:=IF([.K1]=[.N79];[.L79];&quot;&quot;)">
            <text:p/>
          </table:table-cell>
          <table:table-cell office:value-type="float" office:value="-115">
            <text:p>-11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Fwd_115_L</text:p>
          </table:table-cell>
          <table:table-cell table:number-columns-repeated="1003"/>
        </table:table-row>
        <table:table-row table:style-name="ro2">
          <table:table-cell table:style-name="ce2" office:value-type="float" office:value="77">
            <text:p>77</text:p>
          </table:table-cell>
          <table:table-cell table:formula="of:=CONCATENATE(&quot;All/&quot;;TEXT([.A80];&quot;000&quot;) ;&quot;_&quot;;[.E80];&quot;_&quot;;IF([.M80]=&quot;Side-Side&quot;;&quot;Side&quot;;SUBSTITUTE([.M80];&quot;-&quot;;&quot;&quot;));IF([.L80]&lt;0;&quot;_N&quot;;&quot;_&quot;);ABS([.L80]);IF([.O80]=&quot;&quot;;&quot;&quot;;&quot;_JCM&quot;))" office:value-type="string" office:string-value="All/077_Left Thigh Bend_Bend_N96_JCM">
            <text:p>All/077_Left Thigh Bend_Bend_N96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office:value-type="float" office:value="-96">
            <text:p>-96</text:p>
          </table:table-cell>
          <table:table-cell table:number-columns-repeated="5"/>
          <table:table-cell office:value-type="float" office:value="-96">
            <text:p>-96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Fwd_115_L</text:p>
          </table:table-cell>
          <table:table-cell table:number-columns-repeated="1003"/>
        </table:table-row>
        <table:table-row table:style-name="ro2">
          <table:table-cell table:style-name="ce2" office:value-type="float" office:value="78">
            <text:p>78</text:p>
          </table:table-cell>
          <table:table-cell table:formula="of:=CONCATENATE(&quot;All/&quot;;TEXT([.A81];&quot;000&quot;) ;&quot;_&quot;;[.E81];&quot;_&quot;;IF([.M81]=&quot;Side-Side&quot;;&quot;Side&quot;;SUBSTITUTE([.M81];&quot;-&quot;;&quot;&quot;));IF([.L81]&lt;0;&quot;_N&quot;;&quot;_&quot;);ABS([.L81]);IF([.O81]=&quot;&quot;;&quot;&quot;;&quot;_JCM&quot;))" office:value-type="string" office:string-value="All/078_Left Thigh Bend_Bend_N77_JCM">
            <text:p>All/078_Left Thigh Bend_Bend_N77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office:value-type="float" office:value="-77">
            <text:p>-77</text:p>
          </table:table-cell>
          <table:table-cell table:number-columns-repeated="5"/>
          <table:table-cell office:value-type="float" office:value="-77">
            <text:p>-77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Fwd_115_L</text:p>
          </table:table-cell>
          <table:table-cell table:number-columns-repeated="1003"/>
        </table:table-row>
        <table:table-row table:style-name="ro2">
          <table:table-cell table:style-name="ce2" office:value-type="float" office:value="79">
            <text:p>79</text:p>
          </table:table-cell>
          <table:table-cell table:formula="of:=CONCATENATE(&quot;All/&quot;;TEXT([.A82];&quot;000&quot;) ;&quot;_&quot;;[.E82];&quot;_&quot;;IF([.M82]=&quot;Side-Side&quot;;&quot;Side&quot;;SUBSTITUTE([.M82];&quot;-&quot;;&quot;&quot;));IF([.L82]&lt;0;&quot;_N&quot;;&quot;_&quot;);ABS([.L82]);IF([.O82]=&quot;&quot;;&quot;&quot;;&quot;_JCM&quot;))" office:value-type="string" office:string-value="All/079_Left Thigh Bend_Bend_N39_JCM">
            <text:p>All/079_Left Thigh Bend_Bend_N39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office:value-type="float" office:value="-39">
            <text:p>-39</text:p>
          </table:table-cell>
          <table:table-cell table:number-columns-repeated="5"/>
          <table:table-cell office:value-type="float" office:value="-39">
            <text:p>-39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Fwd_57_L</text:p>
          </table:table-cell>
          <table:table-cell table:number-columns-repeated="1003"/>
        </table:table-row>
        <table:table-row table:style-name="ro2">
          <table:table-cell table:style-name="ce2" office:value-type="float" office:value="80">
            <text:p>80</text:p>
          </table:table-cell>
          <table:table-cell table:formula="of:=CONCATENATE(&quot;All/&quot;;TEXT([.A83];&quot;000&quot;) ;&quot;_&quot;;[.E83];&quot;_&quot;;IF([.M83]=&quot;Side-Side&quot;;&quot;Side&quot;;SUBSTITUTE([.M83];&quot;-&quot;;&quot;&quot;));IF([.L83]&lt;0;&quot;_N&quot;;&quot;_&quot;);ABS([.L83]);IF([.O83]=&quot;&quot;;&quot;&quot;;&quot;_JCM&quot;))" office:value-type="string" office:string-value="All/080_Left Thigh Bend_Bend_N20_JCM">
            <text:p>All/080_Left Thigh Bend_Bend_N2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office:value-type="float" office:value="-20">
            <text:p>-20</text:p>
          </table:table-cell>
          <table:table-cell table:number-columns-repeated="5"/>
          <table:table-cell office:value-type="float" office:value="-20">
            <text:p>-2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Fwd_57_L</text:p>
          </table:table-cell>
          <table:table-cell table:number-columns-repeated="1003"/>
        </table:table-row>
        <table:table-row table:style-name="ro2">
          <table:table-cell table:style-name="ce2" office:value-type="float" office:value="81">
            <text:p>81</text:p>
          </table:table-cell>
          <table:table-cell table:formula="of:=CONCATENATE(&quot;All/&quot;;TEXT([.A84];&quot;000&quot;) ;&quot;_&quot;;[.E84];&quot;_&quot;;IF([.M84]=&quot;Side-Side&quot;;&quot;Side&quot;;SUBSTITUTE([.M84];&quot;-&quot;;&quot;&quot;));IF([.L84]&lt;0;&quot;_N&quot;;&quot;_&quot;);ABS([.L84]);IF([.O84]=&quot;&quot;;&quot;&quot;;&quot;_JCM&quot;))" office:value-type="string" office:string-value="All/081_Left Thigh Bend_Bend_N1_JCM">
            <text:p>All/081_Left Thigh Bend_Bend_N1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Fwd_57_L</text:p>
          </table:table-cell>
          <table:table-cell table:number-columns-repeated="1003"/>
        </table:table-row>
        <table:table-row table:style-name="ro2">
          <table:table-cell table:style-name="ce2" office:value-type="float" office:value="82">
            <text:p>82</text:p>
          </table:table-cell>
          <table:table-cell table:formula="of:=CONCATENATE(&quot;All/&quot;;TEXT([.A85];&quot;000&quot;) ;&quot;_&quot;;[.E85];&quot;_&quot;;IF([.M85]=&quot;Side-Side&quot;;&quot;Side&quot;;SUBSTITUTE([.M85];&quot;-&quot;;&quot;&quot;));IF([.L85]&lt;0;&quot;_N&quot;;&quot;_&quot;);ABS([.L85]);IF([.O85]=&quot;&quot;;&quot;&quot;;&quot;_JCM&quot;))" office:value-type="string" office:string-value="All/082_Left Thigh Bend_Bend_17_JCM">
            <text:p>All/082_Left Thigh Bend_Bend_17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office:value-type="float" office:value="17">
            <text:p>17</text:p>
          </table:table-cell>
          <table:table-cell table:number-columns-repeated="5"/>
          <table:table-cell office:value-type="float" office:value="17">
            <text:p>17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Back_35_L</text:p>
          </table:table-cell>
          <table:table-cell table:number-columns-repeated="1003"/>
        </table:table-row>
        <table:table-row table:style-name="ro2">
          <table:table-cell table:style-name="ce2" office:value-type="float" office:value="83">
            <text:p>83</text:p>
          </table:table-cell>
          <table:table-cell table:formula="of:=CONCATENATE(&quot;All/&quot;;TEXT([.A86];&quot;000&quot;) ;&quot;_&quot;;[.E86];&quot;_&quot;;IF([.M86]=&quot;Side-Side&quot;;&quot;Side&quot;;SUBSTITUTE([.M86];&quot;-&quot;;&quot;&quot;));IF([.L86]&lt;0;&quot;_N&quot;;&quot;_&quot;);ABS([.L86]);IF([.O86]=&quot;&quot;;&quot;&quot;;&quot;_JCM&quot;))" office:value-type="string" office:string-value="All/083_Left Thigh Bend_Side_85_JCM">
            <text:p>All/083_Left Thigh Bend_Side_8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table:formula="of:=IF([.F1]=[.N86];[.L86];&quot;&quot;)">
            <text:p/>
          </table:table-cell>
          <table:table-cell table:formula="of:=IF([.G1]=[.N86];[.L86];&quot;&quot;)">
            <text:p/>
          </table:table-cell>
          <table:table-cell table:formula="of:=IF([.H1]=[.N86];[.L86];&quot;&quot;)" office:value-type="float" office:value="85">
            <text:p>85</text:p>
          </table:table-cell>
          <table:table-cell table:formula="of:=IF([.I1]=[.N86];[.L86];&quot;&quot;)">
            <text:p/>
          </table:table-cell>
          <table:table-cell table:formula="of:=IF([.J1]=[.N86];[.L86];&quot;&quot;)">
            <text:p/>
          </table:table-cell>
          <table:table-cell table:formula="of:=IF([.K1]=[.N86];[.L86];&quot;&quot;)">
            <text:p/>
          </table:table-cell>
          <table:table-cell office:value-type="float" office:value="85">
            <text:p>85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ThighSide_85_L</text:p>
          </table:table-cell>
          <table:table-cell table:number-columns-repeated="1003"/>
        </table:table-row>
        <table:table-row table:style-name="ro2">
          <table:table-cell table:style-name="ce2" office:value-type="float" office:value="84">
            <text:p>84</text:p>
          </table:table-cell>
          <table:table-cell table:formula="of:=CONCATENATE(&quot;All/&quot;;TEXT([.A87];&quot;000&quot;) ;&quot;_&quot;;[.E87];&quot;_&quot;;IF([.M87]=&quot;Side-Side&quot;;&quot;Side&quot;;SUBSTITUTE([.M87];&quot;-&quot;;&quot;&quot;));IF([.L87]&lt;0;&quot;_N&quot;;&quot;_&quot;);ABS([.L87]);IF([.O87]=&quot;&quot;;&quot;&quot;;&quot;_JCM&quot;))" office:value-type="string" office:string-value="All/084_Left Thigh Bend_Side_72_JCM">
            <text:p>All/084_Left Thigh Bend_Side_72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table:number-columns-repeated="2"/>
          <table:table-cell office:value-type="float" office:value="72">
            <text:p>72</text:p>
          </table:table-cell>
          <table:table-cell table:number-columns-repeated="3"/>
          <table:table-cell office:value-type="float" office:value="72">
            <text:p>72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ThighSide_85_L</text:p>
          </table:table-cell>
          <table:table-cell table:number-columns-repeated="1003"/>
        </table:table-row>
        <table:table-row table:style-name="ro2">
          <table:table-cell table:style-name="ce2" office:value-type="float" office:value="85">
            <text:p>85</text:p>
          </table:table-cell>
          <table:table-cell table:formula="of:=CONCATENATE(&quot;All/&quot;;TEXT([.A88];&quot;000&quot;) ;&quot;_&quot;;[.E88];&quot;_&quot;;IF([.M88]=&quot;Side-Side&quot;;&quot;Side&quot;;SUBSTITUTE([.M88];&quot;-&quot;;&quot;&quot;));IF([.L88]&lt;0;&quot;_N&quot;;&quot;_&quot;);ABS([.L88]);IF([.O88]=&quot;&quot;;&quot;&quot;;&quot;_JCM&quot;))" office:value-type="string" office:string-value="All/085_Left Thigh Bend_Side_58_JCM">
            <text:p>All/085_Left Thigh Bend_Side_58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table:number-columns-repeated="2"/>
          <table:table-cell office:value-type="float" office:value="58">
            <text:p>58</text:p>
          </table:table-cell>
          <table:table-cell table:number-columns-repeated="3"/>
          <table:table-cell office:value-type="float" office:value="58">
            <text:p>58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ThighSide_85_L</text:p>
          </table:table-cell>
          <table:table-cell table:number-columns-repeated="1003"/>
        </table:table-row>
        <table:table-row table:style-name="ro2">
          <table:table-cell table:style-name="ce2" office:value-type="float" office:value="86">
            <text:p>86</text:p>
          </table:table-cell>
          <table:table-cell table:formula="of:=CONCATENATE(&quot;All/&quot;;TEXT([.A89];&quot;000&quot;) ;&quot;_&quot;;[.E89];&quot;_&quot;;IF([.M89]=&quot;Side-Side&quot;;&quot;Side&quot;;SUBSTITUTE([.M89];&quot;-&quot;;&quot;&quot;));IF([.L89]&lt;0;&quot;_N&quot;;&quot;_&quot;);ABS([.L89]);IF([.O89]=&quot;&quot;;&quot;&quot;;&quot;_JCM&quot;))" office:value-type="string" office:string-value="All/086_Left Thigh Bend_Side_44_JCM">
            <text:p>All/086_Left Thigh Bend_Side_44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table:number-columns-repeated="2"/>
          <table:table-cell office:value-type="float" office:value="44">
            <text:p>44</text:p>
          </table:table-cell>
          <table:table-cell table:number-columns-repeated="3"/>
          <table:table-cell office:value-type="float" office:value="44">
            <text:p>44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ThighSide_85_L</text:p>
          </table:table-cell>
          <table:table-cell table:number-columns-repeated="1003"/>
        </table:table-row>
        <table:table-row table:style-name="ro2">
          <table:table-cell table:style-name="ce2" office:value-type="float" office:value="87">
            <text:p>87</text:p>
          </table:table-cell>
          <table:table-cell table:formula="of:=CONCATENATE(&quot;All/&quot;;TEXT([.A90];&quot;000&quot;) ;&quot;_&quot;;[.E90];&quot;_&quot;;IF([.M90]=&quot;Side-Side&quot;;&quot;Side&quot;;SUBSTITUTE([.M90];&quot;-&quot;;&quot;&quot;));IF([.L90]&lt;0;&quot;_N&quot;;&quot;_&quot;);ABS([.L90]);IF([.O90]=&quot;&quot;;&quot;&quot;;&quot;_JCM&quot;))" office:value-type="string" office:string-value="All/087_Left Thigh Bend_Side_30_JCM">
            <text:p>All/087_Left Thigh Bend_Side_3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ThighSide_85_L</text:p>
          </table:table-cell>
          <table:table-cell table:number-columns-repeated="1003"/>
        </table:table-row>
        <table:table-row table:style-name="ro2">
          <table:table-cell table:style-name="ce2" office:value-type="float" office:value="88">
            <text:p>88</text:p>
          </table:table-cell>
          <table:table-cell table:formula="of:=CONCATENATE(&quot;All/&quot;;TEXT([.A91];&quot;000&quot;) ;&quot;_&quot;;[.E91];&quot;_&quot;;IF([.M91]=&quot;Side-Side&quot;;&quot;Side&quot;;SUBSTITUTE([.M91];&quot;-&quot;;&quot;&quot;));IF([.L91]&lt;0;&quot;_N&quot;;&quot;_&quot;);ABS([.L91]);IF([.O91]=&quot;&quot;;&quot;&quot;;&quot;_JCM&quot;))" office:value-type="string" office:string-value="All/088_Left Thigh Bend_Side_16_JCM">
            <text:p>All/088_Left Thigh Bend_Side_16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ThighSide_85_L</text:p>
          </table:table-cell>
          <table:table-cell table:number-columns-repeated="1003"/>
        </table:table-row>
        <table:table-row table:style-name="ro2">
          <table:table-cell table:style-name="ce2" office:value-type="float" office:value="89">
            <text:p>89</text:p>
          </table:table-cell>
          <table:table-cell table:formula="of:=CONCATENATE(&quot;All/&quot;;TEXT([.A92];&quot;000&quot;) ;&quot;_&quot;;[.E92];&quot;_&quot;;IF([.M92]=&quot;Side-Side&quot;;&quot;Side&quot;;SUBSTITUTE([.M92];&quot;-&quot;;&quot;&quot;));IF([.L92]&lt;0;&quot;_N&quot;;&quot;_&quot;);ABS([.L92]);IF([.O92]=&quot;&quot;;&quot;&quot;;&quot;_JCM&quot;))" office:value-type="string" office:string-value="All/089_Left Thigh Bend_Side_2_JCM">
            <text:p>All/089_Left Thigh Bend_Side_2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ThighSide_85_L</text:p>
          </table:table-cell>
          <table:table-cell table:number-columns-repeated="1003"/>
        </table:table-row>
        <table:table-row table:style-name="ro2">
          <table:table-cell table:style-name="ce2" office:value-type="float" office:value="90">
            <text:p>90</text:p>
          </table:table-cell>
          <table:table-cell table:formula="of:=CONCATENATE(&quot;All/&quot;;TEXT([.A93];&quot;000&quot;) ;&quot;_&quot;;[.E93];&quot;_&quot;;IF([.M93]=&quot;Side-Side&quot;;&quot;Side&quot;;SUBSTITUTE([.M93];&quot;-&quot;;&quot;&quot;));IF([.L93]&lt;0;&quot;_N&quot;;&quot;_&quot;);ABS([.L93]);IF([.O93]=&quot;&quot;;&quot;&quot;;&quot;_JCM&quot;))" office:value-type="string" office:string-value="All/090_Left Thigh Bend_Side_N12">
            <text:p>All/090_Left Thigh Bend_Side_N12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table:number-columns-repeated="2"/>
          <table:table-cell office:value-type="float" office:value="-12">
            <text:p>-12</text:p>
          </table:table-cell>
          <table:table-cell table:number-columns-repeated="3"/>
          <table:table-cell office:value-type="float" office:value="-12">
            <text:p>-12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91">
            <text:p>91</text:p>
          </table:table-cell>
          <table:table-cell table:formula="of:=CONCATENATE(&quot;All/&quot;;TEXT([.A94];&quot;000&quot;) ;&quot;_&quot;;[.E94];&quot;_&quot;;IF([.M94]=&quot;Side-Side&quot;;&quot;Side&quot;;SUBSTITUTE([.M94];&quot;-&quot;;&quot;&quot;));IF([.L94]&lt;0;&quot;_N&quot;;&quot;_&quot;);ABS([.L94]);IF([.O94]=&quot;&quot;;&quot;&quot;;&quot;_JCM&quot;))" office:value-type="string" office:string-value="All/091_Left Thigh Bend_Side_N26">
            <text:p>All/091_Left Thigh Bend_Side_N26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table:formula="of:=IF([.F1]=[.N94];[.L94];&quot;&quot;)">
            <text:p/>
          </table:table-cell>
          <table:table-cell table:formula="of:=IF([.G1]=[.N94];[.L94];&quot;&quot;)">
            <text:p/>
          </table:table-cell>
          <table:table-cell table:formula="of:=IF([.H1]=[.N94];[.L94];&quot;&quot;)" office:value-type="float" office:value="-26">
            <text:p>-26</text:p>
          </table:table-cell>
          <table:table-cell table:formula="of:=IF([.I1]=[.N94];[.L94];&quot;&quot;)">
            <text:p/>
          </table:table-cell>
          <table:table-cell table:formula="of:=IF([.J1]=[.N94];[.L94];&quot;&quot;)">
            <text:p/>
          </table:table-cell>
          <table:table-cell table:formula="of:=IF([.K1]=[.N94];[.L94];&quot;&quot;)">
            <text:p/>
          </table:table-cell>
          <table:table-cell office:value-type="float" office:value="-26">
            <text:p>-26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92">
            <text:p>92</text:p>
          </table:table-cell>
          <table:table-cell table:formula="of:=CONCATENATE(&quot;All/&quot;;TEXT([.A95];&quot;000&quot;) ;&quot;_&quot;;[.E95];&quot;_&quot;;IF([.M95]=&quot;Side-Side&quot;;&quot;Side&quot;;SUBSTITUTE([.M95];&quot;-&quot;;&quot;&quot;));IF([.L95]&lt;0;&quot;_N&quot;;&quot;_&quot;);ABS([.L95]);IF([.O95]=&quot;&quot;;&quot;&quot;;&quot;_JCM&quot;))" office:value-type="string" office:string-value="All/092_Left Thigh Twist_Twist_75">
            <text:p>All/092_Left Thigh Twist_Twist_7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Twist</text:p>
          </table:table-cell>
          <table:table-cell table:formula="of:=IF([.F1]=[.N95];[.L95];&quot;&quot;)">
            <text:p/>
          </table:table-cell>
          <table:table-cell table:formula="of:=IF([.G1]=[.N95];[.L95];&quot;&quot;)" office:value-type="float" office:value="75">
            <text:p>75</text:p>
          </table:table-cell>
          <table:table-cell table:formula="of:=IF([.H1]=[.N95];[.L95];&quot;&quot;)">
            <text:p/>
          </table:table-cell>
          <table:table-cell table:formula="of:=IF([.I1]=[.N95];[.L95];&quot;&quot;)">
            <text:p/>
          </table:table-cell>
          <table:table-cell table:formula="of:=IF([.J1]=[.N95];[.L95];&quot;&quot;)">
            <text:p/>
          </table:table-cell>
          <table:table-cell table:formula="of:=IF([.K1]=[.N95];[.L95];&quot;&quot;)">
            <text:p/>
          </table:table-cell>
          <table:table-cell office:value-type="float" office:value="75">
            <text:p>75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93">
            <text:p>93</text:p>
          </table:table-cell>
          <table:table-cell table:formula="of:=CONCATENATE(&quot;All/&quot;;TEXT([.A96];&quot;000&quot;) ;&quot;_&quot;;[.E96];&quot;_&quot;;IF([.M96]=&quot;Side-Side&quot;;&quot;Side&quot;;SUBSTITUTE([.M96];&quot;-&quot;;&quot;&quot;));IF([.L96]&lt;0;&quot;_N&quot;;&quot;_&quot;);ABS([.L96]);IF([.O96]=&quot;&quot;;&quot;&quot;;&quot;_JCM&quot;))" office:value-type="string" office:string-value="All/093_Left Thigh Twist_Twist_N75">
            <text:p>All/093_Left Thigh Twist_Twist_N7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Twist</text:p>
          </table:table-cell>
          <table:table-cell table:formula="of:=IF([.F1]=[.N96];[.L96];&quot;&quot;)">
            <text:p/>
          </table:table-cell>
          <table:table-cell table:formula="of:=IF([.G1]=[.N96];[.L96];&quot;&quot;)" office:value-type="float" office:value="-75">
            <text:p>-75</text:p>
          </table:table-cell>
          <table:table-cell table:formula="of:=IF([.H1]=[.N96];[.L96];&quot;&quot;)">
            <text:p/>
          </table:table-cell>
          <table:table-cell table:formula="of:=IF([.I1]=[.N96];[.L96];&quot;&quot;)">
            <text:p/>
          </table:table-cell>
          <table:table-cell table:formula="of:=IF([.J1]=[.N96];[.L96];&quot;&quot;)">
            <text:p/>
          </table:table-cell>
          <table:table-cell table:formula="of:=IF([.K1]=[.N96];[.L96];&quot;&quot;)">
            <text:p/>
          </table:table-cell>
          <table:table-cell office:value-type="float" office:value="-75">
            <text:p>-75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94">
            <text:p>94</text:p>
          </table:table-cell>
          <table:table-cell table:formula="of:=CONCATENATE(&quot;All/&quot;;TEXT([.A97];&quot;000&quot;) ;&quot;_&quot;;[.E97];&quot;_&quot;;IF([.M97]=&quot;Side-Side&quot;;&quot;Side&quot;;SUBSTITUTE([.M97];&quot;-&quot;;&quot;&quot;));IF([.L97]&lt;0;&quot;_N&quot;;&quot;_&quot;);ABS([.L97]);IF([.O97]=&quot;&quot;;&quot;&quot;;&quot;_JCM&quot;))" office:value-type="string" office:string-value="All/094_Left Shin_Bend_90_JCM">
            <text:p>All/094_Left Shin_Bend_9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Shin</text:p>
          </table:table-cell>
          <table:table-cell table:formula="of:=IF([.F1]=[.N97];[.L97];&quot;&quot;)" office:value-type="float" office:value="90">
            <text:p>90</text:p>
          </table:table-cell>
          <table:table-cell table:formula="of:=IF([.G1]=[.N97];[.L97];&quot;&quot;)">
            <text:p/>
          </table:table-cell>
          <table:table-cell table:formula="of:=IF([.H1]=[.N97];[.L97];&quot;&quot;)">
            <text:p/>
          </table:table-cell>
          <table:table-cell table:formula="of:=IF([.I1]=[.N97];[.L97];&quot;&quot;)">
            <text:p/>
          </table:table-cell>
          <table:table-cell table:formula="of:=IF([.J1]=[.N97];[.L97];&quot;&quot;)">
            <text:p/>
          </table:table-cell>
          <table:table-cell table:formula="of:=IF([.K1]=[.N97];[.L97];&quot;&quot;)">
            <text:p/>
          </table:table-cell>
          <table:table-cell office:value-type="float" office:value="90">
            <text:p>9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ShinBend_90_L</text:p>
          </table:table-cell>
          <table:table-cell table:number-columns-repeated="1003"/>
        </table:table-row>
        <table:table-row table:style-name="ro3">
          <table:table-cell table:style-name="ce2" office:value-type="float" office:value="95">
            <text:p>95</text:p>
          </table:table-cell>
          <table:table-cell table:formula="of:=CONCATENATE(&quot;All/&quot;;TEXT([.A98];&quot;000&quot;) ;&quot;_&quot;;[.E98];&quot;_&quot;;IF([.M98]=&quot;Side-Side&quot;;&quot;Side&quot;;SUBSTITUTE([.M98];&quot;-&quot;;&quot;&quot;));IF([.L98]&lt;0;&quot;_N&quot;;&quot;_&quot;);ABS([.L98]);IF([.O98]=&quot;&quot;;&quot;&quot;;&quot;_JCM&quot;))" office:value-type="string" office:string-value="All/095_Left Shin_Bend_155_JCM">
            <text:p>All/095_Left Shin_Bend_15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Shin</text:p>
          </table:table-cell>
          <table:table-cell table:formula="of:=IF([.F1]=[.N98];[.L98];&quot;&quot;)" office:value-type="float" office:value="155">
            <text:p>155</text:p>
          </table:table-cell>
          <table:table-cell table:formula="of:=IF([.G1]=[.N98];[.L98];&quot;&quot;)">
            <text:p/>
          </table:table-cell>
          <table:table-cell table:formula="of:=IF([.H1]=[.N98];[.L98];&quot;&quot;)">
            <text:p/>
          </table:table-cell>
          <table:table-cell table:formula="of:=IF([.I1]=[.N98];[.L98];&quot;&quot;)">
            <text:p/>
          </table:table-cell>
          <table:table-cell table:formula="of:=IF([.J1]=[.N98];[.L98];&quot;&quot;)">
            <text:p/>
          </table:table-cell>
          <table:table-cell table:formula="of:=IF([.K1]=[.N98];[.L98];&quot;&quot;)">
            <text:p/>
          </table:table-cell>
          <table:table-cell office:value-type="float" office:value="155">
            <text:p>15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ShinBend_155_L</text:p>
          </table:table-cell>
          <table:table-cell office:value-type="string">
            <text:p>Base FlexionsのpJCMFlexHamstring_Lも適用される、これは大腿部（或いは、ふともも）、Left Thigh Bendの後部、俗にハムストリングと呼ばれる部分が形状変形（ハムストリングは大腿二頭筋、半膜様筋、半腱様筋など大腿後面にある筋肉の総称として呼ばれる）</text:p>
          </table:table-cell>
          <table:table-cell table:number-columns-repeated="1002"/>
        </table:table-row>
        <table:table-row table:style-name="ro3">
          <table:table-cell table:style-name="ce2" office:value-type="float" office:value="96">
            <text:p>96</text:p>
          </table:table-cell>
          <table:table-cell table:formula="of:=CONCATENATE(&quot;All/&quot;;TEXT([.A99];&quot;000&quot;) ;&quot;_&quot;;[.E99];&quot;_&quot;;IF([.M99]=&quot;Side-Side&quot;;&quot;Side&quot;;SUBSTITUTE([.M99];&quot;-&quot;;&quot;&quot;));IF([.L99]&lt;0;&quot;_N&quot;;&quot;_&quot;);ABS([.L99]);IF([.O99]=&quot;&quot;;&quot;&quot;;&quot;_JCM&quot;))" office:value-type="string" office:string-value="All/096_Left Shin_Bend_N11_JCM">
            <text:p>All/096_Left Shin_Bend_N11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Shin</text:p>
          </table:table-cell>
          <table:table-cell table:formula="of:=IF([.F1]=[.N99];[.L99];&quot;&quot;)" office:value-type="float" office:value="-11">
            <text:p>-11</text:p>
          </table:table-cell>
          <table:table-cell table:formula="of:=IF([.G1]=[.N99];[.L99];&quot;&quot;)">
            <text:p/>
          </table:table-cell>
          <table:table-cell table:formula="of:=IF([.H1]=[.N99];[.L99];&quot;&quot;)">
            <text:p/>
          </table:table-cell>
          <table:table-cell table:formula="of:=IF([.I1]=[.N99];[.L99];&quot;&quot;)">
            <text:p/>
          </table:table-cell>
          <table:table-cell table:formula="of:=IF([.J1]=[.N99];[.L99];&quot;&quot;)">
            <text:p/>
          </table:table-cell>
          <table:table-cell table:formula="of:=IF([.K1]=[.N99];[.L99];&quot;&quot;)">
            <text:p/>
          </table:table-cell>
          <table:table-cell office:value-type="float" office:value="-11">
            <text:p>-11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FlexQuad_L</text:p>
          </table:table-cell>
          <table:table-cell office:value-type="string">
            <text:p>Base Flexions 大腿部（或いは、ふともも）、Left Thigh Bendの前部が形状変形、Pose Controls/Legs　Flex Quad Left</text:p>
          </table:table-cell>
          <table:table-cell table:number-columns-repeated="1002"/>
        </table:table-row>
        <table:table-row table:style-name="ro2">
          <table:table-cell table:style-name="ce2" office:value-type="float" office:value="97">
            <text:p>97</text:p>
          </table:table-cell>
          <table:table-cell table:formula="of:=CONCATENATE(&quot;All/&quot;;TEXT([.A100];&quot;000&quot;) ;&quot;_&quot;;[.E100];&quot;_&quot;;IF([.M100]=&quot;Side-Side&quot;;&quot;Side&quot;;SUBSTITUTE([.M100];&quot;-&quot;;&quot;&quot;));IF([.L100]&lt;0;&quot;_N&quot;;&quot;_&quot;);ABS([.L100]);IF([.O100]=&quot;&quot;;&quot;&quot;;&quot;_JCM&quot;))" office:value-type="string" office:string-value="All/097_Left Shin_Bend_10_JCM">
            <text:p>All/097_Left Shin_Bend_1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Shin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10">
            <text:p>1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ShinBend_90_L</text:p>
          </table:table-cell>
          <table:table-cell table:number-columns-repeated="1003"/>
        </table:table-row>
        <table:table-row table:style-name="ro2">
          <table:table-cell table:style-name="ce2" office:value-type="float" office:value="98">
            <text:p>98</text:p>
          </table:table-cell>
          <table:table-cell table:formula="of:=CONCATENATE(&quot;All/&quot;;TEXT([.A101];&quot;000&quot;) ;&quot;_&quot;;[.E101];&quot;_&quot;;IF([.M101]=&quot;Side-Side&quot;;&quot;Side&quot;;SUBSTITUTE([.M101];&quot;-&quot;;&quot;&quot;));IF([.L101]&lt;0;&quot;_N&quot;;&quot;_&quot;);ABS([.L101]);IF([.O101]=&quot;&quot;;&quot;&quot;;&quot;_JCM&quot;))" office:value-type="string" office:string-value="All/098_Left Shin_Bend_31_JCM">
            <text:p>All/098_Left Shin_Bend_31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Shin</text:p>
          </table:table-cell>
          <table:table-cell office:value-type="float" office:value="31">
            <text:p>31</text:p>
          </table:table-cell>
          <table:table-cell table:number-columns-repeated="5"/>
          <table:table-cell office:value-type="float" office:value="31">
            <text:p>31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ShinBend_90_L</text:p>
          </table:table-cell>
          <table:table-cell table:number-columns-repeated="1003"/>
        </table:table-row>
        <table:table-row table:style-name="ro2">
          <table:table-cell table:style-name="ce2" office:value-type="float" office:value="99">
            <text:p>99</text:p>
          </table:table-cell>
          <table:table-cell table:formula="of:=CONCATENATE(&quot;All/&quot;;TEXT([.A102];&quot;000&quot;) ;&quot;_&quot;;[.E102];&quot;_&quot;;IF([.M102]=&quot;Side-Side&quot;;&quot;Side&quot;;SUBSTITUTE([.M102];&quot;-&quot;;&quot;&quot;));IF([.L102]&lt;0;&quot;_N&quot;;&quot;_&quot;);ABS([.L102]);IF([.O102]=&quot;&quot;;&quot;&quot;;&quot;_JCM&quot;))" office:value-type="string" office:string-value="All/099_Left Shin_Bend_52_JCM">
            <text:p>All/099_Left Shin_Bend_52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Shin</text:p>
          </table:table-cell>
          <table:table-cell office:value-type="float" office:value="52">
            <text:p>52</text:p>
          </table:table-cell>
          <table:table-cell table:number-columns-repeated="5"/>
          <table:table-cell office:value-type="float" office:value="52">
            <text:p>52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ShinBend_90_L</text:p>
          </table:table-cell>
          <table:table-cell table:number-columns-repeated="1003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CONCATENATE(&quot;All/&quot;;TEXT([.A103];&quot;000&quot;) ;&quot;_&quot;;[.E103];&quot;_&quot;;IF([.M103]=&quot;Side-Side&quot;;&quot;Side&quot;;SUBSTITUTE([.M103];&quot;-&quot;;&quot;&quot;));IF([.L103]&lt;0;&quot;_N&quot;;&quot;_&quot;);ABS([.L103]);IF([.O103]=&quot;&quot;;&quot;&quot;;&quot;_JCM&quot;))" office:value-type="string" office:string-value="All/100_Left Shin_Bend_73_JCM">
            <text:p>All/100_Left Shin_Bend_73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Shin</text:p>
          </table:table-cell>
          <table:table-cell office:value-type="float" office:value="73">
            <text:p>73</text:p>
          </table:table-cell>
          <table:table-cell table:number-columns-repeated="5"/>
          <table:table-cell office:value-type="float" office:value="73">
            <text:p>73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ShinBend_90_L</text:p>
          </table:table-cell>
          <table:table-cell table:number-columns-repeated="1003"/>
        </table:table-row>
        <table:table-row table:style-name="ro2">
          <table:table-cell table:style-name="ce2" office:value-type="float" office:value="101">
            <text:p>101</text:p>
          </table:table-cell>
          <table:table-cell table:formula="of:=CONCATENATE(&quot;All/&quot;;TEXT([.A104];&quot;000&quot;) ;&quot;_&quot;;[.E104];&quot;_&quot;;IF([.M104]=&quot;Side-Side&quot;;&quot;Side&quot;;SUBSTITUTE([.M104];&quot;-&quot;;&quot;&quot;));IF([.L104]&lt;0;&quot;_N&quot;;&quot;_&quot;);ABS([.L104]);IF([.O104]=&quot;&quot;;&quot;&quot;;&quot;_JCM&quot;))" office:value-type="string" office:string-value="All/101_Left Shin_Bend_115_JCM">
            <text:p>All/101_Left Shin_Bend_11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Shin</text:p>
          </table:table-cell>
          <table:table-cell office:value-type="float" office:value="115">
            <text:p>115</text:p>
          </table:table-cell>
          <table:table-cell table:number-columns-repeated="5"/>
          <table:table-cell office:value-type="float" office:value="115">
            <text:p>11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ShinBend_155_L</text:p>
          </table:table-cell>
          <table:table-cell table:number-columns-repeated="1003"/>
        </table:table-row>
        <table:table-row table:style-name="ro2">
          <table:table-cell table:style-name="ce2" office:value-type="float" office:value="102">
            <text:p>102</text:p>
          </table:table-cell>
          <table:table-cell table:formula="of:=CONCATENATE(&quot;All/&quot;;TEXT([.A105];&quot;000&quot;) ;&quot;_&quot;;[.E105];&quot;_&quot;;IF([.M105]=&quot;Side-Side&quot;;&quot;Side&quot;;SUBSTITUTE([.M105];&quot;-&quot;;&quot;&quot;));IF([.L105]&lt;0;&quot;_N&quot;;&quot;_&quot;);ABS([.L105]);IF([.O105]=&quot;&quot;;&quot;&quot;;&quot;_JCM&quot;))" office:value-type="string" office:string-value="All/102_Left Shin_Bend_135_JCM">
            <text:p>All/102_Left Shin_Bend_13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Shin</text:p>
          </table:table-cell>
          <table:table-cell office:value-type="float" office:value="135">
            <text:p>135</text:p>
          </table:table-cell>
          <table:table-cell table:number-columns-repeated="5"/>
          <table:table-cell office:value-type="float" office:value="135">
            <text:p>13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ShinBend_155_L</text:p>
          </table:table-cell>
          <table:table-cell table:number-columns-repeated="1003"/>
        </table:table-row>
        <table:table-row table:style-name="ro2">
          <table:table-cell table:style-name="ce2" office:value-type="float" office:value="103">
            <text:p>103</text:p>
          </table:table-cell>
          <table:table-cell table:formula="of:=CONCATENATE(&quot;All/&quot;;TEXT([.A106];&quot;000&quot;) ;&quot;_&quot;;[.E106];&quot;_&quot;;IF([.M106]=&quot;Side-Side&quot;;&quot;Side&quot;;SUBSTITUTE([.M106];&quot;-&quot;;&quot;&quot;));IF([.L106]&lt;0;&quot;_N&quot;;&quot;_&quot;);ABS([.L106]);IF([.O106]=&quot;&quot;;&quot;&quot;;&quot;_JCM&quot;))" office:value-type="string" office:string-value="All/103_Left Shin_Twist_10">
            <text:p>All/103_Left Shin_Twist_1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Shin</text:p>
          </table:table-cell>
          <table:table-cell table:formula="of:=IF([.F1]=[.N106];[.L106];&quot;&quot;)">
            <text:p/>
          </table:table-cell>
          <table:table-cell table:formula="of:=IF([.G1]=[.N106];[.L106];&quot;&quot;)" office:value-type="float" office:value="10">
            <text:p>10</text:p>
          </table:table-cell>
          <table:table-cell table:formula="of:=IF([.H1]=[.N106];[.L106];&quot;&quot;)">
            <text:p/>
          </table:table-cell>
          <table:table-cell table:formula="of:=IF([.I1]=[.N106];[.L106];&quot;&quot;)">
            <text:p/>
          </table:table-cell>
          <table:table-cell table:formula="of:=IF([.J1]=[.N106];[.L106];&quot;&quot;)">
            <text:p/>
          </table:table-cell>
          <table:table-cell table:formula="of:=IF([.K1]=[.N106];[.L106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04">
            <text:p>104</text:p>
          </table:table-cell>
          <table:table-cell table:formula="of:=CONCATENATE(&quot;All/&quot;;TEXT([.A107];&quot;000&quot;) ;&quot;_&quot;;[.E107];&quot;_&quot;;IF([.M107]=&quot;Side-Side&quot;;&quot;Side&quot;;SUBSTITUTE([.M107];&quot;-&quot;;&quot;&quot;));IF([.L107]&lt;0;&quot;_N&quot;;&quot;_&quot;);ABS([.L107]);IF([.O107]=&quot;&quot;;&quot;&quot;;&quot;_JCM&quot;))" office:value-type="string" office:string-value="All/104_Left Shin_Twist_N25">
            <text:p>All/104_Left Shin_Twist_N2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Shin</text:p>
          </table:table-cell>
          <table:table-cell table:formula="of:=IF([.F1]=[.N107];[.L107];&quot;&quot;)">
            <text:p/>
          </table:table-cell>
          <table:table-cell table:formula="of:=IF([.G1]=[.N107];[.L107];&quot;&quot;)" office:value-type="float" office:value="-25">
            <text:p>-25</text:p>
          </table:table-cell>
          <table:table-cell table:formula="of:=IF([.H1]=[.N107];[.L107];&quot;&quot;)">
            <text:p/>
          </table:table-cell>
          <table:table-cell table:formula="of:=IF([.I1]=[.N107];[.L107];&quot;&quot;)">
            <text:p/>
          </table:table-cell>
          <table:table-cell table:formula="of:=IF([.J1]=[.N107];[.L107];&quot;&quot;)">
            <text:p/>
          </table:table-cell>
          <table:table-cell table:formula="of:=IF([.K1]=[.N107];[.L107];&quot;&quot;)">
            <text:p/>
          </table:table-cell>
          <table:table-cell office:value-type="float" office:value="-25">
            <text:p>-25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05">
            <text:p>105</text:p>
          </table:table-cell>
          <table:table-cell table:formula="of:=CONCATENATE(&quot;All/&quot;;TEXT([.A108];&quot;000&quot;) ;&quot;_&quot;;[.E108];&quot;_&quot;;IF([.M108]=&quot;Side-Side&quot;;&quot;Side&quot;;SUBSTITUTE([.M108];&quot;-&quot;;&quot;&quot;));IF([.L108]&lt;0;&quot;_N&quot;;&quot;_&quot;);ABS([.L108]);IF([.O108]=&quot;&quot;;&quot;&quot;;&quot;_JCM&quot;))" office:value-type="string" office:string-value="All/105_Left Shin_Side_5">
            <text:p>All/105_Left Shin_Side_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Shin</text:p>
          </table:table-cell>
          <table:table-cell table:formula="of:=IF([.F1]=[.N108];[.L108];&quot;&quot;)">
            <text:p/>
          </table:table-cell>
          <table:table-cell table:formula="of:=IF([.G1]=[.N108];[.L108];&quot;&quot;)">
            <text:p/>
          </table:table-cell>
          <table:table-cell table:formula="of:=IF([.H1]=[.N108];[.L108];&quot;&quot;)" office:value-type="float" office:value="5">
            <text:p>5</text:p>
          </table:table-cell>
          <table:table-cell table:formula="of:=IF([.I1]=[.N108];[.L108];&quot;&quot;)">
            <text:p/>
          </table:table-cell>
          <table:table-cell table:formula="of:=IF([.J1]=[.N108];[.L108];&quot;&quot;)">
            <text:p/>
          </table:table-cell>
          <table:table-cell table:formula="of:=IF([.K1]=[.N108];[.L108];&quot;&quot;)">
            <text:p/>
          </table:table-cell>
          <table:table-cell office:value-type="float" office:value="5">
            <text:p>5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06">
            <text:p>106</text:p>
          </table:table-cell>
          <table:table-cell table:formula="of:=CONCATENATE(&quot;All/&quot;;TEXT([.A109];&quot;000&quot;) ;&quot;_&quot;;[.E109];&quot;_&quot;;IF([.M109]=&quot;Side-Side&quot;;&quot;Side&quot;;SUBSTITUTE([.M109];&quot;-&quot;;&quot;&quot;));IF([.L109]&lt;0;&quot;_N&quot;;&quot;_&quot;);ABS([.L109]);IF([.O109]=&quot;&quot;;&quot;&quot;;&quot;_JCM&quot;))" office:value-type="string" office:string-value="All/106_Left Shin_Side_N5">
            <text:p>All/106_Left Shin_Side_N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Shin</text:p>
          </table:table-cell>
          <table:table-cell table:formula="of:=IF([.F1]=[.N109];[.L109];&quot;&quot;)">
            <text:p/>
          </table:table-cell>
          <table:table-cell table:formula="of:=IF([.G1]=[.N109];[.L109];&quot;&quot;)">
            <text:p/>
          </table:table-cell>
          <table:table-cell table:formula="of:=IF([.H1]=[.N109];[.L109];&quot;&quot;)" office:value-type="float" office:value="-5">
            <text:p>-5</text:p>
          </table:table-cell>
          <table:table-cell table:formula="of:=IF([.I1]=[.N109];[.L109];&quot;&quot;)">
            <text:p/>
          </table:table-cell>
          <table:table-cell table:formula="of:=IF([.J1]=[.N109];[.L109];&quot;&quot;)">
            <text:p/>
          </table:table-cell>
          <table:table-cell table:formula="of:=IF([.K1]=[.N109];[.L109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3">
          <table:table-cell table:style-name="ce2" office:value-type="float" office:value="107">
            <text:p>107</text:p>
          </table:table-cell>
          <table:table-cell table:formula="of:=CONCATENATE(&quot;All/&quot;;TEXT([.A110];&quot;000&quot;) ;&quot;_&quot;;[.E110];&quot;_&quot;;IF([.M110]=&quot;Side-Side&quot;;&quot;Side&quot;;SUBSTITUTE([.M110];&quot;-&quot;;&quot;&quot;));IF([.L110]&lt;0;&quot;_N&quot;;&quot;_&quot;);ABS([.L110]);IF([.O110]=&quot;&quot;;&quot;&quot;;&quot;_JCM&quot;))" office:value-type="string" office:string-value="All/107_Left Foot_Bend_65_JCM">
            <text:p>All/107_Left Foot_Bend_6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Foot</text:p>
          </table:table-cell>
          <table:table-cell table:formula="of:=IF([.F1]=[.N110];[.L110];&quot;&quot;)" office:value-type="float" office:value="65">
            <text:p>65</text:p>
          </table:table-cell>
          <table:table-cell table:formula="of:=IF([.G1]=[.N110];[.L110];&quot;&quot;)">
            <text:p/>
          </table:table-cell>
          <table:table-cell table:formula="of:=IF([.H1]=[.N110];[.L110];&quot;&quot;)">
            <text:p/>
          </table:table-cell>
          <table:table-cell table:formula="of:=IF([.I1]=[.N110];[.L110];&quot;&quot;)">
            <text:p/>
          </table:table-cell>
          <table:table-cell table:formula="of:=IF([.J1]=[.N110];[.L110];&quot;&quot;)">
            <text:p/>
          </table:table-cell>
          <table:table-cell table:formula="of:=IF([.K1]=[.N110];[.L110];&quot;&quot;)">
            <text:p/>
          </table:table-cell>
          <table:table-cell office:value-type="float" office:value="65">
            <text:p>6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FlexCalf_L</text:p>
          </table:table-cell>
          <table:table-cell office:value-type="string">
            <text:p>Base Flexions 下腿部、Left Shinの後部、俗にふくらはぎと呼ばれる部分が形状変形（筋肉名では下腿三頭筋？）</text:p>
          </table:table-cell>
          <table:table-cell table:number-columns-repeated="1002"/>
        </table:table-row>
        <table:table-row table:style-name="ro3">
          <table:table-cell table:style-name="ce2" office:value-type="float" office:value="108">
            <text:p>108</text:p>
          </table:table-cell>
          <table:table-cell table:formula="of:=CONCATENATE(&quot;All/&quot;;TEXT([.A111];&quot;000&quot;) ;&quot;_&quot;;[.E111];&quot;_&quot;;IF([.M111]=&quot;Side-Side&quot;;&quot;Side&quot;;SUBSTITUTE([.M111];&quot;-&quot;;&quot;&quot;));IF([.L111]&lt;0;&quot;_N&quot;;&quot;_&quot;);ABS([.L111]);IF([.O111]=&quot;&quot;;&quot;&quot;;&quot;_JCM&quot;))" office:value-type="string" office:string-value="All/108_Left Foot_Bend_75_JCM">
            <text:p>All/108_Left Foot_Bend_7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Foot</text:p>
          </table:table-cell>
          <table:table-cell table:formula="of:=IF([.F1]=[.N111];[.L111];&quot;&quot;)" office:value-type="float" office:value="75">
            <text:p>75</text:p>
          </table:table-cell>
          <table:table-cell table:formula="of:=IF([.G1]=[.N111];[.L111];&quot;&quot;)">
            <text:p/>
          </table:table-cell>
          <table:table-cell table:formula="of:=IF([.H1]=[.N111];[.L111];&quot;&quot;)">
            <text:p/>
          </table:table-cell>
          <table:table-cell table:formula="of:=IF([.I1]=[.N111];[.L111];&quot;&quot;)">
            <text:p/>
          </table:table-cell>
          <table:table-cell table:formula="of:=IF([.J1]=[.N111];[.L111];&quot;&quot;)">
            <text:p/>
          </table:table-cell>
          <table:table-cell table:formula="of:=IF([.K1]=[.N111];[.L111];&quot;&quot;)">
            <text:p/>
          </table:table-cell>
          <table:table-cell office:value-type="float" office:value="75">
            <text:p>7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FootDwn_75_L</text:p>
          </table:table-cell>
          <table:table-cell office:value-type="string">
            <text:p>JCMの名前に75とあるようにBendの値が75でこのモーフは100％適用されるが、最大値(MAX)が65と設定されているので、このモーフを調整する際にはBendのリミットを切る必要がある。</text:p>
          </table:table-cell>
          <table:table-cell table:number-columns-repeated="1002"/>
        </table:table-row>
        <table:table-row table:style-name="ro2">
          <table:table-cell table:style-name="ce2" office:value-type="float" office:value="109">
            <text:p>109</text:p>
          </table:table-cell>
          <table:table-cell table:formula="of:=CONCATENATE(&quot;All/&quot;;TEXT([.A112];&quot;000&quot;) ;&quot;_&quot;;[.E112];&quot;_&quot;;IF([.M112]=&quot;Side-Side&quot;;&quot;Side&quot;;SUBSTITUTE([.M112];&quot;-&quot;;&quot;&quot;));IF([.L112]&lt;0;&quot;_N&quot;;&quot;_&quot;);ABS([.L112]);IF([.O112]=&quot;&quot;;&quot;&quot;;&quot;_JCM&quot;))" office:value-type="string" office:string-value="All/109_Left Foot_Bend_N40_JCM">
            <text:p>All/109_Left Foot_Bend_N4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Foot</text:p>
          </table:table-cell>
          <table:table-cell table:formula="of:=IF([.F1]=[.N112];[.L112];&quot;&quot;)" office:value-type="float" office:value="-40">
            <text:p>-40</text:p>
          </table:table-cell>
          <table:table-cell table:formula="of:=IF([.G1]=[.N112];[.L112];&quot;&quot;)">
            <text:p/>
          </table:table-cell>
          <table:table-cell table:formula="of:=IF([.H1]=[.N112];[.L112];&quot;&quot;)">
            <text:p/>
          </table:table-cell>
          <table:table-cell table:formula="of:=IF([.I1]=[.N112];[.L112];&quot;&quot;)">
            <text:p/>
          </table:table-cell>
          <table:table-cell table:formula="of:=IF([.J1]=[.N112];[.L112];&quot;&quot;)">
            <text:p/>
          </table:table-cell>
          <table:table-cell table:formula="of:=IF([.K1]=[.N112];[.L112];&quot;&quot;)">
            <text:p/>
          </table:table-cell>
          <table:table-cell office:value-type="float" office:value="-40">
            <text:p>-4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FootUp_40_L</text:p>
          </table:table-cell>
          <table:table-cell table:number-columns-repeated="1003"/>
        </table:table-row>
        <table:table-row table:style-name="ro2">
          <table:table-cell table:style-name="ce2" office:value-type="float" office:value="110">
            <text:p>110</text:p>
          </table:table-cell>
          <table:table-cell table:formula="of:=CONCATENATE(&quot;All/&quot;;TEXT([.A113];&quot;000&quot;) ;&quot;_&quot;;[.E113];&quot;_&quot;;IF([.M113]=&quot;Side-Side&quot;;&quot;Side&quot;;SUBSTITUTE([.M113];&quot;-&quot;;&quot;&quot;));IF([.L113]&lt;0;&quot;_N&quot;;&quot;_&quot;);ABS([.L113]);IF([.O113]=&quot;&quot;;&quot;&quot;;&quot;_JCM&quot;))" office:value-type="string" office:string-value="All/110_Left Foot_Bend_N45_JCM">
            <text:p>All/110_Left Foot_Bend_N4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Foot</text:p>
          </table:table-cell>
          <table:table-cell table:formula="of:=IF([.F1]=[.N113];[.L113];&quot;&quot;)" office:value-type="float" office:value="-45">
            <text:p>-45</text:p>
          </table:table-cell>
          <table:table-cell table:formula="of:=IF([.G1]=[.N113];[.L113];&quot;&quot;)">
            <text:p/>
          </table:table-cell>
          <table:table-cell table:formula="of:=IF([.H1]=[.N113];[.L113];&quot;&quot;)">
            <text:p/>
          </table:table-cell>
          <table:table-cell table:formula="of:=IF([.I1]=[.N113];[.L113];&quot;&quot;)">
            <text:p/>
          </table:table-cell>
          <table:table-cell table:formula="of:=IF([.J1]=[.N113];[.L113];&quot;&quot;)">
            <text:p/>
          </table:table-cell>
          <table:table-cell table:formula="of:=IF([.K1]=[.N113];[.L113];&quot;&quot;)">
            <text:p/>
          </table:table-cell>
          <table:table-cell office:value-type="float" office:value="-45">
            <text:p>-4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FootUp_40_L</text:p>
          </table:table-cell>
          <table:table-cell table:number-columns-repeated="1003"/>
        </table:table-row>
        <table:table-row table:style-name="ro2">
          <table:table-cell table:style-name="ce2" office:value-type="float" office:value="111">
            <text:p>111</text:p>
          </table:table-cell>
          <table:table-cell table:formula="of:=CONCATENATE(&quot;All/&quot;;TEXT([.A114];&quot;000&quot;) ;&quot;_&quot;;[.E114];&quot;_&quot;;IF([.M114]=&quot;Side-Side&quot;;&quot;Side&quot;;SUBSTITUTE([.M114];&quot;-&quot;;&quot;&quot;));IF([.L114]&lt;0;&quot;_N&quot;;&quot;_&quot;);ABS([.L114]);IF([.O114]=&quot;&quot;;&quot;&quot;;&quot;_JCM&quot;))" office:value-type="string" office:string-value="All/111_Left Foot_Side_10">
            <text:p>All/111_Left Foot_Side_1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Foot</text:p>
          </table:table-cell>
          <table:table-cell table:formula="of:=IF([.F1]=[.N114];[.L114];&quot;&quot;)">
            <text:p/>
          </table:table-cell>
          <table:table-cell table:formula="of:=IF([.G1]=[.N114];[.L114];&quot;&quot;)" office:value-type="float" office:value="10">
            <text:p>10</text:p>
          </table:table-cell>
          <table:table-cell table:formula="of:=IF([.H1]=[.N114];[.L114];&quot;&quot;)">
            <text:p/>
          </table:table-cell>
          <table:table-cell table:formula="of:=IF([.I1]=[.N114];[.L114];&quot;&quot;)">
            <text:p/>
          </table:table-cell>
          <table:table-cell table:formula="of:=IF([.J1]=[.N114];[.L114];&quot;&quot;)">
            <text:p/>
          </table:table-cell>
          <table:table-cell table:formula="of:=IF([.K1]=[.N114];[.L114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12">
            <text:p>112</text:p>
          </table:table-cell>
          <table:table-cell table:formula="of:=CONCATENATE(&quot;All/&quot;;TEXT([.A115];&quot;000&quot;) ;&quot;_&quot;;[.E115];&quot;_&quot;;IF([.M115]=&quot;Side-Side&quot;;&quot;Side&quot;;SUBSTITUTE([.M115];&quot;-&quot;;&quot;&quot;));IF([.L115]&lt;0;&quot;_N&quot;;&quot;_&quot;);ABS([.L115]);IF([.O115]=&quot;&quot;;&quot;&quot;;&quot;_JCM&quot;))" office:value-type="string" office:string-value="All/112_Left Foot_Side_N25">
            <text:p>All/112_Left Foot_Side_N2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Foot</text:p>
          </table:table-cell>
          <table:table-cell table:formula="of:=IF([.F1]=[.N115];[.L115];&quot;&quot;)">
            <text:p/>
          </table:table-cell>
          <table:table-cell table:formula="of:=IF([.G1]=[.N115];[.L115];&quot;&quot;)" office:value-type="float" office:value="-25">
            <text:p>-25</text:p>
          </table:table-cell>
          <table:table-cell table:formula="of:=IF([.H1]=[.N115];[.L115];&quot;&quot;)">
            <text:p/>
          </table:table-cell>
          <table:table-cell table:formula="of:=IF([.I1]=[.N115];[.L115];&quot;&quot;)">
            <text:p/>
          </table:table-cell>
          <table:table-cell table:formula="of:=IF([.J1]=[.N115];[.L115];&quot;&quot;)">
            <text:p/>
          </table:table-cell>
          <table:table-cell table:formula="of:=IF([.K1]=[.N115];[.L115];&quot;&quot;)">
            <text:p/>
          </table:table-cell>
          <table:table-cell office:value-type="float" office:value="-25">
            <text:p>-25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13">
            <text:p>113</text:p>
          </table:table-cell>
          <table:table-cell table:formula="of:=CONCATENATE(&quot;All/&quot;;TEXT([.A116];&quot;000&quot;) ;&quot;_&quot;;[.E116];&quot;_&quot;;IF([.M116]=&quot;Side-Side&quot;;&quot;Side&quot;;SUBSTITUTE([.M116];&quot;-&quot;;&quot;&quot;));IF([.L116]&lt;0;&quot;_N&quot;;&quot;_&quot;);ABS([.L116]);IF([.O116]=&quot;&quot;;&quot;&quot;;&quot;_JCM&quot;))" office:value-type="string" office:string-value="All/113_Left Foot_Twist_15">
            <text:p>All/113_Left Foot_Twist_1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Foot</text:p>
          </table:table-cell>
          <table:table-cell table:formula="of:=IF([.F1]=[.N116];[.L116];&quot;&quot;)">
            <text:p/>
          </table:table-cell>
          <table:table-cell table:formula="of:=IF([.G1]=[.N116];[.L116];&quot;&quot;)">
            <text:p/>
          </table:table-cell>
          <table:table-cell table:formula="of:=IF([.H1]=[.N116];[.L116];&quot;&quot;)" office:value-type="float" office:value="15">
            <text:p>15</text:p>
          </table:table-cell>
          <table:table-cell table:formula="of:=IF([.I1]=[.N116];[.L116];&quot;&quot;)">
            <text:p/>
          </table:table-cell>
          <table:table-cell table:formula="of:=IF([.J1]=[.N116];[.L116];&quot;&quot;)">
            <text:p/>
          </table:table-cell>
          <table:table-cell table:formula="of:=IF([.K1]=[.N116];[.L116];&quot;&quot;)">
            <text:p/>
          </table:table-cell>
          <table:table-cell office:value-type="float" office:value="15">
            <text:p>1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14">
            <text:p>114</text:p>
          </table:table-cell>
          <table:table-cell table:formula="of:=CONCATENATE(&quot;All/&quot;;TEXT([.A117];&quot;000&quot;) ;&quot;_&quot;;[.E117];&quot;_&quot;;IF([.M117]=&quot;Side-Side&quot;;&quot;Side&quot;;SUBSTITUTE([.M117];&quot;-&quot;;&quot;&quot;));IF([.L117]&lt;0;&quot;_N&quot;;&quot;_&quot;);ABS([.L117]);IF([.O117]=&quot;&quot;;&quot;&quot;;&quot;_JCM&quot;))" office:value-type="string" office:string-value="All/114_Left Foot_Twist_N35">
            <text:p>All/114_Left Foot_Twist_N3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Foot</text:p>
          </table:table-cell>
          <table:table-cell table:formula="of:=IF([.F1]=[.N117];[.L117];&quot;&quot;)">
            <text:p/>
          </table:table-cell>
          <table:table-cell table:formula="of:=IF([.G1]=[.N117];[.L117];&quot;&quot;)">
            <text:p/>
          </table:table-cell>
          <table:table-cell table:formula="of:=IF([.H1]=[.N117];[.L117];&quot;&quot;)" office:value-type="float" office:value="-35">
            <text:p>-35</text:p>
          </table:table-cell>
          <table:table-cell table:formula="of:=IF([.I1]=[.N117];[.L117];&quot;&quot;)">
            <text:p/>
          </table:table-cell>
          <table:table-cell table:formula="of:=IF([.J1]=[.N117];[.L117];&quot;&quot;)">
            <text:p/>
          </table:table-cell>
          <table:table-cell table:formula="of:=IF([.K1]=[.N117];[.L117];&quot;&quot;)">
            <text:p/>
          </table:table-cell>
          <table:table-cell office:value-type="float" office:value="-35">
            <text:p>-3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15">
            <text:p>115</text:p>
          </table:table-cell>
          <table:table-cell table:formula="of:=CONCATENATE(&quot;All/&quot;;TEXT([.A118];&quot;000&quot;) ;&quot;_&quot;;[.E118];&quot;_&quot;;IF([.M118]=&quot;Side-Side&quot;;&quot;Side&quot;;SUBSTITUTE([.M118];&quot;-&quot;;&quot;&quot;));IF([.L118]&lt;0;&quot;_N&quot;;&quot;_&quot;);ABS([.L118]);IF([.O118]=&quot;&quot;;&quot;&quot;;&quot;_JCM&quot;))" office:value-type="string" office:string-value="All/115_Left Metatarsals_Bend_25">
            <text:p>All/115_Left Metatarsals_Bend_2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趾</text:p>
          </table:table-cell>
          <table:table-cell office:value-type="string">
            <text:p>Left Metatarsals</text:p>
          </table:table-cell>
          <table:table-cell table:formula="of:=IF([.F1]=[.N118];[.L118];&quot;&quot;)" office:value-type="float" office:value="25">
            <text:p>25</text:p>
          </table:table-cell>
          <table:table-cell table:formula="of:=IF([.G1]=[.N118];[.L118];&quot;&quot;)">
            <text:p/>
          </table:table-cell>
          <table:table-cell table:formula="of:=IF([.H1]=[.N118];[.L118];&quot;&quot;)">
            <text:p/>
          </table:table-cell>
          <table:table-cell table:formula="of:=IF([.I1]=[.N118];[.L118];&quot;&quot;)">
            <text:p/>
          </table:table-cell>
          <table:table-cell table:formula="of:=IF([.J1]=[.N118];[.L118];&quot;&quot;)">
            <text:p/>
          </table:table-cell>
          <table:table-cell table:formula="of:=IF([.K1]=[.N118];[.L118];&quot;&quot;)">
            <text:p/>
          </table:table-cell>
          <table:table-cell office:value-type="float" office:value="25">
            <text:p>2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16">
            <text:p>116</text:p>
          </table:table-cell>
          <table:table-cell table:formula="of:=CONCATENATE(&quot;All/&quot;;TEXT([.A119];&quot;000&quot;) ;&quot;_&quot;;[.E119];&quot;_&quot;;IF([.M119]=&quot;Side-Side&quot;;&quot;Side&quot;;SUBSTITUTE([.M119];&quot;-&quot;;&quot;&quot;));IF([.L119]&lt;0;&quot;_N&quot;;&quot;_&quot;);ABS([.L119]);IF([.O119]=&quot;&quot;;&quot;&quot;;&quot;_JCM&quot;))" office:value-type="string" office:string-value="All/116_Left Metatarsals_Bend_N20">
            <text:p>All/116_Left Metatarsals_Bend_N2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趾</text:p>
          </table:table-cell>
          <table:table-cell office:value-type="string">
            <text:p>Left Metatarsals</text:p>
          </table:table-cell>
          <table:table-cell table:formula="of:=IF([.F1]=[.N119];[.L119];&quot;&quot;)" office:value-type="float" office:value="-20">
            <text:p>-20</text:p>
          </table:table-cell>
          <table:table-cell table:formula="of:=IF([.G1]=[.N119];[.L119];&quot;&quot;)">
            <text:p/>
          </table:table-cell>
          <table:table-cell table:formula="of:=IF([.H1]=[.N119];[.L119];&quot;&quot;)">
            <text:p/>
          </table:table-cell>
          <table:table-cell table:formula="of:=IF([.I1]=[.N119];[.L119];&quot;&quot;)">
            <text:p/>
          </table:table-cell>
          <table:table-cell table:formula="of:=IF([.J1]=[.N119];[.L119];&quot;&quot;)">
            <text:p/>
          </table:table-cell>
          <table:table-cell table:formula="of:=IF([.K1]=[.N119];[.L119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17">
            <text:p>117</text:p>
          </table:table-cell>
          <table:table-cell table:formula="of:=CONCATENATE(&quot;All/&quot;;TEXT([.A120];&quot;000&quot;) ;&quot;_&quot;;[.E120];&quot;_&quot;;IF([.M120]=&quot;Side-Side&quot;;&quot;Side&quot;;SUBSTITUTE([.M120];&quot;-&quot;;&quot;&quot;));IF([.L120]&lt;0;&quot;_N&quot;;&quot;_&quot;);ABS([.L120]);IF([.O120]=&quot;&quot;;&quot;&quot;;&quot;_JCM&quot;))" office:value-type="string" office:string-value="All/117_Left Metatarsals_Twist_20">
            <text:p>All/117_Left Metatarsals_Twist_2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趾</text:p>
          </table:table-cell>
          <table:table-cell office:value-type="string">
            <text:p>Left Metatarsals</text:p>
          </table:table-cell>
          <table:table-cell table:formula="of:=IF([.F1]=[.N120];[.L120];&quot;&quot;)">
            <text:p/>
          </table:table-cell>
          <table:table-cell table:formula="of:=IF([.G1]=[.N120];[.L120];&quot;&quot;)">
            <text:p/>
          </table:table-cell>
          <table:table-cell table:formula="of:=IF([.H1]=[.N120];[.L120];&quot;&quot;)" office:value-type="float" office:value="20">
            <text:p>20</text:p>
          </table:table-cell>
          <table:table-cell table:formula="of:=IF([.I1]=[.N120];[.L120];&quot;&quot;)">
            <text:p/>
          </table:table-cell>
          <table:table-cell table:formula="of:=IF([.J1]=[.N120];[.L120];&quot;&quot;)">
            <text:p/>
          </table:table-cell>
          <table:table-cell table:formula="of:=IF([.K1]=[.N120];[.L120];&quot;&quot;)">
            <text:p/>
          </table:table-cell>
          <table:table-cell office:value-type="float" office:value="20">
            <text:p>20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18">
            <text:p>118</text:p>
          </table:table-cell>
          <table:table-cell table:formula="of:=CONCATENATE(&quot;All/&quot;;TEXT([.A121];&quot;000&quot;) ;&quot;_&quot;;[.E121];&quot;_&quot;;IF([.M121]=&quot;Side-Side&quot;;&quot;Side&quot;;SUBSTITUTE([.M121];&quot;-&quot;;&quot;&quot;));IF([.L121]&lt;0;&quot;_N&quot;;&quot;_&quot;);ABS([.L121]);IF([.O121]=&quot;&quot;;&quot;&quot;;&quot;_JCM&quot;))" office:value-type="string" office:string-value="All/118_Left Metatarsals_Twist_N20">
            <text:p>All/118_Left Metatarsals_Twist_N2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趾</text:p>
          </table:table-cell>
          <table:table-cell office:value-type="string">
            <text:p>Left Metatarsals</text:p>
          </table:table-cell>
          <table:table-cell table:formula="of:=IF([.F1]=[.N121];[.L121];&quot;&quot;)">
            <text:p/>
          </table:table-cell>
          <table:table-cell table:formula="of:=IF([.G1]=[.N121];[.L121];&quot;&quot;)">
            <text:p/>
          </table:table-cell>
          <table:table-cell table:formula="of:=IF([.H1]=[.N121];[.L121];&quot;&quot;)" office:value-type="float" office:value="-20">
            <text:p>-20</text:p>
          </table:table-cell>
          <table:table-cell table:formula="of:=IF([.I1]=[.N121];[.L121];&quot;&quot;)">
            <text:p/>
          </table:table-cell>
          <table:table-cell table:formula="of:=IF([.J1]=[.N121];[.L121];&quot;&quot;)">
            <text:p/>
          </table:table-cell>
          <table:table-cell table:formula="of:=IF([.K1]=[.N121];[.L121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19">
            <text:p>119</text:p>
          </table:table-cell>
          <table:table-cell table:formula="of:=CONCATENATE(&quot;All/&quot;;TEXT([.A122];&quot;000&quot;) ;&quot;_&quot;;[.E122];&quot;_&quot;;IF([.M122]=&quot;Side-Side&quot;;&quot;Side&quot;;SUBSTITUTE([.M122];&quot;-&quot;;&quot;&quot;));IF([.L122]&lt;0;&quot;_N&quot;;&quot;_&quot;);ABS([.L122]);IF([.O122]=&quot;&quot;;&quot;&quot;;&quot;_JCM&quot;))" office:value-type="string" office:string-value="All/119_Left Toes_Bend_40">
            <text:p>All/119_Left Toes_Bend_4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趾</text:p>
          </table:table-cell>
          <table:table-cell office:value-type="string">
            <text:p>Left Toes</text:p>
          </table:table-cell>
          <table:table-cell table:formula="of:=IF([.F1]=[.N122];[.L122];&quot;&quot;)" office:value-type="float" office:value="40">
            <text:p>40</text:p>
          </table:table-cell>
          <table:table-cell table:formula="of:=IF([.G1]=[.N122];[.L122];&quot;&quot;)">
            <text:p/>
          </table:table-cell>
          <table:table-cell table:formula="of:=IF([.H1]=[.N122];[.L122];&quot;&quot;)">
            <text:p/>
          </table:table-cell>
          <table:table-cell table:formula="of:=IF([.I1]=[.N122];[.L122];&quot;&quot;)">
            <text:p/>
          </table:table-cell>
          <table:table-cell table:formula="of:=IF([.J1]=[.N122];[.L122];&quot;&quot;)">
            <text:p/>
          </table:table-cell>
          <table:table-cell table:formula="of:=IF([.K1]=[.N122];[.L122];&quot;&quot;)">
            <text:p/>
          </table:table-cell>
          <table:table-cell office:value-type="float" office:value="40">
            <text:p>4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20">
            <text:p>120</text:p>
          </table:table-cell>
          <table:table-cell table:formula="of:=CONCATENATE(&quot;All/&quot;;TEXT([.A123];&quot;000&quot;) ;&quot;_&quot;;[.E123];&quot;_&quot;;IF([.M123]=&quot;Side-Side&quot;;&quot;Side&quot;;SUBSTITUTE([.M123];&quot;-&quot;;&quot;&quot;));IF([.L123]&lt;0;&quot;_N&quot;;&quot;_&quot;);ABS([.L123]);IF([.O123]=&quot;&quot;;&quot;&quot;;&quot;_JCM&quot;))" office:value-type="string" office:string-value="All/120_Left Toes_Bend_N60_JCM">
            <text:p>All/120_Left Toes_Bend_N6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趾</text:p>
          </table:table-cell>
          <table:table-cell office:value-type="string">
            <text:p>Left Toes</text:p>
          </table:table-cell>
          <table:table-cell table:formula="of:=IF([.F1]=[.N123];[.L123];&quot;&quot;)" office:value-type="float" office:value="-60">
            <text:p>-60</text:p>
          </table:table-cell>
          <table:table-cell table:formula="of:=IF([.G1]=[.N123];[.L123];&quot;&quot;)">
            <text:p/>
          </table:table-cell>
          <table:table-cell table:formula="of:=IF([.H1]=[.N123];[.L123];&quot;&quot;)">
            <text:p/>
          </table:table-cell>
          <table:table-cell table:formula="of:=IF([.I1]=[.N123];[.L123];&quot;&quot;)">
            <text:p/>
          </table:table-cell>
          <table:table-cell table:formula="of:=IF([.J1]=[.N123];[.L123];&quot;&quot;)">
            <text:p/>
          </table:table-cell>
          <table:table-cell table:formula="of:=IF([.K1]=[.N123];[.L123];&quot;&quot;)">
            <text:p/>
          </table:table-cell>
          <table:table-cell office:value-type="float" office:value="-60">
            <text:p>-6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oesUp_60_L</text:p>
          </table:table-cell>
          <table:table-cell table:number-columns-repeated="1003"/>
        </table:table-row>
        <table:table-row table:style-name="ro3">
          <table:table-cell table:style-name="ce2" office:value-type="float" office:value="121">
            <text:p>121</text:p>
          </table:table-cell>
          <table:table-cell table:formula="of:=CONCATENATE(&quot;All/&quot;;TEXT([.A124];&quot;000&quot;) ;&quot;_&quot;;[.E124];&quot;_&quot;;IF([.M124]=&quot;Side-Side&quot;;&quot;Side&quot;;SUBSTITUTE([.M124];&quot;-&quot;;&quot;&quot;));IF([.L124]&lt;0;&quot;_N&quot;;&quot;_&quot;);ABS([.L124]);IF([.O124]=&quot;&quot;;&quot;&quot;;&quot;_JCM&quot;))" office:value-type="string" office:string-value="All/121_Left Toes_Twist_20">
            <text:p>All/121_Left Toes_Twist_2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趾</text:p>
          </table:table-cell>
          <table:table-cell office:value-type="string">
            <text:p>Left Toes</text:p>
          </table:table-cell>
          <table:table-cell table:formula="of:=IF([.F1]=[.N124];[.L124];&quot;&quot;)">
            <text:p/>
          </table:table-cell>
          <table:table-cell table:formula="of:=IF([.G1]=[.N124];[.L124];&quot;&quot;)">
            <text:p/>
          </table:table-cell>
          <table:table-cell table:formula="of:=IF([.H1]=[.N124];[.L124];&quot;&quot;)" office:value-type="float" office:value="20">
            <text:p>20</text:p>
          </table:table-cell>
          <table:table-cell table:formula="of:=IF([.I1]=[.N124];[.L124];&quot;&quot;)">
            <text:p/>
          </table:table-cell>
          <table:table-cell table:formula="of:=IF([.J1]=[.N124];[.L124];&quot;&quot;)">
            <text:p/>
          </table:table-cell>
          <table:table-cell table:formula="of:=IF([.K1]=[.N124];[.L124];&quot;&quot;)">
            <text:p/>
          </table:table-cell>
          <table:table-cell office:value-type="float" office:value="20">
            <text:p>20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office:value-type="string">
            <text:p>Left Metatarsals も動いている</text:p>
          </table:table-cell>
          <table:table-cell table:number-columns-repeated="1002"/>
        </table:table-row>
        <table:table-row table:style-name="ro3">
          <table:table-cell table:style-name="ce2" office:value-type="float" office:value="122">
            <text:p>122</text:p>
          </table:table-cell>
          <table:table-cell table:formula="of:=CONCATENATE(&quot;All/&quot;;TEXT([.A125];&quot;000&quot;) ;&quot;_&quot;;[.E125];&quot;_&quot;;IF([.M125]=&quot;Side-Side&quot;;&quot;Side&quot;;SUBSTITUTE([.M125];&quot;-&quot;;&quot;&quot;));IF([.L125]&lt;0;&quot;_N&quot;;&quot;_&quot;);ABS([.L125]);IF([.O125]=&quot;&quot;;&quot;&quot;;&quot;_JCM&quot;))" office:value-type="string" office:string-value="All/122_Left Toes_Twist_N20">
            <text:p>All/122_Left Toes_Twist_N2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趾</text:p>
          </table:table-cell>
          <table:table-cell office:value-type="string">
            <text:p>Left Toes</text:p>
          </table:table-cell>
          <table:table-cell table:formula="of:=IF([.F1]=[.N125];[.L125];&quot;&quot;)">
            <text:p/>
          </table:table-cell>
          <table:table-cell table:formula="of:=IF([.G1]=[.N125];[.L125];&quot;&quot;)">
            <text:p/>
          </table:table-cell>
          <table:table-cell table:formula="of:=IF([.H1]=[.N125];[.L125];&quot;&quot;)" office:value-type="float" office:value="-20">
            <text:p>-20</text:p>
          </table:table-cell>
          <table:table-cell table:formula="of:=IF([.I1]=[.N125];[.L125];&quot;&quot;)">
            <text:p/>
          </table:table-cell>
          <table:table-cell table:formula="of:=IF([.J1]=[.N125];[.L125];&quot;&quot;)">
            <text:p/>
          </table:table-cell>
          <table:table-cell table:formula="of:=IF([.K1]=[.N125];[.L125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office:value-type="string">
            <text:p>Left Metatarsals も動いている</text:p>
          </table:table-cell>
          <table:table-cell table:number-columns-repeated="1002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f:=CONCATENATE(&quot;All/&quot;;TEXT([.A126];&quot;000&quot;) ;&quot;_&quot;;[.E126];&quot;_&quot;;IF([.M126]=&quot;Side-Side&quot;;&quot;Side&quot;;SUBSTITUTE([.M126];&quot;-&quot;;&quot;&quot;));IF([.L126]&lt;0;&quot;_N&quot;;&quot;_&quot;);ABS([.L126]);IF([.O126]=&quot;&quot;;&quot;&quot;;&quot;_JCM&quot;))" office:value-type="string" office:string-value="All/123_Left Small Toe 4_Bend_45">
            <text:p>All/123_Left Small Toe 4_Bend_4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4</text:p>
          </table:table-cell>
          <table:table-cell table:formula="of:=IF([.F1]=[.N126];[.L126];&quot;&quot;)" office:value-type="float" office:value="45">
            <text:p>45</text:p>
          </table:table-cell>
          <table:table-cell table:formula="of:=IF([.G1]=[.N126];[.L126];&quot;&quot;)">
            <text:p/>
          </table:table-cell>
          <table:table-cell table:formula="of:=IF([.H1]=[.N126];[.L126];&quot;&quot;)">
            <text:p/>
          </table:table-cell>
          <table:table-cell table:formula="of:=IF([.I1]=[.N126];[.L126];&quot;&quot;)">
            <text:p/>
          </table:table-cell>
          <table:table-cell table:formula="of:=IF([.J1]=[.N126];[.L126];&quot;&quot;)">
            <text:p/>
          </table:table-cell>
          <table:table-cell table:formula="of:=IF([.K1]=[.N126];[.L126];&quot;&quot;)">
            <text:p/>
          </table:table-cell>
          <table:table-cell office:value-type="float" office:value="45">
            <text:p>4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24">
            <text:p>124</text:p>
          </table:table-cell>
          <table:table-cell table:formula="of:=CONCATENATE(&quot;All/&quot;;TEXT([.A127];&quot;000&quot;) ;&quot;_&quot;;[.E127];&quot;_&quot;;IF([.M127]=&quot;Side-Side&quot;;&quot;Side&quot;;SUBSTITUTE([.M127];&quot;-&quot;;&quot;&quot;));IF([.L127]&lt;0;&quot;_N&quot;;&quot;_&quot;);ABS([.L127]);IF([.O127]=&quot;&quot;;&quot;&quot;;&quot;_JCM&quot;))" office:value-type="string" office:string-value="All/124_Left Small Toe 4_Bend_N65">
            <text:p>All/124_Left Small Toe 4_Bend_N6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4</text:p>
          </table:table-cell>
          <table:table-cell table:formula="of:=IF([.F1]=[.N127];[.L127];&quot;&quot;)" office:value-type="float" office:value="-65">
            <text:p>-65</text:p>
          </table:table-cell>
          <table:table-cell table:formula="of:=IF([.G1]=[.N127];[.L127];&quot;&quot;)">
            <text:p/>
          </table:table-cell>
          <table:table-cell table:formula="of:=IF([.H1]=[.N127];[.L127];&quot;&quot;)">
            <text:p/>
          </table:table-cell>
          <table:table-cell table:formula="of:=IF([.I1]=[.N127];[.L127];&quot;&quot;)">
            <text:p/>
          </table:table-cell>
          <table:table-cell table:formula="of:=IF([.J1]=[.N127];[.L127];&quot;&quot;)">
            <text:p/>
          </table:table-cell>
          <table:table-cell table:formula="of:=IF([.K1]=[.N127];[.L127];&quot;&quot;)">
            <text:p/>
          </table:table-cell>
          <table:table-cell office:value-type="float" office:value="-65">
            <text:p>-6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25">
            <text:p>125</text:p>
          </table:table-cell>
          <table:table-cell table:formula="of:=CONCATENATE(&quot;All/&quot;;TEXT([.A128];&quot;000&quot;) ;&quot;_&quot;;[.E128];&quot;_&quot;;IF([.M128]=&quot;Side-Side&quot;;&quot;Side&quot;;SUBSTITUTE([.M128];&quot;-&quot;;&quot;&quot;));IF([.L128]&lt;0;&quot;_N&quot;;&quot;_&quot;);ABS([.L128]);IF([.O128]=&quot;&quot;;&quot;&quot;;&quot;_JCM&quot;))" office:value-type="string" office:string-value="All/125_Left Small Toe 4_Side_20">
            <text:p>All/125_Left Small Toe 4_Side_2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4</text:p>
          </table:table-cell>
          <table:table-cell table:formula="of:=IF([.F1]=[.N128];[.L128];&quot;&quot;)">
            <text:p/>
          </table:table-cell>
          <table:table-cell table:formula="of:=IF([.G1]=[.N128];[.L128];&quot;&quot;)" office:value-type="float" office:value="20">
            <text:p>20</text:p>
          </table:table-cell>
          <table:table-cell table:formula="of:=IF([.H1]=[.N128];[.L128];&quot;&quot;)">
            <text:p/>
          </table:table-cell>
          <table:table-cell table:formula="of:=IF([.I1]=[.N128];[.L128];&quot;&quot;)">
            <text:p/>
          </table:table-cell>
          <table:table-cell table:formula="of:=IF([.J1]=[.N128];[.L128];&quot;&quot;)">
            <text:p/>
          </table:table-cell>
          <table:table-cell table:formula="of:=IF([.K1]=[.N128];[.L128];&quot;&quot;)">
            <text:p/>
          </table:table-cell>
          <table:table-cell office:value-type="float" office:value="20">
            <text:p>2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26">
            <text:p>126</text:p>
          </table:table-cell>
          <table:table-cell table:formula="of:=CONCATENATE(&quot;All/&quot;;TEXT([.A129];&quot;000&quot;) ;&quot;_&quot;;[.E129];&quot;_&quot;;IF([.M129]=&quot;Side-Side&quot;;&quot;Side&quot;;SUBSTITUTE([.M129];&quot;-&quot;;&quot;&quot;));IF([.L129]&lt;0;&quot;_N&quot;;&quot;_&quot;);ABS([.L129]);IF([.O129]=&quot;&quot;;&quot;&quot;;&quot;_JCM&quot;))" office:value-type="string" office:string-value="All/126_Left Small Toe 4_Side_N10">
            <text:p>All/126_Left Small Toe 4_Side_N1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4</text:p>
          </table:table-cell>
          <table:table-cell table:formula="of:=IF([.F1]=[.N129];[.L129];&quot;&quot;)">
            <text:p/>
          </table:table-cell>
          <table:table-cell table:formula="of:=IF([.G1]=[.N129];[.L129];&quot;&quot;)" office:value-type="float" office:value="-10">
            <text:p>-10</text:p>
          </table:table-cell>
          <table:table-cell table:formula="of:=IF([.H1]=[.N129];[.L129];&quot;&quot;)">
            <text:p/>
          </table:table-cell>
          <table:table-cell table:formula="of:=IF([.I1]=[.N129];[.L129];&quot;&quot;)">
            <text:p/>
          </table:table-cell>
          <table:table-cell table:formula="of:=IF([.J1]=[.N129];[.L129];&quot;&quot;)">
            <text:p/>
          </table:table-cell>
          <table:table-cell table:formula="of:=IF([.K1]=[.N129];[.L129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27">
            <text:p>127</text:p>
          </table:table-cell>
          <table:table-cell table:formula="of:=CONCATENATE(&quot;All/&quot;;TEXT([.A130];&quot;000&quot;) ;&quot;_&quot;;[.E130];&quot;_&quot;;IF([.M130]=&quot;Side-Side&quot;;&quot;Side&quot;;SUBSTITUTE([.M130];&quot;-&quot;;&quot;&quot;));IF([.L130]&lt;0;&quot;_N&quot;;&quot;_&quot;);ABS([.L130]);IF([.O130]=&quot;&quot;;&quot;&quot;;&quot;_JCM&quot;))" office:value-type="string" office:string-value="All/127_Left Small Toe 4_Twist_5">
            <text:p>All/127_Left Small Toe 4_Twist_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4</text:p>
          </table:table-cell>
          <table:table-cell table:formula="of:=IF([.F1]=[.N130];[.L130];&quot;&quot;)">
            <text:p/>
          </table:table-cell>
          <table:table-cell table:formula="of:=IF([.G1]=[.N130];[.L130];&quot;&quot;)">
            <text:p/>
          </table:table-cell>
          <table:table-cell table:formula="of:=IF([.H1]=[.N130];[.L130];&quot;&quot;)" office:value-type="float" office:value="5">
            <text:p>5</text:p>
          </table:table-cell>
          <table:table-cell table:formula="of:=IF([.I1]=[.N130];[.L130];&quot;&quot;)">
            <text:p/>
          </table:table-cell>
          <table:table-cell table:formula="of:=IF([.J1]=[.N130];[.L130];&quot;&quot;)">
            <text:p/>
          </table:table-cell>
          <table:table-cell table:formula="of:=IF([.K1]=[.N130];[.L130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28">
            <text:p>128</text:p>
          </table:table-cell>
          <table:table-cell table:formula="of:=CONCATENATE(&quot;All/&quot;;TEXT([.A131];&quot;000&quot;) ;&quot;_&quot;;[.E131];&quot;_&quot;;IF([.M131]=&quot;Side-Side&quot;;&quot;Side&quot;;SUBSTITUTE([.M131];&quot;-&quot;;&quot;&quot;));IF([.L131]&lt;0;&quot;_N&quot;;&quot;_&quot;);ABS([.L131]);IF([.O131]=&quot;&quot;;&quot;&quot;;&quot;_JCM&quot;))" office:value-type="string" office:string-value="All/128_Left Small Toe 4_Twist_N5">
            <text:p>All/128_Left Small Toe 4_Twist_N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4</text:p>
          </table:table-cell>
          <table:table-cell table:formula="of:=IF([.F1]=[.N131];[.L131];&quot;&quot;)">
            <text:p/>
          </table:table-cell>
          <table:table-cell table:formula="of:=IF([.G1]=[.N131];[.L131];&quot;&quot;)">
            <text:p/>
          </table:table-cell>
          <table:table-cell table:formula="of:=IF([.H1]=[.N131];[.L131];&quot;&quot;)" office:value-type="float" office:value="-5">
            <text:p>-5</text:p>
          </table:table-cell>
          <table:table-cell table:formula="of:=IF([.I1]=[.N131];[.L131];&quot;&quot;)">
            <text:p/>
          </table:table-cell>
          <table:table-cell table:formula="of:=IF([.J1]=[.N131];[.L131];&quot;&quot;)">
            <text:p/>
          </table:table-cell>
          <table:table-cell table:formula="of:=IF([.K1]=[.N131];[.L131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29">
            <text:p>129</text:p>
          </table:table-cell>
          <table:table-cell table:formula="of:=CONCATENATE(&quot;All/&quot;;TEXT([.A132];&quot;000&quot;) ;&quot;_&quot;;[.E132];&quot;_&quot;;IF([.M132]=&quot;Side-Side&quot;;&quot;Side&quot;;SUBSTITUTE([.M132];&quot;-&quot;;&quot;&quot;));IF([.L132]&lt;0;&quot;_N&quot;;&quot;_&quot;);ABS([.L132]);IF([.O132]=&quot;&quot;;&quot;&quot;;&quot;_JCM&quot;))" office:value-type="string" office:string-value="All/129_Left Small Toe 4_2_Bend_40">
            <text:p>All/129_Left Small Toe 4_2_Bend_4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4_2</text:p>
          </table:table-cell>
          <table:table-cell table:formula="of:=IF([.F1]=[.N132];[.L132];&quot;&quot;)" office:value-type="float" office:value="40">
            <text:p>40</text:p>
          </table:table-cell>
          <table:table-cell table:formula="of:=IF([.G1]=[.N132];[.L132];&quot;&quot;)">
            <text:p/>
          </table:table-cell>
          <table:table-cell table:formula="of:=IF([.H1]=[.N132];[.L132];&quot;&quot;)">
            <text:p/>
          </table:table-cell>
          <table:table-cell table:formula="of:=IF([.I1]=[.N132];[.L132];&quot;&quot;)">
            <text:p/>
          </table:table-cell>
          <table:table-cell table:formula="of:=IF([.J1]=[.N132];[.L132];&quot;&quot;)">
            <text:p/>
          </table:table-cell>
          <table:table-cell table:formula="of:=IF([.K1]=[.N132];[.L132];&quot;&quot;)">
            <text:p/>
          </table:table-cell>
          <table:table-cell office:value-type="float" office:value="40">
            <text:p>4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30">
            <text:p>130</text:p>
          </table:table-cell>
          <table:table-cell table:formula="of:=CONCATENATE(&quot;All/&quot;;TEXT([.A133];&quot;000&quot;) ;&quot;_&quot;;[.E133];&quot;_&quot;;IF([.M133]=&quot;Side-Side&quot;;&quot;Side&quot;;SUBSTITUTE([.M133];&quot;-&quot;;&quot;&quot;));IF([.L133]&lt;0;&quot;_N&quot;;&quot;_&quot;);ABS([.L133]);IF([.O133]=&quot;&quot;;&quot;&quot;;&quot;_JCM&quot;))" office:value-type="string" office:string-value="All/130_Left Small Toe 4_2_Bend_N30">
            <text:p>All/130_Left Small Toe 4_2_Bend_N3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4_2</text:p>
          </table:table-cell>
          <table:table-cell table:formula="of:=IF([.F1]=[.N133];[.L133];&quot;&quot;)" office:value-type="float" office:value="-30">
            <text:p>-30</text:p>
          </table:table-cell>
          <table:table-cell table:formula="of:=IF([.G1]=[.N133];[.L133];&quot;&quot;)">
            <text:p/>
          </table:table-cell>
          <table:table-cell table:formula="of:=IF([.H1]=[.N133];[.L133];&quot;&quot;)">
            <text:p/>
          </table:table-cell>
          <table:table-cell table:formula="of:=IF([.I1]=[.N133];[.L133];&quot;&quot;)">
            <text:p/>
          </table:table-cell>
          <table:table-cell table:formula="of:=IF([.J1]=[.N133];[.L133];&quot;&quot;)">
            <text:p/>
          </table:table-cell>
          <table:table-cell table:formula="of:=IF([.K1]=[.N133];[.L133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31">
            <text:p>131</text:p>
          </table:table-cell>
          <table:table-cell table:formula="of:=CONCATENATE(&quot;All/&quot;;TEXT([.A134];&quot;000&quot;) ;&quot;_&quot;;[.E134];&quot;_&quot;;IF([.M134]=&quot;Side-Side&quot;;&quot;Side&quot;;SUBSTITUTE([.M134];&quot;-&quot;;&quot;&quot;));IF([.L134]&lt;0;&quot;_N&quot;;&quot;_&quot;);ABS([.L134]);IF([.O134]=&quot;&quot;;&quot;&quot;;&quot;_JCM&quot;))" office:value-type="string" office:string-value="All/131_Left Small Toe 3_Bend_45">
            <text:p>All/131_Left Small Toe 3_Bend_4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3</text:p>
          </table:table-cell>
          <table:table-cell table:formula="of:=IF([.F1]=[.N134];[.L134];&quot;&quot;)" office:value-type="float" office:value="45">
            <text:p>45</text:p>
          </table:table-cell>
          <table:table-cell table:formula="of:=IF([.G1]=[.N134];[.L134];&quot;&quot;)">
            <text:p/>
          </table:table-cell>
          <table:table-cell table:formula="of:=IF([.H1]=[.N134];[.L134];&quot;&quot;)">
            <text:p/>
          </table:table-cell>
          <table:table-cell table:formula="of:=IF([.I1]=[.N134];[.L134];&quot;&quot;)">
            <text:p/>
          </table:table-cell>
          <table:table-cell table:formula="of:=IF([.J1]=[.N134];[.L134];&quot;&quot;)">
            <text:p/>
          </table:table-cell>
          <table:table-cell table:formula="of:=IF([.K1]=[.N134];[.L134];&quot;&quot;)">
            <text:p/>
          </table:table-cell>
          <table:table-cell office:value-type="float" office:value="45">
            <text:p>4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32">
            <text:p>132</text:p>
          </table:table-cell>
          <table:table-cell table:formula="of:=CONCATENATE(&quot;All/&quot;;TEXT([.A135];&quot;000&quot;) ;&quot;_&quot;;[.E135];&quot;_&quot;;IF([.M135]=&quot;Side-Side&quot;;&quot;Side&quot;;SUBSTITUTE([.M135];&quot;-&quot;;&quot;&quot;));IF([.L135]&lt;0;&quot;_N&quot;;&quot;_&quot;);ABS([.L135]);IF([.O135]=&quot;&quot;;&quot;&quot;;&quot;_JCM&quot;))" office:value-type="string" office:string-value="All/132_Left Small Toe 3_Bend_N65">
            <text:p>All/132_Left Small Toe 3_Bend_N6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3</text:p>
          </table:table-cell>
          <table:table-cell table:formula="of:=IF([.F1]=[.N135];[.L135];&quot;&quot;)" office:value-type="float" office:value="-65">
            <text:p>-65</text:p>
          </table:table-cell>
          <table:table-cell table:formula="of:=IF([.G1]=[.N135];[.L135];&quot;&quot;)">
            <text:p/>
          </table:table-cell>
          <table:table-cell table:formula="of:=IF([.H1]=[.N135];[.L135];&quot;&quot;)">
            <text:p/>
          </table:table-cell>
          <table:table-cell table:formula="of:=IF([.I1]=[.N135];[.L135];&quot;&quot;)">
            <text:p/>
          </table:table-cell>
          <table:table-cell table:formula="of:=IF([.J1]=[.N135];[.L135];&quot;&quot;)">
            <text:p/>
          </table:table-cell>
          <table:table-cell table:formula="of:=IF([.K1]=[.N135];[.L135];&quot;&quot;)">
            <text:p/>
          </table:table-cell>
          <table:table-cell office:value-type="float" office:value="-65">
            <text:p>-6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33">
            <text:p>133</text:p>
          </table:table-cell>
          <table:table-cell table:formula="of:=CONCATENATE(&quot;All/&quot;;TEXT([.A136];&quot;000&quot;) ;&quot;_&quot;;[.E136];&quot;_&quot;;IF([.M136]=&quot;Side-Side&quot;;&quot;Side&quot;;SUBSTITUTE([.M136];&quot;-&quot;;&quot;&quot;));IF([.L136]&lt;0;&quot;_N&quot;;&quot;_&quot;);ABS([.L136]);IF([.O136]=&quot;&quot;;&quot;&quot;;&quot;_JCM&quot;))" office:value-type="string" office:string-value="All/133_Left Small Toe 3_Side_10">
            <text:p>All/133_Left Small Toe 3_Side_1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3</text:p>
          </table:table-cell>
          <table:table-cell table:formula="of:=IF([.F1]=[.N136];[.L136];&quot;&quot;)">
            <text:p/>
          </table:table-cell>
          <table:table-cell table:formula="of:=IF([.G1]=[.N136];[.L136];&quot;&quot;)" office:value-type="float" office:value="10">
            <text:p>10</text:p>
          </table:table-cell>
          <table:table-cell table:formula="of:=IF([.H1]=[.N136];[.L136];&quot;&quot;)">
            <text:p/>
          </table:table-cell>
          <table:table-cell table:formula="of:=IF([.I1]=[.N136];[.L136];&quot;&quot;)">
            <text:p/>
          </table:table-cell>
          <table:table-cell table:formula="of:=IF([.J1]=[.N136];[.L136];&quot;&quot;)">
            <text:p/>
          </table:table-cell>
          <table:table-cell table:formula="of:=IF([.K1]=[.N136];[.L136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34">
            <text:p>134</text:p>
          </table:table-cell>
          <table:table-cell table:formula="of:=CONCATENATE(&quot;All/&quot;;TEXT([.A137];&quot;000&quot;) ;&quot;_&quot;;[.E137];&quot;_&quot;;IF([.M137]=&quot;Side-Side&quot;;&quot;Side&quot;;SUBSTITUTE([.M137];&quot;-&quot;;&quot;&quot;));IF([.L137]&lt;0;&quot;_N&quot;;&quot;_&quot;);ABS([.L137]);IF([.O137]=&quot;&quot;;&quot;&quot;;&quot;_JCM&quot;))" office:value-type="string" office:string-value="All/134_Left Small Toe 3_Side_N10">
            <text:p>All/134_Left Small Toe 3_Side_N1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3</text:p>
          </table:table-cell>
          <table:table-cell table:formula="of:=IF([.F1]=[.N137];[.L137];&quot;&quot;)">
            <text:p/>
          </table:table-cell>
          <table:table-cell table:formula="of:=IF([.G1]=[.N137];[.L137];&quot;&quot;)" office:value-type="float" office:value="-10">
            <text:p>-10</text:p>
          </table:table-cell>
          <table:table-cell table:formula="of:=IF([.H1]=[.N137];[.L137];&quot;&quot;)">
            <text:p/>
          </table:table-cell>
          <table:table-cell table:formula="of:=IF([.I1]=[.N137];[.L137];&quot;&quot;)">
            <text:p/>
          </table:table-cell>
          <table:table-cell table:formula="of:=IF([.J1]=[.N137];[.L137];&quot;&quot;)">
            <text:p/>
          </table:table-cell>
          <table:table-cell table:formula="of:=IF([.K1]=[.N137];[.L137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35">
            <text:p>135</text:p>
          </table:table-cell>
          <table:table-cell table:formula="of:=CONCATENATE(&quot;All/&quot;;TEXT([.A138];&quot;000&quot;) ;&quot;_&quot;;[.E138];&quot;_&quot;;IF([.M138]=&quot;Side-Side&quot;;&quot;Side&quot;;SUBSTITUTE([.M138];&quot;-&quot;;&quot;&quot;));IF([.L138]&lt;0;&quot;_N&quot;;&quot;_&quot;);ABS([.L138]);IF([.O138]=&quot;&quot;;&quot;&quot;;&quot;_JCM&quot;))" office:value-type="string" office:string-value="All/135_Left Small Toe 3_Twist_5">
            <text:p>All/135_Left Small Toe 3_Twist_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3</text:p>
          </table:table-cell>
          <table:table-cell table:formula="of:=IF([.F1]=[.N138];[.L138];&quot;&quot;)">
            <text:p/>
          </table:table-cell>
          <table:table-cell table:formula="of:=IF([.G1]=[.N138];[.L138];&quot;&quot;)">
            <text:p/>
          </table:table-cell>
          <table:table-cell table:formula="of:=IF([.H1]=[.N138];[.L138];&quot;&quot;)" office:value-type="float" office:value="5">
            <text:p>5</text:p>
          </table:table-cell>
          <table:table-cell table:formula="of:=IF([.I1]=[.N138];[.L138];&quot;&quot;)">
            <text:p/>
          </table:table-cell>
          <table:table-cell table:formula="of:=IF([.J1]=[.N138];[.L138];&quot;&quot;)">
            <text:p/>
          </table:table-cell>
          <table:table-cell table:formula="of:=IF([.K1]=[.N138];[.L138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36">
            <text:p>136</text:p>
          </table:table-cell>
          <table:table-cell table:formula="of:=CONCATENATE(&quot;All/&quot;;TEXT([.A139];&quot;000&quot;) ;&quot;_&quot;;[.E139];&quot;_&quot;;IF([.M139]=&quot;Side-Side&quot;;&quot;Side&quot;;SUBSTITUTE([.M139];&quot;-&quot;;&quot;&quot;));IF([.L139]&lt;0;&quot;_N&quot;;&quot;_&quot;);ABS([.L139]);IF([.O139]=&quot;&quot;;&quot;&quot;;&quot;_JCM&quot;))" office:value-type="string" office:string-value="All/136_Left Small Toe 3_Twist_N5">
            <text:p>All/136_Left Small Toe 3_Twist_N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3</text:p>
          </table:table-cell>
          <table:table-cell table:formula="of:=IF([.F1]=[.N139];[.L139];&quot;&quot;)">
            <text:p/>
          </table:table-cell>
          <table:table-cell table:formula="of:=IF([.G1]=[.N139];[.L139];&quot;&quot;)">
            <text:p/>
          </table:table-cell>
          <table:table-cell table:formula="of:=IF([.H1]=[.N139];[.L139];&quot;&quot;)" office:value-type="float" office:value="-5">
            <text:p>-5</text:p>
          </table:table-cell>
          <table:table-cell table:formula="of:=IF([.I1]=[.N139];[.L139];&quot;&quot;)">
            <text:p/>
          </table:table-cell>
          <table:table-cell table:formula="of:=IF([.J1]=[.N139];[.L139];&quot;&quot;)">
            <text:p/>
          </table:table-cell>
          <table:table-cell table:formula="of:=IF([.K1]=[.N139];[.L139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37">
            <text:p>137</text:p>
          </table:table-cell>
          <table:table-cell table:formula="of:=CONCATENATE(&quot;All/&quot;;TEXT([.A140];&quot;000&quot;) ;&quot;_&quot;;[.E140];&quot;_&quot;;IF([.M140]=&quot;Side-Side&quot;;&quot;Side&quot;;SUBSTITUTE([.M140];&quot;-&quot;;&quot;&quot;));IF([.L140]&lt;0;&quot;_N&quot;;&quot;_&quot;);ABS([.L140]);IF([.O140]=&quot;&quot;;&quot;&quot;;&quot;_JCM&quot;))" office:value-type="string" office:string-value="All/137_Left Small Toe 3_2_Bend_50">
            <text:p>All/137_Left Small Toe 3_2_Bend_5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3_2</text:p>
          </table:table-cell>
          <table:table-cell table:formula="of:=IF([.F1]=[.N140];[.L140];&quot;&quot;)" office:value-type="float" office:value="50">
            <text:p>50</text:p>
          </table:table-cell>
          <table:table-cell table:formula="of:=IF([.G1]=[.N140];[.L140];&quot;&quot;)">
            <text:p/>
          </table:table-cell>
          <table:table-cell table:formula="of:=IF([.H1]=[.N140];[.L140];&quot;&quot;)">
            <text:p/>
          </table:table-cell>
          <table:table-cell table:formula="of:=IF([.I1]=[.N140];[.L140];&quot;&quot;)">
            <text:p/>
          </table:table-cell>
          <table:table-cell table:formula="of:=IF([.J1]=[.N140];[.L140];&quot;&quot;)">
            <text:p/>
          </table:table-cell>
          <table:table-cell table:formula="of:=IF([.K1]=[.N140];[.L140];&quot;&quot;)">
            <text:p/>
          </table:table-cell>
          <table:table-cell office:value-type="float" office:value="50">
            <text:p>5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38">
            <text:p>138</text:p>
          </table:table-cell>
          <table:table-cell table:formula="of:=CONCATENATE(&quot;All/&quot;;TEXT([.A141];&quot;000&quot;) ;&quot;_&quot;;[.E141];&quot;_&quot;;IF([.M141]=&quot;Side-Side&quot;;&quot;Side&quot;;SUBSTITUTE([.M141];&quot;-&quot;;&quot;&quot;));IF([.L141]&lt;0;&quot;_N&quot;;&quot;_&quot;);ABS([.L141]);IF([.O141]=&quot;&quot;;&quot;&quot;;&quot;_JCM&quot;))" office:value-type="string" office:string-value="All/138_Left Small Toe 3_2_Bend_N30">
            <text:p>All/138_Left Small Toe 3_2_Bend_N3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3_2</text:p>
          </table:table-cell>
          <table:table-cell table:formula="of:=IF([.F1]=[.N141];[.L141];&quot;&quot;)" office:value-type="float" office:value="-30">
            <text:p>-30</text:p>
          </table:table-cell>
          <table:table-cell table:formula="of:=IF([.G1]=[.N141];[.L141];&quot;&quot;)">
            <text:p/>
          </table:table-cell>
          <table:table-cell table:formula="of:=IF([.H1]=[.N141];[.L141];&quot;&quot;)">
            <text:p/>
          </table:table-cell>
          <table:table-cell table:formula="of:=IF([.I1]=[.N141];[.L141];&quot;&quot;)">
            <text:p/>
          </table:table-cell>
          <table:table-cell table:formula="of:=IF([.J1]=[.N141];[.L141];&quot;&quot;)">
            <text:p/>
          </table:table-cell>
          <table:table-cell table:formula="of:=IF([.K1]=[.N141];[.L141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39">
            <text:p>139</text:p>
          </table:table-cell>
          <table:table-cell table:formula="of:=CONCATENATE(&quot;All/&quot;;TEXT([.A142];&quot;000&quot;) ;&quot;_&quot;;[.E142];&quot;_&quot;;IF([.M142]=&quot;Side-Side&quot;;&quot;Side&quot;;SUBSTITUTE([.M142];&quot;-&quot;;&quot;&quot;));IF([.L142]&lt;0;&quot;_N&quot;;&quot;_&quot;);ABS([.L142]);IF([.O142]=&quot;&quot;;&quot;&quot;;&quot;_JCM&quot;))" office:value-type="string" office:string-value="All/139_Left Small Toe 2_Bend_45">
            <text:p>All/139_Left Small Toe 2_Bend_4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2</text:p>
          </table:table-cell>
          <table:table-cell table:formula="of:=IF([.F1]=[.N142];[.L142];&quot;&quot;)" office:value-type="float" office:value="45">
            <text:p>45</text:p>
          </table:table-cell>
          <table:table-cell table:formula="of:=IF([.G1]=[.N142];[.L142];&quot;&quot;)">
            <text:p/>
          </table:table-cell>
          <table:table-cell table:formula="of:=IF([.H1]=[.N142];[.L142];&quot;&quot;)">
            <text:p/>
          </table:table-cell>
          <table:table-cell table:formula="of:=IF([.I1]=[.N142];[.L142];&quot;&quot;)">
            <text:p/>
          </table:table-cell>
          <table:table-cell table:formula="of:=IF([.J1]=[.N142];[.L142];&quot;&quot;)">
            <text:p/>
          </table:table-cell>
          <table:table-cell table:formula="of:=IF([.K1]=[.N142];[.L142];&quot;&quot;)">
            <text:p/>
          </table:table-cell>
          <table:table-cell office:value-type="float" office:value="45">
            <text:p>4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40">
            <text:p>140</text:p>
          </table:table-cell>
          <table:table-cell table:formula="of:=CONCATENATE(&quot;All/&quot;;TEXT([.A143];&quot;000&quot;) ;&quot;_&quot;;[.E143];&quot;_&quot;;IF([.M143]=&quot;Side-Side&quot;;&quot;Side&quot;;SUBSTITUTE([.M143];&quot;-&quot;;&quot;&quot;));IF([.L143]&lt;0;&quot;_N&quot;;&quot;_&quot;);ABS([.L143]);IF([.O143]=&quot;&quot;;&quot;&quot;;&quot;_JCM&quot;))" office:value-type="string" office:string-value="All/140_Left Small Toe 2_Bend_N65">
            <text:p>All/140_Left Small Toe 2_Bend_N6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2</text:p>
          </table:table-cell>
          <table:table-cell table:formula="of:=IF([.F1]=[.N143];[.L143];&quot;&quot;)" office:value-type="float" office:value="-65">
            <text:p>-65</text:p>
          </table:table-cell>
          <table:table-cell table:formula="of:=IF([.G1]=[.N143];[.L143];&quot;&quot;)">
            <text:p/>
          </table:table-cell>
          <table:table-cell table:formula="of:=IF([.H1]=[.N143];[.L143];&quot;&quot;)">
            <text:p/>
          </table:table-cell>
          <table:table-cell table:formula="of:=IF([.I1]=[.N143];[.L143];&quot;&quot;)">
            <text:p/>
          </table:table-cell>
          <table:table-cell table:formula="of:=IF([.J1]=[.N143];[.L143];&quot;&quot;)">
            <text:p/>
          </table:table-cell>
          <table:table-cell table:formula="of:=IF([.K1]=[.N143];[.L143];&quot;&quot;)">
            <text:p/>
          </table:table-cell>
          <table:table-cell office:value-type="float" office:value="-65">
            <text:p>-6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41">
            <text:p>141</text:p>
          </table:table-cell>
          <table:table-cell table:formula="of:=CONCATENATE(&quot;All/&quot;;TEXT([.A144];&quot;000&quot;) ;&quot;_&quot;;[.E144];&quot;_&quot;;IF([.M144]=&quot;Side-Side&quot;;&quot;Side&quot;;SUBSTITUTE([.M144];&quot;-&quot;;&quot;&quot;));IF([.L144]&lt;0;&quot;_N&quot;;&quot;_&quot;);ABS([.L144]);IF([.O144]=&quot;&quot;;&quot;&quot;;&quot;_JCM&quot;))" office:value-type="string" office:string-value="All/141_Left Small Toe 2_Side_10">
            <text:p>All/141_Left Small Toe 2_Side_1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2</text:p>
          </table:table-cell>
          <table:table-cell table:formula="of:=IF([.F1]=[.N144];[.L144];&quot;&quot;)">
            <text:p/>
          </table:table-cell>
          <table:table-cell table:formula="of:=IF([.G1]=[.N144];[.L144];&quot;&quot;)" office:value-type="float" office:value="10">
            <text:p>10</text:p>
          </table:table-cell>
          <table:table-cell table:formula="of:=IF([.H1]=[.N144];[.L144];&quot;&quot;)">
            <text:p/>
          </table:table-cell>
          <table:table-cell table:formula="of:=IF([.I1]=[.N144];[.L144];&quot;&quot;)">
            <text:p/>
          </table:table-cell>
          <table:table-cell table:formula="of:=IF([.J1]=[.N144];[.L144];&quot;&quot;)">
            <text:p/>
          </table:table-cell>
          <table:table-cell table:formula="of:=IF([.K1]=[.N144];[.L144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42">
            <text:p>142</text:p>
          </table:table-cell>
          <table:table-cell table:formula="of:=CONCATENATE(&quot;All/&quot;;TEXT([.A145];&quot;000&quot;) ;&quot;_&quot;;[.E145];&quot;_&quot;;IF([.M145]=&quot;Side-Side&quot;;&quot;Side&quot;;SUBSTITUTE([.M145];&quot;-&quot;;&quot;&quot;));IF([.L145]&lt;0;&quot;_N&quot;;&quot;_&quot;);ABS([.L145]);IF([.O145]=&quot;&quot;;&quot;&quot;;&quot;_JCM&quot;))" office:value-type="string" office:string-value="All/142_Left Small Toe 2_Side_N10">
            <text:p>All/142_Left Small Toe 2_Side_N1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2</text:p>
          </table:table-cell>
          <table:table-cell table:formula="of:=IF([.F1]=[.N145];[.L145];&quot;&quot;)">
            <text:p/>
          </table:table-cell>
          <table:table-cell table:formula="of:=IF([.G1]=[.N145];[.L145];&quot;&quot;)" office:value-type="float" office:value="-10">
            <text:p>-10</text:p>
          </table:table-cell>
          <table:table-cell table:formula="of:=IF([.H1]=[.N145];[.L145];&quot;&quot;)">
            <text:p/>
          </table:table-cell>
          <table:table-cell table:formula="of:=IF([.I1]=[.N145];[.L145];&quot;&quot;)">
            <text:p/>
          </table:table-cell>
          <table:table-cell table:formula="of:=IF([.J1]=[.N145];[.L145];&quot;&quot;)">
            <text:p/>
          </table:table-cell>
          <table:table-cell table:formula="of:=IF([.K1]=[.N145];[.L145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43">
            <text:p>143</text:p>
          </table:table-cell>
          <table:table-cell table:formula="of:=CONCATENATE(&quot;All/&quot;;TEXT([.A146];&quot;000&quot;) ;&quot;_&quot;;[.E146];&quot;_&quot;;IF([.M146]=&quot;Side-Side&quot;;&quot;Side&quot;;SUBSTITUTE([.M146];&quot;-&quot;;&quot;&quot;));IF([.L146]&lt;0;&quot;_N&quot;;&quot;_&quot;);ABS([.L146]);IF([.O146]=&quot;&quot;;&quot;&quot;;&quot;_JCM&quot;))" office:value-type="string" office:string-value="All/143_Left Small Toe 2_Twist_5">
            <text:p>All/143_Left Small Toe 2_Twist_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2</text:p>
          </table:table-cell>
          <table:table-cell table:formula="of:=IF([.F1]=[.N146];[.L146];&quot;&quot;)">
            <text:p/>
          </table:table-cell>
          <table:table-cell table:formula="of:=IF([.G1]=[.N146];[.L146];&quot;&quot;)">
            <text:p/>
          </table:table-cell>
          <table:table-cell table:formula="of:=IF([.H1]=[.N146];[.L146];&quot;&quot;)" office:value-type="float" office:value="5">
            <text:p>5</text:p>
          </table:table-cell>
          <table:table-cell table:formula="of:=IF([.I1]=[.N146];[.L146];&quot;&quot;)">
            <text:p/>
          </table:table-cell>
          <table:table-cell table:formula="of:=IF([.J1]=[.N146];[.L146];&quot;&quot;)">
            <text:p/>
          </table:table-cell>
          <table:table-cell table:formula="of:=IF([.K1]=[.N146];[.L146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44">
            <text:p>144</text:p>
          </table:table-cell>
          <table:table-cell table:formula="of:=CONCATENATE(&quot;All/&quot;;TEXT([.A147];&quot;000&quot;) ;&quot;_&quot;;[.E147];&quot;_&quot;;IF([.M147]=&quot;Side-Side&quot;;&quot;Side&quot;;SUBSTITUTE([.M147];&quot;-&quot;;&quot;&quot;));IF([.L147]&lt;0;&quot;_N&quot;;&quot;_&quot;);ABS([.L147]);IF([.O147]=&quot;&quot;;&quot;&quot;;&quot;_JCM&quot;))" office:value-type="string" office:string-value="All/144_Left Small Toe 2_Twist_N5">
            <text:p>All/144_Left Small Toe 2_Twist_N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2</text:p>
          </table:table-cell>
          <table:table-cell table:formula="of:=IF([.F1]=[.N147];[.L147];&quot;&quot;)">
            <text:p/>
          </table:table-cell>
          <table:table-cell table:formula="of:=IF([.G1]=[.N147];[.L147];&quot;&quot;)">
            <text:p/>
          </table:table-cell>
          <table:table-cell table:formula="of:=IF([.H1]=[.N147];[.L147];&quot;&quot;)" office:value-type="float" office:value="-5">
            <text:p>-5</text:p>
          </table:table-cell>
          <table:table-cell table:formula="of:=IF([.I1]=[.N147];[.L147];&quot;&quot;)">
            <text:p/>
          </table:table-cell>
          <table:table-cell table:formula="of:=IF([.J1]=[.N147];[.L147];&quot;&quot;)">
            <text:p/>
          </table:table-cell>
          <table:table-cell table:formula="of:=IF([.K1]=[.N147];[.L147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45">
            <text:p>145</text:p>
          </table:table-cell>
          <table:table-cell table:formula="of:=CONCATENATE(&quot;All/&quot;;TEXT([.A148];&quot;000&quot;) ;&quot;_&quot;;[.E148];&quot;_&quot;;IF([.M148]=&quot;Side-Side&quot;;&quot;Side&quot;;SUBSTITUTE([.M148];&quot;-&quot;;&quot;&quot;));IF([.L148]&lt;0;&quot;_N&quot;;&quot;_&quot;);ABS([.L148]);IF([.O148]=&quot;&quot;;&quot;&quot;;&quot;_JCM&quot;))" office:value-type="string" office:string-value="All/145_Left Small Toe 2_2_Bend_50">
            <text:p>All/145_Left Small Toe 2_2_Bend_5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2_2</text:p>
          </table:table-cell>
          <table:table-cell table:formula="of:=IF([.F1]=[.N148];[.L148];&quot;&quot;)" office:value-type="float" office:value="50">
            <text:p>50</text:p>
          </table:table-cell>
          <table:table-cell table:formula="of:=IF([.G1]=[.N148];[.L148];&quot;&quot;)">
            <text:p/>
          </table:table-cell>
          <table:table-cell table:formula="of:=IF([.H1]=[.N148];[.L148];&quot;&quot;)">
            <text:p/>
          </table:table-cell>
          <table:table-cell table:formula="of:=IF([.I1]=[.N148];[.L148];&quot;&quot;)">
            <text:p/>
          </table:table-cell>
          <table:table-cell table:formula="of:=IF([.J1]=[.N148];[.L148];&quot;&quot;)">
            <text:p/>
          </table:table-cell>
          <table:table-cell table:formula="of:=IF([.K1]=[.N148];[.L148];&quot;&quot;)">
            <text:p/>
          </table:table-cell>
          <table:table-cell office:value-type="float" office:value="50">
            <text:p>5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46">
            <text:p>146</text:p>
          </table:table-cell>
          <table:table-cell table:formula="of:=CONCATENATE(&quot;All/&quot;;TEXT([.A149];&quot;000&quot;) ;&quot;_&quot;;[.E149];&quot;_&quot;;IF([.M149]=&quot;Side-Side&quot;;&quot;Side&quot;;SUBSTITUTE([.M149];&quot;-&quot;;&quot;&quot;));IF([.L149]&lt;0;&quot;_N&quot;;&quot;_&quot;);ABS([.L149]);IF([.O149]=&quot;&quot;;&quot;&quot;;&quot;_JCM&quot;))" office:value-type="string" office:string-value="All/146_Left Small Toe 2_2_Bend_N30">
            <text:p>All/146_Left Small Toe 2_2_Bend_N3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2_2</text:p>
          </table:table-cell>
          <table:table-cell table:formula="of:=IF([.F1]=[.N149];[.L149];&quot;&quot;)" office:value-type="float" office:value="-30">
            <text:p>-30</text:p>
          </table:table-cell>
          <table:table-cell table:formula="of:=IF([.G1]=[.N149];[.L149];&quot;&quot;)">
            <text:p/>
          </table:table-cell>
          <table:table-cell table:formula="of:=IF([.H1]=[.N149];[.L149];&quot;&quot;)">
            <text:p/>
          </table:table-cell>
          <table:table-cell table:formula="of:=IF([.I1]=[.N149];[.L149];&quot;&quot;)">
            <text:p/>
          </table:table-cell>
          <table:table-cell table:formula="of:=IF([.J1]=[.N149];[.L149];&quot;&quot;)">
            <text:p/>
          </table:table-cell>
          <table:table-cell table:formula="of:=IF([.K1]=[.N149];[.L149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47">
            <text:p>147</text:p>
          </table:table-cell>
          <table:table-cell table:formula="of:=CONCATENATE(&quot;All/&quot;;TEXT([.A150];&quot;000&quot;) ;&quot;_&quot;;[.E150];&quot;_&quot;;IF([.M150]=&quot;Side-Side&quot;;&quot;Side&quot;;SUBSTITUTE([.M150];&quot;-&quot;;&quot;&quot;));IF([.L150]&lt;0;&quot;_N&quot;;&quot;_&quot;);ABS([.L150]);IF([.O150]=&quot;&quot;;&quot;&quot;;&quot;_JCM&quot;))" office:value-type="string" office:string-value="All/147_Left Small Toe 1_Bend_45">
            <text:p>All/147_Left Small Toe 1_Bend_4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1</text:p>
          </table:table-cell>
          <table:table-cell table:formula="of:=IF([.F1]=[.N150];[.L150];&quot;&quot;)" office:value-type="float" office:value="45">
            <text:p>45</text:p>
          </table:table-cell>
          <table:table-cell table:formula="of:=IF([.G1]=[.N150];[.L150];&quot;&quot;)">
            <text:p/>
          </table:table-cell>
          <table:table-cell table:formula="of:=IF([.H1]=[.N150];[.L150];&quot;&quot;)">
            <text:p/>
          </table:table-cell>
          <table:table-cell table:formula="of:=IF([.I1]=[.N150];[.L150];&quot;&quot;)">
            <text:p/>
          </table:table-cell>
          <table:table-cell table:formula="of:=IF([.J1]=[.N150];[.L150];&quot;&quot;)">
            <text:p/>
          </table:table-cell>
          <table:table-cell table:formula="of:=IF([.K1]=[.N150];[.L150];&quot;&quot;)">
            <text:p/>
          </table:table-cell>
          <table:table-cell office:value-type="float" office:value="45">
            <text:p>4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48">
            <text:p>148</text:p>
          </table:table-cell>
          <table:table-cell table:formula="of:=CONCATENATE(&quot;All/&quot;;TEXT([.A151];&quot;000&quot;) ;&quot;_&quot;;[.E151];&quot;_&quot;;IF([.M151]=&quot;Side-Side&quot;;&quot;Side&quot;;SUBSTITUTE([.M151];&quot;-&quot;;&quot;&quot;));IF([.L151]&lt;0;&quot;_N&quot;;&quot;_&quot;);ABS([.L151]);IF([.O151]=&quot;&quot;;&quot;&quot;;&quot;_JCM&quot;))" office:value-type="string" office:string-value="All/148_Left Small Toe 1_Bend_N65">
            <text:p>All/148_Left Small Toe 1_Bend_N6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1</text:p>
          </table:table-cell>
          <table:table-cell table:formula="of:=IF([.F1]=[.N151];[.L151];&quot;&quot;)" office:value-type="float" office:value="-65">
            <text:p>-65</text:p>
          </table:table-cell>
          <table:table-cell table:formula="of:=IF([.G1]=[.N151];[.L151];&quot;&quot;)">
            <text:p/>
          </table:table-cell>
          <table:table-cell table:formula="of:=IF([.H1]=[.N151];[.L151];&quot;&quot;)">
            <text:p/>
          </table:table-cell>
          <table:table-cell table:formula="of:=IF([.I1]=[.N151];[.L151];&quot;&quot;)">
            <text:p/>
          </table:table-cell>
          <table:table-cell table:formula="of:=IF([.J1]=[.N151];[.L151];&quot;&quot;)">
            <text:p/>
          </table:table-cell>
          <table:table-cell table:formula="of:=IF([.K1]=[.N151];[.L151];&quot;&quot;)">
            <text:p/>
          </table:table-cell>
          <table:table-cell office:value-type="float" office:value="-65">
            <text:p>-6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49">
            <text:p>149</text:p>
          </table:table-cell>
          <table:table-cell table:formula="of:=CONCATENATE(&quot;All/&quot;;TEXT([.A152];&quot;000&quot;) ;&quot;_&quot;;[.E152];&quot;_&quot;;IF([.M152]=&quot;Side-Side&quot;;&quot;Side&quot;;SUBSTITUTE([.M152];&quot;-&quot;;&quot;&quot;));IF([.L152]&lt;0;&quot;_N&quot;;&quot;_&quot;);ABS([.L152]);IF([.O152]=&quot;&quot;;&quot;&quot;;&quot;_JCM&quot;))" office:value-type="string" office:string-value="All/149_Left Small Toe 1_Side_10">
            <text:p>All/149_Left Small Toe 1_Side_1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1</text:p>
          </table:table-cell>
          <table:table-cell table:formula="of:=IF([.F1]=[.N152];[.L152];&quot;&quot;)">
            <text:p/>
          </table:table-cell>
          <table:table-cell table:formula="of:=IF([.G1]=[.N152];[.L152];&quot;&quot;)" office:value-type="float" office:value="10">
            <text:p>10</text:p>
          </table:table-cell>
          <table:table-cell table:formula="of:=IF([.H1]=[.N152];[.L152];&quot;&quot;)">
            <text:p/>
          </table:table-cell>
          <table:table-cell table:formula="of:=IF([.I1]=[.N152];[.L152];&quot;&quot;)">
            <text:p/>
          </table:table-cell>
          <table:table-cell table:formula="of:=IF([.J1]=[.N152];[.L152];&quot;&quot;)">
            <text:p/>
          </table:table-cell>
          <table:table-cell table:formula="of:=IF([.K1]=[.N152];[.L152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50">
            <text:p>150</text:p>
          </table:table-cell>
          <table:table-cell table:formula="of:=CONCATENATE(&quot;All/&quot;;TEXT([.A153];&quot;000&quot;) ;&quot;_&quot;;[.E153];&quot;_&quot;;IF([.M153]=&quot;Side-Side&quot;;&quot;Side&quot;;SUBSTITUTE([.M153];&quot;-&quot;;&quot;&quot;));IF([.L153]&lt;0;&quot;_N&quot;;&quot;_&quot;);ABS([.L153]);IF([.O153]=&quot;&quot;;&quot;&quot;;&quot;_JCM&quot;))" office:value-type="string" office:string-value="All/150_Left Small Toe 1_Side_N10">
            <text:p>All/150_Left Small Toe 1_Side_N1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1</text:p>
          </table:table-cell>
          <table:table-cell table:formula="of:=IF([.F1]=[.N153];[.L153];&quot;&quot;)">
            <text:p/>
          </table:table-cell>
          <table:table-cell table:formula="of:=IF([.G1]=[.N153];[.L153];&quot;&quot;)" office:value-type="float" office:value="-10">
            <text:p>-10</text:p>
          </table:table-cell>
          <table:table-cell table:formula="of:=IF([.H1]=[.N153];[.L153];&quot;&quot;)">
            <text:p/>
          </table:table-cell>
          <table:table-cell table:formula="of:=IF([.I1]=[.N153];[.L153];&quot;&quot;)">
            <text:p/>
          </table:table-cell>
          <table:table-cell table:formula="of:=IF([.J1]=[.N153];[.L153];&quot;&quot;)">
            <text:p/>
          </table:table-cell>
          <table:table-cell table:formula="of:=IF([.K1]=[.N153];[.L153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51">
            <text:p>151</text:p>
          </table:table-cell>
          <table:table-cell table:formula="of:=CONCATENATE(&quot;All/&quot;;TEXT([.A154];&quot;000&quot;) ;&quot;_&quot;;[.E154];&quot;_&quot;;IF([.M154]=&quot;Side-Side&quot;;&quot;Side&quot;;SUBSTITUTE([.M154];&quot;-&quot;;&quot;&quot;));IF([.L154]&lt;0;&quot;_N&quot;;&quot;_&quot;);ABS([.L154]);IF([.O154]=&quot;&quot;;&quot;&quot;;&quot;_JCM&quot;))" office:value-type="string" office:string-value="All/151_Left Small Toe 1_Twist_5">
            <text:p>All/151_Left Small Toe 1_Twist_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1</text:p>
          </table:table-cell>
          <table:table-cell table:formula="of:=IF([.F1]=[.N154];[.L154];&quot;&quot;)">
            <text:p/>
          </table:table-cell>
          <table:table-cell table:formula="of:=IF([.G1]=[.N154];[.L154];&quot;&quot;)">
            <text:p/>
          </table:table-cell>
          <table:table-cell table:formula="of:=IF([.H1]=[.N154];[.L154];&quot;&quot;)" office:value-type="float" office:value="5">
            <text:p>5</text:p>
          </table:table-cell>
          <table:table-cell table:formula="of:=IF([.I1]=[.N154];[.L154];&quot;&quot;)">
            <text:p/>
          </table:table-cell>
          <table:table-cell table:formula="of:=IF([.J1]=[.N154];[.L154];&quot;&quot;)">
            <text:p/>
          </table:table-cell>
          <table:table-cell table:formula="of:=IF([.K1]=[.N154];[.L154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52">
            <text:p>152</text:p>
          </table:table-cell>
          <table:table-cell table:formula="of:=CONCATENATE(&quot;All/&quot;;TEXT([.A155];&quot;000&quot;) ;&quot;_&quot;;[.E155];&quot;_&quot;;IF([.M155]=&quot;Side-Side&quot;;&quot;Side&quot;;SUBSTITUTE([.M155];&quot;-&quot;;&quot;&quot;));IF([.L155]&lt;0;&quot;_N&quot;;&quot;_&quot;);ABS([.L155]);IF([.O155]=&quot;&quot;;&quot;&quot;;&quot;_JCM&quot;))" office:value-type="string" office:string-value="All/152_Left Small Toe 1_Twist_N5">
            <text:p>All/152_Left Small Toe 1_Twist_N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1</text:p>
          </table:table-cell>
          <table:table-cell table:formula="of:=IF([.F1]=[.N155];[.L155];&quot;&quot;)">
            <text:p/>
          </table:table-cell>
          <table:table-cell table:formula="of:=IF([.G1]=[.N155];[.L155];&quot;&quot;)">
            <text:p/>
          </table:table-cell>
          <table:table-cell table:formula="of:=IF([.H1]=[.N155];[.L155];&quot;&quot;)" office:value-type="float" office:value="-5">
            <text:p>-5</text:p>
          </table:table-cell>
          <table:table-cell table:formula="of:=IF([.I1]=[.N155];[.L155];&quot;&quot;)">
            <text:p/>
          </table:table-cell>
          <table:table-cell table:formula="of:=IF([.J1]=[.N155];[.L155];&quot;&quot;)">
            <text:p/>
          </table:table-cell>
          <table:table-cell table:formula="of:=IF([.K1]=[.N155];[.L155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53">
            <text:p>153</text:p>
          </table:table-cell>
          <table:table-cell table:formula="of:=CONCATENATE(&quot;All/&quot;;TEXT([.A156];&quot;000&quot;) ;&quot;_&quot;;[.E156];&quot;_&quot;;IF([.M156]=&quot;Side-Side&quot;;&quot;Side&quot;;SUBSTITUTE([.M156];&quot;-&quot;;&quot;&quot;));IF([.L156]&lt;0;&quot;_N&quot;;&quot;_&quot;);ABS([.L156]);IF([.O156]=&quot;&quot;;&quot;&quot;;&quot;_JCM&quot;))" office:value-type="string" office:string-value="All/153_Left Small Toe 1_2_Bend_40">
            <text:p>All/153_Left Small Toe 1_2_Bend_4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1_2</text:p>
          </table:table-cell>
          <table:table-cell table:formula="of:=IF([.F1]=[.N156];[.L156];&quot;&quot;)" office:value-type="float" office:value="40">
            <text:p>40</text:p>
          </table:table-cell>
          <table:table-cell table:formula="of:=IF([.G1]=[.N156];[.L156];&quot;&quot;)">
            <text:p/>
          </table:table-cell>
          <table:table-cell table:formula="of:=IF([.H1]=[.N156];[.L156];&quot;&quot;)">
            <text:p/>
          </table:table-cell>
          <table:table-cell table:formula="of:=IF([.I1]=[.N156];[.L156];&quot;&quot;)">
            <text:p/>
          </table:table-cell>
          <table:table-cell table:formula="of:=IF([.J1]=[.N156];[.L156];&quot;&quot;)">
            <text:p/>
          </table:table-cell>
          <table:table-cell table:formula="of:=IF([.K1]=[.N156];[.L156];&quot;&quot;)">
            <text:p/>
          </table:table-cell>
          <table:table-cell office:value-type="float" office:value="40">
            <text:p>4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54">
            <text:p>154</text:p>
          </table:table-cell>
          <table:table-cell table:formula="of:=CONCATENATE(&quot;All/&quot;;TEXT([.A157];&quot;000&quot;) ;&quot;_&quot;;[.E157];&quot;_&quot;;IF([.M157]=&quot;Side-Side&quot;;&quot;Side&quot;;SUBSTITUTE([.M157];&quot;-&quot;;&quot;&quot;));IF([.L157]&lt;0;&quot;_N&quot;;&quot;_&quot;);ABS([.L157]);IF([.O157]=&quot;&quot;;&quot;&quot;;&quot;_JCM&quot;))" office:value-type="string" office:string-value="All/154_Left Small Toe 1_2_Bend_N30">
            <text:p>All/154_Left Small Toe 1_2_Bend_N3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1_2</text:p>
          </table:table-cell>
          <table:table-cell table:formula="of:=IF([.F1]=[.N157];[.L157];&quot;&quot;)" office:value-type="float" office:value="-30">
            <text:p>-30</text:p>
          </table:table-cell>
          <table:table-cell table:formula="of:=IF([.G1]=[.N157];[.L157];&quot;&quot;)">
            <text:p/>
          </table:table-cell>
          <table:table-cell table:formula="of:=IF([.H1]=[.N157];[.L157];&quot;&quot;)">
            <text:p/>
          </table:table-cell>
          <table:table-cell table:formula="of:=IF([.I1]=[.N157];[.L157];&quot;&quot;)">
            <text:p/>
          </table:table-cell>
          <table:table-cell table:formula="of:=IF([.J1]=[.N157];[.L157];&quot;&quot;)">
            <text:p/>
          </table:table-cell>
          <table:table-cell table:formula="of:=IF([.K1]=[.N157];[.L157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55">
            <text:p>155</text:p>
          </table:table-cell>
          <table:table-cell table:formula="of:=CONCATENATE(&quot;All/&quot;;TEXT([.A158];&quot;000&quot;) ;&quot;_&quot;;[.E158];&quot;_&quot;;IF([.M158]=&quot;Side-Side&quot;;&quot;Side&quot;;SUBSTITUTE([.M158];&quot;-&quot;;&quot;&quot;));IF([.L158]&lt;0;&quot;_N&quot;;&quot;_&quot;);ABS([.L158]);IF([.O158]=&quot;&quot;;&quot;&quot;;&quot;_JCM&quot;))" office:value-type="string" office:string-value="All/155_Left Big Toe_Bend_45_JCM">
            <text:p>All/155_Left Big Toe_Bend_4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Big Toe</text:p>
          </table:table-cell>
          <table:table-cell table:formula="of:=IF([.F1]=[.N158];[.L158];&quot;&quot;)" office:value-type="float" office:value="45">
            <text:p>45</text:p>
          </table:table-cell>
          <table:table-cell table:formula="of:=IF([.G1]=[.N158];[.L158];&quot;&quot;)">
            <text:p/>
          </table:table-cell>
          <table:table-cell table:formula="of:=IF([.H1]=[.N158];[.L158];&quot;&quot;)">
            <text:p/>
          </table:table-cell>
          <table:table-cell table:formula="of:=IF([.I1]=[.N158];[.L158];&quot;&quot;)">
            <text:p/>
          </table:table-cell>
          <table:table-cell table:formula="of:=IF([.J1]=[.N158];[.L158];&quot;&quot;)">
            <text:p/>
          </table:table-cell>
          <table:table-cell table:formula="of:=IF([.K1]=[.N158];[.L158];&quot;&quot;)">
            <text:p/>
          </table:table-cell>
          <table:table-cell office:value-type="float" office:value="45">
            <text:p>4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BigToeDown_45_L</text:p>
          </table:table-cell>
          <table:table-cell table:number-columns-repeated="1003"/>
        </table:table-row>
        <table:table-row table:style-name="ro2">
          <table:table-cell table:style-name="ce2" office:value-type="float" office:value="156">
            <text:p>156</text:p>
          </table:table-cell>
          <table:table-cell table:formula="of:=CONCATENATE(&quot;All/&quot;;TEXT([.A159];&quot;000&quot;) ;&quot;_&quot;;[.E159];&quot;_&quot;;IF([.M159]=&quot;Side-Side&quot;;&quot;Side&quot;;SUBSTITUTE([.M159];&quot;-&quot;;&quot;&quot;));IF([.L159]&lt;0;&quot;_N&quot;;&quot;_&quot;);ABS([.L159]);IF([.O159]=&quot;&quot;;&quot;&quot;;&quot;_JCM&quot;))" office:value-type="string" office:string-value="All/156_Left Big Toe_Bend_N65">
            <text:p>All/156_Left Big Toe_Bend_N6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Big Toe</text:p>
          </table:table-cell>
          <table:table-cell table:formula="of:=IF([.F1]=[.N159];[.L159];&quot;&quot;)" office:value-type="float" office:value="-65">
            <text:p>-65</text:p>
          </table:table-cell>
          <table:table-cell table:formula="of:=IF([.G1]=[.N159];[.L159];&quot;&quot;)">
            <text:p/>
          </table:table-cell>
          <table:table-cell table:formula="of:=IF([.H1]=[.N159];[.L159];&quot;&quot;)">
            <text:p/>
          </table:table-cell>
          <table:table-cell table:formula="of:=IF([.I1]=[.N159];[.L159];&quot;&quot;)">
            <text:p/>
          </table:table-cell>
          <table:table-cell table:formula="of:=IF([.J1]=[.N159];[.L159];&quot;&quot;)">
            <text:p/>
          </table:table-cell>
          <table:table-cell table:formula="of:=IF([.K1]=[.N159];[.L159];&quot;&quot;)">
            <text:p/>
          </table:table-cell>
          <table:table-cell office:value-type="float" office:value="-65">
            <text:p>-6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57">
            <text:p>157</text:p>
          </table:table-cell>
          <table:table-cell table:formula="of:=CONCATENATE(&quot;All/&quot;;TEXT([.A160];&quot;000&quot;) ;&quot;_&quot;;[.E160];&quot;_&quot;;IF([.M160]=&quot;Side-Side&quot;;&quot;Side&quot;;SUBSTITUTE([.M160];&quot;-&quot;;&quot;&quot;));IF([.L160]&lt;0;&quot;_N&quot;;&quot;_&quot;);ABS([.L160]);IF([.O160]=&quot;&quot;;&quot;&quot;;&quot;_JCM&quot;))" office:value-type="string" office:string-value="All/157_Left Big Toe_Side_10">
            <text:p>All/157_Left Big Toe_Side_1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Big Toe</text:p>
          </table:table-cell>
          <table:table-cell table:formula="of:=IF([.F1]=[.N160];[.L160];&quot;&quot;)">
            <text:p/>
          </table:table-cell>
          <table:table-cell table:formula="of:=IF([.G1]=[.N160];[.L160];&quot;&quot;)" office:value-type="float" office:value="10">
            <text:p>10</text:p>
          </table:table-cell>
          <table:table-cell table:formula="of:=IF([.H1]=[.N160];[.L160];&quot;&quot;)">
            <text:p/>
          </table:table-cell>
          <table:table-cell table:formula="of:=IF([.I1]=[.N160];[.L160];&quot;&quot;)">
            <text:p/>
          </table:table-cell>
          <table:table-cell table:formula="of:=IF([.J1]=[.N160];[.L160];&quot;&quot;)">
            <text:p/>
          </table:table-cell>
          <table:table-cell table:formula="of:=IF([.K1]=[.N160];[.L160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58">
            <text:p>158</text:p>
          </table:table-cell>
          <table:table-cell table:formula="of:=CONCATENATE(&quot;All/&quot;;TEXT([.A161];&quot;000&quot;) ;&quot;_&quot;;[.E161];&quot;_&quot;;IF([.M161]=&quot;Side-Side&quot;;&quot;Side&quot;;SUBSTITUTE([.M161];&quot;-&quot;;&quot;&quot;));IF([.L161]&lt;0;&quot;_N&quot;;&quot;_&quot;);ABS([.L161]);IF([.O161]=&quot;&quot;;&quot;&quot;;&quot;_JCM&quot;))" office:value-type="string" office:string-value="All/158_Left Big Toe_Side_N15">
            <text:p>All/158_Left Big Toe_Side_N1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Big Toe</text:p>
          </table:table-cell>
          <table:table-cell table:formula="of:=IF([.F1]=[.N161];[.L161];&quot;&quot;)">
            <text:p/>
          </table:table-cell>
          <table:table-cell table:formula="of:=IF([.G1]=[.N161];[.L161];&quot;&quot;)" office:value-type="float" office:value="-15">
            <text:p>-15</text:p>
          </table:table-cell>
          <table:table-cell table:formula="of:=IF([.H1]=[.N161];[.L161];&quot;&quot;)">
            <text:p/>
          </table:table-cell>
          <table:table-cell table:formula="of:=IF([.I1]=[.N161];[.L161];&quot;&quot;)">
            <text:p/>
          </table:table-cell>
          <table:table-cell table:formula="of:=IF([.J1]=[.N161];[.L161];&quot;&quot;)">
            <text:p/>
          </table:table-cell>
          <table:table-cell table:formula="of:=IF([.K1]=[.N161];[.L161];&quot;&quot;)">
            <text:p/>
          </table:table-cell>
          <table:table-cell office:value-type="float" office:value="-15">
            <text:p>-15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59">
            <text:p>159</text:p>
          </table:table-cell>
          <table:table-cell table:formula="of:=CONCATENATE(&quot;All/&quot;;TEXT([.A162];&quot;000&quot;) ;&quot;_&quot;;[.E162];&quot;_&quot;;IF([.M162]=&quot;Side-Side&quot;;&quot;Side&quot;;SUBSTITUTE([.M162];&quot;-&quot;;&quot;&quot;));IF([.L162]&lt;0;&quot;_N&quot;;&quot;_&quot;);ABS([.L162]);IF([.O162]=&quot;&quot;;&quot;&quot;;&quot;_JCM&quot;))" office:value-type="string" office:string-value="All/159_Left Big Toe_Twist_5">
            <text:p>All/159_Left Big Toe_Twist_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Big Toe</text:p>
          </table:table-cell>
          <table:table-cell table:formula="of:=IF([.F1]=[.N162];[.L162];&quot;&quot;)">
            <text:p/>
          </table:table-cell>
          <table:table-cell table:formula="of:=IF([.G1]=[.N162];[.L162];&quot;&quot;)">
            <text:p/>
          </table:table-cell>
          <table:table-cell table:formula="of:=IF([.H1]=[.N162];[.L162];&quot;&quot;)" office:value-type="float" office:value="5">
            <text:p>5</text:p>
          </table:table-cell>
          <table:table-cell table:formula="of:=IF([.I1]=[.N162];[.L162];&quot;&quot;)">
            <text:p/>
          </table:table-cell>
          <table:table-cell table:formula="of:=IF([.J1]=[.N162];[.L162];&quot;&quot;)">
            <text:p/>
          </table:table-cell>
          <table:table-cell table:formula="of:=IF([.K1]=[.N162];[.L162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60">
            <text:p>160</text:p>
          </table:table-cell>
          <table:table-cell table:formula="of:=CONCATENATE(&quot;All/&quot;;TEXT([.A163];&quot;000&quot;) ;&quot;_&quot;;[.E163];&quot;_&quot;;IF([.M163]=&quot;Side-Side&quot;;&quot;Side&quot;;SUBSTITUTE([.M163];&quot;-&quot;;&quot;&quot;));IF([.L163]&lt;0;&quot;_N&quot;;&quot;_&quot;);ABS([.L163]);IF([.O163]=&quot;&quot;;&quot;&quot;;&quot;_JCM&quot;))" office:value-type="string" office:string-value="All/160_Left Big Toe_Twist_N5">
            <text:p>All/160_Left Big Toe_Twist_N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Big Toe</text:p>
          </table:table-cell>
          <table:table-cell table:formula="of:=IF([.F1]=[.N163];[.L163];&quot;&quot;)">
            <text:p/>
          </table:table-cell>
          <table:table-cell table:formula="of:=IF([.G1]=[.N163];[.L163];&quot;&quot;)">
            <text:p/>
          </table:table-cell>
          <table:table-cell table:formula="of:=IF([.H1]=[.N163];[.L163];&quot;&quot;)" office:value-type="float" office:value="-5">
            <text:p>-5</text:p>
          </table:table-cell>
          <table:table-cell table:formula="of:=IF([.I1]=[.N163];[.L163];&quot;&quot;)">
            <text:p/>
          </table:table-cell>
          <table:table-cell table:formula="of:=IF([.J1]=[.N163];[.L163];&quot;&quot;)">
            <text:p/>
          </table:table-cell>
          <table:table-cell table:formula="of:=IF([.K1]=[.N163];[.L163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61">
            <text:p>161</text:p>
          </table:table-cell>
          <table:table-cell table:formula="of:=CONCATENATE(&quot;All/&quot;;TEXT([.A164];&quot;000&quot;) ;&quot;_&quot;;[.E164];&quot;_&quot;;IF([.M164]=&quot;Side-Side&quot;;&quot;Side&quot;;SUBSTITUTE([.M164];&quot;-&quot;;&quot;&quot;));IF([.L164]&lt;0;&quot;_N&quot;;&quot;_&quot;);ABS([.L164]);IF([.O164]=&quot;&quot;;&quot;&quot;;&quot;_JCM&quot;))" office:value-type="string" office:string-value="All/161_Left Big Toe_2_Bend_60">
            <text:p>All/161_Left Big Toe_2_Bend_6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Big Toe_2</text:p>
          </table:table-cell>
          <table:table-cell table:formula="of:=IF([.F1]=[.N164];[.L164];&quot;&quot;)" office:value-type="float" office:value="60">
            <text:p>60</text:p>
          </table:table-cell>
          <table:table-cell table:formula="of:=IF([.G1]=[.N164];[.L164];&quot;&quot;)">
            <text:p/>
          </table:table-cell>
          <table:table-cell table:formula="of:=IF([.H1]=[.N164];[.L164];&quot;&quot;)">
            <text:p/>
          </table:table-cell>
          <table:table-cell table:formula="of:=IF([.I1]=[.N164];[.L164];&quot;&quot;)">
            <text:p/>
          </table:table-cell>
          <table:table-cell table:formula="of:=IF([.J1]=[.N164];[.L164];&quot;&quot;)">
            <text:p/>
          </table:table-cell>
          <table:table-cell table:formula="of:=IF([.K1]=[.N164];[.L164];&quot;&quot;)">
            <text:p/>
          </table:table-cell>
          <table:table-cell office:value-type="float" office:value="60">
            <text:p>6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62">
            <text:p>162</text:p>
          </table:table-cell>
          <table:table-cell table:formula="of:=CONCATENATE(&quot;All/&quot;;TEXT([.A165];&quot;000&quot;) ;&quot;_&quot;;[.E165];&quot;_&quot;;IF([.M165]=&quot;Side-Side&quot;;&quot;Side&quot;;SUBSTITUTE([.M165];&quot;-&quot;;&quot;&quot;));IF([.L165]&lt;0;&quot;_N&quot;;&quot;_&quot;);ABS([.L165]);IF([.O165]=&quot;&quot;;&quot;&quot;;&quot;_JCM&quot;))" office:value-type="string" office:string-value="All/162_Left Big Toe_2_Bend_N30">
            <text:p>All/162_Left Big Toe_2_Bend_N3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Big Toe_2</text:p>
          </table:table-cell>
          <table:table-cell table:formula="of:=IF([.F1]=[.N165];[.L165];&quot;&quot;)" office:value-type="float" office:value="-30">
            <text:p>-30</text:p>
          </table:table-cell>
          <table:table-cell table:formula="of:=IF([.G1]=[.N165];[.L165];&quot;&quot;)">
            <text:p/>
          </table:table-cell>
          <table:table-cell table:formula="of:=IF([.H1]=[.N165];[.L165];&quot;&quot;)">
            <text:p/>
          </table:table-cell>
          <table:table-cell table:formula="of:=IF([.I1]=[.N165];[.L165];&quot;&quot;)">
            <text:p/>
          </table:table-cell>
          <table:table-cell table:formula="of:=IF([.J1]=[.N165];[.L165];&quot;&quot;)">
            <text:p/>
          </table:table-cell>
          <table:table-cell table:formula="of:=IF([.K1]=[.N165];[.L165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63">
            <text:p>163</text:p>
          </table:table-cell>
          <table:table-cell table:formula="of:=CONCATENATE(&quot;All/&quot;;TEXT([.A166];&quot;000&quot;) ;&quot;_&quot;;[.E166];&quot;_&quot;;IF([.M166]=&quot;Side-Side&quot;;&quot;Side&quot;;SUBSTITUTE([.M166];&quot;-&quot;;&quot;&quot;));IF([.L166]&lt;0;&quot;_N&quot;;&quot;_&quot;);ABS([.L166]);IF([.O166]=&quot;&quot;;&quot;&quot;;&quot;_JCM&quot;))" office:value-type="string" office:string-value="All/163_Left Pectoral_UpDown_10">
            <text:p>All/163_Left Pectoral_UpDown_1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胸</text:p>
          </table:table-cell>
          <table:table-cell office:value-type="string">
            <text:p>Left Pectoral</text:p>
          </table:table-cell>
          <table:table-cell table:formula="of:=IF([.F1]=[.N166];[.L166];&quot;&quot;)" office:value-type="float" office:value="10">
            <text:p>10</text:p>
          </table:table-cell>
          <table:table-cell table:formula="of:=IF([.G1]=[.N166];[.L166];&quot;&quot;)">
            <text:p/>
          </table:table-cell>
          <table:table-cell table:formula="of:=IF([.H1]=[.N166];[.L166];&quot;&quot;)">
            <text:p/>
          </table:table-cell>
          <table:table-cell table:formula="of:=IF([.I1]=[.N166];[.L166];&quot;&quot;)">
            <text:p/>
          </table:table-cell>
          <table:table-cell table:formula="of:=IF([.J1]=[.N166];[.L166];&quot;&quot;)">
            <text:p/>
          </table:table-cell>
          <table:table-cell table:formula="of:=IF([.K1]=[.N166];[.L166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Up-Down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64">
            <text:p>164</text:p>
          </table:table-cell>
          <table:table-cell table:formula="of:=CONCATENATE(&quot;All/&quot;;TEXT([.A167];&quot;000&quot;) ;&quot;_&quot;;[.E167];&quot;_&quot;;IF([.M167]=&quot;Side-Side&quot;;&quot;Side&quot;;SUBSTITUTE([.M167];&quot;-&quot;;&quot;&quot;));IF([.L167]&lt;0;&quot;_N&quot;;&quot;_&quot;);ABS([.L167]);IF([.O167]=&quot;&quot;;&quot;&quot;;&quot;_JCM&quot;))" office:value-type="string" office:string-value="All/164_Left Pectoral_UpDown_N10">
            <text:p>All/164_Left Pectoral_UpDown_N1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胸</text:p>
          </table:table-cell>
          <table:table-cell office:value-type="string">
            <text:p>Left Pectoral</text:p>
          </table:table-cell>
          <table:table-cell table:formula="of:=IF([.F1]=[.N167];[.L167];&quot;&quot;)" office:value-type="float" office:value="-10">
            <text:p>-10</text:p>
          </table:table-cell>
          <table:table-cell table:formula="of:=IF([.G1]=[.N167];[.L167];&quot;&quot;)">
            <text:p/>
          </table:table-cell>
          <table:table-cell table:formula="of:=IF([.H1]=[.N167];[.L167];&quot;&quot;)">
            <text:p/>
          </table:table-cell>
          <table:table-cell table:formula="of:=IF([.I1]=[.N167];[.L167];&quot;&quot;)">
            <text:p/>
          </table:table-cell>
          <table:table-cell table:formula="of:=IF([.J1]=[.N167];[.L167];&quot;&quot;)">
            <text:p/>
          </table:table-cell>
          <table:table-cell table:formula="of:=IF([.K1]=[.N167];[.L167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Up-Down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65">
            <text:p>165</text:p>
          </table:table-cell>
          <table:table-cell table:formula="of:=CONCATENATE(&quot;All/&quot;;TEXT([.A168];&quot;000&quot;) ;&quot;_&quot;;[.E168];&quot;_&quot;;IF([.M168]=&quot;Side-Side&quot;;&quot;Side&quot;;SUBSTITUTE([.M168];&quot;-&quot;;&quot;&quot;));IF([.L168]&lt;0;&quot;_N&quot;;&quot;_&quot;);ABS([.L168]);IF([.O168]=&quot;&quot;;&quot;&quot;;&quot;_JCM&quot;))" office:value-type="string" office:string-value="All/165_Left Pectoral_Side_10">
            <text:p>All/165_Left Pectoral_Side_1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胸</text:p>
          </table:table-cell>
          <table:table-cell office:value-type="string">
            <text:p>Left Pectoral</text:p>
          </table:table-cell>
          <table:table-cell table:formula="of:=IF([.F1]=[.N168];[.L168];&quot;&quot;)">
            <text:p/>
          </table:table-cell>
          <table:table-cell table:formula="of:=IF([.G1]=[.N168];[.L168];&quot;&quot;)" office:value-type="float" office:value="10">
            <text:p>10</text:p>
          </table:table-cell>
          <table:table-cell table:formula="of:=IF([.H1]=[.N168];[.L168];&quot;&quot;)">
            <text:p/>
          </table:table-cell>
          <table:table-cell table:formula="of:=IF([.I1]=[.N168];[.L168];&quot;&quot;)">
            <text:p/>
          </table:table-cell>
          <table:table-cell table:formula="of:=IF([.J1]=[.N168];[.L168];&quot;&quot;)">
            <text:p/>
          </table:table-cell>
          <table:table-cell table:formula="of:=IF([.K1]=[.N168];[.L168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66">
            <text:p>166</text:p>
          </table:table-cell>
          <table:table-cell table:formula="of:=CONCATENATE(&quot;All/&quot;;TEXT([.A169];&quot;000&quot;) ;&quot;_&quot;;[.E169];&quot;_&quot;;IF([.M169]=&quot;Side-Side&quot;;&quot;Side&quot;;SUBSTITUTE([.M169];&quot;-&quot;;&quot;&quot;));IF([.L169]&lt;0;&quot;_N&quot;;&quot;_&quot;);ABS([.L169]);IF([.O169]=&quot;&quot;;&quot;&quot;;&quot;_JCM&quot;))" office:value-type="string" office:string-value="All/166_Left Pectoral_Side_N10">
            <text:p>All/166_Left Pectoral_Side_N1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胸</text:p>
          </table:table-cell>
          <table:table-cell office:value-type="string">
            <text:p>Left Pectoral</text:p>
          </table:table-cell>
          <table:table-cell table:formula="of:=IF([.F1]=[.N169];[.L169];&quot;&quot;)">
            <text:p/>
          </table:table-cell>
          <table:table-cell table:formula="of:=IF([.G1]=[.N169];[.L169];&quot;&quot;)" office:value-type="float" office:value="-10">
            <text:p>-10</text:p>
          </table:table-cell>
          <table:table-cell table:formula="of:=IF([.H1]=[.N169];[.L169];&quot;&quot;)">
            <text:p/>
          </table:table-cell>
          <table:table-cell table:formula="of:=IF([.I1]=[.N169];[.L169];&quot;&quot;)">
            <text:p/>
          </table:table-cell>
          <table:table-cell table:formula="of:=IF([.J1]=[.N169];[.L169];&quot;&quot;)">
            <text:p/>
          </table:table-cell>
          <table:table-cell table:formula="of:=IF([.K1]=[.N169];[.L169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67">
            <text:p>167</text:p>
          </table:table-cell>
          <table:table-cell table:formula="of:=CONCATENATE(&quot;All/&quot;;TEXT([.A170];&quot;000&quot;) ;&quot;_&quot;;[.E170];&quot;_&quot;;IF([.M170]=&quot;Side-Side&quot;;&quot;Side&quot;;SUBSTITUTE([.M170];&quot;-&quot;;&quot;&quot;));IF([.L170]&lt;0;&quot;_N&quot;;&quot;_&quot;);ABS([.L170]);IF([.O170]=&quot;&quot;;&quot;&quot;;&quot;_JCM&quot;))" office:value-type="string" office:string-value="All/167_Left Pectoral_Twist_15">
            <text:p>All/167_Left Pectoral_Twist_1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胸</text:p>
          </table:table-cell>
          <table:table-cell office:value-type="string">
            <text:p>Left Pectoral</text:p>
          </table:table-cell>
          <table:table-cell table:formula="of:=IF([.F1]=[.N170];[.L170];&quot;&quot;)">
            <text:p/>
          </table:table-cell>
          <table:table-cell table:formula="of:=IF([.G1]=[.N170];[.L170];&quot;&quot;)">
            <text:p/>
          </table:table-cell>
          <table:table-cell table:formula="of:=IF([.H1]=[.N170];[.L170];&quot;&quot;)" office:value-type="float" office:value="15">
            <text:p>15</text:p>
          </table:table-cell>
          <table:table-cell table:formula="of:=IF([.I1]=[.N170];[.L170];&quot;&quot;)">
            <text:p/>
          </table:table-cell>
          <table:table-cell table:formula="of:=IF([.J1]=[.N170];[.L170];&quot;&quot;)">
            <text:p/>
          </table:table-cell>
          <table:table-cell table:formula="of:=IF([.K1]=[.N170];[.L170];&quot;&quot;)">
            <text:p/>
          </table:table-cell>
          <table:table-cell office:value-type="float" office:value="15">
            <text:p>1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68">
            <text:p>168</text:p>
          </table:table-cell>
          <table:table-cell table:formula="of:=CONCATENATE(&quot;All/&quot;;TEXT([.A171];&quot;000&quot;) ;&quot;_&quot;;[.E171];&quot;_&quot;;IF([.M171]=&quot;Side-Side&quot;;&quot;Side&quot;;SUBSTITUTE([.M171];&quot;-&quot;;&quot;&quot;));IF([.L171]&lt;0;&quot;_N&quot;;&quot;_&quot;);ABS([.L171]);IF([.O171]=&quot;&quot;;&quot;&quot;;&quot;_JCM&quot;))" office:value-type="string" office:string-value="All/168_Left Pectoral_Twist_N15">
            <text:p>All/168_Left Pectoral_Twist_N1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胸</text:p>
          </table:table-cell>
          <table:table-cell office:value-type="string">
            <text:p>Left Pectoral</text:p>
          </table:table-cell>
          <table:table-cell table:formula="of:=IF([.F1]=[.N171];[.L171];&quot;&quot;)">
            <text:p/>
          </table:table-cell>
          <table:table-cell table:formula="of:=IF([.G1]=[.N171];[.L171];&quot;&quot;)">
            <text:p/>
          </table:table-cell>
          <table:table-cell table:formula="of:=IF([.H1]=[.N171];[.L171];&quot;&quot;)" office:value-type="float" office:value="-15">
            <text:p>-15</text:p>
          </table:table-cell>
          <table:table-cell table:formula="of:=IF([.I1]=[.N171];[.L171];&quot;&quot;)">
            <text:p/>
          </table:table-cell>
          <table:table-cell table:formula="of:=IF([.J1]=[.N171];[.L171];&quot;&quot;)">
            <text:p/>
          </table:table-cell>
          <table:table-cell table:formula="of:=IF([.K1]=[.N171];[.L171];&quot;&quot;)">
            <text:p/>
          </table:table-cell>
          <table:table-cell office:value-type="float" office:value="-15">
            <text:p>-1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69">
            <text:p>169</text:p>
          </table:table-cell>
          <table:table-cell table:formula="of:=CONCATENATE(&quot;All/&quot;;TEXT([.A172];&quot;000&quot;) ;&quot;_&quot;;[.E172];&quot;_&quot;;IF([.M172]=&quot;Side-Side&quot;;&quot;Side&quot;;SUBSTITUTE([.M172];&quot;-&quot;;&quot;&quot;));IF([.L172]&lt;0;&quot;_N&quot;;&quot;_&quot;);ABS([.L172]);IF([.O172]=&quot;&quot;;&quot;&quot;;&quot;_JCM&quot;))" office:value-type="string" office:string-value="All/169_Left Pectoral_X Translate_3">
            <text:p>All/169_Left Pectoral_X Translate_3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胸</text:p>
          </table:table-cell>
          <table:table-cell office:value-type="string">
            <text:p>Left Pectoral</text:p>
          </table:table-cell>
          <table:table-cell table:formula="of:=IF([.F1]=[.N172];[.L172];&quot;&quot;)">
            <text:p/>
          </table:table-cell>
          <table:table-cell table:formula="of:=IF([.G1]=[.N172];[.L172];&quot;&quot;)">
            <text:p/>
          </table:table-cell>
          <table:table-cell table:formula="of:=IF([.H1]=[.N172];[.L172];&quot;&quot;)">
            <text:p/>
          </table:table-cell>
          <table:table-cell table:formula="of:=IF([.I1]=[.N172];[.L172];&quot;&quot;)" office:value-type="float" office:value="3">
            <text:p>3</text:p>
          </table:table-cell>
          <table:table-cell table:formula="of:=IF([.J1]=[.N172];[.L172];&quot;&quot;)">
            <text:p/>
          </table:table-cell>
          <table:table-cell table:formula="of:=IF([.K1]=[.N172];[.L172];&quot;&quot;)">
            <text:p/>
          </table:table-cell>
          <table:table-cell office:value-type="float" office:value="3">
            <text:p>3</text:p>
          </table:table-cell>
          <table:table-cell office:value-type="string">
            <text:p>X Translate</text:p>
          </table:table-cell>
          <table:table-cell office:value-type="string">
            <text:p>XTransl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70">
            <text:p>170</text:p>
          </table:table-cell>
          <table:table-cell table:formula="of:=CONCATENATE(&quot;All/&quot;;TEXT([.A173];&quot;000&quot;) ;&quot;_&quot;;[.E173];&quot;_&quot;;IF([.M173]=&quot;Side-Side&quot;;&quot;Side&quot;;SUBSTITUTE([.M173];&quot;-&quot;;&quot;&quot;));IF([.L173]&lt;0;&quot;_N&quot;;&quot;_&quot;);ABS([.L173]);IF([.O173]=&quot;&quot;;&quot;&quot;;&quot;_JCM&quot;))" office:value-type="string" office:string-value="All/170_Left Pectoral_X Translate_N3">
            <text:p>All/170_Left Pectoral_X Translate_N3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胸</text:p>
          </table:table-cell>
          <table:table-cell office:value-type="string">
            <text:p>Left Pectoral</text:p>
          </table:table-cell>
          <table:table-cell table:formula="of:=IF([.F1]=[.N173];[.L173];&quot;&quot;)">
            <text:p/>
          </table:table-cell>
          <table:table-cell table:formula="of:=IF([.G1]=[.N173];[.L173];&quot;&quot;)">
            <text:p/>
          </table:table-cell>
          <table:table-cell table:formula="of:=IF([.H1]=[.N173];[.L173];&quot;&quot;)">
            <text:p/>
          </table:table-cell>
          <table:table-cell table:formula="of:=IF([.I1]=[.N173];[.L173];&quot;&quot;)" office:value-type="float" office:value="-3">
            <text:p>-3</text:p>
          </table:table-cell>
          <table:table-cell table:formula="of:=IF([.J1]=[.N173];[.L173];&quot;&quot;)">
            <text:p/>
          </table:table-cell>
          <table:table-cell table:formula="of:=IF([.K1]=[.N173];[.L173];&quot;&quot;)">
            <text:p/>
          </table:table-cell>
          <table:table-cell office:value-type="float" office:value="-3">
            <text:p>-3</text:p>
          </table:table-cell>
          <table:table-cell office:value-type="string">
            <text:p>X Translate</text:p>
          </table:table-cell>
          <table:table-cell office:value-type="string">
            <text:p>XTransl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71">
            <text:p>171</text:p>
          </table:table-cell>
          <table:table-cell table:formula="of:=CONCATENATE(&quot;All/&quot;;TEXT([.A174];&quot;000&quot;) ;&quot;_&quot;;[.E174];&quot;_&quot;;IF([.M174]=&quot;Side-Side&quot;;&quot;Side&quot;;SUBSTITUTE([.M174];&quot;-&quot;;&quot;&quot;));IF([.L174]&lt;0;&quot;_N&quot;;&quot;_&quot;);ABS([.L174]);IF([.O174]=&quot;&quot;;&quot;&quot;;&quot;_JCM&quot;))" office:value-type="string" office:string-value="All/171_Left Pectoral_Y Translate_3">
            <text:p>All/171_Left Pectoral_Y Translate_3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胸</text:p>
          </table:table-cell>
          <table:table-cell office:value-type="string">
            <text:p>Left Pectoral</text:p>
          </table:table-cell>
          <table:table-cell table:formula="of:=IF([.F1]=[.N174];[.L174];&quot;&quot;)">
            <text:p/>
          </table:table-cell>
          <table:table-cell table:formula="of:=IF([.G1]=[.N174];[.L174];&quot;&quot;)">
            <text:p/>
          </table:table-cell>
          <table:table-cell table:formula="of:=IF([.H1]=[.N174];[.L174];&quot;&quot;)">
            <text:p/>
          </table:table-cell>
          <table:table-cell table:formula="of:=IF([.I1]=[.N174];[.L174];&quot;&quot;)">
            <text:p/>
          </table:table-cell>
          <table:table-cell table:formula="of:=IF([.J1]=[.N174];[.L174];&quot;&quot;)" office:value-type="float" office:value="3">
            <text:p>3</text:p>
          </table:table-cell>
          <table:table-cell table:formula="of:=IF([.K1]=[.N174];[.L174];&quot;&quot;)">
            <text:p/>
          </table:table-cell>
          <table:table-cell office:value-type="float" office:value="3">
            <text:p>3</text:p>
          </table:table-cell>
          <table:table-cell office:value-type="string">
            <text:p>Y Translate</text:p>
          </table:table-cell>
          <table:table-cell office:value-type="string">
            <text:p>YTransl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72">
            <text:p>172</text:p>
          </table:table-cell>
          <table:table-cell table:formula="of:=CONCATENATE(&quot;All/&quot;;TEXT([.A175];&quot;000&quot;) ;&quot;_&quot;;[.E175];&quot;_&quot;;IF([.M175]=&quot;Side-Side&quot;;&quot;Side&quot;;SUBSTITUTE([.M175];&quot;-&quot;;&quot;&quot;));IF([.L175]&lt;0;&quot;_N&quot;;&quot;_&quot;);ABS([.L175]);IF([.O175]=&quot;&quot;;&quot;&quot;;&quot;_JCM&quot;))" office:value-type="string" office:string-value="All/172_Left Pectoral_Y Translate_N3">
            <text:p>All/172_Left Pectoral_Y Translate_N3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胸</text:p>
          </table:table-cell>
          <table:table-cell office:value-type="string">
            <text:p>Left Pectoral</text:p>
          </table:table-cell>
          <table:table-cell table:formula="of:=IF([.F1]=[.N175];[.L175];&quot;&quot;)">
            <text:p/>
          </table:table-cell>
          <table:table-cell table:formula="of:=IF([.G1]=[.N175];[.L175];&quot;&quot;)">
            <text:p/>
          </table:table-cell>
          <table:table-cell table:formula="of:=IF([.H1]=[.N175];[.L175];&quot;&quot;)">
            <text:p/>
          </table:table-cell>
          <table:table-cell table:formula="of:=IF([.I1]=[.N175];[.L175];&quot;&quot;)">
            <text:p/>
          </table:table-cell>
          <table:table-cell table:formula="of:=IF([.J1]=[.N175];[.L175];&quot;&quot;)" office:value-type="float" office:value="-3">
            <text:p>-3</text:p>
          </table:table-cell>
          <table:table-cell table:formula="of:=IF([.K1]=[.N175];[.L175];&quot;&quot;)">
            <text:p/>
          </table:table-cell>
          <table:table-cell office:value-type="float" office:value="-3">
            <text:p>-3</text:p>
          </table:table-cell>
          <table:table-cell office:value-type="string">
            <text:p>Y Translate</text:p>
          </table:table-cell>
          <table:table-cell office:value-type="string">
            <text:p>YTransl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73">
            <text:p>173</text:p>
          </table:table-cell>
          <table:table-cell table:formula="of:=CONCATENATE(&quot;All/&quot;;TEXT([.A176];&quot;000&quot;) ;&quot;_&quot;;[.E176];&quot;_&quot;;IF([.M176]=&quot;Side-Side&quot;;&quot;Side&quot;;SUBSTITUTE([.M176];&quot;-&quot;;&quot;&quot;));IF([.L176]&lt;0;&quot;_N&quot;;&quot;_&quot;);ABS([.L176]);IF([.O176]=&quot;&quot;;&quot;&quot;;&quot;_JCM&quot;))" office:value-type="string" office:string-value="All/173_Left Pectoral_Z Translate_3">
            <text:p>All/173_Left Pectoral_Z Translate_3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胸</text:p>
          </table:table-cell>
          <table:table-cell office:value-type="string">
            <text:p>Left Pectoral</text:p>
          </table:table-cell>
          <table:table-cell table:formula="of:=IF([.F1]=[.N176];[.L176];&quot;&quot;)">
            <text:p/>
          </table:table-cell>
          <table:table-cell table:formula="of:=IF([.G1]=[.N176];[.L176];&quot;&quot;)">
            <text:p/>
          </table:table-cell>
          <table:table-cell table:formula="of:=IF([.H1]=[.N176];[.L176];&quot;&quot;)">
            <text:p/>
          </table:table-cell>
          <table:table-cell table:formula="of:=IF([.I1]=[.N176];[.L176];&quot;&quot;)">
            <text:p/>
          </table:table-cell>
          <table:table-cell table:formula="of:=IF([.J1]=[.N176];[.L176];&quot;&quot;)">
            <text:p/>
          </table:table-cell>
          <table:table-cell table:formula="of:=IF([.K1]=[.N176];[.L176];&quot;&quot;)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Z Translate</text:p>
          </table:table-cell>
          <table:table-cell office:value-type="string">
            <text:p>ZTransl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74">
            <text:p>174</text:p>
          </table:table-cell>
          <table:table-cell table:formula="of:=CONCATENATE(&quot;All/&quot;;TEXT([.A177];&quot;000&quot;) ;&quot;_&quot;;[.E177];&quot;_&quot;;IF([.M177]=&quot;Side-Side&quot;;&quot;Side&quot;;SUBSTITUTE([.M177];&quot;-&quot;;&quot;&quot;));IF([.L177]&lt;0;&quot;_N&quot;;&quot;_&quot;);ABS([.L177]);IF([.O177]=&quot;&quot;;&quot;&quot;;&quot;_JCM&quot;))" office:value-type="string" office:string-value="All/174_Left Pectoral_Z Translate_N3">
            <text:p>All/174_Left Pectoral_Z Translate_N3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胸</text:p>
          </table:table-cell>
          <table:table-cell office:value-type="string">
            <text:p>Left Pectoral</text:p>
          </table:table-cell>
          <table:table-cell table:formula="of:=IF([.F1]=[.N177];[.L177];&quot;&quot;)">
            <text:p/>
          </table:table-cell>
          <table:table-cell table:formula="of:=IF([.G1]=[.N177];[.L177];&quot;&quot;)">
            <text:p/>
          </table:table-cell>
          <table:table-cell table:formula="of:=IF([.H1]=[.N177];[.L177];&quot;&quot;)">
            <text:p/>
          </table:table-cell>
          <table:table-cell table:formula="of:=IF([.I1]=[.N177];[.L177];&quot;&quot;)">
            <text:p/>
          </table:table-cell>
          <table:table-cell table:formula="of:=IF([.J1]=[.N177];[.L177];&quot;&quot;)">
            <text:p/>
          </table:table-cell>
          <table:table-cell table:formula="of:=IF([.K1]=[.N177];[.L177];&quot;&quot;)" office:value-type="float" office:value="-3">
            <text:p>-3</text:p>
          </table:table-cell>
          <table:table-cell office:value-type="float" office:value="-3">
            <text:p>-3</text:p>
          </table:table-cell>
          <table:table-cell office:value-type="string">
            <text:p>Z Translate</text:p>
          </table:table-cell>
          <table:table-cell office:value-type="string">
            <text:p>ZTransl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75">
            <text:p>175</text:p>
          </table:table-cell>
          <table:table-cell table:formula="of:=CONCATENATE(&quot;All/&quot;;TEXT([.A178];&quot;000&quot;) ;&quot;_&quot;;[.E178];&quot;_&quot;;IF([.M178]=&quot;Side-Side&quot;;&quot;Side&quot;;SUBSTITUTE([.M178];&quot;-&quot;;&quot;&quot;));IF([.L178]&lt;0;&quot;_N&quot;;&quot;_&quot;);ABS([.L178]);IF([.O178]=&quot;&quot;;&quot;&quot;;&quot;_JCM&quot;))" office:value-type="string" office:string-value="All/175_Left Collar_Twist_30_JCM">
            <text:p>All/175_Left Collar_Twist_3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Collar</text:p>
          </table:table-cell>
          <table:table-cell table:formula="of:=IF([.F1]=[.N178];[.L178];&quot;&quot;)" office:value-type="float" office:value="30">
            <text:p>30</text:p>
          </table:table-cell>
          <table:table-cell table:formula="of:=IF([.G1]=[.N178];[.L178];&quot;&quot;)">
            <text:p/>
          </table:table-cell>
          <table:table-cell table:formula="of:=IF([.H1]=[.N178];[.L178];&quot;&quot;)">
            <text:p/>
          </table:table-cell>
          <table:table-cell table:formula="of:=IF([.I1]=[.N178];[.L178];&quot;&quot;)">
            <text:p/>
          </table:table-cell>
          <table:table-cell table:formula="of:=IF([.J1]=[.N178];[.L178];&quot;&quot;)">
            <text:p/>
          </table:table-cell>
          <table:table-cell table:formula="of:=IF([.K1]=[.N178];[.L178];&quot;&quot;)">
            <text:p/>
          </table:table-cell>
          <table:table-cell office:value-type="float" office:value="30">
            <text:p>30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style-name="ce1" office:value-type="string">
            <text:p>pJCMCollarTwist_p30_L</text:p>
          </table:table-cell>
          <table:table-cell table:number-columns-repeated="1003"/>
        </table:table-row>
        <table:table-row table:style-name="ro2">
          <table:table-cell table:style-name="ce2" office:value-type="float" office:value="176">
            <text:p>176</text:p>
          </table:table-cell>
          <table:table-cell table:formula="of:=CONCATENATE(&quot;All/&quot;;TEXT([.A179];&quot;000&quot;) ;&quot;_&quot;;[.E179];&quot;_&quot;;IF([.M179]=&quot;Side-Side&quot;;&quot;Side&quot;;SUBSTITUTE([.M179];&quot;-&quot;;&quot;&quot;));IF([.L179]&lt;0;&quot;_N&quot;;&quot;_&quot;);ABS([.L179]);IF([.O179]=&quot;&quot;;&quot;&quot;;&quot;_JCM&quot;))" office:value-type="string" office:string-value="All/176_Left Collar_Twist_N30_JCM">
            <text:p>All/176_Left Collar_Twist_N3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Collar</text:p>
          </table:table-cell>
          <table:table-cell table:formula="of:=IF([.F1]=[.N179];[.L179];&quot;&quot;)" office:value-type="float" office:value="-30">
            <text:p>-30</text:p>
          </table:table-cell>
          <table:table-cell table:formula="of:=IF([.G1]=[.N179];[.L179];&quot;&quot;)">
            <text:p/>
          </table:table-cell>
          <table:table-cell table:formula="of:=IF([.H1]=[.N179];[.L179];&quot;&quot;)">
            <text:p/>
          </table:table-cell>
          <table:table-cell table:formula="of:=IF([.I1]=[.N179];[.L179];&quot;&quot;)">
            <text:p/>
          </table:table-cell>
          <table:table-cell table:formula="of:=IF([.J1]=[.N179];[.L179];&quot;&quot;)">
            <text:p/>
          </table:table-cell>
          <table:table-cell table:formula="of:=IF([.K1]=[.N179];[.L179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style-name="ce1" office:value-type="string">
            <text:p>pJCMCollarTwist_n30_L</text:p>
          </table:table-cell>
          <table:table-cell table:number-columns-repeated="1003"/>
        </table:table-row>
        <table:table-row table:style-name="ro3">
          <table:table-cell table:style-name="ce2" office:value-type="float" office:value="177">
            <text:p>177</text:p>
          </table:table-cell>
          <table:table-cell table:formula="of:=CONCATENATE(&quot;All/&quot;;TEXT([.A180];&quot;000&quot;) ;&quot;_&quot;;[.E180];&quot;_&quot;;IF([.M180]=&quot;Side-Side&quot;;&quot;Side&quot;;SUBSTITUTE([.M180];&quot;-&quot;;&quot;&quot;));IF([.L180]&lt;0;&quot;_N&quot;;&quot;_&quot;);ABS([.L180]);IF([.O180]=&quot;&quot;;&quot;&quot;;&quot;_JCM&quot;))" office:value-type="string" office:string-value="All/177_Left Collar_FrontBack_17_JCM">
            <text:p>All/177_Left Collar_FrontBack_17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Collar</text:p>
          </table:table-cell>
          <table:table-cell table:formula="of:=IF([.F1]=[.N180];[.L180];&quot;&quot;)">
            <text:p/>
          </table:table-cell>
          <table:table-cell table:formula="of:=IF([.G1]=[.N180];[.L180];&quot;&quot;)" office:value-type="float" office:value="17">
            <text:p>17</text:p>
          </table:table-cell>
          <table:table-cell table:formula="of:=IF([.H1]=[.N180];[.L180];&quot;&quot;)">
            <text:p/>
          </table:table-cell>
          <table:table-cell table:formula="of:=IF([.I1]=[.N180];[.L180];&quot;&quot;)">
            <text:p/>
          </table:table-cell>
          <table:table-cell table:formula="of:=IF([.J1]=[.N180];[.L180];&quot;&quot;)">
            <text:p/>
          </table:table-cell>
          <table:table-cell table:formula="of:=IF([.K1]=[.N180];[.L180];&quot;&quot;)">
            <text:p/>
          </table:table-cell>
          <table:table-cell office:value-type="float" office:value="17">
            <text:p>17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 office:value-type="string">
            <text:p>pJCMFlexCollarUpperBack_L</text:p>
          </table:table-cell>
          <table:table-cell office:value-type="string">
            <text:p>Base Flexions 左背中のおよそLeft CollarからChest Upperにかけて形状変形。（僧帽筋や三角筋の形状変形？）</text:p>
          </table:table-cell>
          <table:table-cell table:number-columns-repeated="1002"/>
        </table:table-row>
        <table:table-row table:style-name="ro2">
          <table:table-cell table:style-name="ce2" office:value-type="float" office:value="178">
            <text:p>178</text:p>
          </table:table-cell>
          <table:table-cell table:formula="of:=CONCATENATE(&quot;All/&quot;;TEXT([.A181];&quot;000&quot;) ;&quot;_&quot;;[.E181];&quot;_&quot;;IF([.M181]=&quot;Side-Side&quot;;&quot;Side&quot;;SUBSTITUTE([.M181];&quot;-&quot;;&quot;&quot;));IF([.L181]&lt;0;&quot;_N&quot;;&quot;_&quot;);ABS([.L181]);IF([.O181]=&quot;&quot;;&quot;&quot;;&quot;_JCM&quot;))" office:value-type="string" office:string-value="All/178_Left Collar_FrontBack_N26">
            <text:p>All/178_Left Collar_FrontBack_N26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Collar</text:p>
          </table:table-cell>
          <table:table-cell table:formula="of:=IF([.F1]=[.N181];[.L181];&quot;&quot;)">
            <text:p/>
          </table:table-cell>
          <table:table-cell table:formula="of:=IF([.G1]=[.N181];[.L181];&quot;&quot;)" office:value-type="float" office:value="-26">
            <text:p>-26</text:p>
          </table:table-cell>
          <table:table-cell table:formula="of:=IF([.H1]=[.N181];[.L181];&quot;&quot;)">
            <text:p/>
          </table:table-cell>
          <table:table-cell table:formula="of:=IF([.I1]=[.N181];[.L181];&quot;&quot;)">
            <text:p/>
          </table:table-cell>
          <table:table-cell table:formula="of:=IF([.J1]=[.N181];[.L181];&quot;&quot;)">
            <text:p/>
          </table:table-cell>
          <table:table-cell table:formula="of:=IF([.K1]=[.N181];[.L181];&quot;&quot;)">
            <text:p/>
          </table:table-cell>
          <table:table-cell office:value-type="float" office:value="-26">
            <text:p>-26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79">
            <text:p>179</text:p>
          </table:table-cell>
          <table:table-cell table:formula="of:=CONCATENATE(&quot;All/&quot;;TEXT([.A182];&quot;000&quot;) ;&quot;_&quot;;[.E182];&quot;_&quot;;IF([.M182]=&quot;Side-Side&quot;;&quot;Side&quot;;SUBSTITUTE([.M182];&quot;-&quot;;&quot;&quot;));IF([.L182]&lt;0;&quot;_N&quot;;&quot;_&quot;);ABS([.L182]);IF([.O182]=&quot;&quot;;&quot;&quot;;&quot;_JCM&quot;))" office:value-type="string" office:string-value="All/179_Left Collar_Bend_55_JCM">
            <text:p>All/179_Left Collar_Bend_5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Collar</text:p>
          </table:table-cell>
          <table:table-cell table:formula="of:=IF([.F1]=[.N182];[.L182];&quot;&quot;)">
            <text:p/>
          </table:table-cell>
          <table:table-cell table:formula="of:=IF([.G1]=[.N182];[.L182];&quot;&quot;)">
            <text:p/>
          </table:table-cell>
          <table:table-cell table:formula="of:=IF([.H1]=[.N182];[.L182];&quot;&quot;)" office:value-type="float" office:value="55">
            <text:p>55</text:p>
          </table:table-cell>
          <table:table-cell table:formula="of:=IF([.I1]=[.N182];[.L182];&quot;&quot;)">
            <text:p/>
          </table:table-cell>
          <table:table-cell table:formula="of:=IF([.J1]=[.N182];[.L182];&quot;&quot;)">
            <text:p/>
          </table:table-cell>
          <table:table-cell table:formula="of:=IF([.K1]=[.N182];[.L182];&quot;&quot;)">
            <text:p/>
          </table:table-cell>
          <table:table-cell office:value-type="float" office:value="55">
            <text:p>5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CollarUp_55_L</text:p>
          </table:table-cell>
          <table:table-cell table:number-columns-repeated="1003"/>
        </table:table-row>
        <table:table-row table:style-name="ro2">
          <table:table-cell table:style-name="ce2" office:value-type="float" office:value="180">
            <text:p>180</text:p>
          </table:table-cell>
          <table:table-cell table:formula="of:=CONCATENATE(&quot;All/&quot;;TEXT([.A183];&quot;000&quot;) ;&quot;_&quot;;[.E183];&quot;_&quot;;IF([.M183]=&quot;Side-Side&quot;;&quot;Side&quot;;SUBSTITUTE([.M183];&quot;-&quot;;&quot;&quot;));IF([.L183]&lt;0;&quot;_N&quot;;&quot;_&quot;);ABS([.L183]);IF([.O183]=&quot;&quot;;&quot;&quot;;&quot;_JCM&quot;))" office:value-type="string" office:string-value="All/180_Left Collar_Bend_N10">
            <text:p>All/180_Left Collar_Bend_N1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Collar</text:p>
          </table:table-cell>
          <table:table-cell table:formula="of:=IF([.F1]=[.N183];[.L183];&quot;&quot;)">
            <text:p/>
          </table:table-cell>
          <table:table-cell table:formula="of:=IF([.G1]=[.N183];[.L183];&quot;&quot;)">
            <text:p/>
          </table:table-cell>
          <table:table-cell table:formula="of:=IF([.H1]=[.N183];[.L183];&quot;&quot;)" office:value-type="float" office:value="-10">
            <text:p>-10</text:p>
          </table:table-cell>
          <table:table-cell table:formula="of:=IF([.I1]=[.N183];[.L183];&quot;&quot;)">
            <text:p/>
          </table:table-cell>
          <table:table-cell table:formula="of:=IF([.J1]=[.N183];[.L183];&quot;&quot;)">
            <text:p/>
          </table:table-cell>
          <table:table-cell table:formula="of:=IF([.K1]=[.N183];[.L183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81">
            <text:p>181</text:p>
          </table:table-cell>
          <table:table-cell table:formula="of:=CONCATENATE(&quot;All/&quot;;TEXT([.A184];&quot;000&quot;) ;&quot;_&quot;;[.E184];&quot;_&quot;;IF([.M184]=&quot;Side-Side&quot;;&quot;Side&quot;;SUBSTITUTE([.M184];&quot;-&quot;;&quot;&quot;));IF([.L184]&lt;0;&quot;_N&quot;;&quot;_&quot;);ABS([.L184]);IF([.O184]=&quot;&quot;;&quot;&quot;;&quot;_JCM&quot;))" office:value-type="string" office:string-value="All/181_Left Shoulder Bend_FrontBack_40">
            <text:p>All/181_Left Shoulder Bend_FrontBack_4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 table:formula="of:=IF([.F1]=[.N184];[.L184];&quot;&quot;)">
            <text:p/>
          </table:table-cell>
          <table:table-cell table:formula="of:=IF([.G1]=[.N184];[.L184];&quot;&quot;)" office:value-type="float" office:value="40">
            <text:p>40</text:p>
          </table:table-cell>
          <table:table-cell table:formula="of:=IF([.H1]=[.N184];[.L184];&quot;&quot;)">
            <text:p/>
          </table:table-cell>
          <table:table-cell table:formula="of:=IF([.I1]=[.N184];[.L184];&quot;&quot;)">
            <text:p/>
          </table:table-cell>
          <table:table-cell table:formula="of:=IF([.J1]=[.N184];[.L184];&quot;&quot;)">
            <text:p/>
          </table:table-cell>
          <table:table-cell table:formula="of:=IF([.K1]=[.N184];[.L184];&quot;&quot;)">
            <text:p/>
          </table:table-cell>
          <table:table-cell office:value-type="float" office:value="40">
            <text:p>40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182">
            <text:p>182</text:p>
          </table:table-cell>
          <table:table-cell table:formula="of:=CONCATENATE(&quot;All/&quot;;TEXT([.A185];&quot;000&quot;) ;&quot;_&quot;;[.E185];&quot;_&quot;;IF([.M185]=&quot;Side-Side&quot;;&quot;Side&quot;;SUBSTITUTE([.M185];&quot;-&quot;;&quot;&quot;));IF([.L185]&lt;0;&quot;_N&quot;;&quot;_&quot;);ABS([.L185]);IF([.O185]=&quot;&quot;;&quot;&quot;;&quot;_JCM&quot;))" office:value-type="string" office:string-value="All/182_Left Shoulder Bend_FrontBack_N110_JCM">
            <text:p>All/182_Left Shoulder Bend_FrontBack_N11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 table:formula="of:=IF([.F1]=[.N185];[.L185];&quot;&quot;)">
            <text:p/>
          </table:table-cell>
          <table:table-cell table:formula="of:=IF([.G1]=[.N185];[.L185];&quot;&quot;)" office:value-type="float" office:value="-110">
            <text:p>-110</text:p>
          </table:table-cell>
          <table:table-cell table:formula="of:=IF([.H1]=[.N185];[.L185];&quot;&quot;)">
            <text:p/>
          </table:table-cell>
          <table:table-cell table:formula="of:=IF([.I1]=[.N185];[.L185];&quot;&quot;)">
            <text:p/>
          </table:table-cell>
          <table:table-cell table:formula="of:=IF([.J1]=[.N185];[.L185];&quot;&quot;)">
            <text:p/>
          </table:table-cell>
          <table:table-cell table:formula="of:=IF([.K1]=[.N185];[.L185];&quot;&quot;)">
            <text:p/>
          </table:table-cell>
          <table:table-cell office:value-type="float" office:value="-110">
            <text:p>-110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 office:value-type="string">
            <text:p>pJCMShldrFwd_110_L</text:p>
          </table:table-cell>
          <table:table-cell table:number-columns-repeated="1003"/>
        </table:table-row>
        <table:table-row table:style-name="ro2">
          <table:table-cell table:style-name="ce2" office:value-type="float" office:value="183">
            <text:p>183</text:p>
          </table:table-cell>
          <table:table-cell table:formula="of:=CONCATENATE(&quot;All/&quot;;TEXT([.A186];&quot;000&quot;) ;&quot;_&quot;;[.E186];&quot;_&quot;;IF([.M186]=&quot;Side-Side&quot;;&quot;Side&quot;;SUBSTITUTE([.M186];&quot;-&quot;;&quot;&quot;));IF([.L186]&lt;0;&quot;_N&quot;;&quot;_&quot;);ABS([.L186]);IF([.O186]=&quot;&quot;;&quot;&quot;;&quot;_JCM&quot;))" office:value-type="string" office:string-value="All/183_Left Shoulder Bend_FrontBack_N91_JCM">
            <text:p>All/183_Left Shoulder Bend_FrontBack_N91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91">
            <text:p>-91</text:p>
          </table:table-cell>
          <table:table-cell table:number-columns-repeated="4"/>
          <table:table-cell office:value-type="float" office:value="-91">
            <text:p>-91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 office:value-type="string">
            <text:p>pJCMShldrFwd_110_L</text:p>
          </table:table-cell>
          <table:table-cell table:number-columns-repeated="1003"/>
        </table:table-row>
        <table:table-row table:style-name="ro2">
          <table:table-cell table:style-name="ce2" office:value-type="float" office:value="184">
            <text:p>184</text:p>
          </table:table-cell>
          <table:table-cell table:formula="of:=CONCATENATE(&quot;All/&quot;;TEXT([.A187];&quot;000&quot;) ;&quot;_&quot;;[.E187];&quot;_&quot;;IF([.M187]=&quot;Side-Side&quot;;&quot;Side&quot;;SUBSTITUTE([.M187];&quot;-&quot;;&quot;&quot;));IF([.L187]&lt;0;&quot;_N&quot;;&quot;_&quot;);ABS([.L187]);IF([.O187]=&quot;&quot;;&quot;&quot;;&quot;_JCM&quot;))" office:value-type="string" office:string-value="All/184_Left Shoulder Bend_FrontBack_N72_JCM">
            <text:p>All/184_Left Shoulder Bend_FrontBack_N72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72">
            <text:p>-72</text:p>
          </table:table-cell>
          <table:table-cell table:number-columns-repeated="4"/>
          <table:table-cell office:value-type="float" office:value="-72">
            <text:p>-72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 office:value-type="string">
            <text:p>pJCMShldrFwd_110_L</text:p>
          </table:table-cell>
          <table:table-cell table:number-columns-repeated="1003"/>
        </table:table-row>
        <table:table-row table:style-name="ro2">
          <table:table-cell table:style-name="ce2" office:value-type="float" office:value="185">
            <text:p>185</text:p>
          </table:table-cell>
          <table:table-cell table:formula="of:=CONCATENATE(&quot;All/&quot;;TEXT([.A188];&quot;000&quot;) ;&quot;_&quot;;[.E188];&quot;_&quot;;IF([.M188]=&quot;Side-Side&quot;;&quot;Side&quot;;SUBSTITUTE([.M188];&quot;-&quot;;&quot;&quot;));IF([.L188]&lt;0;&quot;_N&quot;;&quot;_&quot;);ABS([.L188]);IF([.O188]=&quot;&quot;;&quot;&quot;;&quot;_JCM&quot;))" office:value-type="string" office:string-value="All/185_Left Shoulder Bend_FrontBack_N53_JCM">
            <text:p>All/185_Left Shoulder Bend_FrontBack_N53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53">
            <text:p>-53</text:p>
          </table:table-cell>
          <table:table-cell table:number-columns-repeated="4"/>
          <table:table-cell office:value-type="float" office:value="-53">
            <text:p>-53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 office:value-type="string">
            <text:p>pJCMShldrFwd_110_L</text:p>
          </table:table-cell>
          <table:table-cell table:number-columns-repeated="1003"/>
        </table:table-row>
        <table:table-row table:style-name="ro2">
          <table:table-cell table:style-name="ce2" office:value-type="float" office:value="186">
            <text:p>186</text:p>
          </table:table-cell>
          <table:table-cell table:formula="of:=CONCATENATE(&quot;All/&quot;;TEXT([.A189];&quot;000&quot;) ;&quot;_&quot;;[.E189];&quot;_&quot;;IF([.M189]=&quot;Side-Side&quot;;&quot;Side&quot;;SUBSTITUTE([.M189];&quot;-&quot;;&quot;&quot;));IF([.L189]&lt;0;&quot;_N&quot;;&quot;_&quot;);ABS([.L189]);IF([.O189]=&quot;&quot;;&quot;&quot;;&quot;_JCM&quot;))" office:value-type="string" office:string-value="All/186_Left Shoulder Bend_FrontBack_N34_JCM">
            <text:p>All/186_Left Shoulder Bend_FrontBack_N34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34">
            <text:p>-34</text:p>
          </table:table-cell>
          <table:table-cell table:number-columns-repeated="4"/>
          <table:table-cell office:value-type="float" office:value="-34">
            <text:p>-34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 office:value-type="string">
            <text:p>pJCMShldrFwd_110_L</text:p>
          </table:table-cell>
          <table:table-cell table:number-columns-repeated="1003"/>
        </table:table-row>
        <table:table-row table:style-name="ro2">
          <table:table-cell table:style-name="ce2" office:value-type="float" office:value="187">
            <text:p>187</text:p>
          </table:table-cell>
          <table:table-cell table:formula="of:=CONCATENATE(&quot;All/&quot;;TEXT([.A190];&quot;000&quot;) ;&quot;_&quot;;[.E190];&quot;_&quot;;IF([.M190]=&quot;Side-Side&quot;;&quot;Side&quot;;SUBSTITUTE([.M190];&quot;-&quot;;&quot;&quot;));IF([.L190]&lt;0;&quot;_N&quot;;&quot;_&quot;);ABS([.L190]);IF([.O190]=&quot;&quot;;&quot;&quot;;&quot;_JCM&quot;))" office:value-type="string" office:string-value="All/187_Left Shoulder Bend_FrontBack_N15_JCM">
            <text:p>All/187_Left Shoulder Bend_FrontBack_N1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15">
            <text:p>-15</text:p>
          </table:table-cell>
          <table:table-cell table:number-columns-repeated="4"/>
          <table:table-cell office:value-type="float" office:value="-15">
            <text:p>-15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 office:value-type="string">
            <text:p>pJCMShldrFwd_110_L</text:p>
          </table:table-cell>
          <table:table-cell table:number-columns-repeated="1003"/>
        </table:table-row>
        <table:table-row table:style-name="ro2">
          <table:table-cell table:style-name="ce2" office:value-type="float" office:value="188">
            <text:p>188</text:p>
          </table:table-cell>
          <table:table-cell table:formula="of:=CONCATENATE(&quot;All/&quot;;TEXT([.A191];&quot;000&quot;) ;&quot;_&quot;;[.E191];&quot;_&quot;;IF([.M191]=&quot;Side-Side&quot;;&quot;Side&quot;;SUBSTITUTE([.M191];&quot;-&quot;;&quot;&quot;));IF([.L191]&lt;0;&quot;_N&quot;;&quot;_&quot;);ABS([.L191]);IF([.O191]=&quot;&quot;;&quot;&quot;;&quot;_JCM&quot;))" office:value-type="string" office:string-value="All/188_Left Shoulder Bend_FrontBack_4">
            <text:p>All/188_Left Shoulder Bend_FrontBack_4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189">
            <text:p>189</text:p>
          </table:table-cell>
          <table:table-cell table:formula="of:=CONCATENATE(&quot;All/&quot;;TEXT([.A192];&quot;000&quot;) ;&quot;_&quot;;[.E192];&quot;_&quot;;IF([.M192]=&quot;Side-Side&quot;;&quot;Side&quot;;SUBSTITUTE([.M192];&quot;-&quot;;&quot;&quot;));IF([.L192]&lt;0;&quot;_N&quot;;&quot;_&quot;);ABS([.L192]);IF([.O192]=&quot;&quot;;&quot;&quot;;&quot;_JCM&quot;))" office:value-type="string" office:string-value="All/189_Left Shoulder Bend_FrontBack_22">
            <text:p>All/189_Left Shoulder Bend_FrontBack_22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22">
            <text:p>22</text:p>
          </table:table-cell>
          <table:table-cell table:number-columns-repeated="4"/>
          <table:table-cell office:value-type="float" office:value="22">
            <text:p>22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190">
            <text:p>190</text:p>
          </table:table-cell>
          <table:table-cell table:formula="of:=CONCATENATE(&quot;All/&quot;;TEXT([.A193];&quot;000&quot;) ;&quot;_&quot;;[.E193];&quot;_&quot;;IF([.M193]=&quot;Side-Side&quot;;&quot;Side&quot;;SUBSTITUTE([.M193];&quot;-&quot;;&quot;&quot;));IF([.L193]&lt;0;&quot;_N&quot;;&quot;_&quot;);ABS([.L193]);IF([.O193]=&quot;&quot;;&quot;&quot;;&quot;_JCM&quot;))" office:value-type="string" office:string-value="All/190_Left Shoulder Bend_Bend_90_JCM">
            <text:p>All/190_Left Shoulder Bend_Bend_9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 table:formula="of:=IF([.F1]=[.N193];[.L193];&quot;&quot;)">
            <text:p/>
          </table:table-cell>
          <table:table-cell table:formula="of:=IF([.G1]=[.N193];[.L193];&quot;&quot;)">
            <text:p/>
          </table:table-cell>
          <table:table-cell table:formula="of:=IF([.H1]=[.N193];[.L193];&quot;&quot;)" office:value-type="float" office:value="90">
            <text:p>90</text:p>
          </table:table-cell>
          <table:table-cell table:formula="of:=IF([.I1]=[.N193];[.L193];&quot;&quot;)">
            <text:p/>
          </table:table-cell>
          <table:table-cell table:formula="of:=IF([.J1]=[.N193];[.L193];&quot;&quot;)">
            <text:p/>
          </table:table-cell>
          <table:table-cell table:formula="of:=IF([.K1]=[.N193];[.L193];&quot;&quot;)">
            <text:p/>
          </table:table-cell>
          <table:table-cell office:value-type="float" office:value="90">
            <text:p>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Up_90_L</text:p>
          </table:table-cell>
          <table:table-cell table:number-columns-repeated="1003"/>
        </table:table-row>
        <table:table-row table:style-name="ro2">
          <table:table-cell table:style-name="ce2" office:value-type="float" office:value="191">
            <text:p>191</text:p>
          </table:table-cell>
          <table:table-cell table:formula="of:=CONCATENATE(&quot;All/&quot;;TEXT([.A194];&quot;000&quot;) ;&quot;_&quot;;[.E194];&quot;_&quot;;IF([.M194]=&quot;Side-Side&quot;;&quot;Side&quot;;SUBSTITUTE([.M194];&quot;-&quot;;&quot;&quot;));IF([.L194]&lt;0;&quot;_N&quot;;&quot;_&quot;);ABS([.L194]);IF([.O194]=&quot;&quot;;&quot;&quot;;&quot;_JCM&quot;))" office:value-type="string" office:string-value="All/191_Left Shoulder Bend_Bend_N40_JCM">
            <text:p>All/191_Left Shoulder Bend_Bend_N4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 table:formula="of:=IF([.F1]=[.N194];[.L194];&quot;&quot;)">
            <text:p/>
          </table:table-cell>
          <table:table-cell table:formula="of:=IF([.G1]=[.N194];[.L194];&quot;&quot;)">
            <text:p/>
          </table:table-cell>
          <table:table-cell table:formula="of:=IF([.H1]=[.N194];[.L194];&quot;&quot;)" office:value-type="float" office:value="-40">
            <text:p>-40</text:p>
          </table:table-cell>
          <table:table-cell table:formula="of:=IF([.I1]=[.N194];[.L194];&quot;&quot;)">
            <text:p/>
          </table:table-cell>
          <table:table-cell table:formula="of:=IF([.J1]=[.N194];[.L194];&quot;&quot;)">
            <text:p/>
          </table:table-cell>
          <table:table-cell table:formula="of:=IF([.K1]=[.N194];[.L194];&quot;&quot;)">
            <text:p/>
          </table:table-cell>
          <table:table-cell office:value-type="float" office:value="-40">
            <text:p>-4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Down_40_L</text:p>
          </table:table-cell>
          <table:table-cell table:number-columns-repeated="1003"/>
        </table:table-row>
        <table:table-row table:style-name="ro2">
          <table:table-cell table:style-name="ce2" office:value-type="float" office:value="192">
            <text:p>192</text:p>
          </table:table-cell>
          <table:table-cell table:formula="of:=CONCATENATE(&quot;All/&quot;;TEXT([.A195];&quot;000&quot;) ;&quot;_&quot;;[.E195];&quot;_&quot;;IF([.M195]=&quot;Side-Side&quot;;&quot;Side&quot;;SUBSTITUTE([.M195];&quot;-&quot;;&quot;&quot;));IF([.L195]&lt;0;&quot;_N&quot;;&quot;_&quot;);ABS([.L195]);IF([.O195]=&quot;&quot;;&quot;&quot;;&quot;_JCM&quot;))" office:value-type="string" office:string-value="All/192_Left Shoulder Bend_Bend_N23_JCM">
            <text:p>All/192_Left Shoulder Bend_Bend_N23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 table:number-columns-repeated="2"/>
          <table:table-cell office:value-type="float" office:value="-23">
            <text:p>-23</text:p>
          </table:table-cell>
          <table:table-cell table:number-columns-repeated="3"/>
          <table:table-cell office:value-type="float" office:value="-23">
            <text:p>-23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Down_40_L</text:p>
          </table:table-cell>
          <table:table-cell table:number-columns-repeated="1003"/>
        </table:table-row>
        <table:table-row table:style-name="ro2">
          <table:table-cell table:style-name="ce2" office:value-type="float" office:value="193">
            <text:p>193</text:p>
          </table:table-cell>
          <table:table-cell table:formula="of:=CONCATENATE(&quot;All/&quot;;TEXT([.A196];&quot;000&quot;) ;&quot;_&quot;;[.E196];&quot;_&quot;;IF([.M196]=&quot;Side-Side&quot;;&quot;Side&quot;;SUBSTITUTE([.M196];&quot;-&quot;;&quot;&quot;));IF([.L196]&lt;0;&quot;_N&quot;;&quot;_&quot;);ABS([.L196]);IF([.O196]=&quot;&quot;;&quot;&quot;;&quot;_JCM&quot;))" office:value-type="string" office:string-value="All/193_Left Shoulder Bend_Bend_N6_JCM">
            <text:p>All/193_Left Shoulder Bend_Bend_N6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 table:number-columns-repeated="2"/>
          <table:table-cell office:value-type="float" office:value="-6">
            <text:p>-6</text:p>
          </table:table-cell>
          <table:table-cell table:number-columns-repeated="3"/>
          <table:table-cell office:value-type="float" office:value="-6">
            <text:p>-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Down_40_L</text:p>
          </table:table-cell>
          <table:table-cell table:number-columns-repeated="1003"/>
        </table:table-row>
        <table:table-row table:style-name="ro2">
          <table:table-cell table:style-name="ce2" office:value-type="float" office:value="194">
            <text:p>194</text:p>
          </table:table-cell>
          <table:table-cell table:formula="of:=CONCATENATE(&quot;All/&quot;;TEXT([.A197];&quot;000&quot;) ;&quot;_&quot;;[.E197];&quot;_&quot;;IF([.M197]=&quot;Side-Side&quot;;&quot;Side&quot;;SUBSTITUTE([.M197];&quot;-&quot;;&quot;&quot;));IF([.L197]&lt;0;&quot;_N&quot;;&quot;_&quot;);ABS([.L197]);IF([.O197]=&quot;&quot;;&quot;&quot;;&quot;_JCM&quot;))" office:value-type="string" office:string-value="All/194_Left Shoulder Bend_Bend_10_JCM">
            <text:p>All/194_Left Shoulder Bend_Bend_1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Up_90_L</text:p>
          </table:table-cell>
          <table:table-cell table:number-columns-repeated="1003"/>
        </table:table-row>
        <table:table-row table:style-name="ro2">
          <table:table-cell table:style-name="ce2" office:value-type="float" office:value="195">
            <text:p>195</text:p>
          </table:table-cell>
          <table:table-cell table:formula="of:=CONCATENATE(&quot;All/&quot;;TEXT([.A198];&quot;000&quot;) ;&quot;_&quot;;[.E198];&quot;_&quot;;IF([.M198]=&quot;Side-Side&quot;;&quot;Side&quot;;SUBSTITUTE([.M198];&quot;-&quot;;&quot;&quot;));IF([.L198]&lt;0;&quot;_N&quot;;&quot;_&quot;);ABS([.L198]);IF([.O198]=&quot;&quot;;&quot;&quot;;&quot;_JCM&quot;))" office:value-type="string" office:string-value="All/195_Left Shoulder Bend_Bend_26_JCM">
            <text:p>All/195_Left Shoulder Bend_Bend_26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Up_90_L</text:p>
          </table:table-cell>
          <table:table-cell table:number-columns-repeated="1003"/>
        </table:table-row>
        <table:table-row table:style-name="ro2">
          <table:table-cell table:style-name="ce2" office:value-type="float" office:value="196">
            <text:p>196</text:p>
          </table:table-cell>
          <table:table-cell table:formula="of:=CONCATENATE(&quot;All/&quot;;TEXT([.A199];&quot;000&quot;) ;&quot;_&quot;;[.E199];&quot;_&quot;;IF([.M199]=&quot;Side-Side&quot;;&quot;Side&quot;;SUBSTITUTE([.M199];&quot;-&quot;;&quot;&quot;));IF([.L199]&lt;0;&quot;_N&quot;;&quot;_&quot;);ABS([.L199]);IF([.O199]=&quot;&quot;;&quot;&quot;;&quot;_JCM&quot;))" office:value-type="string" office:string-value="All/196_Left Shoulder Bend_Bend_42_JCM">
            <text:p>All/196_Left Shoulder Bend_Bend_42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 table:number-columns-repeated="2"/>
          <table:table-cell office:value-type="float" office:value="42">
            <text:p>42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Up_90_L</text:p>
          </table:table-cell>
          <table:table-cell table:number-columns-repeated="1003"/>
        </table:table-row>
        <table:table-row table:style-name="ro2">
          <table:table-cell table:style-name="ce2" office:value-type="float" office:value="197">
            <text:p>197</text:p>
          </table:table-cell>
          <table:table-cell table:formula="of:=CONCATENATE(&quot;All/&quot;;TEXT([.A200];&quot;000&quot;) ;&quot;_&quot;;[.E200];&quot;_&quot;;IF([.M200]=&quot;Side-Side&quot;;&quot;Side&quot;;SUBSTITUTE([.M200];&quot;-&quot;;&quot;&quot;));IF([.L200]&lt;0;&quot;_N&quot;;&quot;_&quot;);ABS([.L200]);IF([.O200]=&quot;&quot;;&quot;&quot;;&quot;_JCM&quot;))" office:value-type="string" office:string-value="All/197_Left Shoulder Bend_Bend_58_JCM">
            <text:p>All/197_Left Shoulder Bend_Bend_58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 table:number-columns-repeated="2"/>
          <table:table-cell office:value-type="float" office:value="58">
            <text:p>58</text:p>
          </table:table-cell>
          <table:table-cell table:number-columns-repeated="3"/>
          <table:table-cell office:value-type="float" office:value="58">
            <text:p>5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Up_90_L</text:p>
          </table:table-cell>
          <table:table-cell table:number-columns-repeated="1003"/>
        </table:table-row>
        <table:table-row table:style-name="ro2">
          <table:table-cell table:style-name="ce2" office:value-type="float" office:value="198">
            <text:p>198</text:p>
          </table:table-cell>
          <table:table-cell table:formula="of:=CONCATENATE(&quot;All/&quot;;TEXT([.A201];&quot;000&quot;) ;&quot;_&quot;;[.E201];&quot;_&quot;;IF([.M201]=&quot;Side-Side&quot;;&quot;Side&quot;;SUBSTITUTE([.M201];&quot;-&quot;;&quot;&quot;));IF([.L201]&lt;0;&quot;_N&quot;;&quot;_&quot;);ABS([.L201]);IF([.O201]=&quot;&quot;;&quot;&quot;;&quot;_JCM&quot;))" office:value-type="string" office:string-value="All/198_Left Shoulder Bend_Bend_74_JCM">
            <text:p>All/198_Left Shoulder Bend_Bend_74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 table:number-columns-repeated="2"/>
          <table:table-cell office:value-type="float" office:value="74">
            <text:p>74</text:p>
          </table:table-cell>
          <table:table-cell table:number-columns-repeated="3"/>
          <table:table-cell office:value-type="float" office:value="74">
            <text:p>7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Up_90_L</text:p>
          </table:table-cell>
          <table:table-cell table:number-columns-repeated="1003"/>
        </table:table-row>
        <table:table-row table:style-name="ro2">
          <table:table-cell table:style-name="ce2" office:value-type="float" office:value="199">
            <text:p>199</text:p>
          </table:table-cell>
          <table:table-cell table:formula="of:=CONCATENATE(&quot;All/&quot;;TEXT([.A202];&quot;000&quot;) ;&quot;_&quot;;[.E202];&quot;_&quot;;IF([.M202]=&quot;Side-Side&quot;;&quot;Side&quot;;SUBSTITUTE([.M202];&quot;-&quot;;&quot;&quot;));IF([.L202]&lt;0;&quot;_N&quot;;&quot;_&quot;);ABS([.L202]);IF([.O202]=&quot;&quot;;&quot;&quot;;&quot;_JCM&quot;))" office:value-type="string" office:string-value="All/199_Left Shoulder Twist_Twist_80">
            <text:p>All/199_Left Shoulder Twist_Twist_8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Twist</text:p>
          </table:table-cell>
          <table:table-cell table:formula="of:=IF([.F1]=[.N202];[.L202];&quot;&quot;)" office:value-type="float" office:value="80">
            <text:p>80</text:p>
          </table:table-cell>
          <table:table-cell table:formula="of:=IF([.G1]=[.N202];[.L202];&quot;&quot;)">
            <text:p/>
          </table:table-cell>
          <table:table-cell table:formula="of:=IF([.H1]=[.N202];[.L202];&quot;&quot;)">
            <text:p/>
          </table:table-cell>
          <table:table-cell table:formula="of:=IF([.I1]=[.N202];[.L202];&quot;&quot;)">
            <text:p/>
          </table:table-cell>
          <table:table-cell table:formula="of:=IF([.J1]=[.N202];[.L202];&quot;&quot;)">
            <text:p/>
          </table:table-cell>
          <table:table-cell table:formula="of:=IF([.K1]=[.N202];[.L202];&quot;&quot;)">
            <text:p/>
          </table:table-cell>
          <table:table-cell office:value-type="float" office:value="80">
            <text:p>80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00">
            <text:p>200</text:p>
          </table:table-cell>
          <table:table-cell table:formula="of:=CONCATENATE(&quot;All/&quot;;TEXT([.A203];&quot;000&quot;) ;&quot;_&quot;;[.E203];&quot;_&quot;;IF([.M203]=&quot;Side-Side&quot;;&quot;Side&quot;;SUBSTITUTE([.M203];&quot;-&quot;;&quot;&quot;));IF([.L203]&lt;0;&quot;_N&quot;;&quot;_&quot;);ABS([.L203]);IF([.O203]=&quot;&quot;;&quot;&quot;;&quot;_JCM&quot;))" office:value-type="string" office:string-value="All/200_Left Shoulder Twist_Twist_N95">
            <text:p>All/200_Left Shoulder Twist_Twist_N9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Twist</text:p>
          </table:table-cell>
          <table:table-cell table:formula="of:=IF([.F1]=[.N203];[.L203];&quot;&quot;)" office:value-type="float" office:value="-95">
            <text:p>-95</text:p>
          </table:table-cell>
          <table:table-cell table:formula="of:=IF([.G1]=[.N203];[.L203];&quot;&quot;)">
            <text:p/>
          </table:table-cell>
          <table:table-cell table:formula="of:=IF([.H1]=[.N203];[.L203];&quot;&quot;)">
            <text:p/>
          </table:table-cell>
          <table:table-cell table:formula="of:=IF([.I1]=[.N203];[.L203];&quot;&quot;)">
            <text:p/>
          </table:table-cell>
          <table:table-cell table:formula="of:=IF([.J1]=[.N203];[.L203];&quot;&quot;)">
            <text:p/>
          </table:table-cell>
          <table:table-cell table:formula="of:=IF([.K1]=[.N203];[.L203];&quot;&quot;)">
            <text:p/>
          </table:table-cell>
          <table:table-cell office:value-type="float" office:value="-95">
            <text:p>-9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01">
            <text:p>201</text:p>
          </table:table-cell>
          <table:table-cell table:formula="of:=CONCATENATE(&quot;All/&quot;;TEXT([.A204];&quot;000&quot;) ;&quot;_&quot;;[.E204];&quot;_&quot;;IF([.M204]=&quot;Side-Side&quot;;&quot;Side&quot;;SUBSTITUTE([.M204];&quot;-&quot;;&quot;&quot;));IF([.L204]&lt;0;&quot;_N&quot;;&quot;_&quot;);ABS([.L204]);IF([.O204]=&quot;&quot;;&quot;&quot;;&quot;_JCM&quot;))" office:value-type="string" office:string-value="All/201_Left Shoulder Bend_FrontN110Bend_N40_JCM">
            <text:p>All/201_Left Shoulder Bend_FrontN110Bend_N4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110">
            <text:p>-110</text:p>
          </table:table-cell>
          <table:table-cell office:value-type="float" office:value="-40">
            <text:p>-40</text:p>
          </table:table-cell>
          <table:table-cell table:number-columns-repeated="3"/>
          <table:table-cell office:value-type="float" office:value="-40">
            <text:p>-40</text:p>
          </table:table-cell>
          <table:table-cell office:value-type="string">
            <text:p>FrontN110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n110_Bend_n40_L</text:p>
          </table:table-cell>
          <table:table-cell table:number-columns-repeated="1003"/>
        </table:table-row>
        <table:table-row table:style-name="ro2">
          <table:table-cell table:style-name="ce2" office:value-type="float" office:value="202">
            <text:p>202</text:p>
          </table:table-cell>
          <table:table-cell table:formula="of:=CONCATENATE(&quot;All/&quot;;TEXT([.A205];&quot;000&quot;) ;&quot;_&quot;;[.E205];&quot;_&quot;;IF([.M205]=&quot;Side-Side&quot;;&quot;Side&quot;;SUBSTITUTE([.M205];&quot;-&quot;;&quot;&quot;));IF([.L205]&lt;0;&quot;_N&quot;;&quot;_&quot;);ABS([.L205]);IF([.O205]=&quot;&quot;;&quot;&quot;;&quot;_JCM&quot;))" office:value-type="string" office:string-value="All/202_Left Shoulder Bend_FrontN97Bend_N35_JCM">
            <text:p>All/202_Left Shoulder Bend_FrontN97Bend_N3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97">
            <text:p>-97</text:p>
          </table:table-cell>
          <table:table-cell office:value-type="float" office:value="-35">
            <text:p>-35</text:p>
          </table:table-cell>
          <table:table-cell table:number-columns-repeated="3"/>
          <table:table-cell office:value-type="float" office:value="-35">
            <text:p>-35</text:p>
          </table:table-cell>
          <table:table-cell office:value-type="string">
            <text:p>FrontN97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n110_Bend_n40_L</text:p>
          </table:table-cell>
          <table:table-cell table:number-columns-repeated="1003"/>
        </table:table-row>
        <table:table-row table:style-name="ro2">
          <table:table-cell table:style-name="ce2" office:value-type="float" office:value="203">
            <text:p>203</text:p>
          </table:table-cell>
          <table:table-cell table:formula="of:=CONCATENATE(&quot;All/&quot;;TEXT([.A206];&quot;000&quot;) ;&quot;_&quot;;[.E206];&quot;_&quot;;IF([.M206]=&quot;Side-Side&quot;;&quot;Side&quot;;SUBSTITUTE([.M206];&quot;-&quot;;&quot;&quot;));IF([.L206]&lt;0;&quot;_N&quot;;&quot;_&quot;);ABS([.L206]);IF([.O206]=&quot;&quot;;&quot;&quot;;&quot;_JCM&quot;))" office:value-type="string" office:string-value="All/203_Left Shoulder Bend_FrontN83Bend_N30_JCM">
            <text:p>All/203_Left Shoulder Bend_FrontN83Bend_N3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83">
            <text:p>-83</text:p>
          </table:table-cell>
          <table:table-cell office:value-type="float" office:value="-30">
            <text:p>-30</text:p>
          </table:table-cell>
          <table:table-cell table:number-columns-repeated="3"/>
          <table:table-cell office:value-type="float" office:value="-30">
            <text:p>-30</text:p>
          </table:table-cell>
          <table:table-cell office:value-type="string">
            <text:p>FrontN83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n110_Bend_n40_L</text:p>
          </table:table-cell>
          <table:table-cell table:number-columns-repeated="1003"/>
        </table:table-row>
        <table:table-row table:style-name="ro2">
          <table:table-cell table:style-name="ce2" office:value-type="float" office:value="204">
            <text:p>204</text:p>
          </table:table-cell>
          <table:table-cell table:formula="of:=CONCATENATE(&quot;All/&quot;;TEXT([.A207];&quot;000&quot;) ;&quot;_&quot;;[.E207];&quot;_&quot;;IF([.M207]=&quot;Side-Side&quot;;&quot;Side&quot;;SUBSTITUTE([.M207];&quot;-&quot;;&quot;&quot;));IF([.L207]&lt;0;&quot;_N&quot;;&quot;_&quot;);ABS([.L207]);IF([.O207]=&quot;&quot;;&quot;&quot;;&quot;_JCM&quot;))" office:value-type="string" office:string-value="All/204_Left Shoulder Bend_FrontN69Bend_N25_JCM">
            <text:p>All/204_Left Shoulder Bend_FrontN69Bend_N2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69">
            <text:p>-69</text:p>
          </table:table-cell>
          <table:table-cell office:value-type="float" office:value="-25">
            <text:p>-25</text:p>
          </table:table-cell>
          <table:table-cell table:number-columns-repeated="3"/>
          <table:table-cell office:value-type="float" office:value="-25">
            <text:p>-25</text:p>
          </table:table-cell>
          <table:table-cell office:value-type="string">
            <text:p>FrontN69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n110_Bend_n40_L</text:p>
          </table:table-cell>
          <table:table-cell table:number-columns-repeated="1003"/>
        </table:table-row>
        <table:table-row table:style-name="ro2">
          <table:table-cell table:style-name="ce2" office:value-type="float" office:value="205">
            <text:p>205</text:p>
          </table:table-cell>
          <table:table-cell table:formula="of:=CONCATENATE(&quot;All/&quot;;TEXT([.A208];&quot;000&quot;) ;&quot;_&quot;;[.E208];&quot;_&quot;;IF([.M208]=&quot;Side-Side&quot;;&quot;Side&quot;;SUBSTITUTE([.M208];&quot;-&quot;;&quot;&quot;));IF([.L208]&lt;0;&quot;_N&quot;;&quot;_&quot;);ABS([.L208]);IF([.O208]=&quot;&quot;;&quot;&quot;;&quot;_JCM&quot;))" office:value-type="string" office:string-value="All/205_Left Shoulder Bend_FrontN55Bend_N20_JCM">
            <text:p>All/205_Left Shoulder Bend_FrontN55Bend_N2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55">
            <text:p>-55</text:p>
          </table:table-cell>
          <table:table-cell office:value-type="float" office:value="-20">
            <text:p>-20</text:p>
          </table:table-cell>
          <table:table-cell table:number-columns-repeated="3"/>
          <table:table-cell office:value-type="float" office:value="-20">
            <text:p>-20</text:p>
          </table:table-cell>
          <table:table-cell office:value-type="string">
            <text:p>FrontN55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n110_Bend_n40_L</text:p>
          </table:table-cell>
          <table:table-cell table:number-columns-repeated="1003"/>
        </table:table-row>
        <table:table-row table:style-name="ro2">
          <table:table-cell table:style-name="ce2" office:value-type="float" office:value="206">
            <text:p>206</text:p>
          </table:table-cell>
          <table:table-cell table:formula="of:=CONCATENATE(&quot;All/&quot;;TEXT([.A209];&quot;000&quot;) ;&quot;_&quot;;[.E209];&quot;_&quot;;IF([.M209]=&quot;Side-Side&quot;;&quot;Side&quot;;SUBSTITUTE([.M209];&quot;-&quot;;&quot;&quot;));IF([.L209]&lt;0;&quot;_N&quot;;&quot;_&quot;);ABS([.L209]);IF([.O209]=&quot;&quot;;&quot;&quot;;&quot;_JCM&quot;))" office:value-type="string" office:string-value="All/206_Left Shoulder Bend_FrontN41Bend_N15_JCM">
            <text:p>All/206_Left Shoulder Bend_FrontN41Bend_N1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41">
            <text:p>-41</text:p>
          </table:table-cell>
          <table:table-cell office:value-type="float" office:value="-15">
            <text:p>-15</text:p>
          </table:table-cell>
          <table:table-cell table:number-columns-repeated="3"/>
          <table:table-cell office:value-type="float" office:value="-15">
            <text:p>-15</text:p>
          </table:table-cell>
          <table:table-cell office:value-type="string">
            <text:p>FrontN41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n110_Bend_n40_L</text:p>
          </table:table-cell>
          <table:table-cell table:number-columns-repeated="1003"/>
        </table:table-row>
        <table:table-row table:style-name="ro2">
          <table:table-cell table:style-name="ce2" office:value-type="float" office:value="207">
            <text:p>207</text:p>
          </table:table-cell>
          <table:table-cell table:formula="of:=CONCATENATE(&quot;All/&quot;;TEXT([.A210];&quot;000&quot;) ;&quot;_&quot;;[.E210];&quot;_&quot;;IF([.M210]=&quot;Side-Side&quot;;&quot;Side&quot;;SUBSTITUTE([.M210];&quot;-&quot;;&quot;&quot;));IF([.L210]&lt;0;&quot;_N&quot;;&quot;_&quot;);ABS([.L210]);IF([.O210]=&quot;&quot;;&quot;&quot;;&quot;_JCM&quot;))" office:value-type="string" office:string-value="All/207_Left Shoulder Bend_FrontN27Bend_N10_JCM">
            <text:p>All/207_Left Shoulder Bend_FrontN27Bend_N1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27">
            <text:p>-27</text:p>
          </table:table-cell>
          <table:table-cell office:value-type="float" office:value="-10">
            <text:p>-10</text:p>
          </table:table-cell>
          <table:table-cell table:number-columns-repeated="3"/>
          <table:table-cell office:value-type="float" office:value="-10">
            <text:p>-10</text:p>
          </table:table-cell>
          <table:table-cell office:value-type="string">
            <text:p>FrontN27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n110_Bend_n40_L</text:p>
          </table:table-cell>
          <table:table-cell table:number-columns-repeated="1003"/>
        </table:table-row>
        <table:table-row table:style-name="ro2">
          <table:table-cell table:style-name="ce2" office:value-type="float" office:value="208">
            <text:p>208</text:p>
          </table:table-cell>
          <table:table-cell table:formula="of:=CONCATENATE(&quot;All/&quot;;TEXT([.A211];&quot;000&quot;) ;&quot;_&quot;;[.E211];&quot;_&quot;;IF([.M211]=&quot;Side-Side&quot;;&quot;Side&quot;;SUBSTITUTE([.M211];&quot;-&quot;;&quot;&quot;));IF([.L211]&lt;0;&quot;_N&quot;;&quot;_&quot;);ABS([.L211]);IF([.O211]=&quot;&quot;;&quot;&quot;;&quot;_JCM&quot;))" office:value-type="string" office:string-value="All/208_Left Shoulder Bend_FrontN14Bend_N5_JCM">
            <text:p>All/208_Left Shoulder Bend_FrontN14Bend_N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14">
            <text:p>-14</text:p>
          </table:table-cell>
          <table:table-cell office:value-type="float" office:value="-5">
            <text:p>-5</text:p>
          </table:table-cell>
          <table:table-cell table:number-columns-repeated="3"/>
          <table:table-cell office:value-type="float" office:value="-5">
            <text:p>-5</text:p>
          </table:table-cell>
          <table:table-cell office:value-type="string">
            <text:p>FrontN14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n110_Bend_n40_L</text:p>
          </table:table-cell>
          <table:table-cell table:number-columns-repeated="1003"/>
        </table:table-row>
        <table:table-row table:style-name="ro2">
          <table:table-cell table:style-name="ce2" office:value-type="float" office:value="209">
            <text:p>209</text:p>
          </table:table-cell>
          <table:table-cell table:formula="of:=CONCATENATE(&quot;All/&quot;;TEXT([.A212];&quot;000&quot;) ;&quot;_&quot;;[.E212];&quot;_&quot;;IF([.M212]=&quot;Side-Side&quot;;&quot;Side&quot;;SUBSTITUTE([.M212];&quot;-&quot;;&quot;&quot;));IF([.L212]&lt;0;&quot;_N&quot;;&quot;_&quot;);ABS([.L212]);IF([.O212]=&quot;&quot;;&quot;&quot;;&quot;_JCM&quot;))" office:value-type="string" office:string-value="All/209_Left Shoulder Bend_FrontN110Bend_90_JCM">
            <text:p>All/209_Left Shoulder Bend_FrontN110Bend_9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110">
            <text:p>-110</text:p>
          </table:table-cell>
          <table:table-cell office:value-type="float" office:value="90">
            <text:p>90</text:p>
          </table:table-cell>
          <table:table-cell table:number-columns-repeated="3"/>
          <table:table-cell office:value-type="float" office:value="90">
            <text:p>90</text:p>
          </table:table-cell>
          <table:table-cell office:value-type="string">
            <text:p>FrontN110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n110_Bend_p90_L</text:p>
          </table:table-cell>
          <table:table-cell table:number-columns-repeated="1003"/>
        </table:table-row>
        <table:table-row table:style-name="ro2">
          <table:table-cell table:style-name="ce2" office:value-type="float" office:value="210">
            <text:p>210</text:p>
          </table:table-cell>
          <table:table-cell table:formula="of:=CONCATENATE(&quot;All/&quot;;TEXT([.A213];&quot;000&quot;) ;&quot;_&quot;;[.E213];&quot;_&quot;;IF([.M213]=&quot;Side-Side&quot;;&quot;Side&quot;;SUBSTITUTE([.M213];&quot;-&quot;;&quot;&quot;));IF([.L213]&lt;0;&quot;_N&quot;;&quot;_&quot;);ABS([.L213]);IF([.O213]=&quot;&quot;;&quot;&quot;;&quot;_JCM&quot;))" office:value-type="string" office:string-value="All/210_Left Shoulder Bend_FrontN97Bend_79_JCM">
            <text:p>All/210_Left Shoulder Bend_FrontN97Bend_79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97">
            <text:p>-97</text:p>
          </table:table-cell>
          <table:table-cell office:value-type="float" office:value="79">
            <text:p>79</text:p>
          </table:table-cell>
          <table:table-cell table:number-columns-repeated="3"/>
          <table:table-cell office:value-type="float" office:value="79">
            <text:p>79</text:p>
          </table:table-cell>
          <table:table-cell office:value-type="string">
            <text:p>FrontN97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n110_Bend_p90_L</text:p>
          </table:table-cell>
          <table:table-cell table:number-columns-repeated="1003"/>
        </table:table-row>
        <table:table-row table:style-name="ro2">
          <table:table-cell table:style-name="ce2" office:value-type="float" office:value="211">
            <text:p>211</text:p>
          </table:table-cell>
          <table:table-cell table:formula="of:=CONCATENATE(&quot;All/&quot;;TEXT([.A214];&quot;000&quot;) ;&quot;_&quot;;[.E214];&quot;_&quot;;IF([.M214]=&quot;Side-Side&quot;;&quot;Side&quot;;SUBSTITUTE([.M214];&quot;-&quot;;&quot;&quot;));IF([.L214]&lt;0;&quot;_N&quot;;&quot;_&quot;);ABS([.L214]);IF([.O214]=&quot;&quot;;&quot;&quot;;&quot;_JCM&quot;))" office:value-type="string" office:string-value="All/211_Left Shoulder Bend_FrontN83Bend_68_JCM">
            <text:p>All/211_Left Shoulder Bend_FrontN83Bend_68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83">
            <text:p>-83</text:p>
          </table:table-cell>
          <table:table-cell office:value-type="float" office:value="68">
            <text:p>68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string">
            <text:p>FrontN83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n110_Bend_p90_L</text:p>
          </table:table-cell>
          <table:table-cell table:number-columns-repeated="1003"/>
        </table:table-row>
        <table:table-row table:style-name="ro2">
          <table:table-cell table:style-name="ce2" office:value-type="float" office:value="212">
            <text:p>212</text:p>
          </table:table-cell>
          <table:table-cell table:formula="of:=CONCATENATE(&quot;All/&quot;;TEXT([.A215];&quot;000&quot;) ;&quot;_&quot;;[.E215];&quot;_&quot;;IF([.M215]=&quot;Side-Side&quot;;&quot;Side&quot;;SUBSTITUTE([.M215];&quot;-&quot;;&quot;&quot;));IF([.L215]&lt;0;&quot;_N&quot;;&quot;_&quot;);ABS([.L215]);IF([.O215]=&quot;&quot;;&quot;&quot;;&quot;_JCM&quot;))" office:value-type="string" office:string-value="All/212_Left Shoulder Bend_FrontN69Bend_57_JCM">
            <text:p>All/212_Left Shoulder Bend_FrontN69Bend_57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69">
            <text:p>-69</text:p>
          </table:table-cell>
          <table:table-cell office:value-type="float" office:value="57">
            <text:p>57</text:p>
          </table:table-cell>
          <table:table-cell table:number-columns-repeated="3"/>
          <table:table-cell office:value-type="float" office:value="57">
            <text:p>57</text:p>
          </table:table-cell>
          <table:table-cell office:value-type="string">
            <text:p>FrontN69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n110_Bend_p90_L</text:p>
          </table:table-cell>
          <table:table-cell table:number-columns-repeated="1003"/>
        </table:table-row>
        <table:table-row table:style-name="ro2">
          <table:table-cell table:style-name="ce2" office:value-type="float" office:value="213">
            <text:p>213</text:p>
          </table:table-cell>
          <table:table-cell table:formula="of:=CONCATENATE(&quot;All/&quot;;TEXT([.A216];&quot;000&quot;) ;&quot;_&quot;;[.E216];&quot;_&quot;;IF([.M216]=&quot;Side-Side&quot;;&quot;Side&quot;;SUBSTITUTE([.M216];&quot;-&quot;;&quot;&quot;));IF([.L216]&lt;0;&quot;_N&quot;;&quot;_&quot;);ABS([.L216]);IF([.O216]=&quot;&quot;;&quot;&quot;;&quot;_JCM&quot;))" office:value-type="string" office:string-value="All/213_Left Shoulder Bend_FrontN55Bend_45_JCM">
            <text:p>All/213_Left Shoulder Bend_FrontN55Bend_4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55">
            <text:p>-55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string">
            <text:p>FrontN55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n110_Bend_p90_L</text:p>
          </table:table-cell>
          <table:table-cell table:number-columns-repeated="1003"/>
        </table:table-row>
        <table:table-row table:style-name="ro2">
          <table:table-cell table:style-name="ce2" office:value-type="float" office:value="214">
            <text:p>214</text:p>
          </table:table-cell>
          <table:table-cell table:formula="of:=CONCATENATE(&quot;All/&quot;;TEXT([.A217];&quot;000&quot;) ;&quot;_&quot;;[.E217];&quot;_&quot;;IF([.M217]=&quot;Side-Side&quot;;&quot;Side&quot;;SUBSTITUTE([.M217];&quot;-&quot;;&quot;&quot;));IF([.L217]&lt;0;&quot;_N&quot;;&quot;_&quot;);ABS([.L217]);IF([.O217]=&quot;&quot;;&quot;&quot;;&quot;_JCM&quot;))" office:value-type="string" office:string-value="All/214_Left Shoulder Bend_FrontN41Bend_34_JCM">
            <text:p>All/214_Left Shoulder Bend_FrontN41Bend_34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41">
            <text:p>-41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string">
            <text:p>FrontN41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n110_Bend_p90_L</text:p>
          </table:table-cell>
          <table:table-cell table:number-columns-repeated="1003"/>
        </table:table-row>
        <table:table-row table:style-name="ro2">
          <table:table-cell table:style-name="ce2" office:value-type="float" office:value="215">
            <text:p>215</text:p>
          </table:table-cell>
          <table:table-cell table:formula="of:=CONCATENATE(&quot;All/&quot;;TEXT([.A218];&quot;000&quot;) ;&quot;_&quot;;[.E218];&quot;_&quot;;IF([.M218]=&quot;Side-Side&quot;;&quot;Side&quot;;SUBSTITUTE([.M218];&quot;-&quot;;&quot;&quot;));IF([.L218]&lt;0;&quot;_N&quot;;&quot;_&quot;);ABS([.L218]);IF([.O218]=&quot;&quot;;&quot;&quot;;&quot;_JCM&quot;))" office:value-type="string" office:string-value="All/215_Left Shoulder Bend_FrontN27Bend_23_JCM">
            <text:p>All/215_Left Shoulder Bend_FrontN27Bend_23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27">
            <text:p>-27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string">
            <text:p>FrontN27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n110_Bend_p90_L</text:p>
          </table:table-cell>
          <table:table-cell table:number-columns-repeated="1003"/>
        </table:table-row>
        <table:table-row table:style-name="ro2">
          <table:table-cell table:style-name="ce2" office:value-type="float" office:value="216">
            <text:p>216</text:p>
          </table:table-cell>
          <table:table-cell table:formula="of:=CONCATENATE(&quot;All/&quot;;TEXT([.A219];&quot;000&quot;) ;&quot;_&quot;;[.E219];&quot;_&quot;;IF([.M219]=&quot;Side-Side&quot;;&quot;Side&quot;;SUBSTITUTE([.M219];&quot;-&quot;;&quot;&quot;));IF([.L219]&lt;0;&quot;_N&quot;;&quot;_&quot;);ABS([.L219]);IF([.O219]=&quot;&quot;;&quot;&quot;;&quot;_JCM&quot;))" office:value-type="string" office:string-value="All/216_Left Shoulder Bend_FrontN14Bend_11_JCM">
            <text:p>All/216_Left Shoulder Bend_FrontN14Bend_11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14">
            <text:p>-14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string">
            <text:p>FrontN14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n110_Bend_p90_L</text:p>
          </table:table-cell>
          <table:table-cell table:number-columns-repeated="1003"/>
        </table:table-row>
        <table:table-row table:style-name="ro3">
          <table:table-cell table:style-name="ce2" office:value-type="float" office:value="217">
            <text:p>217</text:p>
          </table:table-cell>
          <table:table-cell table:formula="of:=CONCATENATE(&quot;All/&quot;;TEXT([.A220];&quot;000&quot;) ;&quot;_&quot;;[.E220];&quot;_&quot;;IF([.M220]=&quot;Side-Side&quot;;&quot;Side&quot;;SUBSTITUTE([.M220];&quot;-&quot;;&quot;&quot;));IF([.L220]&lt;0;&quot;_N&quot;;&quot;_&quot;);ABS([.L220]);IF([.O220]=&quot;&quot;;&quot;&quot;;&quot;_JCM&quot;))" office:value-type="string" office:string-value="All/217_Left Forearm Bend_Bend_20_JCM">
            <text:p>All/217_Left Forearm Bend_Bend_2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Forearm Bend</text:p>
          </table:table-cell>
          <table:table-cell table:formula="of:=IF([.F1]=[.N220];[.L220];&quot;&quot;)">
            <text:p/>
          </table:table-cell>
          <table:table-cell table:formula="of:=IF([.G1]=[.N220];[.L220];&quot;&quot;)" office:value-type="float" office:value="20">
            <text:p>20</text:p>
          </table:table-cell>
          <table:table-cell table:formula="of:=IF([.H1]=[.N220];[.L220];&quot;&quot;)">
            <text:p/>
          </table:table-cell>
          <table:table-cell table:formula="of:=IF([.I1]=[.N220];[.L220];&quot;&quot;)">
            <text:p/>
          </table:table-cell>
          <table:table-cell table:formula="of:=IF([.J1]=[.N220];[.L220];&quot;&quot;)">
            <text:p/>
          </table:table-cell>
          <table:table-cell table:formula="of:=IF([.K1]=[.N220];[.L220];&quot;&quot;)">
            <text:p/>
          </table:table-cell>
          <table:table-cell office:value-type="float" office:value="20">
            <text:p>20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lexTriceps_L</text:p>
          </table:table-cell>
          <table:table-cell office:value-type="string">
            <text:p>Base Flexions 上腕部、ZERO POSE時においてLeft Shoulder Bendの後部が形状変形（上腕三頭筋の形状変形。tricepsの意味は三頭筋なのでそれであっていると思われる）</text:p>
          </table:table-cell>
          <table:table-cell table:number-columns-repeated="1002"/>
        </table:table-row>
        <table:table-row table:style-name="ro2">
          <table:table-cell table:style-name="ce2" office:value-type="float" office:value="218">
            <text:p>218</text:p>
          </table:table-cell>
          <table:table-cell table:formula="of:=CONCATENATE(&quot;All/&quot;;TEXT([.A221];&quot;000&quot;) ;&quot;_&quot;;[.E221];&quot;_&quot;;IF([.M221]=&quot;Side-Side&quot;;&quot;Side&quot;;SUBSTITUTE([.M221];&quot;-&quot;;&quot;&quot;));IF([.L221]&lt;0;&quot;_N&quot;;&quot;_&quot;);ABS([.L221]);IF([.O221]=&quot;&quot;;&quot;&quot;;&quot;_JCM&quot;))" office:value-type="string" office:string-value="All/218_Left Forearm Bend_Bend_N75_JCM">
            <text:p>All/218_Left Forearm Bend_Bend_N7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Forearm Bend</text:p>
          </table:table-cell>
          <table:table-cell table:formula="of:=IF([.F1]=[.N221];[.L221];&quot;&quot;)">
            <text:p/>
          </table:table-cell>
          <table:table-cell table:formula="of:=IF([.G1]=[.N221];[.L221];&quot;&quot;)" office:value-type="float" office:value="-75">
            <text:p>-75</text:p>
          </table:table-cell>
          <table:table-cell table:formula="of:=IF([.H1]=[.N221];[.L221];&quot;&quot;)">
            <text:p/>
          </table:table-cell>
          <table:table-cell table:formula="of:=IF([.I1]=[.N221];[.L221];&quot;&quot;)">
            <text:p/>
          </table:table-cell>
          <table:table-cell table:formula="of:=IF([.J1]=[.N221];[.L221];&quot;&quot;)">
            <text:p/>
          </table:table-cell>
          <table:table-cell table:formula="of:=IF([.K1]=[.N221];[.L221];&quot;&quot;)">
            <text:p/>
          </table:table-cell>
          <table:table-cell office:value-type="float" office:value="-75">
            <text:p>-75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oreArmFwd_75_L</text:p>
          </table:table-cell>
          <table:table-cell table:number-columns-repeated="1003"/>
        </table:table-row>
        <table:table-row table:style-name="ro2">
          <table:table-cell table:style-name="ce2" office:value-type="float" office:value="219">
            <text:p>219</text:p>
          </table:table-cell>
          <table:table-cell table:formula="of:=CONCATENATE(&quot;All/&quot;;TEXT([.A222];&quot;000&quot;) ;&quot;_&quot;;[.E222];&quot;_&quot;;IF([.M222]=&quot;Side-Side&quot;;&quot;Side&quot;;SUBSTITUTE([.M222];&quot;-&quot;;&quot;&quot;));IF([.L222]&lt;0;&quot;_N&quot;;&quot;_&quot;);ABS([.L222]);IF([.O222]=&quot;&quot;;&quot;&quot;;&quot;_JCM&quot;))" office:value-type="string" office:string-value="All/219_Left Forearm Bend_Bend_N135_JCM">
            <text:p>All/219_Left Forearm Bend_Bend_N13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Forearm Bend</text:p>
          </table:table-cell>
          <table:table-cell table:formula="of:=IF([.F1]=[.N222];[.L222];&quot;&quot;)">
            <text:p/>
          </table:table-cell>
          <table:table-cell table:formula="of:=IF([.G1]=[.N222];[.L222];&quot;&quot;)" office:value-type="float" office:value="-135">
            <text:p>-135</text:p>
          </table:table-cell>
          <table:table-cell table:formula="of:=IF([.H1]=[.N222];[.L222];&quot;&quot;)">
            <text:p/>
          </table:table-cell>
          <table:table-cell table:formula="of:=IF([.I1]=[.N222];[.L222];&quot;&quot;)">
            <text:p/>
          </table:table-cell>
          <table:table-cell table:formula="of:=IF([.J1]=[.N222];[.L222];&quot;&quot;)">
            <text:p/>
          </table:table-cell>
          <table:table-cell table:formula="of:=IF([.K1]=[.N222];[.L222];&quot;&quot;)">
            <text:p/>
          </table:table-cell>
          <table:table-cell office:value-type="float" office:value="-135">
            <text:p>-135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oreArmFwd_135_L</text:p>
          </table:table-cell>
          <table:table-cell table:number-columns-repeated="1003"/>
        </table:table-row>
        <table:table-row table:style-name="ro2">
          <table:table-cell table:style-name="ce2" office:value-type="float" office:value="220">
            <text:p>220</text:p>
          </table:table-cell>
          <table:table-cell table:formula="of:=CONCATENATE(&quot;All/&quot;;TEXT([.A223];&quot;000&quot;) ;&quot;_&quot;;[.E223];&quot;_&quot;;IF([.M223]=&quot;Side-Side&quot;;&quot;Side&quot;;SUBSTITUTE([.M223];&quot;-&quot;;&quot;&quot;));IF([.L223]&lt;0;&quot;_N&quot;;&quot;_&quot;);ABS([.L223]);IF([.O223]=&quot;&quot;;&quot;&quot;;&quot;_JCM&quot;))" office:value-type="string" office:string-value="All/220_Left Forearm Bend_Bend_N115_JCM">
            <text:p>All/220_Left Forearm Bend_Bend_N11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Forearm Bend</text:p>
          </table:table-cell>
          <table:table-cell/>
          <table:table-cell office:value-type="float" office:value="-115">
            <text:p>-115</text:p>
          </table:table-cell>
          <table:table-cell table:number-columns-repeated="4"/>
          <table:table-cell office:value-type="float" office:value="-115">
            <text:p>-115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oreArmFwd_135_L</text:p>
          </table:table-cell>
          <table:table-cell table:number-columns-repeated="1003"/>
        </table:table-row>
        <table:table-row table:style-name="ro2">
          <table:table-cell table:style-name="ce2" office:value-type="float" office:value="221">
            <text:p>221</text:p>
          </table:table-cell>
          <table:table-cell table:formula="of:=CONCATENATE(&quot;All/&quot;;TEXT([.A224];&quot;000&quot;) ;&quot;_&quot;;[.E224];&quot;_&quot;;IF([.M224]=&quot;Side-Side&quot;;&quot;Side&quot;;SUBSTITUTE([.M224];&quot;-&quot;;&quot;&quot;));IF([.L224]&lt;0;&quot;_N&quot;;&quot;_&quot;);ABS([.L224]);IF([.O224]=&quot;&quot;;&quot;&quot;;&quot;_JCM&quot;))" office:value-type="string" office:string-value="All/221_Left Forearm Bend_Bend_N95_JCM">
            <text:p>All/221_Left Forearm Bend_Bend_N9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Forearm Bend</text:p>
          </table:table-cell>
          <table:table-cell/>
          <table:table-cell office:value-type="float" office:value="-95">
            <text:p>-95</text:p>
          </table:table-cell>
          <table:table-cell table:number-columns-repeated="4"/>
          <table:table-cell office:value-type="float" office:value="-95">
            <text:p>-95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oreArmFwd_135_L</text:p>
          </table:table-cell>
          <table:table-cell table:number-columns-repeated="1003"/>
        </table:table-row>
        <table:table-row table:style-name="ro2">
          <table:table-cell table:style-name="ce2" office:value-type="float" office:value="222">
            <text:p>222</text:p>
          </table:table-cell>
          <table:table-cell table:formula="of:=CONCATENATE(&quot;All/&quot;;TEXT([.A225];&quot;000&quot;) ;&quot;_&quot;;[.E225];&quot;_&quot;;IF([.M225]=&quot;Side-Side&quot;;&quot;Side&quot;;SUBSTITUTE([.M225];&quot;-&quot;;&quot;&quot;));IF([.L225]&lt;0;&quot;_N&quot;;&quot;_&quot;);ABS([.L225]);IF([.O225]=&quot;&quot;;&quot;&quot;;&quot;_JCM&quot;))" office:value-type="string" office:string-value="All/222_Left Forearm Bend_Bend_N56_JCM">
            <text:p>All/222_Left Forearm Bend_Bend_N56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Forearm Bend</text:p>
          </table:table-cell>
          <table:table-cell/>
          <table:table-cell office:value-type="float" office:value="-56">
            <text:p>-56</text:p>
          </table:table-cell>
          <table:table-cell table:number-columns-repeated="4"/>
          <table:table-cell office:value-type="float" office:value="-56">
            <text:p>-56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oreArmFwd_75_L</text:p>
          </table:table-cell>
          <table:table-cell table:number-columns-repeated="1003"/>
        </table:table-row>
        <table:table-row table:style-name="ro2">
          <table:table-cell table:style-name="ce2" office:value-type="float" office:value="223">
            <text:p>223</text:p>
          </table:table-cell>
          <table:table-cell table:formula="of:=CONCATENATE(&quot;All/&quot;;TEXT([.A226];&quot;000&quot;) ;&quot;_&quot;;[.E226];&quot;_&quot;;IF([.M226]=&quot;Side-Side&quot;;&quot;Side&quot;;SUBSTITUTE([.M226];&quot;-&quot;;&quot;&quot;));IF([.L226]&lt;0;&quot;_N&quot;;&quot;_&quot;);ABS([.L226]);IF([.O226]=&quot;&quot;;&quot;&quot;;&quot;_JCM&quot;))" office:value-type="string" office:string-value="All/223_Left Forearm Bend_Bend_N37_JCM">
            <text:p>All/223_Left Forearm Bend_Bend_N37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Forearm Bend</text:p>
          </table:table-cell>
          <table:table-cell/>
          <table:table-cell office:value-type="float" office:value="-37">
            <text:p>-37</text:p>
          </table:table-cell>
          <table:table-cell table:number-columns-repeated="4"/>
          <table:table-cell office:value-type="float" office:value="-37">
            <text:p>-37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oreArmFwd_75_L</text:p>
          </table:table-cell>
          <table:table-cell table:number-columns-repeated="1003"/>
        </table:table-row>
        <table:table-row table:style-name="ro2">
          <table:table-cell table:style-name="ce2" office:value-type="float" office:value="224">
            <text:p>224</text:p>
          </table:table-cell>
          <table:table-cell table:formula="of:=CONCATENATE(&quot;All/&quot;;TEXT([.A227];&quot;000&quot;) ;&quot;_&quot;;[.E227];&quot;_&quot;;IF([.M227]=&quot;Side-Side&quot;;&quot;Side&quot;;SUBSTITUTE([.M227];&quot;-&quot;;&quot;&quot;));IF([.L227]&lt;0;&quot;_N&quot;;&quot;_&quot;);ABS([.L227]);IF([.O227]=&quot;&quot;;&quot;&quot;;&quot;_JCM&quot;))" office:value-type="string" office:string-value="All/224_Left Forearm Bend_Bend_N18_JCM">
            <text:p>All/224_Left Forearm Bend_Bend_N18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Forearm Bend</text:p>
          </table:table-cell>
          <table:table-cell/>
          <table:table-cell office:value-type="float" office:value="-18">
            <text:p>-18</text:p>
          </table:table-cell>
          <table:table-cell table:number-columns-repeated="4"/>
          <table:table-cell office:value-type="float" office:value="-18">
            <text:p>-18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oreArmFwd_75_L</text:p>
          </table:table-cell>
          <table:table-cell table:number-columns-repeated="1003"/>
        </table:table-row>
        <table:table-row table:style-name="ro2">
          <table:table-cell table:style-name="ce2" office:value-type="float" office:value="225">
            <text:p>225</text:p>
          </table:table-cell>
          <table:table-cell table:formula="of:=CONCATENATE(&quot;All/&quot;;TEXT([.A228];&quot;000&quot;) ;&quot;_&quot;;[.E228];&quot;_&quot;;IF([.M228]=&quot;Side-Side&quot;;&quot;Side&quot;;SUBSTITUTE([.M228];&quot;-&quot;;&quot;&quot;));IF([.L228]&lt;0;&quot;_N&quot;;&quot;_&quot;);ABS([.L228]);IF([.O228]=&quot;&quot;;&quot;&quot;;&quot;_JCM&quot;))" office:value-type="string" office:string-value="All/225_Left Forearm Bend_Bend_1">
            <text:p>All/225_Left Forearm Bend_Bend_1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Forearm Bend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226">
            <text:p>226</text:p>
          </table:table-cell>
          <table:table-cell table:formula="of:=CONCATENATE(&quot;All/&quot;;TEXT([.A229];&quot;000&quot;) ;&quot;_&quot;;[.E229];&quot;_&quot;;IF([.M229]=&quot;Side-Side&quot;;&quot;Side&quot;;SUBSTITUTE([.M229];&quot;-&quot;;&quot;&quot;));IF([.L229]&lt;0;&quot;_N&quot;;&quot;_&quot;);ABS([.L229]);IF([.O229]=&quot;&quot;;&quot;&quot;;&quot;_JCM&quot;))" office:value-type="string" office:string-value="All/226_Left Forearm Twist_Twist_80">
            <text:p>All/226_Left Forearm Twist_Twist_8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Forearm Twist</text:p>
          </table:table-cell>
          <table:table-cell table:formula="of:=IF([.F1]=[.N229];[.L229];&quot;&quot;)" office:value-type="float" office:value="80">
            <text:p>80</text:p>
          </table:table-cell>
          <table:table-cell table:formula="of:=IF([.G1]=[.N229];[.L229];&quot;&quot;)">
            <text:p/>
          </table:table-cell>
          <table:table-cell table:formula="of:=IF([.H1]=[.N229];[.L229];&quot;&quot;)">
            <text:p/>
          </table:table-cell>
          <table:table-cell table:formula="of:=IF([.I1]=[.N229];[.L229];&quot;&quot;)">
            <text:p/>
          </table:table-cell>
          <table:table-cell table:formula="of:=IF([.J1]=[.N229];[.L229];&quot;&quot;)">
            <text:p/>
          </table:table-cell>
          <table:table-cell table:formula="of:=IF([.K1]=[.N229];[.L229];&quot;&quot;)">
            <text:p/>
          </table:table-cell>
          <table:table-cell office:value-type="float" office:value="80">
            <text:p>80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27">
            <text:p>227</text:p>
          </table:table-cell>
          <table:table-cell table:formula="of:=CONCATENATE(&quot;All/&quot;;TEXT([.A230];&quot;000&quot;) ;&quot;_&quot;;[.E230];&quot;_&quot;;IF([.M230]=&quot;Side-Side&quot;;&quot;Side&quot;;SUBSTITUTE([.M230];&quot;-&quot;;&quot;&quot;));IF([.L230]&lt;0;&quot;_N&quot;;&quot;_&quot;);ABS([.L230]);IF([.O230]=&quot;&quot;;&quot;&quot;;&quot;_JCM&quot;))" office:value-type="string" office:string-value="All/227_Left Forearm Twist_Twist_N90">
            <text:p>All/227_Left Forearm Twist_Twist_N9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Forearm Twist</text:p>
          </table:table-cell>
          <table:table-cell table:formula="of:=IF([.F1]=[.N230];[.L230];&quot;&quot;)" office:value-type="float" office:value="-90">
            <text:p>-90</text:p>
          </table:table-cell>
          <table:table-cell table:formula="of:=IF([.G1]=[.N230];[.L230];&quot;&quot;)">
            <text:p/>
          </table:table-cell>
          <table:table-cell table:formula="of:=IF([.H1]=[.N230];[.L230];&quot;&quot;)">
            <text:p/>
          </table:table-cell>
          <table:table-cell table:formula="of:=IF([.I1]=[.N230];[.L230];&quot;&quot;)">
            <text:p/>
          </table:table-cell>
          <table:table-cell table:formula="of:=IF([.J1]=[.N230];[.L230];&quot;&quot;)">
            <text:p/>
          </table:table-cell>
          <table:table-cell table:formula="of:=IF([.K1]=[.N230];[.L230];&quot;&quot;)">
            <text:p/>
          </table:table-cell>
          <table:table-cell office:value-type="float" office:value="-90">
            <text:p>-90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3">
          <table:table-cell table:style-name="ce2" office:value-type="float" office:value="228">
            <text:p>228</text:p>
          </table:table-cell>
          <table:table-cell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Forearm Bend</text:p>
          </table:table-cell>
          <table:table-cell table:formula="of:=IF([.F1]=[.N231];[.L231];&quot;&quot;)">
            <text:p/>
          </table:table-cell>
          <table:table-cell table:formula="of:=IF([.G1]=[.N231];[.L231];&quot;&quot;)" office:value-type="float" office:value="-110">
            <text:p>-110</text:p>
          </table:table-cell>
          <table:table-cell table:formula="of:=IF([.H1]=[.N231];[.L231];&quot;&quot;)">
            <text:p/>
          </table:table-cell>
          <table:table-cell table:formula="of:=IF([.I1]=[.N231];[.L231];&quot;&quot;)">
            <text:p/>
          </table:table-cell>
          <table:table-cell table:formula="of:=IF([.J1]=[.N231];[.L231];&quot;&quot;)">
            <text:p/>
          </table:table-cell>
          <table:table-cell table:formula="of:=IF([.K1]=[.N231];[.L231];&quot;&quot;)">
            <text:p/>
          </table:table-cell>
          <table:table-cell office:value-type="float" office:value="-110">
            <text:p>-110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lexBiceps_L</text:p>
          </table:table-cell>
          <table:table-cell table:style-name="ce7" office:value-type="string">
            <text:p>Base Flexions 上腕部、ZERO POSE時においてLeft Shoulder Bendの前部が形状変形（上腕二頭筋、俗に力こぶと呼ばれるものを作る筋肉の形状変形。Bicepsの意味は二頭筋なのでそれであっていると思われる）　</text:p>
          </table:table-cell>
          <table:table-cell table:number-columns-repeated="1002"/>
        </table:table-row>
        <table:table-row table:style-name="ro2">
          <table:table-cell table:style-name="ce2" office:value-type="float" office:value="228">
            <text:p>228</text:p>
          </table:table-cell>
          <table:table-cell table:formula="of:=CONCATENATE(&quot;All/&quot;;TEXT([.A232];&quot;000&quot;) ;&quot;_&quot;;[.E232];&quot;_&quot;;IF([.M232]=&quot;Side-Side&quot;;&quot;Side&quot;;SUBSTITUTE([.M232];&quot;-&quot;;&quot;&quot;));IF([.L232]&lt;0;&quot;_N&quot;;&quot;_&quot;);ABS([.L232]);IF([.O232]=&quot;&quot;;&quot;&quot;;&quot;_JCM&quot;))" office:value-type="string" office:string-value="All/228_Left Forearm Twist_Twist_N90_JCM">
            <text:p>All/228_Left Forearm Twist_Twist_N90_JCM</text:p>
          </table:table-cell>
          <table:table-cell table:style-name="Default"/>
          <table:table-cell table:style-name="ce2" office:value-type="string">
            <text:p>同上</text:p>
          </table:table-cell>
          <table:table-cell office:value-type="string">
            <text:p>Left Forearm Twist</text:p>
          </table:table-cell>
          <table:table-cell table:formula="of:=IF([.F1]=[.N232];[.L232];&quot;&quot;)" office:value-type="float" office:value="-90">
            <text:p>-90</text:p>
          </table:table-cell>
          <table:table-cell table:formula="of:=IF([.G1]=[.N232];[.L232];&quot;&quot;)">
            <text:p/>
          </table:table-cell>
          <table:table-cell table:formula="of:=IF([.H1]=[.N232];[.L232];&quot;&quot;)">
            <text:p/>
          </table:table-cell>
          <table:table-cell table:formula="of:=IF([.I1]=[.N232];[.L232];&quot;&quot;)">
            <text:p/>
          </table:table-cell>
          <table:table-cell table:formula="of:=IF([.J1]=[.N232];[.L232];&quot;&quot;)">
            <text:p/>
          </table:table-cell>
          <table:table-cell table:formula="of:=IF([.K1]=[.N232];[.L232];&quot;&quot;)">
            <text:p/>
          </table:table-cell>
          <table:table-cell office:value-type="float" office:value="-90">
            <text:p>-90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style-name="ce1" office:value-type="string">
            <text:p>pJCMFlexBiceps_L</text:p>
          </table:table-cell>
          <table:table-cell table:style-name="ce7" office:value-type="string">
            <text:p>pCTRLFlexBiceps_twist_L</text:p>
          </table:table-cell>
          <table:table-cell table:number-columns-repeated="1002"/>
        </table:table-row>
        <table:table-row table:style-name="ro2">
          <table:table-cell table:style-name="ce2" office:value-type="float" office:value="229">
            <text:p>229</text:p>
          </table:table-cell>
          <table:table-cell table:formula="of:=CONCATENATE(&quot;All/&quot;;TEXT([.A233];&quot;000&quot;) ;&quot;_&quot;;[.E233];&quot;_&quot;;IF([.M233]=&quot;Side-Side&quot;;&quot;Side&quot;;SUBSTITUTE([.M233];&quot;-&quot;;&quot;&quot;));IF([.L233]&lt;0;&quot;_N&quot;;&quot;_&quot;);ABS([.L233]);IF([.O233]=&quot;&quot;;&quot;&quot;;&quot;_JCM&quot;))" office:value-type="string" office:string-value="All/229_Left Hand_Twist_10">
            <text:p>All/229_Left Hand_Twist_1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手</text:p>
          </table:table-cell>
          <table:table-cell office:value-type="string">
            <text:p>Left Hand</text:p>
          </table:table-cell>
          <table:table-cell table:formula="of:=IF([.F1]=[.N233];[.L233];&quot;&quot;)" office:value-type="float" office:value="10">
            <text:p>10</text:p>
          </table:table-cell>
          <table:table-cell table:formula="of:=IF([.G1]=[.N233];[.L233];&quot;&quot;)">
            <text:p/>
          </table:table-cell>
          <table:table-cell table:formula="of:=IF([.H1]=[.N233];[.L233];&quot;&quot;)">
            <text:p/>
          </table:table-cell>
          <table:table-cell table:formula="of:=IF([.I1]=[.N233];[.L233];&quot;&quot;)">
            <text:p/>
          </table:table-cell>
          <table:table-cell table:formula="of:=IF([.J1]=[.N233];[.L233];&quot;&quot;)">
            <text:p/>
          </table:table-cell>
          <table:table-cell table:formula="of:=IF([.K1]=[.N233];[.L233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230">
            <text:p>230</text:p>
          </table:table-cell>
          <table:table-cell table:formula="of:=CONCATENATE(&quot;All/&quot;;TEXT([.A234];&quot;000&quot;) ;&quot;_&quot;;[.E234];&quot;_&quot;;IF([.M234]=&quot;Side-Side&quot;;&quot;Side&quot;;SUBSTITUTE([.M234];&quot;-&quot;;&quot;&quot;));IF([.L234]&lt;0;&quot;_N&quot;;&quot;_&quot;);ABS([.L234]);IF([.O234]=&quot;&quot;;&quot;&quot;;&quot;_JCM&quot;))" office:value-type="string" office:string-value="All/230_Left Hand_Twist_N10">
            <text:p>All/230_Left Hand_Twist_N1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手</text:p>
          </table:table-cell>
          <table:table-cell office:value-type="string">
            <text:p>Left Hand</text:p>
          </table:table-cell>
          <table:table-cell table:formula="of:=IF([.F1]=[.N234];[.L234];&quot;&quot;)" office:value-type="float" office:value="-10">
            <text:p>-10</text:p>
          </table:table-cell>
          <table:table-cell table:formula="of:=IF([.G1]=[.N234];[.L234];&quot;&quot;)">
            <text:p/>
          </table:table-cell>
          <table:table-cell table:formula="of:=IF([.H1]=[.N234];[.L234];&quot;&quot;)">
            <text:p/>
          </table:table-cell>
          <table:table-cell table:formula="of:=IF([.I1]=[.N234];[.L234];&quot;&quot;)">
            <text:p/>
          </table:table-cell>
          <table:table-cell table:formula="of:=IF([.J1]=[.N234];[.L234];&quot;&quot;)">
            <text:p/>
          </table:table-cell>
          <table:table-cell table:formula="of:=IF([.K1]=[.N234];[.L234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231">
            <text:p>231</text:p>
          </table:table-cell>
          <table:table-cell table:formula="of:=CONCATENATE(&quot;All/&quot;;TEXT([.A235];&quot;000&quot;) ;&quot;_&quot;;[.E235];&quot;_&quot;;IF([.M235]=&quot;Side-Side&quot;;&quot;Side&quot;;SUBSTITUTE([.M235];&quot;-&quot;;&quot;&quot;));IF([.L235]&lt;0;&quot;_N&quot;;&quot;_&quot;);ABS([.L235]);IF([.O235]=&quot;&quot;;&quot;&quot;;&quot;_JCM&quot;))" office:value-type="string" office:string-value="All/231_Left Hand_Side_30">
            <text:p>All/231_Left Hand_Side_3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手</text:p>
          </table:table-cell>
          <table:table-cell office:value-type="string">
            <text:p>Left Hand</text:p>
          </table:table-cell>
          <table:table-cell table:formula="of:=IF([.F1]=[.N235];[.L235];&quot;&quot;)">
            <text:p/>
          </table:table-cell>
          <table:table-cell table:formula="of:=IF([.G1]=[.N235];[.L235];&quot;&quot;)" office:value-type="float" office:value="30">
            <text:p>30</text:p>
          </table:table-cell>
          <table:table-cell table:formula="of:=IF([.H1]=[.N235];[.L235];&quot;&quot;)">
            <text:p/>
          </table:table-cell>
          <table:table-cell table:formula="of:=IF([.I1]=[.N235];[.L235];&quot;&quot;)">
            <text:p/>
          </table:table-cell>
          <table:table-cell table:formula="of:=IF([.J1]=[.N235];[.L235];&quot;&quot;)">
            <text:p/>
          </table:table-cell>
          <table:table-cell table:formula="of:=IF([.K1]=[.N235];[.L235];&quot;&quot;)">
            <text:p/>
          </table:table-cell>
          <table:table-cell office:value-type="float" office:value="30">
            <text:p>3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32">
            <text:p>232</text:p>
          </table:table-cell>
          <table:table-cell table:formula="of:=CONCATENATE(&quot;All/&quot;;TEXT([.A236];&quot;000&quot;) ;&quot;_&quot;;[.E236];&quot;_&quot;;IF([.M236]=&quot;Side-Side&quot;;&quot;Side&quot;;SUBSTITUTE([.M236];&quot;-&quot;;&quot;&quot;));IF([.L236]&lt;0;&quot;_N&quot;;&quot;_&quot;);ABS([.L236]);IF([.O236]=&quot;&quot;;&quot;&quot;;&quot;_JCM&quot;))" office:value-type="string" office:string-value="All/232_Left Hand_Side_N28">
            <text:p>All/232_Left Hand_Side_N28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手</text:p>
          </table:table-cell>
          <table:table-cell office:value-type="string">
            <text:p>Left Hand</text:p>
          </table:table-cell>
          <table:table-cell table:formula="of:=IF([.F1]=[.N236];[.L236];&quot;&quot;)">
            <text:p/>
          </table:table-cell>
          <table:table-cell table:formula="of:=IF([.G1]=[.N236];[.L236];&quot;&quot;)" office:value-type="float" office:value="-28">
            <text:p>-28</text:p>
          </table:table-cell>
          <table:table-cell table:formula="of:=IF([.H1]=[.N236];[.L236];&quot;&quot;)">
            <text:p/>
          </table:table-cell>
          <table:table-cell table:formula="of:=IF([.I1]=[.N236];[.L236];&quot;&quot;)">
            <text:p/>
          </table:table-cell>
          <table:table-cell table:formula="of:=IF([.J1]=[.N236];[.L236];&quot;&quot;)">
            <text:p/>
          </table:table-cell>
          <table:table-cell table:formula="of:=IF([.K1]=[.N236];[.L236];&quot;&quot;)">
            <text:p/>
          </table:table-cell>
          <table:table-cell office:value-type="float" office:value="-28">
            <text:p>-28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33">
            <text:p>233</text:p>
          </table:table-cell>
          <table:table-cell table:formula="of:=CONCATENATE(&quot;All/&quot;;TEXT([.A237];&quot;000&quot;) ;&quot;_&quot;;[.E237];&quot;_&quot;;IF([.M237]=&quot;Side-Side&quot;;&quot;Side&quot;;SUBSTITUTE([.M237];&quot;-&quot;;&quot;&quot;));IF([.L237]&lt;0;&quot;_N&quot;;&quot;_&quot;);ABS([.L237]);IF([.O237]=&quot;&quot;;&quot;&quot;;&quot;_JCM&quot;))" office:value-type="string" office:string-value="All/233_Left Hand_Bend_80_JCM">
            <text:p>All/233_Left Hand_Bend_8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手</text:p>
          </table:table-cell>
          <table:table-cell office:value-type="string">
            <text:p>Left Hand</text:p>
          </table:table-cell>
          <table:table-cell table:formula="of:=IF([.F1]=[.N237];[.L237];&quot;&quot;)">
            <text:p/>
          </table:table-cell>
          <table:table-cell table:formula="of:=IF([.G1]=[.N237];[.L237];&quot;&quot;)">
            <text:p/>
          </table:table-cell>
          <table:table-cell table:formula="of:=IF([.H1]=[.N237];[.L237];&quot;&quot;)" office:value-type="float" office:value="80">
            <text:p>80</text:p>
          </table:table-cell>
          <table:table-cell table:formula="of:=IF([.I1]=[.N237];[.L237];&quot;&quot;)">
            <text:p/>
          </table:table-cell>
          <table:table-cell table:formula="of:=IF([.J1]=[.N237];[.L237];&quot;&quot;)">
            <text:p/>
          </table:table-cell>
          <table:table-cell table:formula="of:=IF([.K1]=[.N237];[.L237];&quot;&quot;)">
            <text:p/>
          </table:table-cell>
          <table:table-cell office:value-type="float" office:value="80">
            <text:p>8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HandUp_80_L</text:p>
          </table:table-cell>
          <table:table-cell table:number-columns-repeated="1003"/>
        </table:table-row>
        <table:table-row table:style-name="ro2">
          <table:table-cell table:style-name="ce2" office:value-type="float" office:value="234">
            <text:p>234</text:p>
          </table:table-cell>
          <table:table-cell table:formula="of:=CONCATENATE(&quot;All/&quot;;TEXT([.A238];&quot;000&quot;) ;&quot;_&quot;;[.E238];&quot;_&quot;;IF([.M238]=&quot;Side-Side&quot;;&quot;Side&quot;;SUBSTITUTE([.M238];&quot;-&quot;;&quot;&quot;));IF([.L238]&lt;0;&quot;_N&quot;;&quot;_&quot;);ABS([.L238]);IF([.O238]=&quot;&quot;;&quot;&quot;;&quot;_JCM&quot;))" office:value-type="string" office:string-value="All/234_Left Hand_Bend_N70_JCM">
            <text:p>All/234_Left Hand_Bend_N7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手</text:p>
          </table:table-cell>
          <table:table-cell office:value-type="string">
            <text:p>Left Hand</text:p>
          </table:table-cell>
          <table:table-cell table:formula="of:=IF([.F1]=[.N238];[.L238];&quot;&quot;)">
            <text:p/>
          </table:table-cell>
          <table:table-cell table:formula="of:=IF([.G1]=[.N238];[.L238];&quot;&quot;)">
            <text:p/>
          </table:table-cell>
          <table:table-cell table:formula="of:=IF([.H1]=[.N238];[.L238];&quot;&quot;)" office:value-type="float" office:value="-70">
            <text:p>-70</text:p>
          </table:table-cell>
          <table:table-cell table:formula="of:=IF([.I1]=[.N238];[.L238];&quot;&quot;)">
            <text:p/>
          </table:table-cell>
          <table:table-cell table:formula="of:=IF([.J1]=[.N238];[.L238];&quot;&quot;)">
            <text:p/>
          </table:table-cell>
          <table:table-cell table:formula="of:=IF([.K1]=[.N238];[.L238];&quot;&quot;)">
            <text:p/>
          </table:table-cell>
          <table:table-cell office:value-type="float" office:value="-70">
            <text:p>-7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HandDwn_70_L</text:p>
          </table:table-cell>
          <table:table-cell table:number-columns-repeated="1003"/>
        </table:table-row>
        <table:table-row table:style-name="ro2">
          <table:table-cell table:style-name="ce2" office:value-type="float" office:value="235">
            <text:p>235</text:p>
          </table:table-cell>
          <table:table-cell table:formula="of:=CONCATENATE(&quot;All/&quot;;TEXT([.A239];&quot;000&quot;) ;&quot;_&quot;;[.E239];&quot;_&quot;;IF([.M239]=&quot;Side-Side&quot;;&quot;Side&quot;;SUBSTITUTE([.M239];&quot;-&quot;;&quot;&quot;));IF([.L239]&lt;0;&quot;_N&quot;;&quot;_&quot;);ABS([.L239]);IF([.O239]=&quot;&quot;;&quot;&quot;;&quot;_JCM&quot;))" office:value-type="string" office:string-value="All/235_Left Hand_Bend_N51_JCM">
            <text:p>All/235_Left Hand_Bend_N51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手</text:p>
          </table:table-cell>
          <table:table-cell office:value-type="string">
            <text:p>Left Hand</text:p>
          </table:table-cell>
          <table:table-cell table:number-columns-repeated="2"/>
          <table:table-cell office:value-type="float" office:value="-51">
            <text:p>-51</text:p>
          </table:table-cell>
          <table:table-cell table:number-columns-repeated="3"/>
          <table:table-cell office:value-type="float" office:value="-51">
            <text:p>-51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HandDwn_70_L</text:p>
          </table:table-cell>
          <table:table-cell table:number-columns-repeated="1003"/>
        </table:table-row>
        <table:table-row table:style-name="ro2">
          <table:table-cell table:style-name="ce2" office:value-type="float" office:value="236">
            <text:p>236</text:p>
          </table:table-cell>
          <table:table-cell table:formula="of:=CONCATENATE(&quot;All/&quot;;TEXT([.A240];&quot;000&quot;) ;&quot;_&quot;;[.E240];&quot;_&quot;;IF([.M240]=&quot;Side-Side&quot;;&quot;Side&quot;;SUBSTITUTE([.M240];&quot;-&quot;;&quot;&quot;));IF([.L240]&lt;0;&quot;_N&quot;;&quot;_&quot;);ABS([.L240]);IF([.O240]=&quot;&quot;;&quot;&quot;;&quot;_JCM&quot;))" office:value-type="string" office:string-value="All/236_Left Hand_Bend_N32_JCM">
            <text:p>All/236_Left Hand_Bend_N32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手</text:p>
          </table:table-cell>
          <table:table-cell office:value-type="string">
            <text:p>Left Hand</text:p>
          </table:table-cell>
          <table:table-cell table:number-columns-repeated="2"/>
          <table:table-cell office:value-type="float" office:value="-32">
            <text:p>-32</text:p>
          </table:table-cell>
          <table:table-cell table:number-columns-repeated="3"/>
          <table:table-cell office:value-type="float" office:value="-32">
            <text:p>-3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HandDwn_70_L</text:p>
          </table:table-cell>
          <table:table-cell table:number-columns-repeated="1003"/>
        </table:table-row>
        <table:table-row table:style-name="ro2">
          <table:table-cell table:style-name="ce2" office:value-type="float" office:value="237">
            <text:p>237</text:p>
          </table:table-cell>
          <table:table-cell table:formula="of:=CONCATENATE(&quot;All/&quot;;TEXT([.A241];&quot;000&quot;) ;&quot;_&quot;;[.E241];&quot;_&quot;;IF([.M241]=&quot;Side-Side&quot;;&quot;Side&quot;;SUBSTITUTE([.M241];&quot;-&quot;;&quot;&quot;));IF([.L241]&lt;0;&quot;_N&quot;;&quot;_&quot;);ABS([.L241]);IF([.O241]=&quot;&quot;;&quot;&quot;;&quot;_JCM&quot;))" office:value-type="string" office:string-value="All/237_Left Hand_Bend_N13_JCM">
            <text:p>All/237_Left Hand_Bend_N13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手</text:p>
          </table:table-cell>
          <table:table-cell office:value-type="string">
            <text:p>Left Hand</text:p>
          </table:table-cell>
          <table:table-cell table:number-columns-repeated="2"/>
          <table:table-cell office:value-type="float" office:value="-13">
            <text:p>-13</text:p>
          </table:table-cell>
          <table:table-cell table:number-columns-repeated="3"/>
          <table:table-cell office:value-type="float" office:value="-13">
            <text:p>-13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HandDwn_70_L</text:p>
          </table:table-cell>
          <table:table-cell table:number-columns-repeated="1003"/>
        </table:table-row>
        <table:table-row table:style-name="ro2">
          <table:table-cell table:style-name="ce2" office:value-type="float" office:value="238">
            <text:p>238</text:p>
          </table:table-cell>
          <table:table-cell table:formula="of:=CONCATENATE(&quot;All/&quot;;TEXT([.A242];&quot;000&quot;) ;&quot;_&quot;;[.E242];&quot;_&quot;;IF([.M242]=&quot;Side-Side&quot;;&quot;Side&quot;;SUBSTITUTE([.M242];&quot;-&quot;;&quot;&quot;));IF([.L242]&lt;0;&quot;_N&quot;;&quot;_&quot;);ABS([.L242]);IF([.O242]=&quot;&quot;;&quot;&quot;;&quot;_JCM&quot;))" office:value-type="string" office:string-value="All/238_Left Hand_Bend_6_JCM">
            <text:p>All/238_Left Hand_Bend_6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手</text:p>
          </table:table-cell>
          <table:table-cell office:value-type="string">
            <text:p>Left Hand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HandUp_80_L</text:p>
          </table:table-cell>
          <table:table-cell table:number-columns-repeated="1003"/>
        </table:table-row>
        <table:table-row table:style-name="ro2">
          <table:table-cell table:style-name="ce2" office:value-type="float" office:value="239">
            <text:p>239</text:p>
          </table:table-cell>
          <table:table-cell table:formula="of:=CONCATENATE(&quot;All/&quot;;TEXT([.A243];&quot;000&quot;) ;&quot;_&quot;;[.E243];&quot;_&quot;;IF([.M243]=&quot;Side-Side&quot;;&quot;Side&quot;;SUBSTITUTE([.M243];&quot;-&quot;;&quot;&quot;));IF([.L243]&lt;0;&quot;_N&quot;;&quot;_&quot;);ABS([.L243]);IF([.O243]=&quot;&quot;;&quot;&quot;;&quot;_JCM&quot;))" office:value-type="string" office:string-value="All/239_Left Hand_Bend_25_JCM">
            <text:p>All/239_Left Hand_Bend_2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手</text:p>
          </table:table-cell>
          <table:table-cell office:value-type="string">
            <text:p>Left Hand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HandUp_80_L</text:p>
          </table:table-cell>
          <table:table-cell table:number-columns-repeated="1003"/>
        </table:table-row>
        <table:table-row table:style-name="ro2">
          <table:table-cell table:style-name="ce2" office:value-type="float" office:value="240">
            <text:p>240</text:p>
          </table:table-cell>
          <table:table-cell table:formula="of:=CONCATENATE(&quot;All/&quot;;TEXT([.A244];&quot;000&quot;) ;&quot;_&quot;;[.E244];&quot;_&quot;;IF([.M244]=&quot;Side-Side&quot;;&quot;Side&quot;;SUBSTITUTE([.M244];&quot;-&quot;;&quot;&quot;));IF([.L244]&lt;0;&quot;_N&quot;;&quot;_&quot;);ABS([.L244]);IF([.O244]=&quot;&quot;;&quot;&quot;;&quot;_JCM&quot;))" office:value-type="string" office:string-value="All/240_Left Hand_Bend_44_JCM">
            <text:p>All/240_Left Hand_Bend_44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手</text:p>
          </table:table-cell>
          <table:table-cell office:value-type="string">
            <text:p>Left Hand</text:p>
          </table:table-cell>
          <table:table-cell table:number-columns-repeated="2"/>
          <table:table-cell office:value-type="float" office:value="44">
            <text:p>44</text:p>
          </table:table-cell>
          <table:table-cell table:number-columns-repeated="3"/>
          <table:table-cell office:value-type="float" office:value="44">
            <text:p>4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HandUp_80_L</text:p>
          </table:table-cell>
          <table:table-cell table:number-columns-repeated="1003"/>
        </table:table-row>
        <table:table-row table:style-name="ro2">
          <table:table-cell table:style-name="ce2" office:value-type="float" office:value="241">
            <text:p>241</text:p>
          </table:table-cell>
          <table:table-cell table:formula="of:=CONCATENATE(&quot;All/&quot;;TEXT([.A245];&quot;000&quot;) ;&quot;_&quot;;[.E245];&quot;_&quot;;IF([.M245]=&quot;Side-Side&quot;;&quot;Side&quot;;SUBSTITUTE([.M245];&quot;-&quot;;&quot;&quot;));IF([.L245]&lt;0;&quot;_N&quot;;&quot;_&quot;);ABS([.L245]);IF([.O245]=&quot;&quot;;&quot;&quot;;&quot;_JCM&quot;))" office:value-type="string" office:string-value="All/241_Left Hand_Bend_62_JCM">
            <text:p>All/241_Left Hand_Bend_62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手</text:p>
          </table:table-cell>
          <table:table-cell office:value-type="string">
            <text:p>Left Hand</text:p>
          </table:table-cell>
          <table:table-cell table:number-columns-repeated="2"/>
          <table:table-cell office:value-type="float" office:value="62">
            <text:p>62</text:p>
          </table:table-cell>
          <table:table-cell table:number-columns-repeated="3"/>
          <table:table-cell office:value-type="float" office:value="62">
            <text:p>6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HandUp_80_L</text:p>
          </table:table-cell>
          <table:table-cell table:number-columns-repeated="1003"/>
        </table:table-row>
        <table:table-row table:style-name="ro2">
          <table:table-cell table:style-name="ce2" office:value-type="float" office:value="242">
            <text:p>242</text:p>
          </table:table-cell>
          <table:table-cell table:formula="of:=CONCATENATE(&quot;All/&quot;;TEXT([.A246];&quot;000&quot;) ;&quot;_&quot;;[.E246];&quot;_&quot;;IF([.M246]=&quot;Side-Side&quot;;&quot;Side&quot;;SUBSTITUTE([.M246];&quot;-&quot;;&quot;&quot;));IF([.L246]&lt;0;&quot;_N&quot;;&quot;_&quot;);ABS([.L246]);IF([.O246]=&quot;&quot;;&quot;&quot;;&quot;_JCM&quot;))" office:value-type="string" office:string-value="All/242_Left Thumb 1_Twist_36">
            <text:p>All/242_Left Thumb 1_Twist_36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1</text:p>
          </table:table-cell>
          <table:table-cell table:formula="of:=IF([.F1]=[.N246];[.L246];&quot;&quot;)" office:value-type="float" office:value="36">
            <text:p>36</text:p>
          </table:table-cell>
          <table:table-cell table:formula="of:=IF([.G1]=[.N246];[.L246];&quot;&quot;)">
            <text:p/>
          </table:table-cell>
          <table:table-cell table:formula="of:=IF([.H1]=[.N246];[.L246];&quot;&quot;)">
            <text:p/>
          </table:table-cell>
          <table:table-cell table:formula="of:=IF([.I1]=[.N246];[.L246];&quot;&quot;)">
            <text:p/>
          </table:table-cell>
          <table:table-cell table:formula="of:=IF([.J1]=[.N246];[.L246];&quot;&quot;)">
            <text:p/>
          </table:table-cell>
          <table:table-cell table:formula="of:=IF([.K1]=[.N246];[.L246];&quot;&quot;)">
            <text:p/>
          </table:table-cell>
          <table:table-cell office:value-type="float" office:value="36">
            <text:p>36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43">
            <text:p>243</text:p>
          </table:table-cell>
          <table:table-cell table:formula="of:=CONCATENATE(&quot;All/&quot;;TEXT([.A247];&quot;000&quot;) ;&quot;_&quot;;[.E247];&quot;_&quot;;IF([.M247]=&quot;Side-Side&quot;;&quot;Side&quot;;SUBSTITUTE([.M247];&quot;-&quot;;&quot;&quot;));IF([.L247]&lt;0;&quot;_N&quot;;&quot;_&quot;);ABS([.L247]);IF([.O247]=&quot;&quot;;&quot;&quot;;&quot;_JCM&quot;))" office:value-type="string" office:string-value="All/243_Left Thumb 1_Twist_N15">
            <text:p>All/243_Left Thumb 1_Twist_N1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1</text:p>
          </table:table-cell>
          <table:table-cell table:formula="of:=IF([.F1]=[.N247];[.L247];&quot;&quot;)" office:value-type="float" office:value="-15">
            <text:p>-15</text:p>
          </table:table-cell>
          <table:table-cell table:formula="of:=IF([.G1]=[.N247];[.L247];&quot;&quot;)">
            <text:p/>
          </table:table-cell>
          <table:table-cell table:formula="of:=IF([.H1]=[.N247];[.L247];&quot;&quot;)">
            <text:p/>
          </table:table-cell>
          <table:table-cell table:formula="of:=IF([.I1]=[.N247];[.L247];&quot;&quot;)">
            <text:p/>
          </table:table-cell>
          <table:table-cell table:formula="of:=IF([.J1]=[.N247];[.L247];&quot;&quot;)">
            <text:p/>
          </table:table-cell>
          <table:table-cell table:formula="of:=IF([.K1]=[.N247];[.L247];&quot;&quot;)">
            <text:p/>
          </table:table-cell>
          <table:table-cell office:value-type="float" office:value="-15">
            <text:p>-1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44">
            <text:p>244</text:p>
          </table:table-cell>
          <table:table-cell table:formula="of:=CONCATENATE(&quot;All/&quot;;TEXT([.A248];&quot;000&quot;) ;&quot;_&quot;;[.E248];&quot;_&quot;;IF([.M248]=&quot;Side-Side&quot;;&quot;Side&quot;;SUBSTITUTE([.M248];&quot;-&quot;;&quot;&quot;));IF([.L248]&lt;0;&quot;_N&quot;;&quot;_&quot;);ABS([.L248]);IF([.O248]=&quot;&quot;;&quot;&quot;;&quot;_JCM&quot;))" office:value-type="string" office:string-value="All/244_Left Thumb 1_Bend_40">
            <text:p>All/244_Left Thumb 1_Bend_4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1</text:p>
          </table:table-cell>
          <table:table-cell table:formula="of:=IF([.F1]=[.N248];[.L248];&quot;&quot;)">
            <text:p/>
          </table:table-cell>
          <table:table-cell table:formula="of:=IF([.G1]=[.N248];[.L248];&quot;&quot;)" office:value-type="float" office:value="40">
            <text:p>40</text:p>
          </table:table-cell>
          <table:table-cell table:formula="of:=IF([.H1]=[.N248];[.L248];&quot;&quot;)">
            <text:p/>
          </table:table-cell>
          <table:table-cell table:formula="of:=IF([.I1]=[.N248];[.L248];&quot;&quot;)">
            <text:p/>
          </table:table-cell>
          <table:table-cell table:formula="of:=IF([.J1]=[.N248];[.L248];&quot;&quot;)">
            <text:p/>
          </table:table-cell>
          <table:table-cell table:formula="of:=IF([.K1]=[.N248];[.L248];&quot;&quot;)">
            <text:p/>
          </table:table-cell>
          <table:table-cell office:value-type="float" office:value="40">
            <text:p>40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/>
          <table:table-cell table:number-columns-repeated="1003"/>
        </table:table-row>
        <table:table-row table:style-name="ro3">
          <table:table-cell table:style-name="ce2" office:value-type="float" office:value="245">
            <text:p>245</text:p>
          </table:table-cell>
          <table:table-cell table:formula="of:=CONCATENATE(&quot;All/&quot;;TEXT([.A249];&quot;000&quot;) ;&quot;_&quot;;[.E249];&quot;_&quot;;IF([.M249]=&quot;Side-Side&quot;;&quot;Side&quot;;SUBSTITUTE([.M249];&quot;-&quot;;&quot;&quot;));IF([.L249]&lt;0;&quot;_N&quot;;&quot;_&quot;);ABS([.L249]);IF([.O249]=&quot;&quot;;&quot;&quot;;&quot;_JCM&quot;))" office:value-type="string" office:string-value="All/245_Left Thumb 1_Bend_50_JCM">
            <text:p>All/245_Left Thumb 1_Bend_5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1</text:p>
          </table:table-cell>
          <table:table-cell table:formula="of:=IF([.F1]=[.N249];[.L249];&quot;&quot;)">
            <text:p/>
          </table:table-cell>
          <table:table-cell table:formula="of:=IF([.G1]=[.N249];[.L249];&quot;&quot;)" office:value-type="float" office:value="50">
            <text:p>50</text:p>
          </table:table-cell>
          <table:table-cell table:formula="of:=IF([.H1]=[.N249];[.L249];&quot;&quot;)">
            <text:p/>
          </table:table-cell>
          <table:table-cell table:formula="of:=IF([.I1]=[.N249];[.L249];&quot;&quot;)">
            <text:p/>
          </table:table-cell>
          <table:table-cell table:formula="of:=IF([.J1]=[.N249];[.L249];&quot;&quot;)">
            <text:p/>
          </table:table-cell>
          <table:table-cell table:formula="of:=IF([.K1]=[.N249];[.L249];&quot;&quot;)">
            <text:p/>
          </table:table-cell>
          <table:table-cell office:value-type="float" office:value="50">
            <text:p>50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1Bend_50_L</text:p>
          </table:table-cell>
          <table:table-cell office:value-type="string">
            <text:p>JCMの名前に50とあるようにBendの値が50でこのモーフは100％適用されるが、最大値(MAX)が40と設定されているので、このモーフの影響を見る時ははBendのリミットを切る必要がある。</text:p>
          </table:table-cell>
          <table:table-cell table:number-columns-repeated="1002"/>
        </table:table-row>
        <table:table-row table:style-name="ro2">
          <table:table-cell table:style-name="ce2" office:value-type="float" office:value="246">
            <text:p>246</text:p>
          </table:table-cell>
          <table:table-cell table:formula="of:=CONCATENATE(&quot;All/&quot;;TEXT([.A250];&quot;000&quot;) ;&quot;_&quot;;[.E250];&quot;_&quot;;IF([.M250]=&quot;Side-Side&quot;;&quot;Side&quot;;SUBSTITUTE([.M250];&quot;-&quot;;&quot;&quot;));IF([.L250]&lt;0;&quot;_N&quot;;&quot;_&quot;);ABS([.L250]);IF([.O250]=&quot;&quot;;&quot;&quot;;&quot;_JCM&quot;))" office:value-type="string" office:string-value="All/246_Left Thumb 1_Bend_N26">
            <text:p>All/246_Left Thumb 1_Bend_N26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1</text:p>
          </table:table-cell>
          <table:table-cell table:formula="of:=IF([.F1]=[.N250];[.L250];&quot;&quot;)">
            <text:p/>
          </table:table-cell>
          <table:table-cell table:formula="of:=IF([.G1]=[.N250];[.L250];&quot;&quot;)" office:value-type="float" office:value="-26">
            <text:p>-26</text:p>
          </table:table-cell>
          <table:table-cell table:formula="of:=IF([.H1]=[.N250];[.L250];&quot;&quot;)">
            <text:p/>
          </table:table-cell>
          <table:table-cell table:formula="of:=IF([.I1]=[.N250];[.L250];&quot;&quot;)">
            <text:p/>
          </table:table-cell>
          <table:table-cell table:formula="of:=IF([.J1]=[.N250];[.L250];&quot;&quot;)">
            <text:p/>
          </table:table-cell>
          <table:table-cell table:formula="of:=IF([.K1]=[.N250];[.L250];&quot;&quot;)">
            <text:p/>
          </table:table-cell>
          <table:table-cell office:value-type="float" office:value="-26">
            <text:p>-26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47">
            <text:p>247</text:p>
          </table:table-cell>
          <table:table-cell table:formula="of:=CONCATENATE(&quot;All/&quot;;TEXT([.A251];&quot;000&quot;) ;&quot;_&quot;;[.E251];&quot;_&quot;;IF([.M251]=&quot;Side-Side&quot;;&quot;Side&quot;;SUBSTITUTE([.M251];&quot;-&quot;;&quot;&quot;));IF([.L251]&lt;0;&quot;_N&quot;;&quot;_&quot;);ABS([.L251]);IF([.O251]=&quot;&quot;;&quot;&quot;;&quot;_JCM&quot;))" office:value-type="string" office:string-value="All/247_Left Thumb 1_UpDown_20_JCM">
            <text:p>All/247_Left Thumb 1_UpDown_2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1</text:p>
          </table:table-cell>
          <table:table-cell table:formula="of:=IF([.F1]=[.N251];[.L251];&quot;&quot;)">
            <text:p/>
          </table:table-cell>
          <table:table-cell table:formula="of:=IF([.G1]=[.N251];[.L251];&quot;&quot;)">
            <text:p/>
          </table:table-cell>
          <table:table-cell table:formula="of:=IF([.H1]=[.N251];[.L251];&quot;&quot;)" office:value-type="float" office:value="20">
            <text:p>20</text:p>
          </table:table-cell>
          <table:table-cell table:formula="of:=IF([.I1]=[.N251];[.L251];&quot;&quot;)">
            <text:p/>
          </table:table-cell>
          <table:table-cell table:formula="of:=IF([.J1]=[.N251];[.L251];&quot;&quot;)">
            <text:p/>
          </table:table-cell>
          <table:table-cell table:formula="of:=IF([.K1]=[.N251];[.L251];&quot;&quot;)">
            <text:p/>
          </table:table-cell>
          <table:table-cell office:value-type="float" office:value="20">
            <text:p>20</text:p>
          </table:table-cell>
          <table:table-cell office:value-type="string">
            <text:p>Up-Down</text:p>
          </table:table-cell>
          <table:table-cell office:value-type="string">
            <text:p>ZRotate</text:p>
          </table:table-cell>
          <table:table-cell table:style-name="ce1" office:value-type="string">
            <text:p>pJCMThumb1Up_20_L</text:p>
          </table:table-cell>
          <table:table-cell table:number-columns-repeated="1003"/>
        </table:table-row>
        <table:table-row table:style-name="ro2">
          <table:table-cell table:style-name="ce2" office:value-type="float" office:value="248">
            <text:p>248</text:p>
          </table:table-cell>
          <table:table-cell table:formula="of:=CONCATENATE(&quot;All/&quot;;TEXT([.A252];&quot;000&quot;) ;&quot;_&quot;;[.E252];&quot;_&quot;;IF([.M252]=&quot;Side-Side&quot;;&quot;Side&quot;;SUBSTITUTE([.M252];&quot;-&quot;;&quot;&quot;));IF([.L252]&lt;0;&quot;_N&quot;;&quot;_&quot;);ABS([.L252]);IF([.O252]=&quot;&quot;;&quot;&quot;;&quot;_JCM&quot;))" office:value-type="string" office:string-value="All/248_Left Thumb 1_UpDown_N20">
            <text:p>All/248_Left Thumb 1_UpDown_N2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1</text:p>
          </table:table-cell>
          <table:table-cell table:formula="of:=IF([.F1]=[.N252];[.L252];&quot;&quot;)">
            <text:p/>
          </table:table-cell>
          <table:table-cell table:formula="of:=IF([.G1]=[.N252];[.L252];&quot;&quot;)">
            <text:p/>
          </table:table-cell>
          <table:table-cell table:formula="of:=IF([.H1]=[.N252];[.L252];&quot;&quot;)" office:value-type="float" office:value="-20">
            <text:p>-20</text:p>
          </table:table-cell>
          <table:table-cell table:formula="of:=IF([.I1]=[.N252];[.L252];&quot;&quot;)">
            <text:p/>
          </table:table-cell>
          <table:table-cell table:formula="of:=IF([.J1]=[.N252];[.L252];&quot;&quot;)">
            <text:p/>
          </table:table-cell>
          <table:table-cell table:formula="of:=IF([.K1]=[.N252];[.L252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Up-Down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49">
            <text:p>249</text:p>
          </table:table-cell>
          <table:table-cell table:formula="of:=CONCATENATE(&quot;All/&quot;;TEXT([.A253];&quot;000&quot;) ;&quot;_&quot;;[.E253];&quot;_&quot;;IF([.M253]=&quot;Side-Side&quot;;&quot;Side&quot;;SUBSTITUTE([.M253];&quot;-&quot;;&quot;&quot;));IF([.L253]&lt;0;&quot;_N&quot;;&quot;_&quot;);ABS([.L253]);IF([.O253]=&quot;&quot;;&quot;&quot;;&quot;_JCM&quot;))" office:value-type="string" office:string-value="All/249_Left Thumb 2_Bend_65_JCM">
            <text:p>All/249_Left Thumb 2_Bend_6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2</text:p>
          </table:table-cell>
          <table:table-cell table:formula="of:=IF([.F1]=[.N253];[.L253];&quot;&quot;)">
            <text:p/>
          </table:table-cell>
          <table:table-cell table:formula="of:=IF([.G1]=[.N253];[.L253];&quot;&quot;)" office:value-type="float" office:value="65">
            <text:p>65</text:p>
          </table:table-cell>
          <table:table-cell table:formula="of:=IF([.H1]=[.N253];[.L253];&quot;&quot;)">
            <text:p/>
          </table:table-cell>
          <table:table-cell table:formula="of:=IF([.I1]=[.N253];[.L253];&quot;&quot;)">
            <text:p/>
          </table:table-cell>
          <table:table-cell table:formula="of:=IF([.J1]=[.N253];[.L253];&quot;&quot;)">
            <text:p/>
          </table:table-cell>
          <table:table-cell table:formula="of:=IF([.K1]=[.N253];[.L253];&quot;&quot;)">
            <text:p/>
          </table:table-cell>
          <table:table-cell office:value-type="float" office:value="65">
            <text:p>65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2Bend_65_L</text:p>
          </table:table-cell>
          <table:table-cell table:number-columns-repeated="1003"/>
        </table:table-row>
        <table:table-row table:style-name="ro2">
          <table:table-cell table:style-name="ce2" office:value-type="float" office:value="250">
            <text:p>250</text:p>
          </table:table-cell>
          <table:table-cell table:formula="of:=CONCATENATE(&quot;All/&quot;;TEXT([.A254];&quot;000&quot;) ;&quot;_&quot;;[.E254];&quot;_&quot;;IF([.M254]=&quot;Side-Side&quot;;&quot;Side&quot;;SUBSTITUTE([.M254];&quot;-&quot;;&quot;&quot;));IF([.L254]&lt;0;&quot;_N&quot;;&quot;_&quot;);ABS([.L254]);IF([.O254]=&quot;&quot;;&quot;&quot;;&quot;_JCM&quot;))" office:value-type="string" office:string-value="All/250_Left Thumb 2_Bend_N15">
            <text:p>All/250_Left Thumb 2_Bend_N1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2</text:p>
          </table:table-cell>
          <table:table-cell table:formula="of:=IF([.F1]=[.N254];[.L254];&quot;&quot;)">
            <text:p/>
          </table:table-cell>
          <table:table-cell table:formula="of:=IF([.G1]=[.N254];[.L254];&quot;&quot;)" office:value-type="float" office:value="-15">
            <text:p>-15</text:p>
          </table:table-cell>
          <table:table-cell table:formula="of:=IF([.H1]=[.N254];[.L254];&quot;&quot;)">
            <text:p/>
          </table:table-cell>
          <table:table-cell table:formula="of:=IF([.I1]=[.N254];[.L254];&quot;&quot;)">
            <text:p/>
          </table:table-cell>
          <table:table-cell table:formula="of:=IF([.J1]=[.N254];[.L254];&quot;&quot;)">
            <text:p/>
          </table:table-cell>
          <table:table-cell table:formula="of:=IF([.K1]=[.N254];[.L254];&quot;&quot;)">
            <text:p/>
          </table:table-cell>
          <table:table-cell office:value-type="float" office:value="-15">
            <text:p>-15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51">
            <text:p>251</text:p>
          </table:table-cell>
          <table:table-cell table:formula="of:=CONCATENATE(&quot;All/&quot;;TEXT([.A255];&quot;000&quot;) ;&quot;_&quot;;[.E255];&quot;_&quot;;IF([.M255]=&quot;Side-Side&quot;;&quot;Side&quot;;SUBSTITUTE([.M255];&quot;-&quot;;&quot;&quot;));IF([.L255]&lt;0;&quot;_N&quot;;&quot;_&quot;);ABS([.L255]);IF([.O255]=&quot;&quot;;&quot;&quot;;&quot;_JCM&quot;))" office:value-type="string" office:string-value="All/251_Left Thumb 3_Bend_90_JCM">
            <text:p>All/251_Left Thumb 3_Bend_9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3</text:p>
          </table:table-cell>
          <table:table-cell table:formula="of:=IF([.F1]=[.N255];[.L255];&quot;&quot;)">
            <text:p/>
          </table:table-cell>
          <table:table-cell table:formula="of:=IF([.G1]=[.N255];[.L255];&quot;&quot;)" office:value-type="float" office:value="90">
            <text:p>90</text:p>
          </table:table-cell>
          <table:table-cell table:formula="of:=IF([.H1]=[.N255];[.L255];&quot;&quot;)">
            <text:p/>
          </table:table-cell>
          <table:table-cell table:formula="of:=IF([.I1]=[.N255];[.L255];&quot;&quot;)">
            <text:p/>
          </table:table-cell>
          <table:table-cell table:formula="of:=IF([.J1]=[.N255];[.L255];&quot;&quot;)">
            <text:p/>
          </table:table-cell>
          <table:table-cell table:formula="of:=IF([.K1]=[.N255];[.L255];&quot;&quot;)">
            <text:p/>
          </table:table-cell>
          <table:table-cell office:value-type="float" office:value="90">
            <text:p>90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3Bend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52">
            <text:p>252</text:p>
          </table:table-cell>
          <table:table-cell table:formula="of:=CONCATENATE(&quot;All/&quot;;TEXT([.A256];&quot;000&quot;) ;&quot;_&quot;;[.E256];&quot;_&quot;;IF([.M256]=&quot;Side-Side&quot;;&quot;Side&quot;;SUBSTITUTE([.M256];&quot;-&quot;;&quot;&quot;));IF([.L256]&lt;0;&quot;_N&quot;;&quot;_&quot;);ABS([.L256]);IF([.O256]=&quot;&quot;;&quot;&quot;;&quot;_JCM&quot;))" office:value-type="string" office:string-value="All/252_Left Thumb 3_Bend_77_JCM">
            <text:p>All/252_Left Thumb 3_Bend_77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3</text:p>
          </table:table-cell>
          <table:table-cell/>
          <table:table-cell office:value-type="float" office:value="77">
            <text:p>77</text:p>
          </table:table-cell>
          <table:table-cell table:number-columns-repeated="4"/>
          <table:table-cell office:value-type="float" office:value="77">
            <text:p>77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3Bend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53">
            <text:p>253</text:p>
          </table:table-cell>
          <table:table-cell table:formula="of:=CONCATENATE(&quot;All/&quot;;TEXT([.A257];&quot;000&quot;) ;&quot;_&quot;;[.E257];&quot;_&quot;;IF([.M257]=&quot;Side-Side&quot;;&quot;Side&quot;;SUBSTITUTE([.M257];&quot;-&quot;;&quot;&quot;));IF([.L257]&lt;0;&quot;_N&quot;;&quot;_&quot;);ABS([.L257]);IF([.O257]=&quot;&quot;;&quot;&quot;;&quot;_JCM&quot;))" office:value-type="string" office:string-value="All/253_Left Thumb 3_Bend_64_JCM">
            <text:p>All/253_Left Thumb 3_Bend_64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3</text:p>
          </table:table-cell>
          <table:table-cell/>
          <table:table-cell office:value-type="float" office:value="64">
            <text:p>64</text:p>
          </table:table-cell>
          <table:table-cell table:number-columns-repeated="4"/>
          <table:table-cell office:value-type="float" office:value="64">
            <text:p>64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3Bend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54">
            <text:p>254</text:p>
          </table:table-cell>
          <table:table-cell table:formula="of:=CONCATENATE(&quot;All/&quot;;TEXT([.A258];&quot;000&quot;) ;&quot;_&quot;;[.E258];&quot;_&quot;;IF([.M258]=&quot;Side-Side&quot;;&quot;Side&quot;;SUBSTITUTE([.M258];&quot;-&quot;;&quot;&quot;));IF([.L258]&lt;0;&quot;_N&quot;;&quot;_&quot;);ABS([.L258]);IF([.O258]=&quot;&quot;;&quot;&quot;;&quot;_JCM&quot;))" office:value-type="string" office:string-value="All/254_Left Thumb 3_Bend_50_JCM">
            <text:p>All/254_Left Thumb 3_Bend_5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3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3Bend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55">
            <text:p>255</text:p>
          </table:table-cell>
          <table:table-cell table:formula="of:=CONCATENATE(&quot;All/&quot;;TEXT([.A259];&quot;000&quot;) ;&quot;_&quot;;[.E259];&quot;_&quot;;IF([.M259]=&quot;Side-Side&quot;;&quot;Side&quot;;SUBSTITUTE([.M259];&quot;-&quot;;&quot;&quot;));IF([.L259]&lt;0;&quot;_N&quot;;&quot;_&quot;);ABS([.L259]);IF([.O259]=&quot;&quot;;&quot;&quot;;&quot;_JCM&quot;))" office:value-type="string" office:string-value="All/255_Left Thumb 3_Bend_36_JCM">
            <text:p>All/255_Left Thumb 3_Bend_36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3</text:p>
          </table:table-cell>
          <table:table-cell/>
          <table:table-cell office:value-type="float" office:value="36">
            <text:p>36</text:p>
          </table:table-cell>
          <table:table-cell table:number-columns-repeated="4"/>
          <table:table-cell office:value-type="float" office:value="36">
            <text:p>36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3Bend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56">
            <text:p>256</text:p>
          </table:table-cell>
          <table:table-cell table:formula="of:=CONCATENATE(&quot;All/&quot;;TEXT([.A260];&quot;000&quot;) ;&quot;_&quot;;[.E260];&quot;_&quot;;IF([.M260]=&quot;Side-Side&quot;;&quot;Side&quot;;SUBSTITUTE([.M260];&quot;-&quot;;&quot;&quot;));IF([.L260]&lt;0;&quot;_N&quot;;&quot;_&quot;);ABS([.L260]);IF([.O260]=&quot;&quot;;&quot;&quot;;&quot;_JCM&quot;))" office:value-type="string" office:string-value="All/256_Left Thumb 3_Bend_22_JCM">
            <text:p>All/256_Left Thumb 3_Bend_22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3</text:p>
          </table:table-cell>
          <table:table-cell/>
          <table:table-cell office:value-type="float" office:value="22">
            <text:p>22</text:p>
          </table:table-cell>
          <table:table-cell table:number-columns-repeated="4"/>
          <table:table-cell office:value-type="float" office:value="22">
            <text:p>22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3Bend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57">
            <text:p>257</text:p>
          </table:table-cell>
          <table:table-cell table:formula="of:=CONCATENATE(&quot;All/&quot;;TEXT([.A261];&quot;000&quot;) ;&quot;_&quot;;[.E261];&quot;_&quot;;IF([.M261]=&quot;Side-Side&quot;;&quot;Side&quot;;SUBSTITUTE([.M261];&quot;-&quot;;&quot;&quot;));IF([.L261]&lt;0;&quot;_N&quot;;&quot;_&quot;);ABS([.L261]);IF([.O261]=&quot;&quot;;&quot;&quot;;&quot;_JCM&quot;))" office:value-type="string" office:string-value="All/257_Left Thumb 3_Bend_8_JCM">
            <text:p>All/257_Left Thumb 3_Bend_8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3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3Bend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58">
            <text:p>258</text:p>
          </table:table-cell>
          <table:table-cell table:formula="of:=CONCATENATE(&quot;All/&quot;;TEXT([.A262];&quot;000&quot;) ;&quot;_&quot;;[.E262];&quot;_&quot;;IF([.M262]=&quot;Side-Side&quot;;&quot;Side&quot;;SUBSTITUTE([.M262];&quot;-&quot;;&quot;&quot;));IF([.L262]&lt;0;&quot;_N&quot;;&quot;_&quot;);ABS([.L262]);IF([.O262]=&quot;&quot;;&quot;&quot;;&quot;_JCM&quot;))" office:value-type="string" office:string-value="All/258_Left Thumb 3_Bend_N6">
            <text:p>All/258_Left Thumb 3_Bend_N6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3</text:p>
          </table:table-cell>
          <table:table-cell/>
          <table:table-cell office:value-type="float" office:value="-6">
            <text:p>-6</text:p>
          </table:table-cell>
          <table:table-cell table:number-columns-repeated="4"/>
          <table:table-cell office:value-type="float" office:value="-6">
            <text:p>-6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259">
            <text:p>259</text:p>
          </table:table-cell>
          <table:table-cell table:formula="of:=CONCATENATE(&quot;All/&quot;;TEXT([.A263];&quot;000&quot;) ;&quot;_&quot;;[.E263];&quot;_&quot;;IF([.M263]=&quot;Side-Side&quot;;&quot;Side&quot;;SUBSTITUTE([.M263];&quot;-&quot;;&quot;&quot;));IF([.L263]&lt;0;&quot;_N&quot;;&quot;_&quot;);ABS([.L263]);IF([.O263]=&quot;&quot;;&quot;&quot;;&quot;_JCM&quot;))" office:value-type="string" office:string-value="All/259_Left Thumb 3_Bend_N20">
            <text:p>All/259_Left Thumb 3_Bend_N2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3</text:p>
          </table:table-cell>
          <table:table-cell table:formula="of:=IF([.F1]=[.N263];[.L263];&quot;&quot;)">
            <text:p/>
          </table:table-cell>
          <table:table-cell table:formula="of:=IF([.G1]=[.N263];[.L263];&quot;&quot;)" office:value-type="float" office:value="-20">
            <text:p>-20</text:p>
          </table:table-cell>
          <table:table-cell table:formula="of:=IF([.H1]=[.N263];[.L263];&quot;&quot;)">
            <text:p/>
          </table:table-cell>
          <table:table-cell table:formula="of:=IF([.I1]=[.N263];[.L263];&quot;&quot;)">
            <text:p/>
          </table:table-cell>
          <table:table-cell table:formula="of:=IF([.J1]=[.N263];[.L263];&quot;&quot;)">
            <text:p/>
          </table:table-cell>
          <table:table-cell table:formula="of:=IF([.K1]=[.N263];[.L263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60">
            <text:p>260</text:p>
          </table:table-cell>
          <table:table-cell table:formula="of:=CONCATENATE(&quot;All/&quot;;TEXT([.A264];&quot;000&quot;) ;&quot;_&quot;;[.E264];&quot;_&quot;;IF([.M264]=&quot;Side-Side&quot;;&quot;Side&quot;;SUBSTITUTE([.M264];&quot;-&quot;;&quot;&quot;));IF([.L264]&lt;0;&quot;_N&quot;;&quot;_&quot;);ABS([.L264]);IF([.O264]=&quot;&quot;;&quot;&quot;;&quot;_JCM&quot;))" office:value-type="string" office:string-value="All/260_Left Carpal 1_Side_4">
            <text:p>All/260_Left Carpal 1_Side_4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Carpal 1</text:p>
          </table:table-cell>
          <table:table-cell table:formula="of:=IF([.F1]=[.N264];[.L264];&quot;&quot;)">
            <text:p/>
          </table:table-cell>
          <table:table-cell table:formula="of:=IF([.G1]=[.N264];[.L264];&quot;&quot;)" office:value-type="float" office:value="4">
            <text:p>4</text:p>
          </table:table-cell>
          <table:table-cell table:formula="of:=IF([.H1]=[.N264];[.L264];&quot;&quot;)">
            <text:p/>
          </table:table-cell>
          <table:table-cell table:formula="of:=IF([.I1]=[.N264];[.L264];&quot;&quot;)">
            <text:p/>
          </table:table-cell>
          <table:table-cell table:formula="of:=IF([.J1]=[.N264];[.L264];&quot;&quot;)">
            <text:p/>
          </table:table-cell>
          <table:table-cell table:formula="of:=IF([.K1]=[.N264];[.L264];&quot;&quot;)">
            <text:p/>
          </table:table-cell>
          <table:table-cell office:value-type="float" office:value="4">
            <text:p>4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61">
            <text:p>261</text:p>
          </table:table-cell>
          <table:table-cell table:formula="of:=CONCATENATE(&quot;All/&quot;;TEXT([.A265];&quot;000&quot;) ;&quot;_&quot;;[.E265];&quot;_&quot;;IF([.M265]=&quot;Side-Side&quot;;&quot;Side&quot;;SUBSTITUTE([.M265];&quot;-&quot;;&quot;&quot;));IF([.L265]&lt;0;&quot;_N&quot;;&quot;_&quot;);ABS([.L265]);IF([.O265]=&quot;&quot;;&quot;&quot;;&quot;_JCM&quot;))" office:value-type="string" office:string-value="All/261_Left Carpal 1_Side_N3">
            <text:p>All/261_Left Carpal 1_Side_N3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Carpal 1</text:p>
          </table:table-cell>
          <table:table-cell table:formula="of:=IF([.F1]=[.N265];[.L265];&quot;&quot;)">
            <text:p/>
          </table:table-cell>
          <table:table-cell table:formula="of:=IF([.G1]=[.N265];[.L265];&quot;&quot;)" office:value-type="float" office:value="-3">
            <text:p>-3</text:p>
          </table:table-cell>
          <table:table-cell table:formula="of:=IF([.H1]=[.N265];[.L265];&quot;&quot;)">
            <text:p/>
          </table:table-cell>
          <table:table-cell table:formula="of:=IF([.I1]=[.N265];[.L265];&quot;&quot;)">
            <text:p/>
          </table:table-cell>
          <table:table-cell table:formula="of:=IF([.J1]=[.N265];[.L265];&quot;&quot;)">
            <text:p/>
          </table:table-cell>
          <table:table-cell table:formula="of:=IF([.K1]=[.N265];[.L265];&quot;&quot;)">
            <text:p/>
          </table:table-cell>
          <table:table-cell office:value-type="float" office:value="-3">
            <text:p>-3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62">
            <text:p>262</text:p>
          </table:table-cell>
          <table:table-cell table:formula="of:=CONCATENATE(&quot;All/&quot;;TEXT([.A266];&quot;000&quot;) ;&quot;_&quot;;[.E266];&quot;_&quot;;IF([.M266]=&quot;Side-Side&quot;;&quot;Side&quot;;SUBSTITUTE([.M266];&quot;-&quot;;&quot;&quot;));IF([.L266]&lt;0;&quot;_N&quot;;&quot;_&quot;);ABS([.L266]);IF([.O266]=&quot;&quot;;&quot;&quot;;&quot;_JCM&quot;))" office:value-type="string" office:string-value="All/262_Left Carpal 1_Bend_4">
            <text:p>All/262_Left Carpal 1_Bend_4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Carpal 1</text:p>
          </table:table-cell>
          <table:table-cell table:formula="of:=IF([.F1]=[.N266];[.L266];&quot;&quot;)">
            <text:p/>
          </table:table-cell>
          <table:table-cell table:formula="of:=IF([.G1]=[.N266];[.L266];&quot;&quot;)">
            <text:p/>
          </table:table-cell>
          <table:table-cell table:formula="of:=IF([.H1]=[.N266];[.L266];&quot;&quot;)" office:value-type="float" office:value="4">
            <text:p>4</text:p>
          </table:table-cell>
          <table:table-cell table:formula="of:=IF([.I1]=[.N266];[.L266];&quot;&quot;)">
            <text:p/>
          </table:table-cell>
          <table:table-cell table:formula="of:=IF([.J1]=[.N266];[.L266];&quot;&quot;)">
            <text:p/>
          </table:table-cell>
          <table:table-cell table:formula="of:=IF([.K1]=[.N266];[.L266];&quot;&quot;)">
            <text:p/>
          </table:table-cell>
          <table:table-cell office:value-type="float" office:value="4">
            <text:p>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63">
            <text:p>263</text:p>
          </table:table-cell>
          <table:table-cell table:formula="of:=CONCATENATE(&quot;All/&quot;;TEXT([.A267];&quot;000&quot;) ;&quot;_&quot;;[.E267];&quot;_&quot;;IF([.M267]=&quot;Side-Side&quot;;&quot;Side&quot;;SUBSTITUTE([.M267];&quot;-&quot;;&quot;&quot;));IF([.L267]&lt;0;&quot;_N&quot;;&quot;_&quot;);ABS([.L267]);IF([.O267]=&quot;&quot;;&quot;&quot;;&quot;_JCM&quot;))" office:value-type="string" office:string-value="All/263_Left Carpal 1_Bend_N4">
            <text:p>All/263_Left Carpal 1_Bend_N4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Carpal 1</text:p>
          </table:table-cell>
          <table:table-cell table:formula="of:=IF([.F1]=[.N267];[.L267];&quot;&quot;)">
            <text:p/>
          </table:table-cell>
          <table:table-cell table:formula="of:=IF([.G1]=[.N267];[.L267];&quot;&quot;)">
            <text:p/>
          </table:table-cell>
          <table:table-cell table:formula="of:=IF([.H1]=[.N267];[.L267];&quot;&quot;)" office:value-type="float" office:value="-4">
            <text:p>-4</text:p>
          </table:table-cell>
          <table:table-cell table:formula="of:=IF([.I1]=[.N267];[.L267];&quot;&quot;)">
            <text:p/>
          </table:table-cell>
          <table:table-cell table:formula="of:=IF([.J1]=[.N267];[.L267];&quot;&quot;)">
            <text:p/>
          </table:table-cell>
          <table:table-cell table:formula="of:=IF([.K1]=[.N267];[.L267];&quot;&quot;)">
            <text:p/>
          </table:table-cell>
          <table:table-cell office:value-type="float" office:value="-4">
            <text:p>-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64">
            <text:p>264</text:p>
          </table:table-cell>
          <table:table-cell table:formula="of:=CONCATENATE(&quot;All/&quot;;TEXT([.A268];&quot;000&quot;) ;&quot;_&quot;;[.E268];&quot;_&quot;;IF([.M268]=&quot;Side-Side&quot;;&quot;Side&quot;;SUBSTITUTE([.M268];&quot;-&quot;;&quot;&quot;));IF([.L268]&lt;0;&quot;_N&quot;;&quot;_&quot;);ABS([.L268]);IF([.O268]=&quot;&quot;;&quot;&quot;;&quot;_JCM&quot;))" office:value-type="string" office:string-value="All/264_Left Index 1_Twist_5">
            <text:p>All/264_Left Index 1_Twist_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1</text:p>
          </table:table-cell>
          <table:table-cell table:formula="of:=IF([.F1]=[.N268];[.L268];&quot;&quot;)" office:value-type="float" office:value="5">
            <text:p>5</text:p>
          </table:table-cell>
          <table:table-cell table:formula="of:=IF([.G1]=[.N268];[.L268];&quot;&quot;)">
            <text:p/>
          </table:table-cell>
          <table:table-cell table:formula="of:=IF([.H1]=[.N268];[.L268];&quot;&quot;)">
            <text:p/>
          </table:table-cell>
          <table:table-cell table:formula="of:=IF([.I1]=[.N268];[.L268];&quot;&quot;)">
            <text:p/>
          </table:table-cell>
          <table:table-cell table:formula="of:=IF([.J1]=[.N268];[.L268];&quot;&quot;)">
            <text:p/>
          </table:table-cell>
          <table:table-cell table:formula="of:=IF([.K1]=[.N268];[.L268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65">
            <text:p>265</text:p>
          </table:table-cell>
          <table:table-cell table:formula="of:=CONCATENATE(&quot;All/&quot;;TEXT([.A269];&quot;000&quot;) ;&quot;_&quot;;[.E269];&quot;_&quot;;IF([.M269]=&quot;Side-Side&quot;;&quot;Side&quot;;SUBSTITUTE([.M269];&quot;-&quot;;&quot;&quot;));IF([.L269]&lt;0;&quot;_N&quot;;&quot;_&quot;);ABS([.L269]);IF([.O269]=&quot;&quot;;&quot;&quot;;&quot;_JCM&quot;))" office:value-type="string" office:string-value="All/265_Left Index 1_Twist_N5">
            <text:p>All/265_Left Index 1_Twist_N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1</text:p>
          </table:table-cell>
          <table:table-cell table:formula="of:=IF([.F1]=[.N269];[.L269];&quot;&quot;)" office:value-type="float" office:value="-5">
            <text:p>-5</text:p>
          </table:table-cell>
          <table:table-cell table:formula="of:=IF([.G1]=[.N269];[.L269];&quot;&quot;)">
            <text:p/>
          </table:table-cell>
          <table:table-cell table:formula="of:=IF([.H1]=[.N269];[.L269];&quot;&quot;)">
            <text:p/>
          </table:table-cell>
          <table:table-cell table:formula="of:=IF([.I1]=[.N269];[.L269];&quot;&quot;)">
            <text:p/>
          </table:table-cell>
          <table:table-cell table:formula="of:=IF([.J1]=[.N269];[.L269];&quot;&quot;)">
            <text:p/>
          </table:table-cell>
          <table:table-cell table:formula="of:=IF([.K1]=[.N269];[.L269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66">
            <text:p>266</text:p>
          </table:table-cell>
          <table:table-cell table:formula="of:=CONCATENATE(&quot;All/&quot;;TEXT([.A270];&quot;000&quot;) ;&quot;_&quot;;[.E270];&quot;_&quot;;IF([.M270]=&quot;Side-Side&quot;;&quot;Side&quot;;SUBSTITUTE([.M270];&quot;-&quot;;&quot;&quot;));IF([.L270]&lt;0;&quot;_N&quot;;&quot;_&quot;);ABS([.L270]);IF([.O270]=&quot;&quot;;&quot;&quot;;&quot;_JCM&quot;))" office:value-type="string" office:string-value="All/266_Left Index 1_Side_12">
            <text:p>All/266_Left Index 1_Side_12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1</text:p>
          </table:table-cell>
          <table:table-cell table:formula="of:=IF([.F1]=[.N270];[.L270];&quot;&quot;)">
            <text:p/>
          </table:table-cell>
          <table:table-cell table:formula="of:=IF([.G1]=[.N270];[.L270];&quot;&quot;)" office:value-type="float" office:value="12">
            <text:p>12</text:p>
          </table:table-cell>
          <table:table-cell table:formula="of:=IF([.H1]=[.N270];[.L270];&quot;&quot;)">
            <text:p/>
          </table:table-cell>
          <table:table-cell table:formula="of:=IF([.I1]=[.N270];[.L270];&quot;&quot;)">
            <text:p/>
          </table:table-cell>
          <table:table-cell table:formula="of:=IF([.J1]=[.N270];[.L270];&quot;&quot;)">
            <text:p/>
          </table:table-cell>
          <table:table-cell table:formula="of:=IF([.K1]=[.N270];[.L270];&quot;&quot;)">
            <text:p/>
          </table:table-cell>
          <table:table-cell office:value-type="float" office:value="12">
            <text:p>1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67">
            <text:p>267</text:p>
          </table:table-cell>
          <table:table-cell table:formula="of:=CONCATENATE(&quot;All/&quot;;TEXT([.A271];&quot;000&quot;) ;&quot;_&quot;;[.E271];&quot;_&quot;;IF([.M271]=&quot;Side-Side&quot;;&quot;Side&quot;;SUBSTITUTE([.M271];&quot;-&quot;;&quot;&quot;));IF([.L271]&lt;0;&quot;_N&quot;;&quot;_&quot;);ABS([.L271]);IF([.O271]=&quot;&quot;;&quot;&quot;;&quot;_JCM&quot;))" office:value-type="string" office:string-value="All/267_Left Index 1_Side_N18">
            <text:p>All/267_Left Index 1_Side_N18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1</text:p>
          </table:table-cell>
          <table:table-cell table:formula="of:=IF([.F1]=[.N271];[.L271];&quot;&quot;)">
            <text:p/>
          </table:table-cell>
          <table:table-cell table:formula="of:=IF([.G1]=[.N271];[.L271];&quot;&quot;)" office:value-type="float" office:value="-18">
            <text:p>-18</text:p>
          </table:table-cell>
          <table:table-cell table:formula="of:=IF([.H1]=[.N271];[.L271];&quot;&quot;)">
            <text:p/>
          </table:table-cell>
          <table:table-cell table:formula="of:=IF([.I1]=[.N271];[.L271];&quot;&quot;)">
            <text:p/>
          </table:table-cell>
          <table:table-cell table:formula="of:=IF([.J1]=[.N271];[.L271];&quot;&quot;)">
            <text:p/>
          </table:table-cell>
          <table:table-cell table:formula="of:=IF([.K1]=[.N271];[.L271];&quot;&quot;)">
            <text:p/>
          </table:table-cell>
          <table:table-cell office:value-type="float" office:value="-18">
            <text:p>-18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68">
            <text:p>268</text:p>
          </table:table-cell>
          <table:table-cell table:formula="of:=CONCATENATE(&quot;All/&quot;;TEXT([.A272];&quot;000&quot;) ;&quot;_&quot;;[.E272];&quot;_&quot;;IF([.M272]=&quot;Side-Side&quot;;&quot;Side&quot;;SUBSTITUTE([.M272];&quot;-&quot;;&quot;&quot;));IF([.L272]&lt;0;&quot;_N&quot;;&quot;_&quot;);ABS([.L272]);IF([.O272]=&quot;&quot;;&quot;&quot;;&quot;_JCM&quot;))" office:value-type="string" office:string-value="All/268_Left Index 1_Bend_50">
            <text:p>All/268_Left Index 1_Bend_5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1</text:p>
          </table:table-cell>
          <table:table-cell table:formula="of:=IF([.F1]=[.N272];[.L272];&quot;&quot;)">
            <text:p/>
          </table:table-cell>
          <table:table-cell table:formula="of:=IF([.G1]=[.N272];[.L272];&quot;&quot;)">
            <text:p/>
          </table:table-cell>
          <table:table-cell table:formula="of:=IF([.H1]=[.N272];[.L272];&quot;&quot;)" office:value-type="float" office:value="50">
            <text:p>50</text:p>
          </table:table-cell>
          <table:table-cell table:formula="of:=IF([.I1]=[.N272];[.L272];&quot;&quot;)">
            <text:p/>
          </table:table-cell>
          <table:table-cell table:formula="of:=IF([.J1]=[.N272];[.L272];&quot;&quot;)">
            <text:p/>
          </table:table-cell>
          <table:table-cell table:formula="of:=IF([.K1]=[.N272];[.L272];&quot;&quot;)">
            <text:p/>
          </table:table-cell>
          <table:table-cell office:value-type="float" office:value="50">
            <text:p>5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69">
            <text:p>269</text:p>
          </table:table-cell>
          <table:table-cell table:formula="of:=CONCATENATE(&quot;All/&quot;;TEXT([.A273];&quot;000&quot;) ;&quot;_&quot;;[.E273];&quot;_&quot;;IF([.M273]=&quot;Side-Side&quot;;&quot;Side&quot;;SUBSTITUTE([.M273];&quot;-&quot;;&quot;&quot;));IF([.L273]&lt;0;&quot;_N&quot;;&quot;_&quot;);ABS([.L273]);IF([.O273]=&quot;&quot;;&quot;&quot;;&quot;_JCM&quot;))" office:value-type="string" office:string-value="All/269_Left Index 1_Bend_N90_JCM">
            <text:p>All/269_Left Index 1_Bend_N9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1</text:p>
          </table:table-cell>
          <table:table-cell table:formula="of:=IF([.F1]=[.N273];[.L273];&quot;&quot;)">
            <text:p/>
          </table:table-cell>
          <table:table-cell table:formula="of:=IF([.G1]=[.N273];[.L273];&quot;&quot;)">
            <text:p/>
          </table:table-cell>
          <table:table-cell table:formula="of:=IF([.H1]=[.N273];[.L273];&quot;&quot;)" office:value-type="float" office:value="-90">
            <text:p>-90</text:p>
          </table:table-cell>
          <table:table-cell table:formula="of:=IF([.I1]=[.N273];[.L273];&quot;&quot;)">
            <text:p/>
          </table:table-cell>
          <table:table-cell table:formula="of:=IF([.J1]=[.N273];[.L273];&quot;&quot;)">
            <text:p/>
          </table:table-cell>
          <table:table-cell table:formula="of:=IF([.K1]=[.N273];[.L273];&quot;&quot;)">
            <text:p/>
          </table:table-cell>
          <table:table-cell office:value-type="float" office:value="-90">
            <text:p>-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1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70">
            <text:p>270</text:p>
          </table:table-cell>
          <table:table-cell table:formula="of:=CONCATENATE(&quot;All/&quot;;TEXT([.A274];&quot;000&quot;) ;&quot;_&quot;;[.E274];&quot;_&quot;;IF([.M274]=&quot;Side-Side&quot;;&quot;Side&quot;;SUBSTITUTE([.M274];&quot;-&quot;;&quot;&quot;));IF([.L274]&lt;0;&quot;_N&quot;;&quot;_&quot;);ABS([.L274]);IF([.O274]=&quot;&quot;;&quot;&quot;;&quot;_JCM&quot;))" office:value-type="string" office:string-value="All/270_Left Index 1_Bend_N72_JCM">
            <text:p>All/270_Left Index 1_Bend_N72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1</text:p>
          </table:table-cell>
          <table:table-cell table:number-columns-repeated="2"/>
          <table:table-cell office:value-type="float" office:value="-72">
            <text:p>-72</text:p>
          </table:table-cell>
          <table:table-cell table:number-columns-repeated="3"/>
          <table:table-cell office:value-type="float" office:value="-72">
            <text:p>-7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1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71">
            <text:p>271</text:p>
          </table:table-cell>
          <table:table-cell table:formula="of:=CONCATENATE(&quot;All/&quot;;TEXT([.A275];&quot;000&quot;) ;&quot;_&quot;;[.E275];&quot;_&quot;;IF([.M275]=&quot;Side-Side&quot;;&quot;Side&quot;;SUBSTITUTE([.M275];&quot;-&quot;;&quot;&quot;));IF([.L275]&lt;0;&quot;_N&quot;;&quot;_&quot;);ABS([.L275]);IF([.O275]=&quot;&quot;;&quot;&quot;;&quot;_JCM&quot;))" office:value-type="string" office:string-value="All/271_Left Index 1_Bend_N54_JCM">
            <text:p>All/271_Left Index 1_Bend_N54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1</text:p>
          </table:table-cell>
          <table:table-cell table:number-columns-repeated="2"/>
          <table:table-cell office:value-type="float" office:value="-54">
            <text:p>-54</text:p>
          </table:table-cell>
          <table:table-cell table:number-columns-repeated="3"/>
          <table:table-cell office:value-type="float" office:value="-54">
            <text:p>-5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1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72">
            <text:p>272</text:p>
          </table:table-cell>
          <table:table-cell table:formula="of:=CONCATENATE(&quot;All/&quot;;TEXT([.A276];&quot;000&quot;) ;&quot;_&quot;;[.E276];&quot;_&quot;;IF([.M276]=&quot;Side-Side&quot;;&quot;Side&quot;;SUBSTITUTE([.M276];&quot;-&quot;;&quot;&quot;));IF([.L276]&lt;0;&quot;_N&quot;;&quot;_&quot;);ABS([.L276]);IF([.O276]=&quot;&quot;;&quot;&quot;;&quot;_JCM&quot;))" office:value-type="string" office:string-value="All/272_Left Index 1_Bend_N36_JCM">
            <text:p>All/272_Left Index 1_Bend_N36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1</text:p>
          </table:table-cell>
          <table:table-cell table:number-columns-repeated="2"/>
          <table:table-cell office:value-type="float" office:value="-36">
            <text:p>-36</text:p>
          </table:table-cell>
          <table:table-cell table:number-columns-repeated="3"/>
          <table:table-cell office:value-type="float" office:value="-36">
            <text:p>-3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1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73">
            <text:p>273</text:p>
          </table:table-cell>
          <table:table-cell table:formula="of:=CONCATENATE(&quot;All/&quot;;TEXT([.A277];&quot;000&quot;) ;&quot;_&quot;;[.E277];&quot;_&quot;;IF([.M277]=&quot;Side-Side&quot;;&quot;Side&quot;;SUBSTITUTE([.M277];&quot;-&quot;;&quot;&quot;));IF([.L277]&lt;0;&quot;_N&quot;;&quot;_&quot;);ABS([.L277]);IF([.O277]=&quot;&quot;;&quot;&quot;;&quot;_JCM&quot;))" office:value-type="string" office:string-value="All/273_Left Index 1_Bend_N18_JCM">
            <text:p>All/273_Left Index 1_Bend_N18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1</text:p>
          </table:table-cell>
          <table:table-cell table:number-columns-repeated="2"/>
          <table:table-cell office:value-type="float" office:value="-18">
            <text:p>-18</text:p>
          </table:table-cell>
          <table:table-cell table:number-columns-repeated="3"/>
          <table:table-cell office:value-type="float" office:value="-18">
            <text:p>-1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1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74">
            <text:p>274</text:p>
          </table:table-cell>
          <table:table-cell table:formula="of:=CONCATENATE(&quot;All/&quot;;TEXT([.A278];&quot;000&quot;) ;&quot;_&quot;;[.E278];&quot;_&quot;;IF([.M278]=&quot;Side-Side&quot;;&quot;Side&quot;;SUBSTITUTE([.M278];&quot;-&quot;;&quot;&quot;));IF([.L278]&lt;0;&quot;_N&quot;;&quot;_&quot;);ABS([.L278]);IF([.O278]=&quot;&quot;;&quot;&quot;;&quot;_JCM&quot;))" office:value-type="string" office:string-value="All/274_Left Index 1_Bend_N1_JCM">
            <text:p>All/274_Left Index 1_Bend_N1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1</text:p>
          </table:table-cell>
          <table:table-cell table:number-columns-repeated="2"/>
          <table:table-cell office:value-type="float" office:value="-1">
            <text:p>-1</text:p>
          </table:table-cell>
          <table:table-cell table:number-columns-repeated="3"/>
          <table:table-cell office:value-type="float" office:value="-1">
            <text:p>-1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1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75">
            <text:p>275</text:p>
          </table:table-cell>
          <table:table-cell table:formula="of:=CONCATENATE(&quot;All/&quot;;TEXT([.A279];&quot;000&quot;) ;&quot;_&quot;;[.E279];&quot;_&quot;;IF([.M279]=&quot;Side-Side&quot;;&quot;Side&quot;;SUBSTITUTE([.M279];&quot;-&quot;;&quot;&quot;));IF([.L279]&lt;0;&quot;_N&quot;;&quot;_&quot;);ABS([.L279]);IF([.O279]=&quot;&quot;;&quot;&quot;;&quot;_JCM&quot;))" office:value-type="string" office:string-value="All/275_Left Index 1_Bend_16">
            <text:p>All/275_Left Index 1_Bend_16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1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276">
            <text:p>276</text:p>
          </table:table-cell>
          <table:table-cell table:formula="of:=CONCATENATE(&quot;All/&quot;;TEXT([.A280];&quot;000&quot;) ;&quot;_&quot;;[.E280];&quot;_&quot;;IF([.M280]=&quot;Side-Side&quot;;&quot;Side&quot;;SUBSTITUTE([.M280];&quot;-&quot;;&quot;&quot;));IF([.L280]&lt;0;&quot;_N&quot;;&quot;_&quot;);ABS([.L280]);IF([.O280]=&quot;&quot;;&quot;&quot;;&quot;_JCM&quot;))" office:value-type="string" office:string-value="All/276_Left Index 1_Bend_33">
            <text:p>All/276_Left Index 1_Bend_33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1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277">
            <text:p>277</text:p>
          </table:table-cell>
          <table:table-cell table:formula="of:=CONCATENATE(&quot;All/&quot;;TEXT([.A281];&quot;000&quot;) ;&quot;_&quot;;[.E281];&quot;_&quot;;IF([.M281]=&quot;Side-Side&quot;;&quot;Side&quot;;SUBSTITUTE([.M281];&quot;-&quot;;&quot;&quot;));IF([.L281]&lt;0;&quot;_N&quot;;&quot;_&quot;);ABS([.L281]);IF([.O281]=&quot;&quot;;&quot;&quot;;&quot;_JCM&quot;))" office:value-type="string" office:string-value="All/277_Left Index 2_Bend_12">
            <text:p>All/277_Left Index 2_Bend_12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2</text:p>
          </table:table-cell>
          <table:table-cell table:formula="of:=IF([.F1]=[.N281];[.L281];&quot;&quot;)">
            <text:p/>
          </table:table-cell>
          <table:table-cell table:formula="of:=IF([.G1]=[.N281];[.L281];&quot;&quot;)">
            <text:p/>
          </table:table-cell>
          <table:table-cell table:formula="of:=IF([.H1]=[.N281];[.L281];&quot;&quot;)" office:value-type="float" office:value="12">
            <text:p>12</text:p>
          </table:table-cell>
          <table:table-cell table:formula="of:=IF([.I1]=[.N281];[.L281];&quot;&quot;)">
            <text:p/>
          </table:table-cell>
          <table:table-cell table:formula="of:=IF([.J1]=[.N281];[.L281];&quot;&quot;)">
            <text:p/>
          </table:table-cell>
          <table:table-cell table:formula="of:=IF([.K1]=[.N281];[.L281];&quot;&quot;)">
            <text:p/>
          </table:table-cell>
          <table:table-cell office:value-type="float" office:value="12">
            <text:p>1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78">
            <text:p>278</text:p>
          </table:table-cell>
          <table:table-cell table:formula="of:=CONCATENATE(&quot;All/&quot;;TEXT([.A282];&quot;000&quot;) ;&quot;_&quot;;[.E282];&quot;_&quot;;IF([.M282]=&quot;Side-Side&quot;;&quot;Side&quot;;SUBSTITUTE([.M282];&quot;-&quot;;&quot;&quot;));IF([.L282]&lt;0;&quot;_N&quot;;&quot;_&quot;);ABS([.L282]);IF([.O282]=&quot;&quot;;&quot;&quot;;&quot;_JCM&quot;))" office:value-type="string" office:string-value="All/278_Left Index 2_Bend_N105_JCM">
            <text:p>All/278_Left Index 2_Bend_N10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2</text:p>
          </table:table-cell>
          <table:table-cell table:formula="of:=IF([.F1]=[.N282];[.L282];&quot;&quot;)">
            <text:p/>
          </table:table-cell>
          <table:table-cell table:formula="of:=IF([.G1]=[.N282];[.L282];&quot;&quot;)">
            <text:p/>
          </table:table-cell>
          <table:table-cell table:formula="of:=IF([.H1]=[.N282];[.L282];&quot;&quot;)" office:value-type="float" office:value="-105">
            <text:p>-105</text:p>
          </table:table-cell>
          <table:table-cell table:formula="of:=IF([.I1]=[.N282];[.L282];&quot;&quot;)">
            <text:p/>
          </table:table-cell>
          <table:table-cell table:formula="of:=IF([.J1]=[.N282];[.L282];&quot;&quot;)">
            <text:p/>
          </table:table-cell>
          <table:table-cell table:formula="of:=IF([.K1]=[.N282];[.L282];&quot;&quot;)">
            <text:p/>
          </table:table-cell>
          <table:table-cell office:value-type="float" office:value="-105">
            <text:p>-10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279">
            <text:p>279</text:p>
          </table:table-cell>
          <table:table-cell table:formula="of:=CONCATENATE(&quot;All/&quot;;TEXT([.A283];&quot;000&quot;) ;&quot;_&quot;;[.E283];&quot;_&quot;;IF([.M283]=&quot;Side-Side&quot;;&quot;Side&quot;;SUBSTITUTE([.M283];&quot;-&quot;;&quot;&quot;));IF([.L283]&lt;0;&quot;_N&quot;;&quot;_&quot;);ABS([.L283]);IF([.O283]=&quot;&quot;;&quot;&quot;;&quot;_JCM&quot;))" office:value-type="string" office:string-value="All/279_Left Index 2_Bend_N90_JCM">
            <text:p>All/279_Left Index 2_Bend_N9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2</text:p>
          </table:table-cell>
          <table:table-cell table:number-columns-repeated="2"/>
          <table:table-cell office:value-type="float" office:value="-90">
            <text:p>-90</text:p>
          </table:table-cell>
          <table:table-cell table:number-columns-repeated="3"/>
          <table:table-cell office:value-type="float" office:value="-90">
            <text:p>-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280">
            <text:p>280</text:p>
          </table:table-cell>
          <table:table-cell table:formula="of:=CONCATENATE(&quot;All/&quot;;TEXT([.A284];&quot;000&quot;) ;&quot;_&quot;;[.E284];&quot;_&quot;;IF([.M284]=&quot;Side-Side&quot;;&quot;Side&quot;;SUBSTITUTE([.M284];&quot;-&quot;;&quot;&quot;));IF([.L284]&lt;0;&quot;_N&quot;;&quot;_&quot;);ABS([.L284]);IF([.O284]=&quot;&quot;;&quot;&quot;;&quot;_JCM&quot;))" office:value-type="string" office:string-value="All/280_Left Index 2_Bend_N75_JCM">
            <text:p>All/280_Left Index 2_Bend_N7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2</text:p>
          </table:table-cell>
          <table:table-cell table:number-columns-repeated="2"/>
          <table:table-cell office:value-type="float" office:value="-75">
            <text:p>-75</text:p>
          </table:table-cell>
          <table:table-cell table:number-columns-repeated="3"/>
          <table:table-cell office:value-type="float" office:value="-75">
            <text:p>-7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281">
            <text:p>281</text:p>
          </table:table-cell>
          <table:table-cell table:formula="of:=CONCATENATE(&quot;All/&quot;;TEXT([.A285];&quot;000&quot;) ;&quot;_&quot;;[.E285];&quot;_&quot;;IF([.M285]=&quot;Side-Side&quot;;&quot;Side&quot;;SUBSTITUTE([.M285];&quot;-&quot;;&quot;&quot;));IF([.L285]&lt;0;&quot;_N&quot;;&quot;_&quot;);ABS([.L285]);IF([.O285]=&quot;&quot;;&quot;&quot;;&quot;_JCM&quot;))" office:value-type="string" office:string-value="All/281_Left Index 2_Bend_N60_JCM">
            <text:p>All/281_Left Index 2_Bend_N6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2</text:p>
          </table:table-cell>
          <table:table-cell table:number-columns-repeated="2"/>
          <table:table-cell office:value-type="float" office:value="-60">
            <text:p>-60</text:p>
          </table:table-cell>
          <table:table-cell table:number-columns-repeated="3"/>
          <table:table-cell office:value-type="float" office:value="-60">
            <text:p>-6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282">
            <text:p>282</text:p>
          </table:table-cell>
          <table:table-cell table:formula="of:=CONCATENATE(&quot;All/&quot;;TEXT([.A286];&quot;000&quot;) ;&quot;_&quot;;[.E286];&quot;_&quot;;IF([.M286]=&quot;Side-Side&quot;;&quot;Side&quot;;SUBSTITUTE([.M286];&quot;-&quot;;&quot;&quot;));IF([.L286]&lt;0;&quot;_N&quot;;&quot;_&quot;);ABS([.L286]);IF([.O286]=&quot;&quot;;&quot;&quot;;&quot;_JCM&quot;))" office:value-type="string" office:string-value="All/282_Left Index 2_Bend_N45_JCM">
            <text:p>All/282_Left Index 2_Bend_N4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2</text:p>
          </table:table-cell>
          <table:table-cell table:number-columns-repeated="2"/>
          <table:table-cell office:value-type="float" office:value="-45">
            <text:p>-45</text:p>
          </table:table-cell>
          <table:table-cell table:number-columns-repeated="3"/>
          <table:table-cell office:value-type="float" office:value="-45">
            <text:p>-4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283">
            <text:p>283</text:p>
          </table:table-cell>
          <table:table-cell table:formula="of:=CONCATENATE(&quot;All/&quot;;TEXT([.A287];&quot;000&quot;) ;&quot;_&quot;;[.E287];&quot;_&quot;;IF([.M287]=&quot;Side-Side&quot;;&quot;Side&quot;;SUBSTITUTE([.M287];&quot;-&quot;;&quot;&quot;));IF([.L287]&lt;0;&quot;_N&quot;;&quot;_&quot;);ABS([.L287]);IF([.O287]=&quot;&quot;;&quot;&quot;;&quot;_JCM&quot;))" office:value-type="string" office:string-value="All/283_Left Index 2_Bend_N30_JCM">
            <text:p>All/283_Left Index 2_Bend_N3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2</text:p>
          </table:table-cell>
          <table:table-cell table:number-columns-repeated="2"/>
          <table:table-cell office:value-type="float" office:value="-30">
            <text:p>-30</text:p>
          </table:table-cell>
          <table:table-cell table:number-columns-repeated="3"/>
          <table:table-cell office:value-type="float" office:value="-30">
            <text:p>-3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284">
            <text:p>284</text:p>
          </table:table-cell>
          <table:table-cell table:formula="of:=CONCATENATE(&quot;All/&quot;;TEXT([.A288];&quot;000&quot;) ;&quot;_&quot;;[.E288];&quot;_&quot;;IF([.M288]=&quot;Side-Side&quot;;&quot;Side&quot;;SUBSTITUTE([.M288];&quot;-&quot;;&quot;&quot;));IF([.L288]&lt;0;&quot;_N&quot;;&quot;_&quot;);ABS([.L288]);IF([.O288]=&quot;&quot;;&quot;&quot;;&quot;_JCM&quot;))" office:value-type="string" office:string-value="All/284_Left Index 2_Bend_N16_JCM">
            <text:p>All/284_Left Index 2_Bend_N16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2</text:p>
          </table:table-cell>
          <table:table-cell table:number-columns-repeated="2"/>
          <table:table-cell office:value-type="float" office:value="-16">
            <text:p>-16</text:p>
          </table:table-cell>
          <table:table-cell table:number-columns-repeated="3"/>
          <table:table-cell office:value-type="float" office:value="-16">
            <text:p>-1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285">
            <text:p>285</text:p>
          </table:table-cell>
          <table:table-cell table:formula="of:=CONCATENATE(&quot;All/&quot;;TEXT([.A289];&quot;000&quot;) ;&quot;_&quot;;[.E289];&quot;_&quot;;IF([.M289]=&quot;Side-Side&quot;;&quot;Side&quot;;SUBSTITUTE([.M289];&quot;-&quot;;&quot;&quot;));IF([.L289]&lt;0;&quot;_N&quot;;&quot;_&quot;);ABS([.L289]);IF([.O289]=&quot;&quot;;&quot;&quot;;&quot;_JCM&quot;))" office:value-type="string" office:string-value="All/285_Left Index 2_Bend_N2_JCM">
            <text:p>All/285_Left Index 2_Bend_N2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2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3"/>
          <table:table-cell office:value-type="float" office:value="-2">
            <text:p>-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286">
            <text:p>286</text:p>
          </table:table-cell>
          <table:table-cell table:formula="of:=CONCATENATE(&quot;All/&quot;;TEXT([.A290];&quot;000&quot;) ;&quot;_&quot;;[.E290];&quot;_&quot;;IF([.M290]=&quot;Side-Side&quot;;&quot;Side&quot;;SUBSTITUTE([.M290];&quot;-&quot;;&quot;&quot;));IF([.L290]&lt;0;&quot;_N&quot;;&quot;_&quot;);ABS([.L290]);IF([.O290]=&quot;&quot;;&quot;&quot;;&quot;_JCM&quot;))" office:value-type="string" office:string-value="All/286_Left Index 3_Bend_20">
            <text:p>All/286_Left Index 3_Bend_2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3</text:p>
          </table:table-cell>
          <table:table-cell table:formula="of:=IF([.F1]=[.N290];[.L290];&quot;&quot;)">
            <text:p/>
          </table:table-cell>
          <table:table-cell table:formula="of:=IF([.G1]=[.N290];[.L290];&quot;&quot;)">
            <text:p/>
          </table:table-cell>
          <table:table-cell table:formula="of:=IF([.H1]=[.N290];[.L290];&quot;&quot;)" office:value-type="float" office:value="20">
            <text:p>20</text:p>
          </table:table-cell>
          <table:table-cell table:formula="of:=IF([.I1]=[.N290];[.L290];&quot;&quot;)">
            <text:p/>
          </table:table-cell>
          <table:table-cell table:formula="of:=IF([.J1]=[.N290];[.L290];&quot;&quot;)">
            <text:p/>
          </table:table-cell>
          <table:table-cell table:formula="of:=IF([.K1]=[.N290];[.L290];&quot;&quot;)">
            <text:p/>
          </table:table-cell>
          <table:table-cell office:value-type="float" office:value="20">
            <text:p>2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87">
            <text:p>287</text:p>
          </table:table-cell>
          <table:table-cell table:formula="of:=CONCATENATE(&quot;All/&quot;;TEXT([.A291];&quot;000&quot;) ;&quot;_&quot;;[.E291];&quot;_&quot;;IF([.M291]=&quot;Side-Side&quot;;&quot;Side&quot;;SUBSTITUTE([.M291];&quot;-&quot;;&quot;&quot;));IF([.L291]&lt;0;&quot;_N&quot;;&quot;_&quot;);ABS([.L291]);IF([.O291]=&quot;&quot;;&quot;&quot;;&quot;_JCM&quot;))" office:value-type="string" office:string-value="All/287_Left Index 3_Bend_N90_JCM">
            <text:p>All/287_Left Index 3_Bend_N9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3</text:p>
          </table:table-cell>
          <table:table-cell table:formula="of:=IF([.F1]=[.N291];[.L291];&quot;&quot;)">
            <text:p/>
          </table:table-cell>
          <table:table-cell table:formula="of:=IF([.G1]=[.N291];[.L291];&quot;&quot;)">
            <text:p/>
          </table:table-cell>
          <table:table-cell table:formula="of:=IF([.H1]=[.N291];[.L291];&quot;&quot;)" office:value-type="float" office:value="-90">
            <text:p>-90</text:p>
          </table:table-cell>
          <table:table-cell table:formula="of:=IF([.I1]=[.N291];[.L291];&quot;&quot;)">
            <text:p/>
          </table:table-cell>
          <table:table-cell table:formula="of:=IF([.J1]=[.N291];[.L291];&quot;&quot;)">
            <text:p/>
          </table:table-cell>
          <table:table-cell table:formula="of:=IF([.K1]=[.N291];[.L291];&quot;&quot;)">
            <text:p/>
          </table:table-cell>
          <table:table-cell office:value-type="float" office:value="-90">
            <text:p>-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88">
            <text:p>288</text:p>
          </table:table-cell>
          <table:table-cell table:formula="of:=CONCATENATE(&quot;All/&quot;;TEXT([.A292];&quot;000&quot;) ;&quot;_&quot;;[.E292];&quot;_&quot;;IF([.M292]=&quot;Side-Side&quot;;&quot;Side&quot;;SUBSTITUTE([.M292];&quot;-&quot;;&quot;&quot;));IF([.L292]&lt;0;&quot;_N&quot;;&quot;_&quot;);ABS([.L292]);IF([.O292]=&quot;&quot;;&quot;&quot;;&quot;_JCM&quot;))" office:value-type="string" office:string-value="All/288_Left Index 3_Bend_N76_JCM">
            <text:p>All/288_Left Index 3_Bend_N76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3</text:p>
          </table:table-cell>
          <table:table-cell table:number-columns-repeated="2"/>
          <table:table-cell office:value-type="float" office:value="-76">
            <text:p>-76</text:p>
          </table:table-cell>
          <table:table-cell table:number-columns-repeated="3"/>
          <table:table-cell office:value-type="float" office:value="-76">
            <text:p>-7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89">
            <text:p>289</text:p>
          </table:table-cell>
          <table:table-cell table:formula="of:=CONCATENATE(&quot;All/&quot;;TEXT([.A293];&quot;000&quot;) ;&quot;_&quot;;[.E293];&quot;_&quot;;IF([.M293]=&quot;Side-Side&quot;;&quot;Side&quot;;SUBSTITUTE([.M293];&quot;-&quot;;&quot;&quot;));IF([.L293]&lt;0;&quot;_N&quot;;&quot;_&quot;);ABS([.L293]);IF([.O293]=&quot;&quot;;&quot;&quot;;&quot;_JCM&quot;))" office:value-type="string" office:string-value="All/289_Left Index 3_Bend_N62_JCM">
            <text:p>All/289_Left Index 3_Bend_N62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3</text:p>
          </table:table-cell>
          <table:table-cell table:number-columns-repeated="2"/>
          <table:table-cell office:value-type="float" office:value="-62">
            <text:p>-62</text:p>
          </table:table-cell>
          <table:table-cell table:number-columns-repeated="3"/>
          <table:table-cell office:value-type="float" office:value="-62">
            <text:p>-6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90">
            <text:p>290</text:p>
          </table:table-cell>
          <table:table-cell table:formula="of:=CONCATENATE(&quot;All/&quot;;TEXT([.A294];&quot;000&quot;) ;&quot;_&quot;;[.E294];&quot;_&quot;;IF([.M294]=&quot;Side-Side&quot;;&quot;Side&quot;;SUBSTITUTE([.M294];&quot;-&quot;;&quot;&quot;));IF([.L294]&lt;0;&quot;_N&quot;;&quot;_&quot;);ABS([.L294]);IF([.O294]=&quot;&quot;;&quot;&quot;;&quot;_JCM&quot;))" office:value-type="string" office:string-value="All/290_Left Index 3_Bend_N48_JCM">
            <text:p>All/290_Left Index 3_Bend_N48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3</text:p>
          </table:table-cell>
          <table:table-cell table:number-columns-repeated="2"/>
          <table:table-cell office:value-type="float" office:value="-48">
            <text:p>-48</text:p>
          </table:table-cell>
          <table:table-cell table:number-columns-repeated="3"/>
          <table:table-cell office:value-type="float" office:value="-48">
            <text:p>-4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91">
            <text:p>291</text:p>
          </table:table-cell>
          <table:table-cell table:formula="of:=CONCATENATE(&quot;All/&quot;;TEXT([.A295];&quot;000&quot;) ;&quot;_&quot;;[.E295];&quot;_&quot;;IF([.M295]=&quot;Side-Side&quot;;&quot;Side&quot;;SUBSTITUTE([.M295];&quot;-&quot;;&quot;&quot;));IF([.L295]&lt;0;&quot;_N&quot;;&quot;_&quot;);ABS([.L295]);IF([.O295]=&quot;&quot;;&quot;&quot;;&quot;_JCM&quot;))" office:value-type="string" office:string-value="All/291_Left Index 3_Bend_N34_JCM">
            <text:p>All/291_Left Index 3_Bend_N34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3</text:p>
          </table:table-cell>
          <table:table-cell table:number-columns-repeated="2"/>
          <table:table-cell office:value-type="float" office:value="-34">
            <text:p>-34</text:p>
          </table:table-cell>
          <table:table-cell table:number-columns-repeated="3"/>
          <table:table-cell office:value-type="float" office:value="-34">
            <text:p>-3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92">
            <text:p>292</text:p>
          </table:table-cell>
          <table:table-cell table:formula="of:=CONCATENATE(&quot;All/&quot;;TEXT([.A296];&quot;000&quot;) ;&quot;_&quot;;[.E296];&quot;_&quot;;IF([.M296]=&quot;Side-Side&quot;;&quot;Side&quot;;SUBSTITUTE([.M296];&quot;-&quot;;&quot;&quot;));IF([.L296]&lt;0;&quot;_N&quot;;&quot;_&quot;);ABS([.L296]);IF([.O296]=&quot;&quot;;&quot;&quot;;&quot;_JCM&quot;))" office:value-type="string" office:string-value="All/292_Left Index 3_Bend_N20_JCM">
            <text:p>All/292_Left Index 3_Bend_N2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3</text:p>
          </table:table-cell>
          <table:table-cell table:number-columns-repeated="2"/>
          <table:table-cell office:value-type="float" office:value="-20">
            <text:p>-20</text:p>
          </table:table-cell>
          <table:table-cell table:number-columns-repeated="3"/>
          <table:table-cell office:value-type="float" office:value="-20">
            <text:p>-2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93">
            <text:p>293</text:p>
          </table:table-cell>
          <table:table-cell table:formula="of:=CONCATENATE(&quot;All/&quot;;TEXT([.A297];&quot;000&quot;) ;&quot;_&quot;;[.E297];&quot;_&quot;;IF([.M297]=&quot;Side-Side&quot;;&quot;Side&quot;;SUBSTITUTE([.M297];&quot;-&quot;;&quot;&quot;));IF([.L297]&lt;0;&quot;_N&quot;;&quot;_&quot;);ABS([.L297]);IF([.O297]=&quot;&quot;;&quot;&quot;;&quot;_JCM&quot;))" office:value-type="string" office:string-value="All/293_Left Index 3_Bend_N6_JCM">
            <text:p>All/293_Left Index 3_Bend_N6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3</text:p>
          </table:table-cell>
          <table:table-cell table:number-columns-repeated="2"/>
          <table:table-cell office:value-type="float" office:value="-6">
            <text:p>-6</text:p>
          </table:table-cell>
          <table:table-cell table:number-columns-repeated="3"/>
          <table:table-cell office:value-type="float" office:value="-6">
            <text:p>-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94">
            <text:p>294</text:p>
          </table:table-cell>
          <table:table-cell table:formula="of:=CONCATENATE(&quot;All/&quot;;TEXT([.A298];&quot;000&quot;) ;&quot;_&quot;;[.E298];&quot;_&quot;;IF([.M298]=&quot;Side-Side&quot;;&quot;Side&quot;;SUBSTITUTE([.M298];&quot;-&quot;;&quot;&quot;));IF([.L298]&lt;0;&quot;_N&quot;;&quot;_&quot;);ABS([.L298]);IF([.O298]=&quot;&quot;;&quot;&quot;;&quot;_JCM&quot;))" office:value-type="string" office:string-value="All/294_Left Index 3_Bend_7">
            <text:p>All/294_Left Index 3_Bend_7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3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295">
            <text:p>295</text:p>
          </table:table-cell>
          <table:table-cell table:formula="of:=CONCATENATE(&quot;All/&quot;;TEXT([.A299];&quot;000&quot;) ;&quot;_&quot;;[.E299];&quot;_&quot;;IF([.M299]=&quot;Side-Side&quot;;&quot;Side&quot;;SUBSTITUTE([.M299];&quot;-&quot;;&quot;&quot;));IF([.L299]&lt;0;&quot;_N&quot;;&quot;_&quot;);ABS([.L299]);IF([.O299]=&quot;&quot;;&quot;&quot;;&quot;_JCM&quot;))" office:value-type="string" office:string-value="All/295_Left Carpal 2_Side_2">
            <text:p>All/295_Left Carpal 2_Side_2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Carpal 2</text:p>
          </table:table-cell>
          <table:table-cell table:formula="of:=IF([.F1]=[.N299];[.L299];&quot;&quot;)">
            <text:p/>
          </table:table-cell>
          <table:table-cell table:formula="of:=IF([.G1]=[.N299];[.L299];&quot;&quot;)" office:value-type="float" office:value="2">
            <text:p>2</text:p>
          </table:table-cell>
          <table:table-cell table:formula="of:=IF([.H1]=[.N299];[.L299];&quot;&quot;)">
            <text:p/>
          </table:table-cell>
          <table:table-cell table:formula="of:=IF([.I1]=[.N299];[.L299];&quot;&quot;)">
            <text:p/>
          </table:table-cell>
          <table:table-cell table:formula="of:=IF([.J1]=[.N299];[.L299];&quot;&quot;)">
            <text:p/>
          </table:table-cell>
          <table:table-cell table:formula="of:=IF([.K1]=[.N299];[.L299];&quot;&quot;)">
            <text:p/>
          </table:table-cell>
          <table:table-cell office:value-type="float" office:value="2">
            <text:p>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96">
            <text:p>296</text:p>
          </table:table-cell>
          <table:table-cell table:formula="of:=CONCATENATE(&quot;All/&quot;;TEXT([.A300];&quot;000&quot;) ;&quot;_&quot;;[.E300];&quot;_&quot;;IF([.M300]=&quot;Side-Side&quot;;&quot;Side&quot;;SUBSTITUTE([.M300];&quot;-&quot;;&quot;&quot;));IF([.L300]&lt;0;&quot;_N&quot;;&quot;_&quot;);ABS([.L300]);IF([.O300]=&quot;&quot;;&quot;&quot;;&quot;_JCM&quot;))" office:value-type="string" office:string-value="All/296_Left Carpal 2_Side_N2">
            <text:p>All/296_Left Carpal 2_Side_N2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Carpal 2</text:p>
          </table:table-cell>
          <table:table-cell table:formula="of:=IF([.F1]=[.N300];[.L300];&quot;&quot;)">
            <text:p/>
          </table:table-cell>
          <table:table-cell table:formula="of:=IF([.G1]=[.N300];[.L300];&quot;&quot;)" office:value-type="float" office:value="-2">
            <text:p>-2</text:p>
          </table:table-cell>
          <table:table-cell table:formula="of:=IF([.H1]=[.N300];[.L300];&quot;&quot;)">
            <text:p/>
          </table:table-cell>
          <table:table-cell table:formula="of:=IF([.I1]=[.N300];[.L300];&quot;&quot;)">
            <text:p/>
          </table:table-cell>
          <table:table-cell table:formula="of:=IF([.J1]=[.N300];[.L300];&quot;&quot;)">
            <text:p/>
          </table:table-cell>
          <table:table-cell table:formula="of:=IF([.K1]=[.N300];[.L300];&quot;&quot;)">
            <text:p/>
          </table:table-cell>
          <table:table-cell office:value-type="float" office:value="-2">
            <text:p>-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97">
            <text:p>297</text:p>
          </table:table-cell>
          <table:table-cell table:formula="of:=CONCATENATE(&quot;All/&quot;;TEXT([.A301];&quot;000&quot;) ;&quot;_&quot;;[.E301];&quot;_&quot;;IF([.M301]=&quot;Side-Side&quot;;&quot;Side&quot;;SUBSTITUTE([.M301];&quot;-&quot;;&quot;&quot;));IF([.L301]&lt;0;&quot;_N&quot;;&quot;_&quot;);ABS([.L301]);IF([.O301]=&quot;&quot;;&quot;&quot;;&quot;_JCM&quot;))" office:value-type="string" office:string-value="All/297_Left Carpal 2_Bend_4">
            <text:p>All/297_Left Carpal 2_Bend_4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Carpal 2</text:p>
          </table:table-cell>
          <table:table-cell table:formula="of:=IF([.F1]=[.N301];[.L301];&quot;&quot;)">
            <text:p/>
          </table:table-cell>
          <table:table-cell table:formula="of:=IF([.G1]=[.N301];[.L301];&quot;&quot;)">
            <text:p/>
          </table:table-cell>
          <table:table-cell table:formula="of:=IF([.H1]=[.N301];[.L301];&quot;&quot;)" office:value-type="float" office:value="4">
            <text:p>4</text:p>
          </table:table-cell>
          <table:table-cell table:formula="of:=IF([.I1]=[.N301];[.L301];&quot;&quot;)">
            <text:p/>
          </table:table-cell>
          <table:table-cell table:formula="of:=IF([.J1]=[.N301];[.L301];&quot;&quot;)">
            <text:p/>
          </table:table-cell>
          <table:table-cell table:formula="of:=IF([.K1]=[.N301];[.L301];&quot;&quot;)">
            <text:p/>
          </table:table-cell>
          <table:table-cell office:value-type="float" office:value="4">
            <text:p>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98">
            <text:p>298</text:p>
          </table:table-cell>
          <table:table-cell table:formula="of:=CONCATENATE(&quot;All/&quot;;TEXT([.A302];&quot;000&quot;) ;&quot;_&quot;;[.E302];&quot;_&quot;;IF([.M302]=&quot;Side-Side&quot;;&quot;Side&quot;;SUBSTITUTE([.M302];&quot;-&quot;;&quot;&quot;));IF([.L302]&lt;0;&quot;_N&quot;;&quot;_&quot;);ABS([.L302]);IF([.O302]=&quot;&quot;;&quot;&quot;;&quot;_JCM&quot;))" office:value-type="string" office:string-value="All/298_Left Carpal 2_Bend_N4">
            <text:p>All/298_Left Carpal 2_Bend_N4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Carpal 2</text:p>
          </table:table-cell>
          <table:table-cell table:formula="of:=IF([.F1]=[.N302];[.L302];&quot;&quot;)">
            <text:p/>
          </table:table-cell>
          <table:table-cell table:formula="of:=IF([.G1]=[.N302];[.L302];&quot;&quot;)">
            <text:p/>
          </table:table-cell>
          <table:table-cell table:formula="of:=IF([.H1]=[.N302];[.L302];&quot;&quot;)" office:value-type="float" office:value="-4">
            <text:p>-4</text:p>
          </table:table-cell>
          <table:table-cell table:formula="of:=IF([.I1]=[.N302];[.L302];&quot;&quot;)">
            <text:p/>
          </table:table-cell>
          <table:table-cell table:formula="of:=IF([.J1]=[.N302];[.L302];&quot;&quot;)">
            <text:p/>
          </table:table-cell>
          <table:table-cell table:formula="of:=IF([.K1]=[.N302];[.L302];&quot;&quot;)">
            <text:p/>
          </table:table-cell>
          <table:table-cell office:value-type="float" office:value="-4">
            <text:p>-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99">
            <text:p>299</text:p>
          </table:table-cell>
          <table:table-cell table:formula="of:=CONCATENATE(&quot;All/&quot;;TEXT([.A303];&quot;000&quot;) ;&quot;_&quot;;[.E303];&quot;_&quot;;IF([.M303]=&quot;Side-Side&quot;;&quot;Side&quot;;SUBSTITUTE([.M303];&quot;-&quot;;&quot;&quot;));IF([.L303]&lt;0;&quot;_N&quot;;&quot;_&quot;);ABS([.L303]);IF([.O303]=&quot;&quot;;&quot;&quot;;&quot;_JCM&quot;))" office:value-type="string" office:string-value="All/299_Left Mid 1_Twist_5">
            <text:p>All/299_Left Mid 1_Twist_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1</text:p>
          </table:table-cell>
          <table:table-cell table:formula="of:=IF([.F1]=[.N303];[.L303];&quot;&quot;)" office:value-type="float" office:value="5">
            <text:p>5</text:p>
          </table:table-cell>
          <table:table-cell table:formula="of:=IF([.G1]=[.N303];[.L303];&quot;&quot;)">
            <text:p/>
          </table:table-cell>
          <table:table-cell table:formula="of:=IF([.H1]=[.N303];[.L303];&quot;&quot;)">
            <text:p/>
          </table:table-cell>
          <table:table-cell table:formula="of:=IF([.I1]=[.N303];[.L303];&quot;&quot;)">
            <text:p/>
          </table:table-cell>
          <table:table-cell table:formula="of:=IF([.J1]=[.N303];[.L303];&quot;&quot;)">
            <text:p/>
          </table:table-cell>
          <table:table-cell table:formula="of:=IF([.K1]=[.N303];[.L303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00">
            <text:p>300</text:p>
          </table:table-cell>
          <table:table-cell table:formula="of:=CONCATENATE(&quot;All/&quot;;TEXT([.A304];&quot;000&quot;) ;&quot;_&quot;;[.E304];&quot;_&quot;;IF([.M304]=&quot;Side-Side&quot;;&quot;Side&quot;;SUBSTITUTE([.M304];&quot;-&quot;;&quot;&quot;));IF([.L304]&lt;0;&quot;_N&quot;;&quot;_&quot;);ABS([.L304]);IF([.O304]=&quot;&quot;;&quot;&quot;;&quot;_JCM&quot;))" office:value-type="string" office:string-value="All/300_Left Mid 1_Twist_N5">
            <text:p>All/300_Left Mid 1_Twist_N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1</text:p>
          </table:table-cell>
          <table:table-cell table:formula="of:=IF([.F1]=[.N304];[.L304];&quot;&quot;)" office:value-type="float" office:value="-5">
            <text:p>-5</text:p>
          </table:table-cell>
          <table:table-cell table:formula="of:=IF([.G1]=[.N304];[.L304];&quot;&quot;)">
            <text:p/>
          </table:table-cell>
          <table:table-cell table:formula="of:=IF([.H1]=[.N304];[.L304];&quot;&quot;)">
            <text:p/>
          </table:table-cell>
          <table:table-cell table:formula="of:=IF([.I1]=[.N304];[.L304];&quot;&quot;)">
            <text:p/>
          </table:table-cell>
          <table:table-cell table:formula="of:=IF([.J1]=[.N304];[.L304];&quot;&quot;)">
            <text:p/>
          </table:table-cell>
          <table:table-cell table:formula="of:=IF([.K1]=[.N304];[.L304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01">
            <text:p>301</text:p>
          </table:table-cell>
          <table:table-cell table:formula="of:=CONCATENATE(&quot;All/&quot;;TEXT([.A305];&quot;000&quot;) ;&quot;_&quot;;[.E305];&quot;_&quot;;IF([.M305]=&quot;Side-Side&quot;;&quot;Side&quot;;SUBSTITUTE([.M305];&quot;-&quot;;&quot;&quot;));IF([.L305]&lt;0;&quot;_N&quot;;&quot;_&quot;);ABS([.L305]);IF([.O305]=&quot;&quot;;&quot;&quot;;&quot;_JCM&quot;))" office:value-type="string" office:string-value="All/301_Left Mid 1_Side_12">
            <text:p>All/301_Left Mid 1_Side_12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1</text:p>
          </table:table-cell>
          <table:table-cell table:formula="of:=IF([.F1]=[.N305];[.L305];&quot;&quot;)">
            <text:p/>
          </table:table-cell>
          <table:table-cell table:formula="of:=IF([.G1]=[.N305];[.L305];&quot;&quot;)" office:value-type="float" office:value="12">
            <text:p>12</text:p>
          </table:table-cell>
          <table:table-cell table:formula="of:=IF([.H1]=[.N305];[.L305];&quot;&quot;)">
            <text:p/>
          </table:table-cell>
          <table:table-cell table:formula="of:=IF([.I1]=[.N305];[.L305];&quot;&quot;)">
            <text:p/>
          </table:table-cell>
          <table:table-cell table:formula="of:=IF([.J1]=[.N305];[.L305];&quot;&quot;)">
            <text:p/>
          </table:table-cell>
          <table:table-cell table:formula="of:=IF([.K1]=[.N305];[.L305];&quot;&quot;)">
            <text:p/>
          </table:table-cell>
          <table:table-cell office:value-type="float" office:value="12">
            <text:p>1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02">
            <text:p>302</text:p>
          </table:table-cell>
          <table:table-cell table:formula="of:=CONCATENATE(&quot;All/&quot;;TEXT([.A306];&quot;000&quot;) ;&quot;_&quot;;[.E306];&quot;_&quot;;IF([.M306]=&quot;Side-Side&quot;;&quot;Side&quot;;SUBSTITUTE([.M306];&quot;-&quot;;&quot;&quot;));IF([.L306]&lt;0;&quot;_N&quot;;&quot;_&quot;);ABS([.L306]);IF([.O306]=&quot;&quot;;&quot;&quot;;&quot;_JCM&quot;))" office:value-type="string" office:string-value="All/302_Left Mid 1_Side_N12">
            <text:p>All/302_Left Mid 1_Side_N12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1</text:p>
          </table:table-cell>
          <table:table-cell table:formula="of:=IF([.F1]=[.N306];[.L306];&quot;&quot;)">
            <text:p/>
          </table:table-cell>
          <table:table-cell table:formula="of:=IF([.G1]=[.N306];[.L306];&quot;&quot;)" office:value-type="float" office:value="-12">
            <text:p>-12</text:p>
          </table:table-cell>
          <table:table-cell table:formula="of:=IF([.H1]=[.N306];[.L306];&quot;&quot;)">
            <text:p/>
          </table:table-cell>
          <table:table-cell table:formula="of:=IF([.I1]=[.N306];[.L306];&quot;&quot;)">
            <text:p/>
          </table:table-cell>
          <table:table-cell table:formula="of:=IF([.J1]=[.N306];[.L306];&quot;&quot;)">
            <text:p/>
          </table:table-cell>
          <table:table-cell table:formula="of:=IF([.K1]=[.N306];[.L306];&quot;&quot;)">
            <text:p/>
          </table:table-cell>
          <table:table-cell office:value-type="float" office:value="-12">
            <text:p>-1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03">
            <text:p>303</text:p>
          </table:table-cell>
          <table:table-cell table:formula="of:=CONCATENATE(&quot;All/&quot;;TEXT([.A307];&quot;000&quot;) ;&quot;_&quot;;[.E307];&quot;_&quot;;IF([.M307]=&quot;Side-Side&quot;;&quot;Side&quot;;SUBSTITUTE([.M307];&quot;-&quot;;&quot;&quot;));IF([.L307]&lt;0;&quot;_N&quot;;&quot;_&quot;);ABS([.L307]);IF([.O307]=&quot;&quot;;&quot;&quot;;&quot;_JCM&quot;))" office:value-type="string" office:string-value="All/303_Left Mid 1_Bend_50">
            <text:p>All/303_Left Mid 1_Bend_5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1</text:p>
          </table:table-cell>
          <table:table-cell table:formula="of:=IF([.F1]=[.N307];[.L307];&quot;&quot;)">
            <text:p/>
          </table:table-cell>
          <table:table-cell table:formula="of:=IF([.G1]=[.N307];[.L307];&quot;&quot;)">
            <text:p/>
          </table:table-cell>
          <table:table-cell table:formula="of:=IF([.H1]=[.N307];[.L307];&quot;&quot;)" office:value-type="float" office:value="50">
            <text:p>50</text:p>
          </table:table-cell>
          <table:table-cell table:formula="of:=IF([.I1]=[.N307];[.L307];&quot;&quot;)">
            <text:p/>
          </table:table-cell>
          <table:table-cell table:formula="of:=IF([.J1]=[.N307];[.L307];&quot;&quot;)">
            <text:p/>
          </table:table-cell>
          <table:table-cell table:formula="of:=IF([.K1]=[.N307];[.L307];&quot;&quot;)">
            <text:p/>
          </table:table-cell>
          <table:table-cell office:value-type="float" office:value="50">
            <text:p>5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04">
            <text:p>304</text:p>
          </table:table-cell>
          <table:table-cell table:formula="of:=CONCATENATE(&quot;All/&quot;;TEXT([.A308];&quot;000&quot;) ;&quot;_&quot;;[.E308];&quot;_&quot;;IF([.M308]=&quot;Side-Side&quot;;&quot;Side&quot;;SUBSTITUTE([.M308];&quot;-&quot;;&quot;&quot;));IF([.L308]&lt;0;&quot;_N&quot;;&quot;_&quot;);ABS([.L308]);IF([.O308]=&quot;&quot;;&quot;&quot;;&quot;_JCM&quot;))" office:value-type="string" office:string-value="All/304_Left Mid 1_Bend_N95_JCM">
            <text:p>All/304_Left Mid 1_Bend_N9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1</text:p>
          </table:table-cell>
          <table:table-cell table:formula="of:=IF([.F1]=[.N308];[.L308];&quot;&quot;)">
            <text:p/>
          </table:table-cell>
          <table:table-cell table:formula="of:=IF([.G1]=[.N308];[.L308];&quot;&quot;)">
            <text:p/>
          </table:table-cell>
          <table:table-cell table:formula="of:=IF([.H1]=[.N308];[.L308];&quot;&quot;)" office:value-type="float" office:value="-95">
            <text:p>-95</text:p>
          </table:table-cell>
          <table:table-cell table:formula="of:=IF([.I1]=[.N308];[.L308];&quot;&quot;)">
            <text:p/>
          </table:table-cell>
          <table:table-cell table:formula="of:=IF([.J1]=[.N308];[.L308];&quot;&quot;)">
            <text:p/>
          </table:table-cell>
          <table:table-cell table:formula="of:=IF([.K1]=[.N308];[.L308];&quot;&quot;)">
            <text:p/>
          </table:table-cell>
          <table:table-cell office:value-type="float" office:value="-95">
            <text:p>-9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1Dwn_95_L</text:p>
          </table:table-cell>
          <table:table-cell table:number-columns-repeated="1003"/>
        </table:table-row>
        <table:table-row table:style-name="ro2">
          <table:table-cell table:style-name="ce2" office:value-type="float" office:value="305">
            <text:p>305</text:p>
          </table:table-cell>
          <table:table-cell table:formula="of:=CONCATENATE(&quot;All/&quot;;TEXT([.A309];&quot;000&quot;) ;&quot;_&quot;;[.E309];&quot;_&quot;;IF([.M309]=&quot;Side-Side&quot;;&quot;Side&quot;;SUBSTITUTE([.M309];&quot;-&quot;;&quot;&quot;));IF([.L309]&lt;0;&quot;_N&quot;;&quot;_&quot;);ABS([.L309]);IF([.O309]=&quot;&quot;;&quot;&quot;;&quot;_JCM&quot;))" office:value-type="string" office:string-value="All/305_Left Mid 1_Bend_N76_JCM">
            <text:p>All/305_Left Mid 1_Bend_N76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1</text:p>
          </table:table-cell>
          <table:table-cell table:number-columns-repeated="2"/>
          <table:table-cell office:value-type="float" office:value="-76">
            <text:p>-76</text:p>
          </table:table-cell>
          <table:table-cell table:number-columns-repeated="3"/>
          <table:table-cell office:value-type="float" office:value="-76">
            <text:p>-7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1Dwn_95_L</text:p>
          </table:table-cell>
          <table:table-cell table:number-columns-repeated="1003"/>
        </table:table-row>
        <table:table-row table:style-name="ro2">
          <table:table-cell table:style-name="ce2" office:value-type="float" office:value="306">
            <text:p>306</text:p>
          </table:table-cell>
          <table:table-cell table:formula="of:=CONCATENATE(&quot;All/&quot;;TEXT([.A310];&quot;000&quot;) ;&quot;_&quot;;[.E310];&quot;_&quot;;IF([.M310]=&quot;Side-Side&quot;;&quot;Side&quot;;SUBSTITUTE([.M310];&quot;-&quot;;&quot;&quot;));IF([.L310]&lt;0;&quot;_N&quot;;&quot;_&quot;);ABS([.L310]);IF([.O310]=&quot;&quot;;&quot;&quot;;&quot;_JCM&quot;))" office:value-type="string" office:string-value="All/306_Left Mid 1_Bend_N58_JCM">
            <text:p>All/306_Left Mid 1_Bend_N58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1</text:p>
          </table:table-cell>
          <table:table-cell table:number-columns-repeated="2"/>
          <table:table-cell office:value-type="float" office:value="-58">
            <text:p>-58</text:p>
          </table:table-cell>
          <table:table-cell table:number-columns-repeated="3"/>
          <table:table-cell office:value-type="float" office:value="-58">
            <text:p>-5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1Dwn_95_L</text:p>
          </table:table-cell>
          <table:table-cell table:number-columns-repeated="1003"/>
        </table:table-row>
        <table:table-row table:style-name="ro2">
          <table:table-cell table:style-name="ce2" office:value-type="float" office:value="307">
            <text:p>307</text:p>
          </table:table-cell>
          <table:table-cell table:formula="of:=CONCATENATE(&quot;All/&quot;;TEXT([.A311];&quot;000&quot;) ;&quot;_&quot;;[.E311];&quot;_&quot;;IF([.M311]=&quot;Side-Side&quot;;&quot;Side&quot;;SUBSTITUTE([.M311];&quot;-&quot;;&quot;&quot;));IF([.L311]&lt;0;&quot;_N&quot;;&quot;_&quot;);ABS([.L311]);IF([.O311]=&quot;&quot;;&quot;&quot;;&quot;_JCM&quot;))" office:value-type="string" office:string-value="All/307_Left Mid 1_Bend_N40_JCM">
            <text:p>All/307_Left Mid 1_Bend_N4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1</text:p>
          </table:table-cell>
          <table:table-cell table:number-columns-repeated="2"/>
          <table:table-cell office:value-type="float" office:value="-40">
            <text:p>-40</text:p>
          </table:table-cell>
          <table:table-cell table:number-columns-repeated="3"/>
          <table:table-cell office:value-type="float" office:value="-40">
            <text:p>-4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1Dwn_95_L</text:p>
          </table:table-cell>
          <table:table-cell table:number-columns-repeated="1003"/>
        </table:table-row>
        <table:table-row table:style-name="ro2">
          <table:table-cell table:style-name="ce2" office:value-type="float" office:value="308">
            <text:p>308</text:p>
          </table:table-cell>
          <table:table-cell table:formula="of:=CONCATENATE(&quot;All/&quot;;TEXT([.A312];&quot;000&quot;) ;&quot;_&quot;;[.E312];&quot;_&quot;;IF([.M312]=&quot;Side-Side&quot;;&quot;Side&quot;;SUBSTITUTE([.M312];&quot;-&quot;;&quot;&quot;));IF([.L312]&lt;0;&quot;_N&quot;;&quot;_&quot;);ABS([.L312]);IF([.O312]=&quot;&quot;;&quot;&quot;;&quot;_JCM&quot;))" office:value-type="string" office:string-value="All/308_Left Mid 1_Bend_N22_JCM">
            <text:p>All/308_Left Mid 1_Bend_N22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1</text:p>
          </table:table-cell>
          <table:table-cell table:number-columns-repeated="2"/>
          <table:table-cell office:value-type="float" office:value="-22">
            <text:p>-22</text:p>
          </table:table-cell>
          <table:table-cell table:number-columns-repeated="3"/>
          <table:table-cell office:value-type="float" office:value="-22">
            <text:p>-2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1Dwn_95_L</text:p>
          </table:table-cell>
          <table:table-cell table:number-columns-repeated="1003"/>
        </table:table-row>
        <table:table-row table:style-name="ro2">
          <table:table-cell table:style-name="ce2" office:value-type="float" office:value="309">
            <text:p>309</text:p>
          </table:table-cell>
          <table:table-cell table:formula="of:=CONCATENATE(&quot;All/&quot;;TEXT([.A313];&quot;000&quot;) ;&quot;_&quot;;[.E313];&quot;_&quot;;IF([.M313]=&quot;Side-Side&quot;;&quot;Side&quot;;SUBSTITUTE([.M313];&quot;-&quot;;&quot;&quot;));IF([.L313]&lt;0;&quot;_N&quot;;&quot;_&quot;);ABS([.L313]);IF([.O313]=&quot;&quot;;&quot;&quot;;&quot;_JCM&quot;))" office:value-type="string" office:string-value="All/309_Left Mid 1_Bend_N4_JCM">
            <text:p>All/309_Left Mid 1_Bend_N4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1</text:p>
          </table:table-cell>
          <table:table-cell table:number-columns-repeated="2"/>
          <table:table-cell office:value-type="float" office:value="-4">
            <text:p>-4</text:p>
          </table:table-cell>
          <table:table-cell table:number-columns-repeated="3"/>
          <table:table-cell office:value-type="float" office:value="-4">
            <text:p>-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1Dwn_95_L</text:p>
          </table:table-cell>
          <table:table-cell table:number-columns-repeated="1003"/>
        </table:table-row>
        <table:table-row table:style-name="ro2">
          <table:table-cell table:style-name="ce2" office:value-type="float" office:value="310">
            <text:p>310</text:p>
          </table:table-cell>
          <table:table-cell table:formula="of:=CONCATENATE(&quot;All/&quot;;TEXT([.A314];&quot;000&quot;) ;&quot;_&quot;;[.E314];&quot;_&quot;;IF([.M314]=&quot;Side-Side&quot;;&quot;Side&quot;;SUBSTITUTE([.M314];&quot;-&quot;;&quot;&quot;));IF([.L314]&lt;0;&quot;_N&quot;;&quot;_&quot;);ABS([.L314]);IF([.O314]=&quot;&quot;;&quot;&quot;;&quot;_JCM&quot;))" office:value-type="string" office:string-value="All/310_Left Mid 1_Bend_14">
            <text:p>All/310_Left Mid 1_Bend_14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1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311">
            <text:p>311</text:p>
          </table:table-cell>
          <table:table-cell table:formula="of:=CONCATENATE(&quot;All/&quot;;TEXT([.A315];&quot;000&quot;) ;&quot;_&quot;;[.E315];&quot;_&quot;;IF([.M315]=&quot;Side-Side&quot;;&quot;Side&quot;;SUBSTITUTE([.M315];&quot;-&quot;;&quot;&quot;));IF([.L315]&lt;0;&quot;_N&quot;;&quot;_&quot;);ABS([.L315]);IF([.O315]=&quot;&quot;;&quot;&quot;;&quot;_JCM&quot;))" office:value-type="string" office:string-value="All/311_Left Mid 1_Bend_32">
            <text:p>All/311_Left Mid 1_Bend_32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1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312">
            <text:p>312</text:p>
          </table:table-cell>
          <table:table-cell table:formula="of:=CONCATENATE(&quot;All/&quot;;TEXT([.A316];&quot;000&quot;) ;&quot;_&quot;;[.E316];&quot;_&quot;;IF([.M316]=&quot;Side-Side&quot;;&quot;Side&quot;;SUBSTITUTE([.M316];&quot;-&quot;;&quot;&quot;));IF([.L316]&lt;0;&quot;_N&quot;;&quot;_&quot;);ABS([.L316]);IF([.O316]=&quot;&quot;;&quot;&quot;;&quot;_JCM&quot;))" office:value-type="string" office:string-value="All/312_Left Mid 2_Bend_12">
            <text:p>All/312_Left Mid 2_Bend_12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2</text:p>
          </table:table-cell>
          <table:table-cell table:formula="of:=IF([.F1]=[.N316];[.L316];&quot;&quot;)">
            <text:p/>
          </table:table-cell>
          <table:table-cell table:formula="of:=IF([.G1]=[.N316];[.L316];&quot;&quot;)">
            <text:p/>
          </table:table-cell>
          <table:table-cell table:formula="of:=IF([.H1]=[.N316];[.L316];&quot;&quot;)" office:value-type="float" office:value="12">
            <text:p>12</text:p>
          </table:table-cell>
          <table:table-cell table:formula="of:=IF([.I1]=[.N316];[.L316];&quot;&quot;)">
            <text:p/>
          </table:table-cell>
          <table:table-cell table:formula="of:=IF([.J1]=[.N316];[.L316];&quot;&quot;)">
            <text:p/>
          </table:table-cell>
          <table:table-cell table:formula="of:=IF([.K1]=[.N316];[.L316];&quot;&quot;)">
            <text:p/>
          </table:table-cell>
          <table:table-cell office:value-type="float" office:value="12">
            <text:p>1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13">
            <text:p>313</text:p>
          </table:table-cell>
          <table:table-cell table:formula="of:=CONCATENATE(&quot;All/&quot;;TEXT([.A317];&quot;000&quot;) ;&quot;_&quot;;[.E317];&quot;_&quot;;IF([.M317]=&quot;Side-Side&quot;;&quot;Side&quot;;SUBSTITUTE([.M317];&quot;-&quot;;&quot;&quot;));IF([.L317]&lt;0;&quot;_N&quot;;&quot;_&quot;);ABS([.L317]);IF([.O317]=&quot;&quot;;&quot;&quot;;&quot;_JCM&quot;))" office:value-type="string" office:string-value="All/313_Left Mid 2_Bend_N105_JCM">
            <text:p>All/313_Left Mid 2_Bend_N10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2</text:p>
          </table:table-cell>
          <table:table-cell table:formula="of:=IF([.F1]=[.N317];[.L317];&quot;&quot;)">
            <text:p/>
          </table:table-cell>
          <table:table-cell table:formula="of:=IF([.G1]=[.N317];[.L317];&quot;&quot;)">
            <text:p/>
          </table:table-cell>
          <table:table-cell table:formula="of:=IF([.H1]=[.N317];[.L317];&quot;&quot;)" office:value-type="float" office:value="-105">
            <text:p>-105</text:p>
          </table:table-cell>
          <table:table-cell table:formula="of:=IF([.I1]=[.N317];[.L317];&quot;&quot;)">
            <text:p/>
          </table:table-cell>
          <table:table-cell table:formula="of:=IF([.J1]=[.N317];[.L317];&quot;&quot;)">
            <text:p/>
          </table:table-cell>
          <table:table-cell table:formula="of:=IF([.K1]=[.N317];[.L317];&quot;&quot;)">
            <text:p/>
          </table:table-cell>
          <table:table-cell office:value-type="float" office:value="-105">
            <text:p>-10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14">
            <text:p>314</text:p>
          </table:table-cell>
          <table:table-cell table:formula="of:=CONCATENATE(&quot;All/&quot;;TEXT([.A318];&quot;000&quot;) ;&quot;_&quot;;[.E318];&quot;_&quot;;IF([.M318]=&quot;Side-Side&quot;;&quot;Side&quot;;SUBSTITUTE([.M318];&quot;-&quot;;&quot;&quot;));IF([.L318]&lt;0;&quot;_N&quot;;&quot;_&quot;);ABS([.L318]);IF([.O318]=&quot;&quot;;&quot;&quot;;&quot;_JCM&quot;))" office:value-type="string" office:string-value="All/314_Left Mid 2_Bend_N90_JCM">
            <text:p>All/314_Left Mid 2_Bend_N9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2</text:p>
          </table:table-cell>
          <table:table-cell table:number-columns-repeated="2"/>
          <table:table-cell office:value-type="float" office:value="-90">
            <text:p>-90</text:p>
          </table:table-cell>
          <table:table-cell table:number-columns-repeated="3"/>
          <table:table-cell office:value-type="float" office:value="-90">
            <text:p>-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15">
            <text:p>315</text:p>
          </table:table-cell>
          <table:table-cell table:formula="of:=CONCATENATE(&quot;All/&quot;;TEXT([.A319];&quot;000&quot;) ;&quot;_&quot;;[.E319];&quot;_&quot;;IF([.M319]=&quot;Side-Side&quot;;&quot;Side&quot;;SUBSTITUTE([.M319];&quot;-&quot;;&quot;&quot;));IF([.L319]&lt;0;&quot;_N&quot;;&quot;_&quot;);ABS([.L319]);IF([.O319]=&quot;&quot;;&quot;&quot;;&quot;_JCM&quot;))" office:value-type="string" office:string-value="All/315_Left Mid 2_Bend_N75_JCM">
            <text:p>All/315_Left Mid 2_Bend_N7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2</text:p>
          </table:table-cell>
          <table:table-cell table:number-columns-repeated="2"/>
          <table:table-cell office:value-type="float" office:value="-75">
            <text:p>-75</text:p>
          </table:table-cell>
          <table:table-cell table:number-columns-repeated="3"/>
          <table:table-cell office:value-type="float" office:value="-75">
            <text:p>-7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16">
            <text:p>316</text:p>
          </table:table-cell>
          <table:table-cell table:formula="of:=CONCATENATE(&quot;All/&quot;;TEXT([.A320];&quot;000&quot;) ;&quot;_&quot;;[.E320];&quot;_&quot;;IF([.M320]=&quot;Side-Side&quot;;&quot;Side&quot;;SUBSTITUTE([.M320];&quot;-&quot;;&quot;&quot;));IF([.L320]&lt;0;&quot;_N&quot;;&quot;_&quot;);ABS([.L320]);IF([.O320]=&quot;&quot;;&quot;&quot;;&quot;_JCM&quot;))" office:value-type="string" office:string-value="All/316_Left Mid 2_Bend_N60_JCM">
            <text:p>All/316_Left Mid 2_Bend_N6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2</text:p>
          </table:table-cell>
          <table:table-cell table:number-columns-repeated="2"/>
          <table:table-cell office:value-type="float" office:value="-60">
            <text:p>-60</text:p>
          </table:table-cell>
          <table:table-cell table:number-columns-repeated="3"/>
          <table:table-cell office:value-type="float" office:value="-60">
            <text:p>-6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17">
            <text:p>317</text:p>
          </table:table-cell>
          <table:table-cell table:formula="of:=CONCATENATE(&quot;All/&quot;;TEXT([.A321];&quot;000&quot;) ;&quot;_&quot;;[.E321];&quot;_&quot;;IF([.M321]=&quot;Side-Side&quot;;&quot;Side&quot;;SUBSTITUTE([.M321];&quot;-&quot;;&quot;&quot;));IF([.L321]&lt;0;&quot;_N&quot;;&quot;_&quot;);ABS([.L321]);IF([.O321]=&quot;&quot;;&quot;&quot;;&quot;_JCM&quot;))" office:value-type="string" office:string-value="All/317_Left Mid 2_Bend_N45_JCM">
            <text:p>All/317_Left Mid 2_Bend_N4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2</text:p>
          </table:table-cell>
          <table:table-cell table:number-columns-repeated="2"/>
          <table:table-cell office:value-type="float" office:value="-45">
            <text:p>-45</text:p>
          </table:table-cell>
          <table:table-cell table:number-columns-repeated="3"/>
          <table:table-cell office:value-type="float" office:value="-45">
            <text:p>-4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18">
            <text:p>318</text:p>
          </table:table-cell>
          <table:table-cell table:formula="of:=CONCATENATE(&quot;All/&quot;;TEXT([.A322];&quot;000&quot;) ;&quot;_&quot;;[.E322];&quot;_&quot;;IF([.M322]=&quot;Side-Side&quot;;&quot;Side&quot;;SUBSTITUTE([.M322];&quot;-&quot;;&quot;&quot;));IF([.L322]&lt;0;&quot;_N&quot;;&quot;_&quot;);ABS([.L322]);IF([.O322]=&quot;&quot;;&quot;&quot;;&quot;_JCM&quot;))" office:value-type="string" office:string-value="All/318_Left Mid 2_Bend_N30_JCM">
            <text:p>All/318_Left Mid 2_Bend_N3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2</text:p>
          </table:table-cell>
          <table:table-cell table:number-columns-repeated="2"/>
          <table:table-cell office:value-type="float" office:value="-30">
            <text:p>-30</text:p>
          </table:table-cell>
          <table:table-cell table:number-columns-repeated="3"/>
          <table:table-cell office:value-type="float" office:value="-30">
            <text:p>-3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19">
            <text:p>319</text:p>
          </table:table-cell>
          <table:table-cell table:formula="of:=CONCATENATE(&quot;All/&quot;;TEXT([.A323];&quot;000&quot;) ;&quot;_&quot;;[.E323];&quot;_&quot;;IF([.M323]=&quot;Side-Side&quot;;&quot;Side&quot;;SUBSTITUTE([.M323];&quot;-&quot;;&quot;&quot;));IF([.L323]&lt;0;&quot;_N&quot;;&quot;_&quot;);ABS([.L323]);IF([.O323]=&quot;&quot;;&quot;&quot;;&quot;_JCM&quot;))" office:value-type="string" office:string-value="All/319_Left Mid 2_Bend_N16_JCM">
            <text:p>All/319_Left Mid 2_Bend_N16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2</text:p>
          </table:table-cell>
          <table:table-cell table:number-columns-repeated="2"/>
          <table:table-cell office:value-type="float" office:value="-16">
            <text:p>-16</text:p>
          </table:table-cell>
          <table:table-cell table:number-columns-repeated="3"/>
          <table:table-cell office:value-type="float" office:value="-16">
            <text:p>-1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20">
            <text:p>320</text:p>
          </table:table-cell>
          <table:table-cell table:formula="of:=CONCATENATE(&quot;All/&quot;;TEXT([.A324];&quot;000&quot;) ;&quot;_&quot;;[.E324];&quot;_&quot;;IF([.M324]=&quot;Side-Side&quot;;&quot;Side&quot;;SUBSTITUTE([.M324];&quot;-&quot;;&quot;&quot;));IF([.L324]&lt;0;&quot;_N&quot;;&quot;_&quot;);ABS([.L324]);IF([.O324]=&quot;&quot;;&quot;&quot;;&quot;_JCM&quot;))" office:value-type="string" office:string-value="All/320_Left Mid 2_Bend_N2_JCM">
            <text:p>All/320_Left Mid 2_Bend_N2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2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3"/>
          <table:table-cell office:value-type="float" office:value="-2">
            <text:p>-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21">
            <text:p>321</text:p>
          </table:table-cell>
          <table:table-cell table:formula="of:=CONCATENATE(&quot;All/&quot;;TEXT([.A325];&quot;000&quot;) ;&quot;_&quot;;[.E325];&quot;_&quot;;IF([.M325]=&quot;Side-Side&quot;;&quot;Side&quot;;SUBSTITUTE([.M325];&quot;-&quot;;&quot;&quot;));IF([.L325]&lt;0;&quot;_N&quot;;&quot;_&quot;);ABS([.L325]);IF([.O325]=&quot;&quot;;&quot;&quot;;&quot;_JCM&quot;))" office:value-type="string" office:string-value="All/321_Left Mid 3_Bend_20">
            <text:p>All/321_Left Mid 3_Bend_2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3</text:p>
          </table:table-cell>
          <table:table-cell table:formula="of:=IF([.F1]=[.N325];[.L325];&quot;&quot;)">
            <text:p/>
          </table:table-cell>
          <table:table-cell table:formula="of:=IF([.G1]=[.N325];[.L325];&quot;&quot;)">
            <text:p/>
          </table:table-cell>
          <table:table-cell table:formula="of:=IF([.H1]=[.N325];[.L325];&quot;&quot;)" office:value-type="float" office:value="20">
            <text:p>20</text:p>
          </table:table-cell>
          <table:table-cell table:formula="of:=IF([.I1]=[.N325];[.L325];&quot;&quot;)">
            <text:p/>
          </table:table-cell>
          <table:table-cell table:formula="of:=IF([.J1]=[.N325];[.L325];&quot;&quot;)">
            <text:p/>
          </table:table-cell>
          <table:table-cell table:formula="of:=IF([.K1]=[.N325];[.L325];&quot;&quot;)">
            <text:p/>
          </table:table-cell>
          <table:table-cell office:value-type="float" office:value="20">
            <text:p>2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22">
            <text:p>322</text:p>
          </table:table-cell>
          <table:table-cell table:formula="of:=CONCATENATE(&quot;All/&quot;;TEXT([.A326];&quot;000&quot;) ;&quot;_&quot;;[.E326];&quot;_&quot;;IF([.M326]=&quot;Side-Side&quot;;&quot;Side&quot;;SUBSTITUTE([.M326];&quot;-&quot;;&quot;&quot;));IF([.L326]&lt;0;&quot;_N&quot;;&quot;_&quot;);ABS([.L326]);IF([.O326]=&quot;&quot;;&quot;&quot;;&quot;_JCM&quot;))" office:value-type="string" office:string-value="All/322_Left Mid 3_Bend_N90_JCM">
            <text:p>All/322_Left Mid 3_Bend_N9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3</text:p>
          </table:table-cell>
          <table:table-cell table:formula="of:=IF([.F1]=[.N326];[.L326];&quot;&quot;)">
            <text:p/>
          </table:table-cell>
          <table:table-cell table:formula="of:=IF([.G1]=[.N326];[.L326];&quot;&quot;)">
            <text:p/>
          </table:table-cell>
          <table:table-cell table:formula="of:=IF([.H1]=[.N326];[.L326];&quot;&quot;)" office:value-type="float" office:value="-90">
            <text:p>-90</text:p>
          </table:table-cell>
          <table:table-cell table:formula="of:=IF([.I1]=[.N326];[.L326];&quot;&quot;)">
            <text:p/>
          </table:table-cell>
          <table:table-cell table:formula="of:=IF([.J1]=[.N326];[.L326];&quot;&quot;)">
            <text:p/>
          </table:table-cell>
          <table:table-cell table:formula="of:=IF([.K1]=[.N326];[.L326];&quot;&quot;)">
            <text:p/>
          </table:table-cell>
          <table:table-cell office:value-type="float" office:value="-90">
            <text:p>-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23">
            <text:p>323</text:p>
          </table:table-cell>
          <table:table-cell table:formula="of:=CONCATENATE(&quot;All/&quot;;TEXT([.A327];&quot;000&quot;) ;&quot;_&quot;;[.E327];&quot;_&quot;;IF([.M327]=&quot;Side-Side&quot;;&quot;Side&quot;;SUBSTITUTE([.M327];&quot;-&quot;;&quot;&quot;));IF([.L327]&lt;0;&quot;_N&quot;;&quot;_&quot;);ABS([.L327]);IF([.O327]=&quot;&quot;;&quot;&quot;;&quot;_JCM&quot;))" office:value-type="string" office:string-value="All/323_Left Mid 3_Bend_N76_JCM">
            <text:p>All/323_Left Mid 3_Bend_N76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3</text:p>
          </table:table-cell>
          <table:table-cell table:number-columns-repeated="2"/>
          <table:table-cell office:value-type="float" office:value="-76">
            <text:p>-76</text:p>
          </table:table-cell>
          <table:table-cell table:number-columns-repeated="3"/>
          <table:table-cell office:value-type="float" office:value="-76">
            <text:p>-7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24">
            <text:p>324</text:p>
          </table:table-cell>
          <table:table-cell table:formula="of:=CONCATENATE(&quot;All/&quot;;TEXT([.A328];&quot;000&quot;) ;&quot;_&quot;;[.E328];&quot;_&quot;;IF([.M328]=&quot;Side-Side&quot;;&quot;Side&quot;;SUBSTITUTE([.M328];&quot;-&quot;;&quot;&quot;));IF([.L328]&lt;0;&quot;_N&quot;;&quot;_&quot;);ABS([.L328]);IF([.O328]=&quot;&quot;;&quot;&quot;;&quot;_JCM&quot;))" office:value-type="string" office:string-value="All/324_Left Mid 3_Bend_N62_JCM">
            <text:p>All/324_Left Mid 3_Bend_N62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3</text:p>
          </table:table-cell>
          <table:table-cell table:number-columns-repeated="2"/>
          <table:table-cell office:value-type="float" office:value="-62">
            <text:p>-62</text:p>
          </table:table-cell>
          <table:table-cell table:number-columns-repeated="3"/>
          <table:table-cell office:value-type="float" office:value="-62">
            <text:p>-6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25">
            <text:p>325</text:p>
          </table:table-cell>
          <table:table-cell table:formula="of:=CONCATENATE(&quot;All/&quot;;TEXT([.A329];&quot;000&quot;) ;&quot;_&quot;;[.E329];&quot;_&quot;;IF([.M329]=&quot;Side-Side&quot;;&quot;Side&quot;;SUBSTITUTE([.M329];&quot;-&quot;;&quot;&quot;));IF([.L329]&lt;0;&quot;_N&quot;;&quot;_&quot;);ABS([.L329]);IF([.O329]=&quot;&quot;;&quot;&quot;;&quot;_JCM&quot;))" office:value-type="string" office:string-value="All/325_Left Mid 3_Bend_N48_JCM">
            <text:p>All/325_Left Mid 3_Bend_N48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3</text:p>
          </table:table-cell>
          <table:table-cell table:number-columns-repeated="2"/>
          <table:table-cell office:value-type="float" office:value="-48">
            <text:p>-48</text:p>
          </table:table-cell>
          <table:table-cell table:number-columns-repeated="3"/>
          <table:table-cell office:value-type="float" office:value="-48">
            <text:p>-4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26">
            <text:p>326</text:p>
          </table:table-cell>
          <table:table-cell table:formula="of:=CONCATENATE(&quot;All/&quot;;TEXT([.A330];&quot;000&quot;) ;&quot;_&quot;;[.E330];&quot;_&quot;;IF([.M330]=&quot;Side-Side&quot;;&quot;Side&quot;;SUBSTITUTE([.M330];&quot;-&quot;;&quot;&quot;));IF([.L330]&lt;0;&quot;_N&quot;;&quot;_&quot;);ABS([.L330]);IF([.O330]=&quot;&quot;;&quot;&quot;;&quot;_JCM&quot;))" office:value-type="string" office:string-value="All/326_Left Mid 3_Bend_N34_JCM">
            <text:p>All/326_Left Mid 3_Bend_N34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3</text:p>
          </table:table-cell>
          <table:table-cell table:number-columns-repeated="2"/>
          <table:table-cell office:value-type="float" office:value="-34">
            <text:p>-34</text:p>
          </table:table-cell>
          <table:table-cell table:number-columns-repeated="3"/>
          <table:table-cell office:value-type="float" office:value="-34">
            <text:p>-3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27">
            <text:p>327</text:p>
          </table:table-cell>
          <table:table-cell table:formula="of:=CONCATENATE(&quot;All/&quot;;TEXT([.A331];&quot;000&quot;) ;&quot;_&quot;;[.E331];&quot;_&quot;;IF([.M331]=&quot;Side-Side&quot;;&quot;Side&quot;;SUBSTITUTE([.M331];&quot;-&quot;;&quot;&quot;));IF([.L331]&lt;0;&quot;_N&quot;;&quot;_&quot;);ABS([.L331]);IF([.O331]=&quot;&quot;;&quot;&quot;;&quot;_JCM&quot;))" office:value-type="string" office:string-value="All/327_Left Mid 3_Bend_N20_JCM">
            <text:p>All/327_Left Mid 3_Bend_N2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3</text:p>
          </table:table-cell>
          <table:table-cell table:number-columns-repeated="2"/>
          <table:table-cell office:value-type="float" office:value="-20">
            <text:p>-20</text:p>
          </table:table-cell>
          <table:table-cell table:number-columns-repeated="3"/>
          <table:table-cell office:value-type="float" office:value="-20">
            <text:p>-2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28">
            <text:p>328</text:p>
          </table:table-cell>
          <table:table-cell table:formula="of:=CONCATENATE(&quot;All/&quot;;TEXT([.A332];&quot;000&quot;) ;&quot;_&quot;;[.E332];&quot;_&quot;;IF([.M332]=&quot;Side-Side&quot;;&quot;Side&quot;;SUBSTITUTE([.M332];&quot;-&quot;;&quot;&quot;));IF([.L332]&lt;0;&quot;_N&quot;;&quot;_&quot;);ABS([.L332]);IF([.O332]=&quot;&quot;;&quot;&quot;;&quot;_JCM&quot;))" office:value-type="string" office:string-value="All/328_Left Mid 3_Bend_N6_JCM">
            <text:p>All/328_Left Mid 3_Bend_N6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3</text:p>
          </table:table-cell>
          <table:table-cell table:number-columns-repeated="2"/>
          <table:table-cell office:value-type="float" office:value="-6">
            <text:p>-6</text:p>
          </table:table-cell>
          <table:table-cell table:number-columns-repeated="3"/>
          <table:table-cell office:value-type="float" office:value="-6">
            <text:p>-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29">
            <text:p>329</text:p>
          </table:table-cell>
          <table:table-cell table:formula="of:=CONCATENATE(&quot;All/&quot;;TEXT([.A333];&quot;000&quot;) ;&quot;_&quot;;[.E333];&quot;_&quot;;IF([.M333]=&quot;Side-Side&quot;;&quot;Side&quot;;SUBSTITUTE([.M333];&quot;-&quot;;&quot;&quot;));IF([.L333]&lt;0;&quot;_N&quot;;&quot;_&quot;);ABS([.L333]);IF([.O333]=&quot;&quot;;&quot;&quot;;&quot;_JCM&quot;))" office:value-type="string" office:string-value="All/329_Left Mid 3_Bend_7">
            <text:p>All/329_Left Mid 3_Bend_7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3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330">
            <text:p>330</text:p>
          </table:table-cell>
          <table:table-cell table:formula="of:=CONCATENATE(&quot;All/&quot;;TEXT([.A334];&quot;000&quot;) ;&quot;_&quot;;[.E334];&quot;_&quot;;IF([.M334]=&quot;Side-Side&quot;;&quot;Side&quot;;SUBSTITUTE([.M334];&quot;-&quot;;&quot;&quot;));IF([.L334]&lt;0;&quot;_N&quot;;&quot;_&quot;);ABS([.L334]);IF([.O334]=&quot;&quot;;&quot;&quot;;&quot;_JCM&quot;))" office:value-type="string" office:string-value="All/330_Left Carpal 3_Side_3">
            <text:p>All/330_Left Carpal 3_Side_3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Carpal 3</text:p>
          </table:table-cell>
          <table:table-cell table:formula="of:=IF([.F1]=[.N334];[.L334];&quot;&quot;)">
            <text:p/>
          </table:table-cell>
          <table:table-cell table:formula="of:=IF([.G1]=[.N334];[.L334];&quot;&quot;)" office:value-type="float" office:value="3">
            <text:p>3</text:p>
          </table:table-cell>
          <table:table-cell table:formula="of:=IF([.H1]=[.N334];[.L334];&quot;&quot;)">
            <text:p/>
          </table:table-cell>
          <table:table-cell table:formula="of:=IF([.I1]=[.N334];[.L334];&quot;&quot;)">
            <text:p/>
          </table:table-cell>
          <table:table-cell table:formula="of:=IF([.J1]=[.N334];[.L334];&quot;&quot;)">
            <text:p/>
          </table:table-cell>
          <table:table-cell table:formula="of:=IF([.K1]=[.N334];[.L334];&quot;&quot;)">
            <text:p/>
          </table:table-cell>
          <table:table-cell office:value-type="float" office:value="3">
            <text:p>3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31">
            <text:p>331</text:p>
          </table:table-cell>
          <table:table-cell table:formula="of:=CONCATENATE(&quot;All/&quot;;TEXT([.A335];&quot;000&quot;) ;&quot;_&quot;;[.E335];&quot;_&quot;;IF([.M335]=&quot;Side-Side&quot;;&quot;Side&quot;;SUBSTITUTE([.M335];&quot;-&quot;;&quot;&quot;));IF([.L335]&lt;0;&quot;_N&quot;;&quot;_&quot;);ABS([.L335]);IF([.O335]=&quot;&quot;;&quot;&quot;;&quot;_JCM&quot;))" office:value-type="string" office:string-value="All/331_Left Carpal 3_Side_N3">
            <text:p>All/331_Left Carpal 3_Side_N3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Carpal 3</text:p>
          </table:table-cell>
          <table:table-cell table:formula="of:=IF([.F1]=[.N335];[.L335];&quot;&quot;)">
            <text:p/>
          </table:table-cell>
          <table:table-cell table:formula="of:=IF([.G1]=[.N335];[.L335];&quot;&quot;)" office:value-type="float" office:value="-3">
            <text:p>-3</text:p>
          </table:table-cell>
          <table:table-cell table:formula="of:=IF([.H1]=[.N335];[.L335];&quot;&quot;)">
            <text:p/>
          </table:table-cell>
          <table:table-cell table:formula="of:=IF([.I1]=[.N335];[.L335];&quot;&quot;)">
            <text:p/>
          </table:table-cell>
          <table:table-cell table:formula="of:=IF([.J1]=[.N335];[.L335];&quot;&quot;)">
            <text:p/>
          </table:table-cell>
          <table:table-cell table:formula="of:=IF([.K1]=[.N335];[.L335];&quot;&quot;)">
            <text:p/>
          </table:table-cell>
          <table:table-cell office:value-type="float" office:value="-3">
            <text:p>-3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32">
            <text:p>332</text:p>
          </table:table-cell>
          <table:table-cell table:formula="of:=CONCATENATE(&quot;All/&quot;;TEXT([.A336];&quot;000&quot;) ;&quot;_&quot;;[.E336];&quot;_&quot;;IF([.M336]=&quot;Side-Side&quot;;&quot;Side&quot;;SUBSTITUTE([.M336];&quot;-&quot;;&quot;&quot;));IF([.L336]&lt;0;&quot;_N&quot;;&quot;_&quot;);ABS([.L336]);IF([.O336]=&quot;&quot;;&quot;&quot;;&quot;_JCM&quot;))" office:value-type="string" office:string-value="All/332_Left Carpal 3_Bend_4">
            <text:p>All/332_Left Carpal 3_Bend_4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Carpal 3</text:p>
          </table:table-cell>
          <table:table-cell table:formula="of:=IF([.F1]=[.N336];[.L336];&quot;&quot;)">
            <text:p/>
          </table:table-cell>
          <table:table-cell table:formula="of:=IF([.G1]=[.N336];[.L336];&quot;&quot;)">
            <text:p/>
          </table:table-cell>
          <table:table-cell table:formula="of:=IF([.H1]=[.N336];[.L336];&quot;&quot;)" office:value-type="float" office:value="4">
            <text:p>4</text:p>
          </table:table-cell>
          <table:table-cell table:formula="of:=IF([.I1]=[.N336];[.L336];&quot;&quot;)">
            <text:p/>
          </table:table-cell>
          <table:table-cell table:formula="of:=IF([.J1]=[.N336];[.L336];&quot;&quot;)">
            <text:p/>
          </table:table-cell>
          <table:table-cell table:formula="of:=IF([.K1]=[.N336];[.L336];&quot;&quot;)">
            <text:p/>
          </table:table-cell>
          <table:table-cell office:value-type="float" office:value="4">
            <text:p>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33">
            <text:p>333</text:p>
          </table:table-cell>
          <table:table-cell table:formula="of:=CONCATENATE(&quot;All/&quot;;TEXT([.A337];&quot;000&quot;) ;&quot;_&quot;;[.E337];&quot;_&quot;;IF([.M337]=&quot;Side-Side&quot;;&quot;Side&quot;;SUBSTITUTE([.M337];&quot;-&quot;;&quot;&quot;));IF([.L337]&lt;0;&quot;_N&quot;;&quot;_&quot;);ABS([.L337]);IF([.O337]=&quot;&quot;;&quot;&quot;;&quot;_JCM&quot;))" office:value-type="string" office:string-value="All/333_Left Carpal 3_Bend_N4">
            <text:p>All/333_Left Carpal 3_Bend_N4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Carpal 3</text:p>
          </table:table-cell>
          <table:table-cell table:formula="of:=IF([.F1]=[.N337];[.L337];&quot;&quot;)">
            <text:p/>
          </table:table-cell>
          <table:table-cell table:formula="of:=IF([.G1]=[.N337];[.L337];&quot;&quot;)">
            <text:p/>
          </table:table-cell>
          <table:table-cell table:formula="of:=IF([.H1]=[.N337];[.L337];&quot;&quot;)" office:value-type="float" office:value="-4">
            <text:p>-4</text:p>
          </table:table-cell>
          <table:table-cell table:formula="of:=IF([.I1]=[.N337];[.L337];&quot;&quot;)">
            <text:p/>
          </table:table-cell>
          <table:table-cell table:formula="of:=IF([.J1]=[.N337];[.L337];&quot;&quot;)">
            <text:p/>
          </table:table-cell>
          <table:table-cell table:formula="of:=IF([.K1]=[.N337];[.L337];&quot;&quot;)">
            <text:p/>
          </table:table-cell>
          <table:table-cell office:value-type="float" office:value="-4">
            <text:p>-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34">
            <text:p>334</text:p>
          </table:table-cell>
          <table:table-cell table:formula="of:=CONCATENATE(&quot;All/&quot;;TEXT([.A338];&quot;000&quot;) ;&quot;_&quot;;[.E338];&quot;_&quot;;IF([.M338]=&quot;Side-Side&quot;;&quot;Side&quot;;SUBSTITUTE([.M338];&quot;-&quot;;&quot;&quot;));IF([.L338]&lt;0;&quot;_N&quot;;&quot;_&quot;);ABS([.L338]);IF([.O338]=&quot;&quot;;&quot;&quot;;&quot;_JCM&quot;))" office:value-type="string" office:string-value="All/334_Left Ring 1_Twist_5">
            <text:p>All/334_Left Ring 1_Twist_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1</text:p>
          </table:table-cell>
          <table:table-cell table:formula="of:=IF([.F1]=[.N338];[.L338];&quot;&quot;)" office:value-type="float" office:value="5">
            <text:p>5</text:p>
          </table:table-cell>
          <table:table-cell table:formula="of:=IF([.G1]=[.N338];[.L338];&quot;&quot;)">
            <text:p/>
          </table:table-cell>
          <table:table-cell table:formula="of:=IF([.H1]=[.N338];[.L338];&quot;&quot;)">
            <text:p/>
          </table:table-cell>
          <table:table-cell table:formula="of:=IF([.I1]=[.N338];[.L338];&quot;&quot;)">
            <text:p/>
          </table:table-cell>
          <table:table-cell table:formula="of:=IF([.J1]=[.N338];[.L338];&quot;&quot;)">
            <text:p/>
          </table:table-cell>
          <table:table-cell table:formula="of:=IF([.K1]=[.N338];[.L338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35">
            <text:p>335</text:p>
          </table:table-cell>
          <table:table-cell table:formula="of:=CONCATENATE(&quot;All/&quot;;TEXT([.A339];&quot;000&quot;) ;&quot;_&quot;;[.E339];&quot;_&quot;;IF([.M339]=&quot;Side-Side&quot;;&quot;Side&quot;;SUBSTITUTE([.M339];&quot;-&quot;;&quot;&quot;));IF([.L339]&lt;0;&quot;_N&quot;;&quot;_&quot;);ABS([.L339]);IF([.O339]=&quot;&quot;;&quot;&quot;;&quot;_JCM&quot;))" office:value-type="string" office:string-value="All/335_Left Ring 1_Twist_N5">
            <text:p>All/335_Left Ring 1_Twist_N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1</text:p>
          </table:table-cell>
          <table:table-cell table:formula="of:=IF([.F1]=[.N339];[.L339];&quot;&quot;)" office:value-type="float" office:value="-5">
            <text:p>-5</text:p>
          </table:table-cell>
          <table:table-cell table:formula="of:=IF([.G1]=[.N339];[.L339];&quot;&quot;)">
            <text:p/>
          </table:table-cell>
          <table:table-cell table:formula="of:=IF([.H1]=[.N339];[.L339];&quot;&quot;)">
            <text:p/>
          </table:table-cell>
          <table:table-cell table:formula="of:=IF([.I1]=[.N339];[.L339];&quot;&quot;)">
            <text:p/>
          </table:table-cell>
          <table:table-cell table:formula="of:=IF([.J1]=[.N339];[.L339];&quot;&quot;)">
            <text:p/>
          </table:table-cell>
          <table:table-cell table:formula="of:=IF([.K1]=[.N339];[.L339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36">
            <text:p>336</text:p>
          </table:table-cell>
          <table:table-cell table:formula="of:=CONCATENATE(&quot;All/&quot;;TEXT([.A340];&quot;000&quot;) ;&quot;_&quot;;[.E340];&quot;_&quot;;IF([.M340]=&quot;Side-Side&quot;;&quot;Side&quot;;SUBSTITUTE([.M340];&quot;-&quot;;&quot;&quot;));IF([.L340]&lt;0;&quot;_N&quot;;&quot;_&quot;);ABS([.L340]);IF([.O340]=&quot;&quot;;&quot;&quot;;&quot;_JCM&quot;))" office:value-type="string" office:string-value="All/336_Left Ring 1_Side_12">
            <text:p>All/336_Left Ring 1_Side_12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1</text:p>
          </table:table-cell>
          <table:table-cell table:formula="of:=IF([.F1]=[.N340];[.L340];&quot;&quot;)">
            <text:p/>
          </table:table-cell>
          <table:table-cell table:formula="of:=IF([.G1]=[.N340];[.L340];&quot;&quot;)" office:value-type="float" office:value="12">
            <text:p>12</text:p>
          </table:table-cell>
          <table:table-cell table:formula="of:=IF([.H1]=[.N340];[.L340];&quot;&quot;)">
            <text:p/>
          </table:table-cell>
          <table:table-cell table:formula="of:=IF([.I1]=[.N340];[.L340];&quot;&quot;)">
            <text:p/>
          </table:table-cell>
          <table:table-cell table:formula="of:=IF([.J1]=[.N340];[.L340];&quot;&quot;)">
            <text:p/>
          </table:table-cell>
          <table:table-cell table:formula="of:=IF([.K1]=[.N340];[.L340];&quot;&quot;)">
            <text:p/>
          </table:table-cell>
          <table:table-cell office:value-type="float" office:value="12">
            <text:p>1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37">
            <text:p>337</text:p>
          </table:table-cell>
          <table:table-cell table:formula="of:=CONCATENATE(&quot;All/&quot;;TEXT([.A341];&quot;000&quot;) ;&quot;_&quot;;[.E341];&quot;_&quot;;IF([.M341]=&quot;Side-Side&quot;;&quot;Side&quot;;SUBSTITUTE([.M341];&quot;-&quot;;&quot;&quot;));IF([.L341]&lt;0;&quot;_N&quot;;&quot;_&quot;);ABS([.L341]);IF([.O341]=&quot;&quot;;&quot;&quot;;&quot;_JCM&quot;))" office:value-type="string" office:string-value="All/337_Left Ring 1_Side_N12">
            <text:p>All/337_Left Ring 1_Side_N12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1</text:p>
          </table:table-cell>
          <table:table-cell table:formula="of:=IF([.F1]=[.N341];[.L341];&quot;&quot;)">
            <text:p/>
          </table:table-cell>
          <table:table-cell table:formula="of:=IF([.G1]=[.N341];[.L341];&quot;&quot;)" office:value-type="float" office:value="-12">
            <text:p>-12</text:p>
          </table:table-cell>
          <table:table-cell table:formula="of:=IF([.H1]=[.N341];[.L341];&quot;&quot;)">
            <text:p/>
          </table:table-cell>
          <table:table-cell table:formula="of:=IF([.I1]=[.N341];[.L341];&quot;&quot;)">
            <text:p/>
          </table:table-cell>
          <table:table-cell table:formula="of:=IF([.J1]=[.N341];[.L341];&quot;&quot;)">
            <text:p/>
          </table:table-cell>
          <table:table-cell table:formula="of:=IF([.K1]=[.N341];[.L341];&quot;&quot;)">
            <text:p/>
          </table:table-cell>
          <table:table-cell office:value-type="float" office:value="-12">
            <text:p>-1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38">
            <text:p>338</text:p>
          </table:table-cell>
          <table:table-cell table:formula="of:=CONCATENATE(&quot;All/&quot;;TEXT([.A342];&quot;000&quot;) ;&quot;_&quot;;[.E342];&quot;_&quot;;IF([.M342]=&quot;Side-Side&quot;;&quot;Side&quot;;SUBSTITUTE([.M342];&quot;-&quot;;&quot;&quot;));IF([.L342]&lt;0;&quot;_N&quot;;&quot;_&quot;);ABS([.L342]);IF([.O342]=&quot;&quot;;&quot;&quot;;&quot;_JCM&quot;))" office:value-type="string" office:string-value="All/338_Left Ring 1_Bend_50">
            <text:p>All/338_Left Ring 1_Bend_5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1</text:p>
          </table:table-cell>
          <table:table-cell table:formula="of:=IF([.F1]=[.N342];[.L342];&quot;&quot;)">
            <text:p/>
          </table:table-cell>
          <table:table-cell table:formula="of:=IF([.G1]=[.N342];[.L342];&quot;&quot;)">
            <text:p/>
          </table:table-cell>
          <table:table-cell table:formula="of:=IF([.H1]=[.N342];[.L342];&quot;&quot;)" office:value-type="float" office:value="50">
            <text:p>50</text:p>
          </table:table-cell>
          <table:table-cell table:formula="of:=IF([.I1]=[.N342];[.L342];&quot;&quot;)">
            <text:p/>
          </table:table-cell>
          <table:table-cell table:formula="of:=IF([.J1]=[.N342];[.L342];&quot;&quot;)">
            <text:p/>
          </table:table-cell>
          <table:table-cell table:formula="of:=IF([.K1]=[.N342];[.L342];&quot;&quot;)">
            <text:p/>
          </table:table-cell>
          <table:table-cell office:value-type="float" office:value="50">
            <text:p>5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3">
          <table:table-cell table:style-name="ce2" office:value-type="float" office:value="339">
            <text:p>339</text:p>
          </table:table-cell>
          <table:table-cell table:formula="of:=CONCATENATE(&quot;All/&quot;;TEXT([.A343];&quot;000&quot;) ;&quot;_&quot;;[.E343];&quot;_&quot;;IF([.M343]=&quot;Side-Side&quot;;&quot;Side&quot;;SUBSTITUTE([.M343];&quot;-&quot;;&quot;&quot;));IF([.L343]&lt;0;&quot;_N&quot;;&quot;_&quot;);ABS([.L343]);IF([.O343]=&quot;&quot;;&quot;&quot;;&quot;_JCM&quot;))" office:value-type="string" office:string-value="All/339_Left Ring 1_Bend_N90_JCM">
            <text:p>All/339_Left Ring 1_Bend_N9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1</text:p>
          </table:table-cell>
          <table:table-cell table:formula="of:=IF([.F1]=[.N343];[.L343];&quot;&quot;)">
            <text:p/>
          </table:table-cell>
          <table:table-cell table:formula="of:=IF([.G1]=[.N343];[.L343];&quot;&quot;)">
            <text:p/>
          </table:table-cell>
          <table:table-cell table:formula="of:=IF([.H1]=[.N343];[.L343];&quot;&quot;)" office:value-type="float" office:value="-90">
            <text:p>-90</text:p>
          </table:table-cell>
          <table:table-cell table:formula="of:=IF([.I1]=[.N343];[.L343];&quot;&quot;)">
            <text:p/>
          </table:table-cell>
          <table:table-cell table:formula="of:=IF([.J1]=[.N343];[.L343];&quot;&quot;)">
            <text:p/>
          </table:table-cell>
          <table:table-cell table:formula="of:=IF([.K1]=[.N343];[.L343];&quot;&quot;)">
            <text:p/>
          </table:table-cell>
          <table:table-cell office:value-type="float" office:value="-90">
            <text:p>-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1Dwn_95_L</text:p>
          </table:table-cell>
          <table:table-cell office:value-type="string">
            <text:p>JCMの名前に95とあるが、scalar値を見てみるとBend値-90でモーフは100％適用されるので、Bendのリミットを切る必要はない。</text:p>
          </table:table-cell>
          <table:table-cell table:number-columns-repeated="1002"/>
        </table:table-row>
        <table:table-row table:style-name="ro2">
          <table:table-cell table:style-name="ce2" office:value-type="float" office:value="340">
            <text:p>340</text:p>
          </table:table-cell>
          <table:table-cell table:formula="of:=CONCATENATE(&quot;All/&quot;;TEXT([.A344];&quot;000&quot;) ;&quot;_&quot;;[.E344];&quot;_&quot;;IF([.M344]=&quot;Side-Side&quot;;&quot;Side&quot;;SUBSTITUTE([.M344];&quot;-&quot;;&quot;&quot;));IF([.L344]&lt;0;&quot;_N&quot;;&quot;_&quot;);ABS([.L344]);IF([.O344]=&quot;&quot;;&quot;&quot;;&quot;_JCM&quot;))" office:value-type="string" office:string-value="All/340_Left Ring 1_Bend_N72_JCM">
            <text:p>All/340_Left Ring 1_Bend_N72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1</text:p>
          </table:table-cell>
          <table:table-cell table:number-columns-repeated="2"/>
          <table:table-cell office:value-type="float" office:value="-72">
            <text:p>-72</text:p>
          </table:table-cell>
          <table:table-cell table:number-columns-repeated="3"/>
          <table:table-cell office:value-type="float" office:value="-72">
            <text:p>-7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1Dwn_95_L</text:p>
          </table:table-cell>
          <table:table-cell table:number-columns-repeated="1003"/>
        </table:table-row>
        <table:table-row table:style-name="ro2">
          <table:table-cell table:style-name="ce2" office:value-type="float" office:value="341">
            <text:p>341</text:p>
          </table:table-cell>
          <table:table-cell table:formula="of:=CONCATENATE(&quot;All/&quot;;TEXT([.A345];&quot;000&quot;) ;&quot;_&quot;;[.E345];&quot;_&quot;;IF([.M345]=&quot;Side-Side&quot;;&quot;Side&quot;;SUBSTITUTE([.M345];&quot;-&quot;;&quot;&quot;));IF([.L345]&lt;0;&quot;_N&quot;;&quot;_&quot;);ABS([.L345]);IF([.O345]=&quot;&quot;;&quot;&quot;;&quot;_JCM&quot;))" office:value-type="string" office:string-value="All/341_Left Ring 1_Bend_N54_JCM">
            <text:p>All/341_Left Ring 1_Bend_N54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1</text:p>
          </table:table-cell>
          <table:table-cell table:number-columns-repeated="2"/>
          <table:table-cell office:value-type="float" office:value="-54">
            <text:p>-54</text:p>
          </table:table-cell>
          <table:table-cell table:number-columns-repeated="3"/>
          <table:table-cell office:value-type="float" office:value="-54">
            <text:p>-5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1Dwn_95_L</text:p>
          </table:table-cell>
          <table:table-cell table:number-columns-repeated="1003"/>
        </table:table-row>
        <table:table-row table:style-name="ro2">
          <table:table-cell table:style-name="ce2" office:value-type="float" office:value="342">
            <text:p>342</text:p>
          </table:table-cell>
          <table:table-cell table:formula="of:=CONCATENATE(&quot;All/&quot;;TEXT([.A346];&quot;000&quot;) ;&quot;_&quot;;[.E346];&quot;_&quot;;IF([.M346]=&quot;Side-Side&quot;;&quot;Side&quot;;SUBSTITUTE([.M346];&quot;-&quot;;&quot;&quot;));IF([.L346]&lt;0;&quot;_N&quot;;&quot;_&quot;);ABS([.L346]);IF([.O346]=&quot;&quot;;&quot;&quot;;&quot;_JCM&quot;))" office:value-type="string" office:string-value="All/342_Left Ring 1_Bend_N36_JCM">
            <text:p>All/342_Left Ring 1_Bend_N36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1</text:p>
          </table:table-cell>
          <table:table-cell table:number-columns-repeated="2"/>
          <table:table-cell office:value-type="float" office:value="-36">
            <text:p>-36</text:p>
          </table:table-cell>
          <table:table-cell table:number-columns-repeated="3"/>
          <table:table-cell office:value-type="float" office:value="-36">
            <text:p>-3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1Dwn_95_L</text:p>
          </table:table-cell>
          <table:table-cell table:number-columns-repeated="1003"/>
        </table:table-row>
        <table:table-row table:style-name="ro2">
          <table:table-cell table:style-name="ce2" office:value-type="float" office:value="343">
            <text:p>343</text:p>
          </table:table-cell>
          <table:table-cell table:formula="of:=CONCATENATE(&quot;All/&quot;;TEXT([.A347];&quot;000&quot;) ;&quot;_&quot;;[.E347];&quot;_&quot;;IF([.M347]=&quot;Side-Side&quot;;&quot;Side&quot;;SUBSTITUTE([.M347];&quot;-&quot;;&quot;&quot;));IF([.L347]&lt;0;&quot;_N&quot;;&quot;_&quot;);ABS([.L347]);IF([.O347]=&quot;&quot;;&quot;&quot;;&quot;_JCM&quot;))" office:value-type="string" office:string-value="All/343_Left Ring 1_Bend_N18_JCM">
            <text:p>All/343_Left Ring 1_Bend_N18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1</text:p>
          </table:table-cell>
          <table:table-cell table:number-columns-repeated="2"/>
          <table:table-cell office:value-type="float" office:value="-18">
            <text:p>-18</text:p>
          </table:table-cell>
          <table:table-cell table:number-columns-repeated="3"/>
          <table:table-cell office:value-type="float" office:value="-18">
            <text:p>-1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1Dwn_95_L</text:p>
          </table:table-cell>
          <table:table-cell table:number-columns-repeated="1003"/>
        </table:table-row>
        <table:table-row table:style-name="ro2">
          <table:table-cell table:style-name="ce2" office:value-type="float" office:value="344">
            <text:p>344</text:p>
          </table:table-cell>
          <table:table-cell table:formula="of:=CONCATENATE(&quot;All/&quot;;TEXT([.A348];&quot;000&quot;) ;&quot;_&quot;;[.E348];&quot;_&quot;;IF([.M348]=&quot;Side-Side&quot;;&quot;Side&quot;;SUBSTITUTE([.M348];&quot;-&quot;;&quot;&quot;));IF([.L348]&lt;0;&quot;_N&quot;;&quot;_&quot;);ABS([.L348]);IF([.O348]=&quot;&quot;;&quot;&quot;;&quot;_JCM&quot;))" office:value-type="string" office:string-value="All/344_Left Ring 1_Bend_N1_JCM">
            <text:p>All/344_Left Ring 1_Bend_N1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1</text:p>
          </table:table-cell>
          <table:table-cell table:number-columns-repeated="2"/>
          <table:table-cell office:value-type="float" office:value="-1">
            <text:p>-1</text:p>
          </table:table-cell>
          <table:table-cell table:number-columns-repeated="3"/>
          <table:table-cell office:value-type="float" office:value="-1">
            <text:p>-1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1Dwn_95_L</text:p>
          </table:table-cell>
          <table:table-cell table:number-columns-repeated="1003"/>
        </table:table-row>
        <table:table-row table:style-name="ro2">
          <table:table-cell table:style-name="ce2" office:value-type="float" office:value="345">
            <text:p>345</text:p>
          </table:table-cell>
          <table:table-cell table:formula="of:=CONCATENATE(&quot;All/&quot;;TEXT([.A349];&quot;000&quot;) ;&quot;_&quot;;[.E349];&quot;_&quot;;IF([.M349]=&quot;Side-Side&quot;;&quot;Side&quot;;SUBSTITUTE([.M349];&quot;-&quot;;&quot;&quot;));IF([.L349]&lt;0;&quot;_N&quot;;&quot;_&quot;);ABS([.L349]);IF([.O349]=&quot;&quot;;&quot;&quot;;&quot;_JCM&quot;))" office:value-type="string" office:string-value="All/345_Left Ring 1_Bend_16">
            <text:p>All/345_Left Ring 1_Bend_16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1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346">
            <text:p>346</text:p>
          </table:table-cell>
          <table:table-cell table:formula="of:=CONCATENATE(&quot;All/&quot;;TEXT([.A350];&quot;000&quot;) ;&quot;_&quot;;[.E350];&quot;_&quot;;IF([.M350]=&quot;Side-Side&quot;;&quot;Side&quot;;SUBSTITUTE([.M350];&quot;-&quot;;&quot;&quot;));IF([.L350]&lt;0;&quot;_N&quot;;&quot;_&quot;);ABS([.L350]);IF([.O350]=&quot;&quot;;&quot;&quot;;&quot;_JCM&quot;))" office:value-type="string" office:string-value="All/346_Left Ring 1_Bend_33">
            <text:p>All/346_Left Ring 1_Bend_33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1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347">
            <text:p>347</text:p>
          </table:table-cell>
          <table:table-cell table:formula="of:=CONCATENATE(&quot;All/&quot;;TEXT([.A351];&quot;000&quot;) ;&quot;_&quot;;[.E351];&quot;_&quot;;IF([.M351]=&quot;Side-Side&quot;;&quot;Side&quot;;SUBSTITUTE([.M351];&quot;-&quot;;&quot;&quot;));IF([.L351]&lt;0;&quot;_N&quot;;&quot;_&quot;);ABS([.L351]);IF([.O351]=&quot;&quot;;&quot;&quot;;&quot;_JCM&quot;))" office:value-type="string" office:string-value="All/347_Left Ring 2_Bend_12">
            <text:p>All/347_Left Ring 2_Bend_12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2</text:p>
          </table:table-cell>
          <table:table-cell table:formula="of:=IF([.F1]=[.N351];[.L351];&quot;&quot;)">
            <text:p/>
          </table:table-cell>
          <table:table-cell table:formula="of:=IF([.G1]=[.N351];[.L351];&quot;&quot;)">
            <text:p/>
          </table:table-cell>
          <table:table-cell table:formula="of:=IF([.H1]=[.N351];[.L351];&quot;&quot;)" office:value-type="float" office:value="12">
            <text:p>12</text:p>
          </table:table-cell>
          <table:table-cell table:formula="of:=IF([.I1]=[.N351];[.L351];&quot;&quot;)">
            <text:p/>
          </table:table-cell>
          <table:table-cell table:formula="of:=IF([.J1]=[.N351];[.L351];&quot;&quot;)">
            <text:p/>
          </table:table-cell>
          <table:table-cell table:formula="of:=IF([.K1]=[.N351];[.L351];&quot;&quot;)">
            <text:p/>
          </table:table-cell>
          <table:table-cell office:value-type="float" office:value="12">
            <text:p>1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48">
            <text:p>348</text:p>
          </table:table-cell>
          <table:table-cell table:formula="of:=CONCATENATE(&quot;All/&quot;;TEXT([.A352];&quot;000&quot;) ;&quot;_&quot;;[.E352];&quot;_&quot;;IF([.M352]=&quot;Side-Side&quot;;&quot;Side&quot;;SUBSTITUTE([.M352];&quot;-&quot;;&quot;&quot;));IF([.L352]&lt;0;&quot;_N&quot;;&quot;_&quot;);ABS([.L352]);IF([.O352]=&quot;&quot;;&quot;&quot;;&quot;_JCM&quot;))" office:value-type="string" office:string-value="All/348_Left Ring 2_Bend_N105_JCM">
            <text:p>All/348_Left Ring 2_Bend_N10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2</text:p>
          </table:table-cell>
          <table:table-cell table:formula="of:=IF([.F1]=[.N352];[.L352];&quot;&quot;)">
            <text:p/>
          </table:table-cell>
          <table:table-cell table:formula="of:=IF([.G1]=[.N352];[.L352];&quot;&quot;)">
            <text:p/>
          </table:table-cell>
          <table:table-cell table:formula="of:=IF([.H1]=[.N352];[.L352];&quot;&quot;)" office:value-type="float" office:value="-105">
            <text:p>-105</text:p>
          </table:table-cell>
          <table:table-cell table:formula="of:=IF([.I1]=[.N352];[.L352];&quot;&quot;)">
            <text:p/>
          </table:table-cell>
          <table:table-cell table:formula="of:=IF([.J1]=[.N352];[.L352];&quot;&quot;)">
            <text:p/>
          </table:table-cell>
          <table:table-cell table:formula="of:=IF([.K1]=[.N352];[.L352];&quot;&quot;)">
            <text:p/>
          </table:table-cell>
          <table:table-cell office:value-type="float" office:value="-105">
            <text:p>-10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49">
            <text:p>349</text:p>
          </table:table-cell>
          <table:table-cell table:formula="of:=CONCATENATE(&quot;All/&quot;;TEXT([.A353];&quot;000&quot;) ;&quot;_&quot;;[.E353];&quot;_&quot;;IF([.M353]=&quot;Side-Side&quot;;&quot;Side&quot;;SUBSTITUTE([.M353];&quot;-&quot;;&quot;&quot;));IF([.L353]&lt;0;&quot;_N&quot;;&quot;_&quot;);ABS([.L353]);IF([.O353]=&quot;&quot;;&quot;&quot;;&quot;_JCM&quot;))" office:value-type="string" office:string-value="All/349_Left Ring 2_Bend_N90_JCM">
            <text:p>All/349_Left Ring 2_Bend_N9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2</text:p>
          </table:table-cell>
          <table:table-cell table:number-columns-repeated="2"/>
          <table:table-cell office:value-type="float" office:value="-90">
            <text:p>-90</text:p>
          </table:table-cell>
          <table:table-cell table:number-columns-repeated="3"/>
          <table:table-cell office:value-type="float" office:value="-90">
            <text:p>-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50">
            <text:p>350</text:p>
          </table:table-cell>
          <table:table-cell table:formula="of:=CONCATENATE(&quot;All/&quot;;TEXT([.A354];&quot;000&quot;) ;&quot;_&quot;;[.E354];&quot;_&quot;;IF([.M354]=&quot;Side-Side&quot;;&quot;Side&quot;;SUBSTITUTE([.M354];&quot;-&quot;;&quot;&quot;));IF([.L354]&lt;0;&quot;_N&quot;;&quot;_&quot;);ABS([.L354]);IF([.O354]=&quot;&quot;;&quot;&quot;;&quot;_JCM&quot;))" office:value-type="string" office:string-value="All/350_Left Ring 2_Bend_N75_JCM">
            <text:p>All/350_Left Ring 2_Bend_N7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2</text:p>
          </table:table-cell>
          <table:table-cell table:number-columns-repeated="2"/>
          <table:table-cell office:value-type="float" office:value="-75">
            <text:p>-75</text:p>
          </table:table-cell>
          <table:table-cell table:number-columns-repeated="3"/>
          <table:table-cell office:value-type="float" office:value="-75">
            <text:p>-7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51">
            <text:p>351</text:p>
          </table:table-cell>
          <table:table-cell table:formula="of:=CONCATENATE(&quot;All/&quot;;TEXT([.A355];&quot;000&quot;) ;&quot;_&quot;;[.E355];&quot;_&quot;;IF([.M355]=&quot;Side-Side&quot;;&quot;Side&quot;;SUBSTITUTE([.M355];&quot;-&quot;;&quot;&quot;));IF([.L355]&lt;0;&quot;_N&quot;;&quot;_&quot;);ABS([.L355]);IF([.O355]=&quot;&quot;;&quot;&quot;;&quot;_JCM&quot;))" office:value-type="string" office:string-value="All/351_Left Ring 2_Bend_N60_JCM">
            <text:p>All/351_Left Ring 2_Bend_N6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2</text:p>
          </table:table-cell>
          <table:table-cell table:number-columns-repeated="2"/>
          <table:table-cell office:value-type="float" office:value="-60">
            <text:p>-60</text:p>
          </table:table-cell>
          <table:table-cell table:number-columns-repeated="3"/>
          <table:table-cell office:value-type="float" office:value="-60">
            <text:p>-6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52">
            <text:p>352</text:p>
          </table:table-cell>
          <table:table-cell table:formula="of:=CONCATENATE(&quot;All/&quot;;TEXT([.A356];&quot;000&quot;) ;&quot;_&quot;;[.E356];&quot;_&quot;;IF([.M356]=&quot;Side-Side&quot;;&quot;Side&quot;;SUBSTITUTE([.M356];&quot;-&quot;;&quot;&quot;));IF([.L356]&lt;0;&quot;_N&quot;;&quot;_&quot;);ABS([.L356]);IF([.O356]=&quot;&quot;;&quot;&quot;;&quot;_JCM&quot;))" office:value-type="string" office:string-value="All/352_Left Ring 2_Bend_N45_JCM">
            <text:p>All/352_Left Ring 2_Bend_N4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2</text:p>
          </table:table-cell>
          <table:table-cell table:number-columns-repeated="2"/>
          <table:table-cell office:value-type="float" office:value="-45">
            <text:p>-45</text:p>
          </table:table-cell>
          <table:table-cell table:number-columns-repeated="3"/>
          <table:table-cell office:value-type="float" office:value="-45">
            <text:p>-4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53">
            <text:p>353</text:p>
          </table:table-cell>
          <table:table-cell table:formula="of:=CONCATENATE(&quot;All/&quot;;TEXT([.A357];&quot;000&quot;) ;&quot;_&quot;;[.E357];&quot;_&quot;;IF([.M357]=&quot;Side-Side&quot;;&quot;Side&quot;;SUBSTITUTE([.M357];&quot;-&quot;;&quot;&quot;));IF([.L357]&lt;0;&quot;_N&quot;;&quot;_&quot;);ABS([.L357]);IF([.O357]=&quot;&quot;;&quot;&quot;;&quot;_JCM&quot;))" office:value-type="string" office:string-value="All/353_Left Ring 2_Bend_N30_JCM">
            <text:p>All/353_Left Ring 2_Bend_N3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2</text:p>
          </table:table-cell>
          <table:table-cell table:number-columns-repeated="2"/>
          <table:table-cell office:value-type="float" office:value="-30">
            <text:p>-30</text:p>
          </table:table-cell>
          <table:table-cell table:number-columns-repeated="3"/>
          <table:table-cell office:value-type="float" office:value="-30">
            <text:p>-3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54">
            <text:p>354</text:p>
          </table:table-cell>
          <table:table-cell table:formula="of:=CONCATENATE(&quot;All/&quot;;TEXT([.A358];&quot;000&quot;) ;&quot;_&quot;;[.E358];&quot;_&quot;;IF([.M358]=&quot;Side-Side&quot;;&quot;Side&quot;;SUBSTITUTE([.M358];&quot;-&quot;;&quot;&quot;));IF([.L358]&lt;0;&quot;_N&quot;;&quot;_&quot;);ABS([.L358]);IF([.O358]=&quot;&quot;;&quot;&quot;;&quot;_JCM&quot;))" office:value-type="string" office:string-value="All/354_Left Ring 2_Bend_N16_JCM">
            <text:p>All/354_Left Ring 2_Bend_N16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2</text:p>
          </table:table-cell>
          <table:table-cell table:number-columns-repeated="2"/>
          <table:table-cell office:value-type="float" office:value="-16">
            <text:p>-16</text:p>
          </table:table-cell>
          <table:table-cell table:number-columns-repeated="3"/>
          <table:table-cell office:value-type="float" office:value="-16">
            <text:p>-1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55">
            <text:p>355</text:p>
          </table:table-cell>
          <table:table-cell table:formula="of:=CONCATENATE(&quot;All/&quot;;TEXT([.A359];&quot;000&quot;) ;&quot;_&quot;;[.E359];&quot;_&quot;;IF([.M359]=&quot;Side-Side&quot;;&quot;Side&quot;;SUBSTITUTE([.M359];&quot;-&quot;;&quot;&quot;));IF([.L359]&lt;0;&quot;_N&quot;;&quot;_&quot;);ABS([.L359]);IF([.O359]=&quot;&quot;;&quot;&quot;;&quot;_JCM&quot;))" office:value-type="string" office:string-value="All/355_Left Ring 2_Bend_N2_JCM">
            <text:p>All/355_Left Ring 2_Bend_N2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2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3"/>
          <table:table-cell office:value-type="float" office:value="-2">
            <text:p>-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56">
            <text:p>356</text:p>
          </table:table-cell>
          <table:table-cell table:formula="of:=CONCATENATE(&quot;All/&quot;;TEXT([.A360];&quot;000&quot;) ;&quot;_&quot;;[.E360];&quot;_&quot;;IF([.M360]=&quot;Side-Side&quot;;&quot;Side&quot;;SUBSTITUTE([.M360];&quot;-&quot;;&quot;&quot;));IF([.L360]&lt;0;&quot;_N&quot;;&quot;_&quot;);ABS([.L360]);IF([.O360]=&quot;&quot;;&quot;&quot;;&quot;_JCM&quot;))" office:value-type="string" office:string-value="All/356_Left Ring 3_Bend_20">
            <text:p>All/356_Left Ring 3_Bend_2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3</text:p>
          </table:table-cell>
          <table:table-cell table:formula="of:=IF([.F1]=[.N360];[.L360];&quot;&quot;)">
            <text:p/>
          </table:table-cell>
          <table:table-cell table:formula="of:=IF([.G1]=[.N360];[.L360];&quot;&quot;)">
            <text:p/>
          </table:table-cell>
          <table:table-cell table:formula="of:=IF([.H1]=[.N360];[.L360];&quot;&quot;)" office:value-type="float" office:value="20">
            <text:p>20</text:p>
          </table:table-cell>
          <table:table-cell table:formula="of:=IF([.I1]=[.N360];[.L360];&quot;&quot;)">
            <text:p/>
          </table:table-cell>
          <table:table-cell table:formula="of:=IF([.J1]=[.N360];[.L360];&quot;&quot;)">
            <text:p/>
          </table:table-cell>
          <table:table-cell table:formula="of:=IF([.K1]=[.N360];[.L360];&quot;&quot;)">
            <text:p/>
          </table:table-cell>
          <table:table-cell office:value-type="float" office:value="20">
            <text:p>2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57">
            <text:p>357</text:p>
          </table:table-cell>
          <table:table-cell table:formula="of:=CONCATENATE(&quot;All/&quot;;TEXT([.A361];&quot;000&quot;) ;&quot;_&quot;;[.E361];&quot;_&quot;;IF([.M361]=&quot;Side-Side&quot;;&quot;Side&quot;;SUBSTITUTE([.M361];&quot;-&quot;;&quot;&quot;));IF([.L361]&lt;0;&quot;_N&quot;;&quot;_&quot;);ABS([.L361]);IF([.O361]=&quot;&quot;;&quot;&quot;;&quot;_JCM&quot;))" office:value-type="string" office:string-value="All/357_Left Ring 3_Bend_N90_JCM">
            <text:p>All/357_Left Ring 3_Bend_N9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3</text:p>
          </table:table-cell>
          <table:table-cell table:formula="of:=IF([.F1]=[.N361];[.L361];&quot;&quot;)">
            <text:p/>
          </table:table-cell>
          <table:table-cell table:formula="of:=IF([.G1]=[.N361];[.L361];&quot;&quot;)">
            <text:p/>
          </table:table-cell>
          <table:table-cell table:formula="of:=IF([.H1]=[.N361];[.L361];&quot;&quot;)" office:value-type="float" office:value="-90">
            <text:p>-90</text:p>
          </table:table-cell>
          <table:table-cell table:formula="of:=IF([.I1]=[.N361];[.L361];&quot;&quot;)">
            <text:p/>
          </table:table-cell>
          <table:table-cell table:formula="of:=IF([.J1]=[.N361];[.L361];&quot;&quot;)">
            <text:p/>
          </table:table-cell>
          <table:table-cell table:formula="of:=IF([.K1]=[.N361];[.L361];&quot;&quot;)">
            <text:p/>
          </table:table-cell>
          <table:table-cell office:value-type="float" office:value="-90">
            <text:p>-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58">
            <text:p>358</text:p>
          </table:table-cell>
          <table:table-cell table:formula="of:=CONCATENATE(&quot;All/&quot;;TEXT([.A362];&quot;000&quot;) ;&quot;_&quot;;[.E362];&quot;_&quot;;IF([.M362]=&quot;Side-Side&quot;;&quot;Side&quot;;SUBSTITUTE([.M362];&quot;-&quot;;&quot;&quot;));IF([.L362]&lt;0;&quot;_N&quot;;&quot;_&quot;);ABS([.L362]);IF([.O362]=&quot;&quot;;&quot;&quot;;&quot;_JCM&quot;))" office:value-type="string" office:string-value="All/358_Left Ring 3_Bend_N76_JCM">
            <text:p>All/358_Left Ring 3_Bend_N76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3</text:p>
          </table:table-cell>
          <table:table-cell table:number-columns-repeated="2"/>
          <table:table-cell office:value-type="float" office:value="-76">
            <text:p>-76</text:p>
          </table:table-cell>
          <table:table-cell table:number-columns-repeated="3"/>
          <table:table-cell office:value-type="float" office:value="-76">
            <text:p>-7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59">
            <text:p>359</text:p>
          </table:table-cell>
          <table:table-cell table:formula="of:=CONCATENATE(&quot;All/&quot;;TEXT([.A363];&quot;000&quot;) ;&quot;_&quot;;[.E363];&quot;_&quot;;IF([.M363]=&quot;Side-Side&quot;;&quot;Side&quot;;SUBSTITUTE([.M363];&quot;-&quot;;&quot;&quot;));IF([.L363]&lt;0;&quot;_N&quot;;&quot;_&quot;);ABS([.L363]);IF([.O363]=&quot;&quot;;&quot;&quot;;&quot;_JCM&quot;))" office:value-type="string" office:string-value="All/359_Left Ring 3_Bend_N62_JCM">
            <text:p>All/359_Left Ring 3_Bend_N62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3</text:p>
          </table:table-cell>
          <table:table-cell table:number-columns-repeated="2"/>
          <table:table-cell office:value-type="float" office:value="-62">
            <text:p>-62</text:p>
          </table:table-cell>
          <table:table-cell table:number-columns-repeated="3"/>
          <table:table-cell office:value-type="float" office:value="-62">
            <text:p>-6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60">
            <text:p>360</text:p>
          </table:table-cell>
          <table:table-cell table:formula="of:=CONCATENATE(&quot;All/&quot;;TEXT([.A364];&quot;000&quot;) ;&quot;_&quot;;[.E364];&quot;_&quot;;IF([.M364]=&quot;Side-Side&quot;;&quot;Side&quot;;SUBSTITUTE([.M364];&quot;-&quot;;&quot;&quot;));IF([.L364]&lt;0;&quot;_N&quot;;&quot;_&quot;);ABS([.L364]);IF([.O364]=&quot;&quot;;&quot;&quot;;&quot;_JCM&quot;))" office:value-type="string" office:string-value="All/360_Left Ring 3_Bend_N48_JCM">
            <text:p>All/360_Left Ring 3_Bend_N48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3</text:p>
          </table:table-cell>
          <table:table-cell table:number-columns-repeated="2"/>
          <table:table-cell office:value-type="float" office:value="-48">
            <text:p>-48</text:p>
          </table:table-cell>
          <table:table-cell table:number-columns-repeated="3"/>
          <table:table-cell office:value-type="float" office:value="-48">
            <text:p>-4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61">
            <text:p>361</text:p>
          </table:table-cell>
          <table:table-cell table:formula="of:=CONCATENATE(&quot;All/&quot;;TEXT([.A365];&quot;000&quot;) ;&quot;_&quot;;[.E365];&quot;_&quot;;IF([.M365]=&quot;Side-Side&quot;;&quot;Side&quot;;SUBSTITUTE([.M365];&quot;-&quot;;&quot;&quot;));IF([.L365]&lt;0;&quot;_N&quot;;&quot;_&quot;);ABS([.L365]);IF([.O365]=&quot;&quot;;&quot;&quot;;&quot;_JCM&quot;))" office:value-type="string" office:string-value="All/361_Left Ring 3_Bend_N34_JCM">
            <text:p>All/361_Left Ring 3_Bend_N34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3</text:p>
          </table:table-cell>
          <table:table-cell table:number-columns-repeated="2"/>
          <table:table-cell office:value-type="float" office:value="-34">
            <text:p>-34</text:p>
          </table:table-cell>
          <table:table-cell table:number-columns-repeated="3"/>
          <table:table-cell office:value-type="float" office:value="-34">
            <text:p>-3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62">
            <text:p>362</text:p>
          </table:table-cell>
          <table:table-cell table:formula="of:=CONCATENATE(&quot;All/&quot;;TEXT([.A366];&quot;000&quot;) ;&quot;_&quot;;[.E366];&quot;_&quot;;IF([.M366]=&quot;Side-Side&quot;;&quot;Side&quot;;SUBSTITUTE([.M366];&quot;-&quot;;&quot;&quot;));IF([.L366]&lt;0;&quot;_N&quot;;&quot;_&quot;);ABS([.L366]);IF([.O366]=&quot;&quot;;&quot;&quot;;&quot;_JCM&quot;))" office:value-type="string" office:string-value="All/362_Left Ring 3_Bend_N20_JCM">
            <text:p>All/362_Left Ring 3_Bend_N2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3</text:p>
          </table:table-cell>
          <table:table-cell table:number-columns-repeated="2"/>
          <table:table-cell office:value-type="float" office:value="-20">
            <text:p>-20</text:p>
          </table:table-cell>
          <table:table-cell table:number-columns-repeated="3"/>
          <table:table-cell office:value-type="float" office:value="-20">
            <text:p>-2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63">
            <text:p>363</text:p>
          </table:table-cell>
          <table:table-cell table:formula="of:=CONCATENATE(&quot;All/&quot;;TEXT([.A367];&quot;000&quot;) ;&quot;_&quot;;[.E367];&quot;_&quot;;IF([.M367]=&quot;Side-Side&quot;;&quot;Side&quot;;SUBSTITUTE([.M367];&quot;-&quot;;&quot;&quot;));IF([.L367]&lt;0;&quot;_N&quot;;&quot;_&quot;);ABS([.L367]);IF([.O367]=&quot;&quot;;&quot;&quot;;&quot;_JCM&quot;))" office:value-type="string" office:string-value="All/363_Left Ring 3_Bend_N6_JCM">
            <text:p>All/363_Left Ring 3_Bend_N6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3</text:p>
          </table:table-cell>
          <table:table-cell table:number-columns-repeated="2"/>
          <table:table-cell office:value-type="float" office:value="-6">
            <text:p>-6</text:p>
          </table:table-cell>
          <table:table-cell table:number-columns-repeated="3"/>
          <table:table-cell office:value-type="float" office:value="-6">
            <text:p>-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64">
            <text:p>364</text:p>
          </table:table-cell>
          <table:table-cell table:formula="of:=CONCATENATE(&quot;All/&quot;;TEXT([.A368];&quot;000&quot;) ;&quot;_&quot;;[.E368];&quot;_&quot;;IF([.M368]=&quot;Side-Side&quot;;&quot;Side&quot;;SUBSTITUTE([.M368];&quot;-&quot;;&quot;&quot;));IF([.L368]&lt;0;&quot;_N&quot;;&quot;_&quot;);ABS([.L368]);IF([.O368]=&quot;&quot;;&quot;&quot;;&quot;_JCM&quot;))" office:value-type="string" office:string-value="All/364_Left Ring 3_Bend_7">
            <text:p>All/364_Left Ring 3_Bend_7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3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365">
            <text:p>365</text:p>
          </table:table-cell>
          <table:table-cell table:formula="of:=CONCATENATE(&quot;All/&quot;;TEXT([.A369];&quot;000&quot;) ;&quot;_&quot;;[.E369];&quot;_&quot;;IF([.M369]=&quot;Side-Side&quot;;&quot;Side&quot;;SUBSTITUTE([.M369];&quot;-&quot;;&quot;&quot;));IF([.L369]&lt;0;&quot;_N&quot;;&quot;_&quot;);ABS([.L369]);IF([.O369]=&quot;&quot;;&quot;&quot;;&quot;_JCM&quot;))" office:value-type="string" office:string-value="All/365_Left Carpal 4_Side_3">
            <text:p>All/365_Left Carpal 4_Side_3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Carpal 4</text:p>
          </table:table-cell>
          <table:table-cell table:formula="of:=IF([.F1]=[.N369];[.L369];&quot;&quot;)">
            <text:p/>
          </table:table-cell>
          <table:table-cell table:formula="of:=IF([.G1]=[.N369];[.L369];&quot;&quot;)" office:value-type="float" office:value="3">
            <text:p>3</text:p>
          </table:table-cell>
          <table:table-cell table:formula="of:=IF([.H1]=[.N369];[.L369];&quot;&quot;)">
            <text:p/>
          </table:table-cell>
          <table:table-cell table:formula="of:=IF([.I1]=[.N369];[.L369];&quot;&quot;)">
            <text:p/>
          </table:table-cell>
          <table:table-cell table:formula="of:=IF([.J1]=[.N369];[.L369];&quot;&quot;)">
            <text:p/>
          </table:table-cell>
          <table:table-cell table:formula="of:=IF([.K1]=[.N369];[.L369];&quot;&quot;)">
            <text:p/>
          </table:table-cell>
          <table:table-cell office:value-type="float" office:value="3">
            <text:p>3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66">
            <text:p>366</text:p>
          </table:table-cell>
          <table:table-cell table:formula="of:=CONCATENATE(&quot;All/&quot;;TEXT([.A370];&quot;000&quot;) ;&quot;_&quot;;[.E370];&quot;_&quot;;IF([.M370]=&quot;Side-Side&quot;;&quot;Side&quot;;SUBSTITUTE([.M370];&quot;-&quot;;&quot;&quot;));IF([.L370]&lt;0;&quot;_N&quot;;&quot;_&quot;);ABS([.L370]);IF([.O370]=&quot;&quot;;&quot;&quot;;&quot;_JCM&quot;))" office:value-type="string" office:string-value="All/366_Left Carpal 4_Side_N4">
            <text:p>All/366_Left Carpal 4_Side_N4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Carpal 4</text:p>
          </table:table-cell>
          <table:table-cell table:formula="of:=IF([.F1]=[.N370];[.L370];&quot;&quot;)">
            <text:p/>
          </table:table-cell>
          <table:table-cell table:formula="of:=IF([.G1]=[.N370];[.L370];&quot;&quot;)" office:value-type="float" office:value="-4">
            <text:p>-4</text:p>
          </table:table-cell>
          <table:table-cell table:formula="of:=IF([.H1]=[.N370];[.L370];&quot;&quot;)">
            <text:p/>
          </table:table-cell>
          <table:table-cell table:formula="of:=IF([.I1]=[.N370];[.L370];&quot;&quot;)">
            <text:p/>
          </table:table-cell>
          <table:table-cell table:formula="of:=IF([.J1]=[.N370];[.L370];&quot;&quot;)">
            <text:p/>
          </table:table-cell>
          <table:table-cell table:formula="of:=IF([.K1]=[.N370];[.L370];&quot;&quot;)">
            <text:p/>
          </table:table-cell>
          <table:table-cell office:value-type="float" office:value="-4">
            <text:p>-4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67">
            <text:p>367</text:p>
          </table:table-cell>
          <table:table-cell table:formula="of:=CONCATENATE(&quot;All/&quot;;TEXT([.A371];&quot;000&quot;) ;&quot;_&quot;;[.E371];&quot;_&quot;;IF([.M371]=&quot;Side-Side&quot;;&quot;Side&quot;;SUBSTITUTE([.M371];&quot;-&quot;;&quot;&quot;));IF([.L371]&lt;0;&quot;_N&quot;;&quot;_&quot;);ABS([.L371]);IF([.O371]=&quot;&quot;;&quot;&quot;;&quot;_JCM&quot;))" office:value-type="string" office:string-value="All/367_Left Carpal 4_Bend_4">
            <text:p>All/367_Left Carpal 4_Bend_4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Carpal 4</text:p>
          </table:table-cell>
          <table:table-cell table:formula="of:=IF([.F1]=[.N371];[.L371];&quot;&quot;)">
            <text:p/>
          </table:table-cell>
          <table:table-cell table:formula="of:=IF([.G1]=[.N371];[.L371];&quot;&quot;)">
            <text:p/>
          </table:table-cell>
          <table:table-cell table:formula="of:=IF([.H1]=[.N371];[.L371];&quot;&quot;)" office:value-type="float" office:value="4">
            <text:p>4</text:p>
          </table:table-cell>
          <table:table-cell table:formula="of:=IF([.I1]=[.N371];[.L371];&quot;&quot;)">
            <text:p/>
          </table:table-cell>
          <table:table-cell table:formula="of:=IF([.J1]=[.N371];[.L371];&quot;&quot;)">
            <text:p/>
          </table:table-cell>
          <table:table-cell table:formula="of:=IF([.K1]=[.N371];[.L371];&quot;&quot;)">
            <text:p/>
          </table:table-cell>
          <table:table-cell office:value-type="float" office:value="4">
            <text:p>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68">
            <text:p>368</text:p>
          </table:table-cell>
          <table:table-cell table:formula="of:=CONCATENATE(&quot;All/&quot;;TEXT([.A372];&quot;000&quot;) ;&quot;_&quot;;[.E372];&quot;_&quot;;IF([.M372]=&quot;Side-Side&quot;;&quot;Side&quot;;SUBSTITUTE([.M372];&quot;-&quot;;&quot;&quot;));IF([.L372]&lt;0;&quot;_N&quot;;&quot;_&quot;);ABS([.L372]);IF([.O372]=&quot;&quot;;&quot;&quot;;&quot;_JCM&quot;))" office:value-type="string" office:string-value="All/368_Left Carpal 4_Bend_N4">
            <text:p>All/368_Left Carpal 4_Bend_N4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Carpal 4</text:p>
          </table:table-cell>
          <table:table-cell table:formula="of:=IF([.F1]=[.N372];[.L372];&quot;&quot;)">
            <text:p/>
          </table:table-cell>
          <table:table-cell table:formula="of:=IF([.G1]=[.N372];[.L372];&quot;&quot;)">
            <text:p/>
          </table:table-cell>
          <table:table-cell table:formula="of:=IF([.H1]=[.N372];[.L372];&quot;&quot;)" office:value-type="float" office:value="-4">
            <text:p>-4</text:p>
          </table:table-cell>
          <table:table-cell table:formula="of:=IF([.I1]=[.N372];[.L372];&quot;&quot;)">
            <text:p/>
          </table:table-cell>
          <table:table-cell table:formula="of:=IF([.J1]=[.N372];[.L372];&quot;&quot;)">
            <text:p/>
          </table:table-cell>
          <table:table-cell table:formula="of:=IF([.K1]=[.N372];[.L372];&quot;&quot;)">
            <text:p/>
          </table:table-cell>
          <table:table-cell office:value-type="float" office:value="-4">
            <text:p>-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69">
            <text:p>369</text:p>
          </table:table-cell>
          <table:table-cell table:formula="of:=CONCATENATE(&quot;All/&quot;;TEXT([.A373];&quot;000&quot;) ;&quot;_&quot;;[.E373];&quot;_&quot;;IF([.M373]=&quot;Side-Side&quot;;&quot;Side&quot;;SUBSTITUTE([.M373];&quot;-&quot;;&quot;&quot;));IF([.L373]&lt;0;&quot;_N&quot;;&quot;_&quot;);ABS([.L373]);IF([.O373]=&quot;&quot;;&quot;&quot;;&quot;_JCM&quot;))" office:value-type="string" office:string-value="All/369_Left Pinky 1_Twist_5">
            <text:p>All/369_Left Pinky 1_Twist_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1</text:p>
          </table:table-cell>
          <table:table-cell table:formula="of:=IF([.F1]=[.N373];[.L373];&quot;&quot;)" office:value-type="float" office:value="5">
            <text:p>5</text:p>
          </table:table-cell>
          <table:table-cell table:formula="of:=IF([.G1]=[.N373];[.L373];&quot;&quot;)">
            <text:p/>
          </table:table-cell>
          <table:table-cell table:formula="of:=IF([.H1]=[.N373];[.L373];&quot;&quot;)">
            <text:p/>
          </table:table-cell>
          <table:table-cell table:formula="of:=IF([.I1]=[.N373];[.L373];&quot;&quot;)">
            <text:p/>
          </table:table-cell>
          <table:table-cell table:formula="of:=IF([.J1]=[.N373];[.L373];&quot;&quot;)">
            <text:p/>
          </table:table-cell>
          <table:table-cell table:formula="of:=IF([.K1]=[.N373];[.L373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70">
            <text:p>370</text:p>
          </table:table-cell>
          <table:table-cell table:formula="of:=CONCATENATE(&quot;All/&quot;;TEXT([.A374];&quot;000&quot;) ;&quot;_&quot;;[.E374];&quot;_&quot;;IF([.M374]=&quot;Side-Side&quot;;&quot;Side&quot;;SUBSTITUTE([.M374];&quot;-&quot;;&quot;&quot;));IF([.L374]&lt;0;&quot;_N&quot;;&quot;_&quot;);ABS([.L374]);IF([.O374]=&quot;&quot;;&quot;&quot;;&quot;_JCM&quot;))" office:value-type="string" office:string-value="All/370_Left Pinky 1_Twist_N5">
            <text:p>All/370_Left Pinky 1_Twist_N5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1</text:p>
          </table:table-cell>
          <table:table-cell table:formula="of:=IF([.F1]=[.N374];[.L374];&quot;&quot;)" office:value-type="float" office:value="-5">
            <text:p>-5</text:p>
          </table:table-cell>
          <table:table-cell table:formula="of:=IF([.G1]=[.N374];[.L374];&quot;&quot;)">
            <text:p/>
          </table:table-cell>
          <table:table-cell table:formula="of:=IF([.H1]=[.N374];[.L374];&quot;&quot;)">
            <text:p/>
          </table:table-cell>
          <table:table-cell table:formula="of:=IF([.I1]=[.N374];[.L374];&quot;&quot;)">
            <text:p/>
          </table:table-cell>
          <table:table-cell table:formula="of:=IF([.J1]=[.N374];[.L374];&quot;&quot;)">
            <text:p/>
          </table:table-cell>
          <table:table-cell table:formula="of:=IF([.K1]=[.N374];[.L374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71">
            <text:p>371</text:p>
          </table:table-cell>
          <table:table-cell table:formula="of:=CONCATENATE(&quot;All/&quot;;TEXT([.A375];&quot;000&quot;) ;&quot;_&quot;;[.E375];&quot;_&quot;;IF([.M375]=&quot;Side-Side&quot;;&quot;Side&quot;;SUBSTITUTE([.M375];&quot;-&quot;;&quot;&quot;));IF([.L375]&lt;0;&quot;_N&quot;;&quot;_&quot;);ABS([.L375]);IF([.O375]=&quot;&quot;;&quot;&quot;;&quot;_JCM&quot;))" office:value-type="string" office:string-value="All/371_Left Pinky 1_Side_18">
            <text:p>All/371_Left Pinky 1_Side_18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1</text:p>
          </table:table-cell>
          <table:table-cell table:formula="of:=IF([.F1]=[.N375];[.L375];&quot;&quot;)">
            <text:p/>
          </table:table-cell>
          <table:table-cell table:formula="of:=IF([.G1]=[.N375];[.L375];&quot;&quot;)" office:value-type="float" office:value="18">
            <text:p>18</text:p>
          </table:table-cell>
          <table:table-cell table:formula="of:=IF([.H1]=[.N375];[.L375];&quot;&quot;)">
            <text:p/>
          </table:table-cell>
          <table:table-cell table:formula="of:=IF([.I1]=[.N375];[.L375];&quot;&quot;)">
            <text:p/>
          </table:table-cell>
          <table:table-cell table:formula="of:=IF([.J1]=[.N375];[.L375];&quot;&quot;)">
            <text:p/>
          </table:table-cell>
          <table:table-cell table:formula="of:=IF([.K1]=[.N375];[.L375];&quot;&quot;)">
            <text:p/>
          </table:table-cell>
          <table:table-cell office:value-type="float" office:value="18">
            <text:p>18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72">
            <text:p>372</text:p>
          </table:table-cell>
          <table:table-cell table:formula="of:=CONCATENATE(&quot;All/&quot;;TEXT([.A376];&quot;000&quot;) ;&quot;_&quot;;[.E376];&quot;_&quot;;IF([.M376]=&quot;Side-Side&quot;;&quot;Side&quot;;SUBSTITUTE([.M376];&quot;-&quot;;&quot;&quot;));IF([.L376]&lt;0;&quot;_N&quot;;&quot;_&quot;);ABS([.L376]);IF([.O376]=&quot;&quot;;&quot;&quot;;&quot;_JCM&quot;))" office:value-type="string" office:string-value="All/372_Left Pinky 1_Side_N12">
            <text:p>All/372_Left Pinky 1_Side_N12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1</text:p>
          </table:table-cell>
          <table:table-cell table:formula="of:=IF([.F1]=[.N376];[.L376];&quot;&quot;)">
            <text:p/>
          </table:table-cell>
          <table:table-cell table:formula="of:=IF([.G1]=[.N376];[.L376];&quot;&quot;)" office:value-type="float" office:value="-12">
            <text:p>-12</text:p>
          </table:table-cell>
          <table:table-cell table:formula="of:=IF([.H1]=[.N376];[.L376];&quot;&quot;)">
            <text:p/>
          </table:table-cell>
          <table:table-cell table:formula="of:=IF([.I1]=[.N376];[.L376];&quot;&quot;)">
            <text:p/>
          </table:table-cell>
          <table:table-cell table:formula="of:=IF([.J1]=[.N376];[.L376];&quot;&quot;)">
            <text:p/>
          </table:table-cell>
          <table:table-cell table:formula="of:=IF([.K1]=[.N376];[.L376];&quot;&quot;)">
            <text:p/>
          </table:table-cell>
          <table:table-cell office:value-type="float" office:value="-12">
            <text:p>-1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73">
            <text:p>373</text:p>
          </table:table-cell>
          <table:table-cell table:formula="of:=CONCATENATE(&quot;All/&quot;;TEXT([.A377];&quot;000&quot;) ;&quot;_&quot;;[.E377];&quot;_&quot;;IF([.M377]=&quot;Side-Side&quot;;&quot;Side&quot;;SUBSTITUTE([.M377];&quot;-&quot;;&quot;&quot;));IF([.L377]&lt;0;&quot;_N&quot;;&quot;_&quot;);ABS([.L377]);IF([.O377]=&quot;&quot;;&quot;&quot;;&quot;_JCM&quot;))" office:value-type="string" office:string-value="All/373_Left Pinky 1_Bend_50">
            <text:p>All/373_Left Pinky 1_Bend_5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1</text:p>
          </table:table-cell>
          <table:table-cell table:formula="of:=IF([.F1]=[.N377];[.L377];&quot;&quot;)">
            <text:p/>
          </table:table-cell>
          <table:table-cell table:formula="of:=IF([.G1]=[.N377];[.L377];&quot;&quot;)">
            <text:p/>
          </table:table-cell>
          <table:table-cell table:formula="of:=IF([.H1]=[.N377];[.L377];&quot;&quot;)" office:value-type="float" office:value="50">
            <text:p>50</text:p>
          </table:table-cell>
          <table:table-cell table:formula="of:=IF([.I1]=[.N377];[.L377];&quot;&quot;)">
            <text:p/>
          </table:table-cell>
          <table:table-cell table:formula="of:=IF([.J1]=[.N377];[.L377];&quot;&quot;)">
            <text:p/>
          </table:table-cell>
          <table:table-cell table:formula="of:=IF([.K1]=[.N377];[.L377];&quot;&quot;)">
            <text:p/>
          </table:table-cell>
          <table:table-cell office:value-type="float" office:value="50">
            <text:p>5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3">
          <table:table-cell table:style-name="ce2" office:value-type="float" office:value="374">
            <text:p>374</text:p>
          </table:table-cell>
          <table:table-cell table:formula="of:=CONCATENATE(&quot;All/&quot;;TEXT([.A378];&quot;000&quot;) ;&quot;_&quot;;[.E378];&quot;_&quot;;IF([.M378]=&quot;Side-Side&quot;;&quot;Side&quot;;SUBSTITUTE([.M378];&quot;-&quot;;&quot;&quot;));IF([.L378]&lt;0;&quot;_N&quot;;&quot;_&quot;);ABS([.L378]);IF([.O378]=&quot;&quot;;&quot;&quot;;&quot;_JCM&quot;))" office:value-type="string" office:string-value="All/374_Left Pinky 1_Bend_N90_JCM">
            <text:p>All/374_Left Pinky 1_Bend_N9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1</text:p>
          </table:table-cell>
          <table:table-cell table:formula="of:=IF([.F1]=[.N378];[.L378];&quot;&quot;)">
            <text:p/>
          </table:table-cell>
          <table:table-cell table:formula="of:=IF([.G1]=[.N378];[.L378];&quot;&quot;)">
            <text:p/>
          </table:table-cell>
          <table:table-cell table:formula="of:=IF([.H1]=[.N378];[.L378];&quot;&quot;)" office:value-type="float" office:value="-90">
            <text:p>-90</text:p>
          </table:table-cell>
          <table:table-cell table:formula="of:=IF([.I1]=[.N378];[.L378];&quot;&quot;)">
            <text:p/>
          </table:table-cell>
          <table:table-cell table:formula="of:=IF([.J1]=[.N378];[.L378];&quot;&quot;)">
            <text:p/>
          </table:table-cell>
          <table:table-cell table:formula="of:=IF([.K1]=[.N378];[.L378];&quot;&quot;)">
            <text:p/>
          </table:table-cell>
          <table:table-cell office:value-type="float" office:value="-90">
            <text:p>-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1Dwn_95_L</text:p>
          </table:table-cell>
          <table:table-cell office:value-type="string">
            <text:p>JCMの名前に95とあるが、scalar値を見てみるとBend値-90でモーフは100％適用されるので、Bendのリミットを切る必要はない。</text:p>
          </table:table-cell>
          <table:table-cell table:number-columns-repeated="1002"/>
        </table:table-row>
        <table:table-row table:style-name="ro2">
          <table:table-cell table:style-name="ce2" office:value-type="float" office:value="375">
            <text:p>375</text:p>
          </table:table-cell>
          <table:table-cell table:formula="of:=CONCATENATE(&quot;All/&quot;;TEXT([.A379];&quot;000&quot;) ;&quot;_&quot;;[.E379];&quot;_&quot;;IF([.M379]=&quot;Side-Side&quot;;&quot;Side&quot;;SUBSTITUTE([.M379];&quot;-&quot;;&quot;&quot;));IF([.L379]&lt;0;&quot;_N&quot;;&quot;_&quot;);ABS([.L379]);IF([.O379]=&quot;&quot;;&quot;&quot;;&quot;_JCM&quot;))" office:value-type="string" office:string-value="All/375_Left Pinky 1_Bend_N72_JCM">
            <text:p>All/375_Left Pinky 1_Bend_N72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1</text:p>
          </table:table-cell>
          <table:table-cell table:number-columns-repeated="2"/>
          <table:table-cell office:value-type="float" office:value="-72">
            <text:p>-72</text:p>
          </table:table-cell>
          <table:table-cell table:number-columns-repeated="3"/>
          <table:table-cell office:value-type="float" office:value="-72">
            <text:p>-7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1Dwn_95_L</text:p>
          </table:table-cell>
          <table:table-cell table:number-columns-repeated="1003"/>
        </table:table-row>
        <table:table-row table:style-name="ro2">
          <table:table-cell table:style-name="ce2" office:value-type="float" office:value="376">
            <text:p>376</text:p>
          </table:table-cell>
          <table:table-cell table:formula="of:=CONCATENATE(&quot;All/&quot;;TEXT([.A380];&quot;000&quot;) ;&quot;_&quot;;[.E380];&quot;_&quot;;IF([.M380]=&quot;Side-Side&quot;;&quot;Side&quot;;SUBSTITUTE([.M380];&quot;-&quot;;&quot;&quot;));IF([.L380]&lt;0;&quot;_N&quot;;&quot;_&quot;);ABS([.L380]);IF([.O380]=&quot;&quot;;&quot;&quot;;&quot;_JCM&quot;))" office:value-type="string" office:string-value="All/376_Left Pinky 1_Bend_N54_JCM">
            <text:p>All/376_Left Pinky 1_Bend_N54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1</text:p>
          </table:table-cell>
          <table:table-cell table:number-columns-repeated="2"/>
          <table:table-cell office:value-type="float" office:value="-54">
            <text:p>-54</text:p>
          </table:table-cell>
          <table:table-cell table:number-columns-repeated="3"/>
          <table:table-cell office:value-type="float" office:value="-54">
            <text:p>-5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1Dwn_95_L</text:p>
          </table:table-cell>
          <table:table-cell table:number-columns-repeated="1003"/>
        </table:table-row>
        <table:table-row table:style-name="ro2">
          <table:table-cell table:style-name="ce2" office:value-type="float" office:value="377">
            <text:p>377</text:p>
          </table:table-cell>
          <table:table-cell table:formula="of:=CONCATENATE(&quot;All/&quot;;TEXT([.A381];&quot;000&quot;) ;&quot;_&quot;;[.E381];&quot;_&quot;;IF([.M381]=&quot;Side-Side&quot;;&quot;Side&quot;;SUBSTITUTE([.M381];&quot;-&quot;;&quot;&quot;));IF([.L381]&lt;0;&quot;_N&quot;;&quot;_&quot;);ABS([.L381]);IF([.O381]=&quot;&quot;;&quot;&quot;;&quot;_JCM&quot;))" office:value-type="string" office:string-value="All/377_Left Pinky 1_Bend_N36_JCM">
            <text:p>All/377_Left Pinky 1_Bend_N36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1</text:p>
          </table:table-cell>
          <table:table-cell table:number-columns-repeated="2"/>
          <table:table-cell office:value-type="float" office:value="-36">
            <text:p>-36</text:p>
          </table:table-cell>
          <table:table-cell table:number-columns-repeated="3"/>
          <table:table-cell office:value-type="float" office:value="-36">
            <text:p>-3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1Dwn_95_L</text:p>
          </table:table-cell>
          <table:table-cell table:number-columns-repeated="1003"/>
        </table:table-row>
        <table:table-row table:style-name="ro2">
          <table:table-cell table:style-name="ce2" office:value-type="float" office:value="378">
            <text:p>378</text:p>
          </table:table-cell>
          <table:table-cell table:formula="of:=CONCATENATE(&quot;All/&quot;;TEXT([.A382];&quot;000&quot;) ;&quot;_&quot;;[.E382];&quot;_&quot;;IF([.M382]=&quot;Side-Side&quot;;&quot;Side&quot;;SUBSTITUTE([.M382];&quot;-&quot;;&quot;&quot;));IF([.L382]&lt;0;&quot;_N&quot;;&quot;_&quot;);ABS([.L382]);IF([.O382]=&quot;&quot;;&quot;&quot;;&quot;_JCM&quot;))" office:value-type="string" office:string-value="All/378_Left Pinky 1_Bend_N18_JCM">
            <text:p>All/378_Left Pinky 1_Bend_N18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1</text:p>
          </table:table-cell>
          <table:table-cell table:number-columns-repeated="2"/>
          <table:table-cell office:value-type="float" office:value="-18">
            <text:p>-18</text:p>
          </table:table-cell>
          <table:table-cell table:number-columns-repeated="3"/>
          <table:table-cell office:value-type="float" office:value="-18">
            <text:p>-1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1Dwn_95_L</text:p>
          </table:table-cell>
          <table:table-cell table:number-columns-repeated="1003"/>
        </table:table-row>
        <table:table-row table:style-name="ro2">
          <table:table-cell table:style-name="ce2" office:value-type="float" office:value="379">
            <text:p>379</text:p>
          </table:table-cell>
          <table:table-cell table:formula="of:=CONCATENATE(&quot;All/&quot;;TEXT([.A383];&quot;000&quot;) ;&quot;_&quot;;[.E383];&quot;_&quot;;IF([.M383]=&quot;Side-Side&quot;;&quot;Side&quot;;SUBSTITUTE([.M383];&quot;-&quot;;&quot;&quot;));IF([.L383]&lt;0;&quot;_N&quot;;&quot;_&quot;);ABS([.L383]);IF([.O383]=&quot;&quot;;&quot;&quot;;&quot;_JCM&quot;))" office:value-type="string" office:string-value="All/379_Left Pinky 1_Bend_N1_JCM">
            <text:p>All/379_Left Pinky 1_Bend_N1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1</text:p>
          </table:table-cell>
          <table:table-cell table:number-columns-repeated="2"/>
          <table:table-cell office:value-type="float" office:value="-1">
            <text:p>-1</text:p>
          </table:table-cell>
          <table:table-cell table:number-columns-repeated="3"/>
          <table:table-cell office:value-type="float" office:value="-1">
            <text:p>-1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1Dwn_95_L</text:p>
          </table:table-cell>
          <table:table-cell table:number-columns-repeated="1003"/>
        </table:table-row>
        <table:table-row table:style-name="ro2">
          <table:table-cell table:style-name="ce2" office:value-type="float" office:value="380">
            <text:p>380</text:p>
          </table:table-cell>
          <table:table-cell table:formula="of:=CONCATENATE(&quot;All/&quot;;TEXT([.A384];&quot;000&quot;) ;&quot;_&quot;;[.E384];&quot;_&quot;;IF([.M384]=&quot;Side-Side&quot;;&quot;Side&quot;;SUBSTITUTE([.M384];&quot;-&quot;;&quot;&quot;));IF([.L384]&lt;0;&quot;_N&quot;;&quot;_&quot;);ABS([.L384]);IF([.O384]=&quot;&quot;;&quot;&quot;;&quot;_JCM&quot;))" office:value-type="string" office:string-value="All/380_Left Pinky 1_Bend_16">
            <text:p>All/380_Left Pinky 1_Bend_16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1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381">
            <text:p>381</text:p>
          </table:table-cell>
          <table:table-cell table:formula="of:=CONCATENATE(&quot;All/&quot;;TEXT([.A385];&quot;000&quot;) ;&quot;_&quot;;[.E385];&quot;_&quot;;IF([.M385]=&quot;Side-Side&quot;;&quot;Side&quot;;SUBSTITUTE([.M385];&quot;-&quot;;&quot;&quot;));IF([.L385]&lt;0;&quot;_N&quot;;&quot;_&quot;);ABS([.L385]);IF([.O385]=&quot;&quot;;&quot;&quot;;&quot;_JCM&quot;))" office:value-type="string" office:string-value="All/381_Left Pinky 1_Bend_33">
            <text:p>All/381_Left Pinky 1_Bend_33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1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382">
            <text:p>382</text:p>
          </table:table-cell>
          <table:table-cell table:formula="of:=CONCATENATE(&quot;All/&quot;;TEXT([.A386];&quot;000&quot;) ;&quot;_&quot;;[.E386];&quot;_&quot;;IF([.M386]=&quot;Side-Side&quot;;&quot;Side&quot;;SUBSTITUTE([.M386];&quot;-&quot;;&quot;&quot;));IF([.L386]&lt;0;&quot;_N&quot;;&quot;_&quot;);ABS([.L386]);IF([.O386]=&quot;&quot;;&quot;&quot;;&quot;_JCM&quot;))" office:value-type="string" office:string-value="All/382_Left Pinky 2_Bend_12">
            <text:p>All/382_Left Pinky 2_Bend_12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2</text:p>
          </table:table-cell>
          <table:table-cell table:formula="of:=IF([.F1]=[.N386];[.L386];&quot;&quot;)">
            <text:p/>
          </table:table-cell>
          <table:table-cell table:formula="of:=IF([.G1]=[.N386];[.L386];&quot;&quot;)">
            <text:p/>
          </table:table-cell>
          <table:table-cell table:formula="of:=IF([.H1]=[.N386];[.L386];&quot;&quot;)" office:value-type="float" office:value="12">
            <text:p>12</text:p>
          </table:table-cell>
          <table:table-cell table:formula="of:=IF([.I1]=[.N386];[.L386];&quot;&quot;)">
            <text:p/>
          </table:table-cell>
          <table:table-cell table:formula="of:=IF([.J1]=[.N386];[.L386];&quot;&quot;)">
            <text:p/>
          </table:table-cell>
          <table:table-cell table:formula="of:=IF([.K1]=[.N386];[.L386];&quot;&quot;)">
            <text:p/>
          </table:table-cell>
          <table:table-cell office:value-type="float" office:value="12">
            <text:p>1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83">
            <text:p>383</text:p>
          </table:table-cell>
          <table:table-cell table:formula="of:=CONCATENATE(&quot;All/&quot;;TEXT([.A387];&quot;000&quot;) ;&quot;_&quot;;[.E387];&quot;_&quot;;IF([.M387]=&quot;Side-Side&quot;;&quot;Side&quot;;SUBSTITUTE([.M387];&quot;-&quot;;&quot;&quot;));IF([.L387]&lt;0;&quot;_N&quot;;&quot;_&quot;);ABS([.L387]);IF([.O387]=&quot;&quot;;&quot;&quot;;&quot;_JCM&quot;))" office:value-type="string" office:string-value="All/383_Left Pinky 2_Bend_N105_JCM">
            <text:p>All/383_Left Pinky 2_Bend_N10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2</text:p>
          </table:table-cell>
          <table:table-cell table:formula="of:=IF([.F1]=[.N387];[.L387];&quot;&quot;)">
            <text:p/>
          </table:table-cell>
          <table:table-cell table:formula="of:=IF([.G1]=[.N387];[.L387];&quot;&quot;)">
            <text:p/>
          </table:table-cell>
          <table:table-cell table:formula="of:=IF([.H1]=[.N387];[.L387];&quot;&quot;)" office:value-type="float" office:value="-105">
            <text:p>-105</text:p>
          </table:table-cell>
          <table:table-cell table:formula="of:=IF([.I1]=[.N387];[.L387];&quot;&quot;)">
            <text:p/>
          </table:table-cell>
          <table:table-cell table:formula="of:=IF([.J1]=[.N387];[.L387];&quot;&quot;)">
            <text:p/>
          </table:table-cell>
          <table:table-cell table:formula="of:=IF([.K1]=[.N387];[.L387];&quot;&quot;)">
            <text:p/>
          </table:table-cell>
          <table:table-cell office:value-type="float" office:value="-105">
            <text:p>-10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84">
            <text:p>384</text:p>
          </table:table-cell>
          <table:table-cell table:formula="of:=CONCATENATE(&quot;All/&quot;;TEXT([.A388];&quot;000&quot;) ;&quot;_&quot;;[.E388];&quot;_&quot;;IF([.M388]=&quot;Side-Side&quot;;&quot;Side&quot;;SUBSTITUTE([.M388];&quot;-&quot;;&quot;&quot;));IF([.L388]&lt;0;&quot;_N&quot;;&quot;_&quot;);ABS([.L388]);IF([.O388]=&quot;&quot;;&quot;&quot;;&quot;_JCM&quot;))" office:value-type="string" office:string-value="All/384_Left Pinky 2_Bend_N90_JCM">
            <text:p>All/384_Left Pinky 2_Bend_N9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2</text:p>
          </table:table-cell>
          <table:table-cell table:number-columns-repeated="2"/>
          <table:table-cell office:value-type="float" office:value="-90">
            <text:p>-90</text:p>
          </table:table-cell>
          <table:table-cell table:number-columns-repeated="3"/>
          <table:table-cell office:value-type="float" office:value="-90">
            <text:p>-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85">
            <text:p>385</text:p>
          </table:table-cell>
          <table:table-cell table:formula="of:=CONCATENATE(&quot;All/&quot;;TEXT([.A389];&quot;000&quot;) ;&quot;_&quot;;[.E389];&quot;_&quot;;IF([.M389]=&quot;Side-Side&quot;;&quot;Side&quot;;SUBSTITUTE([.M389];&quot;-&quot;;&quot;&quot;));IF([.L389]&lt;0;&quot;_N&quot;;&quot;_&quot;);ABS([.L389]);IF([.O389]=&quot;&quot;;&quot;&quot;;&quot;_JCM&quot;))" office:value-type="string" office:string-value="All/385_Left Pinky 2_Bend_N75_JCM">
            <text:p>All/385_Left Pinky 2_Bend_N7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2</text:p>
          </table:table-cell>
          <table:table-cell table:number-columns-repeated="2"/>
          <table:table-cell office:value-type="float" office:value="-75">
            <text:p>-75</text:p>
          </table:table-cell>
          <table:table-cell table:number-columns-repeated="3"/>
          <table:table-cell office:value-type="float" office:value="-75">
            <text:p>-7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86">
            <text:p>386</text:p>
          </table:table-cell>
          <table:table-cell table:formula="of:=CONCATENATE(&quot;All/&quot;;TEXT([.A390];&quot;000&quot;) ;&quot;_&quot;;[.E390];&quot;_&quot;;IF([.M390]=&quot;Side-Side&quot;;&quot;Side&quot;;SUBSTITUTE([.M390];&quot;-&quot;;&quot;&quot;));IF([.L390]&lt;0;&quot;_N&quot;;&quot;_&quot;);ABS([.L390]);IF([.O390]=&quot;&quot;;&quot;&quot;;&quot;_JCM&quot;))" office:value-type="string" office:string-value="All/386_Left Pinky 2_Bend_N60_JCM">
            <text:p>All/386_Left Pinky 2_Bend_N6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2</text:p>
          </table:table-cell>
          <table:table-cell table:number-columns-repeated="2"/>
          <table:table-cell office:value-type="float" office:value="-60">
            <text:p>-60</text:p>
          </table:table-cell>
          <table:table-cell table:number-columns-repeated="3"/>
          <table:table-cell office:value-type="float" office:value="-60">
            <text:p>-6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87">
            <text:p>387</text:p>
          </table:table-cell>
          <table:table-cell table:formula="of:=CONCATENATE(&quot;All/&quot;;TEXT([.A391];&quot;000&quot;) ;&quot;_&quot;;[.E391];&quot;_&quot;;IF([.M391]=&quot;Side-Side&quot;;&quot;Side&quot;;SUBSTITUTE([.M391];&quot;-&quot;;&quot;&quot;));IF([.L391]&lt;0;&quot;_N&quot;;&quot;_&quot;);ABS([.L391]);IF([.O391]=&quot;&quot;;&quot;&quot;;&quot;_JCM&quot;))" office:value-type="string" office:string-value="All/387_Left Pinky 2_Bend_N45_JCM">
            <text:p>All/387_Left Pinky 2_Bend_N45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2</text:p>
          </table:table-cell>
          <table:table-cell table:number-columns-repeated="2"/>
          <table:table-cell office:value-type="float" office:value="-45">
            <text:p>-45</text:p>
          </table:table-cell>
          <table:table-cell table:number-columns-repeated="3"/>
          <table:table-cell office:value-type="float" office:value="-45">
            <text:p>-4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88">
            <text:p>388</text:p>
          </table:table-cell>
          <table:table-cell table:formula="of:=CONCATENATE(&quot;All/&quot;;TEXT([.A392];&quot;000&quot;) ;&quot;_&quot;;[.E392];&quot;_&quot;;IF([.M392]=&quot;Side-Side&quot;;&quot;Side&quot;;SUBSTITUTE([.M392];&quot;-&quot;;&quot;&quot;));IF([.L392]&lt;0;&quot;_N&quot;;&quot;_&quot;);ABS([.L392]);IF([.O392]=&quot;&quot;;&quot;&quot;;&quot;_JCM&quot;))" office:value-type="string" office:string-value="All/388_Left Pinky 2_Bend_N30_JCM">
            <text:p>All/388_Left Pinky 2_Bend_N3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2</text:p>
          </table:table-cell>
          <table:table-cell table:number-columns-repeated="2"/>
          <table:table-cell office:value-type="float" office:value="-30">
            <text:p>-30</text:p>
          </table:table-cell>
          <table:table-cell table:number-columns-repeated="3"/>
          <table:table-cell office:value-type="float" office:value="-30">
            <text:p>-3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89">
            <text:p>389</text:p>
          </table:table-cell>
          <table:table-cell table:formula="of:=CONCATENATE(&quot;All/&quot;;TEXT([.A393];&quot;000&quot;) ;&quot;_&quot;;[.E393];&quot;_&quot;;IF([.M393]=&quot;Side-Side&quot;;&quot;Side&quot;;SUBSTITUTE([.M393];&quot;-&quot;;&quot;&quot;));IF([.L393]&lt;0;&quot;_N&quot;;&quot;_&quot;);ABS([.L393]);IF([.O393]=&quot;&quot;;&quot;&quot;;&quot;_JCM&quot;))" office:value-type="string" office:string-value="All/389_Left Pinky 2_Bend_N16_JCM">
            <text:p>All/389_Left Pinky 2_Bend_N16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2</text:p>
          </table:table-cell>
          <table:table-cell table:number-columns-repeated="2"/>
          <table:table-cell office:value-type="float" office:value="-16">
            <text:p>-16</text:p>
          </table:table-cell>
          <table:table-cell table:number-columns-repeated="3"/>
          <table:table-cell office:value-type="float" office:value="-16">
            <text:p>-1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90">
            <text:p>390</text:p>
          </table:table-cell>
          <table:table-cell table:formula="of:=CONCATENATE(&quot;All/&quot;;TEXT([.A394];&quot;000&quot;) ;&quot;_&quot;;[.E394];&quot;_&quot;;IF([.M394]=&quot;Side-Side&quot;;&quot;Side&quot;;SUBSTITUTE([.M394];&quot;-&quot;;&quot;&quot;));IF([.L394]&lt;0;&quot;_N&quot;;&quot;_&quot;);ABS([.L394]);IF([.O394]=&quot;&quot;;&quot;&quot;;&quot;_JCM&quot;))" office:value-type="string" office:string-value="All/390_Left Pinky 2_Bend_N2_JCM">
            <text:p>All/390_Left Pinky 2_Bend_N2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2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3"/>
          <table:table-cell office:value-type="float" office:value="-2">
            <text:p>-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91">
            <text:p>391</text:p>
          </table:table-cell>
          <table:table-cell table:formula="of:=CONCATENATE(&quot;All/&quot;;TEXT([.A395];&quot;000&quot;) ;&quot;_&quot;;[.E395];&quot;_&quot;;IF([.M395]=&quot;Side-Side&quot;;&quot;Side&quot;;SUBSTITUTE([.M395];&quot;-&quot;;&quot;&quot;));IF([.L395]&lt;0;&quot;_N&quot;;&quot;_&quot;);ABS([.L395]);IF([.O395]=&quot;&quot;;&quot;&quot;;&quot;_JCM&quot;))" office:value-type="string" office:string-value="All/391_Left Pinky 3_Bend_20">
            <text:p>All/391_Left Pinky 3_Bend_20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3</text:p>
          </table:table-cell>
          <table:table-cell table:formula="of:=IF([.F1]=[.N395];[.L395];&quot;&quot;)">
            <text:p/>
          </table:table-cell>
          <table:table-cell table:formula="of:=IF([.G1]=[.N395];[.L395];&quot;&quot;)">
            <text:p/>
          </table:table-cell>
          <table:table-cell table:formula="of:=IF([.H1]=[.N395];[.L395];&quot;&quot;)" office:value-type="float" office:value="20">
            <text:p>20</text:p>
          </table:table-cell>
          <table:table-cell table:formula="of:=IF([.I1]=[.N395];[.L395];&quot;&quot;)">
            <text:p/>
          </table:table-cell>
          <table:table-cell table:formula="of:=IF([.J1]=[.N395];[.L395];&quot;&quot;)">
            <text:p/>
          </table:table-cell>
          <table:table-cell table:formula="of:=IF([.K1]=[.N395];[.L395];&quot;&quot;)">
            <text:p/>
          </table:table-cell>
          <table:table-cell office:value-type="float" office:value="20">
            <text:p>2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92">
            <text:p>392</text:p>
          </table:table-cell>
          <table:table-cell table:formula="of:=CONCATENATE(&quot;All/&quot;;TEXT([.A396];&quot;000&quot;) ;&quot;_&quot;;[.E396];&quot;_&quot;;IF([.M396]=&quot;Side-Side&quot;;&quot;Side&quot;;SUBSTITUTE([.M396];&quot;-&quot;;&quot;&quot;));IF([.L396]&lt;0;&quot;_N&quot;;&quot;_&quot;);ABS([.L396]);IF([.O396]=&quot;&quot;;&quot;&quot;;&quot;_JCM&quot;))" office:value-type="string" office:string-value="All/392_Left Pinky 3_Bend_N90_JCM">
            <text:p>All/392_Left Pinky 3_Bend_N9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3</text:p>
          </table:table-cell>
          <table:table-cell table:formula="of:=IF([.F1]=[.N396];[.L396];&quot;&quot;)">
            <text:p/>
          </table:table-cell>
          <table:table-cell table:formula="of:=IF([.G1]=[.N396];[.L396];&quot;&quot;)">
            <text:p/>
          </table:table-cell>
          <table:table-cell table:formula="of:=IF([.H1]=[.N396];[.L396];&quot;&quot;)" office:value-type="float" office:value="-90">
            <text:p>-90</text:p>
          </table:table-cell>
          <table:table-cell table:formula="of:=IF([.I1]=[.N396];[.L396];&quot;&quot;)">
            <text:p/>
          </table:table-cell>
          <table:table-cell table:formula="of:=IF([.J1]=[.N396];[.L396];&quot;&quot;)">
            <text:p/>
          </table:table-cell>
          <table:table-cell table:formula="of:=IF([.K1]=[.N396];[.L396];&quot;&quot;)">
            <text:p/>
          </table:table-cell>
          <table:table-cell office:value-type="float" office:value="-90">
            <text:p>-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93">
            <text:p>393</text:p>
          </table:table-cell>
          <table:table-cell table:formula="of:=CONCATENATE(&quot;All/&quot;;TEXT([.A397];&quot;000&quot;) ;&quot;_&quot;;[.E397];&quot;_&quot;;IF([.M397]=&quot;Side-Side&quot;;&quot;Side&quot;;SUBSTITUTE([.M397];&quot;-&quot;;&quot;&quot;));IF([.L397]&lt;0;&quot;_N&quot;;&quot;_&quot;);ABS([.L397]);IF([.O397]=&quot;&quot;;&quot;&quot;;&quot;_JCM&quot;))" office:value-type="string" office:string-value="All/393_Left Pinky 3_Bend_N76_JCM">
            <text:p>All/393_Left Pinky 3_Bend_N76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3</text:p>
          </table:table-cell>
          <table:table-cell table:number-columns-repeated="2"/>
          <table:table-cell office:value-type="float" office:value="-76">
            <text:p>-76</text:p>
          </table:table-cell>
          <table:table-cell table:number-columns-repeated="3"/>
          <table:table-cell office:value-type="float" office:value="-76">
            <text:p>-7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94">
            <text:p>394</text:p>
          </table:table-cell>
          <table:table-cell table:formula="of:=CONCATENATE(&quot;All/&quot;;TEXT([.A398];&quot;000&quot;) ;&quot;_&quot;;[.E398];&quot;_&quot;;IF([.M398]=&quot;Side-Side&quot;;&quot;Side&quot;;SUBSTITUTE([.M398];&quot;-&quot;;&quot;&quot;));IF([.L398]&lt;0;&quot;_N&quot;;&quot;_&quot;);ABS([.L398]);IF([.O398]=&quot;&quot;;&quot;&quot;;&quot;_JCM&quot;))" office:value-type="string" office:string-value="All/394_Left Pinky 3_Bend_N62_JCM">
            <text:p>All/394_Left Pinky 3_Bend_N62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3</text:p>
          </table:table-cell>
          <table:table-cell table:number-columns-repeated="2"/>
          <table:table-cell office:value-type="float" office:value="-62">
            <text:p>-62</text:p>
          </table:table-cell>
          <table:table-cell table:number-columns-repeated="3"/>
          <table:table-cell office:value-type="float" office:value="-62">
            <text:p>-6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95">
            <text:p>395</text:p>
          </table:table-cell>
          <table:table-cell table:formula="of:=CONCATENATE(&quot;All/&quot;;TEXT([.A399];&quot;000&quot;) ;&quot;_&quot;;[.E399];&quot;_&quot;;IF([.M399]=&quot;Side-Side&quot;;&quot;Side&quot;;SUBSTITUTE([.M399];&quot;-&quot;;&quot;&quot;));IF([.L399]&lt;0;&quot;_N&quot;;&quot;_&quot;);ABS([.L399]);IF([.O399]=&quot;&quot;;&quot;&quot;;&quot;_JCM&quot;))" office:value-type="string" office:string-value="All/395_Left Pinky 3_Bend_N48_JCM">
            <text:p>All/395_Left Pinky 3_Bend_N48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3</text:p>
          </table:table-cell>
          <table:table-cell table:number-columns-repeated="2"/>
          <table:table-cell office:value-type="float" office:value="-48">
            <text:p>-48</text:p>
          </table:table-cell>
          <table:table-cell table:number-columns-repeated="3"/>
          <table:table-cell office:value-type="float" office:value="-48">
            <text:p>-4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96">
            <text:p>396</text:p>
          </table:table-cell>
          <table:table-cell table:formula="of:=CONCATENATE(&quot;All/&quot;;TEXT([.A400];&quot;000&quot;) ;&quot;_&quot;;[.E400];&quot;_&quot;;IF([.M400]=&quot;Side-Side&quot;;&quot;Side&quot;;SUBSTITUTE([.M400];&quot;-&quot;;&quot;&quot;));IF([.L400]&lt;0;&quot;_N&quot;;&quot;_&quot;);ABS([.L400]);IF([.O400]=&quot;&quot;;&quot;&quot;;&quot;_JCM&quot;))" office:value-type="string" office:string-value="All/396_Left Pinky 3_Bend_N34_JCM">
            <text:p>All/396_Left Pinky 3_Bend_N34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3</text:p>
          </table:table-cell>
          <table:table-cell table:number-columns-repeated="2"/>
          <table:table-cell office:value-type="float" office:value="-34">
            <text:p>-34</text:p>
          </table:table-cell>
          <table:table-cell table:number-columns-repeated="3"/>
          <table:table-cell office:value-type="float" office:value="-34">
            <text:p>-3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97">
            <text:p>397</text:p>
          </table:table-cell>
          <table:table-cell table:formula="of:=CONCATENATE(&quot;All/&quot;;TEXT([.A401];&quot;000&quot;) ;&quot;_&quot;;[.E401];&quot;_&quot;;IF([.M401]=&quot;Side-Side&quot;;&quot;Side&quot;;SUBSTITUTE([.M401];&quot;-&quot;;&quot;&quot;));IF([.L401]&lt;0;&quot;_N&quot;;&quot;_&quot;);ABS([.L401]);IF([.O401]=&quot;&quot;;&quot;&quot;;&quot;_JCM&quot;))" office:value-type="string" office:string-value="All/397_Left Pinky 3_Bend_N20_JCM">
            <text:p>All/397_Left Pinky 3_Bend_N20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3</text:p>
          </table:table-cell>
          <table:table-cell table:number-columns-repeated="2"/>
          <table:table-cell office:value-type="float" office:value="-20">
            <text:p>-20</text:p>
          </table:table-cell>
          <table:table-cell table:number-columns-repeated="3"/>
          <table:table-cell office:value-type="float" office:value="-20">
            <text:p>-2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98">
            <text:p>398</text:p>
          </table:table-cell>
          <table:table-cell table:formula="of:=CONCATENATE(&quot;All/&quot;;TEXT([.A402];&quot;000&quot;) ;&quot;_&quot;;[.E402];&quot;_&quot;;IF([.M402]=&quot;Side-Side&quot;;&quot;Side&quot;;SUBSTITUTE([.M402];&quot;-&quot;;&quot;&quot;));IF([.L402]&lt;0;&quot;_N&quot;;&quot;_&quot;);ABS([.L402]);IF([.O402]=&quot;&quot;;&quot;&quot;;&quot;_JCM&quot;))" office:value-type="string" office:string-value="All/398_Left Pinky 3_Bend_N6_JCM">
            <text:p>All/398_Left Pinky 3_Bend_N6_JCM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3</text:p>
          </table:table-cell>
          <table:table-cell table:number-columns-repeated="2"/>
          <table:table-cell office:value-type="float" office:value="-6">
            <text:p>-6</text:p>
          </table:table-cell>
          <table:table-cell table:number-columns-repeated="3"/>
          <table:table-cell office:value-type="float" office:value="-6">
            <text:p>-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99">
            <text:p>399</text:p>
          </table:table-cell>
          <table:table-cell table:formula="of:=CONCATENATE(&quot;All/&quot;;TEXT([.A403];&quot;000&quot;) ;&quot;_&quot;;[.E403];&quot;_&quot;;IF([.M403]=&quot;Side-Side&quot;;&quot;Side&quot;;SUBSTITUTE([.M403];&quot;-&quot;;&quot;&quot;));IF([.L403]&lt;0;&quot;_N&quot;;&quot;_&quot;);ABS([.L403]);IF([.O403]=&quot;&quot;;&quot;&quot;;&quot;_JCM&quot;))" office:value-type="string" office:string-value="All/399_Left Pinky 3_Bend_7">
            <text:p>All/399_Left Pinky 3_Bend_7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3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400">
            <text:p>400</text:p>
          </table:table-cell>
          <table:table-cell table:formula="of:=CONCATENATE(&quot;All/&quot;;TEXT([.A404];&quot;000&quot;) ;&quot;_&quot;;[.E404];&quot;_&quot;;IF([.M404]=&quot;Side-Side&quot;;&quot;Side&quot;;SUBSTITUTE([.M404];&quot;-&quot;;&quot;&quot;));IF([.L404]&lt;0;&quot;_N&quot;;&quot;_&quot;);ABS([.L404]);IF([.O404]=&quot;&quot;;&quot;&quot;;&quot;_JCM&quot;))" office:value-type="string" office:string-value="All/400_Right Thigh Bend_Bend_35_JCM">
            <text:p>All/400_Right Thigh Bend_Bend_3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table:formula="of:=IF([.F1]=[.N404];[.L404];&quot;&quot;)" office:value-type="float" office:value="35">
            <text:p>35</text:p>
          </table:table-cell>
          <table:table-cell table:formula="of:=IF([.G1]=[.N404];[.L404];&quot;&quot;)">
            <text:p/>
          </table:table-cell>
          <table:table-cell table:formula="of:=IF([.H1]=[.N404];[.L404];&quot;&quot;)">
            <text:p/>
          </table:table-cell>
          <table:table-cell table:formula="of:=IF([.I1]=[.N404];[.L404];&quot;&quot;)">
            <text:p/>
          </table:table-cell>
          <table:table-cell table:formula="of:=IF([.J1]=[.N404];[.L404];&quot;&quot;)">
            <text:p/>
          </table:table-cell>
          <table:table-cell table:formula="of:=IF([.K1]=[.N404];[.L404];&quot;&quot;)">
            <text:p/>
          </table:table-cell>
          <table:table-cell office:value-type="float" office:value="35">
            <text:p>3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Back_35_R</text:p>
          </table:table-cell>
          <table:table-cell table:number-columns-repeated="1003"/>
        </table:table-row>
        <table:table-row table:style-name="ro2">
          <table:table-cell table:style-name="ce2" office:value-type="float" office:value="401">
            <text:p>401</text:p>
          </table:table-cell>
          <table:table-cell table:formula="of:=CONCATENATE(&quot;All/&quot;;TEXT([.A405];&quot;000&quot;) ;&quot;_&quot;;[.E405];&quot;_&quot;;IF([.M405]=&quot;Side-Side&quot;;&quot;Side&quot;;SUBSTITUTE([.M405];&quot;-&quot;;&quot;&quot;));IF([.L405]&lt;0;&quot;_N&quot;;&quot;_&quot;);ABS([.L405]);IF([.O405]=&quot;&quot;;&quot;&quot;;&quot;_JCM&quot;))" office:value-type="string" office:string-value="All/401_Right Thigh Bend_Bend_N57_JCM">
            <text:p>All/401_Right Thigh Bend_Bend_N57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table:formula="of:=IF([.F1]=[.N405];[.L405];&quot;&quot;)" office:value-type="float" office:value="-57">
            <text:p>-57</text:p>
          </table:table-cell>
          <table:table-cell table:formula="of:=IF([.G1]=[.N405];[.L405];&quot;&quot;)">
            <text:p/>
          </table:table-cell>
          <table:table-cell table:formula="of:=IF([.H1]=[.N405];[.L405];&quot;&quot;)">
            <text:p/>
          </table:table-cell>
          <table:table-cell table:formula="of:=IF([.I1]=[.N405];[.L405];&quot;&quot;)">
            <text:p/>
          </table:table-cell>
          <table:table-cell table:formula="of:=IF([.J1]=[.N405];[.L405];&quot;&quot;)">
            <text:p/>
          </table:table-cell>
          <table:table-cell table:formula="of:=IF([.K1]=[.N405];[.L405];&quot;&quot;)">
            <text:p/>
          </table:table-cell>
          <table:table-cell office:value-type="float" office:value="-57">
            <text:p>-57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Fwd_57_R</text:p>
          </table:table-cell>
          <table:table-cell table:number-columns-repeated="1003"/>
        </table:table-row>
        <table:table-row table:style-name="ro2">
          <table:table-cell table:style-name="ce2" office:value-type="float" office:value="402">
            <text:p>402</text:p>
          </table:table-cell>
          <table:table-cell table:formula="of:=CONCATENATE(&quot;All/&quot;;TEXT([.A406];&quot;000&quot;) ;&quot;_&quot;;[.E406];&quot;_&quot;;IF([.M406]=&quot;Side-Side&quot;;&quot;Side&quot;;SUBSTITUTE([.M406];&quot;-&quot;;&quot;&quot;));IF([.L406]&lt;0;&quot;_N&quot;;&quot;_&quot;);ABS([.L406]);IF([.O406]=&quot;&quot;;&quot;&quot;;&quot;_JCM&quot;))" office:value-type="string" office:string-value="All/402_Right Thigh Bend_Bend_N115_JCM">
            <text:p>All/402_Right Thigh Bend_Bend_N11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table:formula="of:=IF([.F1]=[.N406];[.L406];&quot;&quot;)" office:value-type="float" office:value="-115">
            <text:p>-115</text:p>
          </table:table-cell>
          <table:table-cell table:formula="of:=IF([.G1]=[.N406];[.L406];&quot;&quot;)">
            <text:p/>
          </table:table-cell>
          <table:table-cell table:formula="of:=IF([.H1]=[.N406];[.L406];&quot;&quot;)">
            <text:p/>
          </table:table-cell>
          <table:table-cell table:formula="of:=IF([.I1]=[.N406];[.L406];&quot;&quot;)">
            <text:p/>
          </table:table-cell>
          <table:table-cell table:formula="of:=IF([.J1]=[.N406];[.L406];&quot;&quot;)">
            <text:p/>
          </table:table-cell>
          <table:table-cell table:formula="of:=IF([.K1]=[.N406];[.L406];&quot;&quot;)">
            <text:p/>
          </table:table-cell>
          <table:table-cell office:value-type="float" office:value="-115">
            <text:p>-11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Fwd_115_R</text:p>
          </table:table-cell>
          <table:table-cell table:number-columns-repeated="1003"/>
        </table:table-row>
        <table:table-row table:style-name="ro2">
          <table:table-cell table:style-name="ce2" office:value-type="float" office:value="403">
            <text:p>403</text:p>
          </table:table-cell>
          <table:table-cell table:formula="of:=CONCATENATE(&quot;All/&quot;;TEXT([.A407];&quot;000&quot;) ;&quot;_&quot;;[.E407];&quot;_&quot;;IF([.M407]=&quot;Side-Side&quot;;&quot;Side&quot;;SUBSTITUTE([.M407];&quot;-&quot;;&quot;&quot;));IF([.L407]&lt;0;&quot;_N&quot;;&quot;_&quot;);ABS([.L407]);IF([.O407]=&quot;&quot;;&quot;&quot;;&quot;_JCM&quot;))" office:value-type="string" office:string-value="All/403_Right Thigh Bend_Bend_N96_JCM">
            <text:p>All/403_Right Thigh Bend_Bend_N96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office:value-type="float" office:value="-96">
            <text:p>-96</text:p>
          </table:table-cell>
          <table:table-cell table:number-columns-repeated="5"/>
          <table:table-cell office:value-type="float" office:value="-96">
            <text:p>-96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Fwd_115_R</text:p>
          </table:table-cell>
          <table:table-cell table:number-columns-repeated="1003"/>
        </table:table-row>
        <table:table-row table:style-name="ro2">
          <table:table-cell table:style-name="ce2" office:value-type="float" office:value="404">
            <text:p>404</text:p>
          </table:table-cell>
          <table:table-cell table:formula="of:=CONCATENATE(&quot;All/&quot;;TEXT([.A408];&quot;000&quot;) ;&quot;_&quot;;[.E408];&quot;_&quot;;IF([.M408]=&quot;Side-Side&quot;;&quot;Side&quot;;SUBSTITUTE([.M408];&quot;-&quot;;&quot;&quot;));IF([.L408]&lt;0;&quot;_N&quot;;&quot;_&quot;);ABS([.L408]);IF([.O408]=&quot;&quot;;&quot;&quot;;&quot;_JCM&quot;))" office:value-type="string" office:string-value="All/404_Right Thigh Bend_Bend_N77_JCM">
            <text:p>All/404_Right Thigh Bend_Bend_N77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office:value-type="float" office:value="-77">
            <text:p>-77</text:p>
          </table:table-cell>
          <table:table-cell table:number-columns-repeated="5"/>
          <table:table-cell office:value-type="float" office:value="-77">
            <text:p>-77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Fwd_115_R</text:p>
          </table:table-cell>
          <table:table-cell table:number-columns-repeated="1003"/>
        </table:table-row>
        <table:table-row table:style-name="ro2">
          <table:table-cell table:style-name="ce2" office:value-type="float" office:value="405">
            <text:p>405</text:p>
          </table:table-cell>
          <table:table-cell table:formula="of:=CONCATENATE(&quot;All/&quot;;TEXT([.A409];&quot;000&quot;) ;&quot;_&quot;;[.E409];&quot;_&quot;;IF([.M409]=&quot;Side-Side&quot;;&quot;Side&quot;;SUBSTITUTE([.M409];&quot;-&quot;;&quot;&quot;));IF([.L409]&lt;0;&quot;_N&quot;;&quot;_&quot;);ABS([.L409]);IF([.O409]=&quot;&quot;;&quot;&quot;;&quot;_JCM&quot;))" office:value-type="string" office:string-value="All/405_Right Thigh Bend_Bend_N39_JCM">
            <text:p>All/405_Right Thigh Bend_Bend_N39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office:value-type="float" office:value="-39">
            <text:p>-39</text:p>
          </table:table-cell>
          <table:table-cell table:number-columns-repeated="5"/>
          <table:table-cell office:value-type="float" office:value="-39">
            <text:p>-39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Fwd_57_R</text:p>
          </table:table-cell>
          <table:table-cell table:number-columns-repeated="1003"/>
        </table:table-row>
        <table:table-row table:style-name="ro2">
          <table:table-cell table:style-name="ce2" office:value-type="float" office:value="406">
            <text:p>406</text:p>
          </table:table-cell>
          <table:table-cell table:formula="of:=CONCATENATE(&quot;All/&quot;;TEXT([.A410];&quot;000&quot;) ;&quot;_&quot;;[.E410];&quot;_&quot;;IF([.M410]=&quot;Side-Side&quot;;&quot;Side&quot;;SUBSTITUTE([.M410];&quot;-&quot;;&quot;&quot;));IF([.L410]&lt;0;&quot;_N&quot;;&quot;_&quot;);ABS([.L410]);IF([.O410]=&quot;&quot;;&quot;&quot;;&quot;_JCM&quot;))" office:value-type="string" office:string-value="All/406_Right Thigh Bend_Bend_N20_JCM">
            <text:p>All/406_Right Thigh Bend_Bend_N2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office:value-type="float" office:value="-20">
            <text:p>-20</text:p>
          </table:table-cell>
          <table:table-cell table:number-columns-repeated="5"/>
          <table:table-cell office:value-type="float" office:value="-20">
            <text:p>-2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Fwd_57_R</text:p>
          </table:table-cell>
          <table:table-cell table:number-columns-repeated="1003"/>
        </table:table-row>
        <table:table-row table:style-name="ro2">
          <table:table-cell table:style-name="ce2" office:value-type="float" office:value="407">
            <text:p>407</text:p>
          </table:table-cell>
          <table:table-cell table:formula="of:=CONCATENATE(&quot;All/&quot;;TEXT([.A411];&quot;000&quot;) ;&quot;_&quot;;[.E411];&quot;_&quot;;IF([.M411]=&quot;Side-Side&quot;;&quot;Side&quot;;SUBSTITUTE([.M411];&quot;-&quot;;&quot;&quot;));IF([.L411]&lt;0;&quot;_N&quot;;&quot;_&quot;);ABS([.L411]);IF([.O411]=&quot;&quot;;&quot;&quot;;&quot;_JCM&quot;))" office:value-type="string" office:string-value="All/407_Right Thigh Bend_Bend_N1_JCM">
            <text:p>All/407_Right Thigh Bend_Bend_N1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Fwd_57_R</text:p>
          </table:table-cell>
          <table:table-cell table:number-columns-repeated="1003"/>
        </table:table-row>
        <table:table-row table:style-name="ro2">
          <table:table-cell table:style-name="ce2" office:value-type="float" office:value="408">
            <text:p>408</text:p>
          </table:table-cell>
          <table:table-cell table:formula="of:=CONCATENATE(&quot;All/&quot;;TEXT([.A412];&quot;000&quot;) ;&quot;_&quot;;[.E412];&quot;_&quot;;IF([.M412]=&quot;Side-Side&quot;;&quot;Side&quot;;SUBSTITUTE([.M412];&quot;-&quot;;&quot;&quot;));IF([.L412]&lt;0;&quot;_N&quot;;&quot;_&quot;);ABS([.L412]);IF([.O412]=&quot;&quot;;&quot;&quot;;&quot;_JCM&quot;))" office:value-type="string" office:string-value="All/408_Right Thigh Bend_Bend_17_JCM">
            <text:p>All/408_Right Thigh Bend_Bend_17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office:value-type="float" office:value="17">
            <text:p>17</text:p>
          </table:table-cell>
          <table:table-cell table:number-columns-repeated="5"/>
          <table:table-cell office:value-type="float" office:value="17">
            <text:p>17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Back_35_R</text:p>
          </table:table-cell>
          <table:table-cell table:number-columns-repeated="1003"/>
        </table:table-row>
        <table:table-row table:style-name="ro2">
          <table:table-cell table:style-name="ce2" office:value-type="float" office:value="409">
            <text:p>409</text:p>
          </table:table-cell>
          <table:table-cell table:formula="of:=CONCATENATE(&quot;All/&quot;;TEXT([.A413];&quot;000&quot;) ;&quot;_&quot;;[.E413];&quot;_&quot;;IF([.M413]=&quot;Side-Side&quot;;&quot;Side&quot;;SUBSTITUTE([.M413];&quot;-&quot;;&quot;&quot;));IF([.L413]&lt;0;&quot;_N&quot;;&quot;_&quot;);ABS([.L413]);IF([.O413]=&quot;&quot;;&quot;&quot;;&quot;_JCM&quot;))" office:value-type="string" office:string-value="All/409_Right Thigh Bend_Side_N85_JCM">
            <text:p>All/409_Right Thigh Bend_Side_N8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table:formula="of:=IF([.F1]=[.N413];[.L413];&quot;&quot;)">
            <text:p/>
          </table:table-cell>
          <table:table-cell table:formula="of:=IF([.G1]=[.N413];[.L413];&quot;&quot;)">
            <text:p/>
          </table:table-cell>
          <table:table-cell table:formula="of:=IF([.H1]=[.N413];[.L413];&quot;&quot;)" office:value-type="float" office:value="-85">
            <text:p>-85</text:p>
          </table:table-cell>
          <table:table-cell table:formula="of:=IF([.I1]=[.N413];[.L413];&quot;&quot;)">
            <text:p/>
          </table:table-cell>
          <table:table-cell table:formula="of:=IF([.J1]=[.N413];[.L413];&quot;&quot;)">
            <text:p/>
          </table:table-cell>
          <table:table-cell table:formula="of:=IF([.K1]=[.N413];[.L413];&quot;&quot;)">
            <text:p/>
          </table:table-cell>
          <table:table-cell office:value-type="float" office:value="-85">
            <text:p>-85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ThighSide_85_R</text:p>
          </table:table-cell>
          <table:table-cell table:number-columns-repeated="1003"/>
        </table:table-row>
        <table:table-row table:style-name="ro2">
          <table:table-cell table:style-name="ce2" office:value-type="float" office:value="410">
            <text:p>410</text:p>
          </table:table-cell>
          <table:table-cell table:formula="of:=CONCATENATE(&quot;All/&quot;;TEXT([.A414];&quot;000&quot;) ;&quot;_&quot;;[.E414];&quot;_&quot;;IF([.M414]=&quot;Side-Side&quot;;&quot;Side&quot;;SUBSTITUTE([.M414];&quot;-&quot;;&quot;&quot;));IF([.L414]&lt;0;&quot;_N&quot;;&quot;_&quot;);ABS([.L414]);IF([.O414]=&quot;&quot;;&quot;&quot;;&quot;_JCM&quot;))" office:value-type="string" office:string-value="All/410_Right Thigh Bend_Side_N72_JCM">
            <text:p>All/410_Right Thigh Bend_Side_N72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table:number-columns-repeated="2"/>
          <table:table-cell office:value-type="float" office:value="-72">
            <text:p>-72</text:p>
          </table:table-cell>
          <table:table-cell table:number-columns-repeated="3"/>
          <table:table-cell office:value-type="float" office:value="-72">
            <text:p>-72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ThighSide_85_R</text:p>
          </table:table-cell>
          <table:table-cell table:number-columns-repeated="1003"/>
        </table:table-row>
        <table:table-row table:style-name="ro2">
          <table:table-cell table:style-name="ce2" office:value-type="float" office:value="411">
            <text:p>411</text:p>
          </table:table-cell>
          <table:table-cell table:formula="of:=CONCATENATE(&quot;All/&quot;;TEXT([.A415];&quot;000&quot;) ;&quot;_&quot;;[.E415];&quot;_&quot;;IF([.M415]=&quot;Side-Side&quot;;&quot;Side&quot;;SUBSTITUTE([.M415];&quot;-&quot;;&quot;&quot;));IF([.L415]&lt;0;&quot;_N&quot;;&quot;_&quot;);ABS([.L415]);IF([.O415]=&quot;&quot;;&quot;&quot;;&quot;_JCM&quot;))" office:value-type="string" office:string-value="All/411_Right Thigh Bend_Side_N58_JCM">
            <text:p>All/411_Right Thigh Bend_Side_N58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table:number-columns-repeated="2"/>
          <table:table-cell office:value-type="float" office:value="-58">
            <text:p>-58</text:p>
          </table:table-cell>
          <table:table-cell table:number-columns-repeated="3"/>
          <table:table-cell office:value-type="float" office:value="-58">
            <text:p>-58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ThighSide_85_R</text:p>
          </table:table-cell>
          <table:table-cell table:number-columns-repeated="1003"/>
        </table:table-row>
        <table:table-row table:style-name="ro2">
          <table:table-cell table:style-name="ce2" office:value-type="float" office:value="412">
            <text:p>412</text:p>
          </table:table-cell>
          <table:table-cell table:formula="of:=CONCATENATE(&quot;All/&quot;;TEXT([.A416];&quot;000&quot;) ;&quot;_&quot;;[.E416];&quot;_&quot;;IF([.M416]=&quot;Side-Side&quot;;&quot;Side&quot;;SUBSTITUTE([.M416];&quot;-&quot;;&quot;&quot;));IF([.L416]&lt;0;&quot;_N&quot;;&quot;_&quot;);ABS([.L416]);IF([.O416]=&quot;&quot;;&quot;&quot;;&quot;_JCM&quot;))" office:value-type="string" office:string-value="All/412_Right Thigh Bend_Side_N44_JCM">
            <text:p>All/412_Right Thigh Bend_Side_N44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table:number-columns-repeated="2"/>
          <table:table-cell office:value-type="float" office:value="-44">
            <text:p>-44</text:p>
          </table:table-cell>
          <table:table-cell table:number-columns-repeated="3"/>
          <table:table-cell office:value-type="float" office:value="-44">
            <text:p>-44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ThighSide_85_R</text:p>
          </table:table-cell>
          <table:table-cell table:number-columns-repeated="1003"/>
        </table:table-row>
        <table:table-row table:style-name="ro2">
          <table:table-cell table:style-name="ce2" office:value-type="float" office:value="413">
            <text:p>413</text:p>
          </table:table-cell>
          <table:table-cell table:formula="of:=CONCATENATE(&quot;All/&quot;;TEXT([.A417];&quot;000&quot;) ;&quot;_&quot;;[.E417];&quot;_&quot;;IF([.M417]=&quot;Side-Side&quot;;&quot;Side&quot;;SUBSTITUTE([.M417];&quot;-&quot;;&quot;&quot;));IF([.L417]&lt;0;&quot;_N&quot;;&quot;_&quot;);ABS([.L417]);IF([.O417]=&quot;&quot;;&quot;&quot;;&quot;_JCM&quot;))" office:value-type="string" office:string-value="All/413_Right Thigh Bend_Side_N30_JCM">
            <text:p>All/413_Right Thigh Bend_Side_N3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table:number-columns-repeated="2"/>
          <table:table-cell office:value-type="float" office:value="-30">
            <text:p>-30</text:p>
          </table:table-cell>
          <table:table-cell table:number-columns-repeated="3"/>
          <table:table-cell office:value-type="float" office:value="-30">
            <text:p>-30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ThighSide_85_R</text:p>
          </table:table-cell>
          <table:table-cell table:number-columns-repeated="1003"/>
        </table:table-row>
        <table:table-row table:style-name="ro2">
          <table:table-cell table:style-name="ce2" office:value-type="float" office:value="414">
            <text:p>414</text:p>
          </table:table-cell>
          <table:table-cell table:formula="of:=CONCATENATE(&quot;All/&quot;;TEXT([.A418];&quot;000&quot;) ;&quot;_&quot;;[.E418];&quot;_&quot;;IF([.M418]=&quot;Side-Side&quot;;&quot;Side&quot;;SUBSTITUTE([.M418];&quot;-&quot;;&quot;&quot;));IF([.L418]&lt;0;&quot;_N&quot;;&quot;_&quot;);ABS([.L418]);IF([.O418]=&quot;&quot;;&quot;&quot;;&quot;_JCM&quot;))" office:value-type="string" office:string-value="All/414_Right Thigh Bend_Side_N16_JCM">
            <text:p>All/414_Right Thigh Bend_Side_N16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table:number-columns-repeated="2"/>
          <table:table-cell office:value-type="float" office:value="-16">
            <text:p>-16</text:p>
          </table:table-cell>
          <table:table-cell table:number-columns-repeated="3"/>
          <table:table-cell office:value-type="float" office:value="-16">
            <text:p>-16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ThighSide_85_R</text:p>
          </table:table-cell>
          <table:table-cell table:number-columns-repeated="1003"/>
        </table:table-row>
        <table:table-row table:style-name="ro2">
          <table:table-cell table:style-name="ce2" office:value-type="float" office:value="415">
            <text:p>415</text:p>
          </table:table-cell>
          <table:table-cell table:formula="of:=CONCATENATE(&quot;All/&quot;;TEXT([.A419];&quot;000&quot;) ;&quot;_&quot;;[.E419];&quot;_&quot;;IF([.M419]=&quot;Side-Side&quot;;&quot;Side&quot;;SUBSTITUTE([.M419];&quot;-&quot;;&quot;&quot;));IF([.L419]&lt;0;&quot;_N&quot;;&quot;_&quot;);ABS([.L419]);IF([.O419]=&quot;&quot;;&quot;&quot;;&quot;_JCM&quot;))" office:value-type="string" office:string-value="All/415_Right Thigh Bend_Side_N2_JCM">
            <text:p>All/415_Right Thigh Bend_Side_N2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3"/>
          <table:table-cell office:value-type="float" office:value="-2">
            <text:p>-2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ThighSide_85_R</text:p>
          </table:table-cell>
          <table:table-cell table:number-columns-repeated="1003"/>
        </table:table-row>
        <table:table-row table:style-name="ro2">
          <table:table-cell table:style-name="ce2" office:value-type="float" office:value="416">
            <text:p>416</text:p>
          </table:table-cell>
          <table:table-cell table:formula="of:=CONCATENATE(&quot;All/&quot;;TEXT([.A420];&quot;000&quot;) ;&quot;_&quot;;[.E420];&quot;_&quot;;IF([.M420]=&quot;Side-Side&quot;;&quot;Side&quot;;SUBSTITUTE([.M420];&quot;-&quot;;&quot;&quot;));IF([.L420]&lt;0;&quot;_N&quot;;&quot;_&quot;);ABS([.L420]);IF([.O420]=&quot;&quot;;&quot;&quot;;&quot;_JCM&quot;))" office:value-type="string" office:string-value="All/416_Right Thigh Bend_Side_12">
            <text:p>All/416_Right Thigh Bend_Side_12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417">
            <text:p>417</text:p>
          </table:table-cell>
          <table:table-cell table:formula="of:=CONCATENATE(&quot;All/&quot;;TEXT([.A421];&quot;000&quot;) ;&quot;_&quot;;[.E421];&quot;_&quot;;IF([.M421]=&quot;Side-Side&quot;;&quot;Side&quot;;SUBSTITUTE([.M421];&quot;-&quot;;&quot;&quot;));IF([.L421]&lt;0;&quot;_N&quot;;&quot;_&quot;);ABS([.L421]);IF([.O421]=&quot;&quot;;&quot;&quot;;&quot;_JCM&quot;))" office:value-type="string" office:string-value="All/417_Right Thigh Bend_Side_26">
            <text:p>All/417_Right Thigh Bend_Side_26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table:formula="of:=IF([.F1]=[.N421];[.L421];&quot;&quot;)">
            <text:p/>
          </table:table-cell>
          <table:table-cell table:formula="of:=IF([.G1]=[.N421];[.L421];&quot;&quot;)">
            <text:p/>
          </table:table-cell>
          <table:table-cell table:formula="of:=IF([.H1]=[.N421];[.L421];&quot;&quot;)" office:value-type="float" office:value="26">
            <text:p>26</text:p>
          </table:table-cell>
          <table:table-cell table:formula="of:=IF([.I1]=[.N421];[.L421];&quot;&quot;)">
            <text:p/>
          </table:table-cell>
          <table:table-cell table:formula="of:=IF([.J1]=[.N421];[.L421];&quot;&quot;)">
            <text:p/>
          </table:table-cell>
          <table:table-cell table:formula="of:=IF([.K1]=[.N421];[.L421];&quot;&quot;)">
            <text:p/>
          </table:table-cell>
          <table:table-cell office:value-type="float" office:value="26">
            <text:p>26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18">
            <text:p>418</text:p>
          </table:table-cell>
          <table:table-cell table:formula="of:=CONCATENATE(&quot;All/&quot;;TEXT([.A422];&quot;000&quot;) ;&quot;_&quot;;[.E422];&quot;_&quot;;IF([.M422]=&quot;Side-Side&quot;;&quot;Side&quot;;SUBSTITUTE([.M422];&quot;-&quot;;&quot;&quot;));IF([.L422]&lt;0;&quot;_N&quot;;&quot;_&quot;);ABS([.L422]);IF([.O422]=&quot;&quot;;&quot;&quot;;&quot;_JCM&quot;))" office:value-type="string" office:string-value="All/418_Right Thigh Twist_Twist_N75">
            <text:p>All/418_Right Thigh Twist_Twist_N7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Twist</text:p>
          </table:table-cell>
          <table:table-cell table:formula="of:=IF([.F1]=[.N422];[.L422];&quot;&quot;)">
            <text:p/>
          </table:table-cell>
          <table:table-cell table:formula="of:=IF([.G1]=[.N422];[.L422];&quot;&quot;)" office:value-type="float" office:value="-75">
            <text:p>-75</text:p>
          </table:table-cell>
          <table:table-cell table:formula="of:=IF([.H1]=[.N422];[.L422];&quot;&quot;)">
            <text:p/>
          </table:table-cell>
          <table:table-cell table:formula="of:=IF([.I1]=[.N422];[.L422];&quot;&quot;)">
            <text:p/>
          </table:table-cell>
          <table:table-cell table:formula="of:=IF([.J1]=[.N422];[.L422];&quot;&quot;)">
            <text:p/>
          </table:table-cell>
          <table:table-cell table:formula="of:=IF([.K1]=[.N422];[.L422];&quot;&quot;)">
            <text:p/>
          </table:table-cell>
          <table:table-cell office:value-type="float" office:value="-75">
            <text:p>-75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19">
            <text:p>419</text:p>
          </table:table-cell>
          <table:table-cell table:formula="of:=CONCATENATE(&quot;All/&quot;;TEXT([.A423];&quot;000&quot;) ;&quot;_&quot;;[.E423];&quot;_&quot;;IF([.M423]=&quot;Side-Side&quot;;&quot;Side&quot;;SUBSTITUTE([.M423];&quot;-&quot;;&quot;&quot;));IF([.L423]&lt;0;&quot;_N&quot;;&quot;_&quot;);ABS([.L423]);IF([.O423]=&quot;&quot;;&quot;&quot;;&quot;_JCM&quot;))" office:value-type="string" office:string-value="All/419_Right Thigh Twist_Twist_75">
            <text:p>All/419_Right Thigh Twist_Twist_7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Twist</text:p>
          </table:table-cell>
          <table:table-cell table:formula="of:=IF([.F1]=[.N423];[.L423];&quot;&quot;)">
            <text:p/>
          </table:table-cell>
          <table:table-cell table:formula="of:=IF([.G1]=[.N423];[.L423];&quot;&quot;)" office:value-type="float" office:value="75">
            <text:p>75</text:p>
          </table:table-cell>
          <table:table-cell table:formula="of:=IF([.H1]=[.N423];[.L423];&quot;&quot;)">
            <text:p/>
          </table:table-cell>
          <table:table-cell table:formula="of:=IF([.I1]=[.N423];[.L423];&quot;&quot;)">
            <text:p/>
          </table:table-cell>
          <table:table-cell table:formula="of:=IF([.J1]=[.N423];[.L423];&quot;&quot;)">
            <text:p/>
          </table:table-cell>
          <table:table-cell table:formula="of:=IF([.K1]=[.N423];[.L423];&quot;&quot;)">
            <text:p/>
          </table:table-cell>
          <table:table-cell office:value-type="float" office:value="75">
            <text:p>75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20">
            <text:p>420</text:p>
          </table:table-cell>
          <table:table-cell table:formula="of:=CONCATENATE(&quot;All/&quot;;TEXT([.A424];&quot;000&quot;) ;&quot;_&quot;;[.E424];&quot;_&quot;;IF([.M424]=&quot;Side-Side&quot;;&quot;Side&quot;;SUBSTITUTE([.M424];&quot;-&quot;;&quot;&quot;));IF([.L424]&lt;0;&quot;_N&quot;;&quot;_&quot;);ABS([.L424]);IF([.O424]=&quot;&quot;;&quot;&quot;;&quot;_JCM&quot;))" office:value-type="string" office:string-value="All/420_Right Shin_Bend_90_JCM">
            <text:p>All/420_Right Shin_Bend_9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Shin</text:p>
          </table:table-cell>
          <table:table-cell table:formula="of:=IF([.F1]=[.N424];[.L424];&quot;&quot;)" office:value-type="float" office:value="90">
            <text:p>90</text:p>
          </table:table-cell>
          <table:table-cell table:formula="of:=IF([.G1]=[.N424];[.L424];&quot;&quot;)">
            <text:p/>
          </table:table-cell>
          <table:table-cell table:formula="of:=IF([.H1]=[.N424];[.L424];&quot;&quot;)">
            <text:p/>
          </table:table-cell>
          <table:table-cell table:formula="of:=IF([.I1]=[.N424];[.L424];&quot;&quot;)">
            <text:p/>
          </table:table-cell>
          <table:table-cell table:formula="of:=IF([.J1]=[.N424];[.L424];&quot;&quot;)">
            <text:p/>
          </table:table-cell>
          <table:table-cell table:formula="of:=IF([.K1]=[.N424];[.L424];&quot;&quot;)">
            <text:p/>
          </table:table-cell>
          <table:table-cell office:value-type="float" office:value="90">
            <text:p>9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ShinBend_90_R</text:p>
          </table:table-cell>
          <table:table-cell table:number-columns-repeated="1003"/>
        </table:table-row>
        <table:table-row table:style-name="ro3">
          <table:table-cell table:style-name="ce2" office:value-type="float" office:value="421">
            <text:p>421</text:p>
          </table:table-cell>
          <table:table-cell table:formula="of:=CONCATENATE(&quot;All/&quot;;TEXT([.A425];&quot;000&quot;) ;&quot;_&quot;;[.E425];&quot;_&quot;;IF([.M425]=&quot;Side-Side&quot;;&quot;Side&quot;;SUBSTITUTE([.M425];&quot;-&quot;;&quot;&quot;));IF([.L425]&lt;0;&quot;_N&quot;;&quot;_&quot;);ABS([.L425]);IF([.O425]=&quot;&quot;;&quot;&quot;;&quot;_JCM&quot;))" office:value-type="string" office:string-value="All/421_Right Shin_Bend_155_JCM">
            <text:p>All/421_Right Shin_Bend_15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Shin</text:p>
          </table:table-cell>
          <table:table-cell table:formula="of:=IF([.F1]=[.N425];[.L425];&quot;&quot;)" office:value-type="float" office:value="155">
            <text:p>155</text:p>
          </table:table-cell>
          <table:table-cell table:formula="of:=IF([.G1]=[.N425];[.L425];&quot;&quot;)">
            <text:p/>
          </table:table-cell>
          <table:table-cell table:formula="of:=IF([.H1]=[.N425];[.L425];&quot;&quot;)">
            <text:p/>
          </table:table-cell>
          <table:table-cell table:formula="of:=IF([.I1]=[.N425];[.L425];&quot;&quot;)">
            <text:p/>
          </table:table-cell>
          <table:table-cell table:formula="of:=IF([.J1]=[.N425];[.L425];&quot;&quot;)">
            <text:p/>
          </table:table-cell>
          <table:table-cell table:formula="of:=IF([.K1]=[.N425];[.L425];&quot;&quot;)">
            <text:p/>
          </table:table-cell>
          <table:table-cell office:value-type="float" office:value="155">
            <text:p>15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ShinBend_155_R</text:p>
          </table:table-cell>
          <table:table-cell office:value-type="string">
            <text:p>Base FlexionsのpJCMFlexHamstring_Rも適用される、これは大腿部（或いは、ふともも）、Left Thigh Bendの後部、俗にハムストリングと呼ばれる部分が形状変形（ハムストリングは大腿二頭筋、半膜様筋、半腱様筋など大腿後面にある筋肉の総称として呼ばれる）</text:p>
          </table:table-cell>
          <table:table-cell table:number-columns-repeated="1002"/>
        </table:table-row>
        <table:table-row table:style-name="ro3">
          <table:table-cell table:style-name="ce2" office:value-type="float" office:value="422">
            <text:p>422</text:p>
          </table:table-cell>
          <table:table-cell table:formula="of:=CONCATENATE(&quot;All/&quot;;TEXT([.A426];&quot;000&quot;) ;&quot;_&quot;;[.E426];&quot;_&quot;;IF([.M426]=&quot;Side-Side&quot;;&quot;Side&quot;;SUBSTITUTE([.M426];&quot;-&quot;;&quot;&quot;));IF([.L426]&lt;0;&quot;_N&quot;;&quot;_&quot;);ABS([.L426]);IF([.O426]=&quot;&quot;;&quot;&quot;;&quot;_JCM&quot;))" office:value-type="string" office:string-value="All/422_Right Shin_Bend_N11_JCM">
            <text:p>All/422_Right Shin_Bend_N11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Shin</text:p>
          </table:table-cell>
          <table:table-cell table:formula="of:=IF([.F1]=[.N426];[.L426];&quot;&quot;)" office:value-type="float" office:value="-11">
            <text:p>-11</text:p>
          </table:table-cell>
          <table:table-cell table:formula="of:=IF([.G1]=[.N426];[.L426];&quot;&quot;)">
            <text:p/>
          </table:table-cell>
          <table:table-cell table:formula="of:=IF([.H1]=[.N426];[.L426];&quot;&quot;)">
            <text:p/>
          </table:table-cell>
          <table:table-cell table:formula="of:=IF([.I1]=[.N426];[.L426];&quot;&quot;)">
            <text:p/>
          </table:table-cell>
          <table:table-cell table:formula="of:=IF([.J1]=[.N426];[.L426];&quot;&quot;)">
            <text:p/>
          </table:table-cell>
          <table:table-cell table:formula="of:=IF([.K1]=[.N426];[.L426];&quot;&quot;)">
            <text:p/>
          </table:table-cell>
          <table:table-cell office:value-type="float" office:value="-11">
            <text:p>-11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FlexQuad_R</text:p>
          </table:table-cell>
          <table:table-cell office:value-type="string">
            <text:p>Base Flexions 大腿部（或いは、ふともも）、Right Thigh Bendの前部が形状変形、Pose Controls/Legs　Flex Quad Left</text:p>
          </table:table-cell>
          <table:table-cell table:number-columns-repeated="1002"/>
        </table:table-row>
        <table:table-row table:style-name="ro2">
          <table:table-cell table:style-name="ce2" office:value-type="float" office:value="423">
            <text:p>423</text:p>
          </table:table-cell>
          <table:table-cell table:formula="of:=CONCATENATE(&quot;All/&quot;;TEXT([.A427];&quot;000&quot;) ;&quot;_&quot;;[.E427];&quot;_&quot;;IF([.M427]=&quot;Side-Side&quot;;&quot;Side&quot;;SUBSTITUTE([.M427];&quot;-&quot;;&quot;&quot;));IF([.L427]&lt;0;&quot;_N&quot;;&quot;_&quot;);ABS([.L427]);IF([.O427]=&quot;&quot;;&quot;&quot;;&quot;_JCM&quot;))" office:value-type="string" office:string-value="All/423_Right Shin_Bend_10_JCM">
            <text:p>All/423_Right Shin_Bend_1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Shin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10">
            <text:p>1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ShinBend_90_R</text:p>
          </table:table-cell>
          <table:table-cell table:number-columns-repeated="1003"/>
        </table:table-row>
        <table:table-row table:style-name="ro2">
          <table:table-cell table:style-name="ce2" office:value-type="float" office:value="424">
            <text:p>424</text:p>
          </table:table-cell>
          <table:table-cell table:formula="of:=CONCATENATE(&quot;All/&quot;;TEXT([.A428];&quot;000&quot;) ;&quot;_&quot;;[.E428];&quot;_&quot;;IF([.M428]=&quot;Side-Side&quot;;&quot;Side&quot;;SUBSTITUTE([.M428];&quot;-&quot;;&quot;&quot;));IF([.L428]&lt;0;&quot;_N&quot;;&quot;_&quot;);ABS([.L428]);IF([.O428]=&quot;&quot;;&quot;&quot;;&quot;_JCM&quot;))" office:value-type="string" office:string-value="All/424_Right Shin_Bend_31_JCM">
            <text:p>All/424_Right Shin_Bend_31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Shin</text:p>
          </table:table-cell>
          <table:table-cell office:value-type="float" office:value="31">
            <text:p>31</text:p>
          </table:table-cell>
          <table:table-cell table:number-columns-repeated="5"/>
          <table:table-cell office:value-type="float" office:value="31">
            <text:p>31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ShinBend_90_R</text:p>
          </table:table-cell>
          <table:table-cell table:number-columns-repeated="1003"/>
        </table:table-row>
        <table:table-row table:style-name="ro2">
          <table:table-cell table:style-name="ce2" office:value-type="float" office:value="425">
            <text:p>425</text:p>
          </table:table-cell>
          <table:table-cell table:formula="of:=CONCATENATE(&quot;All/&quot;;TEXT([.A429];&quot;000&quot;) ;&quot;_&quot;;[.E429];&quot;_&quot;;IF([.M429]=&quot;Side-Side&quot;;&quot;Side&quot;;SUBSTITUTE([.M429];&quot;-&quot;;&quot;&quot;));IF([.L429]&lt;0;&quot;_N&quot;;&quot;_&quot;);ABS([.L429]);IF([.O429]=&quot;&quot;;&quot;&quot;;&quot;_JCM&quot;))" office:value-type="string" office:string-value="All/425_Right Shin_Bend_52_JCM">
            <text:p>All/425_Right Shin_Bend_52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Shin</text:p>
          </table:table-cell>
          <table:table-cell office:value-type="float" office:value="52">
            <text:p>52</text:p>
          </table:table-cell>
          <table:table-cell table:number-columns-repeated="5"/>
          <table:table-cell office:value-type="float" office:value="52">
            <text:p>52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ShinBend_90_R</text:p>
          </table:table-cell>
          <table:table-cell table:number-columns-repeated="1003"/>
        </table:table-row>
        <table:table-row table:style-name="ro2">
          <table:table-cell table:style-name="ce2" office:value-type="float" office:value="426">
            <text:p>426</text:p>
          </table:table-cell>
          <table:table-cell table:formula="of:=CONCATENATE(&quot;All/&quot;;TEXT([.A430];&quot;000&quot;) ;&quot;_&quot;;[.E430];&quot;_&quot;;IF([.M430]=&quot;Side-Side&quot;;&quot;Side&quot;;SUBSTITUTE([.M430];&quot;-&quot;;&quot;&quot;));IF([.L430]&lt;0;&quot;_N&quot;;&quot;_&quot;);ABS([.L430]);IF([.O430]=&quot;&quot;;&quot;&quot;;&quot;_JCM&quot;))" office:value-type="string" office:string-value="All/426_Right Shin_Bend_73_JCM">
            <text:p>All/426_Right Shin_Bend_73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Shin</text:p>
          </table:table-cell>
          <table:table-cell office:value-type="float" office:value="73">
            <text:p>73</text:p>
          </table:table-cell>
          <table:table-cell table:number-columns-repeated="5"/>
          <table:table-cell office:value-type="float" office:value="73">
            <text:p>73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ShinBend_90_R</text:p>
          </table:table-cell>
          <table:table-cell table:number-columns-repeated="1003"/>
        </table:table-row>
        <table:table-row table:style-name="ro2">
          <table:table-cell table:style-name="ce2" office:value-type="float" office:value="427">
            <text:p>427</text:p>
          </table:table-cell>
          <table:table-cell table:formula="of:=CONCATENATE(&quot;All/&quot;;TEXT([.A431];&quot;000&quot;) ;&quot;_&quot;;[.E431];&quot;_&quot;;IF([.M431]=&quot;Side-Side&quot;;&quot;Side&quot;;SUBSTITUTE([.M431];&quot;-&quot;;&quot;&quot;));IF([.L431]&lt;0;&quot;_N&quot;;&quot;_&quot;);ABS([.L431]);IF([.O431]=&quot;&quot;;&quot;&quot;;&quot;_JCM&quot;))" office:value-type="string" office:string-value="All/427_Right Shin_Bend_115_JCM">
            <text:p>All/427_Right Shin_Bend_11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Shin</text:p>
          </table:table-cell>
          <table:table-cell office:value-type="float" office:value="115">
            <text:p>115</text:p>
          </table:table-cell>
          <table:table-cell table:number-columns-repeated="5"/>
          <table:table-cell office:value-type="float" office:value="115">
            <text:p>11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ShinBend_155_R</text:p>
          </table:table-cell>
          <table:table-cell table:number-columns-repeated="1003"/>
        </table:table-row>
        <table:table-row table:style-name="ro2">
          <table:table-cell table:style-name="ce2" office:value-type="float" office:value="428">
            <text:p>428</text:p>
          </table:table-cell>
          <table:table-cell table:formula="of:=CONCATENATE(&quot;All/&quot;;TEXT([.A432];&quot;000&quot;) ;&quot;_&quot;;[.E432];&quot;_&quot;;IF([.M432]=&quot;Side-Side&quot;;&quot;Side&quot;;SUBSTITUTE([.M432];&quot;-&quot;;&quot;&quot;));IF([.L432]&lt;0;&quot;_N&quot;;&quot;_&quot;);ABS([.L432]);IF([.O432]=&quot;&quot;;&quot;&quot;;&quot;_JCM&quot;))" office:value-type="string" office:string-value="All/428_Right Shin_Bend_135_JCM">
            <text:p>All/428_Right Shin_Bend_13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Shin</text:p>
          </table:table-cell>
          <table:table-cell office:value-type="float" office:value="135">
            <text:p>135</text:p>
          </table:table-cell>
          <table:table-cell table:number-columns-repeated="5"/>
          <table:table-cell office:value-type="float" office:value="135">
            <text:p>13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ShinBend_155_R</text:p>
          </table:table-cell>
          <table:table-cell table:number-columns-repeated="1003"/>
        </table:table-row>
        <table:table-row table:style-name="ro2">
          <table:table-cell table:style-name="ce2" office:value-type="float" office:value="429">
            <text:p>429</text:p>
          </table:table-cell>
          <table:table-cell table:formula="of:=CONCATENATE(&quot;All/&quot;;TEXT([.A433];&quot;000&quot;) ;&quot;_&quot;;[.E433];&quot;_&quot;;IF([.M433]=&quot;Side-Side&quot;;&quot;Side&quot;;SUBSTITUTE([.M433];&quot;-&quot;;&quot;&quot;));IF([.L433]&lt;0;&quot;_N&quot;;&quot;_&quot;);ABS([.L433]);IF([.O433]=&quot;&quot;;&quot;&quot;;&quot;_JCM&quot;))" office:value-type="string" office:string-value="All/429_Right Shin_Twist_N10">
            <text:p>All/429_Right Shin_Twist_N1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Shin</text:p>
          </table:table-cell>
          <table:table-cell table:formula="of:=IF([.F1]=[.N433];[.L433];&quot;&quot;)">
            <text:p/>
          </table:table-cell>
          <table:table-cell table:formula="of:=IF([.G1]=[.N433];[.L433];&quot;&quot;)" office:value-type="float" office:value="-10">
            <text:p>-10</text:p>
          </table:table-cell>
          <table:table-cell table:formula="of:=IF([.H1]=[.N433];[.L433];&quot;&quot;)">
            <text:p/>
          </table:table-cell>
          <table:table-cell table:formula="of:=IF([.I1]=[.N433];[.L433];&quot;&quot;)">
            <text:p/>
          </table:table-cell>
          <table:table-cell table:formula="of:=IF([.J1]=[.N433];[.L433];&quot;&quot;)">
            <text:p/>
          </table:table-cell>
          <table:table-cell table:formula="of:=IF([.K1]=[.N433];[.L433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430">
            <text:p>430</text:p>
          </table:table-cell>
          <table:table-cell table:formula="of:=CONCATENATE(&quot;All/&quot;;TEXT([.A434];&quot;000&quot;) ;&quot;_&quot;;[.E434];&quot;_&quot;;IF([.M434]=&quot;Side-Side&quot;;&quot;Side&quot;;SUBSTITUTE([.M434];&quot;-&quot;;&quot;&quot;));IF([.L434]&lt;0;&quot;_N&quot;;&quot;_&quot;);ABS([.L434]);IF([.O434]=&quot;&quot;;&quot;&quot;;&quot;_JCM&quot;))" office:value-type="string" office:string-value="All/430_Right Shin_Twist_25">
            <text:p>All/430_Right Shin_Twist_2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Shin</text:p>
          </table:table-cell>
          <table:table-cell table:formula="of:=IF([.F1]=[.N434];[.L434];&quot;&quot;)">
            <text:p/>
          </table:table-cell>
          <table:table-cell table:formula="of:=IF([.G1]=[.N434];[.L434];&quot;&quot;)" office:value-type="float" office:value="25">
            <text:p>25</text:p>
          </table:table-cell>
          <table:table-cell table:formula="of:=IF([.H1]=[.N434];[.L434];&quot;&quot;)">
            <text:p/>
          </table:table-cell>
          <table:table-cell table:formula="of:=IF([.I1]=[.N434];[.L434];&quot;&quot;)">
            <text:p/>
          </table:table-cell>
          <table:table-cell table:formula="of:=IF([.J1]=[.N434];[.L434];&quot;&quot;)">
            <text:p/>
          </table:table-cell>
          <table:table-cell table:formula="of:=IF([.K1]=[.N434];[.L434];&quot;&quot;)">
            <text:p/>
          </table:table-cell>
          <table:table-cell office:value-type="float" office:value="25">
            <text:p>25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31">
            <text:p>431</text:p>
          </table:table-cell>
          <table:table-cell table:formula="of:=CONCATENATE(&quot;All/&quot;;TEXT([.A435];&quot;000&quot;) ;&quot;_&quot;;[.E435];&quot;_&quot;;IF([.M435]=&quot;Side-Side&quot;;&quot;Side&quot;;SUBSTITUTE([.M435];&quot;-&quot;;&quot;&quot;));IF([.L435]&lt;0;&quot;_N&quot;;&quot;_&quot;);ABS([.L435]);IF([.O435]=&quot;&quot;;&quot;&quot;;&quot;_JCM&quot;))" office:value-type="string" office:string-value="All/431_Right Shin_Side_N5">
            <text:p>All/431_Right Shin_Side_N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Shin</text:p>
          </table:table-cell>
          <table:table-cell table:formula="of:=IF([.F1]=[.N435];[.L435];&quot;&quot;)">
            <text:p/>
          </table:table-cell>
          <table:table-cell table:formula="of:=IF([.G1]=[.N435];[.L435];&quot;&quot;)">
            <text:p/>
          </table:table-cell>
          <table:table-cell table:formula="of:=IF([.H1]=[.N435];[.L435];&quot;&quot;)" office:value-type="float" office:value="-5">
            <text:p>-5</text:p>
          </table:table-cell>
          <table:table-cell table:formula="of:=IF([.I1]=[.N435];[.L435];&quot;&quot;)">
            <text:p/>
          </table:table-cell>
          <table:table-cell table:formula="of:=IF([.J1]=[.N435];[.L435];&quot;&quot;)">
            <text:p/>
          </table:table-cell>
          <table:table-cell table:formula="of:=IF([.K1]=[.N435];[.L435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32">
            <text:p>432</text:p>
          </table:table-cell>
          <table:table-cell table:formula="of:=CONCATENATE(&quot;All/&quot;;TEXT([.A436];&quot;000&quot;) ;&quot;_&quot;;[.E436];&quot;_&quot;;IF([.M436]=&quot;Side-Side&quot;;&quot;Side&quot;;SUBSTITUTE([.M436];&quot;-&quot;;&quot;&quot;));IF([.L436]&lt;0;&quot;_N&quot;;&quot;_&quot;);ABS([.L436]);IF([.O436]=&quot;&quot;;&quot;&quot;;&quot;_JCM&quot;))" office:value-type="string" office:string-value="All/432_Right Shin_Side_5">
            <text:p>All/432_Right Shin_Side_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Shin</text:p>
          </table:table-cell>
          <table:table-cell table:formula="of:=IF([.F1]=[.N436];[.L436];&quot;&quot;)">
            <text:p/>
          </table:table-cell>
          <table:table-cell table:formula="of:=IF([.G1]=[.N436];[.L436];&quot;&quot;)">
            <text:p/>
          </table:table-cell>
          <table:table-cell table:formula="of:=IF([.H1]=[.N436];[.L436];&quot;&quot;)" office:value-type="float" office:value="5">
            <text:p>5</text:p>
          </table:table-cell>
          <table:table-cell table:formula="of:=IF([.I1]=[.N436];[.L436];&quot;&quot;)">
            <text:p/>
          </table:table-cell>
          <table:table-cell table:formula="of:=IF([.J1]=[.N436];[.L436];&quot;&quot;)">
            <text:p/>
          </table:table-cell>
          <table:table-cell table:formula="of:=IF([.K1]=[.N436];[.L436];&quot;&quot;)">
            <text:p/>
          </table:table-cell>
          <table:table-cell office:value-type="float" office:value="5">
            <text:p>5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3">
          <table:table-cell table:style-name="ce2" office:value-type="float" office:value="433">
            <text:p>433</text:p>
          </table:table-cell>
          <table:table-cell table:formula="of:=CONCATENATE(&quot;All/&quot;;TEXT([.A437];&quot;000&quot;) ;&quot;_&quot;;[.E437];&quot;_&quot;;IF([.M437]=&quot;Side-Side&quot;;&quot;Side&quot;;SUBSTITUTE([.M437];&quot;-&quot;;&quot;&quot;));IF([.L437]&lt;0;&quot;_N&quot;;&quot;_&quot;);ABS([.L437]);IF([.O437]=&quot;&quot;;&quot;&quot;;&quot;_JCM&quot;))" office:value-type="string" office:string-value="All/433_Right Foot_Bend_65_JCM">
            <text:p>All/433_Right Foot_Bend_6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Foot</text:p>
          </table:table-cell>
          <table:table-cell table:formula="of:=IF([.F1]=[.N437];[.L437];&quot;&quot;)" office:value-type="float" office:value="65">
            <text:p>65</text:p>
          </table:table-cell>
          <table:table-cell table:formula="of:=IF([.G1]=[.N437];[.L437];&quot;&quot;)">
            <text:p/>
          </table:table-cell>
          <table:table-cell table:formula="of:=IF([.H1]=[.N437];[.L437];&quot;&quot;)">
            <text:p/>
          </table:table-cell>
          <table:table-cell table:formula="of:=IF([.I1]=[.N437];[.L437];&quot;&quot;)">
            <text:p/>
          </table:table-cell>
          <table:table-cell table:formula="of:=IF([.J1]=[.N437];[.L437];&quot;&quot;)">
            <text:p/>
          </table:table-cell>
          <table:table-cell table:formula="of:=IF([.K1]=[.N437];[.L437];&quot;&quot;)">
            <text:p/>
          </table:table-cell>
          <table:table-cell office:value-type="float" office:value="65">
            <text:p>6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FlexCalf_R</text:p>
          </table:table-cell>
          <table:table-cell office:value-type="string">
            <text:p>Base Flexions 下腿部、Right Shinの後部、俗にふくらはぎと呼ばれる部分が形状変形（筋肉名では下腿三頭筋？）</text:p>
          </table:table-cell>
          <table:table-cell table:number-columns-repeated="1002"/>
        </table:table-row>
        <table:table-row table:style-name="ro3">
          <table:table-cell table:style-name="ce2" office:value-type="float" office:value="434">
            <text:p>434</text:p>
          </table:table-cell>
          <table:table-cell table:formula="of:=CONCATENATE(&quot;All/&quot;;TEXT([.A438];&quot;000&quot;) ;&quot;_&quot;;[.E438];&quot;_&quot;;IF([.M438]=&quot;Side-Side&quot;;&quot;Side&quot;;SUBSTITUTE([.M438];&quot;-&quot;;&quot;&quot;));IF([.L438]&lt;0;&quot;_N&quot;;&quot;_&quot;);ABS([.L438]);IF([.O438]=&quot;&quot;;&quot;&quot;;&quot;_JCM&quot;))" office:value-type="string" office:string-value="All/434_Right Foot_Bend_75_JCM">
            <text:p>All/434_Right Foot_Bend_7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Foot</text:p>
          </table:table-cell>
          <table:table-cell table:formula="of:=IF([.F1]=[.N438];[.L438];&quot;&quot;)" office:value-type="float" office:value="75">
            <text:p>75</text:p>
          </table:table-cell>
          <table:table-cell table:formula="of:=IF([.G1]=[.N438];[.L438];&quot;&quot;)">
            <text:p/>
          </table:table-cell>
          <table:table-cell table:formula="of:=IF([.H1]=[.N438];[.L438];&quot;&quot;)">
            <text:p/>
          </table:table-cell>
          <table:table-cell table:formula="of:=IF([.I1]=[.N438];[.L438];&quot;&quot;)">
            <text:p/>
          </table:table-cell>
          <table:table-cell table:formula="of:=IF([.J1]=[.N438];[.L438];&quot;&quot;)">
            <text:p/>
          </table:table-cell>
          <table:table-cell table:formula="of:=IF([.K1]=[.N438];[.L438];&quot;&quot;)">
            <text:p/>
          </table:table-cell>
          <table:table-cell office:value-type="float" office:value="75">
            <text:p>7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FootDwn_75_R</text:p>
          </table:table-cell>
          <table:table-cell office:value-type="string">
            <text:p>JCMの名前に75とあるようにBendの値が75でこのモーフは100％適用されるが、最大値(MAX)が65と設定されているので、このモーフを調整する際にはBendのリミットを切る必要がある。</text:p>
          </table:table-cell>
          <table:table-cell table:number-columns-repeated="1002"/>
        </table:table-row>
        <table:table-row table:style-name="ro2">
          <table:table-cell table:style-name="ce2" office:value-type="float" office:value="435">
            <text:p>435</text:p>
          </table:table-cell>
          <table:table-cell table:formula="of:=CONCATENATE(&quot;All/&quot;;TEXT([.A439];&quot;000&quot;) ;&quot;_&quot;;[.E439];&quot;_&quot;;IF([.M439]=&quot;Side-Side&quot;;&quot;Side&quot;;SUBSTITUTE([.M439];&quot;-&quot;;&quot;&quot;));IF([.L439]&lt;0;&quot;_N&quot;;&quot;_&quot;);ABS([.L439]);IF([.O439]=&quot;&quot;;&quot;&quot;;&quot;_JCM&quot;))" office:value-type="string" office:string-value="All/435_Right Foot_Bend_N40_JCM">
            <text:p>All/435_Right Foot_Bend_N4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Foot</text:p>
          </table:table-cell>
          <table:table-cell table:formula="of:=IF([.F1]=[.N439];[.L439];&quot;&quot;)" office:value-type="float" office:value="-40">
            <text:p>-40</text:p>
          </table:table-cell>
          <table:table-cell table:formula="of:=IF([.G1]=[.N439];[.L439];&quot;&quot;)">
            <text:p/>
          </table:table-cell>
          <table:table-cell table:formula="of:=IF([.H1]=[.N439];[.L439];&quot;&quot;)">
            <text:p/>
          </table:table-cell>
          <table:table-cell table:formula="of:=IF([.I1]=[.N439];[.L439];&quot;&quot;)">
            <text:p/>
          </table:table-cell>
          <table:table-cell table:formula="of:=IF([.J1]=[.N439];[.L439];&quot;&quot;)">
            <text:p/>
          </table:table-cell>
          <table:table-cell table:formula="of:=IF([.K1]=[.N439];[.L439];&quot;&quot;)">
            <text:p/>
          </table:table-cell>
          <table:table-cell office:value-type="float" office:value="-40">
            <text:p>-4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FootUp_40_R</text:p>
          </table:table-cell>
          <table:table-cell table:number-columns-repeated="1003"/>
        </table:table-row>
        <table:table-row table:style-name="ro2">
          <table:table-cell table:style-name="ce2" office:value-type="float" office:value="436">
            <text:p>436</text:p>
          </table:table-cell>
          <table:table-cell table:formula="of:=CONCATENATE(&quot;All/&quot;;TEXT([.A440];&quot;000&quot;) ;&quot;_&quot;;[.E440];&quot;_&quot;;IF([.M440]=&quot;Side-Side&quot;;&quot;Side&quot;;SUBSTITUTE([.M440];&quot;-&quot;;&quot;&quot;));IF([.L440]&lt;0;&quot;_N&quot;;&quot;_&quot;);ABS([.L440]);IF([.O440]=&quot;&quot;;&quot;&quot;;&quot;_JCM&quot;))" office:value-type="string" office:string-value="All/436_Right Foot_Bend_N45">
            <text:p>All/436_Right Foot_Bend_N4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Foot</text:p>
          </table:table-cell>
          <table:table-cell table:formula="of:=IF([.F1]=[.N440];[.L440];&quot;&quot;)" office:value-type="float" office:value="-45">
            <text:p>-45</text:p>
          </table:table-cell>
          <table:table-cell table:formula="of:=IF([.G1]=[.N440];[.L440];&quot;&quot;)">
            <text:p/>
          </table:table-cell>
          <table:table-cell table:formula="of:=IF([.H1]=[.N440];[.L440];&quot;&quot;)">
            <text:p/>
          </table:table-cell>
          <table:table-cell table:formula="of:=IF([.I1]=[.N440];[.L440];&quot;&quot;)">
            <text:p/>
          </table:table-cell>
          <table:table-cell table:formula="of:=IF([.J1]=[.N440];[.L440];&quot;&quot;)">
            <text:p/>
          </table:table-cell>
          <table:table-cell table:formula="of:=IF([.K1]=[.N440];[.L440];&quot;&quot;)">
            <text:p/>
          </table:table-cell>
          <table:table-cell office:value-type="float" office:value="-45">
            <text:p>-4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Default"/>
          <table:table-cell table:number-columns-repeated="1003"/>
        </table:table-row>
        <table:table-row table:style-name="ro2">
          <table:table-cell table:style-name="ce2" office:value-type="float" office:value="437">
            <text:p>437</text:p>
          </table:table-cell>
          <table:table-cell table:formula="of:=CONCATENATE(&quot;All/&quot;;TEXT([.A441];&quot;000&quot;) ;&quot;_&quot;;[.E441];&quot;_&quot;;IF([.M441]=&quot;Side-Side&quot;;&quot;Side&quot;;SUBSTITUTE([.M441];&quot;-&quot;;&quot;&quot;));IF([.L441]&lt;0;&quot;_N&quot;;&quot;_&quot;);ABS([.L441]);IF([.O441]=&quot;&quot;;&quot;&quot;;&quot;_JCM&quot;))" office:value-type="string" office:string-value="All/437_Right Foot_Side_N10">
            <text:p>All/437_Right Foot_Side_N1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Foot</text:p>
          </table:table-cell>
          <table:table-cell table:formula="of:=IF([.F1]=[.N441];[.L441];&quot;&quot;)">
            <text:p/>
          </table:table-cell>
          <table:table-cell table:formula="of:=IF([.G1]=[.N441];[.L441];&quot;&quot;)" office:value-type="float" office:value="-10">
            <text:p>-10</text:p>
          </table:table-cell>
          <table:table-cell table:formula="of:=IF([.H1]=[.N441];[.L441];&quot;&quot;)">
            <text:p/>
          </table:table-cell>
          <table:table-cell table:formula="of:=IF([.I1]=[.N441];[.L441];&quot;&quot;)">
            <text:p/>
          </table:table-cell>
          <table:table-cell table:formula="of:=IF([.J1]=[.N441];[.L441];&quot;&quot;)">
            <text:p/>
          </table:table-cell>
          <table:table-cell table:formula="of:=IF([.K1]=[.N441];[.L441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438">
            <text:p>438</text:p>
          </table:table-cell>
          <table:table-cell table:formula="of:=CONCATENATE(&quot;All/&quot;;TEXT([.A442];&quot;000&quot;) ;&quot;_&quot;;[.E442];&quot;_&quot;;IF([.M442]=&quot;Side-Side&quot;;&quot;Side&quot;;SUBSTITUTE([.M442];&quot;-&quot;;&quot;&quot;));IF([.L442]&lt;0;&quot;_N&quot;;&quot;_&quot;);ABS([.L442]);IF([.O442]=&quot;&quot;;&quot;&quot;;&quot;_JCM&quot;))" office:value-type="string" office:string-value="All/438_Right Foot_Side_25">
            <text:p>All/438_Right Foot_Side_2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Foot</text:p>
          </table:table-cell>
          <table:table-cell table:formula="of:=IF([.F1]=[.N442];[.L442];&quot;&quot;)">
            <text:p/>
          </table:table-cell>
          <table:table-cell table:formula="of:=IF([.G1]=[.N442];[.L442];&quot;&quot;)" office:value-type="float" office:value="25">
            <text:p>25</text:p>
          </table:table-cell>
          <table:table-cell table:formula="of:=IF([.H1]=[.N442];[.L442];&quot;&quot;)">
            <text:p/>
          </table:table-cell>
          <table:table-cell table:formula="of:=IF([.I1]=[.N442];[.L442];&quot;&quot;)">
            <text:p/>
          </table:table-cell>
          <table:table-cell table:formula="of:=IF([.J1]=[.N442];[.L442];&quot;&quot;)">
            <text:p/>
          </table:table-cell>
          <table:table-cell table:formula="of:=IF([.K1]=[.N442];[.L442];&quot;&quot;)">
            <text:p/>
          </table:table-cell>
          <table:table-cell office:value-type="float" office:value="25">
            <text:p>25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39">
            <text:p>439</text:p>
          </table:table-cell>
          <table:table-cell table:formula="of:=CONCATENATE(&quot;All/&quot;;TEXT([.A443];&quot;000&quot;) ;&quot;_&quot;;[.E443];&quot;_&quot;;IF([.M443]=&quot;Side-Side&quot;;&quot;Side&quot;;SUBSTITUTE([.M443];&quot;-&quot;;&quot;&quot;));IF([.L443]&lt;0;&quot;_N&quot;;&quot;_&quot;);ABS([.L443]);IF([.O443]=&quot;&quot;;&quot;&quot;;&quot;_JCM&quot;))" office:value-type="string" office:string-value="All/439_Right Foot_Twist_N15">
            <text:p>All/439_Right Foot_Twist_N1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Foot</text:p>
          </table:table-cell>
          <table:table-cell table:formula="of:=IF([.F1]=[.N443];[.L443];&quot;&quot;)">
            <text:p/>
          </table:table-cell>
          <table:table-cell table:formula="of:=IF([.G1]=[.N443];[.L443];&quot;&quot;)">
            <text:p/>
          </table:table-cell>
          <table:table-cell table:formula="of:=IF([.H1]=[.N443];[.L443];&quot;&quot;)" office:value-type="float" office:value="-15">
            <text:p>-15</text:p>
          </table:table-cell>
          <table:table-cell table:formula="of:=IF([.I1]=[.N443];[.L443];&quot;&quot;)">
            <text:p/>
          </table:table-cell>
          <table:table-cell table:formula="of:=IF([.J1]=[.N443];[.L443];&quot;&quot;)">
            <text:p/>
          </table:table-cell>
          <table:table-cell table:formula="of:=IF([.K1]=[.N443];[.L443];&quot;&quot;)">
            <text:p/>
          </table:table-cell>
          <table:table-cell office:value-type="float" office:value="-15">
            <text:p>-1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40">
            <text:p>440</text:p>
          </table:table-cell>
          <table:table-cell table:formula="of:=CONCATENATE(&quot;All/&quot;;TEXT([.A444];&quot;000&quot;) ;&quot;_&quot;;[.E444];&quot;_&quot;;IF([.M444]=&quot;Side-Side&quot;;&quot;Side&quot;;SUBSTITUTE([.M444];&quot;-&quot;;&quot;&quot;));IF([.L444]&lt;0;&quot;_N&quot;;&quot;_&quot;);ABS([.L444]);IF([.O444]=&quot;&quot;;&quot;&quot;;&quot;_JCM&quot;))" office:value-type="string" office:string-value="All/440_Right Foot_Twist_35">
            <text:p>All/440_Right Foot_Twist_3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Foot</text:p>
          </table:table-cell>
          <table:table-cell table:formula="of:=IF([.F1]=[.N444];[.L444];&quot;&quot;)">
            <text:p/>
          </table:table-cell>
          <table:table-cell table:formula="of:=IF([.G1]=[.N444];[.L444];&quot;&quot;)">
            <text:p/>
          </table:table-cell>
          <table:table-cell table:formula="of:=IF([.H1]=[.N444];[.L444];&quot;&quot;)" office:value-type="float" office:value="35">
            <text:p>35</text:p>
          </table:table-cell>
          <table:table-cell table:formula="of:=IF([.I1]=[.N444];[.L444];&quot;&quot;)">
            <text:p/>
          </table:table-cell>
          <table:table-cell table:formula="of:=IF([.J1]=[.N444];[.L444];&quot;&quot;)">
            <text:p/>
          </table:table-cell>
          <table:table-cell table:formula="of:=IF([.K1]=[.N444];[.L444];&quot;&quot;)">
            <text:p/>
          </table:table-cell>
          <table:table-cell office:value-type="float" office:value="35">
            <text:p>3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41">
            <text:p>441</text:p>
          </table:table-cell>
          <table:table-cell table:formula="of:=CONCATENATE(&quot;All/&quot;;TEXT([.A445];&quot;000&quot;) ;&quot;_&quot;;[.E445];&quot;_&quot;;IF([.M445]=&quot;Side-Side&quot;;&quot;Side&quot;;SUBSTITUTE([.M445];&quot;-&quot;;&quot;&quot;));IF([.L445]&lt;0;&quot;_N&quot;;&quot;_&quot;);ABS([.L445]);IF([.O445]=&quot;&quot;;&quot;&quot;;&quot;_JCM&quot;))" office:value-type="string" office:string-value="All/441_Right Metatarsals_Bend_25">
            <text:p>All/441_Right Metatarsals_Bend_2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趾</text:p>
          </table:table-cell>
          <table:table-cell office:value-type="string">
            <text:p>Right Metatarsals</text:p>
          </table:table-cell>
          <table:table-cell table:formula="of:=IF([.F1]=[.N445];[.L445];&quot;&quot;)" office:value-type="float" office:value="25">
            <text:p>25</text:p>
          </table:table-cell>
          <table:table-cell table:formula="of:=IF([.G1]=[.N445];[.L445];&quot;&quot;)">
            <text:p/>
          </table:table-cell>
          <table:table-cell table:formula="of:=IF([.H1]=[.N445];[.L445];&quot;&quot;)">
            <text:p/>
          </table:table-cell>
          <table:table-cell table:formula="of:=IF([.I1]=[.N445];[.L445];&quot;&quot;)">
            <text:p/>
          </table:table-cell>
          <table:table-cell table:formula="of:=IF([.J1]=[.N445];[.L445];&quot;&quot;)">
            <text:p/>
          </table:table-cell>
          <table:table-cell table:formula="of:=IF([.K1]=[.N445];[.L445];&quot;&quot;)">
            <text:p/>
          </table:table-cell>
          <table:table-cell office:value-type="float" office:value="25">
            <text:p>2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42">
            <text:p>442</text:p>
          </table:table-cell>
          <table:table-cell table:formula="of:=CONCATENATE(&quot;All/&quot;;TEXT([.A446];&quot;000&quot;) ;&quot;_&quot;;[.E446];&quot;_&quot;;IF([.M446]=&quot;Side-Side&quot;;&quot;Side&quot;;SUBSTITUTE([.M446];&quot;-&quot;;&quot;&quot;));IF([.L446]&lt;0;&quot;_N&quot;;&quot;_&quot;);ABS([.L446]);IF([.O446]=&quot;&quot;;&quot;&quot;;&quot;_JCM&quot;))" office:value-type="string" office:string-value="All/442_Right Metatarsals_Bend_N20">
            <text:p>All/442_Right Metatarsals_Bend_N2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趾</text:p>
          </table:table-cell>
          <table:table-cell office:value-type="string">
            <text:p>Right Metatarsals</text:p>
          </table:table-cell>
          <table:table-cell table:formula="of:=IF([.F1]=[.N446];[.L446];&quot;&quot;)" office:value-type="float" office:value="-20">
            <text:p>-20</text:p>
          </table:table-cell>
          <table:table-cell table:formula="of:=IF([.G1]=[.N446];[.L446];&quot;&quot;)">
            <text:p/>
          </table:table-cell>
          <table:table-cell table:formula="of:=IF([.H1]=[.N446];[.L446];&quot;&quot;)">
            <text:p/>
          </table:table-cell>
          <table:table-cell table:formula="of:=IF([.I1]=[.N446];[.L446];&quot;&quot;)">
            <text:p/>
          </table:table-cell>
          <table:table-cell table:formula="of:=IF([.J1]=[.N446];[.L446];&quot;&quot;)">
            <text:p/>
          </table:table-cell>
          <table:table-cell table:formula="of:=IF([.K1]=[.N446];[.L446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43">
            <text:p>443</text:p>
          </table:table-cell>
          <table:table-cell table:formula="of:=CONCATENATE(&quot;All/&quot;;TEXT([.A447];&quot;000&quot;) ;&quot;_&quot;;[.E447];&quot;_&quot;;IF([.M447]=&quot;Side-Side&quot;;&quot;Side&quot;;SUBSTITUTE([.M447];&quot;-&quot;;&quot;&quot;));IF([.L447]&lt;0;&quot;_N&quot;;&quot;_&quot;);ABS([.L447]);IF([.O447]=&quot;&quot;;&quot;&quot;;&quot;_JCM&quot;))" office:value-type="string" office:string-value="All/443_Right Metatarsals_Twist_N20">
            <text:p>All/443_Right Metatarsals_Twist_N2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趾</text:p>
          </table:table-cell>
          <table:table-cell office:value-type="string">
            <text:p>Right Metatarsals</text:p>
          </table:table-cell>
          <table:table-cell table:formula="of:=IF([.F1]=[.N447];[.L447];&quot;&quot;)">
            <text:p/>
          </table:table-cell>
          <table:table-cell table:formula="of:=IF([.G1]=[.N447];[.L447];&quot;&quot;)">
            <text:p/>
          </table:table-cell>
          <table:table-cell table:formula="of:=IF([.H1]=[.N447];[.L447];&quot;&quot;)" office:value-type="float" office:value="-20">
            <text:p>-20</text:p>
          </table:table-cell>
          <table:table-cell table:formula="of:=IF([.I1]=[.N447];[.L447];&quot;&quot;)">
            <text:p/>
          </table:table-cell>
          <table:table-cell table:formula="of:=IF([.J1]=[.N447];[.L447];&quot;&quot;)">
            <text:p/>
          </table:table-cell>
          <table:table-cell table:formula="of:=IF([.K1]=[.N447];[.L447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44">
            <text:p>444</text:p>
          </table:table-cell>
          <table:table-cell table:formula="of:=CONCATENATE(&quot;All/&quot;;TEXT([.A448];&quot;000&quot;) ;&quot;_&quot;;[.E448];&quot;_&quot;;IF([.M448]=&quot;Side-Side&quot;;&quot;Side&quot;;SUBSTITUTE([.M448];&quot;-&quot;;&quot;&quot;));IF([.L448]&lt;0;&quot;_N&quot;;&quot;_&quot;);ABS([.L448]);IF([.O448]=&quot;&quot;;&quot;&quot;;&quot;_JCM&quot;))" office:value-type="string" office:string-value="All/444_Right Metatarsals_Twist_20">
            <text:p>All/444_Right Metatarsals_Twist_2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趾</text:p>
          </table:table-cell>
          <table:table-cell office:value-type="string">
            <text:p>Right Metatarsals</text:p>
          </table:table-cell>
          <table:table-cell table:formula="of:=IF([.F1]=[.N448];[.L448];&quot;&quot;)">
            <text:p/>
          </table:table-cell>
          <table:table-cell table:formula="of:=IF([.G1]=[.N448];[.L448];&quot;&quot;)">
            <text:p/>
          </table:table-cell>
          <table:table-cell table:formula="of:=IF([.H1]=[.N448];[.L448];&quot;&quot;)" office:value-type="float" office:value="20">
            <text:p>20</text:p>
          </table:table-cell>
          <table:table-cell table:formula="of:=IF([.I1]=[.N448];[.L448];&quot;&quot;)">
            <text:p/>
          </table:table-cell>
          <table:table-cell table:formula="of:=IF([.J1]=[.N448];[.L448];&quot;&quot;)">
            <text:p/>
          </table:table-cell>
          <table:table-cell table:formula="of:=IF([.K1]=[.N448];[.L448];&quot;&quot;)">
            <text:p/>
          </table:table-cell>
          <table:table-cell office:value-type="float" office:value="20">
            <text:p>20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45">
            <text:p>445</text:p>
          </table:table-cell>
          <table:table-cell table:formula="of:=CONCATENATE(&quot;All/&quot;;TEXT([.A449];&quot;000&quot;) ;&quot;_&quot;;[.E449];&quot;_&quot;;IF([.M449]=&quot;Side-Side&quot;;&quot;Side&quot;;SUBSTITUTE([.M449];&quot;-&quot;;&quot;&quot;));IF([.L449]&lt;0;&quot;_N&quot;;&quot;_&quot;);ABS([.L449]);IF([.O449]=&quot;&quot;;&quot;&quot;;&quot;_JCM&quot;))" office:value-type="string" office:string-value="All/445_Right Toes_Bend_40">
            <text:p>All/445_Right Toes_Bend_4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趾</text:p>
          </table:table-cell>
          <table:table-cell office:value-type="string">
            <text:p>Right Toes</text:p>
          </table:table-cell>
          <table:table-cell table:formula="of:=IF([.F1]=[.N449];[.L449];&quot;&quot;)" office:value-type="float" office:value="40">
            <text:p>40</text:p>
          </table:table-cell>
          <table:table-cell table:formula="of:=IF([.G1]=[.N449];[.L449];&quot;&quot;)">
            <text:p/>
          </table:table-cell>
          <table:table-cell table:formula="of:=IF([.H1]=[.N449];[.L449];&quot;&quot;)">
            <text:p/>
          </table:table-cell>
          <table:table-cell table:formula="of:=IF([.I1]=[.N449];[.L449];&quot;&quot;)">
            <text:p/>
          </table:table-cell>
          <table:table-cell table:formula="of:=IF([.J1]=[.N449];[.L449];&quot;&quot;)">
            <text:p/>
          </table:table-cell>
          <table:table-cell table:formula="of:=IF([.K1]=[.N449];[.L449];&quot;&quot;)">
            <text:p/>
          </table:table-cell>
          <table:table-cell office:value-type="float" office:value="40">
            <text:p>4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46">
            <text:p>446</text:p>
          </table:table-cell>
          <table:table-cell table:formula="of:=CONCATENATE(&quot;All/&quot;;TEXT([.A450];&quot;000&quot;) ;&quot;_&quot;;[.E450];&quot;_&quot;;IF([.M450]=&quot;Side-Side&quot;;&quot;Side&quot;;SUBSTITUTE([.M450];&quot;-&quot;;&quot;&quot;));IF([.L450]&lt;0;&quot;_N&quot;;&quot;_&quot;);ABS([.L450]);IF([.O450]=&quot;&quot;;&quot;&quot;;&quot;_JCM&quot;))" office:value-type="string" office:string-value="All/446_Right Toes_Bend_N60_JCM">
            <text:p>All/446_Right Toes_Bend_N6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趾</text:p>
          </table:table-cell>
          <table:table-cell office:value-type="string">
            <text:p>Right Toes</text:p>
          </table:table-cell>
          <table:table-cell table:formula="of:=IF([.F1]=[.N450];[.L450];&quot;&quot;)" office:value-type="float" office:value="-60">
            <text:p>-60</text:p>
          </table:table-cell>
          <table:table-cell table:formula="of:=IF([.G1]=[.N450];[.L450];&quot;&quot;)">
            <text:p/>
          </table:table-cell>
          <table:table-cell table:formula="of:=IF([.H1]=[.N450];[.L450];&quot;&quot;)">
            <text:p/>
          </table:table-cell>
          <table:table-cell table:formula="of:=IF([.I1]=[.N450];[.L450];&quot;&quot;)">
            <text:p/>
          </table:table-cell>
          <table:table-cell table:formula="of:=IF([.J1]=[.N450];[.L450];&quot;&quot;)">
            <text:p/>
          </table:table-cell>
          <table:table-cell table:formula="of:=IF([.K1]=[.N450];[.L450];&quot;&quot;)">
            <text:p/>
          </table:table-cell>
          <table:table-cell office:value-type="float" office:value="-60">
            <text:p>-6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oesUp_60_R</text:p>
          </table:table-cell>
          <table:table-cell table:number-columns-repeated="1003"/>
        </table:table-row>
        <table:table-row table:style-name="ro2">
          <table:table-cell table:style-name="ce2" office:value-type="float" office:value="447">
            <text:p>447</text:p>
          </table:table-cell>
          <table:table-cell table:formula="of:=CONCATENATE(&quot;All/&quot;;TEXT([.A451];&quot;000&quot;) ;&quot;_&quot;;[.E451];&quot;_&quot;;IF([.M451]=&quot;Side-Side&quot;;&quot;Side&quot;;SUBSTITUTE([.M451];&quot;-&quot;;&quot;&quot;));IF([.L451]&lt;0;&quot;_N&quot;;&quot;_&quot;);ABS([.L451]);IF([.O451]=&quot;&quot;;&quot;&quot;;&quot;_JCM&quot;))" office:value-type="string" office:string-value="All/447_Right Toes_Twist_N20">
            <text:p>All/447_Right Toes_Twist_N2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趾</text:p>
          </table:table-cell>
          <table:table-cell office:value-type="string">
            <text:p>Right Toes</text:p>
          </table:table-cell>
          <table:table-cell table:formula="of:=IF([.F1]=[.N451];[.L451];&quot;&quot;)">
            <text:p/>
          </table:table-cell>
          <table:table-cell table:formula="of:=IF([.G1]=[.N451];[.L451];&quot;&quot;)">
            <text:p/>
          </table:table-cell>
          <table:table-cell table:formula="of:=IF([.H1]=[.N451];[.L451];&quot;&quot;)" office:value-type="float" office:value="-20">
            <text:p>-20</text:p>
          </table:table-cell>
          <table:table-cell table:formula="of:=IF([.I1]=[.N451];[.L451];&quot;&quot;)">
            <text:p/>
          </table:table-cell>
          <table:table-cell table:formula="of:=IF([.J1]=[.N451];[.L451];&quot;&quot;)">
            <text:p/>
          </table:table-cell>
          <table:table-cell table:formula="of:=IF([.K1]=[.N451];[.L451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448">
            <text:p>448</text:p>
          </table:table-cell>
          <table:table-cell table:formula="of:=CONCATENATE(&quot;All/&quot;;TEXT([.A452];&quot;000&quot;) ;&quot;_&quot;;[.E452];&quot;_&quot;;IF([.M452]=&quot;Side-Side&quot;;&quot;Side&quot;;SUBSTITUTE([.M452];&quot;-&quot;;&quot;&quot;));IF([.L452]&lt;0;&quot;_N&quot;;&quot;_&quot;);ABS([.L452]);IF([.O452]=&quot;&quot;;&quot;&quot;;&quot;_JCM&quot;))" office:value-type="string" office:string-value="All/448_Right Toes_Twist_20">
            <text:p>All/448_Right Toes_Twist_2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趾</text:p>
          </table:table-cell>
          <table:table-cell office:value-type="string">
            <text:p>Right Toes</text:p>
          </table:table-cell>
          <table:table-cell table:formula="of:=IF([.F1]=[.N452];[.L452];&quot;&quot;)">
            <text:p/>
          </table:table-cell>
          <table:table-cell table:formula="of:=IF([.G1]=[.N452];[.L452];&quot;&quot;)">
            <text:p/>
          </table:table-cell>
          <table:table-cell table:formula="of:=IF([.H1]=[.N452];[.L452];&quot;&quot;)" office:value-type="float" office:value="20">
            <text:p>20</text:p>
          </table:table-cell>
          <table:table-cell table:formula="of:=IF([.I1]=[.N452];[.L452];&quot;&quot;)">
            <text:p/>
          </table:table-cell>
          <table:table-cell table:formula="of:=IF([.J1]=[.N452];[.L452];&quot;&quot;)">
            <text:p/>
          </table:table-cell>
          <table:table-cell table:formula="of:=IF([.K1]=[.N452];[.L452];&quot;&quot;)">
            <text:p/>
          </table:table-cell>
          <table:table-cell office:value-type="float" office:value="20">
            <text:p>20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49">
            <text:p>449</text:p>
          </table:table-cell>
          <table:table-cell table:formula="of:=CONCATENATE(&quot;All/&quot;;TEXT([.A453];&quot;000&quot;) ;&quot;_&quot;;[.E453];&quot;_&quot;;IF([.M453]=&quot;Side-Side&quot;;&quot;Side&quot;;SUBSTITUTE([.M453];&quot;-&quot;;&quot;&quot;));IF([.L453]&lt;0;&quot;_N&quot;;&quot;_&quot;);ABS([.L453]);IF([.O453]=&quot;&quot;;&quot;&quot;;&quot;_JCM&quot;))" office:value-type="string" office:string-value="All/449_Right Small Toe 4_Bend_45">
            <text:p>All/449_Right Small Toe 4_Bend_4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4</text:p>
          </table:table-cell>
          <table:table-cell table:formula="of:=IF([.F1]=[.N453];[.L453];&quot;&quot;)" office:value-type="float" office:value="45">
            <text:p>45</text:p>
          </table:table-cell>
          <table:table-cell table:formula="of:=IF([.G1]=[.N453];[.L453];&quot;&quot;)">
            <text:p/>
          </table:table-cell>
          <table:table-cell table:formula="of:=IF([.H1]=[.N453];[.L453];&quot;&quot;)">
            <text:p/>
          </table:table-cell>
          <table:table-cell table:formula="of:=IF([.I1]=[.N453];[.L453];&quot;&quot;)">
            <text:p/>
          </table:table-cell>
          <table:table-cell table:formula="of:=IF([.J1]=[.N453];[.L453];&quot;&quot;)">
            <text:p/>
          </table:table-cell>
          <table:table-cell table:formula="of:=IF([.K1]=[.N453];[.L453];&quot;&quot;)">
            <text:p/>
          </table:table-cell>
          <table:table-cell office:value-type="float" office:value="45">
            <text:p>4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50">
            <text:p>450</text:p>
          </table:table-cell>
          <table:table-cell table:formula="of:=CONCATENATE(&quot;All/&quot;;TEXT([.A454];&quot;000&quot;) ;&quot;_&quot;;[.E454];&quot;_&quot;;IF([.M454]=&quot;Side-Side&quot;;&quot;Side&quot;;SUBSTITUTE([.M454];&quot;-&quot;;&quot;&quot;));IF([.L454]&lt;0;&quot;_N&quot;;&quot;_&quot;);ABS([.L454]);IF([.O454]=&quot;&quot;;&quot;&quot;;&quot;_JCM&quot;))" office:value-type="string" office:string-value="All/450_Right Small Toe 4_Bend_N65">
            <text:p>All/450_Right Small Toe 4_Bend_N6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4</text:p>
          </table:table-cell>
          <table:table-cell table:formula="of:=IF([.F1]=[.N454];[.L454];&quot;&quot;)" office:value-type="float" office:value="-65">
            <text:p>-65</text:p>
          </table:table-cell>
          <table:table-cell table:formula="of:=IF([.G1]=[.N454];[.L454];&quot;&quot;)">
            <text:p/>
          </table:table-cell>
          <table:table-cell table:formula="of:=IF([.H1]=[.N454];[.L454];&quot;&quot;)">
            <text:p/>
          </table:table-cell>
          <table:table-cell table:formula="of:=IF([.I1]=[.N454];[.L454];&quot;&quot;)">
            <text:p/>
          </table:table-cell>
          <table:table-cell table:formula="of:=IF([.J1]=[.N454];[.L454];&quot;&quot;)">
            <text:p/>
          </table:table-cell>
          <table:table-cell table:formula="of:=IF([.K1]=[.N454];[.L454];&quot;&quot;)">
            <text:p/>
          </table:table-cell>
          <table:table-cell office:value-type="float" office:value="-65">
            <text:p>-6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51">
            <text:p>451</text:p>
          </table:table-cell>
          <table:table-cell table:formula="of:=CONCATENATE(&quot;All/&quot;;TEXT([.A455];&quot;000&quot;) ;&quot;_&quot;;[.E455];&quot;_&quot;;IF([.M455]=&quot;Side-Side&quot;;&quot;Side&quot;;SUBSTITUTE([.M455];&quot;-&quot;;&quot;&quot;));IF([.L455]&lt;0;&quot;_N&quot;;&quot;_&quot;);ABS([.L455]);IF([.O455]=&quot;&quot;;&quot;&quot;;&quot;_JCM&quot;))" office:value-type="string" office:string-value="All/451_Right Small Toe 4_Side_N20">
            <text:p>All/451_Right Small Toe 4_Side_N2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4</text:p>
          </table:table-cell>
          <table:table-cell table:formula="of:=IF([.F1]=[.N455];[.L455];&quot;&quot;)">
            <text:p/>
          </table:table-cell>
          <table:table-cell table:formula="of:=IF([.G1]=[.N455];[.L455];&quot;&quot;)" office:value-type="float" office:value="-20">
            <text:p>-20</text:p>
          </table:table-cell>
          <table:table-cell table:formula="of:=IF([.H1]=[.N455];[.L455];&quot;&quot;)">
            <text:p/>
          </table:table-cell>
          <table:table-cell table:formula="of:=IF([.I1]=[.N455];[.L455];&quot;&quot;)">
            <text:p/>
          </table:table-cell>
          <table:table-cell table:formula="of:=IF([.J1]=[.N455];[.L455];&quot;&quot;)">
            <text:p/>
          </table:table-cell>
          <table:table-cell table:formula="of:=IF([.K1]=[.N455];[.L455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52">
            <text:p>452</text:p>
          </table:table-cell>
          <table:table-cell table:formula="of:=CONCATENATE(&quot;All/&quot;;TEXT([.A456];&quot;000&quot;) ;&quot;_&quot;;[.E456];&quot;_&quot;;IF([.M456]=&quot;Side-Side&quot;;&quot;Side&quot;;SUBSTITUTE([.M456];&quot;-&quot;;&quot;&quot;));IF([.L456]&lt;0;&quot;_N&quot;;&quot;_&quot;);ABS([.L456]);IF([.O456]=&quot;&quot;;&quot;&quot;;&quot;_JCM&quot;))" office:value-type="string" office:string-value="All/452_Right Small Toe 4_Side_10">
            <text:p>All/452_Right Small Toe 4_Side_1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4</text:p>
          </table:table-cell>
          <table:table-cell table:formula="of:=IF([.F1]=[.N456];[.L456];&quot;&quot;)">
            <text:p/>
          </table:table-cell>
          <table:table-cell table:formula="of:=IF([.G1]=[.N456];[.L456];&quot;&quot;)" office:value-type="float" office:value="10">
            <text:p>10</text:p>
          </table:table-cell>
          <table:table-cell table:formula="of:=IF([.H1]=[.N456];[.L456];&quot;&quot;)">
            <text:p/>
          </table:table-cell>
          <table:table-cell table:formula="of:=IF([.I1]=[.N456];[.L456];&quot;&quot;)">
            <text:p/>
          </table:table-cell>
          <table:table-cell table:formula="of:=IF([.J1]=[.N456];[.L456];&quot;&quot;)">
            <text:p/>
          </table:table-cell>
          <table:table-cell table:formula="of:=IF([.K1]=[.N456];[.L456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53">
            <text:p>453</text:p>
          </table:table-cell>
          <table:table-cell table:formula="of:=CONCATENATE(&quot;All/&quot;;TEXT([.A457];&quot;000&quot;) ;&quot;_&quot;;[.E457];&quot;_&quot;;IF([.M457]=&quot;Side-Side&quot;;&quot;Side&quot;;SUBSTITUTE([.M457];&quot;-&quot;;&quot;&quot;));IF([.L457]&lt;0;&quot;_N&quot;;&quot;_&quot;);ABS([.L457]);IF([.O457]=&quot;&quot;;&quot;&quot;;&quot;_JCM&quot;))" office:value-type="string" office:string-value="All/453_Right Small Toe 4_Twist_N5">
            <text:p>All/453_Right Small Toe 4_Twist_N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4</text:p>
          </table:table-cell>
          <table:table-cell table:formula="of:=IF([.F1]=[.N457];[.L457];&quot;&quot;)">
            <text:p/>
          </table:table-cell>
          <table:table-cell table:formula="of:=IF([.G1]=[.N457];[.L457];&quot;&quot;)">
            <text:p/>
          </table:table-cell>
          <table:table-cell table:formula="of:=IF([.H1]=[.N457];[.L457];&quot;&quot;)" office:value-type="float" office:value="-5">
            <text:p>-5</text:p>
          </table:table-cell>
          <table:table-cell table:formula="of:=IF([.I1]=[.N457];[.L457];&quot;&quot;)">
            <text:p/>
          </table:table-cell>
          <table:table-cell table:formula="of:=IF([.J1]=[.N457];[.L457];&quot;&quot;)">
            <text:p/>
          </table:table-cell>
          <table:table-cell table:formula="of:=IF([.K1]=[.N457];[.L457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54">
            <text:p>454</text:p>
          </table:table-cell>
          <table:table-cell table:formula="of:=CONCATENATE(&quot;All/&quot;;TEXT([.A458];&quot;000&quot;) ;&quot;_&quot;;[.E458];&quot;_&quot;;IF([.M458]=&quot;Side-Side&quot;;&quot;Side&quot;;SUBSTITUTE([.M458];&quot;-&quot;;&quot;&quot;));IF([.L458]&lt;0;&quot;_N&quot;;&quot;_&quot;);ABS([.L458]);IF([.O458]=&quot;&quot;;&quot;&quot;;&quot;_JCM&quot;))" office:value-type="string" office:string-value="All/454_Right Small Toe 4_Twist_5">
            <text:p>All/454_Right Small Toe 4_Twist_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4</text:p>
          </table:table-cell>
          <table:table-cell table:formula="of:=IF([.F1]=[.N458];[.L458];&quot;&quot;)">
            <text:p/>
          </table:table-cell>
          <table:table-cell table:formula="of:=IF([.G1]=[.N458];[.L458];&quot;&quot;)">
            <text:p/>
          </table:table-cell>
          <table:table-cell table:formula="of:=IF([.H1]=[.N458];[.L458];&quot;&quot;)" office:value-type="float" office:value="5">
            <text:p>5</text:p>
          </table:table-cell>
          <table:table-cell table:formula="of:=IF([.I1]=[.N458];[.L458];&quot;&quot;)">
            <text:p/>
          </table:table-cell>
          <table:table-cell table:formula="of:=IF([.J1]=[.N458];[.L458];&quot;&quot;)">
            <text:p/>
          </table:table-cell>
          <table:table-cell table:formula="of:=IF([.K1]=[.N458];[.L458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55">
            <text:p>455</text:p>
          </table:table-cell>
          <table:table-cell table:formula="of:=CONCATENATE(&quot;All/&quot;;TEXT([.A459];&quot;000&quot;) ;&quot;_&quot;;[.E459];&quot;_&quot;;IF([.M459]=&quot;Side-Side&quot;;&quot;Side&quot;;SUBSTITUTE([.M459];&quot;-&quot;;&quot;&quot;));IF([.L459]&lt;0;&quot;_N&quot;;&quot;_&quot;);ABS([.L459]);IF([.O459]=&quot;&quot;;&quot;&quot;;&quot;_JCM&quot;))" office:value-type="string" office:string-value="All/455_Right Small Toe 4_2_Bend_40">
            <text:p>All/455_Right Small Toe 4_2_Bend_4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4_2</text:p>
          </table:table-cell>
          <table:table-cell table:formula="of:=IF([.F1]=[.N459];[.L459];&quot;&quot;)" office:value-type="float" office:value="40">
            <text:p>40</text:p>
          </table:table-cell>
          <table:table-cell table:formula="of:=IF([.G1]=[.N459];[.L459];&quot;&quot;)">
            <text:p/>
          </table:table-cell>
          <table:table-cell table:formula="of:=IF([.H1]=[.N459];[.L459];&quot;&quot;)">
            <text:p/>
          </table:table-cell>
          <table:table-cell table:formula="of:=IF([.I1]=[.N459];[.L459];&quot;&quot;)">
            <text:p/>
          </table:table-cell>
          <table:table-cell table:formula="of:=IF([.J1]=[.N459];[.L459];&quot;&quot;)">
            <text:p/>
          </table:table-cell>
          <table:table-cell table:formula="of:=IF([.K1]=[.N459];[.L459];&quot;&quot;)">
            <text:p/>
          </table:table-cell>
          <table:table-cell office:value-type="float" office:value="40">
            <text:p>4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56">
            <text:p>456</text:p>
          </table:table-cell>
          <table:table-cell table:formula="of:=CONCATENATE(&quot;All/&quot;;TEXT([.A460];&quot;000&quot;) ;&quot;_&quot;;[.E460];&quot;_&quot;;IF([.M460]=&quot;Side-Side&quot;;&quot;Side&quot;;SUBSTITUTE([.M460];&quot;-&quot;;&quot;&quot;));IF([.L460]&lt;0;&quot;_N&quot;;&quot;_&quot;);ABS([.L460]);IF([.O460]=&quot;&quot;;&quot;&quot;;&quot;_JCM&quot;))" office:value-type="string" office:string-value="All/456_Right Small Toe 4_2_Bend_N30">
            <text:p>All/456_Right Small Toe 4_2_Bend_N3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4_2</text:p>
          </table:table-cell>
          <table:table-cell table:formula="of:=IF([.F1]=[.N460];[.L460];&quot;&quot;)" office:value-type="float" office:value="-30">
            <text:p>-30</text:p>
          </table:table-cell>
          <table:table-cell table:formula="of:=IF([.G1]=[.N460];[.L460];&quot;&quot;)">
            <text:p/>
          </table:table-cell>
          <table:table-cell table:formula="of:=IF([.H1]=[.N460];[.L460];&quot;&quot;)">
            <text:p/>
          </table:table-cell>
          <table:table-cell table:formula="of:=IF([.I1]=[.N460];[.L460];&quot;&quot;)">
            <text:p/>
          </table:table-cell>
          <table:table-cell table:formula="of:=IF([.J1]=[.N460];[.L460];&quot;&quot;)">
            <text:p/>
          </table:table-cell>
          <table:table-cell table:formula="of:=IF([.K1]=[.N460];[.L460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57">
            <text:p>457</text:p>
          </table:table-cell>
          <table:table-cell table:formula="of:=CONCATENATE(&quot;All/&quot;;TEXT([.A461];&quot;000&quot;) ;&quot;_&quot;;[.E461];&quot;_&quot;;IF([.M461]=&quot;Side-Side&quot;;&quot;Side&quot;;SUBSTITUTE([.M461];&quot;-&quot;;&quot;&quot;));IF([.L461]&lt;0;&quot;_N&quot;;&quot;_&quot;);ABS([.L461]);IF([.O461]=&quot;&quot;;&quot;&quot;;&quot;_JCM&quot;))" office:value-type="string" office:string-value="All/457_Right Small Toe 3_Bend_45">
            <text:p>All/457_Right Small Toe 3_Bend_4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3</text:p>
          </table:table-cell>
          <table:table-cell table:formula="of:=IF([.F1]=[.N461];[.L461];&quot;&quot;)" office:value-type="float" office:value="45">
            <text:p>45</text:p>
          </table:table-cell>
          <table:table-cell table:formula="of:=IF([.G1]=[.N461];[.L461];&quot;&quot;)">
            <text:p/>
          </table:table-cell>
          <table:table-cell table:formula="of:=IF([.H1]=[.N461];[.L461];&quot;&quot;)">
            <text:p/>
          </table:table-cell>
          <table:table-cell table:formula="of:=IF([.I1]=[.N461];[.L461];&quot;&quot;)">
            <text:p/>
          </table:table-cell>
          <table:table-cell table:formula="of:=IF([.J1]=[.N461];[.L461];&quot;&quot;)">
            <text:p/>
          </table:table-cell>
          <table:table-cell table:formula="of:=IF([.K1]=[.N461];[.L461];&quot;&quot;)">
            <text:p/>
          </table:table-cell>
          <table:table-cell office:value-type="float" office:value="45">
            <text:p>4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58">
            <text:p>458</text:p>
          </table:table-cell>
          <table:table-cell table:formula="of:=CONCATENATE(&quot;All/&quot;;TEXT([.A462];&quot;000&quot;) ;&quot;_&quot;;[.E462];&quot;_&quot;;IF([.M462]=&quot;Side-Side&quot;;&quot;Side&quot;;SUBSTITUTE([.M462];&quot;-&quot;;&quot;&quot;));IF([.L462]&lt;0;&quot;_N&quot;;&quot;_&quot;);ABS([.L462]);IF([.O462]=&quot;&quot;;&quot;&quot;;&quot;_JCM&quot;))" office:value-type="string" office:string-value="All/458_Right Small Toe 3_Bend_N65">
            <text:p>All/458_Right Small Toe 3_Bend_N6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3</text:p>
          </table:table-cell>
          <table:table-cell table:formula="of:=IF([.F1]=[.N462];[.L462];&quot;&quot;)" office:value-type="float" office:value="-65">
            <text:p>-65</text:p>
          </table:table-cell>
          <table:table-cell table:formula="of:=IF([.G1]=[.N462];[.L462];&quot;&quot;)">
            <text:p/>
          </table:table-cell>
          <table:table-cell table:formula="of:=IF([.H1]=[.N462];[.L462];&quot;&quot;)">
            <text:p/>
          </table:table-cell>
          <table:table-cell table:formula="of:=IF([.I1]=[.N462];[.L462];&quot;&quot;)">
            <text:p/>
          </table:table-cell>
          <table:table-cell table:formula="of:=IF([.J1]=[.N462];[.L462];&quot;&quot;)">
            <text:p/>
          </table:table-cell>
          <table:table-cell table:formula="of:=IF([.K1]=[.N462];[.L462];&quot;&quot;)">
            <text:p/>
          </table:table-cell>
          <table:table-cell office:value-type="float" office:value="-65">
            <text:p>-6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59">
            <text:p>459</text:p>
          </table:table-cell>
          <table:table-cell table:formula="of:=CONCATENATE(&quot;All/&quot;;TEXT([.A463];&quot;000&quot;) ;&quot;_&quot;;[.E463];&quot;_&quot;;IF([.M463]=&quot;Side-Side&quot;;&quot;Side&quot;;SUBSTITUTE([.M463];&quot;-&quot;;&quot;&quot;));IF([.L463]&lt;0;&quot;_N&quot;;&quot;_&quot;);ABS([.L463]);IF([.O463]=&quot;&quot;;&quot;&quot;;&quot;_JCM&quot;))" office:value-type="string" office:string-value="All/459_Right Small Toe 3_Side_N10">
            <text:p>All/459_Right Small Toe 3_Side_N1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3</text:p>
          </table:table-cell>
          <table:table-cell table:formula="of:=IF([.F1]=[.N463];[.L463];&quot;&quot;)">
            <text:p/>
          </table:table-cell>
          <table:table-cell table:formula="of:=IF([.G1]=[.N463];[.L463];&quot;&quot;)" office:value-type="float" office:value="-10">
            <text:p>-10</text:p>
          </table:table-cell>
          <table:table-cell table:formula="of:=IF([.H1]=[.N463];[.L463];&quot;&quot;)">
            <text:p/>
          </table:table-cell>
          <table:table-cell table:formula="of:=IF([.I1]=[.N463];[.L463];&quot;&quot;)">
            <text:p/>
          </table:table-cell>
          <table:table-cell table:formula="of:=IF([.J1]=[.N463];[.L463];&quot;&quot;)">
            <text:p/>
          </table:table-cell>
          <table:table-cell table:formula="of:=IF([.K1]=[.N463];[.L463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60">
            <text:p>460</text:p>
          </table:table-cell>
          <table:table-cell table:formula="of:=CONCATENATE(&quot;All/&quot;;TEXT([.A464];&quot;000&quot;) ;&quot;_&quot;;[.E464];&quot;_&quot;;IF([.M464]=&quot;Side-Side&quot;;&quot;Side&quot;;SUBSTITUTE([.M464];&quot;-&quot;;&quot;&quot;));IF([.L464]&lt;0;&quot;_N&quot;;&quot;_&quot;);ABS([.L464]);IF([.O464]=&quot;&quot;;&quot;&quot;;&quot;_JCM&quot;))" office:value-type="string" office:string-value="All/460_Right Small Toe 3_Side_10">
            <text:p>All/460_Right Small Toe 3_Side_1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3</text:p>
          </table:table-cell>
          <table:table-cell table:formula="of:=IF([.F1]=[.N464];[.L464];&quot;&quot;)">
            <text:p/>
          </table:table-cell>
          <table:table-cell table:formula="of:=IF([.G1]=[.N464];[.L464];&quot;&quot;)" office:value-type="float" office:value="10">
            <text:p>10</text:p>
          </table:table-cell>
          <table:table-cell table:formula="of:=IF([.H1]=[.N464];[.L464];&quot;&quot;)">
            <text:p/>
          </table:table-cell>
          <table:table-cell table:formula="of:=IF([.I1]=[.N464];[.L464];&quot;&quot;)">
            <text:p/>
          </table:table-cell>
          <table:table-cell table:formula="of:=IF([.J1]=[.N464];[.L464];&quot;&quot;)">
            <text:p/>
          </table:table-cell>
          <table:table-cell table:formula="of:=IF([.K1]=[.N464];[.L464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61">
            <text:p>461</text:p>
          </table:table-cell>
          <table:table-cell table:formula="of:=CONCATENATE(&quot;All/&quot;;TEXT([.A465];&quot;000&quot;) ;&quot;_&quot;;[.E465];&quot;_&quot;;IF([.M465]=&quot;Side-Side&quot;;&quot;Side&quot;;SUBSTITUTE([.M465];&quot;-&quot;;&quot;&quot;));IF([.L465]&lt;0;&quot;_N&quot;;&quot;_&quot;);ABS([.L465]);IF([.O465]=&quot;&quot;;&quot;&quot;;&quot;_JCM&quot;))" office:value-type="string" office:string-value="All/461_Right Small Toe 3_Twist_N5">
            <text:p>All/461_Right Small Toe 3_Twist_N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3</text:p>
          </table:table-cell>
          <table:table-cell table:formula="of:=IF([.F1]=[.N465];[.L465];&quot;&quot;)">
            <text:p/>
          </table:table-cell>
          <table:table-cell table:formula="of:=IF([.G1]=[.N465];[.L465];&quot;&quot;)">
            <text:p/>
          </table:table-cell>
          <table:table-cell table:formula="of:=IF([.H1]=[.N465];[.L465];&quot;&quot;)" office:value-type="float" office:value="-5">
            <text:p>-5</text:p>
          </table:table-cell>
          <table:table-cell table:formula="of:=IF([.I1]=[.N465];[.L465];&quot;&quot;)">
            <text:p/>
          </table:table-cell>
          <table:table-cell table:formula="of:=IF([.J1]=[.N465];[.L465];&quot;&quot;)">
            <text:p/>
          </table:table-cell>
          <table:table-cell table:formula="of:=IF([.K1]=[.N465];[.L465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62">
            <text:p>462</text:p>
          </table:table-cell>
          <table:table-cell table:formula="of:=CONCATENATE(&quot;All/&quot;;TEXT([.A466];&quot;000&quot;) ;&quot;_&quot;;[.E466];&quot;_&quot;;IF([.M466]=&quot;Side-Side&quot;;&quot;Side&quot;;SUBSTITUTE([.M466];&quot;-&quot;;&quot;&quot;));IF([.L466]&lt;0;&quot;_N&quot;;&quot;_&quot;);ABS([.L466]);IF([.O466]=&quot;&quot;;&quot;&quot;;&quot;_JCM&quot;))" office:value-type="string" office:string-value="All/462_Right Small Toe 3_Twist_5">
            <text:p>All/462_Right Small Toe 3_Twist_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3</text:p>
          </table:table-cell>
          <table:table-cell table:formula="of:=IF([.F1]=[.N466];[.L466];&quot;&quot;)">
            <text:p/>
          </table:table-cell>
          <table:table-cell table:formula="of:=IF([.G1]=[.N466];[.L466];&quot;&quot;)">
            <text:p/>
          </table:table-cell>
          <table:table-cell table:formula="of:=IF([.H1]=[.N466];[.L466];&quot;&quot;)" office:value-type="float" office:value="5">
            <text:p>5</text:p>
          </table:table-cell>
          <table:table-cell table:formula="of:=IF([.I1]=[.N466];[.L466];&quot;&quot;)">
            <text:p/>
          </table:table-cell>
          <table:table-cell table:formula="of:=IF([.J1]=[.N466];[.L466];&quot;&quot;)">
            <text:p/>
          </table:table-cell>
          <table:table-cell table:formula="of:=IF([.K1]=[.N466];[.L466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63">
            <text:p>463</text:p>
          </table:table-cell>
          <table:table-cell table:formula="of:=CONCATENATE(&quot;All/&quot;;TEXT([.A467];&quot;000&quot;) ;&quot;_&quot;;[.E467];&quot;_&quot;;IF([.M467]=&quot;Side-Side&quot;;&quot;Side&quot;;SUBSTITUTE([.M467];&quot;-&quot;;&quot;&quot;));IF([.L467]&lt;0;&quot;_N&quot;;&quot;_&quot;);ABS([.L467]);IF([.O467]=&quot;&quot;;&quot;&quot;;&quot;_JCM&quot;))" office:value-type="string" office:string-value="All/463_Right Small Toe 3_2_Bend_50">
            <text:p>All/463_Right Small Toe 3_2_Bend_5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3_2</text:p>
          </table:table-cell>
          <table:table-cell table:formula="of:=IF([.F1]=[.N467];[.L467];&quot;&quot;)" office:value-type="float" office:value="50">
            <text:p>50</text:p>
          </table:table-cell>
          <table:table-cell table:formula="of:=IF([.G1]=[.N467];[.L467];&quot;&quot;)">
            <text:p/>
          </table:table-cell>
          <table:table-cell table:formula="of:=IF([.H1]=[.N467];[.L467];&quot;&quot;)">
            <text:p/>
          </table:table-cell>
          <table:table-cell table:formula="of:=IF([.I1]=[.N467];[.L467];&quot;&quot;)">
            <text:p/>
          </table:table-cell>
          <table:table-cell table:formula="of:=IF([.J1]=[.N467];[.L467];&quot;&quot;)">
            <text:p/>
          </table:table-cell>
          <table:table-cell table:formula="of:=IF([.K1]=[.N467];[.L467];&quot;&quot;)">
            <text:p/>
          </table:table-cell>
          <table:table-cell office:value-type="float" office:value="50">
            <text:p>5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64">
            <text:p>464</text:p>
          </table:table-cell>
          <table:table-cell table:formula="of:=CONCATENATE(&quot;All/&quot;;TEXT([.A468];&quot;000&quot;) ;&quot;_&quot;;[.E468];&quot;_&quot;;IF([.M468]=&quot;Side-Side&quot;;&quot;Side&quot;;SUBSTITUTE([.M468];&quot;-&quot;;&quot;&quot;));IF([.L468]&lt;0;&quot;_N&quot;;&quot;_&quot;);ABS([.L468]);IF([.O468]=&quot;&quot;;&quot;&quot;;&quot;_JCM&quot;))" office:value-type="string" office:string-value="All/464_Right Small Toe 3_2_Bend_N30">
            <text:p>All/464_Right Small Toe 3_2_Bend_N3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3_2</text:p>
          </table:table-cell>
          <table:table-cell table:formula="of:=IF([.F1]=[.N468];[.L468];&quot;&quot;)" office:value-type="float" office:value="-30">
            <text:p>-30</text:p>
          </table:table-cell>
          <table:table-cell table:formula="of:=IF([.G1]=[.N468];[.L468];&quot;&quot;)">
            <text:p/>
          </table:table-cell>
          <table:table-cell table:formula="of:=IF([.H1]=[.N468];[.L468];&quot;&quot;)">
            <text:p/>
          </table:table-cell>
          <table:table-cell table:formula="of:=IF([.I1]=[.N468];[.L468];&quot;&quot;)">
            <text:p/>
          </table:table-cell>
          <table:table-cell table:formula="of:=IF([.J1]=[.N468];[.L468];&quot;&quot;)">
            <text:p/>
          </table:table-cell>
          <table:table-cell table:formula="of:=IF([.K1]=[.N468];[.L468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65">
            <text:p>465</text:p>
          </table:table-cell>
          <table:table-cell table:formula="of:=CONCATENATE(&quot;All/&quot;;TEXT([.A469];&quot;000&quot;) ;&quot;_&quot;;[.E469];&quot;_&quot;;IF([.M469]=&quot;Side-Side&quot;;&quot;Side&quot;;SUBSTITUTE([.M469];&quot;-&quot;;&quot;&quot;));IF([.L469]&lt;0;&quot;_N&quot;;&quot;_&quot;);ABS([.L469]);IF([.O469]=&quot;&quot;;&quot;&quot;;&quot;_JCM&quot;))" office:value-type="string" office:string-value="All/465_Right Small Toe 2_Bend_45">
            <text:p>All/465_Right Small Toe 2_Bend_4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2</text:p>
          </table:table-cell>
          <table:table-cell table:formula="of:=IF([.F1]=[.N469];[.L469];&quot;&quot;)" office:value-type="float" office:value="45">
            <text:p>45</text:p>
          </table:table-cell>
          <table:table-cell table:formula="of:=IF([.G1]=[.N469];[.L469];&quot;&quot;)">
            <text:p/>
          </table:table-cell>
          <table:table-cell table:formula="of:=IF([.H1]=[.N469];[.L469];&quot;&quot;)">
            <text:p/>
          </table:table-cell>
          <table:table-cell table:formula="of:=IF([.I1]=[.N469];[.L469];&quot;&quot;)">
            <text:p/>
          </table:table-cell>
          <table:table-cell table:formula="of:=IF([.J1]=[.N469];[.L469];&quot;&quot;)">
            <text:p/>
          </table:table-cell>
          <table:table-cell table:formula="of:=IF([.K1]=[.N469];[.L469];&quot;&quot;)">
            <text:p/>
          </table:table-cell>
          <table:table-cell office:value-type="float" office:value="45">
            <text:p>4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66">
            <text:p>466</text:p>
          </table:table-cell>
          <table:table-cell table:formula="of:=CONCATENATE(&quot;All/&quot;;TEXT([.A470];&quot;000&quot;) ;&quot;_&quot;;[.E470];&quot;_&quot;;IF([.M470]=&quot;Side-Side&quot;;&quot;Side&quot;;SUBSTITUTE([.M470];&quot;-&quot;;&quot;&quot;));IF([.L470]&lt;0;&quot;_N&quot;;&quot;_&quot;);ABS([.L470]);IF([.O470]=&quot;&quot;;&quot;&quot;;&quot;_JCM&quot;))" office:value-type="string" office:string-value="All/466_Right Small Toe 2_Bend_N65">
            <text:p>All/466_Right Small Toe 2_Bend_N6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2</text:p>
          </table:table-cell>
          <table:table-cell table:formula="of:=IF([.F1]=[.N470];[.L470];&quot;&quot;)" office:value-type="float" office:value="-65">
            <text:p>-65</text:p>
          </table:table-cell>
          <table:table-cell table:formula="of:=IF([.G1]=[.N470];[.L470];&quot;&quot;)">
            <text:p/>
          </table:table-cell>
          <table:table-cell table:formula="of:=IF([.H1]=[.N470];[.L470];&quot;&quot;)">
            <text:p/>
          </table:table-cell>
          <table:table-cell table:formula="of:=IF([.I1]=[.N470];[.L470];&quot;&quot;)">
            <text:p/>
          </table:table-cell>
          <table:table-cell table:formula="of:=IF([.J1]=[.N470];[.L470];&quot;&quot;)">
            <text:p/>
          </table:table-cell>
          <table:table-cell table:formula="of:=IF([.K1]=[.N470];[.L470];&quot;&quot;)">
            <text:p/>
          </table:table-cell>
          <table:table-cell office:value-type="float" office:value="-65">
            <text:p>-6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67">
            <text:p>467</text:p>
          </table:table-cell>
          <table:table-cell table:formula="of:=CONCATENATE(&quot;All/&quot;;TEXT([.A471];&quot;000&quot;) ;&quot;_&quot;;[.E471];&quot;_&quot;;IF([.M471]=&quot;Side-Side&quot;;&quot;Side&quot;;SUBSTITUTE([.M471];&quot;-&quot;;&quot;&quot;));IF([.L471]&lt;0;&quot;_N&quot;;&quot;_&quot;);ABS([.L471]);IF([.O471]=&quot;&quot;;&quot;&quot;;&quot;_JCM&quot;))" office:value-type="string" office:string-value="All/467_Right Small Toe 2_Side_N10">
            <text:p>All/467_Right Small Toe 2_Side_N1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2</text:p>
          </table:table-cell>
          <table:table-cell table:formula="of:=IF([.F1]=[.N471];[.L471];&quot;&quot;)">
            <text:p/>
          </table:table-cell>
          <table:table-cell table:formula="of:=IF([.G1]=[.N471];[.L471];&quot;&quot;)" office:value-type="float" office:value="-10">
            <text:p>-10</text:p>
          </table:table-cell>
          <table:table-cell table:formula="of:=IF([.H1]=[.N471];[.L471];&quot;&quot;)">
            <text:p/>
          </table:table-cell>
          <table:table-cell table:formula="of:=IF([.I1]=[.N471];[.L471];&quot;&quot;)">
            <text:p/>
          </table:table-cell>
          <table:table-cell table:formula="of:=IF([.J1]=[.N471];[.L471];&quot;&quot;)">
            <text:p/>
          </table:table-cell>
          <table:table-cell table:formula="of:=IF([.K1]=[.N471];[.L471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68">
            <text:p>468</text:p>
          </table:table-cell>
          <table:table-cell table:formula="of:=CONCATENATE(&quot;All/&quot;;TEXT([.A472];&quot;000&quot;) ;&quot;_&quot;;[.E472];&quot;_&quot;;IF([.M472]=&quot;Side-Side&quot;;&quot;Side&quot;;SUBSTITUTE([.M472];&quot;-&quot;;&quot;&quot;));IF([.L472]&lt;0;&quot;_N&quot;;&quot;_&quot;);ABS([.L472]);IF([.O472]=&quot;&quot;;&quot;&quot;;&quot;_JCM&quot;))" office:value-type="string" office:string-value="All/468_Right Small Toe 2_Side_10">
            <text:p>All/468_Right Small Toe 2_Side_1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2</text:p>
          </table:table-cell>
          <table:table-cell table:formula="of:=IF([.F1]=[.N472];[.L472];&quot;&quot;)">
            <text:p/>
          </table:table-cell>
          <table:table-cell table:formula="of:=IF([.G1]=[.N472];[.L472];&quot;&quot;)" office:value-type="float" office:value="10">
            <text:p>10</text:p>
          </table:table-cell>
          <table:table-cell table:formula="of:=IF([.H1]=[.N472];[.L472];&quot;&quot;)">
            <text:p/>
          </table:table-cell>
          <table:table-cell table:formula="of:=IF([.I1]=[.N472];[.L472];&quot;&quot;)">
            <text:p/>
          </table:table-cell>
          <table:table-cell table:formula="of:=IF([.J1]=[.N472];[.L472];&quot;&quot;)">
            <text:p/>
          </table:table-cell>
          <table:table-cell table:formula="of:=IF([.K1]=[.N472];[.L472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69">
            <text:p>469</text:p>
          </table:table-cell>
          <table:table-cell table:formula="of:=CONCATENATE(&quot;All/&quot;;TEXT([.A473];&quot;000&quot;) ;&quot;_&quot;;[.E473];&quot;_&quot;;IF([.M473]=&quot;Side-Side&quot;;&quot;Side&quot;;SUBSTITUTE([.M473];&quot;-&quot;;&quot;&quot;));IF([.L473]&lt;0;&quot;_N&quot;;&quot;_&quot;);ABS([.L473]);IF([.O473]=&quot;&quot;;&quot;&quot;;&quot;_JCM&quot;))" office:value-type="string" office:string-value="All/469_Right Small Toe 2_Twist_N5">
            <text:p>All/469_Right Small Toe 2_Twist_N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2</text:p>
          </table:table-cell>
          <table:table-cell table:formula="of:=IF([.F1]=[.N473];[.L473];&quot;&quot;)">
            <text:p/>
          </table:table-cell>
          <table:table-cell table:formula="of:=IF([.G1]=[.N473];[.L473];&quot;&quot;)">
            <text:p/>
          </table:table-cell>
          <table:table-cell table:formula="of:=IF([.H1]=[.N473];[.L473];&quot;&quot;)" office:value-type="float" office:value="-5">
            <text:p>-5</text:p>
          </table:table-cell>
          <table:table-cell table:formula="of:=IF([.I1]=[.N473];[.L473];&quot;&quot;)">
            <text:p/>
          </table:table-cell>
          <table:table-cell table:formula="of:=IF([.J1]=[.N473];[.L473];&quot;&quot;)">
            <text:p/>
          </table:table-cell>
          <table:table-cell table:formula="of:=IF([.K1]=[.N473];[.L473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70">
            <text:p>470</text:p>
          </table:table-cell>
          <table:table-cell table:formula="of:=CONCATENATE(&quot;All/&quot;;TEXT([.A474];&quot;000&quot;) ;&quot;_&quot;;[.E474];&quot;_&quot;;IF([.M474]=&quot;Side-Side&quot;;&quot;Side&quot;;SUBSTITUTE([.M474];&quot;-&quot;;&quot;&quot;));IF([.L474]&lt;0;&quot;_N&quot;;&quot;_&quot;);ABS([.L474]);IF([.O474]=&quot;&quot;;&quot;&quot;;&quot;_JCM&quot;))" office:value-type="string" office:string-value="All/470_Right Small Toe 2_Twist_5">
            <text:p>All/470_Right Small Toe 2_Twist_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2</text:p>
          </table:table-cell>
          <table:table-cell table:formula="of:=IF([.F1]=[.N474];[.L474];&quot;&quot;)">
            <text:p/>
          </table:table-cell>
          <table:table-cell table:formula="of:=IF([.G1]=[.N474];[.L474];&quot;&quot;)">
            <text:p/>
          </table:table-cell>
          <table:table-cell table:formula="of:=IF([.H1]=[.N474];[.L474];&quot;&quot;)" office:value-type="float" office:value="5">
            <text:p>5</text:p>
          </table:table-cell>
          <table:table-cell table:formula="of:=IF([.I1]=[.N474];[.L474];&quot;&quot;)">
            <text:p/>
          </table:table-cell>
          <table:table-cell table:formula="of:=IF([.J1]=[.N474];[.L474];&quot;&quot;)">
            <text:p/>
          </table:table-cell>
          <table:table-cell table:formula="of:=IF([.K1]=[.N474];[.L474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71">
            <text:p>471</text:p>
          </table:table-cell>
          <table:table-cell table:formula="of:=CONCATENATE(&quot;All/&quot;;TEXT([.A475];&quot;000&quot;) ;&quot;_&quot;;[.E475];&quot;_&quot;;IF([.M475]=&quot;Side-Side&quot;;&quot;Side&quot;;SUBSTITUTE([.M475];&quot;-&quot;;&quot;&quot;));IF([.L475]&lt;0;&quot;_N&quot;;&quot;_&quot;);ABS([.L475]);IF([.O475]=&quot;&quot;;&quot;&quot;;&quot;_JCM&quot;))" office:value-type="string" office:string-value="All/471_Right Small Toe 2_2_Bend_50">
            <text:p>All/471_Right Small Toe 2_2_Bend_5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2_2</text:p>
          </table:table-cell>
          <table:table-cell table:formula="of:=IF([.F1]=[.N475];[.L475];&quot;&quot;)" office:value-type="float" office:value="50">
            <text:p>50</text:p>
          </table:table-cell>
          <table:table-cell table:formula="of:=IF([.G1]=[.N475];[.L475];&quot;&quot;)">
            <text:p/>
          </table:table-cell>
          <table:table-cell table:formula="of:=IF([.H1]=[.N475];[.L475];&quot;&quot;)">
            <text:p/>
          </table:table-cell>
          <table:table-cell table:formula="of:=IF([.I1]=[.N475];[.L475];&quot;&quot;)">
            <text:p/>
          </table:table-cell>
          <table:table-cell table:formula="of:=IF([.J1]=[.N475];[.L475];&quot;&quot;)">
            <text:p/>
          </table:table-cell>
          <table:table-cell table:formula="of:=IF([.K1]=[.N475];[.L475];&quot;&quot;)">
            <text:p/>
          </table:table-cell>
          <table:table-cell office:value-type="float" office:value="50">
            <text:p>5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72">
            <text:p>472</text:p>
          </table:table-cell>
          <table:table-cell table:formula="of:=CONCATENATE(&quot;All/&quot;;TEXT([.A476];&quot;000&quot;) ;&quot;_&quot;;[.E476];&quot;_&quot;;IF([.M476]=&quot;Side-Side&quot;;&quot;Side&quot;;SUBSTITUTE([.M476];&quot;-&quot;;&quot;&quot;));IF([.L476]&lt;0;&quot;_N&quot;;&quot;_&quot;);ABS([.L476]);IF([.O476]=&quot;&quot;;&quot;&quot;;&quot;_JCM&quot;))" office:value-type="string" office:string-value="All/472_Right Small Toe 2_2_Bend_N30">
            <text:p>All/472_Right Small Toe 2_2_Bend_N3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2_2</text:p>
          </table:table-cell>
          <table:table-cell table:formula="of:=IF([.F1]=[.N476];[.L476];&quot;&quot;)" office:value-type="float" office:value="-30">
            <text:p>-30</text:p>
          </table:table-cell>
          <table:table-cell table:formula="of:=IF([.G1]=[.N476];[.L476];&quot;&quot;)">
            <text:p/>
          </table:table-cell>
          <table:table-cell table:formula="of:=IF([.H1]=[.N476];[.L476];&quot;&quot;)">
            <text:p/>
          </table:table-cell>
          <table:table-cell table:formula="of:=IF([.I1]=[.N476];[.L476];&quot;&quot;)">
            <text:p/>
          </table:table-cell>
          <table:table-cell table:formula="of:=IF([.J1]=[.N476];[.L476];&quot;&quot;)">
            <text:p/>
          </table:table-cell>
          <table:table-cell table:formula="of:=IF([.K1]=[.N476];[.L476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73">
            <text:p>473</text:p>
          </table:table-cell>
          <table:table-cell table:formula="of:=CONCATENATE(&quot;All/&quot;;TEXT([.A477];&quot;000&quot;) ;&quot;_&quot;;[.E477];&quot;_&quot;;IF([.M477]=&quot;Side-Side&quot;;&quot;Side&quot;;SUBSTITUTE([.M477];&quot;-&quot;;&quot;&quot;));IF([.L477]&lt;0;&quot;_N&quot;;&quot;_&quot;);ABS([.L477]);IF([.O477]=&quot;&quot;;&quot;&quot;;&quot;_JCM&quot;))" office:value-type="string" office:string-value="All/473_Right Small Toe 1_Bend_45">
            <text:p>All/473_Right Small Toe 1_Bend_4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1</text:p>
          </table:table-cell>
          <table:table-cell table:formula="of:=IF([.F1]=[.N477];[.L477];&quot;&quot;)" office:value-type="float" office:value="45">
            <text:p>45</text:p>
          </table:table-cell>
          <table:table-cell table:formula="of:=IF([.G1]=[.N477];[.L477];&quot;&quot;)">
            <text:p/>
          </table:table-cell>
          <table:table-cell table:formula="of:=IF([.H1]=[.N477];[.L477];&quot;&quot;)">
            <text:p/>
          </table:table-cell>
          <table:table-cell table:formula="of:=IF([.I1]=[.N477];[.L477];&quot;&quot;)">
            <text:p/>
          </table:table-cell>
          <table:table-cell table:formula="of:=IF([.J1]=[.N477];[.L477];&quot;&quot;)">
            <text:p/>
          </table:table-cell>
          <table:table-cell table:formula="of:=IF([.K1]=[.N477];[.L477];&quot;&quot;)">
            <text:p/>
          </table:table-cell>
          <table:table-cell office:value-type="float" office:value="45">
            <text:p>4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74">
            <text:p>474</text:p>
          </table:table-cell>
          <table:table-cell table:formula="of:=CONCATENATE(&quot;All/&quot;;TEXT([.A478];&quot;000&quot;) ;&quot;_&quot;;[.E478];&quot;_&quot;;IF([.M478]=&quot;Side-Side&quot;;&quot;Side&quot;;SUBSTITUTE([.M478];&quot;-&quot;;&quot;&quot;));IF([.L478]&lt;0;&quot;_N&quot;;&quot;_&quot;);ABS([.L478]);IF([.O478]=&quot;&quot;;&quot;&quot;;&quot;_JCM&quot;))" office:value-type="string" office:string-value="All/474_Right Small Toe 1_Bend_N65">
            <text:p>All/474_Right Small Toe 1_Bend_N6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1</text:p>
          </table:table-cell>
          <table:table-cell table:formula="of:=IF([.F1]=[.N478];[.L478];&quot;&quot;)" office:value-type="float" office:value="-65">
            <text:p>-65</text:p>
          </table:table-cell>
          <table:table-cell table:formula="of:=IF([.G1]=[.N478];[.L478];&quot;&quot;)">
            <text:p/>
          </table:table-cell>
          <table:table-cell table:formula="of:=IF([.H1]=[.N478];[.L478];&quot;&quot;)">
            <text:p/>
          </table:table-cell>
          <table:table-cell table:formula="of:=IF([.I1]=[.N478];[.L478];&quot;&quot;)">
            <text:p/>
          </table:table-cell>
          <table:table-cell table:formula="of:=IF([.J1]=[.N478];[.L478];&quot;&quot;)">
            <text:p/>
          </table:table-cell>
          <table:table-cell table:formula="of:=IF([.K1]=[.N478];[.L478];&quot;&quot;)">
            <text:p/>
          </table:table-cell>
          <table:table-cell office:value-type="float" office:value="-65">
            <text:p>-6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75">
            <text:p>475</text:p>
          </table:table-cell>
          <table:table-cell table:formula="of:=CONCATENATE(&quot;All/&quot;;TEXT([.A479];&quot;000&quot;) ;&quot;_&quot;;[.E479];&quot;_&quot;;IF([.M479]=&quot;Side-Side&quot;;&quot;Side&quot;;SUBSTITUTE([.M479];&quot;-&quot;;&quot;&quot;));IF([.L479]&lt;0;&quot;_N&quot;;&quot;_&quot;);ABS([.L479]);IF([.O479]=&quot;&quot;;&quot;&quot;;&quot;_JCM&quot;))" office:value-type="string" office:string-value="All/475_Right Small Toe 1_Side_N10">
            <text:p>All/475_Right Small Toe 1_Side_N1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1</text:p>
          </table:table-cell>
          <table:table-cell table:formula="of:=IF([.F1]=[.N479];[.L479];&quot;&quot;)">
            <text:p/>
          </table:table-cell>
          <table:table-cell table:formula="of:=IF([.G1]=[.N479];[.L479];&quot;&quot;)" office:value-type="float" office:value="-10">
            <text:p>-10</text:p>
          </table:table-cell>
          <table:table-cell table:formula="of:=IF([.H1]=[.N479];[.L479];&quot;&quot;)">
            <text:p/>
          </table:table-cell>
          <table:table-cell table:formula="of:=IF([.I1]=[.N479];[.L479];&quot;&quot;)">
            <text:p/>
          </table:table-cell>
          <table:table-cell table:formula="of:=IF([.J1]=[.N479];[.L479];&quot;&quot;)">
            <text:p/>
          </table:table-cell>
          <table:table-cell table:formula="of:=IF([.K1]=[.N479];[.L479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76">
            <text:p>476</text:p>
          </table:table-cell>
          <table:table-cell table:formula="of:=CONCATENATE(&quot;All/&quot;;TEXT([.A480];&quot;000&quot;) ;&quot;_&quot;;[.E480];&quot;_&quot;;IF([.M480]=&quot;Side-Side&quot;;&quot;Side&quot;;SUBSTITUTE([.M480];&quot;-&quot;;&quot;&quot;));IF([.L480]&lt;0;&quot;_N&quot;;&quot;_&quot;);ABS([.L480]);IF([.O480]=&quot;&quot;;&quot;&quot;;&quot;_JCM&quot;))" office:value-type="string" office:string-value="All/476_Right Small Toe 1_Side_10">
            <text:p>All/476_Right Small Toe 1_Side_1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1</text:p>
          </table:table-cell>
          <table:table-cell table:formula="of:=IF([.F1]=[.N480];[.L480];&quot;&quot;)">
            <text:p/>
          </table:table-cell>
          <table:table-cell table:formula="of:=IF([.G1]=[.N480];[.L480];&quot;&quot;)" office:value-type="float" office:value="10">
            <text:p>10</text:p>
          </table:table-cell>
          <table:table-cell table:formula="of:=IF([.H1]=[.N480];[.L480];&quot;&quot;)">
            <text:p/>
          </table:table-cell>
          <table:table-cell table:formula="of:=IF([.I1]=[.N480];[.L480];&quot;&quot;)">
            <text:p/>
          </table:table-cell>
          <table:table-cell table:formula="of:=IF([.J1]=[.N480];[.L480];&quot;&quot;)">
            <text:p/>
          </table:table-cell>
          <table:table-cell table:formula="of:=IF([.K1]=[.N480];[.L480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77">
            <text:p>477</text:p>
          </table:table-cell>
          <table:table-cell table:formula="of:=CONCATENATE(&quot;All/&quot;;TEXT([.A481];&quot;000&quot;) ;&quot;_&quot;;[.E481];&quot;_&quot;;IF([.M481]=&quot;Side-Side&quot;;&quot;Side&quot;;SUBSTITUTE([.M481];&quot;-&quot;;&quot;&quot;));IF([.L481]&lt;0;&quot;_N&quot;;&quot;_&quot;);ABS([.L481]);IF([.O481]=&quot;&quot;;&quot;&quot;;&quot;_JCM&quot;))" office:value-type="string" office:string-value="All/477_Right Small Toe 1_Twist_N5">
            <text:p>All/477_Right Small Toe 1_Twist_N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1</text:p>
          </table:table-cell>
          <table:table-cell table:formula="of:=IF([.F1]=[.N481];[.L481];&quot;&quot;)">
            <text:p/>
          </table:table-cell>
          <table:table-cell table:formula="of:=IF([.G1]=[.N481];[.L481];&quot;&quot;)">
            <text:p/>
          </table:table-cell>
          <table:table-cell table:formula="of:=IF([.H1]=[.N481];[.L481];&quot;&quot;)" office:value-type="float" office:value="-5">
            <text:p>-5</text:p>
          </table:table-cell>
          <table:table-cell table:formula="of:=IF([.I1]=[.N481];[.L481];&quot;&quot;)">
            <text:p/>
          </table:table-cell>
          <table:table-cell table:formula="of:=IF([.J1]=[.N481];[.L481];&quot;&quot;)">
            <text:p/>
          </table:table-cell>
          <table:table-cell table:formula="of:=IF([.K1]=[.N481];[.L481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78">
            <text:p>478</text:p>
          </table:table-cell>
          <table:table-cell table:formula="of:=CONCATENATE(&quot;All/&quot;;TEXT([.A482];&quot;000&quot;) ;&quot;_&quot;;[.E482];&quot;_&quot;;IF([.M482]=&quot;Side-Side&quot;;&quot;Side&quot;;SUBSTITUTE([.M482];&quot;-&quot;;&quot;&quot;));IF([.L482]&lt;0;&quot;_N&quot;;&quot;_&quot;);ABS([.L482]);IF([.O482]=&quot;&quot;;&quot;&quot;;&quot;_JCM&quot;))" office:value-type="string" office:string-value="All/478_Right Small Toe 1_Twist_5">
            <text:p>All/478_Right Small Toe 1_Twist_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1</text:p>
          </table:table-cell>
          <table:table-cell table:formula="of:=IF([.F1]=[.N482];[.L482];&quot;&quot;)">
            <text:p/>
          </table:table-cell>
          <table:table-cell table:formula="of:=IF([.G1]=[.N482];[.L482];&quot;&quot;)">
            <text:p/>
          </table:table-cell>
          <table:table-cell table:formula="of:=IF([.H1]=[.N482];[.L482];&quot;&quot;)" office:value-type="float" office:value="5">
            <text:p>5</text:p>
          </table:table-cell>
          <table:table-cell table:formula="of:=IF([.I1]=[.N482];[.L482];&quot;&quot;)">
            <text:p/>
          </table:table-cell>
          <table:table-cell table:formula="of:=IF([.J1]=[.N482];[.L482];&quot;&quot;)">
            <text:p/>
          </table:table-cell>
          <table:table-cell table:formula="of:=IF([.K1]=[.N482];[.L482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79">
            <text:p>479</text:p>
          </table:table-cell>
          <table:table-cell table:formula="of:=CONCATENATE(&quot;All/&quot;;TEXT([.A483];&quot;000&quot;) ;&quot;_&quot;;[.E483];&quot;_&quot;;IF([.M483]=&quot;Side-Side&quot;;&quot;Side&quot;;SUBSTITUTE([.M483];&quot;-&quot;;&quot;&quot;));IF([.L483]&lt;0;&quot;_N&quot;;&quot;_&quot;);ABS([.L483]);IF([.O483]=&quot;&quot;;&quot;&quot;;&quot;_JCM&quot;))" office:value-type="string" office:string-value="All/479_Right Small Toe 1_2_Bend_40">
            <text:p>All/479_Right Small Toe 1_2_Bend_4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1_2</text:p>
          </table:table-cell>
          <table:table-cell table:formula="of:=IF([.F1]=[.N483];[.L483];&quot;&quot;)" office:value-type="float" office:value="40">
            <text:p>40</text:p>
          </table:table-cell>
          <table:table-cell table:formula="of:=IF([.G1]=[.N483];[.L483];&quot;&quot;)">
            <text:p/>
          </table:table-cell>
          <table:table-cell table:formula="of:=IF([.H1]=[.N483];[.L483];&quot;&quot;)">
            <text:p/>
          </table:table-cell>
          <table:table-cell table:formula="of:=IF([.I1]=[.N483];[.L483];&quot;&quot;)">
            <text:p/>
          </table:table-cell>
          <table:table-cell table:formula="of:=IF([.J1]=[.N483];[.L483];&quot;&quot;)">
            <text:p/>
          </table:table-cell>
          <table:table-cell table:formula="of:=IF([.K1]=[.N483];[.L483];&quot;&quot;)">
            <text:p/>
          </table:table-cell>
          <table:table-cell office:value-type="float" office:value="40">
            <text:p>4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80">
            <text:p>480</text:p>
          </table:table-cell>
          <table:table-cell table:formula="of:=CONCATENATE(&quot;All/&quot;;TEXT([.A484];&quot;000&quot;) ;&quot;_&quot;;[.E484];&quot;_&quot;;IF([.M484]=&quot;Side-Side&quot;;&quot;Side&quot;;SUBSTITUTE([.M484];&quot;-&quot;;&quot;&quot;));IF([.L484]&lt;0;&quot;_N&quot;;&quot;_&quot;);ABS([.L484]);IF([.O484]=&quot;&quot;;&quot;&quot;;&quot;_JCM&quot;))" office:value-type="string" office:string-value="All/480_Right Small Toe 1_2_Bend_N30">
            <text:p>All/480_Right Small Toe 1_2_Bend_N3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1_2</text:p>
          </table:table-cell>
          <table:table-cell table:formula="of:=IF([.F1]=[.N484];[.L484];&quot;&quot;)" office:value-type="float" office:value="-30">
            <text:p>-30</text:p>
          </table:table-cell>
          <table:table-cell table:formula="of:=IF([.G1]=[.N484];[.L484];&quot;&quot;)">
            <text:p/>
          </table:table-cell>
          <table:table-cell table:formula="of:=IF([.H1]=[.N484];[.L484];&quot;&quot;)">
            <text:p/>
          </table:table-cell>
          <table:table-cell table:formula="of:=IF([.I1]=[.N484];[.L484];&quot;&quot;)">
            <text:p/>
          </table:table-cell>
          <table:table-cell table:formula="of:=IF([.J1]=[.N484];[.L484];&quot;&quot;)">
            <text:p/>
          </table:table-cell>
          <table:table-cell table:formula="of:=IF([.K1]=[.N484];[.L484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81">
            <text:p>481</text:p>
          </table:table-cell>
          <table:table-cell table:formula="of:=CONCATENATE(&quot;All/&quot;;TEXT([.A485];&quot;000&quot;) ;&quot;_&quot;;[.E485];&quot;_&quot;;IF([.M485]=&quot;Side-Side&quot;;&quot;Side&quot;;SUBSTITUTE([.M485];&quot;-&quot;;&quot;&quot;));IF([.L485]&lt;0;&quot;_N&quot;;&quot;_&quot;);ABS([.L485]);IF([.O485]=&quot;&quot;;&quot;&quot;;&quot;_JCM&quot;))" office:value-type="string" office:string-value="All/481_Right Big Toe_Bend_45_JCM">
            <text:p>All/481_Right Big Toe_Bend_4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Big Toe</text:p>
          </table:table-cell>
          <table:table-cell table:formula="of:=IF([.F1]=[.N485];[.L485];&quot;&quot;)" office:value-type="float" office:value="45">
            <text:p>45</text:p>
          </table:table-cell>
          <table:table-cell table:formula="of:=IF([.G1]=[.N485];[.L485];&quot;&quot;)">
            <text:p/>
          </table:table-cell>
          <table:table-cell table:formula="of:=IF([.H1]=[.N485];[.L485];&quot;&quot;)">
            <text:p/>
          </table:table-cell>
          <table:table-cell table:formula="of:=IF([.I1]=[.N485];[.L485];&quot;&quot;)">
            <text:p/>
          </table:table-cell>
          <table:table-cell table:formula="of:=IF([.J1]=[.N485];[.L485];&quot;&quot;)">
            <text:p/>
          </table:table-cell>
          <table:table-cell table:formula="of:=IF([.K1]=[.N485];[.L485];&quot;&quot;)">
            <text:p/>
          </table:table-cell>
          <table:table-cell office:value-type="float" office:value="45">
            <text:p>4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BigToeDown_45_R</text:p>
          </table:table-cell>
          <table:table-cell table:number-columns-repeated="1003"/>
        </table:table-row>
        <table:table-row table:style-name="ro2">
          <table:table-cell table:style-name="ce2" office:value-type="float" office:value="482">
            <text:p>482</text:p>
          </table:table-cell>
          <table:table-cell table:formula="of:=CONCATENATE(&quot;All/&quot;;TEXT([.A486];&quot;000&quot;) ;&quot;_&quot;;[.E486];&quot;_&quot;;IF([.M486]=&quot;Side-Side&quot;;&quot;Side&quot;;SUBSTITUTE([.M486];&quot;-&quot;;&quot;&quot;));IF([.L486]&lt;0;&quot;_N&quot;;&quot;_&quot;);ABS([.L486]);IF([.O486]=&quot;&quot;;&quot;&quot;;&quot;_JCM&quot;))" office:value-type="string" office:string-value="All/482_Right Big Toe_Bend_N65">
            <text:p>All/482_Right Big Toe_Bend_N6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Big Toe</text:p>
          </table:table-cell>
          <table:table-cell table:formula="of:=IF([.F1]=[.N486];[.L486];&quot;&quot;)" office:value-type="float" office:value="-65">
            <text:p>-65</text:p>
          </table:table-cell>
          <table:table-cell table:formula="of:=IF([.G1]=[.N486];[.L486];&quot;&quot;)">
            <text:p/>
          </table:table-cell>
          <table:table-cell table:formula="of:=IF([.H1]=[.N486];[.L486];&quot;&quot;)">
            <text:p/>
          </table:table-cell>
          <table:table-cell table:formula="of:=IF([.I1]=[.N486];[.L486];&quot;&quot;)">
            <text:p/>
          </table:table-cell>
          <table:table-cell table:formula="of:=IF([.J1]=[.N486];[.L486];&quot;&quot;)">
            <text:p/>
          </table:table-cell>
          <table:table-cell table:formula="of:=IF([.K1]=[.N486];[.L486];&quot;&quot;)">
            <text:p/>
          </table:table-cell>
          <table:table-cell office:value-type="float" office:value="-65">
            <text:p>-6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83">
            <text:p>483</text:p>
          </table:table-cell>
          <table:table-cell table:formula="of:=CONCATENATE(&quot;All/&quot;;TEXT([.A487];&quot;000&quot;) ;&quot;_&quot;;[.E487];&quot;_&quot;;IF([.M487]=&quot;Side-Side&quot;;&quot;Side&quot;;SUBSTITUTE([.M487];&quot;-&quot;;&quot;&quot;));IF([.L487]&lt;0;&quot;_N&quot;;&quot;_&quot;);ABS([.L487]);IF([.O487]=&quot;&quot;;&quot;&quot;;&quot;_JCM&quot;))" office:value-type="string" office:string-value="All/483_Right Big Toe_Side_N10">
            <text:p>All/483_Right Big Toe_Side_N1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Big Toe</text:p>
          </table:table-cell>
          <table:table-cell table:formula="of:=IF([.F1]=[.N487];[.L487];&quot;&quot;)">
            <text:p/>
          </table:table-cell>
          <table:table-cell table:formula="of:=IF([.G1]=[.N487];[.L487];&quot;&quot;)" office:value-type="float" office:value="-10">
            <text:p>-10</text:p>
          </table:table-cell>
          <table:table-cell table:formula="of:=IF([.H1]=[.N487];[.L487];&quot;&quot;)">
            <text:p/>
          </table:table-cell>
          <table:table-cell table:formula="of:=IF([.I1]=[.N487];[.L487];&quot;&quot;)">
            <text:p/>
          </table:table-cell>
          <table:table-cell table:formula="of:=IF([.J1]=[.N487];[.L487];&quot;&quot;)">
            <text:p/>
          </table:table-cell>
          <table:table-cell table:formula="of:=IF([.K1]=[.N487];[.L487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84">
            <text:p>484</text:p>
          </table:table-cell>
          <table:table-cell table:formula="of:=CONCATENATE(&quot;All/&quot;;TEXT([.A488];&quot;000&quot;) ;&quot;_&quot;;[.E488];&quot;_&quot;;IF([.M488]=&quot;Side-Side&quot;;&quot;Side&quot;;SUBSTITUTE([.M488];&quot;-&quot;;&quot;&quot;));IF([.L488]&lt;0;&quot;_N&quot;;&quot;_&quot;);ABS([.L488]);IF([.O488]=&quot;&quot;;&quot;&quot;;&quot;_JCM&quot;))" office:value-type="string" office:string-value="All/484_Right Big Toe_Side_15">
            <text:p>All/484_Right Big Toe_Side_1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Big Toe</text:p>
          </table:table-cell>
          <table:table-cell table:formula="of:=IF([.F1]=[.N488];[.L488];&quot;&quot;)">
            <text:p/>
          </table:table-cell>
          <table:table-cell table:formula="of:=IF([.G1]=[.N488];[.L488];&quot;&quot;)" office:value-type="float" office:value="15">
            <text:p>15</text:p>
          </table:table-cell>
          <table:table-cell table:formula="of:=IF([.H1]=[.N488];[.L488];&quot;&quot;)">
            <text:p/>
          </table:table-cell>
          <table:table-cell table:formula="of:=IF([.I1]=[.N488];[.L488];&quot;&quot;)">
            <text:p/>
          </table:table-cell>
          <table:table-cell table:formula="of:=IF([.J1]=[.N488];[.L488];&quot;&quot;)">
            <text:p/>
          </table:table-cell>
          <table:table-cell table:formula="of:=IF([.K1]=[.N488];[.L488];&quot;&quot;)">
            <text:p/>
          </table:table-cell>
          <table:table-cell office:value-type="float" office:value="15">
            <text:p>15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85">
            <text:p>485</text:p>
          </table:table-cell>
          <table:table-cell table:formula="of:=CONCATENATE(&quot;All/&quot;;TEXT([.A489];&quot;000&quot;) ;&quot;_&quot;;[.E489];&quot;_&quot;;IF([.M489]=&quot;Side-Side&quot;;&quot;Side&quot;;SUBSTITUTE([.M489];&quot;-&quot;;&quot;&quot;));IF([.L489]&lt;0;&quot;_N&quot;;&quot;_&quot;);ABS([.L489]);IF([.O489]=&quot;&quot;;&quot;&quot;;&quot;_JCM&quot;))" office:value-type="string" office:string-value="All/485_Right Big Toe_Twist_N5">
            <text:p>All/485_Right Big Toe_Twist_N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Big Toe</text:p>
          </table:table-cell>
          <table:table-cell table:formula="of:=IF([.F1]=[.N489];[.L489];&quot;&quot;)">
            <text:p/>
          </table:table-cell>
          <table:table-cell table:formula="of:=IF([.G1]=[.N489];[.L489];&quot;&quot;)">
            <text:p/>
          </table:table-cell>
          <table:table-cell table:formula="of:=IF([.H1]=[.N489];[.L489];&quot;&quot;)" office:value-type="float" office:value="-5">
            <text:p>-5</text:p>
          </table:table-cell>
          <table:table-cell table:formula="of:=IF([.I1]=[.N489];[.L489];&quot;&quot;)">
            <text:p/>
          </table:table-cell>
          <table:table-cell table:formula="of:=IF([.J1]=[.N489];[.L489];&quot;&quot;)">
            <text:p/>
          </table:table-cell>
          <table:table-cell table:formula="of:=IF([.K1]=[.N489];[.L489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86">
            <text:p>486</text:p>
          </table:table-cell>
          <table:table-cell table:formula="of:=CONCATENATE(&quot;All/&quot;;TEXT([.A490];&quot;000&quot;) ;&quot;_&quot;;[.E490];&quot;_&quot;;IF([.M490]=&quot;Side-Side&quot;;&quot;Side&quot;;SUBSTITUTE([.M490];&quot;-&quot;;&quot;&quot;));IF([.L490]&lt;0;&quot;_N&quot;;&quot;_&quot;);ABS([.L490]);IF([.O490]=&quot;&quot;;&quot;&quot;;&quot;_JCM&quot;))" office:value-type="string" office:string-value="All/486_Right Big Toe_Twist_5">
            <text:p>All/486_Right Big Toe_Twist_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Big Toe</text:p>
          </table:table-cell>
          <table:table-cell table:formula="of:=IF([.F1]=[.N490];[.L490];&quot;&quot;)">
            <text:p/>
          </table:table-cell>
          <table:table-cell table:formula="of:=IF([.G1]=[.N490];[.L490];&quot;&quot;)">
            <text:p/>
          </table:table-cell>
          <table:table-cell table:formula="of:=IF([.H1]=[.N490];[.L490];&quot;&quot;)" office:value-type="float" office:value="5">
            <text:p>5</text:p>
          </table:table-cell>
          <table:table-cell table:formula="of:=IF([.I1]=[.N490];[.L490];&quot;&quot;)">
            <text:p/>
          </table:table-cell>
          <table:table-cell table:formula="of:=IF([.J1]=[.N490];[.L490];&quot;&quot;)">
            <text:p/>
          </table:table-cell>
          <table:table-cell table:formula="of:=IF([.K1]=[.N490];[.L490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87">
            <text:p>487</text:p>
          </table:table-cell>
          <table:table-cell table:formula="of:=CONCATENATE(&quot;All/&quot;;TEXT([.A491];&quot;000&quot;) ;&quot;_&quot;;[.E491];&quot;_&quot;;IF([.M491]=&quot;Side-Side&quot;;&quot;Side&quot;;SUBSTITUTE([.M491];&quot;-&quot;;&quot;&quot;));IF([.L491]&lt;0;&quot;_N&quot;;&quot;_&quot;);ABS([.L491]);IF([.O491]=&quot;&quot;;&quot;&quot;;&quot;_JCM&quot;))" office:value-type="string" office:string-value="All/487_Right Big Toe_2_Bend_60">
            <text:p>All/487_Right Big Toe_2_Bend_6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Big Toe_2</text:p>
          </table:table-cell>
          <table:table-cell table:formula="of:=IF([.F1]=[.N491];[.L491];&quot;&quot;)" office:value-type="float" office:value="60">
            <text:p>60</text:p>
          </table:table-cell>
          <table:table-cell table:formula="of:=IF([.G1]=[.N491];[.L491];&quot;&quot;)">
            <text:p/>
          </table:table-cell>
          <table:table-cell table:formula="of:=IF([.H1]=[.N491];[.L491];&quot;&quot;)">
            <text:p/>
          </table:table-cell>
          <table:table-cell table:formula="of:=IF([.I1]=[.N491];[.L491];&quot;&quot;)">
            <text:p/>
          </table:table-cell>
          <table:table-cell table:formula="of:=IF([.J1]=[.N491];[.L491];&quot;&quot;)">
            <text:p/>
          </table:table-cell>
          <table:table-cell table:formula="of:=IF([.K1]=[.N491];[.L491];&quot;&quot;)">
            <text:p/>
          </table:table-cell>
          <table:table-cell office:value-type="float" office:value="60">
            <text:p>6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88">
            <text:p>488</text:p>
          </table:table-cell>
          <table:table-cell table:formula="of:=CONCATENATE(&quot;All/&quot;;TEXT([.A492];&quot;000&quot;) ;&quot;_&quot;;[.E492];&quot;_&quot;;IF([.M492]=&quot;Side-Side&quot;;&quot;Side&quot;;SUBSTITUTE([.M492];&quot;-&quot;;&quot;&quot;));IF([.L492]&lt;0;&quot;_N&quot;;&quot;_&quot;);ABS([.L492]);IF([.O492]=&quot;&quot;;&quot;&quot;;&quot;_JCM&quot;))" office:value-type="string" office:string-value="All/488_Right Big Toe_2_Bend_N30">
            <text:p>All/488_Right Big Toe_2_Bend_N3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Big Toe_2</text:p>
          </table:table-cell>
          <table:table-cell table:formula="of:=IF([.F1]=[.N492];[.L492];&quot;&quot;)" office:value-type="float" office:value="-30">
            <text:p>-30</text:p>
          </table:table-cell>
          <table:table-cell table:formula="of:=IF([.G1]=[.N492];[.L492];&quot;&quot;)">
            <text:p/>
          </table:table-cell>
          <table:table-cell table:formula="of:=IF([.H1]=[.N492];[.L492];&quot;&quot;)">
            <text:p/>
          </table:table-cell>
          <table:table-cell table:formula="of:=IF([.I1]=[.N492];[.L492];&quot;&quot;)">
            <text:p/>
          </table:table-cell>
          <table:table-cell table:formula="of:=IF([.J1]=[.N492];[.L492];&quot;&quot;)">
            <text:p/>
          </table:table-cell>
          <table:table-cell table:formula="of:=IF([.K1]=[.N492];[.L492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89">
            <text:p>489</text:p>
          </table:table-cell>
          <table:table-cell table:formula="of:=CONCATENATE(&quot;All/&quot;;TEXT([.A493];&quot;000&quot;) ;&quot;_&quot;;[.E493];&quot;_&quot;;IF([.M493]=&quot;Side-Side&quot;;&quot;Side&quot;;SUBSTITUTE([.M493];&quot;-&quot;;&quot;&quot;));IF([.L493]&lt;0;&quot;_N&quot;;&quot;_&quot;);ABS([.L493]);IF([.O493]=&quot;&quot;;&quot;&quot;;&quot;_JCM&quot;))" office:value-type="string" office:string-value="All/489_Right Pectoral_UpDown_10">
            <text:p>All/489_Right Pectoral_UpDown_1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胸</text:p>
          </table:table-cell>
          <table:table-cell office:value-type="string">
            <text:p>Right Pectoral</text:p>
          </table:table-cell>
          <table:table-cell table:formula="of:=IF([.F1]=[.N493];[.L493];&quot;&quot;)" office:value-type="float" office:value="10">
            <text:p>10</text:p>
          </table:table-cell>
          <table:table-cell table:formula="of:=IF([.G1]=[.N493];[.L493];&quot;&quot;)">
            <text:p/>
          </table:table-cell>
          <table:table-cell table:formula="of:=IF([.H1]=[.N493];[.L493];&quot;&quot;)">
            <text:p/>
          </table:table-cell>
          <table:table-cell table:formula="of:=IF([.I1]=[.N493];[.L493];&quot;&quot;)">
            <text:p/>
          </table:table-cell>
          <table:table-cell table:formula="of:=IF([.J1]=[.N493];[.L493];&quot;&quot;)">
            <text:p/>
          </table:table-cell>
          <table:table-cell table:formula="of:=IF([.K1]=[.N493];[.L493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Up-Down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90">
            <text:p>490</text:p>
          </table:table-cell>
          <table:table-cell table:formula="of:=CONCATENATE(&quot;All/&quot;;TEXT([.A494];&quot;000&quot;) ;&quot;_&quot;;[.E494];&quot;_&quot;;IF([.M494]=&quot;Side-Side&quot;;&quot;Side&quot;;SUBSTITUTE([.M494];&quot;-&quot;;&quot;&quot;));IF([.L494]&lt;0;&quot;_N&quot;;&quot;_&quot;);ABS([.L494]);IF([.O494]=&quot;&quot;;&quot;&quot;;&quot;_JCM&quot;))" office:value-type="string" office:string-value="All/490_Right Pectoral_UpDown_N10">
            <text:p>All/490_Right Pectoral_UpDown_N1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胸</text:p>
          </table:table-cell>
          <table:table-cell office:value-type="string">
            <text:p>Right Pectoral</text:p>
          </table:table-cell>
          <table:table-cell table:formula="of:=IF([.F1]=[.N494];[.L494];&quot;&quot;)" office:value-type="float" office:value="-10">
            <text:p>-10</text:p>
          </table:table-cell>
          <table:table-cell table:formula="of:=IF([.G1]=[.N494];[.L494];&quot;&quot;)">
            <text:p/>
          </table:table-cell>
          <table:table-cell table:formula="of:=IF([.H1]=[.N494];[.L494];&quot;&quot;)">
            <text:p/>
          </table:table-cell>
          <table:table-cell table:formula="of:=IF([.I1]=[.N494];[.L494];&quot;&quot;)">
            <text:p/>
          </table:table-cell>
          <table:table-cell table:formula="of:=IF([.J1]=[.N494];[.L494];&quot;&quot;)">
            <text:p/>
          </table:table-cell>
          <table:table-cell table:formula="of:=IF([.K1]=[.N494];[.L494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Up-Down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91">
            <text:p>491</text:p>
          </table:table-cell>
          <table:table-cell table:formula="of:=CONCATENATE(&quot;All/&quot;;TEXT([.A495];&quot;000&quot;) ;&quot;_&quot;;[.E495];&quot;_&quot;;IF([.M495]=&quot;Side-Side&quot;;&quot;Side&quot;;SUBSTITUTE([.M495];&quot;-&quot;;&quot;&quot;));IF([.L495]&lt;0;&quot;_N&quot;;&quot;_&quot;);ABS([.L495]);IF([.O495]=&quot;&quot;;&quot;&quot;;&quot;_JCM&quot;))" office:value-type="string" office:string-value="All/491_Right Pectoral_Side_N10">
            <text:p>All/491_Right Pectoral_Side_N1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胸</text:p>
          </table:table-cell>
          <table:table-cell office:value-type="string">
            <text:p>Right Pectoral</text:p>
          </table:table-cell>
          <table:table-cell table:formula="of:=IF([.F1]=[.N495];[.L495];&quot;&quot;)">
            <text:p/>
          </table:table-cell>
          <table:table-cell table:formula="of:=IF([.G1]=[.N495];[.L495];&quot;&quot;)" office:value-type="float" office:value="-10">
            <text:p>-10</text:p>
          </table:table-cell>
          <table:table-cell table:formula="of:=IF([.H1]=[.N495];[.L495];&quot;&quot;)">
            <text:p/>
          </table:table-cell>
          <table:table-cell table:formula="of:=IF([.I1]=[.N495];[.L495];&quot;&quot;)">
            <text:p/>
          </table:table-cell>
          <table:table-cell table:formula="of:=IF([.J1]=[.N495];[.L495];&quot;&quot;)">
            <text:p/>
          </table:table-cell>
          <table:table-cell table:formula="of:=IF([.K1]=[.N495];[.L495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92">
            <text:p>492</text:p>
          </table:table-cell>
          <table:table-cell table:formula="of:=CONCATENATE(&quot;All/&quot;;TEXT([.A496];&quot;000&quot;) ;&quot;_&quot;;[.E496];&quot;_&quot;;IF([.M496]=&quot;Side-Side&quot;;&quot;Side&quot;;SUBSTITUTE([.M496];&quot;-&quot;;&quot;&quot;));IF([.L496]&lt;0;&quot;_N&quot;;&quot;_&quot;);ABS([.L496]);IF([.O496]=&quot;&quot;;&quot;&quot;;&quot;_JCM&quot;))" office:value-type="string" office:string-value="All/492_Right Pectoral_Side_10">
            <text:p>All/492_Right Pectoral_Side_1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胸</text:p>
          </table:table-cell>
          <table:table-cell office:value-type="string">
            <text:p>Right Pectoral</text:p>
          </table:table-cell>
          <table:table-cell table:formula="of:=IF([.F1]=[.N496];[.L496];&quot;&quot;)">
            <text:p/>
          </table:table-cell>
          <table:table-cell table:formula="of:=IF([.G1]=[.N496];[.L496];&quot;&quot;)" office:value-type="float" office:value="10">
            <text:p>10</text:p>
          </table:table-cell>
          <table:table-cell table:formula="of:=IF([.H1]=[.N496];[.L496];&quot;&quot;)">
            <text:p/>
          </table:table-cell>
          <table:table-cell table:formula="of:=IF([.I1]=[.N496];[.L496];&quot;&quot;)">
            <text:p/>
          </table:table-cell>
          <table:table-cell table:formula="of:=IF([.J1]=[.N496];[.L496];&quot;&quot;)">
            <text:p/>
          </table:table-cell>
          <table:table-cell table:formula="of:=IF([.K1]=[.N496];[.L496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93">
            <text:p>493</text:p>
          </table:table-cell>
          <table:table-cell table:formula="of:=CONCATENATE(&quot;All/&quot;;TEXT([.A497];&quot;000&quot;) ;&quot;_&quot;;[.E497];&quot;_&quot;;IF([.M497]=&quot;Side-Side&quot;;&quot;Side&quot;;SUBSTITUTE([.M497];&quot;-&quot;;&quot;&quot;));IF([.L497]&lt;0;&quot;_N&quot;;&quot;_&quot;);ABS([.L497]);IF([.O497]=&quot;&quot;;&quot;&quot;;&quot;_JCM&quot;))" office:value-type="string" office:string-value="All/493_Right Pectoral_Twist_N15">
            <text:p>All/493_Right Pectoral_Twist_N1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胸</text:p>
          </table:table-cell>
          <table:table-cell office:value-type="string">
            <text:p>Right Pectoral</text:p>
          </table:table-cell>
          <table:table-cell table:formula="of:=IF([.F1]=[.N497];[.L497];&quot;&quot;)">
            <text:p/>
          </table:table-cell>
          <table:table-cell table:formula="of:=IF([.G1]=[.N497];[.L497];&quot;&quot;)">
            <text:p/>
          </table:table-cell>
          <table:table-cell table:formula="of:=IF([.H1]=[.N497];[.L497];&quot;&quot;)" office:value-type="float" office:value="-15">
            <text:p>-15</text:p>
          </table:table-cell>
          <table:table-cell table:formula="of:=IF([.I1]=[.N497];[.L497];&quot;&quot;)">
            <text:p/>
          </table:table-cell>
          <table:table-cell table:formula="of:=IF([.J1]=[.N497];[.L497];&quot;&quot;)">
            <text:p/>
          </table:table-cell>
          <table:table-cell table:formula="of:=IF([.K1]=[.N497];[.L497];&quot;&quot;)">
            <text:p/>
          </table:table-cell>
          <table:table-cell office:value-type="float" office:value="-15">
            <text:p>-1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94">
            <text:p>494</text:p>
          </table:table-cell>
          <table:table-cell table:formula="of:=CONCATENATE(&quot;All/&quot;;TEXT([.A498];&quot;000&quot;) ;&quot;_&quot;;[.E498];&quot;_&quot;;IF([.M498]=&quot;Side-Side&quot;;&quot;Side&quot;;SUBSTITUTE([.M498];&quot;-&quot;;&quot;&quot;));IF([.L498]&lt;0;&quot;_N&quot;;&quot;_&quot;);ABS([.L498]);IF([.O498]=&quot;&quot;;&quot;&quot;;&quot;_JCM&quot;))" office:value-type="string" office:string-value="All/494_Right Pectoral_Twist_15">
            <text:p>All/494_Right Pectoral_Twist_1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胸</text:p>
          </table:table-cell>
          <table:table-cell office:value-type="string">
            <text:p>Right Pectoral</text:p>
          </table:table-cell>
          <table:table-cell table:formula="of:=IF([.F1]=[.N498];[.L498];&quot;&quot;)">
            <text:p/>
          </table:table-cell>
          <table:table-cell table:formula="of:=IF([.G1]=[.N498];[.L498];&quot;&quot;)">
            <text:p/>
          </table:table-cell>
          <table:table-cell table:formula="of:=IF([.H1]=[.N498];[.L498];&quot;&quot;)" office:value-type="float" office:value="15">
            <text:p>15</text:p>
          </table:table-cell>
          <table:table-cell table:formula="of:=IF([.I1]=[.N498];[.L498];&quot;&quot;)">
            <text:p/>
          </table:table-cell>
          <table:table-cell table:formula="of:=IF([.J1]=[.N498];[.L498];&quot;&quot;)">
            <text:p/>
          </table:table-cell>
          <table:table-cell table:formula="of:=IF([.K1]=[.N498];[.L498];&quot;&quot;)">
            <text:p/>
          </table:table-cell>
          <table:table-cell office:value-type="float" office:value="15">
            <text:p>1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95">
            <text:p>495</text:p>
          </table:table-cell>
          <table:table-cell table:formula="of:=CONCATENATE(&quot;All/&quot;;TEXT([.A499];&quot;000&quot;) ;&quot;_&quot;;[.E499];&quot;_&quot;;IF([.M499]=&quot;Side-Side&quot;;&quot;Side&quot;;SUBSTITUTE([.M499];&quot;-&quot;;&quot;&quot;));IF([.L499]&lt;0;&quot;_N&quot;;&quot;_&quot;);ABS([.L499]);IF([.O499]=&quot;&quot;;&quot;&quot;;&quot;_JCM&quot;))" office:value-type="string" office:string-value="All/495_Right Pectoral_X Translate_N3">
            <text:p>All/495_Right Pectoral_X Translate_N3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胸</text:p>
          </table:table-cell>
          <table:table-cell office:value-type="string">
            <text:p>Right Pectoral</text:p>
          </table:table-cell>
          <table:table-cell table:formula="of:=IF([.F1]=[.N499];[.L499];&quot;&quot;)">
            <text:p/>
          </table:table-cell>
          <table:table-cell table:formula="of:=IF([.G1]=[.N499];[.L499];&quot;&quot;)">
            <text:p/>
          </table:table-cell>
          <table:table-cell table:formula="of:=IF([.H1]=[.N499];[.L499];&quot;&quot;)">
            <text:p/>
          </table:table-cell>
          <table:table-cell table:formula="of:=IF([.I1]=[.N499];[.L499];&quot;&quot;)" office:value-type="float" office:value="-3">
            <text:p>-3</text:p>
          </table:table-cell>
          <table:table-cell table:formula="of:=IF([.J1]=[.N499];[.L499];&quot;&quot;)">
            <text:p/>
          </table:table-cell>
          <table:table-cell table:formula="of:=IF([.K1]=[.N499];[.L499];&quot;&quot;)">
            <text:p/>
          </table:table-cell>
          <table:table-cell office:value-type="float" office:value="-3">
            <text:p>-3</text:p>
          </table:table-cell>
          <table:table-cell office:value-type="string">
            <text:p>X Translate</text:p>
          </table:table-cell>
          <table:table-cell office:value-type="string">
            <text:p>XTransl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96">
            <text:p>496</text:p>
          </table:table-cell>
          <table:table-cell table:formula="of:=CONCATENATE(&quot;All/&quot;;TEXT([.A500];&quot;000&quot;) ;&quot;_&quot;;[.E500];&quot;_&quot;;IF([.M500]=&quot;Side-Side&quot;;&quot;Side&quot;;SUBSTITUTE([.M500];&quot;-&quot;;&quot;&quot;));IF([.L500]&lt;0;&quot;_N&quot;;&quot;_&quot;);ABS([.L500]);IF([.O500]=&quot;&quot;;&quot;&quot;;&quot;_JCM&quot;))" office:value-type="string" office:string-value="All/496_Right Pectoral_X Translate_3">
            <text:p>All/496_Right Pectoral_X Translate_3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胸</text:p>
          </table:table-cell>
          <table:table-cell office:value-type="string">
            <text:p>Right Pectoral</text:p>
          </table:table-cell>
          <table:table-cell table:formula="of:=IF([.F1]=[.N500];[.L500];&quot;&quot;)">
            <text:p/>
          </table:table-cell>
          <table:table-cell table:formula="of:=IF([.G1]=[.N500];[.L500];&quot;&quot;)">
            <text:p/>
          </table:table-cell>
          <table:table-cell table:formula="of:=IF([.H1]=[.N500];[.L500];&quot;&quot;)">
            <text:p/>
          </table:table-cell>
          <table:table-cell table:formula="of:=IF([.I1]=[.N500];[.L500];&quot;&quot;)" office:value-type="float" office:value="3">
            <text:p>3</text:p>
          </table:table-cell>
          <table:table-cell table:formula="of:=IF([.J1]=[.N500];[.L500];&quot;&quot;)">
            <text:p/>
          </table:table-cell>
          <table:table-cell table:formula="of:=IF([.K1]=[.N500];[.L500];&quot;&quot;)">
            <text:p/>
          </table:table-cell>
          <table:table-cell office:value-type="float" office:value="3">
            <text:p>3</text:p>
          </table:table-cell>
          <table:table-cell office:value-type="string">
            <text:p>X Translate</text:p>
          </table:table-cell>
          <table:table-cell office:value-type="string">
            <text:p>XTransl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97">
            <text:p>497</text:p>
          </table:table-cell>
          <table:table-cell table:formula="of:=CONCATENATE(&quot;All/&quot;;TEXT([.A501];&quot;000&quot;) ;&quot;_&quot;;[.E501];&quot;_&quot;;IF([.M501]=&quot;Side-Side&quot;;&quot;Side&quot;;SUBSTITUTE([.M501];&quot;-&quot;;&quot;&quot;));IF([.L501]&lt;0;&quot;_N&quot;;&quot;_&quot;);ABS([.L501]);IF([.O501]=&quot;&quot;;&quot;&quot;;&quot;_JCM&quot;))" office:value-type="string" office:string-value="All/497_Right Pectoral_Y Translate_3">
            <text:p>All/497_Right Pectoral_Y Translate_3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胸</text:p>
          </table:table-cell>
          <table:table-cell office:value-type="string">
            <text:p>Right Pectoral</text:p>
          </table:table-cell>
          <table:table-cell table:formula="of:=IF([.F1]=[.N501];[.L501];&quot;&quot;)">
            <text:p/>
          </table:table-cell>
          <table:table-cell table:formula="of:=IF([.G1]=[.N501];[.L501];&quot;&quot;)">
            <text:p/>
          </table:table-cell>
          <table:table-cell table:formula="of:=IF([.H1]=[.N501];[.L501];&quot;&quot;)">
            <text:p/>
          </table:table-cell>
          <table:table-cell table:formula="of:=IF([.I1]=[.N501];[.L501];&quot;&quot;)">
            <text:p/>
          </table:table-cell>
          <table:table-cell table:formula="of:=IF([.J1]=[.N501];[.L501];&quot;&quot;)" office:value-type="float" office:value="3">
            <text:p>3</text:p>
          </table:table-cell>
          <table:table-cell table:formula="of:=IF([.K1]=[.N501];[.L501];&quot;&quot;)">
            <text:p/>
          </table:table-cell>
          <table:table-cell office:value-type="float" office:value="3">
            <text:p>3</text:p>
          </table:table-cell>
          <table:table-cell office:value-type="string">
            <text:p>Y Translate</text:p>
          </table:table-cell>
          <table:table-cell office:value-type="string">
            <text:p>YTransl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98">
            <text:p>498</text:p>
          </table:table-cell>
          <table:table-cell table:formula="of:=CONCATENATE(&quot;All/&quot;;TEXT([.A502];&quot;000&quot;) ;&quot;_&quot;;[.E502];&quot;_&quot;;IF([.M502]=&quot;Side-Side&quot;;&quot;Side&quot;;SUBSTITUTE([.M502];&quot;-&quot;;&quot;&quot;));IF([.L502]&lt;0;&quot;_N&quot;;&quot;_&quot;);ABS([.L502]);IF([.O502]=&quot;&quot;;&quot;&quot;;&quot;_JCM&quot;))" office:value-type="string" office:string-value="All/498_Right Pectoral_Y Translate_N3">
            <text:p>All/498_Right Pectoral_Y Translate_N3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胸</text:p>
          </table:table-cell>
          <table:table-cell office:value-type="string">
            <text:p>Right Pectoral</text:p>
          </table:table-cell>
          <table:table-cell table:formula="of:=IF([.F1]=[.N502];[.L502];&quot;&quot;)">
            <text:p/>
          </table:table-cell>
          <table:table-cell table:formula="of:=IF([.G1]=[.N502];[.L502];&quot;&quot;)">
            <text:p/>
          </table:table-cell>
          <table:table-cell table:formula="of:=IF([.H1]=[.N502];[.L502];&quot;&quot;)">
            <text:p/>
          </table:table-cell>
          <table:table-cell table:formula="of:=IF([.I1]=[.N502];[.L502];&quot;&quot;)">
            <text:p/>
          </table:table-cell>
          <table:table-cell table:formula="of:=IF([.J1]=[.N502];[.L502];&quot;&quot;)" office:value-type="float" office:value="-3">
            <text:p>-3</text:p>
          </table:table-cell>
          <table:table-cell table:formula="of:=IF([.K1]=[.N502];[.L502];&quot;&quot;)">
            <text:p/>
          </table:table-cell>
          <table:table-cell office:value-type="float" office:value="-3">
            <text:p>-3</text:p>
          </table:table-cell>
          <table:table-cell office:value-type="string">
            <text:p>Y Translate</text:p>
          </table:table-cell>
          <table:table-cell office:value-type="string">
            <text:p>YTransl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99">
            <text:p>499</text:p>
          </table:table-cell>
          <table:table-cell table:formula="of:=CONCATENATE(&quot;All/&quot;;TEXT([.A503];&quot;000&quot;) ;&quot;_&quot;;[.E503];&quot;_&quot;;IF([.M503]=&quot;Side-Side&quot;;&quot;Side&quot;;SUBSTITUTE([.M503];&quot;-&quot;;&quot;&quot;));IF([.L503]&lt;0;&quot;_N&quot;;&quot;_&quot;);ABS([.L503]);IF([.O503]=&quot;&quot;;&quot;&quot;;&quot;_JCM&quot;))" office:value-type="string" office:string-value="All/499_Right Pectoral_Z Translate_3">
            <text:p>All/499_Right Pectoral_Z Translate_3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胸</text:p>
          </table:table-cell>
          <table:table-cell office:value-type="string">
            <text:p>Right Pectoral</text:p>
          </table:table-cell>
          <table:table-cell table:formula="of:=IF([.F1]=[.N503];[.L503];&quot;&quot;)">
            <text:p/>
          </table:table-cell>
          <table:table-cell table:formula="of:=IF([.G1]=[.N503];[.L503];&quot;&quot;)">
            <text:p/>
          </table:table-cell>
          <table:table-cell table:formula="of:=IF([.H1]=[.N503];[.L503];&quot;&quot;)">
            <text:p/>
          </table:table-cell>
          <table:table-cell table:formula="of:=IF([.I1]=[.N503];[.L503];&quot;&quot;)">
            <text:p/>
          </table:table-cell>
          <table:table-cell table:formula="of:=IF([.J1]=[.N503];[.L503];&quot;&quot;)">
            <text:p/>
          </table:table-cell>
          <table:table-cell table:formula="of:=IF([.K1]=[.N503];[.L503];&quot;&quot;)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Z Translate</text:p>
          </table:table-cell>
          <table:table-cell office:value-type="string">
            <text:p>ZTransl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00">
            <text:p>500</text:p>
          </table:table-cell>
          <table:table-cell table:formula="of:=CONCATENATE(&quot;All/&quot;;TEXT([.A504];&quot;000&quot;) ;&quot;_&quot;;[.E504];&quot;_&quot;;IF([.M504]=&quot;Side-Side&quot;;&quot;Side&quot;;SUBSTITUTE([.M504];&quot;-&quot;;&quot;&quot;));IF([.L504]&lt;0;&quot;_N&quot;;&quot;_&quot;);ABS([.L504]);IF([.O504]=&quot;&quot;;&quot;&quot;;&quot;_JCM&quot;))" office:value-type="string" office:string-value="All/500_Right Pectoral_Z Translate_N3">
            <text:p>All/500_Right Pectoral_Z Translate_N3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胸</text:p>
          </table:table-cell>
          <table:table-cell office:value-type="string">
            <text:p>Right Pectoral</text:p>
          </table:table-cell>
          <table:table-cell table:formula="of:=IF([.F1]=[.N504];[.L504];&quot;&quot;)">
            <text:p/>
          </table:table-cell>
          <table:table-cell table:formula="of:=IF([.G1]=[.N504];[.L504];&quot;&quot;)">
            <text:p/>
          </table:table-cell>
          <table:table-cell table:formula="of:=IF([.H1]=[.N504];[.L504];&quot;&quot;)">
            <text:p/>
          </table:table-cell>
          <table:table-cell table:formula="of:=IF([.I1]=[.N504];[.L504];&quot;&quot;)">
            <text:p/>
          </table:table-cell>
          <table:table-cell table:formula="of:=IF([.J1]=[.N504];[.L504];&quot;&quot;)">
            <text:p/>
          </table:table-cell>
          <table:table-cell table:formula="of:=IF([.K1]=[.N504];[.L504];&quot;&quot;)" office:value-type="float" office:value="-3">
            <text:p>-3</text:p>
          </table:table-cell>
          <table:table-cell office:value-type="float" office:value="-3">
            <text:p>-3</text:p>
          </table:table-cell>
          <table:table-cell office:value-type="string">
            <text:p>Z Translate</text:p>
          </table:table-cell>
          <table:table-cell office:value-type="string">
            <text:p>ZTransl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01">
            <text:p>501</text:p>
          </table:table-cell>
          <table:table-cell table:formula="of:=CONCATENATE(&quot;All/&quot;;TEXT([.A505];&quot;000&quot;) ;&quot;_&quot;;[.E505];&quot;_&quot;;IF([.M505]=&quot;Side-Side&quot;;&quot;Side&quot;;SUBSTITUTE([.M505];&quot;-&quot;;&quot;&quot;));IF([.L505]&lt;0;&quot;_N&quot;;&quot;_&quot;);ABS([.L505]);IF([.O505]=&quot;&quot;;&quot;&quot;;&quot;_JCM&quot;))" office:value-type="string" office:string-value="All/501_Right Collar_Twist_30_JCM">
            <text:p>All/501_Right Collar_Twist_3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Collar</text:p>
          </table:table-cell>
          <table:table-cell table:formula="of:=IF([.F1]=[.N505];[.L505];&quot;&quot;)" office:value-type="float" office:value="30">
            <text:p>30</text:p>
          </table:table-cell>
          <table:table-cell table:formula="of:=IF([.G1]=[.N505];[.L505];&quot;&quot;)">
            <text:p/>
          </table:table-cell>
          <table:table-cell table:formula="of:=IF([.H1]=[.N505];[.L505];&quot;&quot;)">
            <text:p/>
          </table:table-cell>
          <table:table-cell table:formula="of:=IF([.I1]=[.N505];[.L505];&quot;&quot;)">
            <text:p/>
          </table:table-cell>
          <table:table-cell table:formula="of:=IF([.J1]=[.N505];[.L505];&quot;&quot;)">
            <text:p/>
          </table:table-cell>
          <table:table-cell table:formula="of:=IF([.K1]=[.N505];[.L505];&quot;&quot;)">
            <text:p/>
          </table:table-cell>
          <table:table-cell office:value-type="float" office:value="30">
            <text:p>30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style-name="ce1" office:value-type="string">
            <text:p>pJCMCollarTwist_p30_R</text:p>
          </table:table-cell>
          <table:table-cell table:number-columns-repeated="1003"/>
        </table:table-row>
        <table:table-row table:style-name="ro2">
          <table:table-cell table:style-name="ce2" office:value-type="float" office:value="502">
            <text:p>502</text:p>
          </table:table-cell>
          <table:table-cell table:formula="of:=CONCATENATE(&quot;All/&quot;;TEXT([.A506];&quot;000&quot;) ;&quot;_&quot;;[.E506];&quot;_&quot;;IF([.M506]=&quot;Side-Side&quot;;&quot;Side&quot;;SUBSTITUTE([.M506];&quot;-&quot;;&quot;&quot;));IF([.L506]&lt;0;&quot;_N&quot;;&quot;_&quot;);ABS([.L506]);IF([.O506]=&quot;&quot;;&quot;&quot;;&quot;_JCM&quot;))" office:value-type="string" office:string-value="All/502_Right Collar_Twist_N30_JCM">
            <text:p>All/502_Right Collar_Twist_N3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Collar</text:p>
          </table:table-cell>
          <table:table-cell table:formula="of:=IF([.F1]=[.N506];[.L506];&quot;&quot;)" office:value-type="float" office:value="-30">
            <text:p>-30</text:p>
          </table:table-cell>
          <table:table-cell table:formula="of:=IF([.G1]=[.N506];[.L506];&quot;&quot;)">
            <text:p/>
          </table:table-cell>
          <table:table-cell table:formula="of:=IF([.H1]=[.N506];[.L506];&quot;&quot;)">
            <text:p/>
          </table:table-cell>
          <table:table-cell table:formula="of:=IF([.I1]=[.N506];[.L506];&quot;&quot;)">
            <text:p/>
          </table:table-cell>
          <table:table-cell table:formula="of:=IF([.J1]=[.N506];[.L506];&quot;&quot;)">
            <text:p/>
          </table:table-cell>
          <table:table-cell table:formula="of:=IF([.K1]=[.N506];[.L506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style-name="ce1" office:value-type="string">
            <text:p>pJCMCollarTwist_n30_R</text:p>
          </table:table-cell>
          <table:table-cell table:number-columns-repeated="1003"/>
        </table:table-row>
        <table:table-row table:style-name="ro3">
          <table:table-cell table:style-name="ce2" office:value-type="float" office:value="503">
            <text:p>503</text:p>
          </table:table-cell>
          <table:table-cell table:formula="of:=CONCATENATE(&quot;All/&quot;;TEXT([.A507];&quot;000&quot;) ;&quot;_&quot;;[.E507];&quot;_&quot;;IF([.M507]=&quot;Side-Side&quot;;&quot;Side&quot;;SUBSTITUTE([.M507];&quot;-&quot;;&quot;&quot;));IF([.L507]&lt;0;&quot;_N&quot;;&quot;_&quot;);ABS([.L507]);IF([.O507]=&quot;&quot;;&quot;&quot;;&quot;_JCM&quot;))" office:value-type="string" office:string-value="All/503_Right Collar_FrontBack_N17_JCM">
            <text:p>All/503_Right Collar_FrontBack_N17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Collar</text:p>
          </table:table-cell>
          <table:table-cell table:formula="of:=IF([.F1]=[.N507];[.L507];&quot;&quot;)">
            <text:p/>
          </table:table-cell>
          <table:table-cell table:formula="of:=IF([.G1]=[.N507];[.L507];&quot;&quot;)" office:value-type="float" office:value="-17">
            <text:p>-17</text:p>
          </table:table-cell>
          <table:table-cell table:formula="of:=IF([.H1]=[.N507];[.L507];&quot;&quot;)">
            <text:p/>
          </table:table-cell>
          <table:table-cell table:formula="of:=IF([.I1]=[.N507];[.L507];&quot;&quot;)">
            <text:p/>
          </table:table-cell>
          <table:table-cell table:formula="of:=IF([.J1]=[.N507];[.L507];&quot;&quot;)">
            <text:p/>
          </table:table-cell>
          <table:table-cell table:formula="of:=IF([.K1]=[.N507];[.L507];&quot;&quot;)">
            <text:p/>
          </table:table-cell>
          <table:table-cell office:value-type="float" office:value="-17">
            <text:p>-17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 office:value-type="string">
            <text:p>pJCMFlexCollarUpperBack_R</text:p>
          </table:table-cell>
          <table:table-cell office:value-type="string">
            <text:p>Base Flexions 右背中のおよそRight CollarからChest Upperにかけて形状変形。（僧帽筋や三角筋の形状変形？）</text:p>
          </table:table-cell>
          <table:table-cell table:number-columns-repeated="1002"/>
        </table:table-row>
        <table:table-row table:style-name="ro2">
          <table:table-cell table:style-name="ce2" office:value-type="float" office:value="504">
            <text:p>504</text:p>
          </table:table-cell>
          <table:table-cell table:formula="of:=CONCATENATE(&quot;All/&quot;;TEXT([.A508];&quot;000&quot;) ;&quot;_&quot;;[.E508];&quot;_&quot;;IF([.M508]=&quot;Side-Side&quot;;&quot;Side&quot;;SUBSTITUTE([.M508];&quot;-&quot;;&quot;&quot;));IF([.L508]&lt;0;&quot;_N&quot;;&quot;_&quot;);ABS([.L508]);IF([.O508]=&quot;&quot;;&quot;&quot;;&quot;_JCM&quot;))" office:value-type="string" office:string-value="All/504_Right Collar_FrontBack_26">
            <text:p>All/504_Right Collar_FrontBack_26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Collar</text:p>
          </table:table-cell>
          <table:table-cell table:formula="of:=IF([.F1]=[.N508];[.L508];&quot;&quot;)">
            <text:p/>
          </table:table-cell>
          <table:table-cell table:formula="of:=IF([.G1]=[.N508];[.L508];&quot;&quot;)" office:value-type="float" office:value="26">
            <text:p>26</text:p>
          </table:table-cell>
          <table:table-cell table:formula="of:=IF([.H1]=[.N508];[.L508];&quot;&quot;)">
            <text:p/>
          </table:table-cell>
          <table:table-cell table:formula="of:=IF([.I1]=[.N508];[.L508];&quot;&quot;)">
            <text:p/>
          </table:table-cell>
          <table:table-cell table:formula="of:=IF([.J1]=[.N508];[.L508];&quot;&quot;)">
            <text:p/>
          </table:table-cell>
          <table:table-cell table:formula="of:=IF([.K1]=[.N508];[.L508];&quot;&quot;)">
            <text:p/>
          </table:table-cell>
          <table:table-cell office:value-type="float" office:value="26">
            <text:p>26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05">
            <text:p>505</text:p>
          </table:table-cell>
          <table:table-cell table:formula="of:=CONCATENATE(&quot;All/&quot;;TEXT([.A509];&quot;000&quot;) ;&quot;_&quot;;[.E509];&quot;_&quot;;IF([.M509]=&quot;Side-Side&quot;;&quot;Side&quot;;SUBSTITUTE([.M509];&quot;-&quot;;&quot;&quot;));IF([.L509]&lt;0;&quot;_N&quot;;&quot;_&quot;);ABS([.L509]);IF([.O509]=&quot;&quot;;&quot;&quot;;&quot;_JCM&quot;))" office:value-type="string" office:string-value="All/505_Right Collar_Bend_N55_JCM">
            <text:p>All/505_Right Collar_Bend_N5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Collar</text:p>
          </table:table-cell>
          <table:table-cell table:formula="of:=IF([.F1]=[.N509];[.L509];&quot;&quot;)">
            <text:p/>
          </table:table-cell>
          <table:table-cell table:formula="of:=IF([.G1]=[.N509];[.L509];&quot;&quot;)">
            <text:p/>
          </table:table-cell>
          <table:table-cell table:formula="of:=IF([.H1]=[.N509];[.L509];&quot;&quot;)" office:value-type="float" office:value="-55">
            <text:p>-55</text:p>
          </table:table-cell>
          <table:table-cell table:formula="of:=IF([.I1]=[.N509];[.L509];&quot;&quot;)">
            <text:p/>
          </table:table-cell>
          <table:table-cell table:formula="of:=IF([.J1]=[.N509];[.L509];&quot;&quot;)">
            <text:p/>
          </table:table-cell>
          <table:table-cell table:formula="of:=IF([.K1]=[.N509];[.L509];&quot;&quot;)">
            <text:p/>
          </table:table-cell>
          <table:table-cell office:value-type="float" office:value="-55">
            <text:p>-5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CollarUp_55_R</text:p>
          </table:table-cell>
          <table:table-cell table:number-columns-repeated="1003"/>
        </table:table-row>
        <table:table-row table:style-name="ro2">
          <table:table-cell table:style-name="ce2" office:value-type="float" office:value="506">
            <text:p>506</text:p>
          </table:table-cell>
          <table:table-cell table:formula="of:=CONCATENATE(&quot;All/&quot;;TEXT([.A510];&quot;000&quot;) ;&quot;_&quot;;[.E510];&quot;_&quot;;IF([.M510]=&quot;Side-Side&quot;;&quot;Side&quot;;SUBSTITUTE([.M510];&quot;-&quot;;&quot;&quot;));IF([.L510]&lt;0;&quot;_N&quot;;&quot;_&quot;);ABS([.L510]);IF([.O510]=&quot;&quot;;&quot;&quot;;&quot;_JCM&quot;))" office:value-type="string" office:string-value="All/506_Right Collar_Bend_10">
            <text:p>All/506_Right Collar_Bend_1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Collar</text:p>
          </table:table-cell>
          <table:table-cell table:formula="of:=IF([.F1]=[.N510];[.L510];&quot;&quot;)">
            <text:p/>
          </table:table-cell>
          <table:table-cell table:formula="of:=IF([.G1]=[.N510];[.L510];&quot;&quot;)">
            <text:p/>
          </table:table-cell>
          <table:table-cell table:formula="of:=IF([.H1]=[.N510];[.L510];&quot;&quot;)" office:value-type="float" office:value="10">
            <text:p>10</text:p>
          </table:table-cell>
          <table:table-cell table:formula="of:=IF([.I1]=[.N510];[.L510];&quot;&quot;)">
            <text:p/>
          </table:table-cell>
          <table:table-cell table:formula="of:=IF([.J1]=[.N510];[.L510];&quot;&quot;)">
            <text:p/>
          </table:table-cell>
          <table:table-cell table:formula="of:=IF([.K1]=[.N510];[.L510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07">
            <text:p>507</text:p>
          </table:table-cell>
          <table:table-cell table:formula="of:=CONCATENATE(&quot;All/&quot;;TEXT([.A511];&quot;000&quot;) ;&quot;_&quot;;[.E511];&quot;_&quot;;IF([.M511]=&quot;Side-Side&quot;;&quot;Side&quot;;SUBSTITUTE([.M511];&quot;-&quot;;&quot;&quot;));IF([.L511]&lt;0;&quot;_N&quot;;&quot;_&quot;);ABS([.L511]);IF([.O511]=&quot;&quot;;&quot;&quot;;&quot;_JCM&quot;))" office:value-type="string" office:string-value="All/507_Right Shoulder Bend_FrontBack_N40">
            <text:p>All/507_Right Shoulder Bend_FrontBack_N4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 table:formula="of:=IF([.F1]=[.N511];[.L511];&quot;&quot;)">
            <text:p/>
          </table:table-cell>
          <table:table-cell table:formula="of:=IF([.G1]=[.N511];[.L511];&quot;&quot;)" office:value-type="float" office:value="-40">
            <text:p>-40</text:p>
          </table:table-cell>
          <table:table-cell table:formula="of:=IF([.H1]=[.N511];[.L511];&quot;&quot;)">
            <text:p/>
          </table:table-cell>
          <table:table-cell table:formula="of:=IF([.I1]=[.N511];[.L511];&quot;&quot;)">
            <text:p/>
          </table:table-cell>
          <table:table-cell table:formula="of:=IF([.J1]=[.N511];[.L511];&quot;&quot;)">
            <text:p/>
          </table:table-cell>
          <table:table-cell table:formula="of:=IF([.K1]=[.N511];[.L511];&quot;&quot;)">
            <text:p/>
          </table:table-cell>
          <table:table-cell office:value-type="float" office:value="-40">
            <text:p>-40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08">
            <text:p>508</text:p>
          </table:table-cell>
          <table:table-cell table:formula="of:=CONCATENATE(&quot;All/&quot;;TEXT([.A512];&quot;000&quot;) ;&quot;_&quot;;[.E512];&quot;_&quot;;IF([.M512]=&quot;Side-Side&quot;;&quot;Side&quot;;SUBSTITUTE([.M512];&quot;-&quot;;&quot;&quot;));IF([.L512]&lt;0;&quot;_N&quot;;&quot;_&quot;);ABS([.L512]);IF([.O512]=&quot;&quot;;&quot;&quot;;&quot;_JCM&quot;))" office:value-type="string" office:string-value="All/508_Right Shoulder Bend_FrontBack_110_JCM">
            <text:p>All/508_Right Shoulder Bend_FrontBack_11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 table:formula="of:=IF([.F1]=[.N512];[.L512];&quot;&quot;)">
            <text:p/>
          </table:table-cell>
          <table:table-cell table:formula="of:=IF([.G1]=[.N512];[.L512];&quot;&quot;)" office:value-type="float" office:value="110">
            <text:p>110</text:p>
          </table:table-cell>
          <table:table-cell table:formula="of:=IF([.H1]=[.N512];[.L512];&quot;&quot;)">
            <text:p/>
          </table:table-cell>
          <table:table-cell table:formula="of:=IF([.I1]=[.N512];[.L512];&quot;&quot;)">
            <text:p/>
          </table:table-cell>
          <table:table-cell table:formula="of:=IF([.J1]=[.N512];[.L512];&quot;&quot;)">
            <text:p/>
          </table:table-cell>
          <table:table-cell table:formula="of:=IF([.K1]=[.N512];[.L512];&quot;&quot;)">
            <text:p/>
          </table:table-cell>
          <table:table-cell office:value-type="float" office:value="110">
            <text:p>110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 office:value-type="string">
            <text:p>pJCMShldrFwd_110_R</text:p>
          </table:table-cell>
          <table:table-cell table:number-columns-repeated="1003"/>
        </table:table-row>
        <table:table-row table:style-name="ro2">
          <table:table-cell table:style-name="ce2" office:value-type="float" office:value="509">
            <text:p>509</text:p>
          </table:table-cell>
          <table:table-cell table:formula="of:=CONCATENATE(&quot;All/&quot;;TEXT([.A513];&quot;000&quot;) ;&quot;_&quot;;[.E513];&quot;_&quot;;IF([.M513]=&quot;Side-Side&quot;;&quot;Side&quot;;SUBSTITUTE([.M513];&quot;-&quot;;&quot;&quot;));IF([.L513]&lt;0;&quot;_N&quot;;&quot;_&quot;);ABS([.L513]);IF([.O513]=&quot;&quot;;&quot;&quot;;&quot;_JCM&quot;))" office:value-type="string" office:string-value="All/509_Right Shoulder Bend_FrontBack_N22">
            <text:p>All/509_Right Shoulder Bend_FrontBack_N22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-22">
            <text:p>-22</text:p>
          </table:table-cell>
          <table:table-cell table:number-columns-repeated="4"/>
          <table:table-cell office:value-type="float" office:value="-22">
            <text:p>-22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510">
            <text:p>510</text:p>
          </table:table-cell>
          <table:table-cell table:formula="of:=CONCATENATE(&quot;All/&quot;;TEXT([.A514];&quot;000&quot;) ;&quot;_&quot;;[.E514];&quot;_&quot;;IF([.M514]=&quot;Side-Side&quot;;&quot;Side&quot;;SUBSTITUTE([.M514];&quot;-&quot;;&quot;&quot;));IF([.L514]&lt;0;&quot;_N&quot;;&quot;_&quot;);ABS([.L514]);IF([.O514]=&quot;&quot;;&quot;&quot;;&quot;_JCM&quot;))" office:value-type="string" office:string-value="All/510_Right Shoulder Bend_FrontBack_N4">
            <text:p>All/510_Right Shoulder Bend_FrontBack_N4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-4">
            <text:p>-4</text:p>
          </table:table-cell>
          <table:table-cell table:number-columns-repeated="4"/>
          <table:table-cell office:value-type="float" office:value="-4">
            <text:p>-4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511">
            <text:p>511</text:p>
          </table:table-cell>
          <table:table-cell table:formula="of:=CONCATENATE(&quot;All/&quot;;TEXT([.A515];&quot;000&quot;) ;&quot;_&quot;;[.E515];&quot;_&quot;;IF([.M515]=&quot;Side-Side&quot;;&quot;Side&quot;;SUBSTITUTE([.M515];&quot;-&quot;;&quot;&quot;));IF([.L515]&lt;0;&quot;_N&quot;;&quot;_&quot;);ABS([.L515]);IF([.O515]=&quot;&quot;;&quot;&quot;;&quot;_JCM&quot;))" office:value-type="string" office:string-value="All/511_Right Shoulder Bend_FrontBack_15_JCM">
            <text:p>All/511_Right Shoulder Bend_FrontBack_1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 office:value-type="string">
            <text:p>pJCMShldrFwd_110_R</text:p>
          </table:table-cell>
          <table:table-cell table:number-columns-repeated="1003"/>
        </table:table-row>
        <table:table-row table:style-name="ro2">
          <table:table-cell table:style-name="ce2" office:value-type="float" office:value="512">
            <text:p>512</text:p>
          </table:table-cell>
          <table:table-cell table:formula="of:=CONCATENATE(&quot;All/&quot;;TEXT([.A516];&quot;000&quot;) ;&quot;_&quot;;[.E516];&quot;_&quot;;IF([.M516]=&quot;Side-Side&quot;;&quot;Side&quot;;SUBSTITUTE([.M516];&quot;-&quot;;&quot;&quot;));IF([.L516]&lt;0;&quot;_N&quot;;&quot;_&quot;);ABS([.L516]);IF([.O516]=&quot;&quot;;&quot;&quot;;&quot;_JCM&quot;))" office:value-type="string" office:string-value="All/512_Right Shoulder Bend_FrontBack_34_JCM">
            <text:p>All/512_Right Shoulder Bend_FrontBack_34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34">
            <text:p>34</text:p>
          </table:table-cell>
          <table:table-cell table:number-columns-repeated="4"/>
          <table:table-cell office:value-type="float" office:value="34">
            <text:p>34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 office:value-type="string">
            <text:p>pJCMShldrFwd_110_R</text:p>
          </table:table-cell>
          <table:table-cell table:number-columns-repeated="1003"/>
        </table:table-row>
        <table:table-row table:style-name="ro2">
          <table:table-cell table:style-name="ce2" office:value-type="float" office:value="513">
            <text:p>513</text:p>
          </table:table-cell>
          <table:table-cell table:formula="of:=CONCATENATE(&quot;All/&quot;;TEXT([.A517];&quot;000&quot;) ;&quot;_&quot;;[.E517];&quot;_&quot;;IF([.M517]=&quot;Side-Side&quot;;&quot;Side&quot;;SUBSTITUTE([.M517];&quot;-&quot;;&quot;&quot;));IF([.L517]&lt;0;&quot;_N&quot;;&quot;_&quot;);ABS([.L517]);IF([.O517]=&quot;&quot;;&quot;&quot;;&quot;_JCM&quot;))" office:value-type="string" office:string-value="All/513_Right Shoulder Bend_FrontBack_53_JCM">
            <text:p>All/513_Right Shoulder Bend_FrontBack_53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53">
            <text:p>53</text:p>
          </table:table-cell>
          <table:table-cell table:number-columns-repeated="4"/>
          <table:table-cell office:value-type="float" office:value="53">
            <text:p>53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 office:value-type="string">
            <text:p>pJCMShldrFwd_110_R</text:p>
          </table:table-cell>
          <table:table-cell table:number-columns-repeated="1003"/>
        </table:table-row>
        <table:table-row table:style-name="ro2">
          <table:table-cell table:style-name="ce2" office:value-type="float" office:value="514">
            <text:p>514</text:p>
          </table:table-cell>
          <table:table-cell table:formula="of:=CONCATENATE(&quot;All/&quot;;TEXT([.A518];&quot;000&quot;) ;&quot;_&quot;;[.E518];&quot;_&quot;;IF([.M518]=&quot;Side-Side&quot;;&quot;Side&quot;;SUBSTITUTE([.M518];&quot;-&quot;;&quot;&quot;));IF([.L518]&lt;0;&quot;_N&quot;;&quot;_&quot;);ABS([.L518]);IF([.O518]=&quot;&quot;;&quot;&quot;;&quot;_JCM&quot;))" office:value-type="string" office:string-value="All/514_Right Shoulder Bend_FrontBack_72_JCM">
            <text:p>All/514_Right Shoulder Bend_FrontBack_72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72">
            <text:p>72</text:p>
          </table:table-cell>
          <table:table-cell table:number-columns-repeated="4"/>
          <table:table-cell office:value-type="float" office:value="72">
            <text:p>72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 office:value-type="string">
            <text:p>pJCMShldrFwd_110_R</text:p>
          </table:table-cell>
          <table:table-cell table:number-columns-repeated="1003"/>
        </table:table-row>
        <table:table-row table:style-name="ro2">
          <table:table-cell table:style-name="ce2" office:value-type="float" office:value="515">
            <text:p>515</text:p>
          </table:table-cell>
          <table:table-cell table:formula="of:=CONCATENATE(&quot;All/&quot;;TEXT([.A519];&quot;000&quot;) ;&quot;_&quot;;[.E519];&quot;_&quot;;IF([.M519]=&quot;Side-Side&quot;;&quot;Side&quot;;SUBSTITUTE([.M519];&quot;-&quot;;&quot;&quot;));IF([.L519]&lt;0;&quot;_N&quot;;&quot;_&quot;);ABS([.L519]);IF([.O519]=&quot;&quot;;&quot;&quot;;&quot;_JCM&quot;))" office:value-type="string" office:string-value="All/515_Right Shoulder Bend_FrontBack_91_JCM">
            <text:p>All/515_Right Shoulder Bend_FrontBack_91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91">
            <text:p>91</text:p>
          </table:table-cell>
          <table:table-cell table:number-columns-repeated="4"/>
          <table:table-cell office:value-type="float" office:value="91">
            <text:p>91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 office:value-type="string">
            <text:p>pJCMShldrFwd_110_R</text:p>
          </table:table-cell>
          <table:table-cell table:number-columns-repeated="1003"/>
        </table:table-row>
        <table:table-row table:style-name="ro2">
          <table:table-cell table:style-name="ce2" office:value-type="float" office:value="516">
            <text:p>516</text:p>
          </table:table-cell>
          <table:table-cell table:formula="of:=CONCATENATE(&quot;All/&quot;;TEXT([.A520];&quot;000&quot;) ;&quot;_&quot;;[.E520];&quot;_&quot;;IF([.M520]=&quot;Side-Side&quot;;&quot;Side&quot;;SUBSTITUTE([.M520];&quot;-&quot;;&quot;&quot;));IF([.L520]&lt;0;&quot;_N&quot;;&quot;_&quot;);ABS([.L520]);IF([.O520]=&quot;&quot;;&quot;&quot;;&quot;_JCM&quot;))" office:value-type="string" office:string-value="All/516_Right Shoulder Bend_Bend_N90_JCM">
            <text:p>All/516_Right Shoulder Bend_Bend_N9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 table:formula="of:=IF([.F1]=[.N520];[.L520];&quot;&quot;)">
            <text:p/>
          </table:table-cell>
          <table:table-cell table:formula="of:=IF([.G1]=[.N520];[.L520];&quot;&quot;)">
            <text:p/>
          </table:table-cell>
          <table:table-cell table:formula="of:=IF([.H1]=[.N520];[.L520];&quot;&quot;)" office:value-type="float" office:value="-90">
            <text:p>-90</text:p>
          </table:table-cell>
          <table:table-cell table:formula="of:=IF([.I1]=[.N520];[.L520];&quot;&quot;)">
            <text:p/>
          </table:table-cell>
          <table:table-cell table:formula="of:=IF([.J1]=[.N520];[.L520];&quot;&quot;)">
            <text:p/>
          </table:table-cell>
          <table:table-cell table:formula="of:=IF([.K1]=[.N520];[.L520];&quot;&quot;)">
            <text:p/>
          </table:table-cell>
          <table:table-cell office:value-type="float" office:value="-90">
            <text:p>-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Up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17">
            <text:p>517</text:p>
          </table:table-cell>
          <table:table-cell table:formula="of:=CONCATENATE(&quot;All/&quot;;TEXT([.A521];&quot;000&quot;) ;&quot;_&quot;;[.E521];&quot;_&quot;;IF([.M521]=&quot;Side-Side&quot;;&quot;Side&quot;;SUBSTITUTE([.M521];&quot;-&quot;;&quot;&quot;));IF([.L521]&lt;0;&quot;_N&quot;;&quot;_&quot;);ABS([.L521]);IF([.O521]=&quot;&quot;;&quot;&quot;;&quot;_JCM&quot;))" office:value-type="string" office:string-value="All/517_Right Shoulder Bend_Bend_40_JCM">
            <text:p>All/517_Right Shoulder Bend_Bend_4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 table:formula="of:=IF([.F1]=[.N521];[.L521];&quot;&quot;)">
            <text:p/>
          </table:table-cell>
          <table:table-cell table:formula="of:=IF([.G1]=[.N521];[.L521];&quot;&quot;)">
            <text:p/>
          </table:table-cell>
          <table:table-cell table:formula="of:=IF([.H1]=[.N521];[.L521];&quot;&quot;)" office:value-type="float" office:value="40">
            <text:p>40</text:p>
          </table:table-cell>
          <table:table-cell table:formula="of:=IF([.I1]=[.N521];[.L521];&quot;&quot;)">
            <text:p/>
          </table:table-cell>
          <table:table-cell table:formula="of:=IF([.J1]=[.N521];[.L521];&quot;&quot;)">
            <text:p/>
          </table:table-cell>
          <table:table-cell table:formula="of:=IF([.K1]=[.N521];[.L521];&quot;&quot;)">
            <text:p/>
          </table:table-cell>
          <table:table-cell office:value-type="float" office:value="40">
            <text:p>4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Down_40_R</text:p>
          </table:table-cell>
          <table:table-cell table:number-columns-repeated="1003"/>
        </table:table-row>
        <table:table-row table:style-name="ro2">
          <table:table-cell table:style-name="ce2" office:value-type="float" office:value="518">
            <text:p>518</text:p>
          </table:table-cell>
          <table:table-cell table:formula="of:=CONCATENATE(&quot;All/&quot;;TEXT([.A522];&quot;000&quot;) ;&quot;_&quot;;[.E522];&quot;_&quot;;IF([.M522]=&quot;Side-Side&quot;;&quot;Side&quot;;SUBSTITUTE([.M522];&quot;-&quot;;&quot;&quot;));IF([.L522]&lt;0;&quot;_N&quot;;&quot;_&quot;);ABS([.L522]);IF([.O522]=&quot;&quot;;&quot;&quot;;&quot;_JCM&quot;))" office:value-type="string" office:string-value="All/518_Right Shoulder Bend_Bend_23_JCM">
            <text:p>All/518_Right Shoulder Bend_Bend_23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Down_40_R</text:p>
          </table:table-cell>
          <table:table-cell table:number-columns-repeated="1003"/>
        </table:table-row>
        <table:table-row table:style-name="ro2">
          <table:table-cell table:style-name="ce2" office:value-type="float" office:value="519">
            <text:p>519</text:p>
          </table:table-cell>
          <table:table-cell table:formula="of:=CONCATENATE(&quot;All/&quot;;TEXT([.A523];&quot;000&quot;) ;&quot;_&quot;;[.E523];&quot;_&quot;;IF([.M523]=&quot;Side-Side&quot;;&quot;Side&quot;;SUBSTITUTE([.M523];&quot;-&quot;;&quot;&quot;));IF([.L523]&lt;0;&quot;_N&quot;;&quot;_&quot;);ABS([.L523]);IF([.O523]=&quot;&quot;;&quot;&quot;;&quot;_JCM&quot;))" office:value-type="string" office:string-value="All/519_Right Shoulder Bend_Bend_6_JCM">
            <text:p>All/519_Right Shoulder Bend_Bend_6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Down_40_R</text:p>
          </table:table-cell>
          <table:table-cell table:number-columns-repeated="1003"/>
        </table:table-row>
        <table:table-row table:style-name="ro2">
          <table:table-cell table:style-name="ce2" office:value-type="float" office:value="520">
            <text:p>520</text:p>
          </table:table-cell>
          <table:table-cell table:formula="of:=CONCATENATE(&quot;All/&quot;;TEXT([.A524];&quot;000&quot;) ;&quot;_&quot;;[.E524];&quot;_&quot;;IF([.M524]=&quot;Side-Side&quot;;&quot;Side&quot;;SUBSTITUTE([.M524];&quot;-&quot;;&quot;&quot;));IF([.L524]&lt;0;&quot;_N&quot;;&quot;_&quot;);ABS([.L524]);IF([.O524]=&quot;&quot;;&quot;&quot;;&quot;_JCM&quot;))" office:value-type="string" office:string-value="All/520_Right Shoulder Bend_Bend_N10_JCM">
            <text:p>All/520_Right Shoulder Bend_Bend_N1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 table:number-columns-repeated="2"/>
          <table:table-cell office:value-type="float" office:value="-10">
            <text:p>-10</text:p>
          </table:table-cell>
          <table:table-cell table:number-columns-repeated="3"/>
          <table:table-cell office:value-type="float" office:value="-10">
            <text:p>-1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Up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21">
            <text:p>521</text:p>
          </table:table-cell>
          <table:table-cell table:formula="of:=CONCATENATE(&quot;All/&quot;;TEXT([.A525];&quot;000&quot;) ;&quot;_&quot;;[.E525];&quot;_&quot;;IF([.M525]=&quot;Side-Side&quot;;&quot;Side&quot;;SUBSTITUTE([.M525];&quot;-&quot;;&quot;&quot;));IF([.L525]&lt;0;&quot;_N&quot;;&quot;_&quot;);ABS([.L525]);IF([.O525]=&quot;&quot;;&quot;&quot;;&quot;_JCM&quot;))" office:value-type="string" office:string-value="All/521_Right Shoulder Bend_Bend_N26_JCM">
            <text:p>All/521_Right Shoulder Bend_Bend_N26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 table:number-columns-repeated="2"/>
          <table:table-cell office:value-type="float" office:value="-26">
            <text:p>-26</text:p>
          </table:table-cell>
          <table:table-cell table:number-columns-repeated="3"/>
          <table:table-cell office:value-type="float" office:value="-26">
            <text:p>-2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Up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22">
            <text:p>522</text:p>
          </table:table-cell>
          <table:table-cell table:formula="of:=CONCATENATE(&quot;All/&quot;;TEXT([.A526];&quot;000&quot;) ;&quot;_&quot;;[.E526];&quot;_&quot;;IF([.M526]=&quot;Side-Side&quot;;&quot;Side&quot;;SUBSTITUTE([.M526];&quot;-&quot;;&quot;&quot;));IF([.L526]&lt;0;&quot;_N&quot;;&quot;_&quot;);ABS([.L526]);IF([.O526]=&quot;&quot;;&quot;&quot;;&quot;_JCM&quot;))" office:value-type="string" office:string-value="All/522_Right Shoulder Bend_Bend_N42_JCM">
            <text:p>All/522_Right Shoulder Bend_Bend_N42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 table:number-columns-repeated="2"/>
          <table:table-cell office:value-type="float" office:value="-42">
            <text:p>-42</text:p>
          </table:table-cell>
          <table:table-cell table:number-columns-repeated="3"/>
          <table:table-cell office:value-type="float" office:value="-42">
            <text:p>-4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Up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23">
            <text:p>523</text:p>
          </table:table-cell>
          <table:table-cell table:formula="of:=CONCATENATE(&quot;All/&quot;;TEXT([.A527];&quot;000&quot;) ;&quot;_&quot;;[.E527];&quot;_&quot;;IF([.M527]=&quot;Side-Side&quot;;&quot;Side&quot;;SUBSTITUTE([.M527];&quot;-&quot;;&quot;&quot;));IF([.L527]&lt;0;&quot;_N&quot;;&quot;_&quot;);ABS([.L527]);IF([.O527]=&quot;&quot;;&quot;&quot;;&quot;_JCM&quot;))" office:value-type="string" office:string-value="All/523_Right Shoulder Bend_Bend_N58_JCM">
            <text:p>All/523_Right Shoulder Bend_Bend_N58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 table:number-columns-repeated="2"/>
          <table:table-cell office:value-type="float" office:value="-58">
            <text:p>-58</text:p>
          </table:table-cell>
          <table:table-cell table:number-columns-repeated="3"/>
          <table:table-cell office:value-type="float" office:value="-58">
            <text:p>-5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Up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24">
            <text:p>524</text:p>
          </table:table-cell>
          <table:table-cell table:formula="of:=CONCATENATE(&quot;All/&quot;;TEXT([.A528];&quot;000&quot;) ;&quot;_&quot;;[.E528];&quot;_&quot;;IF([.M528]=&quot;Side-Side&quot;;&quot;Side&quot;;SUBSTITUTE([.M528];&quot;-&quot;;&quot;&quot;));IF([.L528]&lt;0;&quot;_N&quot;;&quot;_&quot;);ABS([.L528]);IF([.O528]=&quot;&quot;;&quot;&quot;;&quot;_JCM&quot;))" office:value-type="string" office:string-value="All/524_Right Shoulder Bend_Bend_N74_JCM">
            <text:p>All/524_Right Shoulder Bend_Bend_N74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 table:number-columns-repeated="2"/>
          <table:table-cell office:value-type="float" office:value="-74">
            <text:p>-74</text:p>
          </table:table-cell>
          <table:table-cell table:number-columns-repeated="3"/>
          <table:table-cell office:value-type="float" office:value="-74">
            <text:p>-7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Up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25">
            <text:p>525</text:p>
          </table:table-cell>
          <table:table-cell table:formula="of:=CONCATENATE(&quot;All/&quot;;TEXT([.A529];&quot;000&quot;) ;&quot;_&quot;;[.E529];&quot;_&quot;;IF([.M529]=&quot;Side-Side&quot;;&quot;Side&quot;;SUBSTITUTE([.M529];&quot;-&quot;;&quot;&quot;));IF([.L529]&lt;0;&quot;_N&quot;;&quot;_&quot;);ABS([.L529]);IF([.O529]=&quot;&quot;;&quot;&quot;;&quot;_JCM&quot;))" office:value-type="string" office:string-value="All/525_Right Shoulder Twist_Twist_80">
            <text:p>All/525_Right Shoulder Twist_Twist_8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Twist</text:p>
          </table:table-cell>
          <table:table-cell table:formula="of:=IF([.F1]=[.N529];[.L529];&quot;&quot;)" office:value-type="float" office:value="80">
            <text:p>80</text:p>
          </table:table-cell>
          <table:table-cell table:formula="of:=IF([.G1]=[.N529];[.L529];&quot;&quot;)">
            <text:p/>
          </table:table-cell>
          <table:table-cell table:formula="of:=IF([.H1]=[.N529];[.L529];&quot;&quot;)">
            <text:p/>
          </table:table-cell>
          <table:table-cell table:formula="of:=IF([.I1]=[.N529];[.L529];&quot;&quot;)">
            <text:p/>
          </table:table-cell>
          <table:table-cell table:formula="of:=IF([.J1]=[.N529];[.L529];&quot;&quot;)">
            <text:p/>
          </table:table-cell>
          <table:table-cell table:formula="of:=IF([.K1]=[.N529];[.L529];&quot;&quot;)">
            <text:p/>
          </table:table-cell>
          <table:table-cell office:value-type="float" office:value="80">
            <text:p>80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26">
            <text:p>526</text:p>
          </table:table-cell>
          <table:table-cell table:formula="of:=CONCATENATE(&quot;All/&quot;;TEXT([.A530];&quot;000&quot;) ;&quot;_&quot;;[.E530];&quot;_&quot;;IF([.M530]=&quot;Side-Side&quot;;&quot;Side&quot;;SUBSTITUTE([.M530];&quot;-&quot;;&quot;&quot;));IF([.L530]&lt;0;&quot;_N&quot;;&quot;_&quot;);ABS([.L530]);IF([.O530]=&quot;&quot;;&quot;&quot;;&quot;_JCM&quot;))" office:value-type="string" office:string-value="All/526_Right Shoulder Twist_Twist_N95">
            <text:p>All/526_Right Shoulder Twist_Twist_N9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Twist</text:p>
          </table:table-cell>
          <table:table-cell table:formula="of:=IF([.F1]=[.N530];[.L530];&quot;&quot;)" office:value-type="float" office:value="-95">
            <text:p>-95</text:p>
          </table:table-cell>
          <table:table-cell table:formula="of:=IF([.G1]=[.N530];[.L530];&quot;&quot;)">
            <text:p/>
          </table:table-cell>
          <table:table-cell table:formula="of:=IF([.H1]=[.N530];[.L530];&quot;&quot;)">
            <text:p/>
          </table:table-cell>
          <table:table-cell table:formula="of:=IF([.I1]=[.N530];[.L530];&quot;&quot;)">
            <text:p/>
          </table:table-cell>
          <table:table-cell table:formula="of:=IF([.J1]=[.N530];[.L530];&quot;&quot;)">
            <text:p/>
          </table:table-cell>
          <table:table-cell table:formula="of:=IF([.K1]=[.N530];[.L530];&quot;&quot;)">
            <text:p/>
          </table:table-cell>
          <table:table-cell office:value-type="float" office:value="-95">
            <text:p>-9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27">
            <text:p>527</text:p>
          </table:table-cell>
          <table:table-cell table:formula="of:=CONCATENATE(&quot;All/&quot;;TEXT([.A531];&quot;000&quot;) ;&quot;_&quot;;[.E531];&quot;_&quot;;IF([.M531]=&quot;Side-Side&quot;;&quot;Side&quot;;SUBSTITUTE([.M531];&quot;-&quot;;&quot;&quot;));IF([.L531]&lt;0;&quot;_N&quot;;&quot;_&quot;);ABS([.L531]);IF([.O531]=&quot;&quot;;&quot;&quot;;&quot;_JCM&quot;))" office:value-type="string" office:string-value="All/527_Right Shoulder Bend_Front110Bend_40_JCM">
            <text:p>All/527_Right Shoulder Bend_Front110Bend_4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110">
            <text:p>110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string">
            <text:p>Front110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p110_Bend_p40_R</text:p>
          </table:table-cell>
          <table:table-cell table:number-columns-repeated="1003"/>
        </table:table-row>
        <table:table-row table:style-name="ro2">
          <table:table-cell table:style-name="ce2" office:value-type="float" office:value="528">
            <text:p>528</text:p>
          </table:table-cell>
          <table:table-cell table:formula="of:=CONCATENATE(&quot;All/&quot;;TEXT([.A532];&quot;000&quot;) ;&quot;_&quot;;[.E532];&quot;_&quot;;IF([.M532]=&quot;Side-Side&quot;;&quot;Side&quot;;SUBSTITUTE([.M532];&quot;-&quot;;&quot;&quot;));IF([.L532]&lt;0;&quot;_N&quot;;&quot;_&quot;);ABS([.L532]);IF([.O532]=&quot;&quot;;&quot;&quot;;&quot;_JCM&quot;))" office:value-type="string" office:string-value="All/528_Right Shoulder Bend_Front97Bend_35_JCM">
            <text:p>All/528_Right Shoulder Bend_Front97Bend_3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97">
            <text:p>97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string">
            <text:p>Front97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p110_Bend_p40_R</text:p>
          </table:table-cell>
          <table:table-cell table:number-columns-repeated="1003"/>
        </table:table-row>
        <table:table-row table:style-name="ro2">
          <table:table-cell table:style-name="ce2" office:value-type="float" office:value="529">
            <text:p>529</text:p>
          </table:table-cell>
          <table:table-cell table:formula="of:=CONCATENATE(&quot;All/&quot;;TEXT([.A533];&quot;000&quot;) ;&quot;_&quot;;[.E533];&quot;_&quot;;IF([.M533]=&quot;Side-Side&quot;;&quot;Side&quot;;SUBSTITUTE([.M533];&quot;-&quot;;&quot;&quot;));IF([.L533]&lt;0;&quot;_N&quot;;&quot;_&quot;);ABS([.L533]);IF([.O533]=&quot;&quot;;&quot;&quot;;&quot;_JCM&quot;))" office:value-type="string" office:string-value="All/529_Right Shoulder Bend_Front83Bend_30_JCM">
            <text:p>All/529_Right Shoulder Bend_Front83Bend_3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83">
            <text:p>83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string">
            <text:p>Front83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p110_Bend_p40_R</text:p>
          </table:table-cell>
          <table:table-cell table:number-columns-repeated="1003"/>
        </table:table-row>
        <table:table-row table:style-name="ro2">
          <table:table-cell table:style-name="ce2" office:value-type="float" office:value="530">
            <text:p>530</text:p>
          </table:table-cell>
          <table:table-cell table:formula="of:=CONCATENATE(&quot;All/&quot;;TEXT([.A534];&quot;000&quot;) ;&quot;_&quot;;[.E534];&quot;_&quot;;IF([.M534]=&quot;Side-Side&quot;;&quot;Side&quot;;SUBSTITUTE([.M534];&quot;-&quot;;&quot;&quot;));IF([.L534]&lt;0;&quot;_N&quot;;&quot;_&quot;);ABS([.L534]);IF([.O534]=&quot;&quot;;&quot;&quot;;&quot;_JCM&quot;))" office:value-type="string" office:string-value="All/530_Right Shoulder Bend_Front69Bend_25_JCM">
            <text:p>All/530_Right Shoulder Bend_Front69Bend_2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69">
            <text:p>69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string">
            <text:p>Front69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p110_Bend_p40_R</text:p>
          </table:table-cell>
          <table:table-cell table:number-columns-repeated="1003"/>
        </table:table-row>
        <table:table-row table:style-name="ro2">
          <table:table-cell table:style-name="ce2" office:value-type="float" office:value="531">
            <text:p>531</text:p>
          </table:table-cell>
          <table:table-cell table:formula="of:=CONCATENATE(&quot;All/&quot;;TEXT([.A535];&quot;000&quot;) ;&quot;_&quot;;[.E535];&quot;_&quot;;IF([.M535]=&quot;Side-Side&quot;;&quot;Side&quot;;SUBSTITUTE([.M535];&quot;-&quot;;&quot;&quot;));IF([.L535]&lt;0;&quot;_N&quot;;&quot;_&quot;);ABS([.L535]);IF([.O535]=&quot;&quot;;&quot;&quot;;&quot;_JCM&quot;))" office:value-type="string" office:string-value="All/531_Right Shoulder Bend_Front55Bend_20_JCM">
            <text:p>All/531_Right Shoulder Bend_Front55Bend_2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string">
            <text:p>Front55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p110_Bend_p40_R</text:p>
          </table:table-cell>
          <table:table-cell table:number-columns-repeated="1003"/>
        </table:table-row>
        <table:table-row table:style-name="ro2">
          <table:table-cell table:style-name="ce2" office:value-type="float" office:value="532">
            <text:p>532</text:p>
          </table:table-cell>
          <table:table-cell table:formula="of:=CONCATENATE(&quot;All/&quot;;TEXT([.A536];&quot;000&quot;) ;&quot;_&quot;;[.E536];&quot;_&quot;;IF([.M536]=&quot;Side-Side&quot;;&quot;Side&quot;;SUBSTITUTE([.M536];&quot;-&quot;;&quot;&quot;));IF([.L536]&lt;0;&quot;_N&quot;;&quot;_&quot;);ABS([.L536]);IF([.O536]=&quot;&quot;;&quot;&quot;;&quot;_JCM&quot;))" office:value-type="string" office:string-value="All/532_Right Shoulder Bend_Front41Bend_15_JCM">
            <text:p>All/532_Right Shoulder Bend_Front41Bend_1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string">
            <text:p>Front41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p110_Bend_p40_R</text:p>
          </table:table-cell>
          <table:table-cell table:number-columns-repeated="1003"/>
        </table:table-row>
        <table:table-row table:style-name="ro2">
          <table:table-cell table:style-name="ce2" office:value-type="float" office:value="533">
            <text:p>533</text:p>
          </table:table-cell>
          <table:table-cell table:formula="of:=CONCATENATE(&quot;All/&quot;;TEXT([.A537];&quot;000&quot;) ;&quot;_&quot;;[.E537];&quot;_&quot;;IF([.M537]=&quot;Side-Side&quot;;&quot;Side&quot;;SUBSTITUTE([.M537];&quot;-&quot;;&quot;&quot;));IF([.L537]&lt;0;&quot;_N&quot;;&quot;_&quot;);ABS([.L537]);IF([.O537]=&quot;&quot;;&quot;&quot;;&quot;_JCM&quot;))" office:value-type="string" office:string-value="All/533_Right Shoulder Bend_Front27Bend_10_JCM">
            <text:p>All/533_Right Shoulder Bend_Front27Bend_1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string">
            <text:p>Front27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p110_Bend_p40_R</text:p>
          </table:table-cell>
          <table:table-cell table:number-columns-repeated="1003"/>
        </table:table-row>
        <table:table-row table:style-name="ro2">
          <table:table-cell table:style-name="ce2" office:value-type="float" office:value="534">
            <text:p>534</text:p>
          </table:table-cell>
          <table:table-cell table:formula="of:=CONCATENATE(&quot;All/&quot;;TEXT([.A538];&quot;000&quot;) ;&quot;_&quot;;[.E538];&quot;_&quot;;IF([.M538]=&quot;Side-Side&quot;;&quot;Side&quot;;SUBSTITUTE([.M538];&quot;-&quot;;&quot;&quot;));IF([.L538]&lt;0;&quot;_N&quot;;&quot;_&quot;);ABS([.L538]);IF([.O538]=&quot;&quot;;&quot;&quot;;&quot;_JCM&quot;))" office:value-type="string" office:string-value="All/534_Right Shoulder Bend_Front14Bend_5_JCM">
            <text:p>All/534_Right Shoulder Bend_Front14Bend_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Front14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p110_Bend_p40_R</text:p>
          </table:table-cell>
          <table:table-cell table:number-columns-repeated="1003"/>
        </table:table-row>
        <table:table-row table:style-name="ro2">
          <table:table-cell table:style-name="ce2" office:value-type="float" office:value="535">
            <text:p>535</text:p>
          </table:table-cell>
          <table:table-cell table:formula="of:=CONCATENATE(&quot;All/&quot;;TEXT([.A539];&quot;000&quot;) ;&quot;_&quot;;[.E539];&quot;_&quot;;IF([.M539]=&quot;Side-Side&quot;;&quot;Side&quot;;SUBSTITUTE([.M539];&quot;-&quot;;&quot;&quot;));IF([.L539]&lt;0;&quot;_N&quot;;&quot;_&quot;);ABS([.L539]);IF([.O539]=&quot;&quot;;&quot;&quot;;&quot;_JCM&quot;))" office:value-type="string" office:string-value="All/535_Right Shoulder Bend_Front110Bend_N90_JCM">
            <text:p>All/535_Right Shoulder Bend_Front110Bend_N9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110">
            <text:p>110</text:p>
          </table:table-cell>
          <table:table-cell office:value-type="float" office:value="-90">
            <text:p>-90</text:p>
          </table:table-cell>
          <table:table-cell table:number-columns-repeated="3"/>
          <table:table-cell office:value-type="float" office:value="-90">
            <text:p>-90</text:p>
          </table:table-cell>
          <table:table-cell office:value-type="string">
            <text:p>Front110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p110_Bend_n90_R</text:p>
          </table:table-cell>
          <table:table-cell table:number-columns-repeated="1003"/>
        </table:table-row>
        <table:table-row table:style-name="ro2">
          <table:table-cell table:style-name="ce2" office:value-type="float" office:value="536">
            <text:p>536</text:p>
          </table:table-cell>
          <table:table-cell table:formula="of:=CONCATENATE(&quot;All/&quot;;TEXT([.A540];&quot;000&quot;) ;&quot;_&quot;;[.E540];&quot;_&quot;;IF([.M540]=&quot;Side-Side&quot;;&quot;Side&quot;;SUBSTITUTE([.M540];&quot;-&quot;;&quot;&quot;));IF([.L540]&lt;0;&quot;_N&quot;;&quot;_&quot;);ABS([.L540]);IF([.O540]=&quot;&quot;;&quot;&quot;;&quot;_JCM&quot;))" office:value-type="string" office:string-value="All/536_Right Shoulder Bend_Front97Bend_N79_JCM">
            <text:p>All/536_Right Shoulder Bend_Front97Bend_N79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97">
            <text:p>97</text:p>
          </table:table-cell>
          <table:table-cell office:value-type="float" office:value="-79">
            <text:p>-79</text:p>
          </table:table-cell>
          <table:table-cell table:number-columns-repeated="3"/>
          <table:table-cell office:value-type="float" office:value="-79">
            <text:p>-79</text:p>
          </table:table-cell>
          <table:table-cell office:value-type="string">
            <text:p>Front97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p110_Bend_n90_R</text:p>
          </table:table-cell>
          <table:table-cell table:number-columns-repeated="1003"/>
        </table:table-row>
        <table:table-row table:style-name="ro2">
          <table:table-cell table:style-name="ce2" office:value-type="float" office:value="537">
            <text:p>537</text:p>
          </table:table-cell>
          <table:table-cell table:formula="of:=CONCATENATE(&quot;All/&quot;;TEXT([.A541];&quot;000&quot;) ;&quot;_&quot;;[.E541];&quot;_&quot;;IF([.M541]=&quot;Side-Side&quot;;&quot;Side&quot;;SUBSTITUTE([.M541];&quot;-&quot;;&quot;&quot;));IF([.L541]&lt;0;&quot;_N&quot;;&quot;_&quot;);ABS([.L541]);IF([.O541]=&quot;&quot;;&quot;&quot;;&quot;_JCM&quot;))" office:value-type="string" office:string-value="All/537_Right Shoulder Bend_Front83Bend_N68_JCM">
            <text:p>All/537_Right Shoulder Bend_Front83Bend_N68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83">
            <text:p>83</text:p>
          </table:table-cell>
          <table:table-cell office:value-type="float" office:value="-68">
            <text:p>-68</text:p>
          </table:table-cell>
          <table:table-cell table:number-columns-repeated="3"/>
          <table:table-cell office:value-type="float" office:value="-68">
            <text:p>-68</text:p>
          </table:table-cell>
          <table:table-cell office:value-type="string">
            <text:p>Front83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p110_Bend_n90_R</text:p>
          </table:table-cell>
          <table:table-cell table:number-columns-repeated="1003"/>
        </table:table-row>
        <table:table-row table:style-name="ro2">
          <table:table-cell table:style-name="ce2" office:value-type="float" office:value="538">
            <text:p>538</text:p>
          </table:table-cell>
          <table:table-cell table:formula="of:=CONCATENATE(&quot;All/&quot;;TEXT([.A542];&quot;000&quot;) ;&quot;_&quot;;[.E542];&quot;_&quot;;IF([.M542]=&quot;Side-Side&quot;;&quot;Side&quot;;SUBSTITUTE([.M542];&quot;-&quot;;&quot;&quot;));IF([.L542]&lt;0;&quot;_N&quot;;&quot;_&quot;);ABS([.L542]);IF([.O542]=&quot;&quot;;&quot;&quot;;&quot;_JCM&quot;))" office:value-type="string" office:string-value="All/538_Right Shoulder Bend_Front69Bend_N57_JCM">
            <text:p>All/538_Right Shoulder Bend_Front69Bend_N57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69">
            <text:p>69</text:p>
          </table:table-cell>
          <table:table-cell office:value-type="float" office:value="-57">
            <text:p>-57</text:p>
          </table:table-cell>
          <table:table-cell table:number-columns-repeated="3"/>
          <table:table-cell office:value-type="float" office:value="-57">
            <text:p>-57</text:p>
          </table:table-cell>
          <table:table-cell office:value-type="string">
            <text:p>Front69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p110_Bend_n90_R</text:p>
          </table:table-cell>
          <table:table-cell table:number-columns-repeated="1003"/>
        </table:table-row>
        <table:table-row table:style-name="ro2">
          <table:table-cell table:style-name="ce2" office:value-type="float" office:value="539">
            <text:p>539</text:p>
          </table:table-cell>
          <table:table-cell table:formula="of:=CONCATENATE(&quot;All/&quot;;TEXT([.A543];&quot;000&quot;) ;&quot;_&quot;;[.E543];&quot;_&quot;;IF([.M543]=&quot;Side-Side&quot;;&quot;Side&quot;;SUBSTITUTE([.M543];&quot;-&quot;;&quot;&quot;));IF([.L543]&lt;0;&quot;_N&quot;;&quot;_&quot;);ABS([.L543]);IF([.O543]=&quot;&quot;;&quot;&quot;;&quot;_JCM&quot;))" office:value-type="string" office:string-value="All/539_Right Shoulder Bend_Front55Bend_N45_JCM">
            <text:p>All/539_Right Shoulder Bend_Front55Bend_N4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55">
            <text:p>55</text:p>
          </table:table-cell>
          <table:table-cell office:value-type="float" office:value="-45">
            <text:p>-45</text:p>
          </table:table-cell>
          <table:table-cell table:number-columns-repeated="3"/>
          <table:table-cell office:value-type="float" office:value="-45">
            <text:p>-45</text:p>
          </table:table-cell>
          <table:table-cell office:value-type="string">
            <text:p>Front55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p110_Bend_n90_R</text:p>
          </table:table-cell>
          <table:table-cell table:number-columns-repeated="1003"/>
        </table:table-row>
        <table:table-row table:style-name="ro2">
          <table:table-cell table:style-name="ce2" office:value-type="float" office:value="540">
            <text:p>540</text:p>
          </table:table-cell>
          <table:table-cell table:formula="of:=CONCATENATE(&quot;All/&quot;;TEXT([.A544];&quot;000&quot;) ;&quot;_&quot;;[.E544];&quot;_&quot;;IF([.M544]=&quot;Side-Side&quot;;&quot;Side&quot;;SUBSTITUTE([.M544];&quot;-&quot;;&quot;&quot;));IF([.L544]&lt;0;&quot;_N&quot;;&quot;_&quot;);ABS([.L544]);IF([.O544]=&quot;&quot;;&quot;&quot;;&quot;_JCM&quot;))" office:value-type="string" office:string-value="All/540_Right Shoulder Bend_Front41Bend_N34_JCM">
            <text:p>All/540_Right Shoulder Bend_Front41Bend_N34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41">
            <text:p>41</text:p>
          </table:table-cell>
          <table:table-cell office:value-type="float" office:value="-34">
            <text:p>-34</text:p>
          </table:table-cell>
          <table:table-cell table:number-columns-repeated="3"/>
          <table:table-cell office:value-type="float" office:value="-34">
            <text:p>-34</text:p>
          </table:table-cell>
          <table:table-cell office:value-type="string">
            <text:p>Front41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p110_Bend_n90_R</text:p>
          </table:table-cell>
          <table:table-cell table:number-columns-repeated="1003"/>
        </table:table-row>
        <table:table-row table:style-name="ro2">
          <table:table-cell table:style-name="ce2" office:value-type="float" office:value="541">
            <text:p>541</text:p>
          </table:table-cell>
          <table:table-cell table:formula="of:=CONCATENATE(&quot;All/&quot;;TEXT([.A545];&quot;000&quot;) ;&quot;_&quot;;[.E545];&quot;_&quot;;IF([.M545]=&quot;Side-Side&quot;;&quot;Side&quot;;SUBSTITUTE([.M545];&quot;-&quot;;&quot;&quot;));IF([.L545]&lt;0;&quot;_N&quot;;&quot;_&quot;);ABS([.L545]);IF([.O545]=&quot;&quot;;&quot;&quot;;&quot;_JCM&quot;))" office:value-type="string" office:string-value="All/541_Right Shoulder Bend_Front27Bend_N23_JCM">
            <text:p>All/541_Right Shoulder Bend_Front27Bend_N23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27">
            <text:p>27</text:p>
          </table:table-cell>
          <table:table-cell office:value-type="float" office:value="-23">
            <text:p>-23</text:p>
          </table:table-cell>
          <table:table-cell table:number-columns-repeated="3"/>
          <table:table-cell office:value-type="float" office:value="-23">
            <text:p>-23</text:p>
          </table:table-cell>
          <table:table-cell office:value-type="string">
            <text:p>Front27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p110_Bend_n90_R</text:p>
          </table:table-cell>
          <table:table-cell table:number-columns-repeated="1003"/>
        </table:table-row>
        <table:table-row table:style-name="ro2">
          <table:table-cell table:style-name="ce2" office:value-type="float" office:value="542">
            <text:p>542</text:p>
          </table:table-cell>
          <table:table-cell table:formula="of:=CONCATENATE(&quot;All/&quot;;TEXT([.A546];&quot;000&quot;) ;&quot;_&quot;;[.E546];&quot;_&quot;;IF([.M546]=&quot;Side-Side&quot;;&quot;Side&quot;;SUBSTITUTE([.M546];&quot;-&quot;;&quot;&quot;));IF([.L546]&lt;0;&quot;_N&quot;;&quot;_&quot;);ABS([.L546]);IF([.O546]=&quot;&quot;;&quot;&quot;;&quot;_JCM&quot;))" office:value-type="string" office:string-value="All/542_Right Shoulder Bend_Front14Bend_N11_JCM">
            <text:p>All/542_Right Shoulder Bend_Front14Bend_N11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14">
            <text:p>14</text:p>
          </table:table-cell>
          <table:table-cell office:value-type="float" office:value="-11">
            <text:p>-11</text:p>
          </table:table-cell>
          <table:table-cell table:number-columns-repeated="3"/>
          <table:table-cell office:value-type="float" office:value="-11">
            <text:p>-11</text:p>
          </table:table-cell>
          <table:table-cell office:value-type="string">
            <text:p>Front14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p110_Bend_n90_R</text:p>
          </table:table-cell>
          <table:table-cell table:number-columns-repeated="1003"/>
        </table:table-row>
        <table:table-row table:style-name="ro3">
          <table:table-cell table:style-name="ce2" office:value-type="float" office:value="543">
            <text:p>543</text:p>
          </table:table-cell>
          <table:table-cell table:formula="of:=CONCATENATE(&quot;All/&quot;;TEXT([.A547];&quot;000&quot;) ;&quot;_&quot;;[.E547];&quot;_&quot;;IF([.M547]=&quot;Side-Side&quot;;&quot;Side&quot;;SUBSTITUTE([.M547];&quot;-&quot;;&quot;&quot;));IF([.L547]&lt;0;&quot;_N&quot;;&quot;_&quot;);ABS([.L547]);IF([.O547]=&quot;&quot;;&quot;&quot;;&quot;_JCM&quot;))" office:value-type="string" office:string-value="All/543_Right Forearm Bend_Bend_N20_JCM">
            <text:p>All/543_Right Forearm Bend_Bend_N2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Forearm Bend</text:p>
          </table:table-cell>
          <table:table-cell table:formula="of:=IF([.F1]=[.N547];[.L547];&quot;&quot;)">
            <text:p/>
          </table:table-cell>
          <table:table-cell table:formula="of:=IF([.G1]=[.N547];[.L547];&quot;&quot;)" office:value-type="float" office:value="-20">
            <text:p>-20</text:p>
          </table:table-cell>
          <table:table-cell table:formula="of:=IF([.H1]=[.N547];[.L547];&quot;&quot;)">
            <text:p/>
          </table:table-cell>
          <table:table-cell table:formula="of:=IF([.I1]=[.N547];[.L547];&quot;&quot;)">
            <text:p/>
          </table:table-cell>
          <table:table-cell table:formula="of:=IF([.J1]=[.N547];[.L547];&quot;&quot;)">
            <text:p/>
          </table:table-cell>
          <table:table-cell table:formula="of:=IF([.K1]=[.N547];[.L547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lexTriceps_R</text:p>
          </table:table-cell>
          <table:table-cell office:value-type="string">
            <text:p>Base Flexions 上腕部、ZERO POSE時においてRight Shoulder Bendの後部が形状変形（上腕三頭筋の形状変形。tricepsの意味は三頭筋なのでそれであっていると思われる）</text:p>
          </table:table-cell>
          <table:table-cell table:number-columns-repeated="1002"/>
        </table:table-row>
        <table:table-row table:style-name="ro2">
          <table:table-cell table:style-name="ce2" office:value-type="float" office:value="544">
            <text:p>544</text:p>
          </table:table-cell>
          <table:table-cell table:formula="of:=CONCATENATE(&quot;All/&quot;;TEXT([.A548];&quot;000&quot;) ;&quot;_&quot;;[.E548];&quot;_&quot;;IF([.M548]=&quot;Side-Side&quot;;&quot;Side&quot;;SUBSTITUTE([.M548];&quot;-&quot;;&quot;&quot;));IF([.L548]&lt;0;&quot;_N&quot;;&quot;_&quot;);ABS([.L548]);IF([.O548]=&quot;&quot;;&quot;&quot;;&quot;_JCM&quot;))" office:value-type="string" office:string-value="All/544_Right Forearm Bend_Bend_75_JCM">
            <text:p>All/544_Right Forearm Bend_Bend_7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Forearm Bend</text:p>
          </table:table-cell>
          <table:table-cell table:formula="of:=IF([.F1]=[.N548];[.L548];&quot;&quot;)">
            <text:p/>
          </table:table-cell>
          <table:table-cell table:formula="of:=IF([.G1]=[.N548];[.L548];&quot;&quot;)" office:value-type="float" office:value="75">
            <text:p>75</text:p>
          </table:table-cell>
          <table:table-cell table:formula="of:=IF([.H1]=[.N548];[.L548];&quot;&quot;)">
            <text:p/>
          </table:table-cell>
          <table:table-cell table:formula="of:=IF([.I1]=[.N548];[.L548];&quot;&quot;)">
            <text:p/>
          </table:table-cell>
          <table:table-cell table:formula="of:=IF([.J1]=[.N548];[.L548];&quot;&quot;)">
            <text:p/>
          </table:table-cell>
          <table:table-cell table:formula="of:=IF([.K1]=[.N548];[.L548];&quot;&quot;)">
            <text:p/>
          </table:table-cell>
          <table:table-cell office:value-type="float" office:value="75">
            <text:p>75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oreArmFwd_75_R</text:p>
          </table:table-cell>
          <table:table-cell table:number-columns-repeated="1003"/>
        </table:table-row>
        <table:table-row table:style-name="ro2">
          <table:table-cell table:style-name="ce2" office:value-type="float" office:value="545">
            <text:p>545</text:p>
          </table:table-cell>
          <table:table-cell table:formula="of:=CONCATENATE(&quot;All/&quot;;TEXT([.A549];&quot;000&quot;) ;&quot;_&quot;;[.E549];&quot;_&quot;;IF([.M549]=&quot;Side-Side&quot;;&quot;Side&quot;;SUBSTITUTE([.M549];&quot;-&quot;;&quot;&quot;));IF([.L549]&lt;0;&quot;_N&quot;;&quot;_&quot;);ABS([.L549]);IF([.O549]=&quot;&quot;;&quot;&quot;;&quot;_JCM&quot;))" office:value-type="string" office:string-value="All/545_Right Forearm Bend_Bend_135_JCM">
            <text:p>All/545_Right Forearm Bend_Bend_13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Forearm Bend</text:p>
          </table:table-cell>
          <table:table-cell table:formula="of:=IF([.F1]=[.N549];[.L549];&quot;&quot;)">
            <text:p/>
          </table:table-cell>
          <table:table-cell table:formula="of:=IF([.G1]=[.N549];[.L549];&quot;&quot;)" office:value-type="float" office:value="135">
            <text:p>135</text:p>
          </table:table-cell>
          <table:table-cell table:formula="of:=IF([.H1]=[.N549];[.L549];&quot;&quot;)">
            <text:p/>
          </table:table-cell>
          <table:table-cell table:formula="of:=IF([.I1]=[.N549];[.L549];&quot;&quot;)">
            <text:p/>
          </table:table-cell>
          <table:table-cell table:formula="of:=IF([.J1]=[.N549];[.L549];&quot;&quot;)">
            <text:p/>
          </table:table-cell>
          <table:table-cell table:formula="of:=IF([.K1]=[.N549];[.L549];&quot;&quot;)">
            <text:p/>
          </table:table-cell>
          <table:table-cell office:value-type="float" office:value="135">
            <text:p>135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oreArmFwd_135_R</text:p>
          </table:table-cell>
          <table:table-cell table:number-columns-repeated="1003"/>
        </table:table-row>
        <table:table-row table:style-name="ro2">
          <table:table-cell table:style-name="ce2" office:value-type="float" office:value="546">
            <text:p>546</text:p>
          </table:table-cell>
          <table:table-cell table:formula="of:=CONCATENATE(&quot;All/&quot;;TEXT([.A550];&quot;000&quot;) ;&quot;_&quot;;[.E550];&quot;_&quot;;IF([.M550]=&quot;Side-Side&quot;;&quot;Side&quot;;SUBSTITUTE([.M550];&quot;-&quot;;&quot;&quot;));IF([.L550]&lt;0;&quot;_N&quot;;&quot;_&quot;);ABS([.L550]);IF([.O550]=&quot;&quot;;&quot;&quot;;&quot;_JCM&quot;))" office:value-type="string" office:string-value="All/546_Right Forearm Bend_Bend_115_JCM">
            <text:p>All/546_Right Forearm Bend_Bend_11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Forearm Bend</text:p>
          </table:table-cell>
          <table:table-cell/>
          <table:table-cell office:value-type="float" office:value="115">
            <text:p>115</text:p>
          </table:table-cell>
          <table:table-cell table:number-columns-repeated="4"/>
          <table:table-cell office:value-type="float" office:value="115">
            <text:p>115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oreArmFwd_135_R</text:p>
          </table:table-cell>
          <table:table-cell table:number-columns-repeated="1003"/>
        </table:table-row>
        <table:table-row table:style-name="ro2">
          <table:table-cell table:style-name="ce2" office:value-type="float" office:value="547">
            <text:p>547</text:p>
          </table:table-cell>
          <table:table-cell table:formula="of:=CONCATENATE(&quot;All/&quot;;TEXT([.A551];&quot;000&quot;) ;&quot;_&quot;;[.E551];&quot;_&quot;;IF([.M551]=&quot;Side-Side&quot;;&quot;Side&quot;;SUBSTITUTE([.M551];&quot;-&quot;;&quot;&quot;));IF([.L551]&lt;0;&quot;_N&quot;;&quot;_&quot;);ABS([.L551]);IF([.O551]=&quot;&quot;;&quot;&quot;;&quot;_JCM&quot;))" office:value-type="string" office:string-value="All/547_Right Forearm Bend_Bend_95_JCM">
            <text:p>All/547_Right Forearm Bend_Bend_9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Forearm Bend</text:p>
          </table:table-cell>
          <table:table-cell/>
          <table:table-cell office:value-type="float" office:value="95">
            <text:p>95</text:p>
          </table:table-cell>
          <table:table-cell table:number-columns-repeated="4"/>
          <table:table-cell office:value-type="float" office:value="95">
            <text:p>95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oreArmFwd_135_R</text:p>
          </table:table-cell>
          <table:table-cell table:number-columns-repeated="1003"/>
        </table:table-row>
        <table:table-row table:style-name="ro2">
          <table:table-cell table:style-name="ce2" office:value-type="float" office:value="548">
            <text:p>548</text:p>
          </table:table-cell>
          <table:table-cell table:formula="of:=CONCATENATE(&quot;All/&quot;;TEXT([.A552];&quot;000&quot;) ;&quot;_&quot;;[.E552];&quot;_&quot;;IF([.M552]=&quot;Side-Side&quot;;&quot;Side&quot;;SUBSTITUTE([.M552];&quot;-&quot;;&quot;&quot;));IF([.L552]&lt;0;&quot;_N&quot;;&quot;_&quot;);ABS([.L552]);IF([.O552]=&quot;&quot;;&quot;&quot;;&quot;_JCM&quot;))" office:value-type="string" office:string-value="All/548_Right Forearm Bend_Bend_56_JCM">
            <text:p>All/548_Right Forearm Bend_Bend_56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Forearm Bend</text:p>
          </table:table-cell>
          <table:table-cell/>
          <table:table-cell office:value-type="float" office:value="56">
            <text:p>56</text:p>
          </table:table-cell>
          <table:table-cell table:number-columns-repeated="4"/>
          <table:table-cell office:value-type="float" office:value="56">
            <text:p>56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oreArmFwd_75_R</text:p>
          </table:table-cell>
          <table:table-cell table:number-columns-repeated="1003"/>
        </table:table-row>
        <table:table-row table:style-name="ro2">
          <table:table-cell table:style-name="ce2" office:value-type="float" office:value="549">
            <text:p>549</text:p>
          </table:table-cell>
          <table:table-cell table:formula="of:=CONCATENATE(&quot;All/&quot;;TEXT([.A553];&quot;000&quot;) ;&quot;_&quot;;[.E553];&quot;_&quot;;IF([.M553]=&quot;Side-Side&quot;;&quot;Side&quot;;SUBSTITUTE([.M553];&quot;-&quot;;&quot;&quot;));IF([.L553]&lt;0;&quot;_N&quot;;&quot;_&quot;);ABS([.L553]);IF([.O553]=&quot;&quot;;&quot;&quot;;&quot;_JCM&quot;))" office:value-type="string" office:string-value="All/549_Right Forearm Bend_Bend_37_JCM">
            <text:p>All/549_Right Forearm Bend_Bend_37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Forearm Bend</text:p>
          </table:table-cell>
          <table:table-cell/>
          <table:table-cell office:value-type="float" office:value="37">
            <text:p>37</text:p>
          </table:table-cell>
          <table:table-cell table:number-columns-repeated="4"/>
          <table:table-cell office:value-type="float" office:value="37">
            <text:p>37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oreArmFwd_75_R</text:p>
          </table:table-cell>
          <table:table-cell table:number-columns-repeated="1003"/>
        </table:table-row>
        <table:table-row table:style-name="ro2">
          <table:table-cell table:style-name="ce2" office:value-type="float" office:value="550">
            <text:p>550</text:p>
          </table:table-cell>
          <table:table-cell table:formula="of:=CONCATENATE(&quot;All/&quot;;TEXT([.A554];&quot;000&quot;) ;&quot;_&quot;;[.E554];&quot;_&quot;;IF([.M554]=&quot;Side-Side&quot;;&quot;Side&quot;;SUBSTITUTE([.M554];&quot;-&quot;;&quot;&quot;));IF([.L554]&lt;0;&quot;_N&quot;;&quot;_&quot;);ABS([.L554]);IF([.O554]=&quot;&quot;;&quot;&quot;;&quot;_JCM&quot;))" office:value-type="string" office:string-value="All/550_Right Forearm Bend_Bend_18_JCM">
            <text:p>All/550_Right Forearm Bend_Bend_18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Forearm Bend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oreArmFwd_75_R</text:p>
          </table:table-cell>
          <table:table-cell table:number-columns-repeated="1003"/>
        </table:table-row>
        <table:table-row table:style-name="ro2">
          <table:table-cell table:style-name="ce2" office:value-type="float" office:value="551">
            <text:p>551</text:p>
          </table:table-cell>
          <table:table-cell table:formula="of:=CONCATENATE(&quot;All/&quot;;TEXT([.A555];&quot;000&quot;) ;&quot;_&quot;;[.E555];&quot;_&quot;;IF([.M555]=&quot;Side-Side&quot;;&quot;Side&quot;;SUBSTITUTE([.M555];&quot;-&quot;;&quot;&quot;));IF([.L555]&lt;0;&quot;_N&quot;;&quot;_&quot;);ABS([.L555]);IF([.O555]=&quot;&quot;;&quot;&quot;;&quot;_JCM&quot;))" office:value-type="string" office:string-value="All/551_Right Forearm Bend_Bend_N1">
            <text:p>All/551_Right Forearm Bend_Bend_N1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Forearm Bend</text:p>
          </table:table-cell>
          <table:table-cell/>
          <table:table-cell office:value-type="float" office:value="-1">
            <text:p>-1</text:p>
          </table:table-cell>
          <table:table-cell table:number-columns-repeated="4"/>
          <table:table-cell office:value-type="float" office:value="-1">
            <text:p>-1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552">
            <text:p>552</text:p>
          </table:table-cell>
          <table:table-cell table:formula="of:=CONCATENATE(&quot;All/&quot;;TEXT([.A556];&quot;000&quot;) ;&quot;_&quot;;[.E556];&quot;_&quot;;IF([.M556]=&quot;Side-Side&quot;;&quot;Side&quot;;SUBSTITUTE([.M556];&quot;-&quot;;&quot;&quot;));IF([.L556]&lt;0;&quot;_N&quot;;&quot;_&quot;);ABS([.L556]);IF([.O556]=&quot;&quot;;&quot;&quot;;&quot;_JCM&quot;))" office:value-type="string" office:string-value="All/552_Right Forearm Twist_Twist_80">
            <text:p>All/552_Right Forearm Twist_Twist_8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Forearm Twist</text:p>
          </table:table-cell>
          <table:table-cell table:formula="of:=IF([.F1]=[.N556];[.L556];&quot;&quot;)" office:value-type="float" office:value="80">
            <text:p>80</text:p>
          </table:table-cell>
          <table:table-cell table:formula="of:=IF([.G1]=[.N556];[.L556];&quot;&quot;)">
            <text:p/>
          </table:table-cell>
          <table:table-cell table:formula="of:=IF([.H1]=[.N556];[.L556];&quot;&quot;)">
            <text:p/>
          </table:table-cell>
          <table:table-cell table:formula="of:=IF([.I1]=[.N556];[.L556];&quot;&quot;)">
            <text:p/>
          </table:table-cell>
          <table:table-cell table:formula="of:=IF([.J1]=[.N556];[.L556];&quot;&quot;)">
            <text:p/>
          </table:table-cell>
          <table:table-cell table:formula="of:=IF([.K1]=[.N556];[.L556];&quot;&quot;)">
            <text:p/>
          </table:table-cell>
          <table:table-cell office:value-type="float" office:value="80">
            <text:p>80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53">
            <text:p>553</text:p>
          </table:table-cell>
          <table:table-cell table:formula="of:=CONCATENATE(&quot;All/&quot;;TEXT([.A557];&quot;000&quot;) ;&quot;_&quot;;[.E557];&quot;_&quot;;IF([.M557]=&quot;Side-Side&quot;;&quot;Side&quot;;SUBSTITUTE([.M557];&quot;-&quot;;&quot;&quot;));IF([.L557]&lt;0;&quot;_N&quot;;&quot;_&quot;);ABS([.L557]);IF([.O557]=&quot;&quot;;&quot;&quot;;&quot;_JCM&quot;))" office:value-type="string" office:string-value="All/553_Right Forearm Twist_Twist_N90">
            <text:p>All/553_Right Forearm Twist_Twist_N9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Forearm Twist</text:p>
          </table:table-cell>
          <table:table-cell table:formula="of:=IF([.F1]=[.N557];[.L557];&quot;&quot;)" office:value-type="float" office:value="-90">
            <text:p>-90</text:p>
          </table:table-cell>
          <table:table-cell table:formula="of:=IF([.G1]=[.N557];[.L557];&quot;&quot;)">
            <text:p/>
          </table:table-cell>
          <table:table-cell table:formula="of:=IF([.H1]=[.N557];[.L557];&quot;&quot;)">
            <text:p/>
          </table:table-cell>
          <table:table-cell table:formula="of:=IF([.I1]=[.N557];[.L557];&quot;&quot;)">
            <text:p/>
          </table:table-cell>
          <table:table-cell table:formula="of:=IF([.J1]=[.N557];[.L557];&quot;&quot;)">
            <text:p/>
          </table:table-cell>
          <table:table-cell table:formula="of:=IF([.K1]=[.N557];[.L557];&quot;&quot;)">
            <text:p/>
          </table:table-cell>
          <table:table-cell office:value-type="float" office:value="-90">
            <text:p>-90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3">
          <table:table-cell table:style-name="ce2" office:value-type="float" office:value="554">
            <text:p>554</text:p>
          </table:table-cell>
          <table:table-cell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Forearm Bend</text:p>
          </table:table-cell>
          <table:table-cell table:formula="of:=IF([.F1]=[.N558];[.L558];&quot;&quot;)">
            <text:p/>
          </table:table-cell>
          <table:table-cell table:formula="of:=IF([.G1]=[.N558];[.L558];&quot;&quot;)" office:value-type="float" office:value="110">
            <text:p>110</text:p>
          </table:table-cell>
          <table:table-cell table:formula="of:=IF([.H1]=[.N558];[.L558];&quot;&quot;)">
            <text:p/>
          </table:table-cell>
          <table:table-cell table:formula="of:=IF([.I1]=[.N558];[.L558];&quot;&quot;)">
            <text:p/>
          </table:table-cell>
          <table:table-cell table:formula="of:=IF([.J1]=[.N558];[.L558];&quot;&quot;)">
            <text:p/>
          </table:table-cell>
          <table:table-cell table:formula="of:=IF([.K1]=[.N558];[.L558];&quot;&quot;)">
            <text:p/>
          </table:table-cell>
          <table:table-cell office:value-type="float" office:value="110">
            <text:p>110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lexBiceps_R</text:p>
          </table:table-cell>
          <table:table-cell table:style-name="ce7" office:value-type="string">
            <text:p>Base Flexions 上腕部、ZERO POSE時においてRight Shoulder Bendの前部が形状変形（上腕二頭筋、俗に力こぶと呼ばれるものを作る筋肉の形状変形。Bicepsの意味は二頭筋なのでそれであっていると思われる）　</text:p>
          </table:table-cell>
          <table:table-cell table:number-columns-repeated="1002"/>
        </table:table-row>
        <table:table-row table:style-name="ro2">
          <table:table-cell table:style-name="ce2" office:value-type="float" office:value="554">
            <text:p>554</text:p>
          </table:table-cell>
          <table:table-cell table:formula="of:=CONCATENATE(&quot;All/&quot;;TEXT([.A559];&quot;000&quot;) ;&quot;_&quot;;[.E559];&quot;_&quot;;IF([.M559]=&quot;Side-Side&quot;;&quot;Side&quot;;SUBSTITUTE([.M559];&quot;-&quot;;&quot;&quot;));IF([.L559]&lt;0;&quot;_N&quot;;&quot;_&quot;);ABS([.L559]);IF([.O559]=&quot;&quot;;&quot;&quot;;&quot;_JCM&quot;))" office:value-type="string" office:string-value="All/554_Right Forearm Twist_Twist_N90_JCM">
            <text:p>All/554_Right Forearm Twist_Twist_N90_JCM</text:p>
          </table:table-cell>
          <table:table-cell table:style-name="ce2"/>
          <table:table-cell table:style-name="ce2" office:value-type="string">
            <text:p>同上</text:p>
          </table:table-cell>
          <table:table-cell office:value-type="string">
            <text:p>Right Forearm Twist</text:p>
          </table:table-cell>
          <table:table-cell table:formula="of:=IF([.F1]=[.N559];[.L559];&quot;&quot;)" office:value-type="float" office:value="-90">
            <text:p>-90</text:p>
          </table:table-cell>
          <table:table-cell table:formula="of:=IF([.G1]=[.N559];[.L559];&quot;&quot;)">
            <text:p/>
          </table:table-cell>
          <table:table-cell table:formula="of:=IF([.H1]=[.N559];[.L559];&quot;&quot;)">
            <text:p/>
          </table:table-cell>
          <table:table-cell table:formula="of:=IF([.I1]=[.N559];[.L559];&quot;&quot;)">
            <text:p/>
          </table:table-cell>
          <table:table-cell table:formula="of:=IF([.J1]=[.N559];[.L559];&quot;&quot;)">
            <text:p/>
          </table:table-cell>
          <table:table-cell table:formula="of:=IF([.K1]=[.N559];[.L559];&quot;&quot;)">
            <text:p/>
          </table:table-cell>
          <table:table-cell office:value-type="float" office:value="-90">
            <text:p>-90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style-name="ce1" office:value-type="string">
            <text:p>pJCMFlexBiceps_R</text:p>
          </table:table-cell>
          <table:table-cell office:value-type="string">
            <text:p>pCTRLFlexBiceps_twist_R</text:p>
          </table:table-cell>
          <table:table-cell table:number-columns-repeated="1002"/>
        </table:table-row>
        <table:table-row table:style-name="ro2">
          <table:table-cell table:style-name="ce2" office:value-type="float" office:value="555">
            <text:p>555</text:p>
          </table:table-cell>
          <table:table-cell table:formula="of:=CONCATENATE(&quot;All/&quot;;TEXT([.A560];&quot;000&quot;) ;&quot;_&quot;;[.E560];&quot;_&quot;;IF([.M560]=&quot;Side-Side&quot;;&quot;Side&quot;;SUBSTITUTE([.M560];&quot;-&quot;;&quot;&quot;));IF([.L560]&lt;0;&quot;_N&quot;;&quot;_&quot;);ABS([.L560]);IF([.O560]=&quot;&quot;;&quot;&quot;;&quot;_JCM&quot;))" office:value-type="string" office:string-value="All/555_Right Hand_Twist_10">
            <text:p>All/555_Right Hand_Twist_1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手</text:p>
          </table:table-cell>
          <table:table-cell office:value-type="string">
            <text:p>Right Hand</text:p>
          </table:table-cell>
          <table:table-cell table:formula="of:=IF([.F1]=[.N560];[.L560];&quot;&quot;)" office:value-type="float" office:value="10">
            <text:p>10</text:p>
          </table:table-cell>
          <table:table-cell table:formula="of:=IF([.G1]=[.N560];[.L560];&quot;&quot;)">
            <text:p/>
          </table:table-cell>
          <table:table-cell table:formula="of:=IF([.H1]=[.N560];[.L560];&quot;&quot;)">
            <text:p/>
          </table:table-cell>
          <table:table-cell table:formula="of:=IF([.I1]=[.N560];[.L560];&quot;&quot;)">
            <text:p/>
          </table:table-cell>
          <table:table-cell table:formula="of:=IF([.J1]=[.N560];[.L560];&quot;&quot;)">
            <text:p/>
          </table:table-cell>
          <table:table-cell table:formula="of:=IF([.K1]=[.N560];[.L560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56">
            <text:p>556</text:p>
          </table:table-cell>
          <table:table-cell table:formula="of:=CONCATENATE(&quot;All/&quot;;TEXT([.A561];&quot;000&quot;) ;&quot;_&quot;;[.E561];&quot;_&quot;;IF([.M561]=&quot;Side-Side&quot;;&quot;Side&quot;;SUBSTITUTE([.M561];&quot;-&quot;;&quot;&quot;));IF([.L561]&lt;0;&quot;_N&quot;;&quot;_&quot;);ABS([.L561]);IF([.O561]=&quot;&quot;;&quot;&quot;;&quot;_JCM&quot;))" office:value-type="string" office:string-value="All/556_Right Hand_Twist_N10">
            <text:p>All/556_Right Hand_Twist_N1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手</text:p>
          </table:table-cell>
          <table:table-cell office:value-type="string">
            <text:p>Right Hand</text:p>
          </table:table-cell>
          <table:table-cell table:formula="of:=IF([.F1]=[.N561];[.L561];&quot;&quot;)" office:value-type="float" office:value="-10">
            <text:p>-10</text:p>
          </table:table-cell>
          <table:table-cell table:formula="of:=IF([.G1]=[.N561];[.L561];&quot;&quot;)">
            <text:p/>
          </table:table-cell>
          <table:table-cell table:formula="of:=IF([.H1]=[.N561];[.L561];&quot;&quot;)">
            <text:p/>
          </table:table-cell>
          <table:table-cell table:formula="of:=IF([.I1]=[.N561];[.L561];&quot;&quot;)">
            <text:p/>
          </table:table-cell>
          <table:table-cell table:formula="of:=IF([.J1]=[.N561];[.L561];&quot;&quot;)">
            <text:p/>
          </table:table-cell>
          <table:table-cell table:formula="of:=IF([.K1]=[.N561];[.L561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57">
            <text:p>557</text:p>
          </table:table-cell>
          <table:table-cell table:formula="of:=CONCATENATE(&quot;All/&quot;;TEXT([.A562];&quot;000&quot;) ;&quot;_&quot;;[.E562];&quot;_&quot;;IF([.M562]=&quot;Side-Side&quot;;&quot;Side&quot;;SUBSTITUTE([.M562];&quot;-&quot;;&quot;&quot;));IF([.L562]&lt;0;&quot;_N&quot;;&quot;_&quot;);ABS([.L562]);IF([.O562]=&quot;&quot;;&quot;&quot;;&quot;_JCM&quot;))" office:value-type="string" office:string-value="All/557_Right Hand_Side_N30">
            <text:p>All/557_Right Hand_Side_N3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手</text:p>
          </table:table-cell>
          <table:table-cell office:value-type="string">
            <text:p>Right Hand</text:p>
          </table:table-cell>
          <table:table-cell table:formula="of:=IF([.F1]=[.N562];[.L562];&quot;&quot;)">
            <text:p/>
          </table:table-cell>
          <table:table-cell table:formula="of:=IF([.G1]=[.N562];[.L562];&quot;&quot;)" office:value-type="float" office:value="-30">
            <text:p>-30</text:p>
          </table:table-cell>
          <table:table-cell table:formula="of:=IF([.H1]=[.N562];[.L562];&quot;&quot;)">
            <text:p/>
          </table:table-cell>
          <table:table-cell table:formula="of:=IF([.I1]=[.N562];[.L562];&quot;&quot;)">
            <text:p/>
          </table:table-cell>
          <table:table-cell table:formula="of:=IF([.J1]=[.N562];[.L562];&quot;&quot;)">
            <text:p/>
          </table:table-cell>
          <table:table-cell table:formula="of:=IF([.K1]=[.N562];[.L562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58">
            <text:p>558</text:p>
          </table:table-cell>
          <table:table-cell table:formula="of:=CONCATENATE(&quot;All/&quot;;TEXT([.A563];&quot;000&quot;) ;&quot;_&quot;;[.E563];&quot;_&quot;;IF([.M563]=&quot;Side-Side&quot;;&quot;Side&quot;;SUBSTITUTE([.M563];&quot;-&quot;;&quot;&quot;));IF([.L563]&lt;0;&quot;_N&quot;;&quot;_&quot;);ABS([.L563]);IF([.O563]=&quot;&quot;;&quot;&quot;;&quot;_JCM&quot;))" office:value-type="string" office:string-value="All/558_Right Hand_Side_28">
            <text:p>All/558_Right Hand_Side_28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手</text:p>
          </table:table-cell>
          <table:table-cell office:value-type="string">
            <text:p>Right Hand</text:p>
          </table:table-cell>
          <table:table-cell table:formula="of:=IF([.F1]=[.N563];[.L563];&quot;&quot;)">
            <text:p/>
          </table:table-cell>
          <table:table-cell table:formula="of:=IF([.G1]=[.N563];[.L563];&quot;&quot;)" office:value-type="float" office:value="28">
            <text:p>28</text:p>
          </table:table-cell>
          <table:table-cell table:formula="of:=IF([.H1]=[.N563];[.L563];&quot;&quot;)">
            <text:p/>
          </table:table-cell>
          <table:table-cell table:formula="of:=IF([.I1]=[.N563];[.L563];&quot;&quot;)">
            <text:p/>
          </table:table-cell>
          <table:table-cell table:formula="of:=IF([.J1]=[.N563];[.L563];&quot;&quot;)">
            <text:p/>
          </table:table-cell>
          <table:table-cell table:formula="of:=IF([.K1]=[.N563];[.L563];&quot;&quot;)">
            <text:p/>
          </table:table-cell>
          <table:table-cell office:value-type="float" office:value="28">
            <text:p>28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59">
            <text:p>559</text:p>
          </table:table-cell>
          <table:table-cell table:formula="of:=CONCATENATE(&quot;All/&quot;;TEXT([.A564];&quot;000&quot;) ;&quot;_&quot;;[.E564];&quot;_&quot;;IF([.M564]=&quot;Side-Side&quot;;&quot;Side&quot;;SUBSTITUTE([.M564];&quot;-&quot;;&quot;&quot;));IF([.L564]&lt;0;&quot;_N&quot;;&quot;_&quot;);ABS([.L564]);IF([.O564]=&quot;&quot;;&quot;&quot;;&quot;_JCM&quot;))" office:value-type="string" office:string-value="All/559_Right Hand_Bend_N80_JCM">
            <text:p>All/559_Right Hand_Bend_N8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手</text:p>
          </table:table-cell>
          <table:table-cell office:value-type="string">
            <text:p>Right Hand</text:p>
          </table:table-cell>
          <table:table-cell table:formula="of:=IF([.F1]=[.N564];[.L564];&quot;&quot;)">
            <text:p/>
          </table:table-cell>
          <table:table-cell table:formula="of:=IF([.G1]=[.N564];[.L564];&quot;&quot;)">
            <text:p/>
          </table:table-cell>
          <table:table-cell table:formula="of:=IF([.H1]=[.N564];[.L564];&quot;&quot;)" office:value-type="float" office:value="-80">
            <text:p>-80</text:p>
          </table:table-cell>
          <table:table-cell table:formula="of:=IF([.I1]=[.N564];[.L564];&quot;&quot;)">
            <text:p/>
          </table:table-cell>
          <table:table-cell table:formula="of:=IF([.J1]=[.N564];[.L564];&quot;&quot;)">
            <text:p/>
          </table:table-cell>
          <table:table-cell table:formula="of:=IF([.K1]=[.N564];[.L564];&quot;&quot;)">
            <text:p/>
          </table:table-cell>
          <table:table-cell office:value-type="float" office:value="-80">
            <text:p>-8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6" office:value-type="string">
            <text:p>pJCMHandUp_80_R</text:p>
          </table:table-cell>
          <table:table-cell table:number-columns-repeated="1003"/>
        </table:table-row>
        <table:table-row table:style-name="ro2">
          <table:table-cell table:style-name="ce2" office:value-type="float" office:value="560">
            <text:p>560</text:p>
          </table:table-cell>
          <table:table-cell table:formula="of:=CONCATENATE(&quot;All/&quot;;TEXT([.A565];&quot;000&quot;) ;&quot;_&quot;;[.E565];&quot;_&quot;;IF([.M565]=&quot;Side-Side&quot;;&quot;Side&quot;;SUBSTITUTE([.M565];&quot;-&quot;;&quot;&quot;));IF([.L565]&lt;0;&quot;_N&quot;;&quot;_&quot;);ABS([.L565]);IF([.O565]=&quot;&quot;;&quot;&quot;;&quot;_JCM&quot;))" office:value-type="string" office:string-value="All/560_Right Hand_Bend_70_JCM">
            <text:p>All/560_Right Hand_Bend_7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手</text:p>
          </table:table-cell>
          <table:table-cell office:value-type="string">
            <text:p>Right Hand</text:p>
          </table:table-cell>
          <table:table-cell table:formula="of:=IF([.F1]=[.N565];[.L565];&quot;&quot;)">
            <text:p/>
          </table:table-cell>
          <table:table-cell table:formula="of:=IF([.G1]=[.N565];[.L565];&quot;&quot;)">
            <text:p/>
          </table:table-cell>
          <table:table-cell table:formula="of:=IF([.H1]=[.N565];[.L565];&quot;&quot;)" office:value-type="float" office:value="70">
            <text:p>70</text:p>
          </table:table-cell>
          <table:table-cell table:formula="of:=IF([.I1]=[.N565];[.L565];&quot;&quot;)">
            <text:p/>
          </table:table-cell>
          <table:table-cell table:formula="of:=IF([.J1]=[.N565];[.L565];&quot;&quot;)">
            <text:p/>
          </table:table-cell>
          <table:table-cell table:formula="of:=IF([.K1]=[.N565];[.L565];&quot;&quot;)">
            <text:p/>
          </table:table-cell>
          <table:table-cell office:value-type="float" office:value="70">
            <text:p>7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6" office:value-type="string">
            <text:p>pJCMHandDwn_70_R</text:p>
          </table:table-cell>
          <table:table-cell table:number-columns-repeated="1003"/>
        </table:table-row>
        <table:table-row table:style-name="ro2">
          <table:table-cell table:style-name="ce2" office:value-type="float" office:value="561">
            <text:p>561</text:p>
          </table:table-cell>
          <table:table-cell table:formula="of:=CONCATENATE(&quot;All/&quot;;TEXT([.A566];&quot;000&quot;) ;&quot;_&quot;;[.E566];&quot;_&quot;;IF([.M566]=&quot;Side-Side&quot;;&quot;Side&quot;;SUBSTITUTE([.M566];&quot;-&quot;;&quot;&quot;));IF([.L566]&lt;0;&quot;_N&quot;;&quot;_&quot;);ABS([.L566]);IF([.O566]=&quot;&quot;;&quot;&quot;;&quot;_JCM&quot;))" office:value-type="string" office:string-value="All/561_Right Hand_Bend_51_JCM">
            <text:p>All/561_Right Hand_Bend_51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手</text:p>
          </table:table-cell>
          <table:table-cell office:value-type="string">
            <text:p>Right Hand</text:p>
          </table:table-cell>
          <table:table-cell table:number-columns-repeated="2"/>
          <table:table-cell office:value-type="float" office:value="51">
            <text:p>51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6" office:value-type="string">
            <text:p>pJCMHandDwn_70_R</text:p>
          </table:table-cell>
          <table:table-cell table:number-columns-repeated="1003"/>
        </table:table-row>
        <table:table-row table:style-name="ro2">
          <table:table-cell table:style-name="ce2" office:value-type="float" office:value="562">
            <text:p>562</text:p>
          </table:table-cell>
          <table:table-cell table:formula="of:=CONCATENATE(&quot;All/&quot;;TEXT([.A567];&quot;000&quot;) ;&quot;_&quot;;[.E567];&quot;_&quot;;IF([.M567]=&quot;Side-Side&quot;;&quot;Side&quot;;SUBSTITUTE([.M567];&quot;-&quot;;&quot;&quot;));IF([.L567]&lt;0;&quot;_N&quot;;&quot;_&quot;);ABS([.L567]);IF([.O567]=&quot;&quot;;&quot;&quot;;&quot;_JCM&quot;))" office:value-type="string" office:string-value="All/562_Right Hand_Bend_32_JCM">
            <text:p>All/562_Right Hand_Bend_32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手</text:p>
          </table:table-cell>
          <table:table-cell office:value-type="string">
            <text:p>Right Hand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6" office:value-type="string">
            <text:p>pJCMHandDwn_70_R</text:p>
          </table:table-cell>
          <table:table-cell table:number-columns-repeated="1003"/>
        </table:table-row>
        <table:table-row table:style-name="ro2">
          <table:table-cell table:style-name="ce2" office:value-type="float" office:value="563">
            <text:p>563</text:p>
          </table:table-cell>
          <table:table-cell table:formula="of:=CONCATENATE(&quot;All/&quot;;TEXT([.A568];&quot;000&quot;) ;&quot;_&quot;;[.E568];&quot;_&quot;;IF([.M568]=&quot;Side-Side&quot;;&quot;Side&quot;;SUBSTITUTE([.M568];&quot;-&quot;;&quot;&quot;));IF([.L568]&lt;0;&quot;_N&quot;;&quot;_&quot;);ABS([.L568]);IF([.O568]=&quot;&quot;;&quot;&quot;;&quot;_JCM&quot;))" office:value-type="string" office:string-value="All/563_Right Hand_Bend_13_JCM">
            <text:p>All/563_Right Hand_Bend_13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手</text:p>
          </table:table-cell>
          <table:table-cell office:value-type="string">
            <text:p>Right Hand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6" office:value-type="string">
            <text:p>pJCMHandDwn_70_R</text:p>
          </table:table-cell>
          <table:table-cell table:number-columns-repeated="1003"/>
        </table:table-row>
        <table:table-row table:style-name="ro2">
          <table:table-cell table:style-name="ce2" office:value-type="float" office:value="564">
            <text:p>564</text:p>
          </table:table-cell>
          <table:table-cell table:formula="of:=CONCATENATE(&quot;All/&quot;;TEXT([.A569];&quot;000&quot;) ;&quot;_&quot;;[.E569];&quot;_&quot;;IF([.M569]=&quot;Side-Side&quot;;&quot;Side&quot;;SUBSTITUTE([.M569];&quot;-&quot;;&quot;&quot;));IF([.L569]&lt;0;&quot;_N&quot;;&quot;_&quot;);ABS([.L569]);IF([.O569]=&quot;&quot;;&quot;&quot;;&quot;_JCM&quot;))" office:value-type="string" office:string-value="All/564_Right Hand_Bend_N6_JCM">
            <text:p>All/564_Right Hand_Bend_N6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手</text:p>
          </table:table-cell>
          <table:table-cell office:value-type="string">
            <text:p>Right Hand</text:p>
          </table:table-cell>
          <table:table-cell table:number-columns-repeated="2"/>
          <table:table-cell office:value-type="float" office:value="-6">
            <text:p>-6</text:p>
          </table:table-cell>
          <table:table-cell table:number-columns-repeated="3"/>
          <table:table-cell office:value-type="float" office:value="-6">
            <text:p>-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6" office:value-type="string">
            <text:p>pJCMHandUp_80_R</text:p>
          </table:table-cell>
          <table:table-cell table:number-columns-repeated="1003"/>
        </table:table-row>
        <table:table-row table:style-name="ro2">
          <table:table-cell table:style-name="ce2" office:value-type="float" office:value="565">
            <text:p>565</text:p>
          </table:table-cell>
          <table:table-cell table:formula="of:=CONCATENATE(&quot;All/&quot;;TEXT([.A570];&quot;000&quot;) ;&quot;_&quot;;[.E570];&quot;_&quot;;IF([.M570]=&quot;Side-Side&quot;;&quot;Side&quot;;SUBSTITUTE([.M570];&quot;-&quot;;&quot;&quot;));IF([.L570]&lt;0;&quot;_N&quot;;&quot;_&quot;);ABS([.L570]);IF([.O570]=&quot;&quot;;&quot;&quot;;&quot;_JCM&quot;))" office:value-type="string" office:string-value="All/565_Right Hand_Bend_N25_JCM">
            <text:p>All/565_Right Hand_Bend_N2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手</text:p>
          </table:table-cell>
          <table:table-cell office:value-type="string">
            <text:p>Right Hand</text:p>
          </table:table-cell>
          <table:table-cell table:number-columns-repeated="2"/>
          <table:table-cell office:value-type="float" office:value="-25">
            <text:p>-25</text:p>
          </table:table-cell>
          <table:table-cell table:number-columns-repeated="3"/>
          <table:table-cell office:value-type="float" office:value="-25">
            <text:p>-2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6" office:value-type="string">
            <text:p>pJCMHandUp_80_R</text:p>
          </table:table-cell>
          <table:table-cell table:number-columns-repeated="1003"/>
        </table:table-row>
        <table:table-row table:style-name="ro2">
          <table:table-cell table:style-name="ce2" office:value-type="float" office:value="566">
            <text:p>566</text:p>
          </table:table-cell>
          <table:table-cell table:formula="of:=CONCATENATE(&quot;All/&quot;;TEXT([.A571];&quot;000&quot;) ;&quot;_&quot;;[.E571];&quot;_&quot;;IF([.M571]=&quot;Side-Side&quot;;&quot;Side&quot;;SUBSTITUTE([.M571];&quot;-&quot;;&quot;&quot;));IF([.L571]&lt;0;&quot;_N&quot;;&quot;_&quot;);ABS([.L571]);IF([.O571]=&quot;&quot;;&quot;&quot;;&quot;_JCM&quot;))" office:value-type="string" office:string-value="All/566_Right Hand_Bend_N44_JCM">
            <text:p>All/566_Right Hand_Bend_N44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手</text:p>
          </table:table-cell>
          <table:table-cell office:value-type="string">
            <text:p>Right Hand</text:p>
          </table:table-cell>
          <table:table-cell table:number-columns-repeated="2"/>
          <table:table-cell office:value-type="float" office:value="-44">
            <text:p>-44</text:p>
          </table:table-cell>
          <table:table-cell table:number-columns-repeated="3"/>
          <table:table-cell office:value-type="float" office:value="-44">
            <text:p>-4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6" office:value-type="string">
            <text:p>pJCMHandUp_80_R</text:p>
          </table:table-cell>
          <table:table-cell table:number-columns-repeated="1003"/>
        </table:table-row>
        <table:table-row table:style-name="ro2">
          <table:table-cell table:style-name="ce2" office:value-type="float" office:value="567">
            <text:p>567</text:p>
          </table:table-cell>
          <table:table-cell table:formula="of:=CONCATENATE(&quot;All/&quot;;TEXT([.A572];&quot;000&quot;) ;&quot;_&quot;;[.E572];&quot;_&quot;;IF([.M572]=&quot;Side-Side&quot;;&quot;Side&quot;;SUBSTITUTE([.M572];&quot;-&quot;;&quot;&quot;));IF([.L572]&lt;0;&quot;_N&quot;;&quot;_&quot;);ABS([.L572]);IF([.O572]=&quot;&quot;;&quot;&quot;;&quot;_JCM&quot;))" office:value-type="string" office:string-value="All/567_Right Hand_Bend_N62_JCM">
            <text:p>All/567_Right Hand_Bend_N62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手</text:p>
          </table:table-cell>
          <table:table-cell office:value-type="string">
            <text:p>Right Hand</text:p>
          </table:table-cell>
          <table:table-cell table:number-columns-repeated="2"/>
          <table:table-cell office:value-type="float" office:value="-62">
            <text:p>-62</text:p>
          </table:table-cell>
          <table:table-cell table:number-columns-repeated="3"/>
          <table:table-cell office:value-type="float" office:value="-62">
            <text:p>-6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6" office:value-type="string">
            <text:p>pJCMHandUp_80_R</text:p>
          </table:table-cell>
          <table:table-cell table:number-columns-repeated="1003"/>
        </table:table-row>
        <table:table-row table:style-name="ro2">
          <table:table-cell table:style-name="ce2" office:value-type="float" office:value="568">
            <text:p>568</text:p>
          </table:table-cell>
          <table:table-cell table:formula="of:=CONCATENATE(&quot;All/&quot;;TEXT([.A573];&quot;000&quot;) ;&quot;_&quot;;[.E573];&quot;_&quot;;IF([.M573]=&quot;Side-Side&quot;;&quot;Side&quot;;SUBSTITUTE([.M573];&quot;-&quot;;&quot;&quot;));IF([.L573]&lt;0;&quot;_N&quot;;&quot;_&quot;);ABS([.L573]);IF([.O573]=&quot;&quot;;&quot;&quot;;&quot;_JCM&quot;))" office:value-type="string" office:string-value="All/568_Right Thumb 1_Twist_36">
            <text:p>All/568_Right Thumb 1_Twist_36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1</text:p>
          </table:table-cell>
          <table:table-cell table:formula="of:=IF([.F1]=[.N573];[.L573];&quot;&quot;)" office:value-type="float" office:value="36">
            <text:p>36</text:p>
          </table:table-cell>
          <table:table-cell table:formula="of:=IF([.G1]=[.N573];[.L573];&quot;&quot;)">
            <text:p/>
          </table:table-cell>
          <table:table-cell table:formula="of:=IF([.H1]=[.N573];[.L573];&quot;&quot;)">
            <text:p/>
          </table:table-cell>
          <table:table-cell table:formula="of:=IF([.I1]=[.N573];[.L573];&quot;&quot;)">
            <text:p/>
          </table:table-cell>
          <table:table-cell table:formula="of:=IF([.J1]=[.N573];[.L573];&quot;&quot;)">
            <text:p/>
          </table:table-cell>
          <table:table-cell table:formula="of:=IF([.K1]=[.N573];[.L573];&quot;&quot;)">
            <text:p/>
          </table:table-cell>
          <table:table-cell office:value-type="float" office:value="36">
            <text:p>36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69">
            <text:p>569</text:p>
          </table:table-cell>
          <table:table-cell table:formula="of:=CONCATENATE(&quot;All/&quot;;TEXT([.A574];&quot;000&quot;) ;&quot;_&quot;;[.E574];&quot;_&quot;;IF([.M574]=&quot;Side-Side&quot;;&quot;Side&quot;;SUBSTITUTE([.M574];&quot;-&quot;;&quot;&quot;));IF([.L574]&lt;0;&quot;_N&quot;;&quot;_&quot;);ABS([.L574]);IF([.O574]=&quot;&quot;;&quot;&quot;;&quot;_JCM&quot;))" office:value-type="string" office:string-value="All/569_Right Thumb 1_Twist_N15">
            <text:p>All/569_Right Thumb 1_Twist_N1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1</text:p>
          </table:table-cell>
          <table:table-cell table:formula="of:=IF([.F1]=[.N574];[.L574];&quot;&quot;)" office:value-type="float" office:value="-15">
            <text:p>-15</text:p>
          </table:table-cell>
          <table:table-cell table:formula="of:=IF([.G1]=[.N574];[.L574];&quot;&quot;)">
            <text:p/>
          </table:table-cell>
          <table:table-cell table:formula="of:=IF([.H1]=[.N574];[.L574];&quot;&quot;)">
            <text:p/>
          </table:table-cell>
          <table:table-cell table:formula="of:=IF([.I1]=[.N574];[.L574];&quot;&quot;)">
            <text:p/>
          </table:table-cell>
          <table:table-cell table:formula="of:=IF([.J1]=[.N574];[.L574];&quot;&quot;)">
            <text:p/>
          </table:table-cell>
          <table:table-cell table:formula="of:=IF([.K1]=[.N574];[.L574];&quot;&quot;)">
            <text:p/>
          </table:table-cell>
          <table:table-cell office:value-type="float" office:value="-15">
            <text:p>-1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70">
            <text:p>570</text:p>
          </table:table-cell>
          <table:table-cell table:formula="of:=CONCATENATE(&quot;All/&quot;;TEXT([.A575];&quot;000&quot;) ;&quot;_&quot;;[.E575];&quot;_&quot;;IF([.M575]=&quot;Side-Side&quot;;&quot;Side&quot;;SUBSTITUTE([.M575];&quot;-&quot;;&quot;&quot;));IF([.L575]&lt;0;&quot;_N&quot;;&quot;_&quot;);ABS([.L575]);IF([.O575]=&quot;&quot;;&quot;&quot;;&quot;_JCM&quot;))" office:value-type="string" office:string-value="All/570_Right Thumb 1_Bend_N40">
            <text:p>All/570_Right Thumb 1_Bend_N4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1</text:p>
          </table:table-cell>
          <table:table-cell table:formula="of:=IF([.F1]=[.N575];[.L575];&quot;&quot;)">
            <text:p/>
          </table:table-cell>
          <table:table-cell table:formula="of:=IF([.G1]=[.N575];[.L575];&quot;&quot;)" office:value-type="float" office:value="-40">
            <text:p>-40</text:p>
          </table:table-cell>
          <table:table-cell table:formula="of:=IF([.H1]=[.N575];[.L575];&quot;&quot;)">
            <text:p/>
          </table:table-cell>
          <table:table-cell table:formula="of:=IF([.I1]=[.N575];[.L575];&quot;&quot;)">
            <text:p/>
          </table:table-cell>
          <table:table-cell table:formula="of:=IF([.J1]=[.N575];[.L575];&quot;&quot;)">
            <text:p/>
          </table:table-cell>
          <table:table-cell table:formula="of:=IF([.K1]=[.N575];[.L575];&quot;&quot;)">
            <text:p/>
          </table:table-cell>
          <table:table-cell office:value-type="float" office:value="-40">
            <text:p>-40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3">
          <table:table-cell table:style-name="ce2" office:value-type="float" office:value="571">
            <text:p>571</text:p>
          </table:table-cell>
          <table:table-cell table:formula="of:=CONCATENATE(&quot;All/&quot;;TEXT([.A576];&quot;000&quot;) ;&quot;_&quot;;[.E576];&quot;_&quot;;IF([.M576]=&quot;Side-Side&quot;;&quot;Side&quot;;SUBSTITUTE([.M576];&quot;-&quot;;&quot;&quot;));IF([.L576]&lt;0;&quot;_N&quot;;&quot;_&quot;);ABS([.L576]);IF([.O576]=&quot;&quot;;&quot;&quot;;&quot;_JCM&quot;))" office:value-type="string" office:string-value="All/571_Right Thumb 1_Bend_N50_JCM">
            <text:p>All/571_Right Thumb 1_Bend_N5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1</text:p>
          </table:table-cell>
          <table:table-cell table:formula="of:=IF([.F1]=[.N576];[.L576];&quot;&quot;)">
            <text:p/>
          </table:table-cell>
          <table:table-cell table:formula="of:=IF([.G1]=[.N576];[.L576];&quot;&quot;)" office:value-type="float" office:value="-50">
            <text:p>-50</text:p>
          </table:table-cell>
          <table:table-cell table:formula="of:=IF([.H1]=[.N576];[.L576];&quot;&quot;)">
            <text:p/>
          </table:table-cell>
          <table:table-cell table:formula="of:=IF([.I1]=[.N576];[.L576];&quot;&quot;)">
            <text:p/>
          </table:table-cell>
          <table:table-cell table:formula="of:=IF([.J1]=[.N576];[.L576];&quot;&quot;)">
            <text:p/>
          </table:table-cell>
          <table:table-cell table:formula="of:=IF([.K1]=[.N576];[.L576];&quot;&quot;)">
            <text:p/>
          </table:table-cell>
          <table:table-cell office:value-type="float" office:value="-50">
            <text:p>-50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1Bend_50_R</text:p>
          </table:table-cell>
          <table:table-cell office:value-type="string">
            <text:p>JCMの名前に50とあるようにBendの値が-50でこのモーフは100％適用されるが、最小値(MIN)が-40と設定されているので、このモーフの影響を見る時ははBendのリミットを切る必要がある。</text:p>
          </table:table-cell>
          <table:table-cell table:number-columns-repeated="1002"/>
        </table:table-row>
        <table:table-row table:style-name="ro2">
          <table:table-cell table:style-name="ce2" office:value-type="float" office:value="572">
            <text:p>572</text:p>
          </table:table-cell>
          <table:table-cell table:formula="of:=CONCATENATE(&quot;All/&quot;;TEXT([.A577];&quot;000&quot;) ;&quot;_&quot;;[.E577];&quot;_&quot;;IF([.M577]=&quot;Side-Side&quot;;&quot;Side&quot;;SUBSTITUTE([.M577];&quot;-&quot;;&quot;&quot;));IF([.L577]&lt;0;&quot;_N&quot;;&quot;_&quot;);ABS([.L577]);IF([.O577]=&quot;&quot;;&quot;&quot;;&quot;_JCM&quot;))" office:value-type="string" office:string-value="All/572_Right Thumb 1_Bend_26">
            <text:p>All/572_Right Thumb 1_Bend_26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1</text:p>
          </table:table-cell>
          <table:table-cell table:formula="of:=IF([.F1]=[.N577];[.L577];&quot;&quot;)">
            <text:p/>
          </table:table-cell>
          <table:table-cell table:formula="of:=IF([.G1]=[.N577];[.L577];&quot;&quot;)" office:value-type="float" office:value="26">
            <text:p>26</text:p>
          </table:table-cell>
          <table:table-cell table:formula="of:=IF([.H1]=[.N577];[.L577];&quot;&quot;)">
            <text:p/>
          </table:table-cell>
          <table:table-cell table:formula="of:=IF([.I1]=[.N577];[.L577];&quot;&quot;)">
            <text:p/>
          </table:table-cell>
          <table:table-cell table:formula="of:=IF([.J1]=[.N577];[.L577];&quot;&quot;)">
            <text:p/>
          </table:table-cell>
          <table:table-cell table:formula="of:=IF([.K1]=[.N577];[.L577];&quot;&quot;)">
            <text:p/>
          </table:table-cell>
          <table:table-cell office:value-type="float" office:value="26">
            <text:p>26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73">
            <text:p>573</text:p>
          </table:table-cell>
          <table:table-cell table:formula="of:=CONCATENATE(&quot;All/&quot;;TEXT([.A578];&quot;000&quot;) ;&quot;_&quot;;[.E578];&quot;_&quot;;IF([.M578]=&quot;Side-Side&quot;;&quot;Side&quot;;SUBSTITUTE([.M578];&quot;-&quot;;&quot;&quot;));IF([.L578]&lt;0;&quot;_N&quot;;&quot;_&quot;);ABS([.L578]);IF([.O578]=&quot;&quot;;&quot;&quot;;&quot;_JCM&quot;))" office:value-type="string" office:string-value="All/573_Right Thumb 1_UpDown_N20_JCM">
            <text:p>All/573_Right Thumb 1_UpDown_N2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1</text:p>
          </table:table-cell>
          <table:table-cell table:formula="of:=IF([.F1]=[.N578];[.L578];&quot;&quot;)">
            <text:p/>
          </table:table-cell>
          <table:table-cell table:formula="of:=IF([.G1]=[.N578];[.L578];&quot;&quot;)">
            <text:p/>
          </table:table-cell>
          <table:table-cell table:formula="of:=IF([.H1]=[.N578];[.L578];&quot;&quot;)" office:value-type="float" office:value="-20">
            <text:p>-20</text:p>
          </table:table-cell>
          <table:table-cell table:formula="of:=IF([.I1]=[.N578];[.L578];&quot;&quot;)">
            <text:p/>
          </table:table-cell>
          <table:table-cell table:formula="of:=IF([.J1]=[.N578];[.L578];&quot;&quot;)">
            <text:p/>
          </table:table-cell>
          <table:table-cell table:formula="of:=IF([.K1]=[.N578];[.L578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Up-Down</text:p>
          </table:table-cell>
          <table:table-cell office:value-type="string">
            <text:p>ZRotate</text:p>
          </table:table-cell>
          <table:table-cell table:style-name="ce1" office:value-type="string">
            <text:p>pJCMThumb1Up_20_R</text:p>
          </table:table-cell>
          <table:table-cell table:number-columns-repeated="1003"/>
        </table:table-row>
        <table:table-row table:style-name="ro2">
          <table:table-cell table:style-name="ce2" office:value-type="float" office:value="574">
            <text:p>574</text:p>
          </table:table-cell>
          <table:table-cell table:formula="of:=CONCATENATE(&quot;All/&quot;;TEXT([.A579];&quot;000&quot;) ;&quot;_&quot;;[.E579];&quot;_&quot;;IF([.M579]=&quot;Side-Side&quot;;&quot;Side&quot;;SUBSTITUTE([.M579];&quot;-&quot;;&quot;&quot;));IF([.L579]&lt;0;&quot;_N&quot;;&quot;_&quot;);ABS([.L579]);IF([.O579]=&quot;&quot;;&quot;&quot;;&quot;_JCM&quot;))" office:value-type="string" office:string-value="All/574_Right Thumb 1_UpDown_20">
            <text:p>All/574_Right Thumb 1_UpDown_2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1</text:p>
          </table:table-cell>
          <table:table-cell table:formula="of:=IF([.F1]=[.N579];[.L579];&quot;&quot;)">
            <text:p/>
          </table:table-cell>
          <table:table-cell table:formula="of:=IF([.G1]=[.N579];[.L579];&quot;&quot;)">
            <text:p/>
          </table:table-cell>
          <table:table-cell table:formula="of:=IF([.H1]=[.N579];[.L579];&quot;&quot;)" office:value-type="float" office:value="20">
            <text:p>20</text:p>
          </table:table-cell>
          <table:table-cell table:formula="of:=IF([.I1]=[.N579];[.L579];&quot;&quot;)">
            <text:p/>
          </table:table-cell>
          <table:table-cell table:formula="of:=IF([.J1]=[.N579];[.L579];&quot;&quot;)">
            <text:p/>
          </table:table-cell>
          <table:table-cell table:formula="of:=IF([.K1]=[.N579];[.L579];&quot;&quot;)">
            <text:p/>
          </table:table-cell>
          <table:table-cell office:value-type="float" office:value="20">
            <text:p>20</text:p>
          </table:table-cell>
          <table:table-cell office:value-type="string">
            <text:p>Up-Down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575">
            <text:p>575</text:p>
          </table:table-cell>
          <table:table-cell table:formula="of:=CONCATENATE(&quot;All/&quot;;TEXT([.A580];&quot;000&quot;) ;&quot;_&quot;;[.E580];&quot;_&quot;;IF([.M580]=&quot;Side-Side&quot;;&quot;Side&quot;;SUBSTITUTE([.M580];&quot;-&quot;;&quot;&quot;));IF([.L580]&lt;0;&quot;_N&quot;;&quot;_&quot;);ABS([.L580]);IF([.O580]=&quot;&quot;;&quot;&quot;;&quot;_JCM&quot;))" office:value-type="string" office:string-value="All/575_Right Thumb 2_Bend_N65_JCM">
            <text:p>All/575_Right Thumb 2_Bend_N6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2</text:p>
          </table:table-cell>
          <table:table-cell table:formula="of:=IF([.F1]=[.N580];[.L580];&quot;&quot;)">
            <text:p/>
          </table:table-cell>
          <table:table-cell table:formula="of:=IF([.G1]=[.N580];[.L580];&quot;&quot;)" office:value-type="float" office:value="-65">
            <text:p>-65</text:p>
          </table:table-cell>
          <table:table-cell table:formula="of:=IF([.H1]=[.N580];[.L580];&quot;&quot;)">
            <text:p/>
          </table:table-cell>
          <table:table-cell table:formula="of:=IF([.I1]=[.N580];[.L580];&quot;&quot;)">
            <text:p/>
          </table:table-cell>
          <table:table-cell table:formula="of:=IF([.J1]=[.N580];[.L580];&quot;&quot;)">
            <text:p/>
          </table:table-cell>
          <table:table-cell table:formula="of:=IF([.K1]=[.N580];[.L580];&quot;&quot;)">
            <text:p/>
          </table:table-cell>
          <table:table-cell office:value-type="float" office:value="-65">
            <text:p>-65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2Bend_65_R</text:p>
          </table:table-cell>
          <table:table-cell table:number-columns-repeated="1003"/>
        </table:table-row>
        <table:table-row table:style-name="ro2">
          <table:table-cell table:style-name="ce2" office:value-type="float" office:value="576">
            <text:p>576</text:p>
          </table:table-cell>
          <table:table-cell table:formula="of:=CONCATENATE(&quot;All/&quot;;TEXT([.A581];&quot;000&quot;) ;&quot;_&quot;;[.E581];&quot;_&quot;;IF([.M581]=&quot;Side-Side&quot;;&quot;Side&quot;;SUBSTITUTE([.M581];&quot;-&quot;;&quot;&quot;));IF([.L581]&lt;0;&quot;_N&quot;;&quot;_&quot;);ABS([.L581]);IF([.O581]=&quot;&quot;;&quot;&quot;;&quot;_JCM&quot;))" office:value-type="string" office:string-value="All/576_Right Thumb 2_Bend_15">
            <text:p>All/576_Right Thumb 2_Bend_1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2</text:p>
          </table:table-cell>
          <table:table-cell table:formula="of:=IF([.F1]=[.N581];[.L581];&quot;&quot;)">
            <text:p/>
          </table:table-cell>
          <table:table-cell table:formula="of:=IF([.G1]=[.N581];[.L581];&quot;&quot;)" office:value-type="float" office:value="15">
            <text:p>15</text:p>
          </table:table-cell>
          <table:table-cell table:formula="of:=IF([.H1]=[.N581];[.L581];&quot;&quot;)">
            <text:p/>
          </table:table-cell>
          <table:table-cell table:formula="of:=IF([.I1]=[.N581];[.L581];&quot;&quot;)">
            <text:p/>
          </table:table-cell>
          <table:table-cell table:formula="of:=IF([.J1]=[.N581];[.L581];&quot;&quot;)">
            <text:p/>
          </table:table-cell>
          <table:table-cell table:formula="of:=IF([.K1]=[.N581];[.L581];&quot;&quot;)">
            <text:p/>
          </table:table-cell>
          <table:table-cell office:value-type="float" office:value="15">
            <text:p>15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77">
            <text:p>577</text:p>
          </table:table-cell>
          <table:table-cell table:formula="of:=CONCATENATE(&quot;All/&quot;;TEXT([.A582];&quot;000&quot;) ;&quot;_&quot;;[.E582];&quot;_&quot;;IF([.M582]=&quot;Side-Side&quot;;&quot;Side&quot;;SUBSTITUTE([.M582];&quot;-&quot;;&quot;&quot;));IF([.L582]&lt;0;&quot;_N&quot;;&quot;_&quot;);ABS([.L582]);IF([.O582]=&quot;&quot;;&quot;&quot;;&quot;_JCM&quot;))" office:value-type="string" office:string-value="All/577_Right Thumb 3_Bend_N90_JCM">
            <text:p>All/577_Right Thumb 3_Bend_N9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3</text:p>
          </table:table-cell>
          <table:table-cell table:formula="of:=IF([.F1]=[.N582];[.L582];&quot;&quot;)">
            <text:p/>
          </table:table-cell>
          <table:table-cell table:formula="of:=IF([.G1]=[.N582];[.L582];&quot;&quot;)" office:value-type="float" office:value="-90">
            <text:p>-90</text:p>
          </table:table-cell>
          <table:table-cell table:formula="of:=IF([.H1]=[.N582];[.L582];&quot;&quot;)">
            <text:p/>
          </table:table-cell>
          <table:table-cell table:formula="of:=IF([.I1]=[.N582];[.L582];&quot;&quot;)">
            <text:p/>
          </table:table-cell>
          <table:table-cell table:formula="of:=IF([.J1]=[.N582];[.L582];&quot;&quot;)">
            <text:p/>
          </table:table-cell>
          <table:table-cell table:formula="of:=IF([.K1]=[.N582];[.L582];&quot;&quot;)">
            <text:p/>
          </table:table-cell>
          <table:table-cell office:value-type="float" office:value="-90">
            <text:p>-90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3Bend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78">
            <text:p>578</text:p>
          </table:table-cell>
          <table:table-cell table:formula="of:=CONCATENATE(&quot;All/&quot;;TEXT([.A583];&quot;000&quot;) ;&quot;_&quot;;[.E583];&quot;_&quot;;IF([.M583]=&quot;Side-Side&quot;;&quot;Side&quot;;SUBSTITUTE([.M583];&quot;-&quot;;&quot;&quot;));IF([.L583]&lt;0;&quot;_N&quot;;&quot;_&quot;);ABS([.L583]);IF([.O583]=&quot;&quot;;&quot;&quot;;&quot;_JCM&quot;))" office:value-type="string" office:string-value="All/578_Right Thumb 3_Bend_N77_JCM">
            <text:p>All/578_Right Thumb 3_Bend_N77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3</text:p>
          </table:table-cell>
          <table:table-cell/>
          <table:table-cell office:value-type="float" office:value="-77">
            <text:p>-77</text:p>
          </table:table-cell>
          <table:table-cell table:number-columns-repeated="4"/>
          <table:table-cell office:value-type="float" office:value="-77">
            <text:p>-77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3Bend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79">
            <text:p>579</text:p>
          </table:table-cell>
          <table:table-cell table:formula="of:=CONCATENATE(&quot;All/&quot;;TEXT([.A584];&quot;000&quot;) ;&quot;_&quot;;[.E584];&quot;_&quot;;IF([.M584]=&quot;Side-Side&quot;;&quot;Side&quot;;SUBSTITUTE([.M584];&quot;-&quot;;&quot;&quot;));IF([.L584]&lt;0;&quot;_N&quot;;&quot;_&quot;);ABS([.L584]);IF([.O584]=&quot;&quot;;&quot;&quot;;&quot;_JCM&quot;))" office:value-type="string" office:string-value="All/579_Right Thumb 3_Bend_N64_JCM">
            <text:p>All/579_Right Thumb 3_Bend_N64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3</text:p>
          </table:table-cell>
          <table:table-cell/>
          <table:table-cell office:value-type="float" office:value="-64">
            <text:p>-64</text:p>
          </table:table-cell>
          <table:table-cell table:number-columns-repeated="4"/>
          <table:table-cell office:value-type="float" office:value="-64">
            <text:p>-64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3Bend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80">
            <text:p>580</text:p>
          </table:table-cell>
          <table:table-cell table:formula="of:=CONCATENATE(&quot;All/&quot;;TEXT([.A585];&quot;000&quot;) ;&quot;_&quot;;[.E585];&quot;_&quot;;IF([.M585]=&quot;Side-Side&quot;;&quot;Side&quot;;SUBSTITUTE([.M585];&quot;-&quot;;&quot;&quot;));IF([.L585]&lt;0;&quot;_N&quot;;&quot;_&quot;);ABS([.L585]);IF([.O585]=&quot;&quot;;&quot;&quot;;&quot;_JCM&quot;))" office:value-type="string" office:string-value="All/580_Right Thumb 3_Bend_N50_JCM">
            <text:p>All/580_Right Thumb 3_Bend_N5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3</text:p>
          </table:table-cell>
          <table:table-cell/>
          <table:table-cell office:value-type="float" office:value="-50">
            <text:p>-50</text:p>
          </table:table-cell>
          <table:table-cell table:number-columns-repeated="4"/>
          <table:table-cell office:value-type="float" office:value="-50">
            <text:p>-50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3Bend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81">
            <text:p>581</text:p>
          </table:table-cell>
          <table:table-cell table:formula="of:=CONCATENATE(&quot;All/&quot;;TEXT([.A586];&quot;000&quot;) ;&quot;_&quot;;[.E586];&quot;_&quot;;IF([.M586]=&quot;Side-Side&quot;;&quot;Side&quot;;SUBSTITUTE([.M586];&quot;-&quot;;&quot;&quot;));IF([.L586]&lt;0;&quot;_N&quot;;&quot;_&quot;);ABS([.L586]);IF([.O586]=&quot;&quot;;&quot;&quot;;&quot;_JCM&quot;))" office:value-type="string" office:string-value="All/581_Right Thumb 3_Bend_N36_JCM">
            <text:p>All/581_Right Thumb 3_Bend_N36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3</text:p>
          </table:table-cell>
          <table:table-cell/>
          <table:table-cell office:value-type="float" office:value="-36">
            <text:p>-36</text:p>
          </table:table-cell>
          <table:table-cell table:number-columns-repeated="4"/>
          <table:table-cell office:value-type="float" office:value="-36">
            <text:p>-36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3Bend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82">
            <text:p>582</text:p>
          </table:table-cell>
          <table:table-cell table:formula="of:=CONCATENATE(&quot;All/&quot;;TEXT([.A587];&quot;000&quot;) ;&quot;_&quot;;[.E587];&quot;_&quot;;IF([.M587]=&quot;Side-Side&quot;;&quot;Side&quot;;SUBSTITUTE([.M587];&quot;-&quot;;&quot;&quot;));IF([.L587]&lt;0;&quot;_N&quot;;&quot;_&quot;);ABS([.L587]);IF([.O587]=&quot;&quot;;&quot;&quot;;&quot;_JCM&quot;))" office:value-type="string" office:string-value="All/582_Right Thumb 3_Bend_N22_JCM">
            <text:p>All/582_Right Thumb 3_Bend_N22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3</text:p>
          </table:table-cell>
          <table:table-cell/>
          <table:table-cell office:value-type="float" office:value="-22">
            <text:p>-22</text:p>
          </table:table-cell>
          <table:table-cell table:number-columns-repeated="4"/>
          <table:table-cell office:value-type="float" office:value="-22">
            <text:p>-22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3Bend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83">
            <text:p>583</text:p>
          </table:table-cell>
          <table:table-cell table:formula="of:=CONCATENATE(&quot;All/&quot;;TEXT([.A588];&quot;000&quot;) ;&quot;_&quot;;[.E588];&quot;_&quot;;IF([.M588]=&quot;Side-Side&quot;;&quot;Side&quot;;SUBSTITUTE([.M588];&quot;-&quot;;&quot;&quot;));IF([.L588]&lt;0;&quot;_N&quot;;&quot;_&quot;);ABS([.L588]);IF([.O588]=&quot;&quot;;&quot;&quot;;&quot;_JCM&quot;))" office:value-type="string" office:string-value="All/583_Right Thumb 3_Bend_N8_JCM">
            <text:p>All/583_Right Thumb 3_Bend_N8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3</text:p>
          </table:table-cell>
          <table:table-cell/>
          <table:table-cell office:value-type="float" office:value="-8">
            <text:p>-8</text:p>
          </table:table-cell>
          <table:table-cell table:number-columns-repeated="4"/>
          <table:table-cell office:value-type="float" office:value="-8">
            <text:p>-8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3Bend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84">
            <text:p>584</text:p>
          </table:table-cell>
          <table:table-cell table:formula="of:=CONCATENATE(&quot;All/&quot;;TEXT([.A589];&quot;000&quot;) ;&quot;_&quot;;[.E589];&quot;_&quot;;IF([.M589]=&quot;Side-Side&quot;;&quot;Side&quot;;SUBSTITUTE([.M589];&quot;-&quot;;&quot;&quot;));IF([.L589]&lt;0;&quot;_N&quot;;&quot;_&quot;);ABS([.L589]);IF([.O589]=&quot;&quot;;&quot;&quot;;&quot;_JCM&quot;))" office:value-type="string" office:string-value="All/584_Right Thumb 3_Bend_6">
            <text:p>All/584_Right Thumb 3_Bend_6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3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585">
            <text:p>585</text:p>
          </table:table-cell>
          <table:table-cell table:formula="of:=CONCATENATE(&quot;All/&quot;;TEXT([.A590];&quot;000&quot;) ;&quot;_&quot;;[.E590];&quot;_&quot;;IF([.M590]=&quot;Side-Side&quot;;&quot;Side&quot;;SUBSTITUTE([.M590];&quot;-&quot;;&quot;&quot;));IF([.L590]&lt;0;&quot;_N&quot;;&quot;_&quot;);ABS([.L590]);IF([.O590]=&quot;&quot;;&quot;&quot;;&quot;_JCM&quot;))" office:value-type="string" office:string-value="All/585_Right Thumb 3_Bend_20">
            <text:p>All/585_Right Thumb 3_Bend_2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3</text:p>
          </table:table-cell>
          <table:table-cell table:formula="of:=IF([.F1]=[.N590];[.L590];&quot;&quot;)">
            <text:p/>
          </table:table-cell>
          <table:table-cell table:formula="of:=IF([.G1]=[.N590];[.L590];&quot;&quot;)" office:value-type="float" office:value="20">
            <text:p>20</text:p>
          </table:table-cell>
          <table:table-cell table:formula="of:=IF([.H1]=[.N590];[.L590];&quot;&quot;)">
            <text:p/>
          </table:table-cell>
          <table:table-cell table:formula="of:=IF([.I1]=[.N590];[.L590];&quot;&quot;)">
            <text:p/>
          </table:table-cell>
          <table:table-cell table:formula="of:=IF([.J1]=[.N590];[.L590];&quot;&quot;)">
            <text:p/>
          </table:table-cell>
          <table:table-cell table:formula="of:=IF([.K1]=[.N590];[.L590];&quot;&quot;)">
            <text:p/>
          </table:table-cell>
          <table:table-cell office:value-type="float" office:value="20">
            <text:p>20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86">
            <text:p>586</text:p>
          </table:table-cell>
          <table:table-cell table:formula="of:=CONCATENATE(&quot;All/&quot;;TEXT([.A591];&quot;000&quot;) ;&quot;_&quot;;[.E591];&quot;_&quot;;IF([.M591]=&quot;Side-Side&quot;;&quot;Side&quot;;SUBSTITUTE([.M591];&quot;-&quot;;&quot;&quot;));IF([.L591]&lt;0;&quot;_N&quot;;&quot;_&quot;);ABS([.L591]);IF([.O591]=&quot;&quot;;&quot;&quot;;&quot;_JCM&quot;))" office:value-type="string" office:string-value="All/586_Right Carpal 1_Side_N4">
            <text:p>All/586_Right Carpal 1_Side_N4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Carpal 1</text:p>
          </table:table-cell>
          <table:table-cell table:formula="of:=IF([.F1]=[.N591];[.L591];&quot;&quot;)">
            <text:p/>
          </table:table-cell>
          <table:table-cell table:formula="of:=IF([.G1]=[.N591];[.L591];&quot;&quot;)" office:value-type="float" office:value="-4">
            <text:p>-4</text:p>
          </table:table-cell>
          <table:table-cell table:formula="of:=IF([.H1]=[.N591];[.L591];&quot;&quot;)">
            <text:p/>
          </table:table-cell>
          <table:table-cell table:formula="of:=IF([.I1]=[.N591];[.L591];&quot;&quot;)">
            <text:p/>
          </table:table-cell>
          <table:table-cell table:formula="of:=IF([.J1]=[.N591];[.L591];&quot;&quot;)">
            <text:p/>
          </table:table-cell>
          <table:table-cell table:formula="of:=IF([.K1]=[.N591];[.L591];&quot;&quot;)">
            <text:p/>
          </table:table-cell>
          <table:table-cell office:value-type="float" office:value="-4">
            <text:p>-4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87">
            <text:p>587</text:p>
          </table:table-cell>
          <table:table-cell table:formula="of:=CONCATENATE(&quot;All/&quot;;TEXT([.A592];&quot;000&quot;) ;&quot;_&quot;;[.E592];&quot;_&quot;;IF([.M592]=&quot;Side-Side&quot;;&quot;Side&quot;;SUBSTITUTE([.M592];&quot;-&quot;;&quot;&quot;));IF([.L592]&lt;0;&quot;_N&quot;;&quot;_&quot;);ABS([.L592]);IF([.O592]=&quot;&quot;;&quot;&quot;;&quot;_JCM&quot;))" office:value-type="string" office:string-value="All/587_Right Carpal 1_Side_3">
            <text:p>All/587_Right Carpal 1_Side_3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Carpal 1</text:p>
          </table:table-cell>
          <table:table-cell table:formula="of:=IF([.F1]=[.N592];[.L592];&quot;&quot;)">
            <text:p/>
          </table:table-cell>
          <table:table-cell table:formula="of:=IF([.G1]=[.N592];[.L592];&quot;&quot;)" office:value-type="float" office:value="3">
            <text:p>3</text:p>
          </table:table-cell>
          <table:table-cell table:formula="of:=IF([.H1]=[.N592];[.L592];&quot;&quot;)">
            <text:p/>
          </table:table-cell>
          <table:table-cell table:formula="of:=IF([.I1]=[.N592];[.L592];&quot;&quot;)">
            <text:p/>
          </table:table-cell>
          <table:table-cell table:formula="of:=IF([.J1]=[.N592];[.L592];&quot;&quot;)">
            <text:p/>
          </table:table-cell>
          <table:table-cell table:formula="of:=IF([.K1]=[.N592];[.L592];&quot;&quot;)">
            <text:p/>
          </table:table-cell>
          <table:table-cell office:value-type="float" office:value="3">
            <text:p>3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88">
            <text:p>588</text:p>
          </table:table-cell>
          <table:table-cell table:formula="of:=CONCATENATE(&quot;All/&quot;;TEXT([.A593];&quot;000&quot;) ;&quot;_&quot;;[.E593];&quot;_&quot;;IF([.M593]=&quot;Side-Side&quot;;&quot;Side&quot;;SUBSTITUTE([.M593];&quot;-&quot;;&quot;&quot;));IF([.L593]&lt;0;&quot;_N&quot;;&quot;_&quot;);ABS([.L593]);IF([.O593]=&quot;&quot;;&quot;&quot;;&quot;_JCM&quot;))" office:value-type="string" office:string-value="All/588_Right Carpal 1_Bend_N4">
            <text:p>All/588_Right Carpal 1_Bend_N4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Carpal 1</text:p>
          </table:table-cell>
          <table:table-cell table:formula="of:=IF([.F1]=[.N593];[.L593];&quot;&quot;)">
            <text:p/>
          </table:table-cell>
          <table:table-cell table:formula="of:=IF([.G1]=[.N593];[.L593];&quot;&quot;)">
            <text:p/>
          </table:table-cell>
          <table:table-cell table:formula="of:=IF([.H1]=[.N593];[.L593];&quot;&quot;)" office:value-type="float" office:value="-4">
            <text:p>-4</text:p>
          </table:table-cell>
          <table:table-cell table:formula="of:=IF([.I1]=[.N593];[.L593];&quot;&quot;)">
            <text:p/>
          </table:table-cell>
          <table:table-cell table:formula="of:=IF([.J1]=[.N593];[.L593];&quot;&quot;)">
            <text:p/>
          </table:table-cell>
          <table:table-cell table:formula="of:=IF([.K1]=[.N593];[.L593];&quot;&quot;)">
            <text:p/>
          </table:table-cell>
          <table:table-cell office:value-type="float" office:value="-4">
            <text:p>-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89">
            <text:p>589</text:p>
          </table:table-cell>
          <table:table-cell table:formula="of:=CONCATENATE(&quot;All/&quot;;TEXT([.A594];&quot;000&quot;) ;&quot;_&quot;;[.E594];&quot;_&quot;;IF([.M594]=&quot;Side-Side&quot;;&quot;Side&quot;;SUBSTITUTE([.M594];&quot;-&quot;;&quot;&quot;));IF([.L594]&lt;0;&quot;_N&quot;;&quot;_&quot;);ABS([.L594]);IF([.O594]=&quot;&quot;;&quot;&quot;;&quot;_JCM&quot;))" office:value-type="string" office:string-value="All/589_Right Carpal 1_Bend_4">
            <text:p>All/589_Right Carpal 1_Bend_4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Carpal 1</text:p>
          </table:table-cell>
          <table:table-cell table:formula="of:=IF([.F1]=[.N594];[.L594];&quot;&quot;)">
            <text:p/>
          </table:table-cell>
          <table:table-cell table:formula="of:=IF([.G1]=[.N594];[.L594];&quot;&quot;)">
            <text:p/>
          </table:table-cell>
          <table:table-cell table:formula="of:=IF([.H1]=[.N594];[.L594];&quot;&quot;)" office:value-type="float" office:value="4">
            <text:p>4</text:p>
          </table:table-cell>
          <table:table-cell table:formula="of:=IF([.I1]=[.N594];[.L594];&quot;&quot;)">
            <text:p/>
          </table:table-cell>
          <table:table-cell table:formula="of:=IF([.J1]=[.N594];[.L594];&quot;&quot;)">
            <text:p/>
          </table:table-cell>
          <table:table-cell table:formula="of:=IF([.K1]=[.N594];[.L594];&quot;&quot;)">
            <text:p/>
          </table:table-cell>
          <table:table-cell office:value-type="float" office:value="4">
            <text:p>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90">
            <text:p>590</text:p>
          </table:table-cell>
          <table:table-cell table:formula="of:=CONCATENATE(&quot;All/&quot;;TEXT([.A595];&quot;000&quot;) ;&quot;_&quot;;[.E595];&quot;_&quot;;IF([.M595]=&quot;Side-Side&quot;;&quot;Side&quot;;SUBSTITUTE([.M595];&quot;-&quot;;&quot;&quot;));IF([.L595]&lt;0;&quot;_N&quot;;&quot;_&quot;);ABS([.L595]);IF([.O595]=&quot;&quot;;&quot;&quot;;&quot;_JCM&quot;))" office:value-type="string" office:string-value="All/590_Right Index 1_Twist_5">
            <text:p>All/590_Right Index 1_Twist_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1</text:p>
          </table:table-cell>
          <table:table-cell table:formula="of:=IF([.F1]=[.N595];[.L595];&quot;&quot;)" office:value-type="float" office:value="5">
            <text:p>5</text:p>
          </table:table-cell>
          <table:table-cell table:formula="of:=IF([.G1]=[.N595];[.L595];&quot;&quot;)">
            <text:p/>
          </table:table-cell>
          <table:table-cell table:formula="of:=IF([.H1]=[.N595];[.L595];&quot;&quot;)">
            <text:p/>
          </table:table-cell>
          <table:table-cell table:formula="of:=IF([.I1]=[.N595];[.L595];&quot;&quot;)">
            <text:p/>
          </table:table-cell>
          <table:table-cell table:formula="of:=IF([.J1]=[.N595];[.L595];&quot;&quot;)">
            <text:p/>
          </table:table-cell>
          <table:table-cell table:formula="of:=IF([.K1]=[.N595];[.L595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91">
            <text:p>591</text:p>
          </table:table-cell>
          <table:table-cell table:formula="of:=CONCATENATE(&quot;All/&quot;;TEXT([.A596];&quot;000&quot;) ;&quot;_&quot;;[.E596];&quot;_&quot;;IF([.M596]=&quot;Side-Side&quot;;&quot;Side&quot;;SUBSTITUTE([.M596];&quot;-&quot;;&quot;&quot;));IF([.L596]&lt;0;&quot;_N&quot;;&quot;_&quot;);ABS([.L596]);IF([.O596]=&quot;&quot;;&quot;&quot;;&quot;_JCM&quot;))" office:value-type="string" office:string-value="All/591_Right Index 1_Twist_N5">
            <text:p>All/591_Right Index 1_Twist_N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1</text:p>
          </table:table-cell>
          <table:table-cell table:formula="of:=IF([.F1]=[.N596];[.L596];&quot;&quot;)" office:value-type="float" office:value="-5">
            <text:p>-5</text:p>
          </table:table-cell>
          <table:table-cell table:formula="of:=IF([.G1]=[.N596];[.L596];&quot;&quot;)">
            <text:p/>
          </table:table-cell>
          <table:table-cell table:formula="of:=IF([.H1]=[.N596];[.L596];&quot;&quot;)">
            <text:p/>
          </table:table-cell>
          <table:table-cell table:formula="of:=IF([.I1]=[.N596];[.L596];&quot;&quot;)">
            <text:p/>
          </table:table-cell>
          <table:table-cell table:formula="of:=IF([.J1]=[.N596];[.L596];&quot;&quot;)">
            <text:p/>
          </table:table-cell>
          <table:table-cell table:formula="of:=IF([.K1]=[.N596];[.L596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92">
            <text:p>592</text:p>
          </table:table-cell>
          <table:table-cell table:formula="of:=CONCATENATE(&quot;All/&quot;;TEXT([.A597];&quot;000&quot;) ;&quot;_&quot;;[.E597];&quot;_&quot;;IF([.M597]=&quot;Side-Side&quot;;&quot;Side&quot;;SUBSTITUTE([.M597];&quot;-&quot;;&quot;&quot;));IF([.L597]&lt;0;&quot;_N&quot;;&quot;_&quot;);ABS([.L597]);IF([.O597]=&quot;&quot;;&quot;&quot;;&quot;_JCM&quot;))" office:value-type="string" office:string-value="All/592_Right Index 1_Side_N12">
            <text:p>All/592_Right Index 1_Side_N12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1</text:p>
          </table:table-cell>
          <table:table-cell table:formula="of:=IF([.F1]=[.N597];[.L597];&quot;&quot;)">
            <text:p/>
          </table:table-cell>
          <table:table-cell table:formula="of:=IF([.G1]=[.N597];[.L597];&quot;&quot;)" office:value-type="float" office:value="-12">
            <text:p>-12</text:p>
          </table:table-cell>
          <table:table-cell table:formula="of:=IF([.H1]=[.N597];[.L597];&quot;&quot;)">
            <text:p/>
          </table:table-cell>
          <table:table-cell table:formula="of:=IF([.I1]=[.N597];[.L597];&quot;&quot;)">
            <text:p/>
          </table:table-cell>
          <table:table-cell table:formula="of:=IF([.J1]=[.N597];[.L597];&quot;&quot;)">
            <text:p/>
          </table:table-cell>
          <table:table-cell table:formula="of:=IF([.K1]=[.N597];[.L597];&quot;&quot;)">
            <text:p/>
          </table:table-cell>
          <table:table-cell office:value-type="float" office:value="-12">
            <text:p>-1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93">
            <text:p>593</text:p>
          </table:table-cell>
          <table:table-cell table:formula="of:=CONCATENATE(&quot;All/&quot;;TEXT([.A598];&quot;000&quot;) ;&quot;_&quot;;[.E598];&quot;_&quot;;IF([.M598]=&quot;Side-Side&quot;;&quot;Side&quot;;SUBSTITUTE([.M598];&quot;-&quot;;&quot;&quot;));IF([.L598]&lt;0;&quot;_N&quot;;&quot;_&quot;);ABS([.L598]);IF([.O598]=&quot;&quot;;&quot;&quot;;&quot;_JCM&quot;))" office:value-type="string" office:string-value="All/593_Right Index 1_Side_18">
            <text:p>All/593_Right Index 1_Side_18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1</text:p>
          </table:table-cell>
          <table:table-cell table:formula="of:=IF([.F1]=[.N598];[.L598];&quot;&quot;)">
            <text:p/>
          </table:table-cell>
          <table:table-cell table:formula="of:=IF([.G1]=[.N598];[.L598];&quot;&quot;)" office:value-type="float" office:value="18">
            <text:p>18</text:p>
          </table:table-cell>
          <table:table-cell table:formula="of:=IF([.H1]=[.N598];[.L598];&quot;&quot;)">
            <text:p/>
          </table:table-cell>
          <table:table-cell table:formula="of:=IF([.I1]=[.N598];[.L598];&quot;&quot;)">
            <text:p/>
          </table:table-cell>
          <table:table-cell table:formula="of:=IF([.J1]=[.N598];[.L598];&quot;&quot;)">
            <text:p/>
          </table:table-cell>
          <table:table-cell table:formula="of:=IF([.K1]=[.N598];[.L598];&quot;&quot;)">
            <text:p/>
          </table:table-cell>
          <table:table-cell office:value-type="float" office:value="18">
            <text:p>18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94">
            <text:p>594</text:p>
          </table:table-cell>
          <table:table-cell table:formula="of:=CONCATENATE(&quot;All/&quot;;TEXT([.A599];&quot;000&quot;) ;&quot;_&quot;;[.E599];&quot;_&quot;;IF([.M599]=&quot;Side-Side&quot;;&quot;Side&quot;;SUBSTITUTE([.M599];&quot;-&quot;;&quot;&quot;));IF([.L599]&lt;0;&quot;_N&quot;;&quot;_&quot;);ABS([.L599]);IF([.O599]=&quot;&quot;;&quot;&quot;;&quot;_JCM&quot;))" office:value-type="string" office:string-value="All/594_Right Index 1_Bend_N50">
            <text:p>All/594_Right Index 1_Bend_N5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1</text:p>
          </table:table-cell>
          <table:table-cell table:formula="of:=IF([.F1]=[.N599];[.L599];&quot;&quot;)">
            <text:p/>
          </table:table-cell>
          <table:table-cell table:formula="of:=IF([.G1]=[.N599];[.L599];&quot;&quot;)">
            <text:p/>
          </table:table-cell>
          <table:table-cell table:formula="of:=IF([.H1]=[.N599];[.L599];&quot;&quot;)" office:value-type="float" office:value="-50">
            <text:p>-50</text:p>
          </table:table-cell>
          <table:table-cell table:formula="of:=IF([.I1]=[.N599];[.L599];&quot;&quot;)">
            <text:p/>
          </table:table-cell>
          <table:table-cell table:formula="of:=IF([.J1]=[.N599];[.L599];&quot;&quot;)">
            <text:p/>
          </table:table-cell>
          <table:table-cell table:formula="of:=IF([.K1]=[.N599];[.L599];&quot;&quot;)">
            <text:p/>
          </table:table-cell>
          <table:table-cell office:value-type="float" office:value="-50">
            <text:p>-5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95">
            <text:p>595</text:p>
          </table:table-cell>
          <table:table-cell table:formula="of:=CONCATENATE(&quot;All/&quot;;TEXT([.A600];&quot;000&quot;) ;&quot;_&quot;;[.E600];&quot;_&quot;;IF([.M600]=&quot;Side-Side&quot;;&quot;Side&quot;;SUBSTITUTE([.M600];&quot;-&quot;;&quot;&quot;));IF([.L600]&lt;0;&quot;_N&quot;;&quot;_&quot;);ABS([.L600]);IF([.O600]=&quot;&quot;;&quot;&quot;;&quot;_JCM&quot;))" office:value-type="string" office:string-value="All/595_Right Index 1_Bend_90_JCM">
            <text:p>All/595_Right Index 1_Bend_9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1</text:p>
          </table:table-cell>
          <table:table-cell table:formula="of:=IF([.F1]=[.N600];[.L600];&quot;&quot;)">
            <text:p/>
          </table:table-cell>
          <table:table-cell table:formula="of:=IF([.G1]=[.N600];[.L600];&quot;&quot;)">
            <text:p/>
          </table:table-cell>
          <table:table-cell table:formula="of:=IF([.H1]=[.N600];[.L600];&quot;&quot;)" office:value-type="float" office:value="90">
            <text:p>90</text:p>
          </table:table-cell>
          <table:table-cell table:formula="of:=IF([.I1]=[.N600];[.L600];&quot;&quot;)">
            <text:p/>
          </table:table-cell>
          <table:table-cell table:formula="of:=IF([.J1]=[.N600];[.L600];&quot;&quot;)">
            <text:p/>
          </table:table-cell>
          <table:table-cell table:formula="of:=IF([.K1]=[.N600];[.L600];&quot;&quot;)">
            <text:p/>
          </table:table-cell>
          <table:table-cell office:value-type="float" office:value="90">
            <text:p>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1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96">
            <text:p>596</text:p>
          </table:table-cell>
          <table:table-cell table:formula="of:=CONCATENATE(&quot;All/&quot;;TEXT([.A601];&quot;000&quot;) ;&quot;_&quot;;[.E601];&quot;_&quot;;IF([.M601]=&quot;Side-Side&quot;;&quot;Side&quot;;SUBSTITUTE([.M601];&quot;-&quot;;&quot;&quot;));IF([.L601]&lt;0;&quot;_N&quot;;&quot;_&quot;);ABS([.L601]);IF([.O601]=&quot;&quot;;&quot;&quot;;&quot;_JCM&quot;))" office:value-type="string" office:string-value="All/596_Right Index 1_Bend_72_JCM">
            <text:p>All/596_Right Index 1_Bend_72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1</text:p>
          </table:table-cell>
          <table:table-cell table:number-columns-repeated="2"/>
          <table:table-cell office:value-type="float" office:value="72">
            <text:p>72</text:p>
          </table:table-cell>
          <table:table-cell table:number-columns-repeated="3"/>
          <table:table-cell office:value-type="float" office:value="72">
            <text:p>7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1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97">
            <text:p>597</text:p>
          </table:table-cell>
          <table:table-cell table:formula="of:=CONCATENATE(&quot;All/&quot;;TEXT([.A602];&quot;000&quot;) ;&quot;_&quot;;[.E602];&quot;_&quot;;IF([.M602]=&quot;Side-Side&quot;;&quot;Side&quot;;SUBSTITUTE([.M602];&quot;-&quot;;&quot;&quot;));IF([.L602]&lt;0;&quot;_N&quot;;&quot;_&quot;);ABS([.L602]);IF([.O602]=&quot;&quot;;&quot;&quot;;&quot;_JCM&quot;))" office:value-type="string" office:string-value="All/597_Right Index 1_Bend_54_JCM">
            <text:p>All/597_Right Index 1_Bend_54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1</text:p>
          </table:table-cell>
          <table:table-cell table:number-columns-repeated="2"/>
          <table:table-cell office:value-type="float" office:value="54">
            <text:p>54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1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98">
            <text:p>598</text:p>
          </table:table-cell>
          <table:table-cell table:formula="of:=CONCATENATE(&quot;All/&quot;;TEXT([.A603];&quot;000&quot;) ;&quot;_&quot;;[.E603];&quot;_&quot;;IF([.M603]=&quot;Side-Side&quot;;&quot;Side&quot;;SUBSTITUTE([.M603];&quot;-&quot;;&quot;&quot;));IF([.L603]&lt;0;&quot;_N&quot;;&quot;_&quot;);ABS([.L603]);IF([.O603]=&quot;&quot;;&quot;&quot;;&quot;_JCM&quot;))" office:value-type="string" office:string-value="All/598_Right Index 1_Bend_36_JCM">
            <text:p>All/598_Right Index 1_Bend_36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1</text:p>
          </table:table-cell>
          <table:table-cell table:number-columns-repeated="2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1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99">
            <text:p>599</text:p>
          </table:table-cell>
          <table:table-cell table:formula="of:=CONCATENATE(&quot;All/&quot;;TEXT([.A604];&quot;000&quot;) ;&quot;_&quot;;[.E604];&quot;_&quot;;IF([.M604]=&quot;Side-Side&quot;;&quot;Side&quot;;SUBSTITUTE([.M604];&quot;-&quot;;&quot;&quot;));IF([.L604]&lt;0;&quot;_N&quot;;&quot;_&quot;);ABS([.L604]);IF([.O604]=&quot;&quot;;&quot;&quot;;&quot;_JCM&quot;))" office:value-type="string" office:string-value="All/599_Right Index 1_Bend_18_JCM">
            <text:p>All/599_Right Index 1_Bend_18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1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1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00">
            <text:p>600</text:p>
          </table:table-cell>
          <table:table-cell table:formula="of:=CONCATENATE(&quot;All/&quot;;TEXT([.A605];&quot;000&quot;) ;&quot;_&quot;;[.E605];&quot;_&quot;;IF([.M605]=&quot;Side-Side&quot;;&quot;Side&quot;;SUBSTITUTE([.M605];&quot;-&quot;;&quot;&quot;));IF([.L605]&lt;0;&quot;_N&quot;;&quot;_&quot;);ABS([.L605]);IF([.O605]=&quot;&quot;;&quot;&quot;;&quot;_JCM&quot;))" office:value-type="string" office:string-value="All/600_Right Index 1_Bend_1_JCM">
            <text:p>All/600_Right Index 1_Bend_1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1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01">
            <text:p>601</text:p>
          </table:table-cell>
          <table:table-cell table:formula="of:=CONCATENATE(&quot;All/&quot;;TEXT([.A606];&quot;000&quot;) ;&quot;_&quot;;[.E606];&quot;_&quot;;IF([.M606]=&quot;Side-Side&quot;;&quot;Side&quot;;SUBSTITUTE([.M606];&quot;-&quot;;&quot;&quot;));IF([.L606]&lt;0;&quot;_N&quot;;&quot;_&quot;);ABS([.L606]);IF([.O606]=&quot;&quot;;&quot;&quot;;&quot;_JCM&quot;))" office:value-type="string" office:string-value="All/601_Right Index 1_Bend_N16">
            <text:p>All/601_Right Index 1_Bend_N16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1</text:p>
          </table:table-cell>
          <table:table-cell table:number-columns-repeated="2"/>
          <table:table-cell office:value-type="float" office:value="-16">
            <text:p>-16</text:p>
          </table:table-cell>
          <table:table-cell table:number-columns-repeated="3"/>
          <table:table-cell office:value-type="float" office:value="-16">
            <text:p>-1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602">
            <text:p>602</text:p>
          </table:table-cell>
          <table:table-cell table:formula="of:=CONCATENATE(&quot;All/&quot;;TEXT([.A607];&quot;000&quot;) ;&quot;_&quot;;[.E607];&quot;_&quot;;IF([.M607]=&quot;Side-Side&quot;;&quot;Side&quot;;SUBSTITUTE([.M607];&quot;-&quot;;&quot;&quot;));IF([.L607]&lt;0;&quot;_N&quot;;&quot;_&quot;);ABS([.L607]);IF([.O607]=&quot;&quot;;&quot;&quot;;&quot;_JCM&quot;))" office:value-type="string" office:string-value="All/602_Right Index 1_Bend_N33">
            <text:p>All/602_Right Index 1_Bend_N33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1</text:p>
          </table:table-cell>
          <table:table-cell table:number-columns-repeated="2"/>
          <table:table-cell office:value-type="float" office:value="-33">
            <text:p>-33</text:p>
          </table:table-cell>
          <table:table-cell table:number-columns-repeated="3"/>
          <table:table-cell office:value-type="float" office:value="-33">
            <text:p>-33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603">
            <text:p>603</text:p>
          </table:table-cell>
          <table:table-cell table:formula="of:=CONCATENATE(&quot;All/&quot;;TEXT([.A608];&quot;000&quot;) ;&quot;_&quot;;[.E608];&quot;_&quot;;IF([.M608]=&quot;Side-Side&quot;;&quot;Side&quot;;SUBSTITUTE([.M608];&quot;-&quot;;&quot;&quot;));IF([.L608]&lt;0;&quot;_N&quot;;&quot;_&quot;);ABS([.L608]);IF([.O608]=&quot;&quot;;&quot;&quot;;&quot;_JCM&quot;))" office:value-type="string" office:string-value="All/603_Right Index 2_Bend_N12">
            <text:p>All/603_Right Index 2_Bend_N12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2</text:p>
          </table:table-cell>
          <table:table-cell table:formula="of:=IF([.F1]=[.N608];[.L608];&quot;&quot;)">
            <text:p/>
          </table:table-cell>
          <table:table-cell table:formula="of:=IF([.G1]=[.N608];[.L608];&quot;&quot;)">
            <text:p/>
          </table:table-cell>
          <table:table-cell table:formula="of:=IF([.H1]=[.N608];[.L608];&quot;&quot;)" office:value-type="float" office:value="-12">
            <text:p>-12</text:p>
          </table:table-cell>
          <table:table-cell table:formula="of:=IF([.I1]=[.N608];[.L608];&quot;&quot;)">
            <text:p/>
          </table:table-cell>
          <table:table-cell table:formula="of:=IF([.J1]=[.N608];[.L608];&quot;&quot;)">
            <text:p/>
          </table:table-cell>
          <table:table-cell table:formula="of:=IF([.K1]=[.N608];[.L608];&quot;&quot;)">
            <text:p/>
          </table:table-cell>
          <table:table-cell office:value-type="float" office:value="-12">
            <text:p>-1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04">
            <text:p>604</text:p>
          </table:table-cell>
          <table:table-cell table:formula="of:=CONCATENATE(&quot;All/&quot;;TEXT([.A609];&quot;000&quot;) ;&quot;_&quot;;[.E609];&quot;_&quot;;IF([.M609]=&quot;Side-Side&quot;;&quot;Side&quot;;SUBSTITUTE([.M609];&quot;-&quot;;&quot;&quot;));IF([.L609]&lt;0;&quot;_N&quot;;&quot;_&quot;);ABS([.L609]);IF([.O609]=&quot;&quot;;&quot;&quot;;&quot;_JCM&quot;))" office:value-type="string" office:string-value="All/604_Right Index 2_Bend_105_JCM">
            <text:p>All/604_Right Index 2_Bend_10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2</text:p>
          </table:table-cell>
          <table:table-cell table:formula="of:=IF([.F1]=[.N609];[.L609];&quot;&quot;)">
            <text:p/>
          </table:table-cell>
          <table:table-cell table:formula="of:=IF([.G1]=[.N609];[.L609];&quot;&quot;)">
            <text:p/>
          </table:table-cell>
          <table:table-cell table:formula="of:=IF([.H1]=[.N609];[.L609];&quot;&quot;)" office:value-type="float" office:value="105">
            <text:p>105</text:p>
          </table:table-cell>
          <table:table-cell table:formula="of:=IF([.I1]=[.N609];[.L609];&quot;&quot;)">
            <text:p/>
          </table:table-cell>
          <table:table-cell table:formula="of:=IF([.J1]=[.N609];[.L609];&quot;&quot;)">
            <text:p/>
          </table:table-cell>
          <table:table-cell table:formula="of:=IF([.K1]=[.N609];[.L609];&quot;&quot;)">
            <text:p/>
          </table:table-cell>
          <table:table-cell office:value-type="float" office:value="105">
            <text:p>10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05">
            <text:p>605</text:p>
          </table:table-cell>
          <table:table-cell table:formula="of:=CONCATENATE(&quot;All/&quot;;TEXT([.A610];&quot;000&quot;) ;&quot;_&quot;;[.E610];&quot;_&quot;;IF([.M610]=&quot;Side-Side&quot;;&quot;Side&quot;;SUBSTITUTE([.M610];&quot;-&quot;;&quot;&quot;));IF([.L610]&lt;0;&quot;_N&quot;;&quot;_&quot;);ABS([.L610]);IF([.O610]=&quot;&quot;;&quot;&quot;;&quot;_JCM&quot;))" office:value-type="string" office:string-value="All/605_Right Index 2_Bend_90_JCM">
            <text:p>All/605_Right Index 2_Bend_9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2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3"/>
          <table:table-cell office:value-type="float" office:value="90">
            <text:p>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06">
            <text:p>606</text:p>
          </table:table-cell>
          <table:table-cell table:formula="of:=CONCATENATE(&quot;All/&quot;;TEXT([.A611];&quot;000&quot;) ;&quot;_&quot;;[.E611];&quot;_&quot;;IF([.M611]=&quot;Side-Side&quot;;&quot;Side&quot;;SUBSTITUTE([.M611];&quot;-&quot;;&quot;&quot;));IF([.L611]&lt;0;&quot;_N&quot;;&quot;_&quot;);ABS([.L611]);IF([.O611]=&quot;&quot;;&quot;&quot;;&quot;_JCM&quot;))" office:value-type="string" office:string-value="All/606_Right Index 2_Bend_75_JCM">
            <text:p>All/606_Right Index 2_Bend_7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2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3"/>
          <table:table-cell office:value-type="float" office:value="75">
            <text:p>7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07">
            <text:p>607</text:p>
          </table:table-cell>
          <table:table-cell table:formula="of:=CONCATENATE(&quot;All/&quot;;TEXT([.A612];&quot;000&quot;) ;&quot;_&quot;;[.E612];&quot;_&quot;;IF([.M612]=&quot;Side-Side&quot;;&quot;Side&quot;;SUBSTITUTE([.M612];&quot;-&quot;;&quot;&quot;));IF([.L612]&lt;0;&quot;_N&quot;;&quot;_&quot;);ABS([.L612]);IF([.O612]=&quot;&quot;;&quot;&quot;;&quot;_JCM&quot;))" office:value-type="string" office:string-value="All/607_Right Index 2_Bend_60_JCM">
            <text:p>All/607_Right Index 2_Bend_6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2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3"/>
          <table:table-cell office:value-type="float" office:value="60">
            <text:p>6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08">
            <text:p>608</text:p>
          </table:table-cell>
          <table:table-cell table:formula="of:=CONCATENATE(&quot;All/&quot;;TEXT([.A613];&quot;000&quot;) ;&quot;_&quot;;[.E613];&quot;_&quot;;IF([.M613]=&quot;Side-Side&quot;;&quot;Side&quot;;SUBSTITUTE([.M613];&quot;-&quot;;&quot;&quot;));IF([.L613]&lt;0;&quot;_N&quot;;&quot;_&quot;);ABS([.L613]);IF([.O613]=&quot;&quot;;&quot;&quot;;&quot;_JCM&quot;))" office:value-type="string" office:string-value="All/608_Right Index 2_Bend_45_JCM">
            <text:p>All/608_Right Index 2_Bend_4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2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09">
            <text:p>609</text:p>
          </table:table-cell>
          <table:table-cell table:formula="of:=CONCATENATE(&quot;All/&quot;;TEXT([.A614];&quot;000&quot;) ;&quot;_&quot;;[.E614];&quot;_&quot;;IF([.M614]=&quot;Side-Side&quot;;&quot;Side&quot;;SUBSTITUTE([.M614];&quot;-&quot;;&quot;&quot;));IF([.L614]&lt;0;&quot;_N&quot;;&quot;_&quot;);ABS([.L614]);IF([.O614]=&quot;&quot;;&quot;&quot;;&quot;_JCM&quot;))" office:value-type="string" office:string-value="All/609_Right Index 2_Bend_30_JCM">
            <text:p>All/609_Right Index 2_Bend_3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2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10">
            <text:p>610</text:p>
          </table:table-cell>
          <table:table-cell table:formula="of:=CONCATENATE(&quot;All/&quot;;TEXT([.A615];&quot;000&quot;) ;&quot;_&quot;;[.E615];&quot;_&quot;;IF([.M615]=&quot;Side-Side&quot;;&quot;Side&quot;;SUBSTITUTE([.M615];&quot;-&quot;;&quot;&quot;));IF([.L615]&lt;0;&quot;_N&quot;;&quot;_&quot;);ABS([.L615]);IF([.O615]=&quot;&quot;;&quot;&quot;;&quot;_JCM&quot;))" office:value-type="string" office:string-value="All/610_Right Index 2_Bend_16_JCM">
            <text:p>All/610_Right Index 2_Bend_16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2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11">
            <text:p>611</text:p>
          </table:table-cell>
          <table:table-cell table:formula="of:=CONCATENATE(&quot;All/&quot;;TEXT([.A616];&quot;000&quot;) ;&quot;_&quot;;[.E616];&quot;_&quot;;IF([.M616]=&quot;Side-Side&quot;;&quot;Side&quot;;SUBSTITUTE([.M616];&quot;-&quot;;&quot;&quot;));IF([.L616]&lt;0;&quot;_N&quot;;&quot;_&quot;);ABS([.L616]);IF([.O616]=&quot;&quot;;&quot;&quot;;&quot;_JCM&quot;))" office:value-type="string" office:string-value="All/611_Right Index 2_Bend_2_JCM">
            <text:p>All/611_Right Index 2_Bend_2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12">
            <text:p>612</text:p>
          </table:table-cell>
          <table:table-cell table:formula="of:=CONCATENATE(&quot;All/&quot;;TEXT([.A617];&quot;000&quot;) ;&quot;_&quot;;[.E617];&quot;_&quot;;IF([.M617]=&quot;Side-Side&quot;;&quot;Side&quot;;SUBSTITUTE([.M617];&quot;-&quot;;&quot;&quot;));IF([.L617]&lt;0;&quot;_N&quot;;&quot;_&quot;);ABS([.L617]);IF([.O617]=&quot;&quot;;&quot;&quot;;&quot;_JCM&quot;))" office:value-type="string" office:string-value="All/612_Right Index 3_Bend_N20">
            <text:p>All/612_Right Index 3_Bend_N2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3</text:p>
          </table:table-cell>
          <table:table-cell table:formula="of:=IF([.F1]=[.N617];[.L617];&quot;&quot;)">
            <text:p/>
          </table:table-cell>
          <table:table-cell table:formula="of:=IF([.G1]=[.N617];[.L617];&quot;&quot;)">
            <text:p/>
          </table:table-cell>
          <table:table-cell table:formula="of:=IF([.H1]=[.N617];[.L617];&quot;&quot;)" office:value-type="float" office:value="-20">
            <text:p>-20</text:p>
          </table:table-cell>
          <table:table-cell table:formula="of:=IF([.I1]=[.N617];[.L617];&quot;&quot;)">
            <text:p/>
          </table:table-cell>
          <table:table-cell table:formula="of:=IF([.J1]=[.N617];[.L617];&quot;&quot;)">
            <text:p/>
          </table:table-cell>
          <table:table-cell table:formula="of:=IF([.K1]=[.N617];[.L617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13">
            <text:p>613</text:p>
          </table:table-cell>
          <table:table-cell table:formula="of:=CONCATENATE(&quot;All/&quot;;TEXT([.A618];&quot;000&quot;) ;&quot;_&quot;;[.E618];&quot;_&quot;;IF([.M618]=&quot;Side-Side&quot;;&quot;Side&quot;;SUBSTITUTE([.M618];&quot;-&quot;;&quot;&quot;));IF([.L618]&lt;0;&quot;_N&quot;;&quot;_&quot;);ABS([.L618]);IF([.O618]=&quot;&quot;;&quot;&quot;;&quot;_JCM&quot;))" office:value-type="string" office:string-value="All/613_Right Index 3_Bend_90_JCM">
            <text:p>All/613_Right Index 3_Bend_9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3</text:p>
          </table:table-cell>
          <table:table-cell table:formula="of:=IF([.F1]=[.N618];[.L618];&quot;&quot;)">
            <text:p/>
          </table:table-cell>
          <table:table-cell table:formula="of:=IF([.G1]=[.N618];[.L618];&quot;&quot;)">
            <text:p/>
          </table:table-cell>
          <table:table-cell table:formula="of:=IF([.H1]=[.N618];[.L618];&quot;&quot;)" office:value-type="float" office:value="90">
            <text:p>90</text:p>
          </table:table-cell>
          <table:table-cell table:formula="of:=IF([.I1]=[.N618];[.L618];&quot;&quot;)">
            <text:p/>
          </table:table-cell>
          <table:table-cell table:formula="of:=IF([.J1]=[.N618];[.L618];&quot;&quot;)">
            <text:p/>
          </table:table-cell>
          <table:table-cell table:formula="of:=IF([.K1]=[.N618];[.L618];&quot;&quot;)">
            <text:p/>
          </table:table-cell>
          <table:table-cell office:value-type="float" office:value="90">
            <text:p>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14">
            <text:p>614</text:p>
          </table:table-cell>
          <table:table-cell table:formula="of:=CONCATENATE(&quot;All/&quot;;TEXT([.A619];&quot;000&quot;) ;&quot;_&quot;;[.E619];&quot;_&quot;;IF([.M619]=&quot;Side-Side&quot;;&quot;Side&quot;;SUBSTITUTE([.M619];&quot;-&quot;;&quot;&quot;));IF([.L619]&lt;0;&quot;_N&quot;;&quot;_&quot;);ABS([.L619]);IF([.O619]=&quot;&quot;;&quot;&quot;;&quot;_JCM&quot;))" office:value-type="string" office:string-value="All/614_Right Index 3_Bend_76_JCM">
            <text:p>All/614_Right Index 3_Bend_76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3</text:p>
          </table:table-cell>
          <table:table-cell table:number-columns-repeated="2"/>
          <table:table-cell office:value-type="float" office:value="76">
            <text:p>76</text:p>
          </table:table-cell>
          <table:table-cell table:number-columns-repeated="3"/>
          <table:table-cell office:value-type="float" office:value="76">
            <text:p>7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15">
            <text:p>615</text:p>
          </table:table-cell>
          <table:table-cell table:formula="of:=CONCATENATE(&quot;All/&quot;;TEXT([.A620];&quot;000&quot;) ;&quot;_&quot;;[.E620];&quot;_&quot;;IF([.M620]=&quot;Side-Side&quot;;&quot;Side&quot;;SUBSTITUTE([.M620];&quot;-&quot;;&quot;&quot;));IF([.L620]&lt;0;&quot;_N&quot;;&quot;_&quot;);ABS([.L620]);IF([.O620]=&quot;&quot;;&quot;&quot;;&quot;_JCM&quot;))" office:value-type="string" office:string-value="All/615_Right Index 3_Bend_62_JCM">
            <text:p>All/615_Right Index 3_Bend_62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3</text:p>
          </table:table-cell>
          <table:table-cell table:number-columns-repeated="2"/>
          <table:table-cell office:value-type="float" office:value="62">
            <text:p>62</text:p>
          </table:table-cell>
          <table:table-cell table:number-columns-repeated="3"/>
          <table:table-cell office:value-type="float" office:value="62">
            <text:p>6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16">
            <text:p>616</text:p>
          </table:table-cell>
          <table:table-cell table:formula="of:=CONCATENATE(&quot;All/&quot;;TEXT([.A621];&quot;000&quot;) ;&quot;_&quot;;[.E621];&quot;_&quot;;IF([.M621]=&quot;Side-Side&quot;;&quot;Side&quot;;SUBSTITUTE([.M621];&quot;-&quot;;&quot;&quot;));IF([.L621]&lt;0;&quot;_N&quot;;&quot;_&quot;);ABS([.L621]);IF([.O621]=&quot;&quot;;&quot;&quot;;&quot;_JCM&quot;))" office:value-type="string" office:string-value="All/616_Right Index 3_Bend_48_JCM">
            <text:p>All/616_Right Index 3_Bend_48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3</text:p>
          </table:table-cell>
          <table:table-cell table:number-columns-repeated="2"/>
          <table:table-cell office:value-type="float" office:value="48">
            <text:p>48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17">
            <text:p>617</text:p>
          </table:table-cell>
          <table:table-cell table:formula="of:=CONCATENATE(&quot;All/&quot;;TEXT([.A622];&quot;000&quot;) ;&quot;_&quot;;[.E622];&quot;_&quot;;IF([.M622]=&quot;Side-Side&quot;;&quot;Side&quot;;SUBSTITUTE([.M622];&quot;-&quot;;&quot;&quot;));IF([.L622]&lt;0;&quot;_N&quot;;&quot;_&quot;);ABS([.L622]);IF([.O622]=&quot;&quot;;&quot;&quot;;&quot;_JCM&quot;))" office:value-type="string" office:string-value="All/617_Right Index 3_Bend_34_JCM">
            <text:p>All/617_Right Index 3_Bend_34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3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18">
            <text:p>618</text:p>
          </table:table-cell>
          <table:table-cell table:formula="of:=CONCATENATE(&quot;All/&quot;;TEXT([.A623];&quot;000&quot;) ;&quot;_&quot;;[.E623];&quot;_&quot;;IF([.M623]=&quot;Side-Side&quot;;&quot;Side&quot;;SUBSTITUTE([.M623];&quot;-&quot;;&quot;&quot;));IF([.L623]&lt;0;&quot;_N&quot;;&quot;_&quot;);ABS([.L623]);IF([.O623]=&quot;&quot;;&quot;&quot;;&quot;_JCM&quot;))" office:value-type="string" office:string-value="All/618_Right Index 3_Bend_20_JCM">
            <text:p>All/618_Right Index 3_Bend_2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3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19">
            <text:p>619</text:p>
          </table:table-cell>
          <table:table-cell table:formula="of:=CONCATENATE(&quot;All/&quot;;TEXT([.A624];&quot;000&quot;) ;&quot;_&quot;;[.E624];&quot;_&quot;;IF([.M624]=&quot;Side-Side&quot;;&quot;Side&quot;;SUBSTITUTE([.M624];&quot;-&quot;;&quot;&quot;));IF([.L624]&lt;0;&quot;_N&quot;;&quot;_&quot;);ABS([.L624]);IF([.O624]=&quot;&quot;;&quot;&quot;;&quot;_JCM&quot;))" office:value-type="string" office:string-value="All/619_Right Index 3_Bend_6_JCM">
            <text:p>All/619_Right Index 3_Bend_6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3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20">
            <text:p>620</text:p>
          </table:table-cell>
          <table:table-cell table:formula="of:=CONCATENATE(&quot;All/&quot;;TEXT([.A625];&quot;000&quot;) ;&quot;_&quot;;[.E625];&quot;_&quot;;IF([.M625]=&quot;Side-Side&quot;;&quot;Side&quot;;SUBSTITUTE([.M625];&quot;-&quot;;&quot;&quot;));IF([.L625]&lt;0;&quot;_N&quot;;&quot;_&quot;);ABS([.L625]);IF([.O625]=&quot;&quot;;&quot;&quot;;&quot;_JCM&quot;))" office:value-type="string" office:string-value="All/620_Right Index 3_Bend_N7">
            <text:p>All/620_Right Index 3_Bend_N7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3</text:p>
          </table:table-cell>
          <table:table-cell table:number-columns-repeated="2"/>
          <table:table-cell office:value-type="float" office:value="-7">
            <text:p>-7</text:p>
          </table:table-cell>
          <table:table-cell table:number-columns-repeated="3"/>
          <table:table-cell office:value-type="float" office:value="-7">
            <text:p>-7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621">
            <text:p>621</text:p>
          </table:table-cell>
          <table:table-cell table:formula="of:=CONCATENATE(&quot;All/&quot;;TEXT([.A626];&quot;000&quot;) ;&quot;_&quot;;[.E626];&quot;_&quot;;IF([.M626]=&quot;Side-Side&quot;;&quot;Side&quot;;SUBSTITUTE([.M626];&quot;-&quot;;&quot;&quot;));IF([.L626]&lt;0;&quot;_N&quot;;&quot;_&quot;);ABS([.L626]);IF([.O626]=&quot;&quot;;&quot;&quot;;&quot;_JCM&quot;))" office:value-type="string" office:string-value="All/621_Right Carpal 2_Side_N2">
            <text:p>All/621_Right Carpal 2_Side_N2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Carpal 2</text:p>
          </table:table-cell>
          <table:table-cell table:formula="of:=IF([.F1]=[.N626];[.L626];&quot;&quot;)">
            <text:p/>
          </table:table-cell>
          <table:table-cell table:formula="of:=IF([.G1]=[.N626];[.L626];&quot;&quot;)" office:value-type="float" office:value="-2">
            <text:p>-2</text:p>
          </table:table-cell>
          <table:table-cell table:formula="of:=IF([.H1]=[.N626];[.L626];&quot;&quot;)">
            <text:p/>
          </table:table-cell>
          <table:table-cell table:formula="of:=IF([.I1]=[.N626];[.L626];&quot;&quot;)">
            <text:p/>
          </table:table-cell>
          <table:table-cell table:formula="of:=IF([.J1]=[.N626];[.L626];&quot;&quot;)">
            <text:p/>
          </table:table-cell>
          <table:table-cell table:formula="of:=IF([.K1]=[.N626];[.L626];&quot;&quot;)">
            <text:p/>
          </table:table-cell>
          <table:table-cell office:value-type="float" office:value="-2">
            <text:p>-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4">
          <table:table-cell table:style-name="ce2" office:value-type="float" office:value="622">
            <text:p>622</text:p>
          </table:table-cell>
          <table:table-cell table:formula="of:=CONCATENATE(&quot;All/&quot;;TEXT([.A627];&quot;000&quot;) ;&quot;_&quot;;[.E627];&quot;_&quot;;IF([.M627]=&quot;Side-Side&quot;;&quot;Side&quot;;SUBSTITUTE([.M627];&quot;-&quot;;&quot;&quot;));IF([.L627]&lt;0;&quot;_N&quot;;&quot;_&quot;);ABS([.L627]);IF([.O627]=&quot;&quot;;&quot;&quot;;&quot;_JCM&quot;))" office:value-type="string" office:string-value="All/622_Right Carpal 2_Side_2">
            <text:p>All/622_Right Carpal 2_Side_2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Carpal 2</text:p>
          </table:table-cell>
          <table:table-cell table:formula="of:=IF([.F1]=[.N627];[.L627];&quot;&quot;)">
            <text:p/>
          </table:table-cell>
          <table:table-cell table:formula="of:=IF([.G1]=[.N627];[.L627];&quot;&quot;)" office:value-type="float" office:value="2">
            <text:p>2</text:p>
          </table:table-cell>
          <table:table-cell table:formula="of:=IF([.H1]=[.N627];[.L627];&quot;&quot;)">
            <text:p/>
          </table:table-cell>
          <table:table-cell table:formula="of:=IF([.I1]=[.N627];[.L627];&quot;&quot;)">
            <text:p/>
          </table:table-cell>
          <table:table-cell table:formula="of:=IF([.J1]=[.N627];[.L627];&quot;&quot;)">
            <text:p/>
          </table:table-cell>
          <table:table-cell table:formula="of:=IF([.K1]=[.N627];[.L627];&quot;&quot;)">
            <text:p/>
          </table:table-cell>
          <table:table-cell office:value-type="float" office:value="2">
            <text:p>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23">
            <text:p>623</text:p>
          </table:table-cell>
          <table:table-cell table:formula="of:=CONCATENATE(&quot;All/&quot;;TEXT([.A628];&quot;000&quot;) ;&quot;_&quot;;[.E628];&quot;_&quot;;IF([.M628]=&quot;Side-Side&quot;;&quot;Side&quot;;SUBSTITUTE([.M628];&quot;-&quot;;&quot;&quot;));IF([.L628]&lt;0;&quot;_N&quot;;&quot;_&quot;);ABS([.L628]);IF([.O628]=&quot;&quot;;&quot;&quot;;&quot;_JCM&quot;))" office:value-type="string" office:string-value="All/623_Right Carpal 2_Bend_N4">
            <text:p>All/623_Right Carpal 2_Bend_N4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Carpal 2</text:p>
          </table:table-cell>
          <table:table-cell table:formula="of:=IF([.F1]=[.N628];[.L628];&quot;&quot;)">
            <text:p/>
          </table:table-cell>
          <table:table-cell table:formula="of:=IF([.G1]=[.N628];[.L628];&quot;&quot;)">
            <text:p/>
          </table:table-cell>
          <table:table-cell table:formula="of:=IF([.H1]=[.N628];[.L628];&quot;&quot;)" office:value-type="float" office:value="-4">
            <text:p>-4</text:p>
          </table:table-cell>
          <table:table-cell table:formula="of:=IF([.I1]=[.N628];[.L628];&quot;&quot;)">
            <text:p/>
          </table:table-cell>
          <table:table-cell table:formula="of:=IF([.J1]=[.N628];[.L628];&quot;&quot;)">
            <text:p/>
          </table:table-cell>
          <table:table-cell table:formula="of:=IF([.K1]=[.N628];[.L628];&quot;&quot;)">
            <text:p/>
          </table:table-cell>
          <table:table-cell office:value-type="float" office:value="-4">
            <text:p>-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24">
            <text:p>624</text:p>
          </table:table-cell>
          <table:table-cell table:formula="of:=CONCATENATE(&quot;All/&quot;;TEXT([.A629];&quot;000&quot;) ;&quot;_&quot;;[.E629];&quot;_&quot;;IF([.M629]=&quot;Side-Side&quot;;&quot;Side&quot;;SUBSTITUTE([.M629];&quot;-&quot;;&quot;&quot;));IF([.L629]&lt;0;&quot;_N&quot;;&quot;_&quot;);ABS([.L629]);IF([.O629]=&quot;&quot;;&quot;&quot;;&quot;_JCM&quot;))" office:value-type="string" office:string-value="All/624_Right Carpal 2_Bend_4">
            <text:p>All/624_Right Carpal 2_Bend_4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Carpal 2</text:p>
          </table:table-cell>
          <table:table-cell table:formula="of:=IF([.F1]=[.N629];[.L629];&quot;&quot;)">
            <text:p/>
          </table:table-cell>
          <table:table-cell table:formula="of:=IF([.G1]=[.N629];[.L629];&quot;&quot;)">
            <text:p/>
          </table:table-cell>
          <table:table-cell table:formula="of:=IF([.H1]=[.N629];[.L629];&quot;&quot;)" office:value-type="float" office:value="4">
            <text:p>4</text:p>
          </table:table-cell>
          <table:table-cell table:formula="of:=IF([.I1]=[.N629];[.L629];&quot;&quot;)">
            <text:p/>
          </table:table-cell>
          <table:table-cell table:formula="of:=IF([.J1]=[.N629];[.L629];&quot;&quot;)">
            <text:p/>
          </table:table-cell>
          <table:table-cell table:formula="of:=IF([.K1]=[.N629];[.L629];&quot;&quot;)">
            <text:p/>
          </table:table-cell>
          <table:table-cell office:value-type="float" office:value="4">
            <text:p>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25">
            <text:p>625</text:p>
          </table:table-cell>
          <table:table-cell table:formula="of:=CONCATENATE(&quot;All/&quot;;TEXT([.A630];&quot;000&quot;) ;&quot;_&quot;;[.E630];&quot;_&quot;;IF([.M630]=&quot;Side-Side&quot;;&quot;Side&quot;;SUBSTITUTE([.M630];&quot;-&quot;;&quot;&quot;));IF([.L630]&lt;0;&quot;_N&quot;;&quot;_&quot;);ABS([.L630]);IF([.O630]=&quot;&quot;;&quot;&quot;;&quot;_JCM&quot;))" office:value-type="string" office:string-value="All/625_Right Mid 1_Twist_5">
            <text:p>All/625_Right Mid 1_Twist_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1</text:p>
          </table:table-cell>
          <table:table-cell table:formula="of:=IF([.F1]=[.N630];[.L630];&quot;&quot;)" office:value-type="float" office:value="5">
            <text:p>5</text:p>
          </table:table-cell>
          <table:table-cell table:formula="of:=IF([.G1]=[.N630];[.L630];&quot;&quot;)">
            <text:p/>
          </table:table-cell>
          <table:table-cell table:formula="of:=IF([.H1]=[.N630];[.L630];&quot;&quot;)">
            <text:p/>
          </table:table-cell>
          <table:table-cell table:formula="of:=IF([.I1]=[.N630];[.L630];&quot;&quot;)">
            <text:p/>
          </table:table-cell>
          <table:table-cell table:formula="of:=IF([.J1]=[.N630];[.L630];&quot;&quot;)">
            <text:p/>
          </table:table-cell>
          <table:table-cell table:formula="of:=IF([.K1]=[.N630];[.L630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26">
            <text:p>626</text:p>
          </table:table-cell>
          <table:table-cell table:formula="of:=CONCATENATE(&quot;All/&quot;;TEXT([.A631];&quot;000&quot;) ;&quot;_&quot;;[.E631];&quot;_&quot;;IF([.M631]=&quot;Side-Side&quot;;&quot;Side&quot;;SUBSTITUTE([.M631];&quot;-&quot;;&quot;&quot;));IF([.L631]&lt;0;&quot;_N&quot;;&quot;_&quot;);ABS([.L631]);IF([.O631]=&quot;&quot;;&quot;&quot;;&quot;_JCM&quot;))" office:value-type="string" office:string-value="All/626_Right Mid 1_Twist_N5">
            <text:p>All/626_Right Mid 1_Twist_N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1</text:p>
          </table:table-cell>
          <table:table-cell table:formula="of:=IF([.F1]=[.N631];[.L631];&quot;&quot;)" office:value-type="float" office:value="-5">
            <text:p>-5</text:p>
          </table:table-cell>
          <table:table-cell table:formula="of:=IF([.G1]=[.N631];[.L631];&quot;&quot;)">
            <text:p/>
          </table:table-cell>
          <table:table-cell table:formula="of:=IF([.H1]=[.N631];[.L631];&quot;&quot;)">
            <text:p/>
          </table:table-cell>
          <table:table-cell table:formula="of:=IF([.I1]=[.N631];[.L631];&quot;&quot;)">
            <text:p/>
          </table:table-cell>
          <table:table-cell table:formula="of:=IF([.J1]=[.N631];[.L631];&quot;&quot;)">
            <text:p/>
          </table:table-cell>
          <table:table-cell table:formula="of:=IF([.K1]=[.N631];[.L631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27">
            <text:p>627</text:p>
          </table:table-cell>
          <table:table-cell table:formula="of:=CONCATENATE(&quot;All/&quot;;TEXT([.A632];&quot;000&quot;) ;&quot;_&quot;;[.E632];&quot;_&quot;;IF([.M632]=&quot;Side-Side&quot;;&quot;Side&quot;;SUBSTITUTE([.M632];&quot;-&quot;;&quot;&quot;));IF([.L632]&lt;0;&quot;_N&quot;;&quot;_&quot;);ABS([.L632]);IF([.O632]=&quot;&quot;;&quot;&quot;;&quot;_JCM&quot;))" office:value-type="string" office:string-value="All/627_Right Mid 1_Side_N12">
            <text:p>All/627_Right Mid 1_Side_N12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1</text:p>
          </table:table-cell>
          <table:table-cell table:formula="of:=IF([.F1]=[.N632];[.L632];&quot;&quot;)">
            <text:p/>
          </table:table-cell>
          <table:table-cell table:formula="of:=IF([.G1]=[.N632];[.L632];&quot;&quot;)" office:value-type="float" office:value="-12">
            <text:p>-12</text:p>
          </table:table-cell>
          <table:table-cell table:formula="of:=IF([.H1]=[.N632];[.L632];&quot;&quot;)">
            <text:p/>
          </table:table-cell>
          <table:table-cell table:formula="of:=IF([.I1]=[.N632];[.L632];&quot;&quot;)">
            <text:p/>
          </table:table-cell>
          <table:table-cell table:formula="of:=IF([.J1]=[.N632];[.L632];&quot;&quot;)">
            <text:p/>
          </table:table-cell>
          <table:table-cell table:formula="of:=IF([.K1]=[.N632];[.L632];&quot;&quot;)">
            <text:p/>
          </table:table-cell>
          <table:table-cell office:value-type="float" office:value="-12">
            <text:p>-1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28">
            <text:p>628</text:p>
          </table:table-cell>
          <table:table-cell table:formula="of:=CONCATENATE(&quot;All/&quot;;TEXT([.A633];&quot;000&quot;) ;&quot;_&quot;;[.E633];&quot;_&quot;;IF([.M633]=&quot;Side-Side&quot;;&quot;Side&quot;;SUBSTITUTE([.M633];&quot;-&quot;;&quot;&quot;));IF([.L633]&lt;0;&quot;_N&quot;;&quot;_&quot;);ABS([.L633]);IF([.O633]=&quot;&quot;;&quot;&quot;;&quot;_JCM&quot;))" office:value-type="string" office:string-value="All/628_Right Mid 1_Side_12">
            <text:p>All/628_Right Mid 1_Side_12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1</text:p>
          </table:table-cell>
          <table:table-cell table:formula="of:=IF([.F1]=[.N633];[.L633];&quot;&quot;)">
            <text:p/>
          </table:table-cell>
          <table:table-cell table:formula="of:=IF([.G1]=[.N633];[.L633];&quot;&quot;)" office:value-type="float" office:value="12">
            <text:p>12</text:p>
          </table:table-cell>
          <table:table-cell table:formula="of:=IF([.H1]=[.N633];[.L633];&quot;&quot;)">
            <text:p/>
          </table:table-cell>
          <table:table-cell table:formula="of:=IF([.I1]=[.N633];[.L633];&quot;&quot;)">
            <text:p/>
          </table:table-cell>
          <table:table-cell table:formula="of:=IF([.J1]=[.N633];[.L633];&quot;&quot;)">
            <text:p/>
          </table:table-cell>
          <table:table-cell table:formula="of:=IF([.K1]=[.N633];[.L633];&quot;&quot;)">
            <text:p/>
          </table:table-cell>
          <table:table-cell office:value-type="float" office:value="12">
            <text:p>1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29">
            <text:p>629</text:p>
          </table:table-cell>
          <table:table-cell table:formula="of:=CONCATENATE(&quot;All/&quot;;TEXT([.A634];&quot;000&quot;) ;&quot;_&quot;;[.E634];&quot;_&quot;;IF([.M634]=&quot;Side-Side&quot;;&quot;Side&quot;;SUBSTITUTE([.M634];&quot;-&quot;;&quot;&quot;));IF([.L634]&lt;0;&quot;_N&quot;;&quot;_&quot;);ABS([.L634]);IF([.O634]=&quot;&quot;;&quot;&quot;;&quot;_JCM&quot;))" office:value-type="string" office:string-value="All/629_Right Mid 1_Bend_N50">
            <text:p>All/629_Right Mid 1_Bend_N5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1</text:p>
          </table:table-cell>
          <table:table-cell table:formula="of:=IF([.F1]=[.N634];[.L634];&quot;&quot;)">
            <text:p/>
          </table:table-cell>
          <table:table-cell table:formula="of:=IF([.G1]=[.N634];[.L634];&quot;&quot;)">
            <text:p/>
          </table:table-cell>
          <table:table-cell table:formula="of:=IF([.H1]=[.N634];[.L634];&quot;&quot;)" office:value-type="float" office:value="-50">
            <text:p>-50</text:p>
          </table:table-cell>
          <table:table-cell table:formula="of:=IF([.I1]=[.N634];[.L634];&quot;&quot;)">
            <text:p/>
          </table:table-cell>
          <table:table-cell table:formula="of:=IF([.J1]=[.N634];[.L634];&quot;&quot;)">
            <text:p/>
          </table:table-cell>
          <table:table-cell table:formula="of:=IF([.K1]=[.N634];[.L634];&quot;&quot;)">
            <text:p/>
          </table:table-cell>
          <table:table-cell office:value-type="float" office:value="-50">
            <text:p>-5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30">
            <text:p>630</text:p>
          </table:table-cell>
          <table:table-cell table:formula="of:=CONCATENATE(&quot;All/&quot;;TEXT([.A635];&quot;000&quot;) ;&quot;_&quot;;[.E635];&quot;_&quot;;IF([.M635]=&quot;Side-Side&quot;;&quot;Side&quot;;SUBSTITUTE([.M635];&quot;-&quot;;&quot;&quot;));IF([.L635]&lt;0;&quot;_N&quot;;&quot;_&quot;);ABS([.L635]);IF([.O635]=&quot;&quot;;&quot;&quot;;&quot;_JCM&quot;))" office:value-type="string" office:string-value="All/630_Right Mid 1_Bend_95_JCM">
            <text:p>All/630_Right Mid 1_Bend_9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1</text:p>
          </table:table-cell>
          <table:table-cell table:formula="of:=IF([.F1]=[.N635];[.L635];&quot;&quot;)">
            <text:p/>
          </table:table-cell>
          <table:table-cell table:formula="of:=IF([.G1]=[.N635];[.L635];&quot;&quot;)">
            <text:p/>
          </table:table-cell>
          <table:table-cell table:formula="of:=IF([.H1]=[.N635];[.L635];&quot;&quot;)" office:value-type="float" office:value="95">
            <text:p>95</text:p>
          </table:table-cell>
          <table:table-cell table:formula="of:=IF([.I1]=[.N635];[.L635];&quot;&quot;)">
            <text:p/>
          </table:table-cell>
          <table:table-cell table:formula="of:=IF([.J1]=[.N635];[.L635];&quot;&quot;)">
            <text:p/>
          </table:table-cell>
          <table:table-cell table:formula="of:=IF([.K1]=[.N635];[.L635];&quot;&quot;)">
            <text:p/>
          </table:table-cell>
          <table:table-cell office:value-type="float" office:value="95">
            <text:p>9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1Dwn_95_R</text:p>
          </table:table-cell>
          <table:table-cell table:number-columns-repeated="1003"/>
        </table:table-row>
        <table:table-row table:style-name="ro2">
          <table:table-cell table:style-name="ce2" office:value-type="float" office:value="631">
            <text:p>631</text:p>
          </table:table-cell>
          <table:table-cell table:formula="of:=CONCATENATE(&quot;All/&quot;;TEXT([.A636];&quot;000&quot;) ;&quot;_&quot;;[.E636];&quot;_&quot;;IF([.M636]=&quot;Side-Side&quot;;&quot;Side&quot;;SUBSTITUTE([.M636];&quot;-&quot;;&quot;&quot;));IF([.L636]&lt;0;&quot;_N&quot;;&quot;_&quot;);ABS([.L636]);IF([.O636]=&quot;&quot;;&quot;&quot;;&quot;_JCM&quot;))" office:value-type="string" office:string-value="All/631_Right Mid 1_Bend_76_JCM">
            <text:p>All/631_Right Mid 1_Bend_76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1</text:p>
          </table:table-cell>
          <table:table-cell table:number-columns-repeated="2"/>
          <table:table-cell office:value-type="float" office:value="76">
            <text:p>76</text:p>
          </table:table-cell>
          <table:table-cell table:number-columns-repeated="3"/>
          <table:table-cell office:value-type="float" office:value="76">
            <text:p>7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1Dwn_95_R</text:p>
          </table:table-cell>
          <table:table-cell table:number-columns-repeated="1003"/>
        </table:table-row>
        <table:table-row table:style-name="ro2">
          <table:table-cell table:style-name="ce2" office:value-type="float" office:value="632">
            <text:p>632</text:p>
          </table:table-cell>
          <table:table-cell table:formula="of:=CONCATENATE(&quot;All/&quot;;TEXT([.A637];&quot;000&quot;) ;&quot;_&quot;;[.E637];&quot;_&quot;;IF([.M637]=&quot;Side-Side&quot;;&quot;Side&quot;;SUBSTITUTE([.M637];&quot;-&quot;;&quot;&quot;));IF([.L637]&lt;0;&quot;_N&quot;;&quot;_&quot;);ABS([.L637]);IF([.O637]=&quot;&quot;;&quot;&quot;;&quot;_JCM&quot;))" office:value-type="string" office:string-value="All/632_Right Mid 1_Bend_58_JCM">
            <text:p>All/632_Right Mid 1_Bend_58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1</text:p>
          </table:table-cell>
          <table:table-cell table:number-columns-repeated="2"/>
          <table:table-cell office:value-type="float" office:value="58">
            <text:p>58</text:p>
          </table:table-cell>
          <table:table-cell table:number-columns-repeated="3"/>
          <table:table-cell office:value-type="float" office:value="58">
            <text:p>5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1Dwn_95_R</text:p>
          </table:table-cell>
          <table:table-cell table:number-columns-repeated="1003"/>
        </table:table-row>
        <table:table-row table:style-name="ro2">
          <table:table-cell table:style-name="ce2" office:value-type="float" office:value="633">
            <text:p>633</text:p>
          </table:table-cell>
          <table:table-cell table:formula="of:=CONCATENATE(&quot;All/&quot;;TEXT([.A638];&quot;000&quot;) ;&quot;_&quot;;[.E638];&quot;_&quot;;IF([.M638]=&quot;Side-Side&quot;;&quot;Side&quot;;SUBSTITUTE([.M638];&quot;-&quot;;&quot;&quot;));IF([.L638]&lt;0;&quot;_N&quot;;&quot;_&quot;);ABS([.L638]);IF([.O638]=&quot;&quot;;&quot;&quot;;&quot;_JCM&quot;))" office:value-type="string" office:string-value="All/633_Right Mid 1_Bend_40_JCM">
            <text:p>All/633_Right Mid 1_Bend_4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1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1Dwn_95_R</text:p>
          </table:table-cell>
          <table:table-cell table:number-columns-repeated="1003"/>
        </table:table-row>
        <table:table-row table:style-name="ro2">
          <table:table-cell table:style-name="ce2" office:value-type="float" office:value="634">
            <text:p>634</text:p>
          </table:table-cell>
          <table:table-cell table:formula="of:=CONCATENATE(&quot;All/&quot;;TEXT([.A639];&quot;000&quot;) ;&quot;_&quot;;[.E639];&quot;_&quot;;IF([.M639]=&quot;Side-Side&quot;;&quot;Side&quot;;SUBSTITUTE([.M639];&quot;-&quot;;&quot;&quot;));IF([.L639]&lt;0;&quot;_N&quot;;&quot;_&quot;);ABS([.L639]);IF([.O639]=&quot;&quot;;&quot;&quot;;&quot;_JCM&quot;))" office:value-type="string" office:string-value="All/634_Right Mid 1_Bend_22_JCM">
            <text:p>All/634_Right Mid 1_Bend_22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1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1Dwn_95_R</text:p>
          </table:table-cell>
          <table:table-cell table:number-columns-repeated="1003"/>
        </table:table-row>
        <table:table-row table:style-name="ro2">
          <table:table-cell table:style-name="ce2" office:value-type="float" office:value="635">
            <text:p>635</text:p>
          </table:table-cell>
          <table:table-cell table:formula="of:=CONCATENATE(&quot;All/&quot;;TEXT([.A640];&quot;000&quot;) ;&quot;_&quot;;[.E640];&quot;_&quot;;IF([.M640]=&quot;Side-Side&quot;;&quot;Side&quot;;SUBSTITUTE([.M640];&quot;-&quot;;&quot;&quot;));IF([.L640]&lt;0;&quot;_N&quot;;&quot;_&quot;);ABS([.L640]);IF([.O640]=&quot;&quot;;&quot;&quot;;&quot;_JCM&quot;))" office:value-type="string" office:string-value="All/635_Right Mid 1_Bend_4_JCM">
            <text:p>All/635_Right Mid 1_Bend_4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1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1Dwn_95_R</text:p>
          </table:table-cell>
          <table:table-cell table:number-columns-repeated="1003"/>
        </table:table-row>
        <table:table-row table:style-name="ro2">
          <table:table-cell table:style-name="ce2" office:value-type="float" office:value="636">
            <text:p>636</text:p>
          </table:table-cell>
          <table:table-cell table:formula="of:=CONCATENATE(&quot;All/&quot;;TEXT([.A641];&quot;000&quot;) ;&quot;_&quot;;[.E641];&quot;_&quot;;IF([.M641]=&quot;Side-Side&quot;;&quot;Side&quot;;SUBSTITUTE([.M641];&quot;-&quot;;&quot;&quot;));IF([.L641]&lt;0;&quot;_N&quot;;&quot;_&quot;);ABS([.L641]);IF([.O641]=&quot;&quot;;&quot;&quot;;&quot;_JCM&quot;))" office:value-type="string" office:string-value="All/636_Right Mid 1_Bend_N14">
            <text:p>All/636_Right Mid 1_Bend_N14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1</text:p>
          </table:table-cell>
          <table:table-cell table:number-columns-repeated="2"/>
          <table:table-cell office:value-type="float" office:value="-14">
            <text:p>-14</text:p>
          </table:table-cell>
          <table:table-cell table:number-columns-repeated="3"/>
          <table:table-cell office:value-type="float" office:value="-14">
            <text:p>-1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637">
            <text:p>637</text:p>
          </table:table-cell>
          <table:table-cell table:formula="of:=CONCATENATE(&quot;All/&quot;;TEXT([.A642];&quot;000&quot;) ;&quot;_&quot;;[.E642];&quot;_&quot;;IF([.M642]=&quot;Side-Side&quot;;&quot;Side&quot;;SUBSTITUTE([.M642];&quot;-&quot;;&quot;&quot;));IF([.L642]&lt;0;&quot;_N&quot;;&quot;_&quot;);ABS([.L642]);IF([.O642]=&quot;&quot;;&quot;&quot;;&quot;_JCM&quot;))" office:value-type="string" office:string-value="All/637_Right Mid 1_Bend_N32">
            <text:p>All/637_Right Mid 1_Bend_N32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1</text:p>
          </table:table-cell>
          <table:table-cell table:number-columns-repeated="2"/>
          <table:table-cell office:value-type="float" office:value="-32">
            <text:p>-32</text:p>
          </table:table-cell>
          <table:table-cell table:number-columns-repeated="3"/>
          <table:table-cell office:value-type="float" office:value="-32">
            <text:p>-3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638">
            <text:p>638</text:p>
          </table:table-cell>
          <table:table-cell table:formula="of:=CONCATENATE(&quot;All/&quot;;TEXT([.A643];&quot;000&quot;) ;&quot;_&quot;;[.E643];&quot;_&quot;;IF([.M643]=&quot;Side-Side&quot;;&quot;Side&quot;;SUBSTITUTE([.M643];&quot;-&quot;;&quot;&quot;));IF([.L643]&lt;0;&quot;_N&quot;;&quot;_&quot;);ABS([.L643]);IF([.O643]=&quot;&quot;;&quot;&quot;;&quot;_JCM&quot;))" office:value-type="string" office:string-value="All/638_Right Mid 2_Bend_N12">
            <text:p>All/638_Right Mid 2_Bend_N12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2</text:p>
          </table:table-cell>
          <table:table-cell table:formula="of:=IF([.F1]=[.N643];[.L643];&quot;&quot;)">
            <text:p/>
          </table:table-cell>
          <table:table-cell table:formula="of:=IF([.G1]=[.N643];[.L643];&quot;&quot;)">
            <text:p/>
          </table:table-cell>
          <table:table-cell table:formula="of:=IF([.H1]=[.N643];[.L643];&quot;&quot;)" office:value-type="float" office:value="-12">
            <text:p>-12</text:p>
          </table:table-cell>
          <table:table-cell table:formula="of:=IF([.I1]=[.N643];[.L643];&quot;&quot;)">
            <text:p/>
          </table:table-cell>
          <table:table-cell table:formula="of:=IF([.J1]=[.N643];[.L643];&quot;&quot;)">
            <text:p/>
          </table:table-cell>
          <table:table-cell table:formula="of:=IF([.K1]=[.N643];[.L643];&quot;&quot;)">
            <text:p/>
          </table:table-cell>
          <table:table-cell office:value-type="float" office:value="-12">
            <text:p>-1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39">
            <text:p>639</text:p>
          </table:table-cell>
          <table:table-cell table:formula="of:=CONCATENATE(&quot;All/&quot;;TEXT([.A644];&quot;000&quot;) ;&quot;_&quot;;[.E644];&quot;_&quot;;IF([.M644]=&quot;Side-Side&quot;;&quot;Side&quot;;SUBSTITUTE([.M644];&quot;-&quot;;&quot;&quot;));IF([.L644]&lt;0;&quot;_N&quot;;&quot;_&quot;);ABS([.L644]);IF([.O644]=&quot;&quot;;&quot;&quot;;&quot;_JCM&quot;))" office:value-type="string" office:string-value="All/639_Right Mid 2_Bend_105_JCM">
            <text:p>All/639_Right Mid 2_Bend_10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2</text:p>
          </table:table-cell>
          <table:table-cell table:formula="of:=IF([.F1]=[.N644];[.L644];&quot;&quot;)">
            <text:p/>
          </table:table-cell>
          <table:table-cell table:formula="of:=IF([.G1]=[.N644];[.L644];&quot;&quot;)">
            <text:p/>
          </table:table-cell>
          <table:table-cell table:formula="of:=IF([.H1]=[.N644];[.L644];&quot;&quot;)" office:value-type="float" office:value="105">
            <text:p>105</text:p>
          </table:table-cell>
          <table:table-cell table:formula="of:=IF([.I1]=[.N644];[.L644];&quot;&quot;)">
            <text:p/>
          </table:table-cell>
          <table:table-cell table:formula="of:=IF([.J1]=[.N644];[.L644];&quot;&quot;)">
            <text:p/>
          </table:table-cell>
          <table:table-cell table:formula="of:=IF([.K1]=[.N644];[.L644];&quot;&quot;)">
            <text:p/>
          </table:table-cell>
          <table:table-cell office:value-type="float" office:value="105">
            <text:p>10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40">
            <text:p>640</text:p>
          </table:table-cell>
          <table:table-cell table:formula="of:=CONCATENATE(&quot;All/&quot;;TEXT([.A645];&quot;000&quot;) ;&quot;_&quot;;[.E645];&quot;_&quot;;IF([.M645]=&quot;Side-Side&quot;;&quot;Side&quot;;SUBSTITUTE([.M645];&quot;-&quot;;&quot;&quot;));IF([.L645]&lt;0;&quot;_N&quot;;&quot;_&quot;);ABS([.L645]);IF([.O645]=&quot;&quot;;&quot;&quot;;&quot;_JCM&quot;))" office:value-type="string" office:string-value="All/640_Right Mid 2_Bend_90_JCM">
            <text:p>All/640_Right Mid 2_Bend_9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2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3"/>
          <table:table-cell office:value-type="float" office:value="90">
            <text:p>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41">
            <text:p>641</text:p>
          </table:table-cell>
          <table:table-cell table:formula="of:=CONCATENATE(&quot;All/&quot;;TEXT([.A646];&quot;000&quot;) ;&quot;_&quot;;[.E646];&quot;_&quot;;IF([.M646]=&quot;Side-Side&quot;;&quot;Side&quot;;SUBSTITUTE([.M646];&quot;-&quot;;&quot;&quot;));IF([.L646]&lt;0;&quot;_N&quot;;&quot;_&quot;);ABS([.L646]);IF([.O646]=&quot;&quot;;&quot;&quot;;&quot;_JCM&quot;))" office:value-type="string" office:string-value="All/641_Right Mid 2_Bend_75_JCM">
            <text:p>All/641_Right Mid 2_Bend_7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2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3"/>
          <table:table-cell office:value-type="float" office:value="75">
            <text:p>7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42">
            <text:p>642</text:p>
          </table:table-cell>
          <table:table-cell table:formula="of:=CONCATENATE(&quot;All/&quot;;TEXT([.A647];&quot;000&quot;) ;&quot;_&quot;;[.E647];&quot;_&quot;;IF([.M647]=&quot;Side-Side&quot;;&quot;Side&quot;;SUBSTITUTE([.M647];&quot;-&quot;;&quot;&quot;));IF([.L647]&lt;0;&quot;_N&quot;;&quot;_&quot;);ABS([.L647]);IF([.O647]=&quot;&quot;;&quot;&quot;;&quot;_JCM&quot;))" office:value-type="string" office:string-value="All/642_Right Mid 2_Bend_60_JCM">
            <text:p>All/642_Right Mid 2_Bend_6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2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3"/>
          <table:table-cell office:value-type="float" office:value="60">
            <text:p>6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43">
            <text:p>643</text:p>
          </table:table-cell>
          <table:table-cell table:formula="of:=CONCATENATE(&quot;All/&quot;;TEXT([.A648];&quot;000&quot;) ;&quot;_&quot;;[.E648];&quot;_&quot;;IF([.M648]=&quot;Side-Side&quot;;&quot;Side&quot;;SUBSTITUTE([.M648];&quot;-&quot;;&quot;&quot;));IF([.L648]&lt;0;&quot;_N&quot;;&quot;_&quot;);ABS([.L648]);IF([.O648]=&quot;&quot;;&quot;&quot;;&quot;_JCM&quot;))" office:value-type="string" office:string-value="All/643_Right Mid 2_Bend_45_JCM">
            <text:p>All/643_Right Mid 2_Bend_4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2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44">
            <text:p>644</text:p>
          </table:table-cell>
          <table:table-cell table:formula="of:=CONCATENATE(&quot;All/&quot;;TEXT([.A649];&quot;000&quot;) ;&quot;_&quot;;[.E649];&quot;_&quot;;IF([.M649]=&quot;Side-Side&quot;;&quot;Side&quot;;SUBSTITUTE([.M649];&quot;-&quot;;&quot;&quot;));IF([.L649]&lt;0;&quot;_N&quot;;&quot;_&quot;);ABS([.L649]);IF([.O649]=&quot;&quot;;&quot;&quot;;&quot;_JCM&quot;))" office:value-type="string" office:string-value="All/644_Right Mid 2_Bend_30_JCM">
            <text:p>All/644_Right Mid 2_Bend_3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2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45">
            <text:p>645</text:p>
          </table:table-cell>
          <table:table-cell table:formula="of:=CONCATENATE(&quot;All/&quot;;TEXT([.A650];&quot;000&quot;) ;&quot;_&quot;;[.E650];&quot;_&quot;;IF([.M650]=&quot;Side-Side&quot;;&quot;Side&quot;;SUBSTITUTE([.M650];&quot;-&quot;;&quot;&quot;));IF([.L650]&lt;0;&quot;_N&quot;;&quot;_&quot;);ABS([.L650]);IF([.O650]=&quot;&quot;;&quot;&quot;;&quot;_JCM&quot;))" office:value-type="string" office:string-value="All/645_Right Mid 2_Bend_16_JCM">
            <text:p>All/645_Right Mid 2_Bend_16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2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46">
            <text:p>646</text:p>
          </table:table-cell>
          <table:table-cell table:formula="of:=CONCATENATE(&quot;All/&quot;;TEXT([.A651];&quot;000&quot;) ;&quot;_&quot;;[.E651];&quot;_&quot;;IF([.M651]=&quot;Side-Side&quot;;&quot;Side&quot;;SUBSTITUTE([.M651];&quot;-&quot;;&quot;&quot;));IF([.L651]&lt;0;&quot;_N&quot;;&quot;_&quot;);ABS([.L651]);IF([.O651]=&quot;&quot;;&quot;&quot;;&quot;_JCM&quot;))" office:value-type="string" office:string-value="All/646_Right Mid 2_Bend_2_JCM">
            <text:p>All/646_Right Mid 2_Bend_2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47">
            <text:p>647</text:p>
          </table:table-cell>
          <table:table-cell table:formula="of:=CONCATENATE(&quot;All/&quot;;TEXT([.A652];&quot;000&quot;) ;&quot;_&quot;;[.E652];&quot;_&quot;;IF([.M652]=&quot;Side-Side&quot;;&quot;Side&quot;;SUBSTITUTE([.M652];&quot;-&quot;;&quot;&quot;));IF([.L652]&lt;0;&quot;_N&quot;;&quot;_&quot;);ABS([.L652]);IF([.O652]=&quot;&quot;;&quot;&quot;;&quot;_JCM&quot;))" office:value-type="string" office:string-value="All/647_Right Mid 3_Bend_N20">
            <text:p>All/647_Right Mid 3_Bend_N2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3</text:p>
          </table:table-cell>
          <table:table-cell table:formula="of:=IF([.F1]=[.N652];[.L652];&quot;&quot;)">
            <text:p/>
          </table:table-cell>
          <table:table-cell table:formula="of:=IF([.G1]=[.N652];[.L652];&quot;&quot;)">
            <text:p/>
          </table:table-cell>
          <table:table-cell table:formula="of:=IF([.H1]=[.N652];[.L652];&quot;&quot;)" office:value-type="float" office:value="-20">
            <text:p>-20</text:p>
          </table:table-cell>
          <table:table-cell table:formula="of:=IF([.I1]=[.N652];[.L652];&quot;&quot;)">
            <text:p/>
          </table:table-cell>
          <table:table-cell table:formula="of:=IF([.J1]=[.N652];[.L652];&quot;&quot;)">
            <text:p/>
          </table:table-cell>
          <table:table-cell table:formula="of:=IF([.K1]=[.N652];[.L652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48">
            <text:p>648</text:p>
          </table:table-cell>
          <table:table-cell table:formula="of:=CONCATENATE(&quot;All/&quot;;TEXT([.A653];&quot;000&quot;) ;&quot;_&quot;;[.E653];&quot;_&quot;;IF([.M653]=&quot;Side-Side&quot;;&quot;Side&quot;;SUBSTITUTE([.M653];&quot;-&quot;;&quot;&quot;));IF([.L653]&lt;0;&quot;_N&quot;;&quot;_&quot;);ABS([.L653]);IF([.O653]=&quot;&quot;;&quot;&quot;;&quot;_JCM&quot;))" office:value-type="string" office:string-value="All/648_Right Mid 3_Bend_90_JCM">
            <text:p>All/648_Right Mid 3_Bend_9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3</text:p>
          </table:table-cell>
          <table:table-cell table:formula="of:=IF([.F1]=[.N653];[.L653];&quot;&quot;)">
            <text:p/>
          </table:table-cell>
          <table:table-cell table:formula="of:=IF([.G1]=[.N653];[.L653];&quot;&quot;)">
            <text:p/>
          </table:table-cell>
          <table:table-cell table:formula="of:=IF([.H1]=[.N653];[.L653];&quot;&quot;)" office:value-type="float" office:value="90">
            <text:p>90</text:p>
          </table:table-cell>
          <table:table-cell table:formula="of:=IF([.I1]=[.N653];[.L653];&quot;&quot;)">
            <text:p/>
          </table:table-cell>
          <table:table-cell table:formula="of:=IF([.J1]=[.N653];[.L653];&quot;&quot;)">
            <text:p/>
          </table:table-cell>
          <table:table-cell table:formula="of:=IF([.K1]=[.N653];[.L653];&quot;&quot;)">
            <text:p/>
          </table:table-cell>
          <table:table-cell office:value-type="float" office:value="90">
            <text:p>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49">
            <text:p>649</text:p>
          </table:table-cell>
          <table:table-cell table:formula="of:=CONCATENATE(&quot;All/&quot;;TEXT([.A654];&quot;000&quot;) ;&quot;_&quot;;[.E654];&quot;_&quot;;IF([.M654]=&quot;Side-Side&quot;;&quot;Side&quot;;SUBSTITUTE([.M654];&quot;-&quot;;&quot;&quot;));IF([.L654]&lt;0;&quot;_N&quot;;&quot;_&quot;);ABS([.L654]);IF([.O654]=&quot;&quot;;&quot;&quot;;&quot;_JCM&quot;))" office:value-type="string" office:string-value="All/649_Right Mid 3_Bend_76_JCM">
            <text:p>All/649_Right Mid 3_Bend_76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3</text:p>
          </table:table-cell>
          <table:table-cell table:number-columns-repeated="2"/>
          <table:table-cell office:value-type="float" office:value="76">
            <text:p>76</text:p>
          </table:table-cell>
          <table:table-cell table:number-columns-repeated="3"/>
          <table:table-cell office:value-type="float" office:value="76">
            <text:p>7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50">
            <text:p>650</text:p>
          </table:table-cell>
          <table:table-cell table:formula="of:=CONCATENATE(&quot;All/&quot;;TEXT([.A655];&quot;000&quot;) ;&quot;_&quot;;[.E655];&quot;_&quot;;IF([.M655]=&quot;Side-Side&quot;;&quot;Side&quot;;SUBSTITUTE([.M655];&quot;-&quot;;&quot;&quot;));IF([.L655]&lt;0;&quot;_N&quot;;&quot;_&quot;);ABS([.L655]);IF([.O655]=&quot;&quot;;&quot;&quot;;&quot;_JCM&quot;))" office:value-type="string" office:string-value="All/650_Right Mid 3_Bend_62_JCM">
            <text:p>All/650_Right Mid 3_Bend_62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3</text:p>
          </table:table-cell>
          <table:table-cell table:number-columns-repeated="2"/>
          <table:table-cell office:value-type="float" office:value="62">
            <text:p>62</text:p>
          </table:table-cell>
          <table:table-cell table:number-columns-repeated="3"/>
          <table:table-cell office:value-type="float" office:value="62">
            <text:p>6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51">
            <text:p>651</text:p>
          </table:table-cell>
          <table:table-cell table:formula="of:=CONCATENATE(&quot;All/&quot;;TEXT([.A656];&quot;000&quot;) ;&quot;_&quot;;[.E656];&quot;_&quot;;IF([.M656]=&quot;Side-Side&quot;;&quot;Side&quot;;SUBSTITUTE([.M656];&quot;-&quot;;&quot;&quot;));IF([.L656]&lt;0;&quot;_N&quot;;&quot;_&quot;);ABS([.L656]);IF([.O656]=&quot;&quot;;&quot;&quot;;&quot;_JCM&quot;))" office:value-type="string" office:string-value="All/651_Right Mid 3_Bend_48_JCM">
            <text:p>All/651_Right Mid 3_Bend_48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3</text:p>
          </table:table-cell>
          <table:table-cell table:number-columns-repeated="2"/>
          <table:table-cell office:value-type="float" office:value="48">
            <text:p>48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52">
            <text:p>652</text:p>
          </table:table-cell>
          <table:table-cell table:formula="of:=CONCATENATE(&quot;All/&quot;;TEXT([.A657];&quot;000&quot;) ;&quot;_&quot;;[.E657];&quot;_&quot;;IF([.M657]=&quot;Side-Side&quot;;&quot;Side&quot;;SUBSTITUTE([.M657];&quot;-&quot;;&quot;&quot;));IF([.L657]&lt;0;&quot;_N&quot;;&quot;_&quot;);ABS([.L657]);IF([.O657]=&quot;&quot;;&quot;&quot;;&quot;_JCM&quot;))" office:value-type="string" office:string-value="All/652_Right Mid 3_Bend_34_JCM">
            <text:p>All/652_Right Mid 3_Bend_34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3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53">
            <text:p>653</text:p>
          </table:table-cell>
          <table:table-cell table:formula="of:=CONCATENATE(&quot;All/&quot;;TEXT([.A658];&quot;000&quot;) ;&quot;_&quot;;[.E658];&quot;_&quot;;IF([.M658]=&quot;Side-Side&quot;;&quot;Side&quot;;SUBSTITUTE([.M658];&quot;-&quot;;&quot;&quot;));IF([.L658]&lt;0;&quot;_N&quot;;&quot;_&quot;);ABS([.L658]);IF([.O658]=&quot;&quot;;&quot;&quot;;&quot;_JCM&quot;))" office:value-type="string" office:string-value="All/653_Right Mid 3_Bend_20_JCM">
            <text:p>All/653_Right Mid 3_Bend_2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3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54">
            <text:p>654</text:p>
          </table:table-cell>
          <table:table-cell table:formula="of:=CONCATENATE(&quot;All/&quot;;TEXT([.A659];&quot;000&quot;) ;&quot;_&quot;;[.E659];&quot;_&quot;;IF([.M659]=&quot;Side-Side&quot;;&quot;Side&quot;;SUBSTITUTE([.M659];&quot;-&quot;;&quot;&quot;));IF([.L659]&lt;0;&quot;_N&quot;;&quot;_&quot;);ABS([.L659]);IF([.O659]=&quot;&quot;;&quot;&quot;;&quot;_JCM&quot;))" office:value-type="string" office:string-value="All/654_Right Mid 3_Bend_6_JCM">
            <text:p>All/654_Right Mid 3_Bend_6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3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55">
            <text:p>655</text:p>
          </table:table-cell>
          <table:table-cell table:formula="of:=CONCATENATE(&quot;All/&quot;;TEXT([.A660];&quot;000&quot;) ;&quot;_&quot;;[.E660];&quot;_&quot;;IF([.M660]=&quot;Side-Side&quot;;&quot;Side&quot;;SUBSTITUTE([.M660];&quot;-&quot;;&quot;&quot;));IF([.L660]&lt;0;&quot;_N&quot;;&quot;_&quot;);ABS([.L660]);IF([.O660]=&quot;&quot;;&quot;&quot;;&quot;_JCM&quot;))" office:value-type="string" office:string-value="All/655_Right Mid 3_Bend_N7">
            <text:p>All/655_Right Mid 3_Bend_N7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3</text:p>
          </table:table-cell>
          <table:table-cell table:number-columns-repeated="2"/>
          <table:table-cell office:value-type="float" office:value="-7">
            <text:p>-7</text:p>
          </table:table-cell>
          <table:table-cell table:number-columns-repeated="3"/>
          <table:table-cell office:value-type="float" office:value="-7">
            <text:p>-7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656">
            <text:p>656</text:p>
          </table:table-cell>
          <table:table-cell table:formula="of:=CONCATENATE(&quot;All/&quot;;TEXT([.A661];&quot;000&quot;) ;&quot;_&quot;;[.E661];&quot;_&quot;;IF([.M661]=&quot;Side-Side&quot;;&quot;Side&quot;;SUBSTITUTE([.M661];&quot;-&quot;;&quot;&quot;));IF([.L661]&lt;0;&quot;_N&quot;;&quot;_&quot;);ABS([.L661]);IF([.O661]=&quot;&quot;;&quot;&quot;;&quot;_JCM&quot;))" office:value-type="string" office:string-value="All/656_Right Carpal 3_Side_N3">
            <text:p>All/656_Right Carpal 3_Side_N3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Carpal 3</text:p>
          </table:table-cell>
          <table:table-cell table:formula="of:=IF([.F1]=[.N661];[.L661];&quot;&quot;)">
            <text:p/>
          </table:table-cell>
          <table:table-cell table:formula="of:=IF([.G1]=[.N661];[.L661];&quot;&quot;)" office:value-type="float" office:value="-3">
            <text:p>-3</text:p>
          </table:table-cell>
          <table:table-cell table:formula="of:=IF([.H1]=[.N661];[.L661];&quot;&quot;)">
            <text:p/>
          </table:table-cell>
          <table:table-cell table:formula="of:=IF([.I1]=[.N661];[.L661];&quot;&quot;)">
            <text:p/>
          </table:table-cell>
          <table:table-cell table:formula="of:=IF([.J1]=[.N661];[.L661];&quot;&quot;)">
            <text:p/>
          </table:table-cell>
          <table:table-cell table:formula="of:=IF([.K1]=[.N661];[.L661];&quot;&quot;)">
            <text:p/>
          </table:table-cell>
          <table:table-cell office:value-type="float" office:value="-3">
            <text:p>-3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57">
            <text:p>657</text:p>
          </table:table-cell>
          <table:table-cell table:formula="of:=CONCATENATE(&quot;All/&quot;;TEXT([.A662];&quot;000&quot;) ;&quot;_&quot;;[.E662];&quot;_&quot;;IF([.M662]=&quot;Side-Side&quot;;&quot;Side&quot;;SUBSTITUTE([.M662];&quot;-&quot;;&quot;&quot;));IF([.L662]&lt;0;&quot;_N&quot;;&quot;_&quot;);ABS([.L662]);IF([.O662]=&quot;&quot;;&quot;&quot;;&quot;_JCM&quot;))" office:value-type="string" office:string-value="All/657_Right Carpal 3_Side_3">
            <text:p>All/657_Right Carpal 3_Side_3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Carpal 3</text:p>
          </table:table-cell>
          <table:table-cell table:formula="of:=IF([.F1]=[.N662];[.L662];&quot;&quot;)">
            <text:p/>
          </table:table-cell>
          <table:table-cell table:formula="of:=IF([.G1]=[.N662];[.L662];&quot;&quot;)" office:value-type="float" office:value="3">
            <text:p>3</text:p>
          </table:table-cell>
          <table:table-cell table:formula="of:=IF([.H1]=[.N662];[.L662];&quot;&quot;)">
            <text:p/>
          </table:table-cell>
          <table:table-cell table:formula="of:=IF([.I1]=[.N662];[.L662];&quot;&quot;)">
            <text:p/>
          </table:table-cell>
          <table:table-cell table:formula="of:=IF([.J1]=[.N662];[.L662];&quot;&quot;)">
            <text:p/>
          </table:table-cell>
          <table:table-cell table:formula="of:=IF([.K1]=[.N662];[.L662];&quot;&quot;)">
            <text:p/>
          </table:table-cell>
          <table:table-cell office:value-type="float" office:value="3">
            <text:p>3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58">
            <text:p>658</text:p>
          </table:table-cell>
          <table:table-cell table:formula="of:=CONCATENATE(&quot;All/&quot;;TEXT([.A663];&quot;000&quot;) ;&quot;_&quot;;[.E663];&quot;_&quot;;IF([.M663]=&quot;Side-Side&quot;;&quot;Side&quot;;SUBSTITUTE([.M663];&quot;-&quot;;&quot;&quot;));IF([.L663]&lt;0;&quot;_N&quot;;&quot;_&quot;);ABS([.L663]);IF([.O663]=&quot;&quot;;&quot;&quot;;&quot;_JCM&quot;))" office:value-type="string" office:string-value="All/658_Right Carpal 3_Bend_N4">
            <text:p>All/658_Right Carpal 3_Bend_N4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Carpal 3</text:p>
          </table:table-cell>
          <table:table-cell table:formula="of:=IF([.F1]=[.N663];[.L663];&quot;&quot;)">
            <text:p/>
          </table:table-cell>
          <table:table-cell table:formula="of:=IF([.G1]=[.N663];[.L663];&quot;&quot;)">
            <text:p/>
          </table:table-cell>
          <table:table-cell table:formula="of:=IF([.H1]=[.N663];[.L663];&quot;&quot;)" office:value-type="float" office:value="-4">
            <text:p>-4</text:p>
          </table:table-cell>
          <table:table-cell table:formula="of:=IF([.I1]=[.N663];[.L663];&quot;&quot;)">
            <text:p/>
          </table:table-cell>
          <table:table-cell table:formula="of:=IF([.J1]=[.N663];[.L663];&quot;&quot;)">
            <text:p/>
          </table:table-cell>
          <table:table-cell table:formula="of:=IF([.K1]=[.N663];[.L663];&quot;&quot;)">
            <text:p/>
          </table:table-cell>
          <table:table-cell office:value-type="float" office:value="-4">
            <text:p>-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59">
            <text:p>659</text:p>
          </table:table-cell>
          <table:table-cell table:formula="of:=CONCATENATE(&quot;All/&quot;;TEXT([.A664];&quot;000&quot;) ;&quot;_&quot;;[.E664];&quot;_&quot;;IF([.M664]=&quot;Side-Side&quot;;&quot;Side&quot;;SUBSTITUTE([.M664];&quot;-&quot;;&quot;&quot;));IF([.L664]&lt;0;&quot;_N&quot;;&quot;_&quot;);ABS([.L664]);IF([.O664]=&quot;&quot;;&quot;&quot;;&quot;_JCM&quot;))" office:value-type="string" office:string-value="All/659_Right Carpal 3_Bend_4">
            <text:p>All/659_Right Carpal 3_Bend_4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Carpal 3</text:p>
          </table:table-cell>
          <table:table-cell table:formula="of:=IF([.F1]=[.N664];[.L664];&quot;&quot;)">
            <text:p/>
          </table:table-cell>
          <table:table-cell table:formula="of:=IF([.G1]=[.N664];[.L664];&quot;&quot;)">
            <text:p/>
          </table:table-cell>
          <table:table-cell table:formula="of:=IF([.H1]=[.N664];[.L664];&quot;&quot;)" office:value-type="float" office:value="4">
            <text:p>4</text:p>
          </table:table-cell>
          <table:table-cell table:formula="of:=IF([.I1]=[.N664];[.L664];&quot;&quot;)">
            <text:p/>
          </table:table-cell>
          <table:table-cell table:formula="of:=IF([.J1]=[.N664];[.L664];&quot;&quot;)">
            <text:p/>
          </table:table-cell>
          <table:table-cell table:formula="of:=IF([.K1]=[.N664];[.L664];&quot;&quot;)">
            <text:p/>
          </table:table-cell>
          <table:table-cell office:value-type="float" office:value="4">
            <text:p>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60">
            <text:p>660</text:p>
          </table:table-cell>
          <table:table-cell table:formula="of:=CONCATENATE(&quot;All/&quot;;TEXT([.A665];&quot;000&quot;) ;&quot;_&quot;;[.E665];&quot;_&quot;;IF([.M665]=&quot;Side-Side&quot;;&quot;Side&quot;;SUBSTITUTE([.M665];&quot;-&quot;;&quot;&quot;));IF([.L665]&lt;0;&quot;_N&quot;;&quot;_&quot;);ABS([.L665]);IF([.O665]=&quot;&quot;;&quot;&quot;;&quot;_JCM&quot;))" office:value-type="string" office:string-value="All/660_Right Ring 1_Twist_5">
            <text:p>All/660_Right Ring 1_Twist_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1</text:p>
          </table:table-cell>
          <table:table-cell table:formula="of:=IF([.F1]=[.N665];[.L665];&quot;&quot;)" office:value-type="float" office:value="5">
            <text:p>5</text:p>
          </table:table-cell>
          <table:table-cell table:formula="of:=IF([.G1]=[.N665];[.L665];&quot;&quot;)">
            <text:p/>
          </table:table-cell>
          <table:table-cell table:formula="of:=IF([.H1]=[.N665];[.L665];&quot;&quot;)">
            <text:p/>
          </table:table-cell>
          <table:table-cell table:formula="of:=IF([.I1]=[.N665];[.L665];&quot;&quot;)">
            <text:p/>
          </table:table-cell>
          <table:table-cell table:formula="of:=IF([.J1]=[.N665];[.L665];&quot;&quot;)">
            <text:p/>
          </table:table-cell>
          <table:table-cell table:formula="of:=IF([.K1]=[.N665];[.L665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61">
            <text:p>661</text:p>
          </table:table-cell>
          <table:table-cell table:formula="of:=CONCATENATE(&quot;All/&quot;;TEXT([.A666];&quot;000&quot;) ;&quot;_&quot;;[.E666];&quot;_&quot;;IF([.M666]=&quot;Side-Side&quot;;&quot;Side&quot;;SUBSTITUTE([.M666];&quot;-&quot;;&quot;&quot;));IF([.L666]&lt;0;&quot;_N&quot;;&quot;_&quot;);ABS([.L666]);IF([.O666]=&quot;&quot;;&quot;&quot;;&quot;_JCM&quot;))" office:value-type="string" office:string-value="All/661_Right Ring 1_Twist_N5">
            <text:p>All/661_Right Ring 1_Twist_N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1</text:p>
          </table:table-cell>
          <table:table-cell table:formula="of:=IF([.F1]=[.N666];[.L666];&quot;&quot;)" office:value-type="float" office:value="-5">
            <text:p>-5</text:p>
          </table:table-cell>
          <table:table-cell table:formula="of:=IF([.G1]=[.N666];[.L666];&quot;&quot;)">
            <text:p/>
          </table:table-cell>
          <table:table-cell table:formula="of:=IF([.H1]=[.N666];[.L666];&quot;&quot;)">
            <text:p/>
          </table:table-cell>
          <table:table-cell table:formula="of:=IF([.I1]=[.N666];[.L666];&quot;&quot;)">
            <text:p/>
          </table:table-cell>
          <table:table-cell table:formula="of:=IF([.J1]=[.N666];[.L666];&quot;&quot;)">
            <text:p/>
          </table:table-cell>
          <table:table-cell table:formula="of:=IF([.K1]=[.N666];[.L666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62">
            <text:p>662</text:p>
          </table:table-cell>
          <table:table-cell table:formula="of:=CONCATENATE(&quot;All/&quot;;TEXT([.A667];&quot;000&quot;) ;&quot;_&quot;;[.E667];&quot;_&quot;;IF([.M667]=&quot;Side-Side&quot;;&quot;Side&quot;;SUBSTITUTE([.M667];&quot;-&quot;;&quot;&quot;));IF([.L667]&lt;0;&quot;_N&quot;;&quot;_&quot;);ABS([.L667]);IF([.O667]=&quot;&quot;;&quot;&quot;;&quot;_JCM&quot;))" office:value-type="string" office:string-value="All/662_Right Ring 1_Side_N12">
            <text:p>All/662_Right Ring 1_Side_N12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1</text:p>
          </table:table-cell>
          <table:table-cell table:formula="of:=IF([.F1]=[.N667];[.L667];&quot;&quot;)">
            <text:p/>
          </table:table-cell>
          <table:table-cell table:formula="of:=IF([.G1]=[.N667];[.L667];&quot;&quot;)" office:value-type="float" office:value="-12">
            <text:p>-12</text:p>
          </table:table-cell>
          <table:table-cell table:formula="of:=IF([.H1]=[.N667];[.L667];&quot;&quot;)">
            <text:p/>
          </table:table-cell>
          <table:table-cell table:formula="of:=IF([.I1]=[.N667];[.L667];&quot;&quot;)">
            <text:p/>
          </table:table-cell>
          <table:table-cell table:formula="of:=IF([.J1]=[.N667];[.L667];&quot;&quot;)">
            <text:p/>
          </table:table-cell>
          <table:table-cell table:formula="of:=IF([.K1]=[.N667];[.L667];&quot;&quot;)">
            <text:p/>
          </table:table-cell>
          <table:table-cell office:value-type="float" office:value="-12">
            <text:p>-1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63">
            <text:p>663</text:p>
          </table:table-cell>
          <table:table-cell table:formula="of:=CONCATENATE(&quot;All/&quot;;TEXT([.A668];&quot;000&quot;) ;&quot;_&quot;;[.E668];&quot;_&quot;;IF([.M668]=&quot;Side-Side&quot;;&quot;Side&quot;;SUBSTITUTE([.M668];&quot;-&quot;;&quot;&quot;));IF([.L668]&lt;0;&quot;_N&quot;;&quot;_&quot;);ABS([.L668]);IF([.O668]=&quot;&quot;;&quot;&quot;;&quot;_JCM&quot;))" office:value-type="string" office:string-value="All/663_Right Ring 1_Side_12">
            <text:p>All/663_Right Ring 1_Side_12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1</text:p>
          </table:table-cell>
          <table:table-cell table:formula="of:=IF([.F1]=[.N668];[.L668];&quot;&quot;)">
            <text:p/>
          </table:table-cell>
          <table:table-cell table:formula="of:=IF([.G1]=[.N668];[.L668];&quot;&quot;)" office:value-type="float" office:value="12">
            <text:p>12</text:p>
          </table:table-cell>
          <table:table-cell table:formula="of:=IF([.H1]=[.N668];[.L668];&quot;&quot;)">
            <text:p/>
          </table:table-cell>
          <table:table-cell table:formula="of:=IF([.I1]=[.N668];[.L668];&quot;&quot;)">
            <text:p/>
          </table:table-cell>
          <table:table-cell table:formula="of:=IF([.J1]=[.N668];[.L668];&quot;&quot;)">
            <text:p/>
          </table:table-cell>
          <table:table-cell table:formula="of:=IF([.K1]=[.N668];[.L668];&quot;&quot;)">
            <text:p/>
          </table:table-cell>
          <table:table-cell office:value-type="float" office:value="12">
            <text:p>1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64">
            <text:p>664</text:p>
          </table:table-cell>
          <table:table-cell table:formula="of:=CONCATENATE(&quot;All/&quot;;TEXT([.A669];&quot;000&quot;) ;&quot;_&quot;;[.E669];&quot;_&quot;;IF([.M669]=&quot;Side-Side&quot;;&quot;Side&quot;;SUBSTITUTE([.M669];&quot;-&quot;;&quot;&quot;));IF([.L669]&lt;0;&quot;_N&quot;;&quot;_&quot;);ABS([.L669]);IF([.O669]=&quot;&quot;;&quot;&quot;;&quot;_JCM&quot;))" office:value-type="string" office:string-value="All/664_Right Ring 1_Bend_N50">
            <text:p>All/664_Right Ring 1_Bend_N5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1</text:p>
          </table:table-cell>
          <table:table-cell table:formula="of:=IF([.F1]=[.N669];[.L669];&quot;&quot;)">
            <text:p/>
          </table:table-cell>
          <table:table-cell table:formula="of:=IF([.G1]=[.N669];[.L669];&quot;&quot;)">
            <text:p/>
          </table:table-cell>
          <table:table-cell table:formula="of:=IF([.H1]=[.N669];[.L669];&quot;&quot;)" office:value-type="float" office:value="-50">
            <text:p>-50</text:p>
          </table:table-cell>
          <table:table-cell table:formula="of:=IF([.I1]=[.N669];[.L669];&quot;&quot;)">
            <text:p/>
          </table:table-cell>
          <table:table-cell table:formula="of:=IF([.J1]=[.N669];[.L669];&quot;&quot;)">
            <text:p/>
          </table:table-cell>
          <table:table-cell table:formula="of:=IF([.K1]=[.N669];[.L669];&quot;&quot;)">
            <text:p/>
          </table:table-cell>
          <table:table-cell office:value-type="float" office:value="-50">
            <text:p>-5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3">
          <table:table-cell table:style-name="ce2" office:value-type="float" office:value="665">
            <text:p>665</text:p>
          </table:table-cell>
          <table:table-cell table:formula="of:=CONCATENATE(&quot;All/&quot;;TEXT([.A670];&quot;000&quot;) ;&quot;_&quot;;[.E670];&quot;_&quot;;IF([.M670]=&quot;Side-Side&quot;;&quot;Side&quot;;SUBSTITUTE([.M670];&quot;-&quot;;&quot;&quot;));IF([.L670]&lt;0;&quot;_N&quot;;&quot;_&quot;);ABS([.L670]);IF([.O670]=&quot;&quot;;&quot;&quot;;&quot;_JCM&quot;))" office:value-type="string" office:string-value="All/665_Right Ring 1_Bend_90_JCM">
            <text:p>All/665_Right Ring 1_Bend_9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1</text:p>
          </table:table-cell>
          <table:table-cell table:formula="of:=IF([.F1]=[.N670];[.L670];&quot;&quot;)">
            <text:p/>
          </table:table-cell>
          <table:table-cell table:formula="of:=IF([.G1]=[.N670];[.L670];&quot;&quot;)">
            <text:p/>
          </table:table-cell>
          <table:table-cell table:formula="of:=IF([.H1]=[.N670];[.L670];&quot;&quot;)" office:value-type="float" office:value="90">
            <text:p>90</text:p>
          </table:table-cell>
          <table:table-cell table:formula="of:=IF([.I1]=[.N670];[.L670];&quot;&quot;)">
            <text:p/>
          </table:table-cell>
          <table:table-cell table:formula="of:=IF([.J1]=[.N670];[.L670];&quot;&quot;)">
            <text:p/>
          </table:table-cell>
          <table:table-cell table:formula="of:=IF([.K1]=[.N670];[.L670];&quot;&quot;)">
            <text:p/>
          </table:table-cell>
          <table:table-cell office:value-type="float" office:value="90">
            <text:p>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1Dwn_95_R</text:p>
          </table:table-cell>
          <table:table-cell office:value-type="string">
            <text:p>JCMの名前に95とあるが、scalar値を見てみるとBend値90でモーフは100％適用されるので、Bendのリミットを切る必要はない。</text:p>
          </table:table-cell>
          <table:table-cell table:number-columns-repeated="1002"/>
        </table:table-row>
        <table:table-row table:style-name="ro2">
          <table:table-cell table:style-name="ce2" office:value-type="float" office:value="666">
            <text:p>666</text:p>
          </table:table-cell>
          <table:table-cell table:formula="of:=CONCATENATE(&quot;All/&quot;;TEXT([.A671];&quot;000&quot;) ;&quot;_&quot;;[.E671];&quot;_&quot;;IF([.M671]=&quot;Side-Side&quot;;&quot;Side&quot;;SUBSTITUTE([.M671];&quot;-&quot;;&quot;&quot;));IF([.L671]&lt;0;&quot;_N&quot;;&quot;_&quot;);ABS([.L671]);IF([.O671]=&quot;&quot;;&quot;&quot;;&quot;_JCM&quot;))" office:value-type="string" office:string-value="All/666_Right Ring 1_Bend_72_JCM">
            <text:p>All/666_Right Ring 1_Bend_72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1</text:p>
          </table:table-cell>
          <table:table-cell table:number-columns-repeated="2"/>
          <table:table-cell office:value-type="float" office:value="72">
            <text:p>72</text:p>
          </table:table-cell>
          <table:table-cell table:number-columns-repeated="3"/>
          <table:table-cell office:value-type="float" office:value="72">
            <text:p>7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1Dwn_95_R</text:p>
          </table:table-cell>
          <table:table-cell table:number-columns-repeated="1003"/>
        </table:table-row>
        <table:table-row table:style-name="ro2">
          <table:table-cell table:style-name="ce2" office:value-type="float" office:value="667">
            <text:p>667</text:p>
          </table:table-cell>
          <table:table-cell table:formula="of:=CONCATENATE(&quot;All/&quot;;TEXT([.A672];&quot;000&quot;) ;&quot;_&quot;;[.E672];&quot;_&quot;;IF([.M672]=&quot;Side-Side&quot;;&quot;Side&quot;;SUBSTITUTE([.M672];&quot;-&quot;;&quot;&quot;));IF([.L672]&lt;0;&quot;_N&quot;;&quot;_&quot;);ABS([.L672]);IF([.O672]=&quot;&quot;;&quot;&quot;;&quot;_JCM&quot;))" office:value-type="string" office:string-value="All/667_Right Ring 1_Bend_54_JCM">
            <text:p>All/667_Right Ring 1_Bend_54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1</text:p>
          </table:table-cell>
          <table:table-cell table:number-columns-repeated="2"/>
          <table:table-cell office:value-type="float" office:value="54">
            <text:p>54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1Dwn_95_R</text:p>
          </table:table-cell>
          <table:table-cell table:number-columns-repeated="1003"/>
        </table:table-row>
        <table:table-row table:style-name="ro2">
          <table:table-cell table:style-name="ce2" office:value-type="float" office:value="668">
            <text:p>668</text:p>
          </table:table-cell>
          <table:table-cell table:formula="of:=CONCATENATE(&quot;All/&quot;;TEXT([.A673];&quot;000&quot;) ;&quot;_&quot;;[.E673];&quot;_&quot;;IF([.M673]=&quot;Side-Side&quot;;&quot;Side&quot;;SUBSTITUTE([.M673];&quot;-&quot;;&quot;&quot;));IF([.L673]&lt;0;&quot;_N&quot;;&quot;_&quot;);ABS([.L673]);IF([.O673]=&quot;&quot;;&quot;&quot;;&quot;_JCM&quot;))" office:value-type="string" office:string-value="All/668_Right Ring 1_Bend_36_JCM">
            <text:p>All/668_Right Ring 1_Bend_36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1</text:p>
          </table:table-cell>
          <table:table-cell table:number-columns-repeated="2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1Dwn_95_R</text:p>
          </table:table-cell>
          <table:table-cell table:number-columns-repeated="1003"/>
        </table:table-row>
        <table:table-row table:style-name="ro2">
          <table:table-cell table:style-name="ce2" office:value-type="float" office:value="669">
            <text:p>669</text:p>
          </table:table-cell>
          <table:table-cell table:formula="of:=CONCATENATE(&quot;All/&quot;;TEXT([.A674];&quot;000&quot;) ;&quot;_&quot;;[.E674];&quot;_&quot;;IF([.M674]=&quot;Side-Side&quot;;&quot;Side&quot;;SUBSTITUTE([.M674];&quot;-&quot;;&quot;&quot;));IF([.L674]&lt;0;&quot;_N&quot;;&quot;_&quot;);ABS([.L674]);IF([.O674]=&quot;&quot;;&quot;&quot;;&quot;_JCM&quot;))" office:value-type="string" office:string-value="All/669_Right Ring 1_Bend_18_JCM">
            <text:p>All/669_Right Ring 1_Bend_18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1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1Dwn_95_R</text:p>
          </table:table-cell>
          <table:table-cell table:number-columns-repeated="1003"/>
        </table:table-row>
        <table:table-row table:style-name="ro2">
          <table:table-cell table:style-name="ce2" office:value-type="float" office:value="670">
            <text:p>670</text:p>
          </table:table-cell>
          <table:table-cell table:formula="of:=CONCATENATE(&quot;All/&quot;;TEXT([.A675];&quot;000&quot;) ;&quot;_&quot;;[.E675];&quot;_&quot;;IF([.M675]=&quot;Side-Side&quot;;&quot;Side&quot;;SUBSTITUTE([.M675];&quot;-&quot;;&quot;&quot;));IF([.L675]&lt;0;&quot;_N&quot;;&quot;_&quot;);ABS([.L675]);IF([.O675]=&quot;&quot;;&quot;&quot;;&quot;_JCM&quot;))" office:value-type="string" office:string-value="All/670_Right Ring 1_Bend_1_JCM">
            <text:p>All/670_Right Ring 1_Bend_1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1Dwn_95_R</text:p>
          </table:table-cell>
          <table:table-cell table:number-columns-repeated="1003"/>
        </table:table-row>
        <table:table-row table:style-name="ro2">
          <table:table-cell table:style-name="ce2" office:value-type="float" office:value="671">
            <text:p>671</text:p>
          </table:table-cell>
          <table:table-cell table:formula="of:=CONCATENATE(&quot;All/&quot;;TEXT([.A676];&quot;000&quot;) ;&quot;_&quot;;[.E676];&quot;_&quot;;IF([.M676]=&quot;Side-Side&quot;;&quot;Side&quot;;SUBSTITUTE([.M676];&quot;-&quot;;&quot;&quot;));IF([.L676]&lt;0;&quot;_N&quot;;&quot;_&quot;);ABS([.L676]);IF([.O676]=&quot;&quot;;&quot;&quot;;&quot;_JCM&quot;))" office:value-type="string" office:string-value="All/671_Right Ring 1_Bend_N16">
            <text:p>All/671_Right Ring 1_Bend_N16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1</text:p>
          </table:table-cell>
          <table:table-cell table:number-columns-repeated="2"/>
          <table:table-cell office:value-type="float" office:value="-16">
            <text:p>-16</text:p>
          </table:table-cell>
          <table:table-cell table:number-columns-repeated="3"/>
          <table:table-cell office:value-type="float" office:value="-16">
            <text:p>-1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672">
            <text:p>672</text:p>
          </table:table-cell>
          <table:table-cell table:formula="of:=CONCATENATE(&quot;All/&quot;;TEXT([.A677];&quot;000&quot;) ;&quot;_&quot;;[.E677];&quot;_&quot;;IF([.M677]=&quot;Side-Side&quot;;&quot;Side&quot;;SUBSTITUTE([.M677];&quot;-&quot;;&quot;&quot;));IF([.L677]&lt;0;&quot;_N&quot;;&quot;_&quot;);ABS([.L677]);IF([.O677]=&quot;&quot;;&quot;&quot;;&quot;_JCM&quot;))" office:value-type="string" office:string-value="All/672_Right Ring 1_Bend_N33">
            <text:p>All/672_Right Ring 1_Bend_N33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1</text:p>
          </table:table-cell>
          <table:table-cell table:number-columns-repeated="2"/>
          <table:table-cell office:value-type="float" office:value="-33">
            <text:p>-33</text:p>
          </table:table-cell>
          <table:table-cell table:number-columns-repeated="3"/>
          <table:table-cell office:value-type="float" office:value="-33">
            <text:p>-33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673">
            <text:p>673</text:p>
          </table:table-cell>
          <table:table-cell table:formula="of:=CONCATENATE(&quot;All/&quot;;TEXT([.A678];&quot;000&quot;) ;&quot;_&quot;;[.E678];&quot;_&quot;;IF([.M678]=&quot;Side-Side&quot;;&quot;Side&quot;;SUBSTITUTE([.M678];&quot;-&quot;;&quot;&quot;));IF([.L678]&lt;0;&quot;_N&quot;;&quot;_&quot;);ABS([.L678]);IF([.O678]=&quot;&quot;;&quot;&quot;;&quot;_JCM&quot;))" office:value-type="string" office:string-value="All/673_Right Ring 2_Bend_N12">
            <text:p>All/673_Right Ring 2_Bend_N12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2</text:p>
          </table:table-cell>
          <table:table-cell table:formula="of:=IF([.F1]=[.N678];[.L678];&quot;&quot;)">
            <text:p/>
          </table:table-cell>
          <table:table-cell table:formula="of:=IF([.G1]=[.N678];[.L678];&quot;&quot;)">
            <text:p/>
          </table:table-cell>
          <table:table-cell table:formula="of:=IF([.H1]=[.N678];[.L678];&quot;&quot;)" office:value-type="float" office:value="-12">
            <text:p>-12</text:p>
          </table:table-cell>
          <table:table-cell table:formula="of:=IF([.I1]=[.N678];[.L678];&quot;&quot;)">
            <text:p/>
          </table:table-cell>
          <table:table-cell table:formula="of:=IF([.J1]=[.N678];[.L678];&quot;&quot;)">
            <text:p/>
          </table:table-cell>
          <table:table-cell table:formula="of:=IF([.K1]=[.N678];[.L678];&quot;&quot;)">
            <text:p/>
          </table:table-cell>
          <table:table-cell office:value-type="float" office:value="-12">
            <text:p>-1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74">
            <text:p>674</text:p>
          </table:table-cell>
          <table:table-cell table:formula="of:=CONCATENATE(&quot;All/&quot;;TEXT([.A679];&quot;000&quot;) ;&quot;_&quot;;[.E679];&quot;_&quot;;IF([.M679]=&quot;Side-Side&quot;;&quot;Side&quot;;SUBSTITUTE([.M679];&quot;-&quot;;&quot;&quot;));IF([.L679]&lt;0;&quot;_N&quot;;&quot;_&quot;);ABS([.L679]);IF([.O679]=&quot;&quot;;&quot;&quot;;&quot;_JCM&quot;))" office:value-type="string" office:string-value="All/674_Right Ring 2_Bend_105_JCM">
            <text:p>All/674_Right Ring 2_Bend_10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2</text:p>
          </table:table-cell>
          <table:table-cell table:formula="of:=IF([.F1]=[.N679];[.L679];&quot;&quot;)">
            <text:p/>
          </table:table-cell>
          <table:table-cell table:formula="of:=IF([.G1]=[.N679];[.L679];&quot;&quot;)">
            <text:p/>
          </table:table-cell>
          <table:table-cell table:formula="of:=IF([.H1]=[.N679];[.L679];&quot;&quot;)" office:value-type="float" office:value="105">
            <text:p>105</text:p>
          </table:table-cell>
          <table:table-cell table:formula="of:=IF([.I1]=[.N679];[.L679];&quot;&quot;)">
            <text:p/>
          </table:table-cell>
          <table:table-cell table:formula="of:=IF([.J1]=[.N679];[.L679];&quot;&quot;)">
            <text:p/>
          </table:table-cell>
          <table:table-cell table:formula="of:=IF([.K1]=[.N679];[.L679];&quot;&quot;)">
            <text:p/>
          </table:table-cell>
          <table:table-cell office:value-type="float" office:value="105">
            <text:p>10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75">
            <text:p>675</text:p>
          </table:table-cell>
          <table:table-cell table:formula="of:=CONCATENATE(&quot;All/&quot;;TEXT([.A680];&quot;000&quot;) ;&quot;_&quot;;[.E680];&quot;_&quot;;IF([.M680]=&quot;Side-Side&quot;;&quot;Side&quot;;SUBSTITUTE([.M680];&quot;-&quot;;&quot;&quot;));IF([.L680]&lt;0;&quot;_N&quot;;&quot;_&quot;);ABS([.L680]);IF([.O680]=&quot;&quot;;&quot;&quot;;&quot;_JCM&quot;))" office:value-type="string" office:string-value="All/675_Right Ring 2_Bend_90_JCM">
            <text:p>All/675_Right Ring 2_Bend_9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2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3"/>
          <table:table-cell office:value-type="float" office:value="90">
            <text:p>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76">
            <text:p>676</text:p>
          </table:table-cell>
          <table:table-cell table:formula="of:=CONCATENATE(&quot;All/&quot;;TEXT([.A681];&quot;000&quot;) ;&quot;_&quot;;[.E681];&quot;_&quot;;IF([.M681]=&quot;Side-Side&quot;;&quot;Side&quot;;SUBSTITUTE([.M681];&quot;-&quot;;&quot;&quot;));IF([.L681]&lt;0;&quot;_N&quot;;&quot;_&quot;);ABS([.L681]);IF([.O681]=&quot;&quot;;&quot;&quot;;&quot;_JCM&quot;))" office:value-type="string" office:string-value="All/676_Right Ring 2_Bend_75_JCM">
            <text:p>All/676_Right Ring 2_Bend_7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2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3"/>
          <table:table-cell office:value-type="float" office:value="75">
            <text:p>7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77">
            <text:p>677</text:p>
          </table:table-cell>
          <table:table-cell table:formula="of:=CONCATENATE(&quot;All/&quot;;TEXT([.A682];&quot;000&quot;) ;&quot;_&quot;;[.E682];&quot;_&quot;;IF([.M682]=&quot;Side-Side&quot;;&quot;Side&quot;;SUBSTITUTE([.M682];&quot;-&quot;;&quot;&quot;));IF([.L682]&lt;0;&quot;_N&quot;;&quot;_&quot;);ABS([.L682]);IF([.O682]=&quot;&quot;;&quot;&quot;;&quot;_JCM&quot;))" office:value-type="string" office:string-value="All/677_Right Ring 2_Bend_60_JCM">
            <text:p>All/677_Right Ring 2_Bend_6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2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3"/>
          <table:table-cell office:value-type="float" office:value="60">
            <text:p>6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78">
            <text:p>678</text:p>
          </table:table-cell>
          <table:table-cell table:formula="of:=CONCATENATE(&quot;All/&quot;;TEXT([.A683];&quot;000&quot;) ;&quot;_&quot;;[.E683];&quot;_&quot;;IF([.M683]=&quot;Side-Side&quot;;&quot;Side&quot;;SUBSTITUTE([.M683];&quot;-&quot;;&quot;&quot;));IF([.L683]&lt;0;&quot;_N&quot;;&quot;_&quot;);ABS([.L683]);IF([.O683]=&quot;&quot;;&quot;&quot;;&quot;_JCM&quot;))" office:value-type="string" office:string-value="All/678_Right Ring 2_Bend_45_JCM">
            <text:p>All/678_Right Ring 2_Bend_4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2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79">
            <text:p>679</text:p>
          </table:table-cell>
          <table:table-cell table:formula="of:=CONCATENATE(&quot;All/&quot;;TEXT([.A684];&quot;000&quot;) ;&quot;_&quot;;[.E684];&quot;_&quot;;IF([.M684]=&quot;Side-Side&quot;;&quot;Side&quot;;SUBSTITUTE([.M684];&quot;-&quot;;&quot;&quot;));IF([.L684]&lt;0;&quot;_N&quot;;&quot;_&quot;);ABS([.L684]);IF([.O684]=&quot;&quot;;&quot;&quot;;&quot;_JCM&quot;))" office:value-type="string" office:string-value="All/679_Right Ring 2_Bend_30_JCM">
            <text:p>All/679_Right Ring 2_Bend_3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2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80">
            <text:p>680</text:p>
          </table:table-cell>
          <table:table-cell table:formula="of:=CONCATENATE(&quot;All/&quot;;TEXT([.A685];&quot;000&quot;) ;&quot;_&quot;;[.E685];&quot;_&quot;;IF([.M685]=&quot;Side-Side&quot;;&quot;Side&quot;;SUBSTITUTE([.M685];&quot;-&quot;;&quot;&quot;));IF([.L685]&lt;0;&quot;_N&quot;;&quot;_&quot;);ABS([.L685]);IF([.O685]=&quot;&quot;;&quot;&quot;;&quot;_JCM&quot;))" office:value-type="string" office:string-value="All/680_Right Ring 2_Bend_16_JCM">
            <text:p>All/680_Right Ring 2_Bend_16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2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81">
            <text:p>681</text:p>
          </table:table-cell>
          <table:table-cell table:formula="of:=CONCATENATE(&quot;All/&quot;;TEXT([.A686];&quot;000&quot;) ;&quot;_&quot;;[.E686];&quot;_&quot;;IF([.M686]=&quot;Side-Side&quot;;&quot;Side&quot;;SUBSTITUTE([.M686];&quot;-&quot;;&quot;&quot;));IF([.L686]&lt;0;&quot;_N&quot;;&quot;_&quot;);ABS([.L686]);IF([.O686]=&quot;&quot;;&quot;&quot;;&quot;_JCM&quot;))" office:value-type="string" office:string-value="All/681_Right Ring 2_Bend_2_JCM">
            <text:p>All/681_Right Ring 2_Bend_2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82">
            <text:p>682</text:p>
          </table:table-cell>
          <table:table-cell table:formula="of:=CONCATENATE(&quot;All/&quot;;TEXT([.A687];&quot;000&quot;) ;&quot;_&quot;;[.E687];&quot;_&quot;;IF([.M687]=&quot;Side-Side&quot;;&quot;Side&quot;;SUBSTITUTE([.M687];&quot;-&quot;;&quot;&quot;));IF([.L687]&lt;0;&quot;_N&quot;;&quot;_&quot;);ABS([.L687]);IF([.O687]=&quot;&quot;;&quot;&quot;;&quot;_JCM&quot;))" office:value-type="string" office:string-value="All/682_Right Ring 3_Bend_N20">
            <text:p>All/682_Right Ring 3_Bend_N2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3</text:p>
          </table:table-cell>
          <table:table-cell table:formula="of:=IF([.F1]=[.N687];[.L687];&quot;&quot;)">
            <text:p/>
          </table:table-cell>
          <table:table-cell table:formula="of:=IF([.G1]=[.N687];[.L687];&quot;&quot;)">
            <text:p/>
          </table:table-cell>
          <table:table-cell table:formula="of:=IF([.H1]=[.N687];[.L687];&quot;&quot;)" office:value-type="float" office:value="-20">
            <text:p>-20</text:p>
          </table:table-cell>
          <table:table-cell table:formula="of:=IF([.I1]=[.N687];[.L687];&quot;&quot;)">
            <text:p/>
          </table:table-cell>
          <table:table-cell table:formula="of:=IF([.J1]=[.N687];[.L687];&quot;&quot;)">
            <text:p/>
          </table:table-cell>
          <table:table-cell table:formula="of:=IF([.K1]=[.N687];[.L687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83">
            <text:p>683</text:p>
          </table:table-cell>
          <table:table-cell table:formula="of:=CONCATENATE(&quot;All/&quot;;TEXT([.A688];&quot;000&quot;) ;&quot;_&quot;;[.E688];&quot;_&quot;;IF([.M688]=&quot;Side-Side&quot;;&quot;Side&quot;;SUBSTITUTE([.M688];&quot;-&quot;;&quot;&quot;));IF([.L688]&lt;0;&quot;_N&quot;;&quot;_&quot;);ABS([.L688]);IF([.O688]=&quot;&quot;;&quot;&quot;;&quot;_JCM&quot;))" office:value-type="string" office:string-value="All/683_Right Ring 3_Bend_90_JCM">
            <text:p>All/683_Right Ring 3_Bend_9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3</text:p>
          </table:table-cell>
          <table:table-cell table:formula="of:=IF([.F1]=[.N688];[.L688];&quot;&quot;)">
            <text:p/>
          </table:table-cell>
          <table:table-cell table:formula="of:=IF([.G1]=[.N688];[.L688];&quot;&quot;)">
            <text:p/>
          </table:table-cell>
          <table:table-cell table:formula="of:=IF([.H1]=[.N688];[.L688];&quot;&quot;)" office:value-type="float" office:value="90">
            <text:p>90</text:p>
          </table:table-cell>
          <table:table-cell table:formula="of:=IF([.I1]=[.N688];[.L688];&quot;&quot;)">
            <text:p/>
          </table:table-cell>
          <table:table-cell table:formula="of:=IF([.J1]=[.N688];[.L688];&quot;&quot;)">
            <text:p/>
          </table:table-cell>
          <table:table-cell table:formula="of:=IF([.K1]=[.N688];[.L688];&quot;&quot;)">
            <text:p/>
          </table:table-cell>
          <table:table-cell office:value-type="float" office:value="90">
            <text:p>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84">
            <text:p>684</text:p>
          </table:table-cell>
          <table:table-cell table:formula="of:=CONCATENATE(&quot;All/&quot;;TEXT([.A689];&quot;000&quot;) ;&quot;_&quot;;[.E689];&quot;_&quot;;IF([.M689]=&quot;Side-Side&quot;;&quot;Side&quot;;SUBSTITUTE([.M689];&quot;-&quot;;&quot;&quot;));IF([.L689]&lt;0;&quot;_N&quot;;&quot;_&quot;);ABS([.L689]);IF([.O689]=&quot;&quot;;&quot;&quot;;&quot;_JCM&quot;))" office:value-type="string" office:string-value="All/684_Right Ring 3_Bend_76_JCM">
            <text:p>All/684_Right Ring 3_Bend_76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3</text:p>
          </table:table-cell>
          <table:table-cell table:number-columns-repeated="2"/>
          <table:table-cell office:value-type="float" office:value="76">
            <text:p>76</text:p>
          </table:table-cell>
          <table:table-cell table:number-columns-repeated="3"/>
          <table:table-cell office:value-type="float" office:value="76">
            <text:p>7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85">
            <text:p>685</text:p>
          </table:table-cell>
          <table:table-cell table:formula="of:=CONCATENATE(&quot;All/&quot;;TEXT([.A690];&quot;000&quot;) ;&quot;_&quot;;[.E690];&quot;_&quot;;IF([.M690]=&quot;Side-Side&quot;;&quot;Side&quot;;SUBSTITUTE([.M690];&quot;-&quot;;&quot;&quot;));IF([.L690]&lt;0;&quot;_N&quot;;&quot;_&quot;);ABS([.L690]);IF([.O690]=&quot;&quot;;&quot;&quot;;&quot;_JCM&quot;))" office:value-type="string" office:string-value="All/685_Right Ring 3_Bend_62_JCM">
            <text:p>All/685_Right Ring 3_Bend_62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3</text:p>
          </table:table-cell>
          <table:table-cell table:number-columns-repeated="2"/>
          <table:table-cell office:value-type="float" office:value="62">
            <text:p>62</text:p>
          </table:table-cell>
          <table:table-cell table:number-columns-repeated="3"/>
          <table:table-cell office:value-type="float" office:value="62">
            <text:p>6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86">
            <text:p>686</text:p>
          </table:table-cell>
          <table:table-cell table:formula="of:=CONCATENATE(&quot;All/&quot;;TEXT([.A691];&quot;000&quot;) ;&quot;_&quot;;[.E691];&quot;_&quot;;IF([.M691]=&quot;Side-Side&quot;;&quot;Side&quot;;SUBSTITUTE([.M691];&quot;-&quot;;&quot;&quot;));IF([.L691]&lt;0;&quot;_N&quot;;&quot;_&quot;);ABS([.L691]);IF([.O691]=&quot;&quot;;&quot;&quot;;&quot;_JCM&quot;))" office:value-type="string" office:string-value="All/686_Right Ring 3_Bend_48_JCM">
            <text:p>All/686_Right Ring 3_Bend_48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3</text:p>
          </table:table-cell>
          <table:table-cell table:number-columns-repeated="2"/>
          <table:table-cell office:value-type="float" office:value="48">
            <text:p>48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87">
            <text:p>687</text:p>
          </table:table-cell>
          <table:table-cell table:formula="of:=CONCATENATE(&quot;All/&quot;;TEXT([.A692];&quot;000&quot;) ;&quot;_&quot;;[.E692];&quot;_&quot;;IF([.M692]=&quot;Side-Side&quot;;&quot;Side&quot;;SUBSTITUTE([.M692];&quot;-&quot;;&quot;&quot;));IF([.L692]&lt;0;&quot;_N&quot;;&quot;_&quot;);ABS([.L692]);IF([.O692]=&quot;&quot;;&quot;&quot;;&quot;_JCM&quot;))" office:value-type="string" office:string-value="All/687_Right Ring 3_Bend_34_JCM">
            <text:p>All/687_Right Ring 3_Bend_34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3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88">
            <text:p>688</text:p>
          </table:table-cell>
          <table:table-cell table:formula="of:=CONCATENATE(&quot;All/&quot;;TEXT([.A693];&quot;000&quot;) ;&quot;_&quot;;[.E693];&quot;_&quot;;IF([.M693]=&quot;Side-Side&quot;;&quot;Side&quot;;SUBSTITUTE([.M693];&quot;-&quot;;&quot;&quot;));IF([.L693]&lt;0;&quot;_N&quot;;&quot;_&quot;);ABS([.L693]);IF([.O693]=&quot;&quot;;&quot;&quot;;&quot;_JCM&quot;))" office:value-type="string" office:string-value="All/688_Right Ring 3_Bend_20_JCM">
            <text:p>All/688_Right Ring 3_Bend_2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3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89">
            <text:p>689</text:p>
          </table:table-cell>
          <table:table-cell table:formula="of:=CONCATENATE(&quot;All/&quot;;TEXT([.A694];&quot;000&quot;) ;&quot;_&quot;;[.E694];&quot;_&quot;;IF([.M694]=&quot;Side-Side&quot;;&quot;Side&quot;;SUBSTITUTE([.M694];&quot;-&quot;;&quot;&quot;));IF([.L694]&lt;0;&quot;_N&quot;;&quot;_&quot;);ABS([.L694]);IF([.O694]=&quot;&quot;;&quot;&quot;;&quot;_JCM&quot;))" office:value-type="string" office:string-value="All/689_Right Ring 3_Bend_6_JCM">
            <text:p>All/689_Right Ring 3_Bend_6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3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90">
            <text:p>690</text:p>
          </table:table-cell>
          <table:table-cell table:formula="of:=CONCATENATE(&quot;All/&quot;;TEXT([.A695];&quot;000&quot;) ;&quot;_&quot;;[.E695];&quot;_&quot;;IF([.M695]=&quot;Side-Side&quot;;&quot;Side&quot;;SUBSTITUTE([.M695];&quot;-&quot;;&quot;&quot;));IF([.L695]&lt;0;&quot;_N&quot;;&quot;_&quot;);ABS([.L695]);IF([.O695]=&quot;&quot;;&quot;&quot;;&quot;_JCM&quot;))" office:value-type="string" office:string-value="All/690_Right Ring 3_Bend_N7">
            <text:p>All/690_Right Ring 3_Bend_N7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3</text:p>
          </table:table-cell>
          <table:table-cell table:number-columns-repeated="2"/>
          <table:table-cell office:value-type="float" office:value="-7">
            <text:p>-7</text:p>
          </table:table-cell>
          <table:table-cell table:number-columns-repeated="3"/>
          <table:table-cell office:value-type="float" office:value="-7">
            <text:p>-7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691">
            <text:p>691</text:p>
          </table:table-cell>
          <table:table-cell table:formula="of:=CONCATENATE(&quot;All/&quot;;TEXT([.A696];&quot;000&quot;) ;&quot;_&quot;;[.E696];&quot;_&quot;;IF([.M696]=&quot;Side-Side&quot;;&quot;Side&quot;;SUBSTITUTE([.M696];&quot;-&quot;;&quot;&quot;));IF([.L696]&lt;0;&quot;_N&quot;;&quot;_&quot;);ABS([.L696]);IF([.O696]=&quot;&quot;;&quot;&quot;;&quot;_JCM&quot;))" office:value-type="string" office:string-value="All/691_Right Carpal 4_Side_N3">
            <text:p>All/691_Right Carpal 4_Side_N3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Carpal 4</text:p>
          </table:table-cell>
          <table:table-cell table:formula="of:=IF([.F1]=[.N696];[.L696];&quot;&quot;)">
            <text:p/>
          </table:table-cell>
          <table:table-cell table:formula="of:=IF([.G1]=[.N696];[.L696];&quot;&quot;)" office:value-type="float" office:value="-3">
            <text:p>-3</text:p>
          </table:table-cell>
          <table:table-cell table:formula="of:=IF([.H1]=[.N696];[.L696];&quot;&quot;)">
            <text:p/>
          </table:table-cell>
          <table:table-cell table:formula="of:=IF([.I1]=[.N696];[.L696];&quot;&quot;)">
            <text:p/>
          </table:table-cell>
          <table:table-cell table:formula="of:=IF([.J1]=[.N696];[.L696];&quot;&quot;)">
            <text:p/>
          </table:table-cell>
          <table:table-cell table:formula="of:=IF([.K1]=[.N696];[.L696];&quot;&quot;)">
            <text:p/>
          </table:table-cell>
          <table:table-cell office:value-type="float" office:value="-3">
            <text:p>-3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92">
            <text:p>692</text:p>
          </table:table-cell>
          <table:table-cell table:formula="of:=CONCATENATE(&quot;All/&quot;;TEXT([.A697];&quot;000&quot;) ;&quot;_&quot;;[.E697];&quot;_&quot;;IF([.M697]=&quot;Side-Side&quot;;&quot;Side&quot;;SUBSTITUTE([.M697];&quot;-&quot;;&quot;&quot;));IF([.L697]&lt;0;&quot;_N&quot;;&quot;_&quot;);ABS([.L697]);IF([.O697]=&quot;&quot;;&quot;&quot;;&quot;_JCM&quot;))" office:value-type="string" office:string-value="All/692_Right Carpal 4_Side_4">
            <text:p>All/692_Right Carpal 4_Side_4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Carpal 4</text:p>
          </table:table-cell>
          <table:table-cell table:formula="of:=IF([.F1]=[.N697];[.L697];&quot;&quot;)">
            <text:p/>
          </table:table-cell>
          <table:table-cell table:formula="of:=IF([.G1]=[.N697];[.L697];&quot;&quot;)" office:value-type="float" office:value="4">
            <text:p>4</text:p>
          </table:table-cell>
          <table:table-cell table:formula="of:=IF([.H1]=[.N697];[.L697];&quot;&quot;)">
            <text:p/>
          </table:table-cell>
          <table:table-cell table:formula="of:=IF([.I1]=[.N697];[.L697];&quot;&quot;)">
            <text:p/>
          </table:table-cell>
          <table:table-cell table:formula="of:=IF([.J1]=[.N697];[.L697];&quot;&quot;)">
            <text:p/>
          </table:table-cell>
          <table:table-cell table:formula="of:=IF([.K1]=[.N697];[.L697];&quot;&quot;)">
            <text:p/>
          </table:table-cell>
          <table:table-cell office:value-type="float" office:value="4">
            <text:p>4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93">
            <text:p>693</text:p>
          </table:table-cell>
          <table:table-cell table:formula="of:=CONCATENATE(&quot;All/&quot;;TEXT([.A698];&quot;000&quot;) ;&quot;_&quot;;[.E698];&quot;_&quot;;IF([.M698]=&quot;Side-Side&quot;;&quot;Side&quot;;SUBSTITUTE([.M698];&quot;-&quot;;&quot;&quot;));IF([.L698]&lt;0;&quot;_N&quot;;&quot;_&quot;);ABS([.L698]);IF([.O698]=&quot;&quot;;&quot;&quot;;&quot;_JCM&quot;))" office:value-type="string" office:string-value="All/693_Right Carpal 4_Bend_N4">
            <text:p>All/693_Right Carpal 4_Bend_N4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Carpal 4</text:p>
          </table:table-cell>
          <table:table-cell table:formula="of:=IF([.F1]=[.N698];[.L698];&quot;&quot;)">
            <text:p/>
          </table:table-cell>
          <table:table-cell table:formula="of:=IF([.G1]=[.N698];[.L698];&quot;&quot;)">
            <text:p/>
          </table:table-cell>
          <table:table-cell table:formula="of:=IF([.H1]=[.N698];[.L698];&quot;&quot;)" office:value-type="float" office:value="-4">
            <text:p>-4</text:p>
          </table:table-cell>
          <table:table-cell table:formula="of:=IF([.I1]=[.N698];[.L698];&quot;&quot;)">
            <text:p/>
          </table:table-cell>
          <table:table-cell table:formula="of:=IF([.J1]=[.N698];[.L698];&quot;&quot;)">
            <text:p/>
          </table:table-cell>
          <table:table-cell table:formula="of:=IF([.K1]=[.N698];[.L698];&quot;&quot;)">
            <text:p/>
          </table:table-cell>
          <table:table-cell office:value-type="float" office:value="-4">
            <text:p>-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94">
            <text:p>694</text:p>
          </table:table-cell>
          <table:table-cell table:formula="of:=CONCATENATE(&quot;All/&quot;;TEXT([.A699];&quot;000&quot;) ;&quot;_&quot;;[.E699];&quot;_&quot;;IF([.M699]=&quot;Side-Side&quot;;&quot;Side&quot;;SUBSTITUTE([.M699];&quot;-&quot;;&quot;&quot;));IF([.L699]&lt;0;&quot;_N&quot;;&quot;_&quot;);ABS([.L699]);IF([.O699]=&quot;&quot;;&quot;&quot;;&quot;_JCM&quot;))" office:value-type="string" office:string-value="All/694_Right Carpal 4_Bend_4">
            <text:p>All/694_Right Carpal 4_Bend_4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Carpal 4</text:p>
          </table:table-cell>
          <table:table-cell table:formula="of:=IF([.F1]=[.N699];[.L699];&quot;&quot;)">
            <text:p/>
          </table:table-cell>
          <table:table-cell table:formula="of:=IF([.G1]=[.N699];[.L699];&quot;&quot;)">
            <text:p/>
          </table:table-cell>
          <table:table-cell table:formula="of:=IF([.H1]=[.N699];[.L699];&quot;&quot;)" office:value-type="float" office:value="4">
            <text:p>4</text:p>
          </table:table-cell>
          <table:table-cell table:formula="of:=IF([.I1]=[.N699];[.L699];&quot;&quot;)">
            <text:p/>
          </table:table-cell>
          <table:table-cell table:formula="of:=IF([.J1]=[.N699];[.L699];&quot;&quot;)">
            <text:p/>
          </table:table-cell>
          <table:table-cell table:formula="of:=IF([.K1]=[.N699];[.L699];&quot;&quot;)">
            <text:p/>
          </table:table-cell>
          <table:table-cell office:value-type="float" office:value="4">
            <text:p>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95">
            <text:p>695</text:p>
          </table:table-cell>
          <table:table-cell table:formula="of:=CONCATENATE(&quot;All/&quot;;TEXT([.A700];&quot;000&quot;) ;&quot;_&quot;;[.E700];&quot;_&quot;;IF([.M700]=&quot;Side-Side&quot;;&quot;Side&quot;;SUBSTITUTE([.M700];&quot;-&quot;;&quot;&quot;));IF([.L700]&lt;0;&quot;_N&quot;;&quot;_&quot;);ABS([.L700]);IF([.O700]=&quot;&quot;;&quot;&quot;;&quot;_JCM&quot;))" office:value-type="string" office:string-value="All/695_Right Pinky 1_Twist_5">
            <text:p>All/695_Right Pinky 1_Twist_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1</text:p>
          </table:table-cell>
          <table:table-cell table:formula="of:=IF([.F1]=[.N700];[.L700];&quot;&quot;)" office:value-type="float" office:value="5">
            <text:p>5</text:p>
          </table:table-cell>
          <table:table-cell table:formula="of:=IF([.G1]=[.N700];[.L700];&quot;&quot;)">
            <text:p/>
          </table:table-cell>
          <table:table-cell table:formula="of:=IF([.H1]=[.N700];[.L700];&quot;&quot;)">
            <text:p/>
          </table:table-cell>
          <table:table-cell table:formula="of:=IF([.I1]=[.N700];[.L700];&quot;&quot;)">
            <text:p/>
          </table:table-cell>
          <table:table-cell table:formula="of:=IF([.J1]=[.N700];[.L700];&quot;&quot;)">
            <text:p/>
          </table:table-cell>
          <table:table-cell table:formula="of:=IF([.K1]=[.N700];[.L700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96">
            <text:p>696</text:p>
          </table:table-cell>
          <table:table-cell table:formula="of:=CONCATENATE(&quot;All/&quot;;TEXT([.A701];&quot;000&quot;) ;&quot;_&quot;;[.E701];&quot;_&quot;;IF([.M701]=&quot;Side-Side&quot;;&quot;Side&quot;;SUBSTITUTE([.M701];&quot;-&quot;;&quot;&quot;));IF([.L701]&lt;0;&quot;_N&quot;;&quot;_&quot;);ABS([.L701]);IF([.O701]=&quot;&quot;;&quot;&quot;;&quot;_JCM&quot;))" office:value-type="string" office:string-value="All/696_Right Pinky 1_Twist_N5">
            <text:p>All/696_Right Pinky 1_Twist_N5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1</text:p>
          </table:table-cell>
          <table:table-cell table:formula="of:=IF([.F1]=[.N701];[.L701];&quot;&quot;)" office:value-type="float" office:value="-5">
            <text:p>-5</text:p>
          </table:table-cell>
          <table:table-cell table:formula="of:=IF([.G1]=[.N701];[.L701];&quot;&quot;)">
            <text:p/>
          </table:table-cell>
          <table:table-cell table:formula="of:=IF([.H1]=[.N701];[.L701];&quot;&quot;)">
            <text:p/>
          </table:table-cell>
          <table:table-cell table:formula="of:=IF([.I1]=[.N701];[.L701];&quot;&quot;)">
            <text:p/>
          </table:table-cell>
          <table:table-cell table:formula="of:=IF([.J1]=[.N701];[.L701];&quot;&quot;)">
            <text:p/>
          </table:table-cell>
          <table:table-cell table:formula="of:=IF([.K1]=[.N701];[.L701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97">
            <text:p>697</text:p>
          </table:table-cell>
          <table:table-cell table:formula="of:=CONCATENATE(&quot;All/&quot;;TEXT([.A702];&quot;000&quot;) ;&quot;_&quot;;[.E702];&quot;_&quot;;IF([.M702]=&quot;Side-Side&quot;;&quot;Side&quot;;SUBSTITUTE([.M702];&quot;-&quot;;&quot;&quot;));IF([.L702]&lt;0;&quot;_N&quot;;&quot;_&quot;);ABS([.L702]);IF([.O702]=&quot;&quot;;&quot;&quot;;&quot;_JCM&quot;))" office:value-type="string" office:string-value="All/697_Right Pinky 1_Side_N18">
            <text:p>All/697_Right Pinky 1_Side_N18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1</text:p>
          </table:table-cell>
          <table:table-cell table:formula="of:=IF([.F1]=[.N702];[.L702];&quot;&quot;)">
            <text:p/>
          </table:table-cell>
          <table:table-cell table:formula="of:=IF([.G1]=[.N702];[.L702];&quot;&quot;)" office:value-type="float" office:value="-18">
            <text:p>-18</text:p>
          </table:table-cell>
          <table:table-cell table:formula="of:=IF([.H1]=[.N702];[.L702];&quot;&quot;)">
            <text:p/>
          </table:table-cell>
          <table:table-cell table:formula="of:=IF([.I1]=[.N702];[.L702];&quot;&quot;)">
            <text:p/>
          </table:table-cell>
          <table:table-cell table:formula="of:=IF([.J1]=[.N702];[.L702];&quot;&quot;)">
            <text:p/>
          </table:table-cell>
          <table:table-cell table:formula="of:=IF([.K1]=[.N702];[.L702];&quot;&quot;)">
            <text:p/>
          </table:table-cell>
          <table:table-cell office:value-type="float" office:value="-18">
            <text:p>-18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98">
            <text:p>698</text:p>
          </table:table-cell>
          <table:table-cell table:formula="of:=CONCATENATE(&quot;All/&quot;;TEXT([.A703];&quot;000&quot;) ;&quot;_&quot;;[.E703];&quot;_&quot;;IF([.M703]=&quot;Side-Side&quot;;&quot;Side&quot;;SUBSTITUTE([.M703];&quot;-&quot;;&quot;&quot;));IF([.L703]&lt;0;&quot;_N&quot;;&quot;_&quot;);ABS([.L703]);IF([.O703]=&quot;&quot;;&quot;&quot;;&quot;_JCM&quot;))" office:value-type="string" office:string-value="All/698_Right Pinky 1_Side_12">
            <text:p>All/698_Right Pinky 1_Side_12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1</text:p>
          </table:table-cell>
          <table:table-cell table:formula="of:=IF([.F1]=[.N703];[.L703];&quot;&quot;)">
            <text:p/>
          </table:table-cell>
          <table:table-cell table:formula="of:=IF([.G1]=[.N703];[.L703];&quot;&quot;)" office:value-type="float" office:value="12">
            <text:p>12</text:p>
          </table:table-cell>
          <table:table-cell table:formula="of:=IF([.H1]=[.N703];[.L703];&quot;&quot;)">
            <text:p/>
          </table:table-cell>
          <table:table-cell table:formula="of:=IF([.I1]=[.N703];[.L703];&quot;&quot;)">
            <text:p/>
          </table:table-cell>
          <table:table-cell table:formula="of:=IF([.J1]=[.N703];[.L703];&quot;&quot;)">
            <text:p/>
          </table:table-cell>
          <table:table-cell table:formula="of:=IF([.K1]=[.N703];[.L703];&quot;&quot;)">
            <text:p/>
          </table:table-cell>
          <table:table-cell office:value-type="float" office:value="12">
            <text:p>1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99">
            <text:p>699</text:p>
          </table:table-cell>
          <table:table-cell table:formula="of:=CONCATENATE(&quot;All/&quot;;TEXT([.A704];&quot;000&quot;) ;&quot;_&quot;;[.E704];&quot;_&quot;;IF([.M704]=&quot;Side-Side&quot;;&quot;Side&quot;;SUBSTITUTE([.M704];&quot;-&quot;;&quot;&quot;));IF([.L704]&lt;0;&quot;_N&quot;;&quot;_&quot;);ABS([.L704]);IF([.O704]=&quot;&quot;;&quot;&quot;;&quot;_JCM&quot;))" office:value-type="string" office:string-value="All/699_Right Pinky 1_Bend_N50">
            <text:p>All/699_Right Pinky 1_Bend_N5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1</text:p>
          </table:table-cell>
          <table:table-cell table:formula="of:=IF([.F1]=[.N704];[.L704];&quot;&quot;)">
            <text:p/>
          </table:table-cell>
          <table:table-cell table:formula="of:=IF([.G1]=[.N704];[.L704];&quot;&quot;)">
            <text:p/>
          </table:table-cell>
          <table:table-cell table:formula="of:=IF([.H1]=[.N704];[.L704];&quot;&quot;)" office:value-type="float" office:value="-50">
            <text:p>-50</text:p>
          </table:table-cell>
          <table:table-cell table:formula="of:=IF([.I1]=[.N704];[.L704];&quot;&quot;)">
            <text:p/>
          </table:table-cell>
          <table:table-cell table:formula="of:=IF([.J1]=[.N704];[.L704];&quot;&quot;)">
            <text:p/>
          </table:table-cell>
          <table:table-cell table:formula="of:=IF([.K1]=[.N704];[.L704];&quot;&quot;)">
            <text:p/>
          </table:table-cell>
          <table:table-cell office:value-type="float" office:value="-50">
            <text:p>-5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3">
          <table:table-cell table:style-name="ce2" office:value-type="float" office:value="700">
            <text:p>700</text:p>
          </table:table-cell>
          <table:table-cell table:formula="of:=CONCATENATE(&quot;All/&quot;;TEXT([.A705];&quot;000&quot;) ;&quot;_&quot;;[.E705];&quot;_&quot;;IF([.M705]=&quot;Side-Side&quot;;&quot;Side&quot;;SUBSTITUTE([.M705];&quot;-&quot;;&quot;&quot;));IF([.L705]&lt;0;&quot;_N&quot;;&quot;_&quot;);ABS([.L705]);IF([.O705]=&quot;&quot;;&quot;&quot;;&quot;_JCM&quot;))" office:value-type="string" office:string-value="All/700_Right Pinky 1_Bend_90_JCM">
            <text:p>All/700_Right Pinky 1_Bend_9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1</text:p>
          </table:table-cell>
          <table:table-cell table:formula="of:=IF([.F1]=[.N705];[.L705];&quot;&quot;)">
            <text:p/>
          </table:table-cell>
          <table:table-cell table:formula="of:=IF([.G1]=[.N705];[.L705];&quot;&quot;)">
            <text:p/>
          </table:table-cell>
          <table:table-cell table:formula="of:=IF([.H1]=[.N705];[.L705];&quot;&quot;)" office:value-type="float" office:value="90">
            <text:p>90</text:p>
          </table:table-cell>
          <table:table-cell table:formula="of:=IF([.I1]=[.N705];[.L705];&quot;&quot;)">
            <text:p/>
          </table:table-cell>
          <table:table-cell table:formula="of:=IF([.J1]=[.N705];[.L705];&quot;&quot;)">
            <text:p/>
          </table:table-cell>
          <table:table-cell table:formula="of:=IF([.K1]=[.N705];[.L705];&quot;&quot;)">
            <text:p/>
          </table:table-cell>
          <table:table-cell office:value-type="float" office:value="90">
            <text:p>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1Dwn_95_R</text:p>
          </table:table-cell>
          <table:table-cell office:value-type="string">
            <text:p>JCMの名前に95とあるが、scalar値を見てみるとBend値90でモーフは100％適用されるので、Bendのリミットを切る必要はない。</text:p>
          </table:table-cell>
          <table:table-cell table:number-columns-repeated="1002"/>
        </table:table-row>
        <table:table-row table:style-name="ro2">
          <table:table-cell table:style-name="ce2" office:value-type="float" office:value="701">
            <text:p>701</text:p>
          </table:table-cell>
          <table:table-cell table:formula="of:=CONCATENATE(&quot;All/&quot;;TEXT([.A706];&quot;000&quot;) ;&quot;_&quot;;[.E706];&quot;_&quot;;IF([.M706]=&quot;Side-Side&quot;;&quot;Side&quot;;SUBSTITUTE([.M706];&quot;-&quot;;&quot;&quot;));IF([.L706]&lt;0;&quot;_N&quot;;&quot;_&quot;);ABS([.L706]);IF([.O706]=&quot;&quot;;&quot;&quot;;&quot;_JCM&quot;))" office:value-type="string" office:string-value="All/701_Right Pinky 1_Bend_72_JCM">
            <text:p>All/701_Right Pinky 1_Bend_72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1</text:p>
          </table:table-cell>
          <table:table-cell table:number-columns-repeated="2"/>
          <table:table-cell office:value-type="float" office:value="72">
            <text:p>72</text:p>
          </table:table-cell>
          <table:table-cell table:number-columns-repeated="3"/>
          <table:table-cell office:value-type="float" office:value="72">
            <text:p>7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1Dwn_95_R</text:p>
          </table:table-cell>
          <table:table-cell table:number-columns-repeated="1003"/>
        </table:table-row>
        <table:table-row table:style-name="ro2">
          <table:table-cell table:style-name="ce2" office:value-type="float" office:value="702">
            <text:p>702</text:p>
          </table:table-cell>
          <table:table-cell table:formula="of:=CONCATENATE(&quot;All/&quot;;TEXT([.A707];&quot;000&quot;) ;&quot;_&quot;;[.E707];&quot;_&quot;;IF([.M707]=&quot;Side-Side&quot;;&quot;Side&quot;;SUBSTITUTE([.M707];&quot;-&quot;;&quot;&quot;));IF([.L707]&lt;0;&quot;_N&quot;;&quot;_&quot;);ABS([.L707]);IF([.O707]=&quot;&quot;;&quot;&quot;;&quot;_JCM&quot;))" office:value-type="string" office:string-value="All/702_Right Pinky 1_Bend_54_JCM">
            <text:p>All/702_Right Pinky 1_Bend_54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1</text:p>
          </table:table-cell>
          <table:table-cell table:number-columns-repeated="2"/>
          <table:table-cell office:value-type="float" office:value="54">
            <text:p>54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1Dwn_95_R</text:p>
          </table:table-cell>
          <table:table-cell table:number-columns-repeated="1003"/>
        </table:table-row>
        <table:table-row table:style-name="ro2">
          <table:table-cell table:style-name="ce2" office:value-type="float" office:value="703">
            <text:p>703</text:p>
          </table:table-cell>
          <table:table-cell table:formula="of:=CONCATENATE(&quot;All/&quot;;TEXT([.A708];&quot;000&quot;) ;&quot;_&quot;;[.E708];&quot;_&quot;;IF([.M708]=&quot;Side-Side&quot;;&quot;Side&quot;;SUBSTITUTE([.M708];&quot;-&quot;;&quot;&quot;));IF([.L708]&lt;0;&quot;_N&quot;;&quot;_&quot;);ABS([.L708]);IF([.O708]=&quot;&quot;;&quot;&quot;;&quot;_JCM&quot;))" office:value-type="string" office:string-value="All/703_Right Pinky 1_Bend_36_JCM">
            <text:p>All/703_Right Pinky 1_Bend_36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1</text:p>
          </table:table-cell>
          <table:table-cell table:number-columns-repeated="2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1Dwn_95_R</text:p>
          </table:table-cell>
          <table:table-cell table:number-columns-repeated="1003"/>
        </table:table-row>
        <table:table-row table:style-name="ro2">
          <table:table-cell table:style-name="ce2" office:value-type="float" office:value="704">
            <text:p>704</text:p>
          </table:table-cell>
          <table:table-cell table:formula="of:=CONCATENATE(&quot;All/&quot;;TEXT([.A709];&quot;000&quot;) ;&quot;_&quot;;[.E709];&quot;_&quot;;IF([.M709]=&quot;Side-Side&quot;;&quot;Side&quot;;SUBSTITUTE([.M709];&quot;-&quot;;&quot;&quot;));IF([.L709]&lt;0;&quot;_N&quot;;&quot;_&quot;);ABS([.L709]);IF([.O709]=&quot;&quot;;&quot;&quot;;&quot;_JCM&quot;))" office:value-type="string" office:string-value="All/704_Right Pinky 1_Bend_18_JCM">
            <text:p>All/704_Right Pinky 1_Bend_18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1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1Dwn_95_R</text:p>
          </table:table-cell>
          <table:table-cell table:number-columns-repeated="1003"/>
        </table:table-row>
        <table:table-row table:style-name="ro2">
          <table:table-cell table:style-name="ce2" office:value-type="float" office:value="705">
            <text:p>705</text:p>
          </table:table-cell>
          <table:table-cell table:formula="of:=CONCATENATE(&quot;All/&quot;;TEXT([.A710];&quot;000&quot;) ;&quot;_&quot;;[.E710];&quot;_&quot;;IF([.M710]=&quot;Side-Side&quot;;&quot;Side&quot;;SUBSTITUTE([.M710];&quot;-&quot;;&quot;&quot;));IF([.L710]&lt;0;&quot;_N&quot;;&quot;_&quot;);ABS([.L710]);IF([.O710]=&quot;&quot;;&quot;&quot;;&quot;_JCM&quot;))" office:value-type="string" office:string-value="All/705_Right Pinky 1_Bend_1_JCM">
            <text:p>All/705_Right Pinky 1_Bend_1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1Dwn_95_R</text:p>
          </table:table-cell>
          <table:table-cell table:number-columns-repeated="1003"/>
        </table:table-row>
        <table:table-row table:style-name="ro2">
          <table:table-cell table:style-name="ce2" office:value-type="float" office:value="706">
            <text:p>706</text:p>
          </table:table-cell>
          <table:table-cell table:formula="of:=CONCATENATE(&quot;All/&quot;;TEXT([.A711];&quot;000&quot;) ;&quot;_&quot;;[.E711];&quot;_&quot;;IF([.M711]=&quot;Side-Side&quot;;&quot;Side&quot;;SUBSTITUTE([.M711];&quot;-&quot;;&quot;&quot;));IF([.L711]&lt;0;&quot;_N&quot;;&quot;_&quot;);ABS([.L711]);IF([.O711]=&quot;&quot;;&quot;&quot;;&quot;_JCM&quot;))" office:value-type="string" office:string-value="All/706_Right Pinky 1_Bend_N16">
            <text:p>All/706_Right Pinky 1_Bend_N16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1</text:p>
          </table:table-cell>
          <table:table-cell table:number-columns-repeated="2"/>
          <table:table-cell office:value-type="float" office:value="-16">
            <text:p>-16</text:p>
          </table:table-cell>
          <table:table-cell table:number-columns-repeated="3"/>
          <table:table-cell office:value-type="float" office:value="-16">
            <text:p>-1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707">
            <text:p>707</text:p>
          </table:table-cell>
          <table:table-cell table:formula="of:=CONCATENATE(&quot;All/&quot;;TEXT([.A712];&quot;000&quot;) ;&quot;_&quot;;[.E712];&quot;_&quot;;IF([.M712]=&quot;Side-Side&quot;;&quot;Side&quot;;SUBSTITUTE([.M712];&quot;-&quot;;&quot;&quot;));IF([.L712]&lt;0;&quot;_N&quot;;&quot;_&quot;);ABS([.L712]);IF([.O712]=&quot;&quot;;&quot;&quot;;&quot;_JCM&quot;))" office:value-type="string" office:string-value="All/707_Right Pinky 1_Bend_N33">
            <text:p>All/707_Right Pinky 1_Bend_N33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1</text:p>
          </table:table-cell>
          <table:table-cell table:number-columns-repeated="2"/>
          <table:table-cell office:value-type="float" office:value="-33">
            <text:p>-33</text:p>
          </table:table-cell>
          <table:table-cell table:number-columns-repeated="3"/>
          <table:table-cell office:value-type="float" office:value="-33">
            <text:p>-33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708">
            <text:p>708</text:p>
          </table:table-cell>
          <table:table-cell table:formula="of:=CONCATENATE(&quot;All/&quot;;TEXT([.A713];&quot;000&quot;) ;&quot;_&quot;;[.E713];&quot;_&quot;;IF([.M713]=&quot;Side-Side&quot;;&quot;Side&quot;;SUBSTITUTE([.M713];&quot;-&quot;;&quot;&quot;));IF([.L713]&lt;0;&quot;_N&quot;;&quot;_&quot;);ABS([.L713]);IF([.O713]=&quot;&quot;;&quot;&quot;;&quot;_JCM&quot;))" office:value-type="string" office:string-value="All/708_Right Pinky 2_Bend_N12">
            <text:p>All/708_Right Pinky 2_Bend_N12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2</text:p>
          </table:table-cell>
          <table:table-cell table:formula="of:=IF([.F1]=[.N713];[.L713];&quot;&quot;)">
            <text:p/>
          </table:table-cell>
          <table:table-cell table:formula="of:=IF([.G1]=[.N713];[.L713];&quot;&quot;)">
            <text:p/>
          </table:table-cell>
          <table:table-cell table:formula="of:=IF([.H1]=[.N713];[.L713];&quot;&quot;)" office:value-type="float" office:value="-12">
            <text:p>-12</text:p>
          </table:table-cell>
          <table:table-cell table:formula="of:=IF([.I1]=[.N713];[.L713];&quot;&quot;)">
            <text:p/>
          </table:table-cell>
          <table:table-cell table:formula="of:=IF([.J1]=[.N713];[.L713];&quot;&quot;)">
            <text:p/>
          </table:table-cell>
          <table:table-cell table:formula="of:=IF([.K1]=[.N713];[.L713];&quot;&quot;)">
            <text:p/>
          </table:table-cell>
          <table:table-cell office:value-type="float" office:value="-12">
            <text:p>-1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709">
            <text:p>709</text:p>
          </table:table-cell>
          <table:table-cell table:formula="of:=CONCATENATE(&quot;All/&quot;;TEXT([.A714];&quot;000&quot;) ;&quot;_&quot;;[.E714];&quot;_&quot;;IF([.M714]=&quot;Side-Side&quot;;&quot;Side&quot;;SUBSTITUTE([.M714];&quot;-&quot;;&quot;&quot;));IF([.L714]&lt;0;&quot;_N&quot;;&quot;_&quot;);ABS([.L714]);IF([.O714]=&quot;&quot;;&quot;&quot;;&quot;_JCM&quot;))" office:value-type="string" office:string-value="All/709_Right Pinky 2_Bend_105_JCM">
            <text:p>All/709_Right Pinky 2_Bend_10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2</text:p>
          </table:table-cell>
          <table:table-cell table:formula="of:=IF([.F1]=[.N714];[.L714];&quot;&quot;)">
            <text:p/>
          </table:table-cell>
          <table:table-cell table:formula="of:=IF([.G1]=[.N714];[.L714];&quot;&quot;)">
            <text:p/>
          </table:table-cell>
          <table:table-cell table:formula="of:=IF([.H1]=[.N714];[.L714];&quot;&quot;)" office:value-type="float" office:value="105">
            <text:p>105</text:p>
          </table:table-cell>
          <table:table-cell table:formula="of:=IF([.I1]=[.N714];[.L714];&quot;&quot;)">
            <text:p/>
          </table:table-cell>
          <table:table-cell table:formula="of:=IF([.J1]=[.N714];[.L714];&quot;&quot;)">
            <text:p/>
          </table:table-cell>
          <table:table-cell table:formula="of:=IF([.K1]=[.N714];[.L714];&quot;&quot;)">
            <text:p/>
          </table:table-cell>
          <table:table-cell office:value-type="float" office:value="105">
            <text:p>10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710">
            <text:p>710</text:p>
          </table:table-cell>
          <table:table-cell table:formula="of:=CONCATENATE(&quot;All/&quot;;TEXT([.A715];&quot;000&quot;) ;&quot;_&quot;;[.E715];&quot;_&quot;;IF([.M715]=&quot;Side-Side&quot;;&quot;Side&quot;;SUBSTITUTE([.M715];&quot;-&quot;;&quot;&quot;));IF([.L715]&lt;0;&quot;_N&quot;;&quot;_&quot;);ABS([.L715]);IF([.O715]=&quot;&quot;;&quot;&quot;;&quot;_JCM&quot;))" office:value-type="string" office:string-value="All/710_Right Pinky 2_Bend_90_JCM">
            <text:p>All/710_Right Pinky 2_Bend_9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2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3"/>
          <table:table-cell office:value-type="float" office:value="90">
            <text:p>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711">
            <text:p>711</text:p>
          </table:table-cell>
          <table:table-cell table:formula="of:=CONCATENATE(&quot;All/&quot;;TEXT([.A716];&quot;000&quot;) ;&quot;_&quot;;[.E716];&quot;_&quot;;IF([.M716]=&quot;Side-Side&quot;;&quot;Side&quot;;SUBSTITUTE([.M716];&quot;-&quot;;&quot;&quot;));IF([.L716]&lt;0;&quot;_N&quot;;&quot;_&quot;);ABS([.L716]);IF([.O716]=&quot;&quot;;&quot;&quot;;&quot;_JCM&quot;))" office:value-type="string" office:string-value="All/711_Right Pinky 2_Bend_75_JCM">
            <text:p>All/711_Right Pinky 2_Bend_7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2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3"/>
          <table:table-cell office:value-type="float" office:value="75">
            <text:p>7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712">
            <text:p>712</text:p>
          </table:table-cell>
          <table:table-cell table:formula="of:=CONCATENATE(&quot;All/&quot;;TEXT([.A717];&quot;000&quot;) ;&quot;_&quot;;[.E717];&quot;_&quot;;IF([.M717]=&quot;Side-Side&quot;;&quot;Side&quot;;SUBSTITUTE([.M717];&quot;-&quot;;&quot;&quot;));IF([.L717]&lt;0;&quot;_N&quot;;&quot;_&quot;);ABS([.L717]);IF([.O717]=&quot;&quot;;&quot;&quot;;&quot;_JCM&quot;))" office:value-type="string" office:string-value="All/712_Right Pinky 2_Bend_60_JCM">
            <text:p>All/712_Right Pinky 2_Bend_6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2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3"/>
          <table:table-cell office:value-type="float" office:value="60">
            <text:p>6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713">
            <text:p>713</text:p>
          </table:table-cell>
          <table:table-cell table:formula="of:=CONCATENATE(&quot;All/&quot;;TEXT([.A718];&quot;000&quot;) ;&quot;_&quot;;[.E718];&quot;_&quot;;IF([.M718]=&quot;Side-Side&quot;;&quot;Side&quot;;SUBSTITUTE([.M718];&quot;-&quot;;&quot;&quot;));IF([.L718]&lt;0;&quot;_N&quot;;&quot;_&quot;);ABS([.L718]);IF([.O718]=&quot;&quot;;&quot;&quot;;&quot;_JCM&quot;))" office:value-type="string" office:string-value="All/713_Right Pinky 2_Bend_45_JCM">
            <text:p>All/713_Right Pinky 2_Bend_45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2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714">
            <text:p>714</text:p>
          </table:table-cell>
          <table:table-cell table:formula="of:=CONCATENATE(&quot;All/&quot;;TEXT([.A719];&quot;000&quot;) ;&quot;_&quot;;[.E719];&quot;_&quot;;IF([.M719]=&quot;Side-Side&quot;;&quot;Side&quot;;SUBSTITUTE([.M719];&quot;-&quot;;&quot;&quot;));IF([.L719]&lt;0;&quot;_N&quot;;&quot;_&quot;);ABS([.L719]);IF([.O719]=&quot;&quot;;&quot;&quot;;&quot;_JCM&quot;))" office:value-type="string" office:string-value="All/714_Right Pinky 2_Bend_30_JCM">
            <text:p>All/714_Right Pinky 2_Bend_3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2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715">
            <text:p>715</text:p>
          </table:table-cell>
          <table:table-cell table:formula="of:=CONCATENATE(&quot;All/&quot;;TEXT([.A720];&quot;000&quot;) ;&quot;_&quot;;[.E720];&quot;_&quot;;IF([.M720]=&quot;Side-Side&quot;;&quot;Side&quot;;SUBSTITUTE([.M720];&quot;-&quot;;&quot;&quot;));IF([.L720]&lt;0;&quot;_N&quot;;&quot;_&quot;);ABS([.L720]);IF([.O720]=&quot;&quot;;&quot;&quot;;&quot;_JCM&quot;))" office:value-type="string" office:string-value="All/715_Right Pinky 2_Bend_16_JCM">
            <text:p>All/715_Right Pinky 2_Bend_16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2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716">
            <text:p>716</text:p>
          </table:table-cell>
          <table:table-cell table:formula="of:=CONCATENATE(&quot;All/&quot;;TEXT([.A721];&quot;000&quot;) ;&quot;_&quot;;[.E721];&quot;_&quot;;IF([.M721]=&quot;Side-Side&quot;;&quot;Side&quot;;SUBSTITUTE([.M721];&quot;-&quot;;&quot;&quot;));IF([.L721]&lt;0;&quot;_N&quot;;&quot;_&quot;);ABS([.L721]);IF([.O721]=&quot;&quot;;&quot;&quot;;&quot;_JCM&quot;))" office:value-type="string" office:string-value="All/716_Right Pinky 2_Bend_2_JCM">
            <text:p>All/716_Right Pinky 2_Bend_2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717">
            <text:p>717</text:p>
          </table:table-cell>
          <table:table-cell table:formula="of:=CONCATENATE(&quot;All/&quot;;TEXT([.A722];&quot;000&quot;) ;&quot;_&quot;;[.E722];&quot;_&quot;;IF([.M722]=&quot;Side-Side&quot;;&quot;Side&quot;;SUBSTITUTE([.M722];&quot;-&quot;;&quot;&quot;));IF([.L722]&lt;0;&quot;_N&quot;;&quot;_&quot;);ABS([.L722]);IF([.O722]=&quot;&quot;;&quot;&quot;;&quot;_JCM&quot;))" office:value-type="string" office:string-value="All/717_Right Pinky 3_Bend_N20">
            <text:p>All/717_Right Pinky 3_Bend_N20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3</text:p>
          </table:table-cell>
          <table:table-cell table:formula="of:=IF([.F1]=[.N722];[.L722];&quot;&quot;)">
            <text:p/>
          </table:table-cell>
          <table:table-cell table:formula="of:=IF([.G1]=[.N722];[.L722];&quot;&quot;)">
            <text:p/>
          </table:table-cell>
          <table:table-cell table:formula="of:=IF([.H1]=[.N722];[.L722];&quot;&quot;)" office:value-type="float" office:value="-20">
            <text:p>-20</text:p>
          </table:table-cell>
          <table:table-cell table:formula="of:=IF([.I1]=[.N722];[.L722];&quot;&quot;)">
            <text:p/>
          </table:table-cell>
          <table:table-cell table:formula="of:=IF([.J1]=[.N722];[.L722];&quot;&quot;)">
            <text:p/>
          </table:table-cell>
          <table:table-cell table:formula="of:=IF([.K1]=[.N722];[.L722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718">
            <text:p>718</text:p>
          </table:table-cell>
          <table:table-cell table:formula="of:=CONCATENATE(&quot;All/&quot;;TEXT([.A723];&quot;000&quot;) ;&quot;_&quot;;[.E723];&quot;_&quot;;IF([.M723]=&quot;Side-Side&quot;;&quot;Side&quot;;SUBSTITUTE([.M723];&quot;-&quot;;&quot;&quot;));IF([.L723]&lt;0;&quot;_N&quot;;&quot;_&quot;);ABS([.L723]);IF([.O723]=&quot;&quot;;&quot;&quot;;&quot;_JCM&quot;))" office:value-type="string" office:string-value="All/718_Right Pinky 3_Bend_90_JCM">
            <text:p>All/718_Right Pinky 3_Bend_9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3</text:p>
          </table:table-cell>
          <table:table-cell table:formula="of:=IF([.F1]=[.N723];[.L723];&quot;&quot;)">
            <text:p/>
          </table:table-cell>
          <table:table-cell table:formula="of:=IF([.G1]=[.N723];[.L723];&quot;&quot;)">
            <text:p/>
          </table:table-cell>
          <table:table-cell table:formula="of:=IF([.H1]=[.N723];[.L723];&quot;&quot;)" office:value-type="float" office:value="90">
            <text:p>90</text:p>
          </table:table-cell>
          <table:table-cell table:formula="of:=IF([.I1]=[.N723];[.L723];&quot;&quot;)">
            <text:p/>
          </table:table-cell>
          <table:table-cell table:formula="of:=IF([.J1]=[.N723];[.L723];&quot;&quot;)">
            <text:p/>
          </table:table-cell>
          <table:table-cell table:formula="of:=IF([.K1]=[.N723];[.L723];&quot;&quot;)">
            <text:p/>
          </table:table-cell>
          <table:table-cell office:value-type="float" office:value="90">
            <text:p>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719">
            <text:p>719</text:p>
          </table:table-cell>
          <table:table-cell table:formula="of:=CONCATENATE(&quot;All/&quot;;TEXT([.A724];&quot;000&quot;) ;&quot;_&quot;;[.E724];&quot;_&quot;;IF([.M724]=&quot;Side-Side&quot;;&quot;Side&quot;;SUBSTITUTE([.M724];&quot;-&quot;;&quot;&quot;));IF([.L724]&lt;0;&quot;_N&quot;;&quot;_&quot;);ABS([.L724]);IF([.O724]=&quot;&quot;;&quot;&quot;;&quot;_JCM&quot;))" office:value-type="string" office:string-value="All/719_Right Pinky 3_Bend_76_JCM">
            <text:p>All/719_Right Pinky 3_Bend_76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3</text:p>
          </table:table-cell>
          <table:table-cell table:number-columns-repeated="2"/>
          <table:table-cell office:value-type="float" office:value="76">
            <text:p>76</text:p>
          </table:table-cell>
          <table:table-cell table:number-columns-repeated="3"/>
          <table:table-cell office:value-type="float" office:value="76">
            <text:p>7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720">
            <text:p>720</text:p>
          </table:table-cell>
          <table:table-cell table:formula="of:=CONCATENATE(&quot;All/&quot;;TEXT([.A725];&quot;000&quot;) ;&quot;_&quot;;[.E725];&quot;_&quot;;IF([.M725]=&quot;Side-Side&quot;;&quot;Side&quot;;SUBSTITUTE([.M725];&quot;-&quot;;&quot;&quot;));IF([.L725]&lt;0;&quot;_N&quot;;&quot;_&quot;);ABS([.L725]);IF([.O725]=&quot;&quot;;&quot;&quot;;&quot;_JCM&quot;))" office:value-type="string" office:string-value="All/720_Right Pinky 3_Bend_62_JCM">
            <text:p>All/720_Right Pinky 3_Bend_62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3</text:p>
          </table:table-cell>
          <table:table-cell table:number-columns-repeated="2"/>
          <table:table-cell office:value-type="float" office:value="62">
            <text:p>62</text:p>
          </table:table-cell>
          <table:table-cell table:number-columns-repeated="3"/>
          <table:table-cell office:value-type="float" office:value="62">
            <text:p>6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721">
            <text:p>721</text:p>
          </table:table-cell>
          <table:table-cell table:formula="of:=CONCATENATE(&quot;All/&quot;;TEXT([.A726];&quot;000&quot;) ;&quot;_&quot;;[.E726];&quot;_&quot;;IF([.M726]=&quot;Side-Side&quot;;&quot;Side&quot;;SUBSTITUTE([.M726];&quot;-&quot;;&quot;&quot;));IF([.L726]&lt;0;&quot;_N&quot;;&quot;_&quot;);ABS([.L726]);IF([.O726]=&quot;&quot;;&quot;&quot;;&quot;_JCM&quot;))" office:value-type="string" office:string-value="All/721_Right Pinky 3_Bend_48_JCM">
            <text:p>All/721_Right Pinky 3_Bend_48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3</text:p>
          </table:table-cell>
          <table:table-cell table:number-columns-repeated="2"/>
          <table:table-cell office:value-type="float" office:value="48">
            <text:p>48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722">
            <text:p>722</text:p>
          </table:table-cell>
          <table:table-cell table:formula="of:=CONCATENATE(&quot;All/&quot;;TEXT([.A727];&quot;000&quot;) ;&quot;_&quot;;[.E727];&quot;_&quot;;IF([.M727]=&quot;Side-Side&quot;;&quot;Side&quot;;SUBSTITUTE([.M727];&quot;-&quot;;&quot;&quot;));IF([.L727]&lt;0;&quot;_N&quot;;&quot;_&quot;);ABS([.L727]);IF([.O727]=&quot;&quot;;&quot;&quot;;&quot;_JCM&quot;))" office:value-type="string" office:string-value="All/722_Right Pinky 3_Bend_34_JCM">
            <text:p>All/722_Right Pinky 3_Bend_34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3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723">
            <text:p>723</text:p>
          </table:table-cell>
          <table:table-cell table:formula="of:=CONCATENATE(&quot;All/&quot;;TEXT([.A728];&quot;000&quot;) ;&quot;_&quot;;[.E728];&quot;_&quot;;IF([.M728]=&quot;Side-Side&quot;;&quot;Side&quot;;SUBSTITUTE([.M728];&quot;-&quot;;&quot;&quot;));IF([.L728]&lt;0;&quot;_N&quot;;&quot;_&quot;);ABS([.L728]);IF([.O728]=&quot;&quot;;&quot;&quot;;&quot;_JCM&quot;))" office:value-type="string" office:string-value="All/723_Right Pinky 3_Bend_20_JCM">
            <text:p>All/723_Right Pinky 3_Bend_20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3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724">
            <text:p>724</text:p>
          </table:table-cell>
          <table:table-cell table:formula="of:=CONCATENATE(&quot;All/&quot;;TEXT([.A729];&quot;000&quot;) ;&quot;_&quot;;[.E729];&quot;_&quot;;IF([.M729]=&quot;Side-Side&quot;;&quot;Side&quot;;SUBSTITUTE([.M729];&quot;-&quot;;&quot;&quot;));IF([.L729]&lt;0;&quot;_N&quot;;&quot;_&quot;);ABS([.L729]);IF([.O729]=&quot;&quot;;&quot;&quot;;&quot;_JCM&quot;))" office:value-type="string" office:string-value="All/724_Right Pinky 3_Bend_6_JCM">
            <text:p>All/724_Right Pinky 3_Bend_6_JCM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3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725">
            <text:p>725</text:p>
          </table:table-cell>
          <table:table-cell table:formula="of:=CONCATENATE(&quot;All/&quot;;TEXT([.A730];&quot;000&quot;) ;&quot;_&quot;;[.E730];&quot;_&quot;;IF([.M730]=&quot;Side-Side&quot;;&quot;Side&quot;;SUBSTITUTE([.M730];&quot;-&quot;;&quot;&quot;));IF([.L730]&lt;0;&quot;_N&quot;;&quot;_&quot;);ABS([.L730]);IF([.O730]=&quot;&quot;;&quot;&quot;;&quot;_JCM&quot;))" office:value-type="string" office:string-value="All/725_Right Pinky 3_Bend_N7">
            <text:p>All/725_Right Pinky 3_Bend_N7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3</text:p>
          </table:table-cell>
          <table:table-cell table:number-columns-repeated="2"/>
          <table:table-cell office:value-type="float" office:value="-7">
            <text:p>-7</text:p>
          </table:table-cell>
          <table:table-cell table:number-columns-repeated="3"/>
          <table:table-cell office:value-type="float" office:value="-7">
            <text:p>-7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 table:number-rows-repeated="1047845">
          <table:table-cell table:number-columns-repeated="1018"/>
        </table:table-row>
        <table:table-row table:style-name="ro2"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Yu Gothic UI Semibold1" svg:font-family="'Yu Gothic UI Semibold'" style:font-family-generic="modern" style:font-pitch="variable"/>
    <style:font-face style:name="Yu Gothic UI Semibold" svg:font-family="'Yu Gothic UI Semibold'" style:font-adornments="Regular" style:font-family-generic="modern" style:font-pitch="variable"/>
    <style:font-face style:name="游ゴシック Medium" svg:font-family="'游ゴシック Medium'" style:font-adornments="Regular" style:font-family-generic="moder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8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>
      <number:number number:decimal-places="8" number:min-integer-digits="1" number:grouping="true"/>
    </number:number-style>
    <number:number-style style:name="N113">
      <number:number number:decimal-places="1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9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11" number:min-integer-digits="1"/>
    </number:number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5">2020/04/25</text:date>, <text:time>02:24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8:01:01.18</meta:creation-date>
    <meta:generator>OpenOffice/4.1.6$Win32 OpenOffice.org_project/416m1$Build-9790</meta:generator>
    <dc:date>2020-04-25T02:24:35.28</dc:date>
    <meta:editing-duration>P1DT5H47M9S</meta:editing-duration>
    <meta:editing-cycles>361</meta:editing-cycles>
    <meta:document-statistic meta:table-count="1" meta:cell-count="9478" meta:object-count="0"/>
  </office:meta>
</office:document-meta>
</file>